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2" svg:font-family="Arial" style:font-adornments="Normal"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7" style:family="table-column">
      <style:table-column-properties fo:break-before="auto" style:column-width="129.12mm"/>
    </style:style>
    <style:style style:name="co11" style:family="table-column">
      <style:table-column-properties fo:break-before="auto" style:column-width="109.78mm"/>
    </style:style>
    <style:style style:name="co3" style:family="table-column">
      <style:table-column-properties fo:break-before="auto" style:column-width="22.67mm"/>
    </style:style>
    <style:style style:name="co16" style:family="table-column">
      <style:table-column-properties fo:break-before="auto" style:column-width="30.66mm"/>
    </style:style>
    <style:style style:name="co5" style:family="table-column">
      <style:table-column-properties fo:break-before="auto" style:column-width="6.1mm"/>
    </style:style>
    <style:style style:name="co6" style:family="table-column">
      <style:table-column-properties fo:break-before="auto" style:column-width="22.19mm"/>
    </style:style>
    <style:style style:name="co8" style:family="table-column">
      <style:table-column-properties fo:break-before="auto" style:column-width="22.58mm"/>
    </style:style>
    <style:style style:name="co9" style:family="table-column">
      <style:table-column-properties fo:break-before="auto" style:column-width="40.94mm"/>
    </style:style>
    <style:style style:name="co10" style:family="table-column">
      <style:table-column-properties fo:break-before="auto" style:column-width="25.51mm"/>
    </style:style>
    <style:style style:name="co12" style:family="table-column">
      <style:table-column-properties fo:break-before="auto" style:column-width="21.47mm"/>
    </style:style>
    <style:style style:name="co13" style:family="table-column">
      <style:table-column-properties fo:break-before="auto" style:column-width="5.8mm"/>
    </style:style>
    <style:style style:name="co14" style:family="table-column">
      <style:table-column-properties fo:break-before="auto" style:column-width="15.86mm"/>
    </style:style>
    <style:style style:name="co15" style:family="table-column">
      <style:table-column-properties fo:break-before="auto" style:column-width="25.29mm"/>
    </style:style>
    <style:style style:name="co17" style:family="table-column">
      <style:table-column-properties fo:break-before="auto" style:column-width="180.06mm"/>
    </style:style>
    <style:style style:name="ro1" style:family="table-row">
      <style:table-row-properties style:row-height="4.52mm" fo:break-before="auto" style:use-optimal-row-height="true"/>
    </style:style>
    <style:style style:name="ro19" style:family="table-row">
      <style:table-row-properties style:row-height="13.69mm" fo:break-before="auto" style:use-optimal-row-height="true"/>
    </style:style>
    <style:style style:name="ro20" style:family="table-row">
      <style:table-row-properties style:row-height="9.74mm" fo:break-before="auto" style:use-optimal-row-height="true"/>
    </style:style>
    <style:style style:name="ro21" style:family="table-row">
      <style:table-row-properties style:row-height="14.29mm" fo:break-before="auto" style:use-optimal-row-height="true"/>
    </style:style>
    <style:style style:name="ro13" style:family="table-row">
      <style:table-row-properties style:row-height="21.43mm" fo:break-before="auto" style:use-optimal-row-height="true"/>
    </style:style>
    <style:style style:name="ro8" style:family="table-row">
      <style:table-row-properties style:row-height="4.53mm" fo:break-before="auto" style:use-optimal-row-height="true"/>
    </style:style>
    <style:style style:name="ro14" style:family="table-row">
      <style:table-row-properties style:row-height="17.29mm" fo:break-before="auto" style:use-optimal-row-height="true"/>
    </style:style>
    <style:style style:name="ro15" style:family="table-row">
      <style:table-row-properties style:row-height="13.16mm" fo:break-before="auto" style:use-optimal-row-height="true"/>
    </style:style>
    <style:style style:name="ro16" style:family="table-row">
      <style:table-row-properties style:row-height="17.37mm" fo:break-before="auto" style:use-optimal-row-height="true"/>
    </style:style>
    <style:style style:name="ro11" style:family="table-row">
      <style:table-row-properties style:row-height="2.63mm" fo:break-before="auto" style:use-optimal-row-height="false"/>
    </style:style>
    <style:style style:name="ro12" style:family="table-row">
      <style:table-row-properties style:row-height="6.9mm" fo:break-before="auto" style:use-optimal-row-height="true"/>
    </style:style>
    <style:style style:name="ro17" style:family="table-row">
      <style:table-row-properties style:row-height="20mm" fo:break-before="auto" style:use-optimal-row-height="false"/>
    </style:style>
    <style:style style:name="ro18" style:family="table-row">
      <style:table-row-properties style:row-height="13.79mm" fo:break-before="auto" style:use-optimal-row-height="false"/>
    </style:style>
    <style:style style:name="ro22" style:family="table-row">
      <style:table-row-properties style:row-height="17.37mm" fo:break-before="auto" style:use-optimal-row-height="false"/>
    </style:style>
    <style:style style:name="ro23" style:family="table-row">
      <style:table-row-properties style:row-height="9.21mm" fo:break-before="auto" style:use-optimal-row-height="false"/>
    </style:style>
    <style:style style:name="ro24" style:family="table-row">
      <style:table-row-properties style:row-height="6.83mm" fo:break-before="auto" style:use-optimal-row-height="true"/>
    </style:style>
    <style:style style:name="ro25" style:family="table-row">
      <style:table-row-properties style:row-height="40.6mm" fo:break-before="auto" style:use-optimal-row-height="false"/>
    </style:style>
    <style:style style:name="ro26" style:family="table-row">
      <style:table-row-properties style:row-height="8.84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text-style style:name="N100">
      <number:text-content/>
    </number:text-style>
    <style:style style:name="ce34" style:family="table-cell" style:parent-style-name="Default">
      <style:table-cell-properties fo:wrap-option="wrap" fo:padding="3mm"/>
      <style:text-properties fo:font-weight="bold"/>
    </style:style>
    <style:style style:name="ce35" style:family="table-cell" style:parent-style-name="Default">
      <style:table-cell-properties fo:wrap-option="wrap" fo:padding="3mm"/>
      <style:text-properties fo:font-weight="normal"/>
    </style:style>
    <style:style style:name="ce36" style:family="table-cell" style:parent-style-name="Default">
      <style:table-cell-properties fo:wrap-option="wrap" fo:padding="3mm"/>
    </style:style>
    <style:style style:name="ce37" style:family="table-cell" style:parent-style-name="Default">
      <style:table-cell-properties fo:padding="3mm"/>
      <style:text-properties fo:font-weight="bold"/>
    </style:style>
    <style:style style:name="ce42" style:family="table-cell" style:parent-style-name="Default">
      <style:table-cell-properties fo:wrap-option="wrap"/>
      <style:text-properties fo:font-weight="bold"/>
    </style:style>
    <style:style style:name="ce43" style:family="table-cell" style:parent-style-name="Default">
      <style:table-cell-properties fo:wrap-option="wrap"/>
    </style:style>
    <style:style style:name="ce56" style:family="table-cell" style:parent-style-name="Default" style:data-style-name="N36"/>
    <style:style style:name="ce8" style:family="table-cell" style:parent-style-name="Default">
      <style:text-properties fo:font-weight="bold" style:font-weight-asian="bold" style:font-weight-complex="bold"/>
    </style:style>
    <style:style style:name="ce9" style:family="table-cell" style:parent-style-name="Default" style:data-style-name="N37">
      <style:text-properties fo:color="#ffffff"/>
    </style:style>
    <style:style style:name="ce10" style:family="table-cell" style:parent-style-name="Default">
      <style:table-cell-properties fo:border-bottom="2.49pt solid #ffffff" fo:background-color="#999999" style:text-align-source="fix" style:repeat-content="false" fo:border-left="2.49pt solid #ffffff" fo:padding-bottom="1.5mm" fo:padding-left="1.99mm" fo:padding-right="1.99mm" fo:padding-top="1.99mm" fo:border-right="none" fo:border-top="2.49pt solid #ffffff"/>
      <style:paragraph-properties fo:text-align="start" fo:margin-left="0mm"/>
      <style:text-properties fo:color="#ffffff" fo:font-size="9pt" fo:font-weight="bold" style:font-size-asian="9pt" style:font-weight-asian="bold" style:font-size-complex="9pt" style:font-weight-complex="bold"/>
    </style:style>
    <style:style style:name="ce11" style:family="table-cell" style:parent-style-name="Default">
      <style:table-cell-properties style:text-align-source="fix" style:repeat-content="false" fo:border="none" fo:padding="1.99mm" style:vertical-align="top"/>
      <style:paragraph-properties fo:text-align="start" fo:margin-left="0mm"/>
      <style:text-properties style:use-window-font-color="true" fo:font-size="9pt" fo:font-style="italic" style:font-size-asian="9pt" style:language-asian="zxx" style:country-asian="none" style:font-style-asian="italic" style:font-size-complex="9pt" style:language-complex="zxx" style:country-complex="none" style:font-style-complex="italic"/>
    </style:style>
    <style:style style:name="ce12" style:family="table-cell" style:parent-style-name="Default">
      <style:table-cell-properties style:text-align-source="fix" style:repeat-content="false" fo:border="none" fo:padding="0mm" style:vertical-align="top"/>
      <style:paragraph-properties fo:text-align="center" fo:margin-left="0mm"/>
      <style:text-properties fo:color="#999999" style:font-name="DejaVu Sans"/>
    </style:style>
    <style:style style:name="ce13" style:family="table-cell" style:parent-style-name="Default">
      <style:table-cell-properties fo:border-bottom="none" style:text-align-source="fix" style:repeat-content="false" fo:border-left="none" fo:border-right="none" fo:border-top="0.06pt solid #999999" style:vertical-align="top"/>
      <style:paragraph-properties fo:text-align="center" fo:margin-left="0mm"/>
      <style:text-properties fo:color="#999999" fo:font-size="8pt" fo:font-weight="bold" style:font-size-asian="8pt" style:font-weight-asian="bold" style:font-size-complex="8pt" style:font-weight-complex="bold"/>
    </style:style>
    <style:style style:name="ce14" style:family="table-cell" style:parent-style-name="Default">
      <style:table-cell-properties fo:border-bottom="none" fo:border-left="none" fo:border-right="none" fo:border-top="0.06pt solid #999999"/>
    </style:style>
    <style:style style:name="ce15" style:family="table-cell" style:parent-style-name="Default">
      <style:table-cell-properties fo:border-bottom="none" fo:border-left="none" fo:border-right="none" fo:border-top="0.06pt solid #999999"/>
      <style:text-properties style:font-name="Arial1" fo:font-size="7pt" style:font-name-complex="Arial1"/>
    </style:style>
    <style:style style:name="ce16" style:family="table-cell" style:parent-style-name="Default">
      <style:table-cell-properties style:text-align-source="fix" style:repeat-content="false"/>
      <style:paragraph-properties fo:text-align="end" fo:margin-left="0mm"/>
    </style:style>
    <style:style style:name="ce17" style:family="table-cell" style:parent-style-name="Default">
      <style:table-cell-properties style:text-align-source="fix" style:repeat-content="false"/>
      <style:paragraph-properties fo:text-align="end" fo:margin-left="0mm"/>
      <style:text-properties style:use-window-font-color="true"/>
    </style:style>
    <style:style style:name="ce18" style:family="table-cell" style:parent-style-name="Default">
      <style:table-cell-properties style:text-align-source="fix" style:repeat-content="false"/>
      <style:paragraph-properties fo:text-align="start" fo:margin-left="0mm"/>
      <style:text-properties fo:color="#ff0000"/>
    </style:style>
    <style:style style:name="ce19" style:family="table-cell" style:parent-style-name="Default" style:data-style-name="N37">
      <style:text-properties fo:font-weight="bold" style:font-weight-asian="bold" style:font-weight-complex="bold"/>
    </style:style>
    <style:style style:name="ce20" style:family="table-cell" style:parent-style-name="Default" style:data-style-name="N118">
      <style:table-cell-properties fo:border-bottom="2.49pt solid #ffffff" fo:background-color="#999999" style:text-align-source="fix" style:repeat-content="false" fo:border-left="none" fo:padding-bottom="1.5mm" fo:padding-left="1.99mm" fo:padding-right="1.99mm" fo:padding-top="1.99mm" fo:border-right="2.49pt solid #ffffff" fo:border-top="2.49pt solid #ffffff"/>
      <style:paragraph-properties fo:text-align="start" fo:margin-left="0mm"/>
      <style:text-properties fo:color="#ffffff" fo:font-size="9pt" fo:font-weight="bold" style:font-size-asian="9pt" style:font-weight-asian="bold" style:font-size-complex="9pt" style:font-weight-complex="bold"/>
    </style:style>
    <style:style style:name="ce21" style:family="table-cell" style:parent-style-name="Default">
      <style:table-cell-properties fo:wrap-option="wrap" fo:border="none" style:vertical-align="top"/>
      <style:text-properties fo:font-size="8pt" fo:font-style="italic" style:font-size-asian="8pt" style:language-asian="zxx" style:country-asian="none" style:font-style-asian="italic" style:font-size-complex="8pt" style:language-complex="zxx" style:country-complex="none" style:font-style-complex="italic"/>
    </style:style>
    <style:style style:name="ce22" style:family="table-cell" style:parent-style-name="Default">
      <style:table-cell-properties fo:border="none"/>
    </style:style>
    <style:style style:name="ce23" style:family="table-cell" style:parent-style-name="Default">
      <style:table-cell-properties fo:border-bottom="none" fo:border-left="none" fo:border-right="none" fo:border-top="0.06pt solid #999999" style:vertical-align="top"/>
    </style:style>
    <style:style style:name="ce24" style:family="table-cell" style:parent-style-name="Default">
      <style:table-cell-properties style:text-align-source="fix" style:repeat-content="false" fo:border="none" fo:padding="1.99mm" style:vertical-align="top"/>
      <style:paragraph-properties fo:text-align="start" fo:margin-left="0mm"/>
      <style:text-properties style:use-window-font-color="true" fo:font-size="10pt" fo:font-style="normal" style:font-size-asian="10pt" style:language-asian="fr" style:country-asian="FR" style:font-style-asian="normal" style:font-size-complex="10pt" style:language-complex="fr" style:country-complex="FR" style:font-style-complex="normal"/>
    </style:style>
    <style:style style:name="ce80" style:family="table-cell" style:parent-style-name="Default">
      <style:table-cell-properties style:text-align-source="fix" style:repeat-content="false"/>
      <style:paragraph-properties fo:text-align="start" fo:margin-left="0mm"/>
    </style:style>
    <style:style style:name="ce26" style:family="table-cell" style:parent-style-name="Default">
      <style:text-properties fo:color="#ffffff"/>
    </style:style>
    <style:style style:name="ce27" style:family="table-cell" style:parent-style-name="Default" style:data-style-name="N37">
      <style:text-properties fo:color="#dddddd"/>
    </style:style>
    <style:style style:name="ce28" style:family="table-cell" style:parent-style-name="Default">
      <style:text-properties fo:color="#999999" style:font-name="Arial" fo:font-size="10pt" fo:language="en" fo:country="US" fo:font-weight="bold" style:font-name-asian="Lucida Sans Unicode" style:font-size-asian="10pt" style:language-asian="en" style:country-asian="US" style:font-weight-asian="normal" style:font-name-complex="Tahoma1" style:font-size-complex="10pt" style:language-complex="en" style:country-complex="US" style:font-weight-complex="normal"/>
    </style:style>
    <style:style style:name="ce29" style:family="table-cell" style:parent-style-name="Default">
      <style:table-cell-properties fo:border-bottom="none" fo:border-left="none" fo:border-right="none" fo:border-top="0.06pt solid #999999" style:vertical-align="top"/>
      <style:text-properties fo:font-size="8pt" style:font-size-asian="8pt" style:font-size-complex="8pt"/>
    </style:style>
    <style:style style:name="ce30" style:family="table-cell" style:parent-style-name="Default">
      <style:table-cell-properties fo:border="none" style:vertical-align="top"/>
      <style:text-properties fo:font-size="8pt" style:font-size-asian="8pt" style:font-size-complex="8pt"/>
    </style:style>
    <style:style style:name="ce31"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2" style:family="table-cell" style:parent-style-name="Default">
      <style:table-cell-properties style:text-align-source="fix" style:repeat-content="false"/>
      <style:paragraph-properties fo:text-align="end" fo:margin-left="0mm"/>
      <style:text-properties fo:color="#ffffff"/>
    </style:style>
    <style:style style:name="ce33" style:family="table-cell" style:parent-style-name="Default">
      <style:table-cell-properties fo:border="none" style:vertical-align="top"/>
    </style:style>
    <style:style style:name="ce38" style:family="table-cell" style:parent-style-name="Default">
      <style:table-cell-properties fo:border-bottom="none" fo:border-left="none" fo:border-right="none" fo:border-top="0.06pt solid #999999" style:vertical-align="top"/>
      <style:text-properties fo:color="#999999" fo:font-weight="bold" style:font-weight-asian="bold" style:font-weight-complex="bold"/>
    </style:style>
    <style:style style:name="ce39" style:family="table-cell" style:parent-style-name="Default">
      <style:table-cell-properties style:text-align-source="fix" style:repeat-content="false" fo:border="none" style:vertical-align="middle"/>
      <style:paragraph-properties fo:text-align="center" fo:margin-left="0mm"/>
      <style:text-properties fo:color="#cccccc" fo:font-size="48pt" fo:font-weight="bold" style:font-size-asian="48pt" style:font-weight-asian="bold" style:font-size-complex="48pt" style:font-weight-complex="bold"/>
    </style:style>
    <style:style style:name="ce40" style:family="table-cell" style:parent-style-name="Default">
      <style:table-cell-properties style:text-align-source="fix" style:repeat-content="false" fo:padding-bottom="1.5mm" fo:padding-left="1.99mm" fo:padding-right="1.99mm" fo:padding-top="1.99mm"/>
      <style:paragraph-properties fo:text-align="start" fo:margin-left="0mm"/>
      <style:text-properties fo:color="#ffffff" fo:font-size="9pt" fo:font-weight="bold" style:font-size-asian="9pt" style:font-weight-asian="bold" style:font-size-complex="9pt" style:font-weight-complex="bold"/>
    </style:style>
    <style:style style:name="ce41" style:family="table-cell" style:parent-style-name="Default">
      <style:table-cell-properties style:vertical-align="top"/>
      <style:text-properties fo:font-size="8pt" fo:font-style="italic" style:font-size-asian="8pt" style:font-style-asian="italic" style:font-size-complex="8pt" style:font-style-complex="italic"/>
    </style:style>
    <style:style style:name="ce93" style:family="table-cell" style:parent-style-name="Default">
      <style:table-cell-properties fo:wrap-option="wrap" fo:padding="3mm"/>
      <style:text-properties fo:font-weight="bold"/>
    </style:style>
    <style:style style:name="ce94" style:family="table-cell" style:parent-style-name="Default">
      <style:table-cell-properties fo:wrap-option="wrap" fo:padding="3mm"/>
      <style:text-properties fo:font-weight="normal"/>
    </style:style>
    <style:style style:name="ce95" style:family="table-cell" style:parent-style-name="Default">
      <style:table-cell-properties fo:wrap-option="wrap" fo:padding="3mm"/>
    </style:style>
    <style:style style:name="ce96" style:family="table-cell" style:parent-style-name="Default">
      <style:table-cell-properties fo:padding="3mm"/>
      <style:text-properties fo:font-weight="bold"/>
    </style:style>
    <style:style style:name="ce97" style:family="table-cell" style:parent-style-name="Default">
      <style:table-cell-properties fo:wrap-option="wrap"/>
      <style:text-properties fo:font-weight="bold"/>
    </style:style>
    <style:style style:name="ce98" style:family="table-cell" style:parent-style-name="Default">
      <style:table-cell-properties fo:wrap-option="wrap"/>
    </style:style>
    <style:style style:name="ce50" style:family="table-cell" style:parent-style-name="Default">
      <style:table-cell-properties fo:background-color="#cccccc" style:text-align-source="fix" style:repeat-content="false"/>
      <style:paragraph-properties fo:text-align="end" fo:margin-left="0mm"/>
    </style:style>
    <style:style style:name="ce51" style:family="table-cell" style:parent-style-name="Default">
      <style:table-cell-properties fo:background-color="#cccccc" fo:wrap-option="wrap"/>
      <style:text-properties fo:hyphenate="true"/>
    </style:style>
    <style:style style:name="ce52" style:family="table-cell" style:parent-style-name="Default">
      <style:text-properties style:font-name="Arial2" style:font-name-asian="Arial2" style:font-name-complex="Arial2"/>
    </style:style>
    <style:style style:name="ce53" style:family="table-cell" style:parent-style-name="Default" style:data-style-name="N0">
      <style:table-cell-properties fo:background-color="#cccccc" style:text-align-source="fix" style:repeat-content="false"/>
      <style:paragraph-properties fo:text-align="start" fo:margin-left="0mm"/>
    </style:style>
    <style:style style:name="ce54" style:family="table-cell" style:parent-style-name="Default">
      <style:table-cell-properties fo:background-color="#cccccc"/>
      <style:text-properties fo:font-weight="bold" style:font-weight-asian="bold" style:font-weight-complex="bold"/>
    </style:style>
    <style:style style:name="ce55" style:family="table-cell" style:parent-style-name="Default">
      <style:text-properties style:font-name="Arial" style:font-name-asian="Arial Unicode MS" style:font-name-complex="Tahoma"/>
    </style:style>
    <style:style style:name="ce57" style:family="table-cell" style:parent-style-name="Default" style:data-style-name="N37">
      <style:table-cell-properties fo:background-color="#cccccc" style:text-align-source="fix" style:repeat-content="false"/>
      <style:paragraph-properties fo:text-align="end" fo:margin-left="0mm"/>
    </style:style>
    <style:style style:name="ce58" style:family="table-cell" style:parent-style-name="Default" style:data-style-name="N37"/>
    <style:style style:name="ce59" style:family="table-cell" style:parent-style-name="Default" style:data-style-name="N37">
      <style:table-cell-properties fo:background-color="#cccccc"/>
      <style:text-properties fo:font-weight="bold" style:font-weight-asian="bold" style:font-weight-complex="bold"/>
    </style:style>
    <style:style style:name="ce60" style:family="table-cell" style:parent-style-name="Default" style:data-style-name="N0">
      <style:table-cell-properties fo:background-color="#cccccc"/>
    </style:style>
    <style:style style:name="ce61" style:family="table-cell" style:parent-style-name="Default">
      <style:table-cell-properties style:text-align-source="fix" style:repeat-content="false"/>
      <style:paragraph-properties fo:text-align="center" fo:margin-left="0mm"/>
    </style:style>
    <style:style style:name="ce62" style:family="table-cell" style:parent-style-name="Default">
      <style:table-cell-properties style:text-align-source="fix" style:repeat-content="false" style:rotation-angle="90"/>
      <style:paragraph-properties fo:text-align="center" fo:margin-left="0mm"/>
    </style:style>
    <style:style style:name="ce111" style:family="table-cell" style:parent-style-name="Default" style:data-style-name="N36"/>
    <style:style style:name="ce64" style:family="table-cell" style:parent-style-name="Default" style:data-style-name="N100">
      <style:table-cell-properties style:text-align-source="fix" style:repeat-content="false" style:vertical-align="top"/>
      <style:paragraph-properties fo:text-align="center" fo:margin-left="0mm"/>
      <style:text-properties fo:font-weight="bold"/>
    </style:style>
    <style:style style:name="ce65" style:family="table-cell" style:parent-style-name="Default" style:data-style-name="N100">
      <style:table-cell-properties style:text-align-source="fix" style:repeat-content="false" style:vertical-align="top"/>
      <style:paragraph-properties fo:text-align="center" fo:margin-left="0mm"/>
    </style:style>
    <style:style style:name="ce66" style:family="table-cell" style:parent-style-name="Default">
      <style:table-cell-properties style:vertical-align="top"/>
    </style:style>
    <style:style style:name="ce67" style:family="table-cell" style:parent-style-name="Default" style:data-style-name="N75">
      <style:table-cell-properties style:text-align-source="fix" style:repeat-content="false" style:vertical-align="top"/>
      <style:paragraph-properties fo:text-align="center" fo:margin-left="0mm"/>
      <style:text-properties fo:font-weight="bold"/>
    </style:style>
    <style:style style:name="ce68" style:family="table-cell" style:parent-style-name="Default" style:data-style-name="N75">
      <style:table-cell-properties style:text-align-source="fix" style:repeat-content="false" style:vertical-align="top"/>
      <style:paragraph-properties fo:text-align="center" fo:margin-left="0mm"/>
    </style:style>
    <style:style style:name="ce69" style:family="table-cell" style:parent-style-name="Default">
      <style:table-cell-properties fo:wrap-option="wrap"/>
      <style:text-properties style:font-name="Arial" style:font-name-asian="Arial Unicode MS" style:font-name-complex="Tahoma"/>
    </style:style>
    <style:style style:name="ce70" style:family="table-cell" style:parent-style-name="Default">
      <style:text-properties fo:font-weight="bold"/>
    </style:style>
    <style:style style:name="gr1" style:family="graphic">
      <style:graphic-properties draw:marker-start="Extrémité_20_de_20_ligne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ontent-validations>
        <table:content-validation table:name="val1" table:condition="of:cell-content-is-in-list(['Jours fériés'.$E$3:.$IV$3])" table:allow-empty-cell="false" table:display-list="unsorted" table:base-cell-address="semaine.D3">
          <table:error-message table:message-type="stop" table:display="true"/>
        </table:content-validation>
      </table:content-validations>
      <table:table table:name="semaine" table:style-name="ta1" table:print-ranges="semaine.A5:semaine.N679">
        <office:forms form:automatic-focus="false" form:apply-design-mode="false"/>
        <table:table-column table:style-name="co5" table:default-cell-style-name="ce13"/>
        <table:table-column table:style-name="co6" table:default-cell-style-name="ce23"/>
        <table:table-column table:style-name="co5" table:default-cell-style-name="ce13"/>
        <table:table-column table:style-name="co6" table:default-cell-style-name="ce23"/>
        <table:table-column table:style-name="co5" table:default-cell-style-name="ce13"/>
        <table:table-column table:style-name="co6" table:default-cell-style-name="ce23"/>
        <table:table-column table:style-name="co5" table:default-cell-style-name="ce13"/>
        <table:table-column table:style-name="co6" table:default-cell-style-name="ce23"/>
        <table:table-column table:style-name="co5" table:default-cell-style-name="ce13"/>
        <table:table-column table:style-name="co6" table:default-cell-style-name="ce23"/>
        <table:table-column table:style-name="co5" table:default-cell-style-name="ce13"/>
        <table:table-column table:style-name="co6" table:default-cell-style-name="ce23"/>
        <table:table-column table:style-name="co5" table:default-cell-style-name="ce30"/>
        <table:table-column table:style-name="co6" table:default-cell-style-name="ce33"/>
        <table:table-column table:style-name="co3" table:number-columns-repeated="1010" table:default-cell-style-name="Default"/>
        <table:table-row table:style-name="ro1">
          <table:table-cell table:style-name="Default"/>
          <table:table-cell table:style-name="ce16" office:value-type="string" calcext:value-type="string">
            <text:p>Année :</text:p>
          </table:table-cell>
          <table:table-cell table:style-name="Default"/>
          <table:table-cell table:style-name="ce80" office:value-type="float" office:value="2022" calcext:value-type="float">
            <text:p>2022</text:p>
          </table:table-cell>
          <table:table-cell table:style-name="Default" table:number-columns-repeated="3"/>
          <table:table-cell table:style-name="ce27" table:formula="of:=DATE([.D1];1;5)-WEEKDAY(DATE([.D1];1;3))+([.D2]-1)*7" office:value-type="date" office:date-value="2021-12-27" calcext:value-type="date">
            <text:p>27/12/21</text:p>
          </table:table-cell>
          <table:table-cell table:style-name="Default" table:number-columns-repeated="6"/>
          <table:table-cell table:number-columns-repeated="1010"/>
        </table:table-row>
        <table:table-row table:style-name="ro1">
          <table:table-cell table:style-name="Default"/>
          <table:table-cell table:style-name="ce16" office:value-type="string" calcext:value-type="string">
            <text:p>Semaine :</text:p>
          </table:table-cell>
          <table:table-cell table:style-name="Default"/>
          <table:table-cell table:style-name="ce80" office:value-type="float" office:value="0" calcext:value-type="float">
            <text:p>0</text:p>
          </table:table-cell>
          <table:table-cell table:style-name="Default" table:number-columns-repeated="10"/>
          <table:table-cell table:number-columns-repeated="1010"/>
        </table:table-row>
        <table:table-row table:style-name="ro1">
          <table:table-cell table:style-name="Default"/>
          <table:table-cell table:style-name="ce17" office:value-type="string" calcext:value-type="string">
            <text:p>Jours fériés :</text:p>
          </table:table-cell>
          <table:table-cell table:style-name="Default"/>
          <table:table-cell table:style-name="Default" table:content-validation-name="val1" office:value-type="string" calcext:value-type="string">
            <text:p>France</text:p>
          </table:table-cell>
          <table:table-cell table:style-name="Default" table:number-columns-repeated="10"/>
          <table:table-cell table:number-columns-repeated="1010"/>
        </table:table-row>
        <table:table-row table:style-name="ro1">
          <table:table-cell table:style-name="Default"/>
          <table:table-cell table:style-name="ce18" office:value-type="string" calcext:value-type="string">
            <text:p>Attention – impression sur 27 pages</text:p>
          </table:table-cell>
          <table:table-cell table:style-name="Default" table:number-columns-repeated="12"/>
          <table:table-cell table:number-columns-repeated="1010"/>
        </table:table-row>
        <table:table-row table:style-name="ro1">
          <table:table-cell table:style-name="ce8" table:formula="of:=CONCATENATE(IF(MONTH([.A6])&lt;&gt;MONTH([.M6]);UPPER(TEXT([.A6];&quot;MMMM&quot;));&quot;&quot;);IF(YEAR([.A6])&lt;&gt;YEAR([.M6]);CONCATENATE(&quot; &quot;;TEXT([.A6];&quot;AAAA&quot;));&quot;&quot;))" office:value-type="string" office:string-value="DÉCEMBRE 2021" calcext:value-type="string">
            <text:p>DÉCEMBRE 2021</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quot;MMMM AAAA&quot;))" office:value-type="string" office:string-value="JANVIER 2022" calcext:value-type="string">
            <text:p>JANVIER 2022</text:p>
          </table:table-cell>
          <table:table-cell table:style-name="ce8" table:number-columns-repeated="1010"/>
        </table:table-row>
        <table:table-row table:style-name="ro11">
          <table:table-cell table:style-name="ce9" table:formula="of:=[.H1]" office:value-type="date" office:date-value="2021-12-27" calcext:value-type="date">
            <text:p>27/12/21</text:p>
          </table:table-cell>
          <table:table-cell table:style-name="ce9"/>
          <table:table-cell table:style-name="ce9" table:formula="of:=[.A6]+1" office:value-type="date" office:date-value="2021-12-28" calcext:value-type="date">
            <text:p>28/12/21</text:p>
          </table:table-cell>
          <table:table-cell table:style-name="ce26"/>
          <table:table-cell table:style-name="ce9" table:formula="of:=[.C6]+1" office:value-type="date" office:date-value="2021-12-29" calcext:value-type="date">
            <text:p>29/12/21</text:p>
          </table:table-cell>
          <table:table-cell table:style-name="ce26"/>
          <table:table-cell table:style-name="ce9" table:formula="of:=[.E6]+1" office:value-type="date" office:date-value="2021-12-30" calcext:value-type="date">
            <text:p>30/12/21</text:p>
          </table:table-cell>
          <table:table-cell table:style-name="ce26"/>
          <table:table-cell table:style-name="ce9" table:formula="of:=[.G6]+1" office:value-type="date" office:date-value="2021-12-31" calcext:value-type="date">
            <text:p>31/12/21</text:p>
          </table:table-cell>
          <table:table-cell table:style-name="ce26"/>
          <table:table-cell table:style-name="ce9" table:formula="of:=[.I6]+1" office:value-type="date" office:date-value="2022-01-01" calcext:value-type="date">
            <text:p>01/01/22</text:p>
          </table:table-cell>
          <table:table-cell table:style-name="ce26"/>
          <table:table-cell table:style-name="ce9" table:formula="of:=[.K6]+1" office:value-type="date" office:date-value="2022-01-02" calcext:value-type="date">
            <text:p>02/01/22</text:p>
          </table:table-cell>
          <table:table-cell table:style-name="ce32"/>
          <table:table-cell table:style-name="ce26" table:number-columns-repeated="1010"/>
        </table:table-row>
        <table:table-row table:style-name="ro12">
          <table:table-cell table:style-name="ce10" table:formula="of:=TEXT([.A6];&quot;NNN J&quot;)" office:value-type="string" office:string-value="lundi 27" calcext:value-type="string">
            <text:p>lundi 27</text:p>
          </table:table-cell>
          <table:table-cell table:style-name="ce20"/>
          <table:table-cell table:style-name="ce10" table:formula="of:=TEXT([.C6];&quot;NNN J&quot;)" office:value-type="string" office:string-value="mardi 28" calcext:value-type="string">
            <text:p>mardi 28</text:p>
          </table:table-cell>
          <table:table-cell table:style-name="ce20"/>
          <table:table-cell table:style-name="ce10" table:formula="of:=TEXT([.E6];&quot;NNN J&quot;)" office:value-type="string" office:string-value="mercredi 29" calcext:value-type="string">
            <text:p>mercredi 29</text:p>
          </table:table-cell>
          <table:table-cell table:style-name="ce20"/>
          <table:table-cell table:style-name="ce10" table:formula="of:=TEXT([.G6];&quot;NNN J&quot;)" office:value-type="string" office:string-value="jeudi 30" calcext:value-type="string">
            <text:p>jeudi 30</text:p>
          </table:table-cell>
          <table:table-cell table:style-name="ce20"/>
          <table:table-cell table:style-name="ce10" table:formula="of:=TEXT([.I6];&quot;NNN J&quot;)" office:value-type="string" office:string-value="vendredi 31" calcext:value-type="string">
            <text:p>vendredi 31</text:p>
          </table:table-cell>
          <table:table-cell table:style-name="ce20"/>
          <table:table-cell table:style-name="ce10" table:formula="of:=TEXT([.K6];&quot;NNN J&quot;)" office:value-type="string" office:string-value="samedi 1" calcext:value-type="string">
            <text:p>samedi 1</text:p>
          </table:table-cell>
          <table:table-cell table:style-name="ce20"/>
          <table:table-cell table:style-name="ce10" table:formula="of:=TEXT([.M6];&quot;NNN J&quot;)" office:value-type="string" office:string-value="dimanche 2" calcext:value-type="string">
            <text:p>dimanche 2</text:p>
          </table:table-cell>
          <table:table-cell table:style-name="ce20"/>
          <table:table-cell table:style-name="ce40" table:number-columns-repeated="1010"/>
        </table:table-row>
        <table:table-row table:style-name="ro17">
          <table:table-cell table:style-name="ce11" table:formula="of:=IF(ISERROR(MATCH([.A6];[$'Jours fériés'.$D$4:.$D$203];0));&quot;&quot;;INDEX([$'Jours fériés'.$A$4:.$A$203];MATCH([.A6];[$'Jours fériés'.$D$4:.$D$203];0);1))">
            <text:p/>
          </table:table-cell>
          <table:table-cell table:style-name="ce21"/>
          <table:table-cell table:style-name="ce11" table:formula="of:=IF(ISERROR(MATCH([.C6];[$'Jours fériés'.$D$4:.$D$203];0));&quot;&quot;;INDEX([$'Jours fériés'.$A$4:.$A$203];MATCH([.C6];[$'Jours fériés'.$D$4:.$D$203];0);1))">
            <text:p/>
          </table:table-cell>
          <table:table-cell table:style-name="ce21"/>
          <table:table-cell table:style-name="ce11" table:formula="of:=IF(ISERROR(MATCH([.E6];[$'Jours fériés'.$D$4:.$D$203];0));&quot;&quot;;INDEX([$'Jours fériés'.$A$4:.$A$203];MATCH([.E6];[$'Jours fériés'.$D$4:.$D$203];0);1))">
            <text:p/>
          </table:table-cell>
          <table:table-cell table:style-name="ce21"/>
          <table:table-cell table:style-name="ce11" table:formula="of:=IF(ISERROR(MATCH([.G6];[$'Jours fériés'.$D$4:.$D$203];0));&quot;&quot;;INDEX([$'Jours fériés'.$A$4:.$A$203];MATCH([.G6];[$'Jours fériés'.$D$4:.$D$203];0);1))">
            <text:p/>
          </table:table-cell>
          <table:table-cell table:style-name="ce21"/>
          <table:table-cell table:style-name="ce11" table:formula="of:=IF(ISERROR(MATCH([.I6];[$'Jours fériés'.$D$4:.$D$203];0));&quot;&quot;;INDEX([$'Jours fériés'.$A$4:.$A$203];MATCH([.I6];[$'Jours fériés'.$D$4:.$D$203];0);1))">
            <text:p/>
          </table:table-cell>
          <table:table-cell table:style-name="ce21"/>
          <table:table-cell table:style-name="ce11" table:formula="of:=IF(ISERROR(MATCH([.K6];[$'Jours fériés'.$D$4:.$D$203];0));&quot;&quot;;INDEX([$'Jours fériés'.$A$4:.$A$203];MATCH([.K6];[$'Jours fériés'.$D$4:.$D$203];0);1))" office:value-type="string" office:string-value="Jour de l'an" calcext:value-type="string">
            <text:p>Jour de l'an</text:p>
          </table:table-cell>
          <table:table-cell table:style-name="ce21"/>
          <table:table-cell table:style-name="ce11" table:formula="of:=IF(ISERROR(MATCH([.M6];[$'Jours fériés'.$D$4:.$D$203];0));&quot;&quot;;INDEX([$'Jours fériés'.$A$4:.$A$203];MATCH([.M6];[$'Jours fériés'.$D$4:.$D$203];0);1))">
            <text:p/>
          </table:table-cell>
          <table:table-cell table:style-name="ce21"/>
          <table:table-cell table:style-name="ce41" table:number-columns-repeated="1010"/>
        </table:table-row>
        <table:table-row table:style-name="ro1">
          <table:table-cell table:style-name="ce12" table:formula="of:=IF(ISERROR(MATCH([.A6];[$Lune.$A$1:.$A$1000];0));&quot;&quot;;INDEX([$Lune.$B$1:.$B$1000];MATCH([.A6];[$Lune.$A$1:.$A$1000];0);1))" office:value-type="string" office:string-value="◑" calcext:value-type="string">
            <text:p>◑</text:p>
          </table:table-cell>
          <table:table-cell table:style-name="ce22"/>
          <table:table-cell table:style-name="ce12" table:formula="of:=IF(ISERROR(MATCH([.C6];[$Lune.$A$1:.$A$1000];0));&quot;&quot;;INDEX([$Lune.$B$1:.$B$1000];MATCH([.C6];[$Lune.$A$1:.$A$1000];0);1))">
            <text:p/>
          </table:table-cell>
          <table:table-cell table:style-name="ce22"/>
          <table:table-cell table:style-name="ce12" table:formula="of:=IF(ISERROR(MATCH([.E6];[$Lune.$A$1:.$A$1000];0));&quot;&quot;;INDEX([$Lune.$B$1:.$B$1000];MATCH([.E6];[$Lune.$A$1:.$A$1000];0);1))">
            <text:p/>
          </table:table-cell>
          <table:table-cell table:style-name="ce22"/>
          <table:table-cell table:style-name="ce12" table:formula="of:=IF(ISERROR(MATCH([.G6];[$Lune.$A$1:.$A$1000];0));&quot;&quot;;INDEX([$Lune.$B$1:.$B$1000];MATCH([.G6];[$Lune.$A$1:.$A$1000];0);1))">
            <text:p/>
          </table:table-cell>
          <table:table-cell table:style-name="ce22"/>
          <table:table-cell table:style-name="ce12" table:formula="of:=IF(ISERROR(MATCH([.I6];[$Lune.$A$1:.$A$1000];0));&quot;&quot;;INDEX([$Lune.$B$1:.$B$1000];MATCH([.I6];[$Lune.$A$1:.$A$1000];0);1))">
            <text:p/>
          </table:table-cell>
          <table:table-cell table:style-name="ce22"/>
          <table:table-cell table:style-name="ce12" table:formula="of:=IF(ISERROR(MATCH([.K6];[$Lune.$A$1:.$A$1000];0));&quot;&quot;;INDEX([$Lune.$B$1:.$B$1000];MATCH([.K6];[$Lune.$A$1:.$A$1000];0);1))">
            <text:p/>
          </table:table-cell>
          <table:table-cell table:style-name="ce22"/>
          <table:table-cell table:style-name="ce12" table:formula="of:=IF(ISERROR(MATCH([.M6];[$Lune.$A$1:.$A$1000];0));&quot;&quot;;INDEX([$Lune.$B$1:.$B$1000];MATCH([.M6];[$Lune.$A$1:.$A$1000];0);1))" office:value-type="string" office:string-value="●" calcext:value-type="string">
            <text:p>●</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6]);&quot;00&quot;)" office:value-type="string" office:string-value="52" calcext:value-type="string">
            <text:p>52</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19])&lt;&gt;MONTH([.M19]);UPPER(TEXT([.A19];&quot;MMMM&quot;));&quot;&quot;);IF(YEAR([.A19])&lt;&gt;YEAR([.M19]);CONCATENATE(&quot; &quot;;TEXT([.A1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9];&quot;MMMM AAAA&quot;))" office:value-type="string" office:string-value="JANVIER 2022" calcext:value-type="string">
            <text:p>JANVIER 2022</text:p>
          </table:table-cell>
          <table:table-cell table:style-name="ce8" table:number-columns-repeated="1010"/>
        </table:table-row>
        <table:table-row table:style-name="ro11">
          <table:table-cell table:style-name="ce9" table:formula="of:=[.A6]+7" office:value-type="date" office:date-value="2022-01-03" calcext:value-type="date">
            <text:p>03/01/22</text:p>
          </table:table-cell>
          <table:table-cell table:style-name="ce9"/>
          <table:table-cell table:style-name="ce9" table:formula="of:=[.A19]+1" office:value-type="date" office:date-value="2022-01-04" calcext:value-type="date">
            <text:p>04/01/22</text:p>
          </table:table-cell>
          <table:table-cell table:style-name="ce26"/>
          <table:table-cell table:style-name="ce9" table:formula="of:=[.C19]+1" office:value-type="date" office:date-value="2022-01-05" calcext:value-type="date">
            <text:p>05/01/22</text:p>
          </table:table-cell>
          <table:table-cell table:style-name="ce26"/>
          <table:table-cell table:style-name="ce9" table:formula="of:=[.E19]+1" office:value-type="date" office:date-value="2022-01-06" calcext:value-type="date">
            <text:p>06/01/22</text:p>
          </table:table-cell>
          <table:table-cell table:style-name="ce26"/>
          <table:table-cell table:style-name="ce9" table:formula="of:=[.G19]+1" office:value-type="date" office:date-value="2022-01-07" calcext:value-type="date">
            <text:p>07/01/22</text:p>
          </table:table-cell>
          <table:table-cell table:style-name="ce26"/>
          <table:table-cell table:style-name="ce9" table:formula="of:=[.I19]+1" office:value-type="date" office:date-value="2022-01-08" calcext:value-type="date">
            <text:p>08/01/22</text:p>
          </table:table-cell>
          <table:table-cell table:style-name="ce26"/>
          <table:table-cell table:style-name="ce9" table:formula="of:=[.K19]+1" office:value-type="date" office:date-value="2022-01-09" calcext:value-type="date">
            <text:p>09/01/22</text:p>
          </table:table-cell>
          <table:table-cell table:style-name="ce32"/>
          <table:table-cell table:style-name="ce26" table:number-columns-repeated="1010"/>
        </table:table-row>
        <table:table-row table:style-name="ro12">
          <table:table-cell table:style-name="ce10" table:formula="of:=TEXT([.A19];&quot;NNN J&quot;)" office:value-type="string" office:string-value="lundi 3" calcext:value-type="string">
            <text:p>lundi 3</text:p>
          </table:table-cell>
          <table:table-cell table:style-name="ce20"/>
          <table:table-cell table:style-name="ce10" table:formula="of:=TEXT([.C19];&quot;NNN J&quot;)" office:value-type="string" office:string-value="mardi 4" calcext:value-type="string">
            <text:p>mardi 4</text:p>
          </table:table-cell>
          <table:table-cell table:style-name="ce20"/>
          <table:table-cell table:style-name="ce10" table:formula="of:=TEXT([.E19];&quot;NNN J&quot;)" office:value-type="string" office:string-value="mercredi 5" calcext:value-type="string">
            <text:p>mercredi 5</text:p>
          </table:table-cell>
          <table:table-cell table:style-name="ce20"/>
          <table:table-cell table:style-name="ce10" table:formula="of:=TEXT([.G19];&quot;NNN J&quot;)" office:value-type="string" office:string-value="jeudi 6" calcext:value-type="string">
            <text:p>jeudi 6</text:p>
          </table:table-cell>
          <table:table-cell table:style-name="ce20"/>
          <table:table-cell table:style-name="ce10" table:formula="of:=TEXT([.I19];&quot;NNN J&quot;)" office:value-type="string" office:string-value="vendredi 7" calcext:value-type="string">
            <text:p>vendredi 7</text:p>
          </table:table-cell>
          <table:table-cell table:style-name="ce20"/>
          <table:table-cell table:style-name="ce10" table:formula="of:=TEXT([.K19];&quot;NNN J&quot;)" office:value-type="string" office:string-value="samedi 8" calcext:value-type="string">
            <text:p>samedi 8</text:p>
          </table:table-cell>
          <table:table-cell table:style-name="ce20"/>
          <table:table-cell table:style-name="ce10" table:formula="of:=TEXT([.M19];&quot;NNN J&quot;)" office:value-type="string" office:string-value="dimanche 9" calcext:value-type="string">
            <text:p>dimanche 9</text:p>
          </table:table-cell>
          <table:table-cell table:style-name="ce20"/>
          <table:table-cell table:style-name="ce40" table:number-columns-repeated="1010"/>
        </table:table-row>
        <table:table-row table:style-name="ro17">
          <table:table-cell table:style-name="ce11" table:formula="of:=IF(ISERROR(MATCH([.A19];[$'Jours fériés'.$D$4:.$D$203];0));&quot;&quot;;INDEX([$'Jours fériés'.$A$4:.$A$203];MATCH([.A19];[$'Jours fériés'.$D$4:.$D$203];0);1))">
            <text:p/>
          </table:table-cell>
          <table:table-cell table:style-name="ce21"/>
          <table:table-cell table:style-name="ce24" table:formula="of:=IF(ISERROR(MATCH([.C19];[$'Jours fériés'.$D$4:.$D$203];0));&quot;&quot;;INDEX([$'Jours fériés'.$A$4:.$A$203];MATCH([.C19];[$'Jours fériés'.$D$4:.$D$203];0);1))">
            <text:p/>
          </table:table-cell>
          <table:table-cell table:style-name="ce21"/>
          <table:table-cell table:style-name="ce11" table:formula="of:=IF(ISERROR(MATCH([.E19];[$'Jours fériés'.$D$4:.$D$203];0));&quot;&quot;;INDEX([$'Jours fériés'.$A$4:.$A$203];MATCH([.E19];[$'Jours fériés'.$D$4:.$D$203];0);1))">
            <text:p/>
          </table:table-cell>
          <table:table-cell table:style-name="ce21"/>
          <table:table-cell table:style-name="ce11" table:formula="of:=IF(ISERROR(MATCH([.G19];[$'Jours fériés'.$D$4:.$D$203];0));&quot;&quot;;INDEX([$'Jours fériés'.$A$4:.$A$203];MATCH([.G19];[$'Jours fériés'.$D$4:.$D$203];0);1))">
            <text:p/>
          </table:table-cell>
          <table:table-cell table:style-name="ce21"/>
          <table:table-cell table:style-name="ce11" table:formula="of:=IF(ISERROR(MATCH([.I19];[$'Jours fériés'.$D$4:.$D$203];0));&quot;&quot;;INDEX([$'Jours fériés'.$A$4:.$A$203];MATCH([.I19];[$'Jours fériés'.$D$4:.$D$203];0);1))">
            <text:p/>
          </table:table-cell>
          <table:table-cell table:style-name="ce21"/>
          <table:table-cell table:style-name="ce11" table:formula="of:=IF(ISERROR(MATCH([.K19];[$'Jours fériés'.$D$4:.$D$203];0));&quot;&quot;;INDEX([$'Jours fériés'.$A$4:.$A$203];MATCH([.K19];[$'Jours fériés'.$D$4:.$D$203];0);1))">
            <text:p/>
          </table:table-cell>
          <table:table-cell table:style-name="ce21"/>
          <table:table-cell table:style-name="ce11" table:formula="of:=IF(ISERROR(MATCH([.M19];[$'Jours fériés'.$D$4:.$D$203];0));&quot;&quot;;INDEX([$'Jours fériés'.$A$4:.$A$203];MATCH([.M19];[$'Jours fériés'.$D$4:.$D$203];0);1))">
            <text:p/>
          </table:table-cell>
          <table:table-cell table:style-name="ce21"/>
          <table:table-cell table:style-name="ce41" table:number-columns-repeated="1010"/>
        </table:table-row>
        <table:table-row table:style-name="ro1">
          <table:table-cell table:style-name="ce12" table:formula="of:=IF(ISERROR(MATCH([.A19];[$Lune.$A$1:.$A$1000];0));&quot;&quot;;INDEX([$Lune.$B$1:.$B$1000];MATCH([.A19];[$Lune.$A$1:.$A$1000];0);1))">
            <text:p/>
          </table:table-cell>
          <table:table-cell table:style-name="ce22"/>
          <table:table-cell table:style-name="ce12" table:formula="of:=IF(ISERROR(MATCH([.C19];[$Lune.$A$1:.$A$1000];0));&quot;&quot;;INDEX([$Lune.$B$1:.$B$1000];MATCH([.C19];[$Lune.$A$1:.$A$1000];0);1))">
            <text:p/>
          </table:table-cell>
          <table:table-cell table:style-name="ce22"/>
          <table:table-cell table:style-name="ce12" table:formula="of:=IF(ISERROR(MATCH([.E19];[$Lune.$A$1:.$A$1000];0));&quot;&quot;;INDEX([$Lune.$B$1:.$B$1000];MATCH([.E19];[$Lune.$A$1:.$A$1000];0);1))">
            <text:p/>
          </table:table-cell>
          <table:table-cell table:style-name="ce22"/>
          <table:table-cell table:style-name="ce12" table:formula="of:=IF(ISERROR(MATCH([.G19];[$Lune.$A$1:.$A$1000];0));&quot;&quot;;INDEX([$Lune.$B$1:.$B$1000];MATCH([.G19];[$Lune.$A$1:.$A$1000];0);1))">
            <text:p/>
          </table:table-cell>
          <table:table-cell table:style-name="ce22"/>
          <table:table-cell table:style-name="ce12" table:formula="of:=IF(ISERROR(MATCH([.I19];[$Lune.$A$1:.$A$1000];0));&quot;&quot;;INDEX([$Lune.$B$1:.$B$1000];MATCH([.I19];[$Lune.$A$1:.$A$1000];0);1))">
            <text:p/>
          </table:table-cell>
          <table:table-cell table:style-name="ce22"/>
          <table:table-cell table:style-name="ce12" table:formula="of:=IF(ISERROR(MATCH([.K19];[$Lune.$A$1:.$A$1000];0));&quot;&quot;;INDEX([$Lune.$B$1:.$B$1000];MATCH([.K19];[$Lune.$A$1:.$A$1000];0);1))">
            <text:p/>
          </table:table-cell>
          <table:table-cell table:style-name="ce22"/>
          <table:table-cell table:style-name="ce12" table:formula="of:=IF(ISERROR(MATCH([.M19];[$Lune.$A$1:.$A$1000];0));&quot;&quot;;INDEX([$Lune.$B$1:.$B$1000];MATCH([.M19];[$Lune.$A$1:.$A$1000];0);1))" office:value-type="string" office:string-value="◐" calcext:value-type="string">
            <text:p>◐</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19]);&quot;00&quot;)" office:value-type="string" office:string-value="01" calcext:value-type="string">
            <text:p>01</text:p>
          </table:table-cell>
          <table:table-cell table:number-columns-repeated="1010"/>
        </table:table-row>
        <table:table-row table:style-name="ro8">
          <table:table-cell table:style-name="ce8" table:formula="of:=CONCATENATE(IF(MONTH([.A31])&lt;&gt;MONTH([.M31]);UPPER(TEXT([.A31];&quot;MMMM&quot;));&quot;&quot;);IF(YEAR([.A31])&lt;&gt;YEAR([.M31]);CONCATENATE(&quot; &quot;;TEXT([.A3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1];&quot;MMMM AAAA&quot;))" office:value-type="string" office:string-value="JANVIER 2022" calcext:value-type="string">
            <text:p>JANVIER 2022</text:p>
          </table:table-cell>
          <table:table-cell table:style-name="ce8" table:number-columns-repeated="1010"/>
        </table:table-row>
        <table:table-row table:style-name="ro11">
          <table:table-cell table:style-name="ce9" table:formula="of:=[.A19]+7" office:value-type="date" office:date-value="2022-01-10" calcext:value-type="date">
            <text:p>10/01/22</text:p>
          </table:table-cell>
          <table:table-cell table:style-name="ce9"/>
          <table:table-cell table:style-name="ce9" table:formula="of:=[.A31]+1" office:value-type="date" office:date-value="2022-01-11" calcext:value-type="date">
            <text:p>11/01/22</text:p>
          </table:table-cell>
          <table:table-cell table:style-name="ce26"/>
          <table:table-cell table:style-name="ce9" table:formula="of:=[.C31]+1" office:value-type="date" office:date-value="2022-01-12" calcext:value-type="date">
            <text:p>12/01/22</text:p>
          </table:table-cell>
          <table:table-cell table:style-name="ce26"/>
          <table:table-cell table:style-name="ce9" table:formula="of:=[.E31]+1" office:value-type="date" office:date-value="2022-01-13" calcext:value-type="date">
            <text:p>13/01/22</text:p>
          </table:table-cell>
          <table:table-cell table:style-name="ce26"/>
          <table:table-cell table:style-name="ce9" table:formula="of:=[.G31]+1" office:value-type="date" office:date-value="2022-01-14" calcext:value-type="date">
            <text:p>14/01/22</text:p>
          </table:table-cell>
          <table:table-cell table:style-name="ce26"/>
          <table:table-cell table:style-name="ce9" table:formula="of:=[.I31]+1" office:value-type="date" office:date-value="2022-01-15" calcext:value-type="date">
            <text:p>15/01/22</text:p>
          </table:table-cell>
          <table:table-cell table:style-name="ce26"/>
          <table:table-cell table:style-name="ce9" table:formula="of:=[.K31]+1" office:value-type="date" office:date-value="2022-01-16" calcext:value-type="date">
            <text:p>16/01/22</text:p>
          </table:table-cell>
          <table:table-cell table:style-name="ce32"/>
          <table:table-cell table:style-name="ce26" table:number-columns-repeated="1010"/>
        </table:table-row>
        <table:table-row table:style-name="ro12">
          <table:table-cell table:style-name="ce10" table:formula="of:=TEXT([.A31];&quot;NNN J&quot;)" office:value-type="string" office:string-value="lundi 10" calcext:value-type="string">
            <text:p>lundi 10</text:p>
          </table:table-cell>
          <table:table-cell table:style-name="ce20"/>
          <table:table-cell table:style-name="ce10" table:formula="of:=TEXT([.C31];&quot;NNN J&quot;)" office:value-type="string" office:string-value="mardi 11" calcext:value-type="string">
            <text:p>mardi 11</text:p>
          </table:table-cell>
          <table:table-cell table:style-name="ce20"/>
          <table:table-cell table:style-name="ce10" table:formula="of:=TEXT([.E31];&quot;NNN J&quot;)" office:value-type="string" office:string-value="mercredi 12" calcext:value-type="string">
            <text:p>mercredi 12</text:p>
          </table:table-cell>
          <table:table-cell table:style-name="ce20"/>
          <table:table-cell table:style-name="ce10" table:formula="of:=TEXT([.G31];&quot;NNN J&quot;)" office:value-type="string" office:string-value="jeudi 13" calcext:value-type="string">
            <text:p>jeudi 13</text:p>
          </table:table-cell>
          <table:table-cell table:style-name="ce20"/>
          <table:table-cell table:style-name="ce10" table:formula="of:=TEXT([.I31];&quot;NNN J&quot;)" office:value-type="string" office:string-value="vendredi 14" calcext:value-type="string">
            <text:p>vendredi 14</text:p>
          </table:table-cell>
          <table:table-cell table:style-name="ce20"/>
          <table:table-cell table:style-name="ce10" table:formula="of:=TEXT([.K31];&quot;NNN J&quot;)" office:value-type="string" office:string-value="samedi 15" calcext:value-type="string">
            <text:p>samedi 15</text:p>
          </table:table-cell>
          <table:table-cell table:style-name="ce20"/>
          <table:table-cell table:style-name="ce10" table:formula="of:=TEXT([.M31];&quot;NNN J&quot;)" office:value-type="string" office:string-value="dimanche 16" calcext:value-type="string">
            <text:p>dimanche 16</text:p>
          </table:table-cell>
          <table:table-cell table:style-name="ce20"/>
          <table:table-cell table:style-name="ce40" table:number-columns-repeated="1010"/>
        </table:table-row>
        <table:table-row table:style-name="ro17">
          <table:table-cell table:style-name="ce11" table:formula="of:=IF(ISERROR(MATCH([.A31];[$'Jours fériés'.$D$4:.$D$203];0));&quot;&quot;;INDEX([$'Jours fériés'.$A$4:.$A$203];MATCH([.A31];[$'Jours fériés'.$D$4:.$D$203];0);1))">
            <text:p/>
          </table:table-cell>
          <table:table-cell table:style-name="ce21"/>
          <table:table-cell table:style-name="ce11" table:formula="of:=IF(ISERROR(MATCH([.C31];[$'Jours fériés'.$D$4:.$D$203];0));&quot;&quot;;INDEX([$'Jours fériés'.$A$4:.$A$203];MATCH([.C31];[$'Jours fériés'.$D$4:.$D$203];0);1))">
            <text:p/>
          </table:table-cell>
          <table:table-cell table:style-name="ce21"/>
          <table:table-cell table:style-name="ce11" table:formula="of:=IF(ISERROR(MATCH([.E31];[$'Jours fériés'.$D$4:.$D$203];0));&quot;&quot;;INDEX([$'Jours fériés'.$A$4:.$A$203];MATCH([.E31];[$'Jours fériés'.$D$4:.$D$203];0);1))">
            <text:p/>
          </table:table-cell>
          <table:table-cell table:style-name="ce21"/>
          <table:table-cell table:style-name="ce11" table:formula="of:=IF(ISERROR(MATCH([.G31];[$'Jours fériés'.$D$4:.$D$203];0));&quot;&quot;;INDEX([$'Jours fériés'.$A$4:.$A$203];MATCH([.G31];[$'Jours fériés'.$D$4:.$D$203];0);1))">
            <text:p/>
          </table:table-cell>
          <table:table-cell table:style-name="ce21"/>
          <table:table-cell table:style-name="ce11" table:formula="of:=IF(ISERROR(MATCH([.I31];[$'Jours fériés'.$D$4:.$D$203];0));&quot;&quot;;INDEX([$'Jours fériés'.$A$4:.$A$203];MATCH([.I31];[$'Jours fériés'.$D$4:.$D$203];0);1))">
            <text:p/>
          </table:table-cell>
          <table:table-cell table:style-name="ce21"/>
          <table:table-cell table:style-name="ce11" table:formula="of:=IF(ISERROR(MATCH([.K31];[$'Jours fériés'.$D$4:.$D$203];0));&quot;&quot;;INDEX([$'Jours fériés'.$A$4:.$A$203];MATCH([.K31];[$'Jours fériés'.$D$4:.$D$203];0);1))">
            <text:p/>
          </table:table-cell>
          <table:table-cell table:style-name="ce21"/>
          <table:table-cell table:style-name="ce11" table:formula="of:=IF(ISERROR(MATCH([.M31];[$'Jours fériés'.$D$4:.$D$203];0));&quot;&quot;;INDEX([$'Jours fériés'.$A$4:.$A$203];MATCH([.M31];[$'Jours fériés'.$D$4:.$D$203];0);1))">
            <text:p/>
          </table:table-cell>
          <table:table-cell table:style-name="ce21"/>
          <table:table-cell table:style-name="ce41" table:number-columns-repeated="1010"/>
        </table:table-row>
        <table:table-row table:style-name="ro8">
          <table:table-cell table:style-name="ce12" table:formula="of:=IF(ISERROR(MATCH([.A31];[$Lune.$A$1:.$A$1000];0));&quot;&quot;;INDEX([$Lune.$B$1:.$B$1000];MATCH([.A31];[$Lune.$A$1:.$A$1000];0);1))">
            <text:p/>
          </table:table-cell>
          <table:table-cell table:style-name="ce22"/>
          <table:table-cell table:style-name="ce12" table:formula="of:=IF(ISERROR(MATCH([.C31];[$Lune.$A$1:.$A$1000];0));&quot;&quot;;INDEX([$Lune.$B$1:.$B$1000];MATCH([.C31];[$Lune.$A$1:.$A$1000];0);1))">
            <text:p/>
          </table:table-cell>
          <table:table-cell table:style-name="ce22"/>
          <table:table-cell table:style-name="ce12" table:formula="of:=IF(ISERROR(MATCH([.E31];[$Lune.$A$1:.$A$1000];0));&quot;&quot;;INDEX([$Lune.$B$1:.$B$1000];MATCH([.E31];[$Lune.$A$1:.$A$1000];0);1))">
            <text:p/>
          </table:table-cell>
          <table:table-cell table:style-name="ce22"/>
          <table:table-cell table:style-name="ce12" table:formula="of:=IF(ISERROR(MATCH([.G31];[$Lune.$A$1:.$A$1000];0));&quot;&quot;;INDEX([$Lune.$B$1:.$B$1000];MATCH([.G31];[$Lune.$A$1:.$A$1000];0);1))">
            <text:p/>
          </table:table-cell>
          <table:table-cell table:style-name="ce22"/>
          <table:table-cell table:style-name="ce12" table:formula="of:=IF(ISERROR(MATCH([.I31];[$Lune.$A$1:.$A$1000];0));&quot;&quot;;INDEX([$Lune.$B$1:.$B$1000];MATCH([.I31];[$Lune.$A$1:.$A$1000];0);1))">
            <text:p/>
          </table:table-cell>
          <table:table-cell table:style-name="ce22"/>
          <table:table-cell table:style-name="ce12" table:formula="of:=IF(ISERROR(MATCH([.K31];[$Lune.$A$1:.$A$1000];0));&quot;&quot;;INDEX([$Lune.$B$1:.$B$1000];MATCH([.K31];[$Lune.$A$1:.$A$1000];0);1))">
            <text:p/>
          </table:table-cell>
          <table:table-cell table:style-name="ce22"/>
          <table:table-cell table:style-name="ce12" table:formula="of:=IF(ISERROR(MATCH([.M31];[$Lune.$A$1:.$A$1000];0));&quot;&quot;;INDEX([$Lune.$B$1:.$B$1000];MATCH([.M3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31]);&quot;00&quot;)" office:value-type="string" office:string-value="02" calcext:value-type="string">
            <text:p>02</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44])&lt;&gt;MONTH([.M44]);UPPER(TEXT([.A44];&quot;MMMM&quot;));&quot;&quot;);IF(YEAR([.A44])&lt;&gt;YEAR([.M44]);CONCATENATE(&quot; &quot;;TEXT([.A4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4];&quot;MMMM AAAA&quot;))" office:value-type="string" office:string-value="JANVIER 2022" calcext:value-type="string">
            <text:p>JANVIER 2022</text:p>
          </table:table-cell>
          <table:table-cell table:style-name="ce8" table:number-columns-repeated="1010"/>
        </table:table-row>
        <table:table-row table:style-name="ro11">
          <table:table-cell table:style-name="ce9" table:formula="of:=[.A31]+7" office:value-type="date" office:date-value="2022-01-17" calcext:value-type="date">
            <text:p>17/01/22</text:p>
          </table:table-cell>
          <table:table-cell table:style-name="ce9"/>
          <table:table-cell table:style-name="ce9" table:formula="of:=[.A44]+1" office:value-type="date" office:date-value="2022-01-18" calcext:value-type="date">
            <text:p>18/01/22</text:p>
          </table:table-cell>
          <table:table-cell table:style-name="ce26"/>
          <table:table-cell table:style-name="ce9" table:formula="of:=[.C44]+1" office:value-type="date" office:date-value="2022-01-19" calcext:value-type="date">
            <text:p>19/01/22</text:p>
          </table:table-cell>
          <table:table-cell table:style-name="ce26"/>
          <table:table-cell table:style-name="ce9" table:formula="of:=[.E44]+1" office:value-type="date" office:date-value="2022-01-20" calcext:value-type="date">
            <text:p>20/01/22</text:p>
          </table:table-cell>
          <table:table-cell table:style-name="ce26"/>
          <table:table-cell table:style-name="ce9" table:formula="of:=[.G44]+1" office:value-type="date" office:date-value="2022-01-21" calcext:value-type="date">
            <text:p>21/01/22</text:p>
          </table:table-cell>
          <table:table-cell table:style-name="ce26"/>
          <table:table-cell table:style-name="ce9" table:formula="of:=[.I44]+1" office:value-type="date" office:date-value="2022-01-22" calcext:value-type="date">
            <text:p>22/01/22</text:p>
          </table:table-cell>
          <table:table-cell table:style-name="ce26"/>
          <table:table-cell table:style-name="ce9" table:formula="of:=[.K44]+1" office:value-type="date" office:date-value="2022-01-23" calcext:value-type="date">
            <text:p>23/01/22</text:p>
          </table:table-cell>
          <table:table-cell table:style-name="ce32"/>
          <table:table-cell table:style-name="ce26" table:number-columns-repeated="1010"/>
        </table:table-row>
        <table:table-row table:style-name="ro24">
          <table:table-cell table:style-name="ce10" table:formula="of:=TEXT([.A44];&quot;NNN J&quot;)" office:value-type="string" office:string-value="lundi 17" calcext:value-type="string">
            <text:p>lundi 17</text:p>
          </table:table-cell>
          <table:table-cell table:style-name="ce20"/>
          <table:table-cell table:style-name="ce10" table:formula="of:=TEXT([.C44];&quot;NNN J&quot;)" office:value-type="string" office:string-value="mardi 18" calcext:value-type="string">
            <text:p>mardi 18</text:p>
          </table:table-cell>
          <table:table-cell table:style-name="ce20"/>
          <table:table-cell table:style-name="ce10" table:formula="of:=TEXT([.E44];&quot;NNN J&quot;)" office:value-type="string" office:string-value="mercredi 19" calcext:value-type="string">
            <text:p>mercredi 19</text:p>
          </table:table-cell>
          <table:table-cell table:style-name="ce20"/>
          <table:table-cell table:style-name="ce10" table:formula="of:=TEXT([.G44];&quot;NNN J&quot;)" office:value-type="string" office:string-value="jeudi 20" calcext:value-type="string">
            <text:p>jeudi 20</text:p>
          </table:table-cell>
          <table:table-cell table:style-name="ce20"/>
          <table:table-cell table:style-name="ce10" table:formula="of:=TEXT([.I44];&quot;NNN J&quot;)" office:value-type="string" office:string-value="vendredi 21" calcext:value-type="string">
            <text:p>vendredi 21</text:p>
          </table:table-cell>
          <table:table-cell table:style-name="ce20"/>
          <table:table-cell table:style-name="ce10" table:formula="of:=TEXT([.K44];&quot;NNN J&quot;)" office:value-type="string" office:string-value="samedi 22" calcext:value-type="string">
            <text:p>samedi 22</text:p>
          </table:table-cell>
          <table:table-cell table:style-name="ce20"/>
          <table:table-cell table:style-name="ce10" table:formula="of:=TEXT([.M44];&quot;NNN J&quot;)" office:value-type="string" office:string-value="dimanche 23" calcext:value-type="string">
            <text:p>dimanche 23</text:p>
          </table:table-cell>
          <table:table-cell table:style-name="ce20"/>
          <table:table-cell table:style-name="ce40" table:number-columns-repeated="1010"/>
        </table:table-row>
        <table:table-row table:style-name="ro17">
          <table:table-cell table:style-name="ce11" table:formula="of:=IF(ISERROR(MATCH([.A44];[$'Jours fériés'.$D$4:.$D$203];0));&quot;&quot;;INDEX([$'Jours fériés'.$A$4:.$A$203];MATCH([.A44];[$'Jours fériés'.$D$4:.$D$203];0);1))">
            <text:p/>
          </table:table-cell>
          <table:table-cell table:style-name="ce21"/>
          <table:table-cell table:style-name="ce11" table:formula="of:=IF(ISERROR(MATCH([.C44];[$'Jours fériés'.$D$4:.$D$203];0));&quot;&quot;;INDEX([$'Jours fériés'.$A$4:.$A$203];MATCH([.C44];[$'Jours fériés'.$D$4:.$D$203];0);1))">
            <text:p/>
          </table:table-cell>
          <table:table-cell table:style-name="ce21"/>
          <table:table-cell table:style-name="ce11" table:formula="of:=IF(ISERROR(MATCH([.E44];[$'Jours fériés'.$D$4:.$D$203];0));&quot;&quot;;INDEX([$'Jours fériés'.$A$4:.$A$203];MATCH([.E44];[$'Jours fériés'.$D$4:.$D$203];0);1))">
            <text:p/>
          </table:table-cell>
          <table:table-cell table:style-name="ce21"/>
          <table:table-cell table:style-name="ce11" table:formula="of:=IF(ISERROR(MATCH([.G44];[$'Jours fériés'.$D$4:.$D$203];0));&quot;&quot;;INDEX([$'Jours fériés'.$A$4:.$A$203];MATCH([.G44];[$'Jours fériés'.$D$4:.$D$203];0);1))">
            <text:p/>
          </table:table-cell>
          <table:table-cell table:style-name="ce21"/>
          <table:table-cell table:style-name="ce11" table:formula="of:=IF(ISERROR(MATCH([.I44];[$'Jours fériés'.$D$4:.$D$203];0));&quot;&quot;;INDEX([$'Jours fériés'.$A$4:.$A$203];MATCH([.I44];[$'Jours fériés'.$D$4:.$D$203];0);1))">
            <text:p/>
          </table:table-cell>
          <table:table-cell table:style-name="ce21"/>
          <table:table-cell table:style-name="ce11" table:formula="of:=IF(ISERROR(MATCH([.K44];[$'Jours fériés'.$D$4:.$D$203];0));&quot;&quot;;INDEX([$'Jours fériés'.$A$4:.$A$203];MATCH([.K44];[$'Jours fériés'.$D$4:.$D$203];0);1))">
            <text:p/>
          </table:table-cell>
          <table:table-cell table:style-name="ce21"/>
          <table:table-cell table:style-name="ce11" table:formula="of:=IF(ISERROR(MATCH([.M44];[$'Jours fériés'.$D$4:.$D$203];0));&quot;&quot;;INDEX([$'Jours fériés'.$A$4:.$A$203];MATCH([.M44];[$'Jours fériés'.$D$4:.$D$203];0);1))">
            <text:p/>
          </table:table-cell>
          <table:table-cell table:style-name="ce21"/>
          <table:table-cell table:style-name="ce41" table:number-columns-repeated="1010"/>
        </table:table-row>
        <table:table-row table:style-name="ro8">
          <table:table-cell table:style-name="ce12" table:formula="of:=IF(ISERROR(MATCH([.A44];[$Lune.$A$1:.$A$1000];0));&quot;&quot;;INDEX([$Lune.$B$1:.$B$1000];MATCH([.A44];[$Lune.$A$1:.$A$1000];0);1))" office:value-type="string" office:string-value="○" calcext:value-type="string">
            <text:p>○</text:p>
          </table:table-cell>
          <table:table-cell table:style-name="ce22"/>
          <table:table-cell table:style-name="ce12" table:formula="of:=IF(ISERROR(MATCH([.C44];[$Lune.$A$1:.$A$1000];0));&quot;&quot;;INDEX([$Lune.$B$1:.$B$1000];MATCH([.C44];[$Lune.$A$1:.$A$1000];0);1))">
            <text:p/>
          </table:table-cell>
          <table:table-cell table:style-name="ce22"/>
          <table:table-cell table:style-name="ce12" table:formula="of:=IF(ISERROR(MATCH([.E44];[$Lune.$A$1:.$A$1000];0));&quot;&quot;;INDEX([$Lune.$B$1:.$B$1000];MATCH([.E44];[$Lune.$A$1:.$A$1000];0);1))">
            <text:p/>
          </table:table-cell>
          <table:table-cell table:style-name="ce22"/>
          <table:table-cell table:style-name="ce12" table:formula="of:=IF(ISERROR(MATCH([.G44];[$Lune.$A$1:.$A$1000];0));&quot;&quot;;INDEX([$Lune.$B$1:.$B$1000];MATCH([.G44];[$Lune.$A$1:.$A$1000];0);1))">
            <text:p/>
          </table:table-cell>
          <table:table-cell table:style-name="ce22"/>
          <table:table-cell table:style-name="ce12" table:formula="of:=IF(ISERROR(MATCH([.I44];[$Lune.$A$1:.$A$1000];0));&quot;&quot;;INDEX([$Lune.$B$1:.$B$1000];MATCH([.I44];[$Lune.$A$1:.$A$1000];0);1))">
            <text:p/>
          </table:table-cell>
          <table:table-cell table:style-name="ce22"/>
          <table:table-cell table:style-name="ce12" table:formula="of:=IF(ISERROR(MATCH([.K44];[$Lune.$A$1:.$A$1000];0));&quot;&quot;;INDEX([$Lune.$B$1:.$B$1000];MATCH([.K44];[$Lune.$A$1:.$A$1000];0);1))">
            <text:p/>
          </table:table-cell>
          <table:table-cell table:style-name="ce22"/>
          <table:table-cell table:style-name="ce12" table:formula="of:=IF(ISERROR(MATCH([.M44];[$Lune.$A$1:.$A$1000];0));&quot;&quot;;INDEX([$Lune.$B$1:.$B$1000];MATCH([.M4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44]);&quot;00&quot;)" office:value-type="string" office:string-value="03" calcext:value-type="string">
            <text:p>03</text:p>
          </table:table-cell>
          <table:table-cell table:number-columns-repeated="1010"/>
        </table:table-row>
        <table:table-row table:style-name="ro8">
          <table:table-cell table:style-name="ce8" table:formula="of:=CONCATENATE(IF(MONTH([.A56])&lt;&gt;MONTH([.M56]);UPPER(TEXT([.A56];&quot;MMMM&quot;));&quot;&quot;);IF(YEAR([.A56])&lt;&gt;YEAR([.M56]);CONCATENATE(&quot; &quot;;TEXT([.A5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6];&quot;MMMM AAAA&quot;))" office:value-type="string" office:string-value="JANVIER 2022" calcext:value-type="string">
            <text:p>JANVIER 2022</text:p>
          </table:table-cell>
          <table:table-cell table:style-name="ce8" table:number-columns-repeated="1010"/>
        </table:table-row>
        <table:table-row table:style-name="ro11">
          <table:table-cell table:style-name="ce9" table:formula="of:=[.A44]+7" office:value-type="date" office:date-value="2022-01-24" calcext:value-type="date">
            <text:p>24/01/22</text:p>
          </table:table-cell>
          <table:table-cell table:style-name="ce9"/>
          <table:table-cell table:style-name="ce9" table:formula="of:=[.A56]+1" office:value-type="date" office:date-value="2022-01-25" calcext:value-type="date">
            <text:p>25/01/22</text:p>
          </table:table-cell>
          <table:table-cell table:style-name="ce26"/>
          <table:table-cell table:style-name="ce9" table:formula="of:=[.C56]+1" office:value-type="date" office:date-value="2022-01-26" calcext:value-type="date">
            <text:p>26/01/22</text:p>
          </table:table-cell>
          <table:table-cell table:style-name="ce26"/>
          <table:table-cell table:style-name="ce9" table:formula="of:=[.E56]+1" office:value-type="date" office:date-value="2022-01-27" calcext:value-type="date">
            <text:p>27/01/22</text:p>
          </table:table-cell>
          <table:table-cell table:style-name="ce26"/>
          <table:table-cell table:style-name="ce9" table:formula="of:=[.G56]+1" office:value-type="date" office:date-value="2022-01-28" calcext:value-type="date">
            <text:p>28/01/22</text:p>
          </table:table-cell>
          <table:table-cell table:style-name="ce26"/>
          <table:table-cell table:style-name="ce9" table:formula="of:=[.I56]+1" office:value-type="date" office:date-value="2022-01-29" calcext:value-type="date">
            <text:p>29/01/22</text:p>
          </table:table-cell>
          <table:table-cell table:style-name="ce26"/>
          <table:table-cell table:style-name="ce9" table:formula="of:=[.K56]+1" office:value-type="date" office:date-value="2022-01-30" calcext:value-type="date">
            <text:p>30/01/22</text:p>
          </table:table-cell>
          <table:table-cell table:style-name="ce32"/>
          <table:table-cell table:style-name="ce26" table:number-columns-repeated="1010"/>
        </table:table-row>
        <table:table-row table:style-name="ro24">
          <table:table-cell table:style-name="ce10" table:formula="of:=TEXT([.A56];&quot;NNN J&quot;)" office:value-type="string" office:string-value="lundi 24" calcext:value-type="string">
            <text:p>lundi 24</text:p>
          </table:table-cell>
          <table:table-cell table:style-name="ce20"/>
          <table:table-cell table:style-name="ce10" table:formula="of:=TEXT([.C56];&quot;NNN J&quot;)" office:value-type="string" office:string-value="mardi 25" calcext:value-type="string">
            <text:p>mardi 25</text:p>
          </table:table-cell>
          <table:table-cell table:style-name="ce20"/>
          <table:table-cell table:style-name="ce10" table:formula="of:=TEXT([.E56];&quot;NNN J&quot;)" office:value-type="string" office:string-value="mercredi 26" calcext:value-type="string">
            <text:p>mercredi 26</text:p>
          </table:table-cell>
          <table:table-cell table:style-name="ce20"/>
          <table:table-cell table:style-name="ce10" table:formula="of:=TEXT([.G56];&quot;NNN J&quot;)" office:value-type="string" office:string-value="jeudi 27" calcext:value-type="string">
            <text:p>jeudi 27</text:p>
          </table:table-cell>
          <table:table-cell table:style-name="ce20"/>
          <table:table-cell table:style-name="ce10" table:formula="of:=TEXT([.I56];&quot;NNN J&quot;)" office:value-type="string" office:string-value="vendredi 28" calcext:value-type="string">
            <text:p>vendredi 28</text:p>
          </table:table-cell>
          <table:table-cell table:style-name="ce20"/>
          <table:table-cell table:style-name="ce10" table:formula="of:=TEXT([.K56];&quot;NNN J&quot;)" office:value-type="string" office:string-value="samedi 29" calcext:value-type="string">
            <text:p>samedi 29</text:p>
          </table:table-cell>
          <table:table-cell table:style-name="ce20"/>
          <table:table-cell table:style-name="ce10" table:formula="of:=TEXT([.M56];&quot;NNN J&quot;)" office:value-type="string" office:string-value="dimanche 30" calcext:value-type="string">
            <text:p>dimanche 30</text:p>
          </table:table-cell>
          <table:table-cell table:style-name="ce20"/>
          <table:table-cell table:style-name="ce40" table:number-columns-repeated="1010"/>
        </table:table-row>
        <table:table-row table:style-name="ro17">
          <table:table-cell table:style-name="ce11" table:formula="of:=IF(ISERROR(MATCH([.A56];[$'Jours fériés'.$D$4:.$D$203];0));&quot;&quot;;INDEX([$'Jours fériés'.$A$4:.$A$203];MATCH([.A56];[$'Jours fériés'.$D$4:.$D$203];0);1))">
            <text:p/>
          </table:table-cell>
          <table:table-cell table:style-name="ce21"/>
          <table:table-cell table:style-name="ce11" table:formula="of:=IF(ISERROR(MATCH([.C56];[$'Jours fériés'.$D$4:.$D$203];0));&quot;&quot;;INDEX([$'Jours fériés'.$A$4:.$A$203];MATCH([.C56];[$'Jours fériés'.$D$4:.$D$203];0);1))">
            <text:p/>
          </table:table-cell>
          <table:table-cell table:style-name="ce21"/>
          <table:table-cell table:style-name="ce11" table:formula="of:=IF(ISERROR(MATCH([.E56];[$'Jours fériés'.$D$4:.$D$203];0));&quot;&quot;;INDEX([$'Jours fériés'.$A$4:.$A$203];MATCH([.E56];[$'Jours fériés'.$D$4:.$D$203];0);1))">
            <text:p/>
          </table:table-cell>
          <table:table-cell table:style-name="ce21"/>
          <table:table-cell table:style-name="ce11" table:formula="of:=IF(ISERROR(MATCH([.G56];[$'Jours fériés'.$D$4:.$D$203];0));&quot;&quot;;INDEX([$'Jours fériés'.$A$4:.$A$203];MATCH([.G56];[$'Jours fériés'.$D$4:.$D$203];0);1))">
            <text:p/>
          </table:table-cell>
          <table:table-cell table:style-name="ce21"/>
          <table:table-cell table:style-name="ce11" table:formula="of:=IF(ISERROR(MATCH([.I56];[$'Jours fériés'.$D$4:.$D$203];0));&quot;&quot;;INDEX([$'Jours fériés'.$A$4:.$A$203];MATCH([.I56];[$'Jours fériés'.$D$4:.$D$203];0);1))">
            <text:p/>
          </table:table-cell>
          <table:table-cell table:style-name="ce21"/>
          <table:table-cell table:style-name="ce11" table:formula="of:=IF(ISERROR(MATCH([.K56];[$'Jours fériés'.$D$4:.$D$203];0));&quot;&quot;;INDEX([$'Jours fériés'.$A$4:.$A$203];MATCH([.K56];[$'Jours fériés'.$D$4:.$D$203];0);1))">
            <text:p/>
          </table:table-cell>
          <table:table-cell table:style-name="ce21"/>
          <table:table-cell table:style-name="ce11" table:formula="of:=IF(ISERROR(MATCH([.M56];[$'Jours fériés'.$D$4:.$D$203];0));&quot;&quot;;INDEX([$'Jours fériés'.$A$4:.$A$203];MATCH([.M56];[$'Jours fériés'.$D$4:.$D$203];0);1))">
            <text:p/>
          </table:table-cell>
          <table:table-cell table:style-name="ce21"/>
          <table:table-cell table:style-name="ce41" table:number-columns-repeated="1010"/>
        </table:table-row>
        <table:table-row table:style-name="ro8">
          <table:table-cell table:style-name="ce12" table:formula="of:=IF(ISERROR(MATCH([.A56];[$Lune.$A$1:.$A$1000];0));&quot;&quot;;INDEX([$Lune.$B$1:.$B$1000];MATCH([.A56];[$Lune.$A$1:.$A$1000];0);1))">
            <text:p/>
          </table:table-cell>
          <table:table-cell table:style-name="ce22"/>
          <table:table-cell table:style-name="ce12" table:formula="of:=IF(ISERROR(MATCH([.C56];[$Lune.$A$1:.$A$1000];0));&quot;&quot;;INDEX([$Lune.$B$1:.$B$1000];MATCH([.C56];[$Lune.$A$1:.$A$1000];0);1))" office:value-type="string" office:string-value="◑" calcext:value-type="string">
            <text:p>◑</text:p>
          </table:table-cell>
          <table:table-cell table:style-name="ce22"/>
          <table:table-cell table:style-name="ce12" table:formula="of:=IF(ISERROR(MATCH([.E56];[$Lune.$A$1:.$A$1000];0));&quot;&quot;;INDEX([$Lune.$B$1:.$B$1000];MATCH([.E56];[$Lune.$A$1:.$A$1000];0);1))">
            <text:p/>
          </table:table-cell>
          <table:table-cell table:style-name="ce22"/>
          <table:table-cell table:style-name="ce12" table:formula="of:=IF(ISERROR(MATCH([.G56];[$Lune.$A$1:.$A$1000];0));&quot;&quot;;INDEX([$Lune.$B$1:.$B$1000];MATCH([.G56];[$Lune.$A$1:.$A$1000];0);1))">
            <text:p/>
          </table:table-cell>
          <table:table-cell table:style-name="ce22"/>
          <table:table-cell table:style-name="ce12" table:formula="of:=IF(ISERROR(MATCH([.I56];[$Lune.$A$1:.$A$1000];0));&quot;&quot;;INDEX([$Lune.$B$1:.$B$1000];MATCH([.I56];[$Lune.$A$1:.$A$1000];0);1))">
            <text:p/>
          </table:table-cell>
          <table:table-cell table:style-name="ce22"/>
          <table:table-cell table:style-name="ce12" table:formula="of:=IF(ISERROR(MATCH([.K56];[$Lune.$A$1:.$A$1000];0));&quot;&quot;;INDEX([$Lune.$B$1:.$B$1000];MATCH([.K56];[$Lune.$A$1:.$A$1000];0);1))">
            <text:p/>
          </table:table-cell>
          <table:table-cell table:style-name="ce22"/>
          <table:table-cell table:style-name="ce12" table:formula="of:=IF(ISERROR(MATCH([.M56];[$Lune.$A$1:.$A$1000];0));&quot;&quot;;INDEX([$Lune.$B$1:.$B$1000];MATCH([.M5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56]);&quot;00&quot;)" office:value-type="string" office:string-value="04" calcext:value-type="string">
            <text:p>04</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69])&lt;&gt;MONTH([.M69]);UPPER(TEXT([.A69];&quot;MMMM&quot;));&quot;&quot;);IF(YEAR([.A69])&lt;&gt;YEAR([.M69]);CONCATENATE(&quot; &quot;;TEXT([.A69];&quot;AAAA&quot;));&quot;&quot;))" office:value-type="string" office:string-value="JANVIER" calcext:value-type="string">
            <text:p>JANVIER</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9];&quot;MMMM AAAA&quot;))" office:value-type="string" office:string-value="FÉVRIER 2022" calcext:value-type="string">
            <text:p>FÉVRIER 2022</text:p>
          </table:table-cell>
          <table:table-cell table:style-name="ce8" table:number-columns-repeated="1010"/>
        </table:table-row>
        <table:table-row table:style-name="ro11">
          <table:table-cell table:style-name="ce9" table:formula="of:=[.A56]+7" office:value-type="date" office:date-value="2022-01-31" calcext:value-type="date">
            <text:p>31/01/22</text:p>
          </table:table-cell>
          <table:table-cell table:style-name="ce9"/>
          <table:table-cell table:style-name="ce9" table:formula="of:=[.A69]+1" office:value-type="date" office:date-value="2022-02-01" calcext:value-type="date">
            <text:p>01/02/22</text:p>
          </table:table-cell>
          <table:table-cell table:style-name="ce26"/>
          <table:table-cell table:style-name="ce9" table:formula="of:=[.C69]+1" office:value-type="date" office:date-value="2022-02-02" calcext:value-type="date">
            <text:p>02/02/22</text:p>
          </table:table-cell>
          <table:table-cell table:style-name="ce26"/>
          <table:table-cell table:style-name="ce9" table:formula="of:=[.E69]+1" office:value-type="date" office:date-value="2022-02-03" calcext:value-type="date">
            <text:p>03/02/22</text:p>
          </table:table-cell>
          <table:table-cell table:style-name="ce26"/>
          <table:table-cell table:style-name="ce9" table:formula="of:=[.G69]+1" office:value-type="date" office:date-value="2022-02-04" calcext:value-type="date">
            <text:p>04/02/22</text:p>
          </table:table-cell>
          <table:table-cell table:style-name="ce26"/>
          <table:table-cell table:style-name="ce9" table:formula="of:=[.I69]+1" office:value-type="date" office:date-value="2022-02-05" calcext:value-type="date">
            <text:p>05/02/22</text:p>
          </table:table-cell>
          <table:table-cell table:style-name="ce26"/>
          <table:table-cell table:style-name="ce9" table:formula="of:=[.K69]+1" office:value-type="date" office:date-value="2022-02-06" calcext:value-type="date">
            <text:p>06/02/22</text:p>
          </table:table-cell>
          <table:table-cell table:style-name="ce32"/>
          <table:table-cell table:style-name="ce26" table:number-columns-repeated="1010"/>
        </table:table-row>
        <table:table-row table:style-name="ro12">
          <table:table-cell table:style-name="ce10" table:formula="of:=TEXT([.A69];&quot;NNN J&quot;)" office:value-type="string" office:string-value="lundi 31" calcext:value-type="string">
            <text:p>lundi 31</text:p>
          </table:table-cell>
          <table:table-cell table:style-name="ce20"/>
          <table:table-cell table:style-name="ce10" table:formula="of:=TEXT([.C69];&quot;NNN J&quot;)" office:value-type="string" office:string-value="mardi 1" calcext:value-type="string">
            <text:p>mardi 1</text:p>
          </table:table-cell>
          <table:table-cell table:style-name="ce20"/>
          <table:table-cell table:style-name="ce10" table:formula="of:=TEXT([.E69];&quot;NNN J&quot;)" office:value-type="string" office:string-value="mercredi 2" calcext:value-type="string">
            <text:p>mercredi 2</text:p>
          </table:table-cell>
          <table:table-cell table:style-name="ce20"/>
          <table:table-cell table:style-name="ce10" table:formula="of:=TEXT([.G69];&quot;NNN J&quot;)" office:value-type="string" office:string-value="jeudi 3" calcext:value-type="string">
            <text:p>jeudi 3</text:p>
          </table:table-cell>
          <table:table-cell table:style-name="ce20"/>
          <table:table-cell table:style-name="ce10" table:formula="of:=TEXT([.I69];&quot;NNN J&quot;)" office:value-type="string" office:string-value="vendredi 4" calcext:value-type="string">
            <text:p>vendredi 4</text:p>
          </table:table-cell>
          <table:table-cell table:style-name="ce20"/>
          <table:table-cell table:style-name="ce10" table:formula="of:=TEXT([.K69];&quot;NNN J&quot;)" office:value-type="string" office:string-value="samedi 5" calcext:value-type="string">
            <text:p>samedi 5</text:p>
          </table:table-cell>
          <table:table-cell table:style-name="ce20"/>
          <table:table-cell table:style-name="ce10" table:formula="of:=TEXT([.M69];&quot;NNN J&quot;)" office:value-type="string" office:string-value="dimanche 6" calcext:value-type="string">
            <text:p>dimanche 6</text:p>
          </table:table-cell>
          <table:table-cell table:style-name="ce20"/>
          <table:table-cell table:style-name="ce40" table:number-columns-repeated="1010"/>
        </table:table-row>
        <table:table-row table:style-name="ro17">
          <table:table-cell table:style-name="ce11" table:formula="of:=IF(ISERROR(MATCH([.A69];[$'Jours fériés'.$D$4:.$D$203];0));&quot;&quot;;INDEX([$'Jours fériés'.$A$4:.$A$203];MATCH([.A69];[$'Jours fériés'.$D$4:.$D$203];0);1))">
            <text:p/>
          </table:table-cell>
          <table:table-cell table:style-name="ce21"/>
          <table:table-cell table:style-name="ce11" table:formula="of:=IF(ISERROR(MATCH([.C69];[$'Jours fériés'.$D$4:.$D$203];0));&quot;&quot;;INDEX([$'Jours fériés'.$A$4:.$A$203];MATCH([.C69];[$'Jours fériés'.$D$4:.$D$203];0);1))">
            <text:p/>
          </table:table-cell>
          <table:table-cell table:style-name="ce21"/>
          <table:table-cell table:style-name="ce11" table:formula="of:=IF(ISERROR(MATCH([.E69];[$'Jours fériés'.$D$4:.$D$203];0));&quot;&quot;;INDEX([$'Jours fériés'.$A$4:.$A$203];MATCH([.E69];[$'Jours fériés'.$D$4:.$D$203];0);1))">
            <text:p/>
          </table:table-cell>
          <table:table-cell table:style-name="ce21"/>
          <table:table-cell table:style-name="ce11" table:formula="of:=IF(ISERROR(MATCH([.G69];[$'Jours fériés'.$D$4:.$D$203];0));&quot;&quot;;INDEX([$'Jours fériés'.$A$4:.$A$203];MATCH([.G69];[$'Jours fériés'.$D$4:.$D$203];0);1))">
            <text:p/>
          </table:table-cell>
          <table:table-cell table:style-name="ce21"/>
          <table:table-cell table:style-name="ce11" table:formula="of:=IF(ISERROR(MATCH([.I69];[$'Jours fériés'.$D$4:.$D$203];0));&quot;&quot;;INDEX([$'Jours fériés'.$A$4:.$A$203];MATCH([.I69];[$'Jours fériés'.$D$4:.$D$203];0);1))">
            <text:p/>
          </table:table-cell>
          <table:table-cell table:style-name="ce21"/>
          <table:table-cell table:style-name="ce11" table:formula="of:=IF(ISERROR(MATCH([.K69];[$'Jours fériés'.$D$4:.$D$203];0));&quot;&quot;;INDEX([$'Jours fériés'.$A$4:.$A$203];MATCH([.K69];[$'Jours fériés'.$D$4:.$D$203];0);1))">
            <text:p/>
          </table:table-cell>
          <table:table-cell table:style-name="ce21"/>
          <table:table-cell table:style-name="ce11" table:formula="of:=IF(ISERROR(MATCH([.M69];[$'Jours fériés'.$D$4:.$D$203];0));&quot;&quot;;INDEX([$'Jours fériés'.$A$4:.$A$203];MATCH([.M69];[$'Jours fériés'.$D$4:.$D$203];0);1))">
            <text:p/>
          </table:table-cell>
          <table:table-cell table:style-name="ce21"/>
          <table:table-cell table:style-name="ce41" table:number-columns-repeated="1010"/>
        </table:table-row>
        <table:table-row table:style-name="ro8">
          <table:table-cell table:style-name="ce12" table:formula="of:=IF(ISERROR(MATCH([.A69];[$Lune.$A$1:.$A$1000];0));&quot;&quot;;INDEX([$Lune.$B$1:.$B$1000];MATCH([.A69];[$Lune.$A$1:.$A$1000];0);1))">
            <text:p/>
          </table:table-cell>
          <table:table-cell table:style-name="ce22"/>
          <table:table-cell table:style-name="ce12" table:formula="of:=IF(ISERROR(MATCH([.C69];[$Lune.$A$1:.$A$1000];0));&quot;&quot;;INDEX([$Lune.$B$1:.$B$1000];MATCH([.C69];[$Lune.$A$1:.$A$1000];0);1))" office:value-type="string" office:string-value="●" calcext:value-type="string">
            <text:p>●</text:p>
          </table:table-cell>
          <table:table-cell table:style-name="ce22"/>
          <table:table-cell table:style-name="ce12" table:formula="of:=IF(ISERROR(MATCH([.E69];[$Lune.$A$1:.$A$1000];0));&quot;&quot;;INDEX([$Lune.$B$1:.$B$1000];MATCH([.E69];[$Lune.$A$1:.$A$1000];0);1))">
            <text:p/>
          </table:table-cell>
          <table:table-cell table:style-name="ce22"/>
          <table:table-cell table:style-name="ce12" table:formula="of:=IF(ISERROR(MATCH([.G69];[$Lune.$A$1:.$A$1000];0));&quot;&quot;;INDEX([$Lune.$B$1:.$B$1000];MATCH([.G69];[$Lune.$A$1:.$A$1000];0);1))">
            <text:p/>
          </table:table-cell>
          <table:table-cell table:style-name="ce22"/>
          <table:table-cell table:style-name="ce12" table:formula="of:=IF(ISERROR(MATCH([.I69];[$Lune.$A$1:.$A$1000];0));&quot;&quot;;INDEX([$Lune.$B$1:.$B$1000];MATCH([.I69];[$Lune.$A$1:.$A$1000];0);1))">
            <text:p/>
          </table:table-cell>
          <table:table-cell table:style-name="ce22"/>
          <table:table-cell table:style-name="ce12" table:formula="of:=IF(ISERROR(MATCH([.K69];[$Lune.$A$1:.$A$1000];0));&quot;&quot;;INDEX([$Lune.$B$1:.$B$1000];MATCH([.K69];[$Lune.$A$1:.$A$1000];0);1))">
            <text:p/>
          </table:table-cell>
          <table:table-cell table:style-name="ce22"/>
          <table:table-cell table:style-name="ce12" table:formula="of:=IF(ISERROR(MATCH([.M69];[$Lune.$A$1:.$A$1000];0));&quot;&quot;;INDEX([$Lune.$B$1:.$B$1000];MATCH([.M6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69]);&quot;00&quot;)" office:value-type="string" office:string-value="05" calcext:value-type="string">
            <text:p>05</text:p>
          </table:table-cell>
          <table:table-cell table:number-columns-repeated="1010"/>
        </table:table-row>
        <table:table-row table:style-name="ro8">
          <table:table-cell table:style-name="ce8" table:formula="of:=CONCATENATE(IF(MONTH([.A81])&lt;&gt;MONTH([.M81]);UPPER(TEXT([.A81];&quot;MMMM&quot;));&quot;&quot;);IF(YEAR([.A81])&lt;&gt;YEAR([.M81]);CONCATENATE(&quot; &quot;;TEXT([.A8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81];&quot;MMMM AAAA&quot;))" office:value-type="string" office:string-value="FÉVRIER 2022" calcext:value-type="string">
            <text:p>FÉVRIER 2022</text:p>
          </table:table-cell>
          <table:table-cell table:style-name="ce8" table:number-columns-repeated="1010"/>
        </table:table-row>
        <table:table-row table:style-name="ro11">
          <table:table-cell table:style-name="ce9" table:formula="of:=[.A69]+7" office:value-type="date" office:date-value="2022-02-07" calcext:value-type="date">
            <text:p>07/02/22</text:p>
          </table:table-cell>
          <table:table-cell table:style-name="ce9"/>
          <table:table-cell table:style-name="ce9" table:formula="of:=[.A81]+1" office:value-type="date" office:date-value="2022-02-08" calcext:value-type="date">
            <text:p>08/02/22</text:p>
          </table:table-cell>
          <table:table-cell table:style-name="ce26"/>
          <table:table-cell table:style-name="ce9" table:formula="of:=[.C81]+1" office:value-type="date" office:date-value="2022-02-09" calcext:value-type="date">
            <text:p>09/02/22</text:p>
          </table:table-cell>
          <table:table-cell table:style-name="ce26"/>
          <table:table-cell table:style-name="ce9" table:formula="of:=[.E81]+1" office:value-type="date" office:date-value="2022-02-10" calcext:value-type="date">
            <text:p>10/02/22</text:p>
          </table:table-cell>
          <table:table-cell table:style-name="ce26"/>
          <table:table-cell table:style-name="ce9" table:formula="of:=[.G81]+1" office:value-type="date" office:date-value="2022-02-11" calcext:value-type="date">
            <text:p>11/02/22</text:p>
          </table:table-cell>
          <table:table-cell table:style-name="ce26"/>
          <table:table-cell table:style-name="ce9" table:formula="of:=[.I81]+1" office:value-type="date" office:date-value="2022-02-12" calcext:value-type="date">
            <text:p>12/02/22</text:p>
          </table:table-cell>
          <table:table-cell table:style-name="ce26"/>
          <table:table-cell table:style-name="ce9" table:formula="of:=[.K81]+1" office:value-type="date" office:date-value="2022-02-13" calcext:value-type="date">
            <text:p>13/02/22</text:p>
          </table:table-cell>
          <table:table-cell table:style-name="ce32"/>
          <table:table-cell table:style-name="ce26" table:number-columns-repeated="1010"/>
        </table:table-row>
        <table:table-row table:style-name="ro12">
          <table:table-cell table:style-name="ce10" table:formula="of:=TEXT([.A81];&quot;NNN J&quot;)" office:value-type="string" office:string-value="lundi 7" calcext:value-type="string">
            <text:p>lundi 7</text:p>
          </table:table-cell>
          <table:table-cell table:style-name="ce20"/>
          <table:table-cell table:style-name="ce10" table:formula="of:=TEXT([.C81];&quot;NNN J&quot;)" office:value-type="string" office:string-value="mardi 8" calcext:value-type="string">
            <text:p>mardi 8</text:p>
          </table:table-cell>
          <table:table-cell table:style-name="ce20"/>
          <table:table-cell table:style-name="ce10" table:formula="of:=TEXT([.E81];&quot;NNN J&quot;)" office:value-type="string" office:string-value="mercredi 9" calcext:value-type="string">
            <text:p>mercredi 9</text:p>
          </table:table-cell>
          <table:table-cell table:style-name="ce20"/>
          <table:table-cell table:style-name="ce10" table:formula="of:=TEXT([.G81];&quot;NNN J&quot;)" office:value-type="string" office:string-value="jeudi 10" calcext:value-type="string">
            <text:p>jeudi 10</text:p>
          </table:table-cell>
          <table:table-cell table:style-name="ce20"/>
          <table:table-cell table:style-name="ce10" table:formula="of:=TEXT([.I81];&quot;NNN J&quot;)" office:value-type="string" office:string-value="vendredi 11" calcext:value-type="string">
            <text:p>vendredi 11</text:p>
          </table:table-cell>
          <table:table-cell table:style-name="ce20"/>
          <table:table-cell table:style-name="ce10" table:formula="of:=TEXT([.K81];&quot;NNN J&quot;)" office:value-type="string" office:string-value="samedi 12" calcext:value-type="string">
            <text:p>samedi 12</text:p>
          </table:table-cell>
          <table:table-cell table:style-name="ce20"/>
          <table:table-cell table:style-name="ce10" table:formula="of:=TEXT([.M81];&quot;NNN J&quot;)" office:value-type="string" office:string-value="dimanche 13" calcext:value-type="string">
            <text:p>dimanche 13</text:p>
          </table:table-cell>
          <table:table-cell table:style-name="ce20"/>
          <table:table-cell table:style-name="ce40" table:number-columns-repeated="1010"/>
        </table:table-row>
        <table:table-row table:style-name="ro17">
          <table:table-cell table:style-name="ce11" table:formula="of:=IF(ISERROR(MATCH([.A81];[$'Jours fériés'.$D$4:.$D$203];0));&quot;&quot;;INDEX([$'Jours fériés'.$A$4:.$A$203];MATCH([.A81];[$'Jours fériés'.$D$4:.$D$203];0);1))">
            <text:p/>
          </table:table-cell>
          <table:table-cell table:style-name="ce21"/>
          <table:table-cell table:style-name="ce11" table:formula="of:=IF(ISERROR(MATCH([.C81];[$'Jours fériés'.$D$4:.$D$203];0));&quot;&quot;;INDEX([$'Jours fériés'.$A$4:.$A$203];MATCH([.C81];[$'Jours fériés'.$D$4:.$D$203];0);1))">
            <text:p/>
          </table:table-cell>
          <table:table-cell table:style-name="ce21"/>
          <table:table-cell table:style-name="ce11" table:formula="of:=IF(ISERROR(MATCH([.E81];[$'Jours fériés'.$D$4:.$D$203];0));&quot;&quot;;INDEX([$'Jours fériés'.$A$4:.$A$203];MATCH([.E81];[$'Jours fériés'.$D$4:.$D$203];0);1))">
            <text:p/>
          </table:table-cell>
          <table:table-cell table:style-name="ce21"/>
          <table:table-cell table:style-name="ce11" table:formula="of:=IF(ISERROR(MATCH([.G81];[$'Jours fériés'.$D$4:.$D$203];0));&quot;&quot;;INDEX([$'Jours fériés'.$A$4:.$A$203];MATCH([.G81];[$'Jours fériés'.$D$4:.$D$203];0);1))">
            <text:p/>
          </table:table-cell>
          <table:table-cell table:style-name="ce21"/>
          <table:table-cell table:style-name="ce11" table:formula="of:=IF(ISERROR(MATCH([.I81];[$'Jours fériés'.$D$4:.$D$203];0));&quot;&quot;;INDEX([$'Jours fériés'.$A$4:.$A$203];MATCH([.I81];[$'Jours fériés'.$D$4:.$D$203];0);1))">
            <text:p/>
          </table:table-cell>
          <table:table-cell table:style-name="ce21"/>
          <table:table-cell table:style-name="ce11" table:formula="of:=IF(ISERROR(MATCH([.K81];[$'Jours fériés'.$D$4:.$D$203];0));&quot;&quot;;INDEX([$'Jours fériés'.$A$4:.$A$203];MATCH([.K81];[$'Jours fériés'.$D$4:.$D$203];0);1))">
            <text:p/>
          </table:table-cell>
          <table:table-cell table:style-name="ce21"/>
          <table:table-cell table:style-name="ce11" table:formula="of:=IF(ISERROR(MATCH([.M81];[$'Jours fériés'.$D$4:.$D$203];0));&quot;&quot;;INDEX([$'Jours fériés'.$A$4:.$A$203];MATCH([.M81];[$'Jours fériés'.$D$4:.$D$203];0);1))">
            <text:p/>
          </table:table-cell>
          <table:table-cell table:style-name="ce21"/>
          <table:table-cell table:style-name="ce41" table:number-columns-repeated="1010"/>
        </table:table-row>
        <table:table-row table:style-name="ro8">
          <table:table-cell table:style-name="ce12" table:formula="of:=IF(ISERROR(MATCH([.A81];[$Lune.$A$1:.$A$1000];0));&quot;&quot;;INDEX([$Lune.$B$1:.$B$1000];MATCH([.A81];[$Lune.$A$1:.$A$1000];0);1))">
            <text:p/>
          </table:table-cell>
          <table:table-cell table:style-name="ce22"/>
          <table:table-cell table:style-name="ce12" table:formula="of:=IF(ISERROR(MATCH([.C81];[$Lune.$A$1:.$A$1000];0));&quot;&quot;;INDEX([$Lune.$B$1:.$B$1000];MATCH([.C81];[$Lune.$A$1:.$A$1000];0);1))" office:value-type="string" office:string-value="◐" calcext:value-type="string">
            <text:p>◐</text:p>
          </table:table-cell>
          <table:table-cell table:style-name="ce22"/>
          <table:table-cell table:style-name="ce12" table:formula="of:=IF(ISERROR(MATCH([.E81];[$Lune.$A$1:.$A$1000];0));&quot;&quot;;INDEX([$Lune.$B$1:.$B$1000];MATCH([.E81];[$Lune.$A$1:.$A$1000];0);1))">
            <text:p/>
          </table:table-cell>
          <table:table-cell table:style-name="ce22"/>
          <table:table-cell table:style-name="ce12" table:formula="of:=IF(ISERROR(MATCH([.G81];[$Lune.$A$1:.$A$1000];0));&quot;&quot;;INDEX([$Lune.$B$1:.$B$1000];MATCH([.G81];[$Lune.$A$1:.$A$1000];0);1))">
            <text:p/>
          </table:table-cell>
          <table:table-cell table:style-name="ce22"/>
          <table:table-cell table:style-name="ce12" table:formula="of:=IF(ISERROR(MATCH([.I81];[$Lune.$A$1:.$A$1000];0));&quot;&quot;;INDEX([$Lune.$B$1:.$B$1000];MATCH([.I81];[$Lune.$A$1:.$A$1000];0);1))">
            <text:p/>
          </table:table-cell>
          <table:table-cell table:style-name="ce22"/>
          <table:table-cell table:style-name="ce12" table:formula="of:=IF(ISERROR(MATCH([.K81];[$Lune.$A$1:.$A$1000];0));&quot;&quot;;INDEX([$Lune.$B$1:.$B$1000];MATCH([.K81];[$Lune.$A$1:.$A$1000];0);1))">
            <text:p/>
          </table:table-cell>
          <table:table-cell table:style-name="ce22"/>
          <table:table-cell table:style-name="ce12" table:formula="of:=IF(ISERROR(MATCH([.M81];[$Lune.$A$1:.$A$1000];0));&quot;&quot;;INDEX([$Lune.$B$1:.$B$1000];MATCH([.M8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81]);&quot;00&quot;)" office:value-type="string" office:string-value="06" calcext:value-type="string">
            <text:p>06</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94])&lt;&gt;MONTH([.M94]);UPPER(TEXT([.A94];&quot;MMMM&quot;));&quot;&quot;);IF(YEAR([.A94])&lt;&gt;YEAR([.M94]);CONCATENATE(&quot; &quot;;TEXT([.A9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94];&quot;MMMM AAAA&quot;))" office:value-type="string" office:string-value="FÉVRIER 2022" calcext:value-type="string">
            <text:p>FÉVRIER 2022</text:p>
          </table:table-cell>
          <table:table-cell table:style-name="ce8" table:number-columns-repeated="1010"/>
        </table:table-row>
        <table:table-row table:style-name="ro11">
          <table:table-cell table:style-name="ce9" table:formula="of:=[.A81]+7" office:value-type="date" office:date-value="2022-02-14" calcext:value-type="date">
            <text:p>14/02/22</text:p>
          </table:table-cell>
          <table:table-cell table:style-name="ce9"/>
          <table:table-cell table:style-name="ce9" table:formula="of:=[.A94]+1" office:value-type="date" office:date-value="2022-02-15" calcext:value-type="date">
            <text:p>15/02/22</text:p>
          </table:table-cell>
          <table:table-cell table:style-name="ce26"/>
          <table:table-cell table:style-name="ce9" table:formula="of:=[.C94]+1" office:value-type="date" office:date-value="2022-02-16" calcext:value-type="date">
            <text:p>16/02/22</text:p>
          </table:table-cell>
          <table:table-cell table:style-name="ce26"/>
          <table:table-cell table:style-name="ce9" table:formula="of:=[.E94]+1" office:value-type="date" office:date-value="2022-02-17" calcext:value-type="date">
            <text:p>17/02/22</text:p>
          </table:table-cell>
          <table:table-cell table:style-name="ce26"/>
          <table:table-cell table:style-name="ce9" table:formula="of:=[.G94]+1" office:value-type="date" office:date-value="2022-02-18" calcext:value-type="date">
            <text:p>18/02/22</text:p>
          </table:table-cell>
          <table:table-cell table:style-name="ce26"/>
          <table:table-cell table:style-name="ce9" table:formula="of:=[.I94]+1" office:value-type="date" office:date-value="2022-02-19" calcext:value-type="date">
            <text:p>19/02/22</text:p>
          </table:table-cell>
          <table:table-cell table:style-name="ce26"/>
          <table:table-cell table:style-name="ce9" table:formula="of:=[.K94]+1" office:value-type="date" office:date-value="2022-02-20" calcext:value-type="date">
            <text:p>20/02/22</text:p>
          </table:table-cell>
          <table:table-cell table:style-name="ce32"/>
          <table:table-cell table:style-name="ce26" table:number-columns-repeated="1010"/>
        </table:table-row>
        <table:table-row table:style-name="ro12">
          <table:table-cell table:style-name="ce10" table:formula="of:=TEXT([.A94];&quot;NNN J&quot;)" office:value-type="string" office:string-value="lundi 14" calcext:value-type="string">
            <text:p>lundi 14</text:p>
          </table:table-cell>
          <table:table-cell table:style-name="ce20"/>
          <table:table-cell table:style-name="ce10" table:formula="of:=TEXT([.C94];&quot;NNN J&quot;)" office:value-type="string" office:string-value="mardi 15" calcext:value-type="string">
            <text:p>mardi 15</text:p>
          </table:table-cell>
          <table:table-cell table:style-name="ce20"/>
          <table:table-cell table:style-name="ce10" table:formula="of:=TEXT([.E94];&quot;NNN J&quot;)" office:value-type="string" office:string-value="mercredi 16" calcext:value-type="string">
            <text:p>mercredi 16</text:p>
          </table:table-cell>
          <table:table-cell table:style-name="ce20"/>
          <table:table-cell table:style-name="ce10" table:formula="of:=TEXT([.G94];&quot;NNN J&quot;)" office:value-type="string" office:string-value="jeudi 17" calcext:value-type="string">
            <text:p>jeudi 17</text:p>
          </table:table-cell>
          <table:table-cell table:style-name="ce20"/>
          <table:table-cell table:style-name="ce10" table:formula="of:=TEXT([.I94];&quot;NNN J&quot;)" office:value-type="string" office:string-value="vendredi 18" calcext:value-type="string">
            <text:p>vendredi 18</text:p>
          </table:table-cell>
          <table:table-cell table:style-name="ce20"/>
          <table:table-cell table:style-name="ce10" table:formula="of:=TEXT([.K94];&quot;NNN J&quot;)" office:value-type="string" office:string-value="samedi 19" calcext:value-type="string">
            <text:p>samedi 19</text:p>
          </table:table-cell>
          <table:table-cell table:style-name="ce20"/>
          <table:table-cell table:style-name="ce10" table:formula="of:=TEXT([.M94];&quot;NNN J&quot;)" office:value-type="string" office:string-value="dimanche 20" calcext:value-type="string">
            <text:p>dimanche 20</text:p>
          </table:table-cell>
          <table:table-cell table:style-name="ce20"/>
          <table:table-cell table:style-name="ce40" table:number-columns-repeated="1010"/>
        </table:table-row>
        <table:table-row table:style-name="ro17">
          <table:table-cell table:style-name="ce11" table:formula="of:=IF(ISERROR(MATCH([.A94];[$'Jours fériés'.$D$4:.$D$203];0));&quot;&quot;;INDEX([$'Jours fériés'.$A$4:.$A$203];MATCH([.A94];[$'Jours fériés'.$D$4:.$D$203];0);1))">
            <text:p/>
          </table:table-cell>
          <table:table-cell table:style-name="ce21"/>
          <table:table-cell table:style-name="ce11" table:formula="of:=IF(ISERROR(MATCH([.C94];[$'Jours fériés'.$D$4:.$D$203];0));&quot;&quot;;INDEX([$'Jours fériés'.$A$4:.$A$203];MATCH([.C94];[$'Jours fériés'.$D$4:.$D$203];0);1))">
            <text:p/>
          </table:table-cell>
          <table:table-cell table:style-name="ce21"/>
          <table:table-cell table:style-name="ce11" table:formula="of:=IF(ISERROR(MATCH([.E94];[$'Jours fériés'.$D$4:.$D$203];0));&quot;&quot;;INDEX([$'Jours fériés'.$A$4:.$A$203];MATCH([.E94];[$'Jours fériés'.$D$4:.$D$203];0);1))">
            <text:p/>
          </table:table-cell>
          <table:table-cell table:style-name="ce21"/>
          <table:table-cell table:style-name="ce11" table:formula="of:=IF(ISERROR(MATCH([.G94];[$'Jours fériés'.$D$4:.$D$203];0));&quot;&quot;;INDEX([$'Jours fériés'.$A$4:.$A$203];MATCH([.G94];[$'Jours fériés'.$D$4:.$D$203];0);1))">
            <text:p/>
          </table:table-cell>
          <table:table-cell table:style-name="ce21"/>
          <table:table-cell table:style-name="ce11" table:formula="of:=IF(ISERROR(MATCH([.I94];[$'Jours fériés'.$D$4:.$D$203];0));&quot;&quot;;INDEX([$'Jours fériés'.$A$4:.$A$203];MATCH([.I94];[$'Jours fériés'.$D$4:.$D$203];0);1))">
            <text:p/>
          </table:table-cell>
          <table:table-cell table:style-name="ce21"/>
          <table:table-cell table:style-name="ce11" table:formula="of:=IF(ISERROR(MATCH([.K94];[$'Jours fériés'.$D$4:.$D$203];0));&quot;&quot;;INDEX([$'Jours fériés'.$A$4:.$A$203];MATCH([.K94];[$'Jours fériés'.$D$4:.$D$203];0);1))">
            <text:p/>
          </table:table-cell>
          <table:table-cell table:style-name="ce21"/>
          <table:table-cell table:style-name="ce11" table:formula="of:=IF(ISERROR(MATCH([.M94];[$'Jours fériés'.$D$4:.$D$203];0));&quot;&quot;;INDEX([$'Jours fériés'.$A$4:.$A$203];MATCH([.M94];[$'Jours fériés'.$D$4:.$D$203];0);1))">
            <text:p/>
          </table:table-cell>
          <table:table-cell table:style-name="ce21"/>
          <table:table-cell table:style-name="ce41" table:number-columns-repeated="1010"/>
        </table:table-row>
        <table:table-row table:style-name="ro8">
          <table:table-cell table:style-name="ce12" table:formula="of:=IF(ISERROR(MATCH([.A94];[$Lune.$A$1:.$A$1000];0));&quot;&quot;;INDEX([$Lune.$B$1:.$B$1000];MATCH([.A94];[$Lune.$A$1:.$A$1000];0);1))">
            <text:p/>
          </table:table-cell>
          <table:table-cell table:style-name="ce22"/>
          <table:table-cell table:style-name="ce12" table:formula="of:=IF(ISERROR(MATCH([.C94];[$Lune.$A$1:.$A$1000];0));&quot;&quot;;INDEX([$Lune.$B$1:.$B$1000];MATCH([.C94];[$Lune.$A$1:.$A$1000];0);1))">
            <text:p/>
          </table:table-cell>
          <table:table-cell table:style-name="ce22"/>
          <table:table-cell table:style-name="ce12" table:formula="of:=IF(ISERROR(MATCH([.E94];[$Lune.$A$1:.$A$1000];0));&quot;&quot;;INDEX([$Lune.$B$1:.$B$1000];MATCH([.E94];[$Lune.$A$1:.$A$1000];0);1))" office:value-type="string" office:string-value="○" calcext:value-type="string">
            <text:p>○</text:p>
          </table:table-cell>
          <table:table-cell table:style-name="ce22"/>
          <table:table-cell table:style-name="ce12" table:formula="of:=IF(ISERROR(MATCH([.G94];[$Lune.$A$1:.$A$1000];0));&quot;&quot;;INDEX([$Lune.$B$1:.$B$1000];MATCH([.G94];[$Lune.$A$1:.$A$1000];0);1))">
            <text:p/>
          </table:table-cell>
          <table:table-cell table:style-name="ce22"/>
          <table:table-cell table:style-name="ce12" table:formula="of:=IF(ISERROR(MATCH([.I94];[$Lune.$A$1:.$A$1000];0));&quot;&quot;;INDEX([$Lune.$B$1:.$B$1000];MATCH([.I94];[$Lune.$A$1:.$A$1000];0);1))">
            <text:p/>
          </table:table-cell>
          <table:table-cell table:style-name="ce22"/>
          <table:table-cell table:style-name="ce12" table:formula="of:=IF(ISERROR(MATCH([.K94];[$Lune.$A$1:.$A$1000];0));&quot;&quot;;INDEX([$Lune.$B$1:.$B$1000];MATCH([.K94];[$Lune.$A$1:.$A$1000];0);1))">
            <text:p/>
          </table:table-cell>
          <table:table-cell table:style-name="ce22"/>
          <table:table-cell table:style-name="ce12" table:formula="of:=IF(ISERROR(MATCH([.M94];[$Lune.$A$1:.$A$1000];0));&quot;&quot;;INDEX([$Lune.$B$1:.$B$1000];MATCH([.M9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94]);&quot;00&quot;)" office:value-type="string" office:string-value="07" calcext:value-type="string">
            <text:p>07</text:p>
          </table:table-cell>
          <table:table-cell table:number-columns-repeated="1010"/>
        </table:table-row>
        <table:table-row table:style-name="ro8">
          <table:table-cell table:style-name="ce8" table:formula="of:=CONCATENATE(IF(MONTH([.A106])&lt;&gt;MONTH([.M106]);UPPER(TEXT([.A106];&quot;MMMM&quot;));&quot;&quot;);IF(YEAR([.A106])&lt;&gt;YEAR([.M106]);CONCATENATE(&quot; &quot;;TEXT([.A10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06];&quot;MMMM AAAA&quot;))" office:value-type="string" office:string-value="FÉVRIER 2022" calcext:value-type="string">
            <text:p>FÉVRIER 2022</text:p>
          </table:table-cell>
          <table:table-cell table:style-name="ce8" table:number-columns-repeated="1010"/>
        </table:table-row>
        <table:table-row table:style-name="ro11">
          <table:table-cell table:style-name="ce9" table:formula="of:=[.A94]+7" office:value-type="date" office:date-value="2022-02-21" calcext:value-type="date">
            <text:p>21/02/22</text:p>
          </table:table-cell>
          <table:table-cell table:style-name="ce9"/>
          <table:table-cell table:style-name="ce9" table:formula="of:=[.A106]+1" office:value-type="date" office:date-value="2022-02-22" calcext:value-type="date">
            <text:p>22/02/22</text:p>
          </table:table-cell>
          <table:table-cell table:style-name="ce26"/>
          <table:table-cell table:style-name="ce9" table:formula="of:=[.C106]+1" office:value-type="date" office:date-value="2022-02-23" calcext:value-type="date">
            <text:p>23/02/22</text:p>
          </table:table-cell>
          <table:table-cell table:style-name="ce26"/>
          <table:table-cell table:style-name="ce9" table:formula="of:=[.E106]+1" office:value-type="date" office:date-value="2022-02-24" calcext:value-type="date">
            <text:p>24/02/22</text:p>
          </table:table-cell>
          <table:table-cell table:style-name="ce26"/>
          <table:table-cell table:style-name="ce9" table:formula="of:=[.G106]+1" office:value-type="date" office:date-value="2022-02-25" calcext:value-type="date">
            <text:p>25/02/22</text:p>
          </table:table-cell>
          <table:table-cell table:style-name="ce26"/>
          <table:table-cell table:style-name="ce9" table:formula="of:=[.I106]+1" office:value-type="date" office:date-value="2022-02-26" calcext:value-type="date">
            <text:p>26/02/22</text:p>
          </table:table-cell>
          <table:table-cell table:style-name="ce26"/>
          <table:table-cell table:style-name="ce9" table:formula="of:=[.K106]+1" office:value-type="date" office:date-value="2022-02-27" calcext:value-type="date">
            <text:p>27/02/22</text:p>
          </table:table-cell>
          <table:table-cell table:style-name="ce32"/>
          <table:table-cell table:style-name="ce26" table:number-columns-repeated="1010"/>
        </table:table-row>
        <table:table-row table:style-name="ro12">
          <table:table-cell table:style-name="ce10" table:formula="of:=TEXT([.A106];&quot;NNN J&quot;)" office:value-type="string" office:string-value="lundi 21" calcext:value-type="string">
            <text:p>lundi 21</text:p>
          </table:table-cell>
          <table:table-cell table:style-name="ce20"/>
          <table:table-cell table:style-name="ce10" table:formula="of:=TEXT([.C106];&quot;NNN J&quot;)" office:value-type="string" office:string-value="mardi 22" calcext:value-type="string">
            <text:p>mardi 22</text:p>
          </table:table-cell>
          <table:table-cell table:style-name="ce20"/>
          <table:table-cell table:style-name="ce10" table:formula="of:=TEXT([.E106];&quot;NNN J&quot;)" office:value-type="string" office:string-value="mercredi 23" calcext:value-type="string">
            <text:p>mercredi 23</text:p>
          </table:table-cell>
          <table:table-cell table:style-name="ce20"/>
          <table:table-cell table:style-name="ce10" table:formula="of:=TEXT([.G106];&quot;NNN J&quot;)" office:value-type="string" office:string-value="jeudi 24" calcext:value-type="string">
            <text:p>jeudi 24</text:p>
          </table:table-cell>
          <table:table-cell table:style-name="ce20"/>
          <table:table-cell table:style-name="ce10" table:formula="of:=TEXT([.I106];&quot;NNN J&quot;)" office:value-type="string" office:string-value="vendredi 25" calcext:value-type="string">
            <text:p>vendredi 25</text:p>
          </table:table-cell>
          <table:table-cell table:style-name="ce20"/>
          <table:table-cell table:style-name="ce10" table:formula="of:=TEXT([.K106];&quot;NNN J&quot;)" office:value-type="string" office:string-value="samedi 26" calcext:value-type="string">
            <text:p>samedi 26</text:p>
          </table:table-cell>
          <table:table-cell table:style-name="ce20"/>
          <table:table-cell table:style-name="ce10" table:formula="of:=TEXT([.M106];&quot;NNN J&quot;)" office:value-type="string" office:string-value="dimanche 27" calcext:value-type="string">
            <text:p>dimanche 27</text:p>
          </table:table-cell>
          <table:table-cell table:style-name="ce20"/>
          <table:table-cell table:style-name="ce40" table:number-columns-repeated="1010"/>
        </table:table-row>
        <table:table-row table:style-name="ro17">
          <table:table-cell table:style-name="ce11" table:formula="of:=IF(ISERROR(MATCH([.A106];[$'Jours fériés'.$D$4:.$D$203];0));&quot;&quot;;INDEX([$'Jours fériés'.$A$4:.$A$203];MATCH([.A106];[$'Jours fériés'.$D$4:.$D$203];0);1))">
            <text:p/>
          </table:table-cell>
          <table:table-cell table:style-name="ce21"/>
          <table:table-cell table:style-name="ce11" table:formula="of:=IF(ISERROR(MATCH([.C106];[$'Jours fériés'.$D$4:.$D$203];0));&quot;&quot;;INDEX([$'Jours fériés'.$A$4:.$A$203];MATCH([.C106];[$'Jours fériés'.$D$4:.$D$203];0);1))">
            <text:p/>
          </table:table-cell>
          <table:table-cell table:style-name="ce21"/>
          <table:table-cell table:style-name="ce11" table:formula="of:=IF(ISERROR(MATCH([.E106];[$'Jours fériés'.$D$4:.$D$203];0));&quot;&quot;;INDEX([$'Jours fériés'.$A$4:.$A$203];MATCH([.E106];[$'Jours fériés'.$D$4:.$D$203];0);1))">
            <text:p/>
          </table:table-cell>
          <table:table-cell table:style-name="ce21"/>
          <table:table-cell table:style-name="ce11" table:formula="of:=IF(ISERROR(MATCH([.G106];[$'Jours fériés'.$D$4:.$D$203];0));&quot;&quot;;INDEX([$'Jours fériés'.$A$4:.$A$203];MATCH([.G106];[$'Jours fériés'.$D$4:.$D$203];0);1))">
            <text:p/>
          </table:table-cell>
          <table:table-cell table:style-name="ce21"/>
          <table:table-cell table:style-name="ce11" table:formula="of:=IF(ISERROR(MATCH([.I106];[$'Jours fériés'.$D$4:.$D$203];0));&quot;&quot;;INDEX([$'Jours fériés'.$A$4:.$A$203];MATCH([.I106];[$'Jours fériés'.$D$4:.$D$203];0);1))">
            <text:p/>
          </table:table-cell>
          <table:table-cell table:style-name="ce21"/>
          <table:table-cell table:style-name="ce11" table:formula="of:=IF(ISERROR(MATCH([.K106];[$'Jours fériés'.$D$4:.$D$203];0));&quot;&quot;;INDEX([$'Jours fériés'.$A$4:.$A$203];MATCH([.K106];[$'Jours fériés'.$D$4:.$D$203];0);1))">
            <text:p/>
          </table:table-cell>
          <table:table-cell table:style-name="ce21"/>
          <table:table-cell table:style-name="ce11" table:formula="of:=IF(ISERROR(MATCH([.M106];[$'Jours fériés'.$D$4:.$D$203];0));&quot;&quot;;INDEX([$'Jours fériés'.$A$4:.$A$203];MATCH([.M106];[$'Jours fériés'.$D$4:.$D$203];0);1))">
            <text:p/>
          </table:table-cell>
          <table:table-cell table:style-name="ce21"/>
          <table:table-cell table:style-name="ce41" table:number-columns-repeated="1010"/>
        </table:table-row>
        <table:table-row table:style-name="ro8">
          <table:table-cell table:style-name="ce12" table:formula="of:=IF(ISERROR(MATCH([.A106];[$Lune.$A$1:.$A$1000];0));&quot;&quot;;INDEX([$Lune.$B$1:.$B$1000];MATCH([.A106];[$Lune.$A$1:.$A$1000];0);1))">
            <text:p/>
          </table:table-cell>
          <table:table-cell table:style-name="ce22"/>
          <table:table-cell table:style-name="ce12" table:formula="of:=IF(ISERROR(MATCH([.C106];[$Lune.$A$1:.$A$1000];0));&quot;&quot;;INDEX([$Lune.$B$1:.$B$1000];MATCH([.C106];[$Lune.$A$1:.$A$1000];0);1))">
            <text:p/>
          </table:table-cell>
          <table:table-cell table:style-name="ce22"/>
          <table:table-cell table:style-name="ce12" table:formula="of:=IF(ISERROR(MATCH([.E106];[$Lune.$A$1:.$A$1000];0));&quot;&quot;;INDEX([$Lune.$B$1:.$B$1000];MATCH([.E106];[$Lune.$A$1:.$A$1000];0);1))" office:value-type="string" office:string-value="◑" calcext:value-type="string">
            <text:p>◑</text:p>
          </table:table-cell>
          <table:table-cell table:style-name="ce22"/>
          <table:table-cell table:style-name="ce12" table:formula="of:=IF(ISERROR(MATCH([.G106];[$Lune.$A$1:.$A$1000];0));&quot;&quot;;INDEX([$Lune.$B$1:.$B$1000];MATCH([.G106];[$Lune.$A$1:.$A$1000];0);1))">
            <text:p/>
          </table:table-cell>
          <table:table-cell table:style-name="ce22"/>
          <table:table-cell table:style-name="ce12" table:formula="of:=IF(ISERROR(MATCH([.I106];[$Lune.$A$1:.$A$1000];0));&quot;&quot;;INDEX([$Lune.$B$1:.$B$1000];MATCH([.I106];[$Lune.$A$1:.$A$1000];0);1))">
            <text:p/>
          </table:table-cell>
          <table:table-cell table:style-name="ce22"/>
          <table:table-cell table:style-name="ce12" table:formula="of:=IF(ISERROR(MATCH([.K106];[$Lune.$A$1:.$A$1000];0));&quot;&quot;;INDEX([$Lune.$B$1:.$B$1000];MATCH([.K106];[$Lune.$A$1:.$A$1000];0);1))">
            <text:p/>
          </table:table-cell>
          <table:table-cell table:style-name="ce22"/>
          <table:table-cell table:style-name="ce12" table:formula="of:=IF(ISERROR(MATCH([.M106];[$Lune.$A$1:.$A$1000];0));&quot;&quot;;INDEX([$Lune.$B$1:.$B$1000];MATCH([.M10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106]);&quot;00&quot;)" office:value-type="string" office:string-value="08" calcext:value-type="string">
            <text:p>08</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119])&lt;&gt;MONTH([.M119]);UPPER(TEXT([.A119];&quot;MMMM&quot;));&quot;&quot;);IF(YEAR([.A119])&lt;&gt;YEAR([.M119]);CONCATENATE(&quot; &quot;;TEXT([.A119];&quot;AAAA&quot;));&quot;&quot;))" office:value-type="string" office:string-value="FÉVRIER" calcext:value-type="string">
            <text:p>FÉVRIER</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19];&quot;MMMM AAAA&quot;))" office:value-type="string" office:string-value="MARS 2022" calcext:value-type="string">
            <text:p>MARS 2022</text:p>
          </table:table-cell>
          <table:table-cell table:style-name="ce8" table:number-columns-repeated="1010"/>
        </table:table-row>
        <table:table-row table:style-name="ro11">
          <table:table-cell table:style-name="ce9" table:formula="of:=[.A106]+7" office:value-type="date" office:date-value="2022-02-28" calcext:value-type="date">
            <text:p>28/02/22</text:p>
          </table:table-cell>
          <table:table-cell table:style-name="ce9"/>
          <table:table-cell table:style-name="ce9" table:formula="of:=[.A119]+1" office:value-type="date" office:date-value="2022-03-01" calcext:value-type="date">
            <text:p>01/03/22</text:p>
          </table:table-cell>
          <table:table-cell table:style-name="ce26"/>
          <table:table-cell table:style-name="ce9" table:formula="of:=[.C119]+1" office:value-type="date" office:date-value="2022-03-02" calcext:value-type="date">
            <text:p>02/03/22</text:p>
          </table:table-cell>
          <table:table-cell table:style-name="ce26"/>
          <table:table-cell table:style-name="ce9" table:formula="of:=[.E119]+1" office:value-type="date" office:date-value="2022-03-03" calcext:value-type="date">
            <text:p>03/03/22</text:p>
          </table:table-cell>
          <table:table-cell table:style-name="ce26"/>
          <table:table-cell table:style-name="ce9" table:formula="of:=[.G119]+1" office:value-type="date" office:date-value="2022-03-04" calcext:value-type="date">
            <text:p>04/03/22</text:p>
          </table:table-cell>
          <table:table-cell table:style-name="ce26"/>
          <table:table-cell table:style-name="ce9" table:formula="of:=[.I119]+1" office:value-type="date" office:date-value="2022-03-05" calcext:value-type="date">
            <text:p>05/03/22</text:p>
          </table:table-cell>
          <table:table-cell table:style-name="ce26"/>
          <table:table-cell table:style-name="ce9" table:formula="of:=[.K119]+1" office:value-type="date" office:date-value="2022-03-06" calcext:value-type="date">
            <text:p>06/03/22</text:p>
          </table:table-cell>
          <table:table-cell table:style-name="ce32"/>
          <table:table-cell table:style-name="ce26" table:number-columns-repeated="1010"/>
        </table:table-row>
        <table:table-row table:style-name="ro12">
          <table:table-cell table:style-name="ce10" table:formula="of:=TEXT([.A119];&quot;NNN J&quot;)" office:value-type="string" office:string-value="lundi 28" calcext:value-type="string">
            <text:p>lundi 28</text:p>
          </table:table-cell>
          <table:table-cell table:style-name="ce20"/>
          <table:table-cell table:style-name="ce10" table:formula="of:=TEXT([.C119];&quot;NNN J&quot;)" office:value-type="string" office:string-value="mardi 1" calcext:value-type="string">
            <text:p>mardi 1</text:p>
          </table:table-cell>
          <table:table-cell table:style-name="ce20"/>
          <table:table-cell table:style-name="ce10" table:formula="of:=TEXT([.E119];&quot;NNN J&quot;)" office:value-type="string" office:string-value="mercredi 2" calcext:value-type="string">
            <text:p>mercredi 2</text:p>
          </table:table-cell>
          <table:table-cell table:style-name="ce20"/>
          <table:table-cell table:style-name="ce10" table:formula="of:=TEXT([.G119];&quot;NNN J&quot;)" office:value-type="string" office:string-value="jeudi 3" calcext:value-type="string">
            <text:p>jeudi 3</text:p>
          </table:table-cell>
          <table:table-cell table:style-name="ce20"/>
          <table:table-cell table:style-name="ce10" table:formula="of:=TEXT([.I119];&quot;NNN J&quot;)" office:value-type="string" office:string-value="vendredi 4" calcext:value-type="string">
            <text:p>vendredi 4</text:p>
          </table:table-cell>
          <table:table-cell table:style-name="ce20"/>
          <table:table-cell table:style-name="ce10" table:formula="of:=TEXT([.K119];&quot;NNN J&quot;)" office:value-type="string" office:string-value="samedi 5" calcext:value-type="string">
            <text:p>samedi 5</text:p>
          </table:table-cell>
          <table:table-cell table:style-name="ce20"/>
          <table:table-cell table:style-name="ce10" table:formula="of:=TEXT([.M119];&quot;NNN J&quot;)" office:value-type="string" office:string-value="dimanche 6" calcext:value-type="string">
            <text:p>dimanche 6</text:p>
          </table:table-cell>
          <table:table-cell table:style-name="ce20"/>
          <table:table-cell table:style-name="ce40" table:number-columns-repeated="1010"/>
        </table:table-row>
        <table:table-row table:style-name="ro17">
          <table:table-cell table:style-name="ce11" table:formula="of:=IF(ISERROR(MATCH([.A119];[$'Jours fériés'.$D$4:.$D$203];0));&quot;&quot;;INDEX([$'Jours fériés'.$A$4:.$A$203];MATCH([.A119];[$'Jours fériés'.$D$4:.$D$203];0);1))">
            <text:p/>
          </table:table-cell>
          <table:table-cell table:style-name="ce21"/>
          <table:table-cell table:style-name="ce11" table:formula="of:=IF(ISERROR(MATCH([.C119];[$'Jours fériés'.$D$4:.$D$203];0));&quot;&quot;;INDEX([$'Jours fériés'.$A$4:.$A$203];MATCH([.C119];[$'Jours fériés'.$D$4:.$D$203];0);1))">
            <text:p/>
          </table:table-cell>
          <table:table-cell table:style-name="ce21"/>
          <table:table-cell table:style-name="ce11" table:formula="of:=IF(ISERROR(MATCH([.E119];[$'Jours fériés'.$D$4:.$D$203];0));&quot;&quot;;INDEX([$'Jours fériés'.$A$4:.$A$203];MATCH([.E119];[$'Jours fériés'.$D$4:.$D$203];0);1))">
            <text:p/>
          </table:table-cell>
          <table:table-cell table:style-name="ce21"/>
          <table:table-cell table:style-name="ce11" table:formula="of:=IF(ISERROR(MATCH([.G119];[$'Jours fériés'.$D$4:.$D$203];0));&quot;&quot;;INDEX([$'Jours fériés'.$A$4:.$A$203];MATCH([.G119];[$'Jours fériés'.$D$4:.$D$203];0);1))">
            <text:p/>
          </table:table-cell>
          <table:table-cell table:style-name="ce21"/>
          <table:table-cell table:style-name="ce11" table:formula="of:=IF(ISERROR(MATCH([.I119];[$'Jours fériés'.$D$4:.$D$203];0));&quot;&quot;;INDEX([$'Jours fériés'.$A$4:.$A$203];MATCH([.I119];[$'Jours fériés'.$D$4:.$D$203];0);1))">
            <text:p/>
          </table:table-cell>
          <table:table-cell table:style-name="ce21"/>
          <table:table-cell table:style-name="ce11" table:formula="of:=IF(ISERROR(MATCH([.K119];[$'Jours fériés'.$D$4:.$D$203];0));&quot;&quot;;INDEX([$'Jours fériés'.$A$4:.$A$203];MATCH([.K119];[$'Jours fériés'.$D$4:.$D$203];0);1))">
            <text:p/>
          </table:table-cell>
          <table:table-cell table:style-name="ce21"/>
          <table:table-cell table:style-name="ce11" table:formula="of:=IF(ISERROR(MATCH([.M119];[$'Jours fériés'.$D$4:.$D$203];0));&quot;&quot;;INDEX([$'Jours fériés'.$A$4:.$A$203];MATCH([.M119];[$'Jours fériés'.$D$4:.$D$203];0);1))">
            <text:p/>
          </table:table-cell>
          <table:table-cell table:style-name="ce21"/>
          <table:table-cell table:style-name="ce41" table:number-columns-repeated="1010"/>
        </table:table-row>
        <table:table-row table:style-name="ro8">
          <table:table-cell table:style-name="ce12" table:formula="of:=IF(ISERROR(MATCH([.A119];[$Lune.$A$1:.$A$1000];0));&quot;&quot;;INDEX([$Lune.$B$1:.$B$1000];MATCH([.A119];[$Lune.$A$1:.$A$1000];0);1))">
            <text:p/>
          </table:table-cell>
          <table:table-cell table:style-name="ce22"/>
          <table:table-cell table:style-name="ce12" table:formula="of:=IF(ISERROR(MATCH([.C119];[$Lune.$A$1:.$A$1000];0));&quot;&quot;;INDEX([$Lune.$B$1:.$B$1000];MATCH([.C119];[$Lune.$A$1:.$A$1000];0);1))">
            <text:p/>
          </table:table-cell>
          <table:table-cell table:style-name="ce22"/>
          <table:table-cell table:style-name="ce12" table:formula="of:=IF(ISERROR(MATCH([.E119];[$Lune.$A$1:.$A$1000];0));&quot;&quot;;INDEX([$Lune.$B$1:.$B$1000];MATCH([.E119];[$Lune.$A$1:.$A$1000];0);1))" office:value-type="string" office:string-value="●" calcext:value-type="string">
            <text:p>●</text:p>
          </table:table-cell>
          <table:table-cell table:style-name="ce22"/>
          <table:table-cell table:style-name="ce12" table:formula="of:=IF(ISERROR(MATCH([.G119];[$Lune.$A$1:.$A$1000];0));&quot;&quot;;INDEX([$Lune.$B$1:.$B$1000];MATCH([.G119];[$Lune.$A$1:.$A$1000];0);1))">
            <text:p/>
          </table:table-cell>
          <table:table-cell table:style-name="ce22"/>
          <table:table-cell table:style-name="ce12" table:formula="of:=IF(ISERROR(MATCH([.I119];[$Lune.$A$1:.$A$1000];0));&quot;&quot;;INDEX([$Lune.$B$1:.$B$1000];MATCH([.I119];[$Lune.$A$1:.$A$1000];0);1))">
            <text:p/>
          </table:table-cell>
          <table:table-cell table:style-name="ce22"/>
          <table:table-cell table:style-name="ce12" table:formula="of:=IF(ISERROR(MATCH([.K119];[$Lune.$A$1:.$A$1000];0));&quot;&quot;;INDEX([$Lune.$B$1:.$B$1000];MATCH([.K119];[$Lune.$A$1:.$A$1000];0);1))">
            <text:p/>
          </table:table-cell>
          <table:table-cell table:style-name="ce22"/>
          <table:table-cell table:style-name="ce12" table:formula="of:=IF(ISERROR(MATCH([.M119];[$Lune.$A$1:.$A$1000];0));&quot;&quot;;INDEX([$Lune.$B$1:.$B$1000];MATCH([.M11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119]);&quot;00&quot;)" office:value-type="string" office:string-value="09" calcext:value-type="string">
            <text:p>09</text:p>
          </table:table-cell>
          <table:table-cell table:number-columns-repeated="1010"/>
        </table:table-row>
        <table:table-row table:style-name="ro8">
          <table:table-cell table:style-name="ce8" table:formula="of:=CONCATENATE(IF(MONTH([.A131])&lt;&gt;MONTH([.M131]);UPPER(TEXT([.A131];&quot;MMMM&quot;));&quot;&quot;);IF(YEAR([.A131])&lt;&gt;YEAR([.M131]);CONCATENATE(&quot; &quot;;TEXT([.A13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31];&quot;MMMM AAAA&quot;))" office:value-type="string" office:string-value="MARS 2022" calcext:value-type="string">
            <text:p>MARS 2022</text:p>
          </table:table-cell>
          <table:table-cell table:style-name="ce8" table:number-columns-repeated="1010"/>
        </table:table-row>
        <table:table-row table:style-name="ro11">
          <table:table-cell table:style-name="ce9" table:formula="of:=[.A119]+7" office:value-type="date" office:date-value="2022-03-07" calcext:value-type="date">
            <text:p>07/03/22</text:p>
          </table:table-cell>
          <table:table-cell table:style-name="ce9"/>
          <table:table-cell table:style-name="ce9" table:formula="of:=[.A131]+1" office:value-type="date" office:date-value="2022-03-08" calcext:value-type="date">
            <text:p>08/03/22</text:p>
          </table:table-cell>
          <table:table-cell table:style-name="ce26"/>
          <table:table-cell table:style-name="ce9" table:formula="of:=[.C131]+1" office:value-type="date" office:date-value="2022-03-09" calcext:value-type="date">
            <text:p>09/03/22</text:p>
          </table:table-cell>
          <table:table-cell table:style-name="ce26"/>
          <table:table-cell table:style-name="ce9" table:formula="of:=[.E131]+1" office:value-type="date" office:date-value="2022-03-10" calcext:value-type="date">
            <text:p>10/03/22</text:p>
          </table:table-cell>
          <table:table-cell table:style-name="ce26"/>
          <table:table-cell table:style-name="ce9" table:formula="of:=[.G131]+1" office:value-type="date" office:date-value="2022-03-11" calcext:value-type="date">
            <text:p>11/03/22</text:p>
          </table:table-cell>
          <table:table-cell table:style-name="ce26"/>
          <table:table-cell table:style-name="ce9" table:formula="of:=[.I131]+1" office:value-type="date" office:date-value="2022-03-12" calcext:value-type="date">
            <text:p>12/03/22</text:p>
          </table:table-cell>
          <table:table-cell table:style-name="ce26"/>
          <table:table-cell table:style-name="ce9" table:formula="of:=[.K131]+1" office:value-type="date" office:date-value="2022-03-13" calcext:value-type="date">
            <text:p>13/03/22</text:p>
          </table:table-cell>
          <table:table-cell table:style-name="ce32"/>
          <table:table-cell table:style-name="ce26" table:number-columns-repeated="1010"/>
        </table:table-row>
        <table:table-row table:style-name="ro12">
          <table:table-cell table:style-name="ce10" table:formula="of:=TEXT([.A131];&quot;NNN J&quot;)" office:value-type="string" office:string-value="lundi 7" calcext:value-type="string">
            <text:p>lundi 7</text:p>
          </table:table-cell>
          <table:table-cell table:style-name="ce20"/>
          <table:table-cell table:style-name="ce10" table:formula="of:=TEXT([.C131];&quot;NNN J&quot;)" office:value-type="string" office:string-value="mardi 8" calcext:value-type="string">
            <text:p>mardi 8</text:p>
          </table:table-cell>
          <table:table-cell table:style-name="ce20"/>
          <table:table-cell table:style-name="ce10" table:formula="of:=TEXT([.E131];&quot;NNN J&quot;)" office:value-type="string" office:string-value="mercredi 9" calcext:value-type="string">
            <text:p>mercredi 9</text:p>
          </table:table-cell>
          <table:table-cell table:style-name="ce20"/>
          <table:table-cell table:style-name="ce10" table:formula="of:=TEXT([.G131];&quot;NNN J&quot;)" office:value-type="string" office:string-value="jeudi 10" calcext:value-type="string">
            <text:p>jeudi 10</text:p>
          </table:table-cell>
          <table:table-cell table:style-name="ce20"/>
          <table:table-cell table:style-name="ce10" table:formula="of:=TEXT([.I131];&quot;NNN J&quot;)" office:value-type="string" office:string-value="vendredi 11" calcext:value-type="string">
            <text:p>vendredi 11</text:p>
          </table:table-cell>
          <table:table-cell table:style-name="ce20"/>
          <table:table-cell table:style-name="ce10" table:formula="of:=TEXT([.K131];&quot;NNN J&quot;)" office:value-type="string" office:string-value="samedi 12" calcext:value-type="string">
            <text:p>samedi 12</text:p>
          </table:table-cell>
          <table:table-cell table:style-name="ce20"/>
          <table:table-cell table:style-name="ce10" table:formula="of:=TEXT([.M131];&quot;NNN J&quot;)" office:value-type="string" office:string-value="dimanche 13" calcext:value-type="string">
            <text:p>dimanche 13</text:p>
          </table:table-cell>
          <table:table-cell table:style-name="ce20"/>
          <table:table-cell table:style-name="ce40" table:number-columns-repeated="1010"/>
        </table:table-row>
        <table:table-row table:style-name="ro17">
          <table:table-cell table:style-name="ce11" table:formula="of:=IF(ISERROR(MATCH([.A131];[$'Jours fériés'.$D$4:.$D$203];0));&quot;&quot;;INDEX([$'Jours fériés'.$A$4:.$A$203];MATCH([.A131];[$'Jours fériés'.$D$4:.$D$203];0);1))">
            <text:p/>
          </table:table-cell>
          <table:table-cell table:style-name="ce21"/>
          <table:table-cell table:style-name="ce11" table:formula="of:=IF(ISERROR(MATCH([.C131];[$'Jours fériés'.$D$4:.$D$203];0));&quot;&quot;;INDEX([$'Jours fériés'.$A$4:.$A$203];MATCH([.C131];[$'Jours fériés'.$D$4:.$D$203];0);1))">
            <text:p/>
          </table:table-cell>
          <table:table-cell table:style-name="ce21"/>
          <table:table-cell table:style-name="ce11" table:formula="of:=IF(ISERROR(MATCH([.E131];[$'Jours fériés'.$D$4:.$D$203];0));&quot;&quot;;INDEX([$'Jours fériés'.$A$4:.$A$203];MATCH([.E131];[$'Jours fériés'.$D$4:.$D$203];0);1))">
            <text:p/>
          </table:table-cell>
          <table:table-cell table:style-name="ce21"/>
          <table:table-cell table:style-name="ce11" table:formula="of:=IF(ISERROR(MATCH([.G131];[$'Jours fériés'.$D$4:.$D$203];0));&quot;&quot;;INDEX([$'Jours fériés'.$A$4:.$A$203];MATCH([.G131];[$'Jours fériés'.$D$4:.$D$203];0);1))">
            <text:p/>
          </table:table-cell>
          <table:table-cell table:style-name="ce21"/>
          <table:table-cell table:style-name="ce11" table:formula="of:=IF(ISERROR(MATCH([.I131];[$'Jours fériés'.$D$4:.$D$203];0));&quot;&quot;;INDEX([$'Jours fériés'.$A$4:.$A$203];MATCH([.I131];[$'Jours fériés'.$D$4:.$D$203];0);1))">
            <text:p/>
          </table:table-cell>
          <table:table-cell table:style-name="ce21"/>
          <table:table-cell table:style-name="ce11" table:formula="of:=IF(ISERROR(MATCH([.K131];[$'Jours fériés'.$D$4:.$D$203];0));&quot;&quot;;INDEX([$'Jours fériés'.$A$4:.$A$203];MATCH([.K131];[$'Jours fériés'.$D$4:.$D$203];0);1))">
            <text:p/>
          </table:table-cell>
          <table:table-cell table:style-name="ce21"/>
          <table:table-cell table:style-name="ce11" table:formula="of:=IF(ISERROR(MATCH([.M131];[$'Jours fériés'.$D$4:.$D$203];0));&quot;&quot;;INDEX([$'Jours fériés'.$A$4:.$A$203];MATCH([.M131];[$'Jours fériés'.$D$4:.$D$203];0);1))">
            <text:p/>
          </table:table-cell>
          <table:table-cell table:style-name="ce21"/>
          <table:table-cell table:style-name="ce41" table:number-columns-repeated="1010"/>
        </table:table-row>
        <table:table-row table:style-name="ro8">
          <table:table-cell table:style-name="ce12" table:formula="of:=IF(ISERROR(MATCH([.A131];[$Lune.$A$1:.$A$1000];0));&quot;&quot;;INDEX([$Lune.$B$1:.$B$1000];MATCH([.A131];[$Lune.$A$1:.$A$1000];0);1))">
            <text:p/>
          </table:table-cell>
          <table:table-cell table:style-name="ce22"/>
          <table:table-cell table:style-name="ce12" table:formula="of:=IF(ISERROR(MATCH([.C131];[$Lune.$A$1:.$A$1000];0));&quot;&quot;;INDEX([$Lune.$B$1:.$B$1000];MATCH([.C131];[$Lune.$A$1:.$A$1000];0);1))">
            <text:p/>
          </table:table-cell>
          <table:table-cell table:style-name="ce22"/>
          <table:table-cell table:style-name="ce12" table:formula="of:=IF(ISERROR(MATCH([.E131];[$Lune.$A$1:.$A$1000];0));&quot;&quot;;INDEX([$Lune.$B$1:.$B$1000];MATCH([.E131];[$Lune.$A$1:.$A$1000];0);1))">
            <text:p/>
          </table:table-cell>
          <table:table-cell table:style-name="ce22"/>
          <table:table-cell table:style-name="ce12" table:formula="of:=IF(ISERROR(MATCH([.G131];[$Lune.$A$1:.$A$1000];0));&quot;&quot;;INDEX([$Lune.$B$1:.$B$1000];MATCH([.G131];[$Lune.$A$1:.$A$1000];0);1))" office:value-type="string" office:string-value="◐" calcext:value-type="string">
            <text:p>◐</text:p>
          </table:table-cell>
          <table:table-cell table:style-name="ce22"/>
          <table:table-cell table:style-name="ce12" table:formula="of:=IF(ISERROR(MATCH([.I131];[$Lune.$A$1:.$A$1000];0));&quot;&quot;;INDEX([$Lune.$B$1:.$B$1000];MATCH([.I131];[$Lune.$A$1:.$A$1000];0);1))">
            <text:p/>
          </table:table-cell>
          <table:table-cell table:style-name="ce22"/>
          <table:table-cell table:style-name="ce12" table:formula="of:=IF(ISERROR(MATCH([.K131];[$Lune.$A$1:.$A$1000];0));&quot;&quot;;INDEX([$Lune.$B$1:.$B$1000];MATCH([.K131];[$Lune.$A$1:.$A$1000];0);1))">
            <text:p/>
          </table:table-cell>
          <table:table-cell table:style-name="ce22"/>
          <table:table-cell table:style-name="ce12" table:formula="of:=IF(ISERROR(MATCH([.M131];[$Lune.$A$1:.$A$1000];0));&quot;&quot;;INDEX([$Lune.$B$1:.$B$1000];MATCH([.M13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131]);&quot;00&quot;)" office:value-type="string" office:string-value="10" calcext:value-type="string">
            <text:p>10</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144])&lt;&gt;MONTH([.M144]);UPPER(TEXT([.A144];&quot;MMMM&quot;));&quot;&quot;);IF(YEAR([.A144])&lt;&gt;YEAR([.M144]);CONCATENATE(&quot; &quot;;TEXT([.A14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44];&quot;MMMM AAAA&quot;))" office:value-type="string" office:string-value="MARS 2022" calcext:value-type="string">
            <text:p>MARS 2022</text:p>
          </table:table-cell>
          <table:table-cell table:style-name="ce8" table:number-columns-repeated="1010"/>
        </table:table-row>
        <table:table-row table:style-name="ro11">
          <table:table-cell table:style-name="ce9" table:formula="of:=[.A131]+7" office:value-type="date" office:date-value="2022-03-14" calcext:value-type="date">
            <text:p>14/03/22</text:p>
          </table:table-cell>
          <table:table-cell table:style-name="ce9"/>
          <table:table-cell table:style-name="ce9" table:formula="of:=[.A144]+1" office:value-type="date" office:date-value="2022-03-15" calcext:value-type="date">
            <text:p>15/03/22</text:p>
          </table:table-cell>
          <table:table-cell table:style-name="ce26"/>
          <table:table-cell table:style-name="ce9" table:formula="of:=[.C144]+1" office:value-type="date" office:date-value="2022-03-16" calcext:value-type="date">
            <text:p>16/03/22</text:p>
          </table:table-cell>
          <table:table-cell table:style-name="ce26"/>
          <table:table-cell table:style-name="ce9" table:formula="of:=[.E144]+1" office:value-type="date" office:date-value="2022-03-17" calcext:value-type="date">
            <text:p>17/03/22</text:p>
          </table:table-cell>
          <table:table-cell table:style-name="ce26"/>
          <table:table-cell table:style-name="ce9" table:formula="of:=[.G144]+1" office:value-type="date" office:date-value="2022-03-18" calcext:value-type="date">
            <text:p>18/03/22</text:p>
          </table:table-cell>
          <table:table-cell table:style-name="ce26"/>
          <table:table-cell table:style-name="ce9" table:formula="of:=[.I144]+1" office:value-type="date" office:date-value="2022-03-19" calcext:value-type="date">
            <text:p>19/03/22</text:p>
          </table:table-cell>
          <table:table-cell table:style-name="ce26"/>
          <table:table-cell table:style-name="ce9" table:formula="of:=[.K144]+1" office:value-type="date" office:date-value="2022-03-20" calcext:value-type="date">
            <text:p>20/03/22</text:p>
          </table:table-cell>
          <table:table-cell table:style-name="ce32"/>
          <table:table-cell table:style-name="ce26" table:number-columns-repeated="1010"/>
        </table:table-row>
        <table:table-row table:style-name="ro12">
          <table:table-cell table:style-name="ce10" table:formula="of:=TEXT([.A144];&quot;NNN J&quot;)" office:value-type="string" office:string-value="lundi 14" calcext:value-type="string">
            <text:p>lundi 14</text:p>
          </table:table-cell>
          <table:table-cell table:style-name="ce20"/>
          <table:table-cell table:style-name="ce10" table:formula="of:=TEXT([.C144];&quot;NNN J&quot;)" office:value-type="string" office:string-value="mardi 15" calcext:value-type="string">
            <text:p>mardi 15</text:p>
          </table:table-cell>
          <table:table-cell table:style-name="ce20"/>
          <table:table-cell table:style-name="ce10" table:formula="of:=TEXT([.E144];&quot;NNN J&quot;)" office:value-type="string" office:string-value="mercredi 16" calcext:value-type="string">
            <text:p>mercredi 16</text:p>
          </table:table-cell>
          <table:table-cell table:style-name="ce20"/>
          <table:table-cell table:style-name="ce10" table:formula="of:=TEXT([.G144];&quot;NNN J&quot;)" office:value-type="string" office:string-value="jeudi 17" calcext:value-type="string">
            <text:p>jeudi 17</text:p>
          </table:table-cell>
          <table:table-cell table:style-name="ce20"/>
          <table:table-cell table:style-name="ce10" table:formula="of:=TEXT([.I144];&quot;NNN J&quot;)" office:value-type="string" office:string-value="vendredi 18" calcext:value-type="string">
            <text:p>vendredi 18</text:p>
          </table:table-cell>
          <table:table-cell table:style-name="ce20"/>
          <table:table-cell table:style-name="ce10" table:formula="of:=TEXT([.K144];&quot;NNN J&quot;)" office:value-type="string" office:string-value="samedi 19" calcext:value-type="string">
            <text:p>samedi 19</text:p>
          </table:table-cell>
          <table:table-cell table:style-name="ce20"/>
          <table:table-cell table:style-name="ce10" table:formula="of:=TEXT([.M144];&quot;NNN J&quot;)" office:value-type="string" office:string-value="dimanche 20" calcext:value-type="string">
            <text:p>dimanche 20</text:p>
          </table:table-cell>
          <table:table-cell table:style-name="ce20"/>
          <table:table-cell table:style-name="ce40" table:number-columns-repeated="1010"/>
        </table:table-row>
        <table:table-row table:style-name="ro17">
          <table:table-cell table:style-name="ce11" table:formula="of:=IF(ISERROR(MATCH([.A144];[$'Jours fériés'.$D$4:.$D$203];0));&quot;&quot;;INDEX([$'Jours fériés'.$A$4:.$A$203];MATCH([.A144];[$'Jours fériés'.$D$4:.$D$203];0);1))">
            <text:p/>
          </table:table-cell>
          <table:table-cell table:style-name="ce21"/>
          <table:table-cell table:style-name="ce11" table:formula="of:=IF(ISERROR(MATCH([.C144];[$'Jours fériés'.$D$4:.$D$203];0));&quot;&quot;;INDEX([$'Jours fériés'.$A$4:.$A$203];MATCH([.C144];[$'Jours fériés'.$D$4:.$D$203];0);1))">
            <text:p/>
          </table:table-cell>
          <table:table-cell table:style-name="ce21"/>
          <table:table-cell table:style-name="ce11" table:formula="of:=IF(ISERROR(MATCH([.E144];[$'Jours fériés'.$D$4:.$D$203];0));&quot;&quot;;INDEX([$'Jours fériés'.$A$4:.$A$203];MATCH([.E144];[$'Jours fériés'.$D$4:.$D$203];0);1))">
            <text:p/>
          </table:table-cell>
          <table:table-cell table:style-name="ce21"/>
          <table:table-cell table:style-name="ce11" table:formula="of:=IF(ISERROR(MATCH([.G144];[$'Jours fériés'.$D$4:.$D$203];0));&quot;&quot;;INDEX([$'Jours fériés'.$A$4:.$A$203];MATCH([.G144];[$'Jours fériés'.$D$4:.$D$203];0);1))">
            <text:p/>
          </table:table-cell>
          <table:table-cell table:style-name="ce21"/>
          <table:table-cell table:style-name="ce11" table:formula="of:=IF(ISERROR(MATCH([.I144];[$'Jours fériés'.$D$4:.$D$203];0));&quot;&quot;;INDEX([$'Jours fériés'.$A$4:.$A$203];MATCH([.I144];[$'Jours fériés'.$D$4:.$D$203];0);1))">
            <text:p/>
          </table:table-cell>
          <table:table-cell table:style-name="ce21"/>
          <table:table-cell table:style-name="ce11" table:formula="of:=IF(ISERROR(MATCH([.K144];[$'Jours fériés'.$D$4:.$D$203];0));&quot;&quot;;INDEX([$'Jours fériés'.$A$4:.$A$203];MATCH([.K144];[$'Jours fériés'.$D$4:.$D$203];0);1))">
            <text:p/>
          </table:table-cell>
          <table:table-cell table:style-name="ce21"/>
          <table:table-cell table:style-name="ce11" table:formula="of:=IF(ISERROR(MATCH([.M144];[$'Jours fériés'.$D$4:.$D$203];0));&quot;&quot;;INDEX([$'Jours fériés'.$A$4:.$A$203];MATCH([.M144];[$'Jours fériés'.$D$4:.$D$203];0);1))">
            <text:p/>
          </table:table-cell>
          <table:table-cell table:style-name="ce21"/>
          <table:table-cell table:style-name="ce41" table:number-columns-repeated="1010"/>
        </table:table-row>
        <table:table-row table:style-name="ro8">
          <table:table-cell table:style-name="ce12" table:formula="of:=IF(ISERROR(MATCH([.A144];[$Lune.$A$1:.$A$1000];0));&quot;&quot;;INDEX([$Lune.$B$1:.$B$1000];MATCH([.A144];[$Lune.$A$1:.$A$1000];0);1))">
            <text:p/>
          </table:table-cell>
          <table:table-cell table:style-name="ce22"/>
          <table:table-cell table:style-name="ce12" table:formula="of:=IF(ISERROR(MATCH([.C144];[$Lune.$A$1:.$A$1000];0));&quot;&quot;;INDEX([$Lune.$B$1:.$B$1000];MATCH([.C144];[$Lune.$A$1:.$A$1000];0);1))">
            <text:p/>
          </table:table-cell>
          <table:table-cell table:style-name="ce22"/>
          <table:table-cell table:style-name="ce12" table:formula="of:=IF(ISERROR(MATCH([.E144];[$Lune.$A$1:.$A$1000];0));&quot;&quot;;INDEX([$Lune.$B$1:.$B$1000];MATCH([.E144];[$Lune.$A$1:.$A$1000];0);1))">
            <text:p/>
          </table:table-cell>
          <table:table-cell table:style-name="ce22"/>
          <table:table-cell table:style-name="ce12" table:formula="of:=IF(ISERROR(MATCH([.G144];[$Lune.$A$1:.$A$1000];0));&quot;&quot;;INDEX([$Lune.$B$1:.$B$1000];MATCH([.G144];[$Lune.$A$1:.$A$1000];0);1))">
            <text:p/>
          </table:table-cell>
          <table:table-cell table:style-name="ce22"/>
          <table:table-cell table:style-name="ce12" table:formula="of:=IF(ISERROR(MATCH([.I144];[$Lune.$A$1:.$A$1000];0));&quot;&quot;;INDEX([$Lune.$B$1:.$B$1000];MATCH([.I144];[$Lune.$A$1:.$A$1000];0);1))" office:value-type="string" office:string-value="○" calcext:value-type="string">
            <text:p>○</text:p>
          </table:table-cell>
          <table:table-cell table:style-name="ce22"/>
          <table:table-cell table:style-name="ce12" table:formula="of:=IF(ISERROR(MATCH([.K144];[$Lune.$A$1:.$A$1000];0));&quot;&quot;;INDEX([$Lune.$B$1:.$B$1000];MATCH([.K144];[$Lune.$A$1:.$A$1000];0);1))">
            <text:p/>
          </table:table-cell>
          <table:table-cell table:style-name="ce22"/>
          <table:table-cell table:style-name="ce12" table:formula="of:=IF(ISERROR(MATCH([.M144];[$Lune.$A$1:.$A$1000];0));&quot;&quot;;INDEX([$Lune.$B$1:.$B$1000];MATCH([.M14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144]);&quot;00&quot;)" office:value-type="string" office:string-value="11" calcext:value-type="string">
            <text:p>11</text:p>
          </table:table-cell>
          <table:table-cell table:number-columns-repeated="1010"/>
        </table:table-row>
        <table:table-row table:style-name="ro8">
          <table:table-cell table:style-name="ce8" table:formula="of:=CONCATENATE(IF(MONTH([.A156])&lt;&gt;MONTH([.M156]);UPPER(TEXT([.A156];&quot;MMMM&quot;));&quot;&quot;);IF(YEAR([.A156])&lt;&gt;YEAR([.M156]);CONCATENATE(&quot; &quot;;TEXT([.A15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56];&quot;MMMM AAAA&quot;))" office:value-type="string" office:string-value="MARS 2022" calcext:value-type="string">
            <text:p>MARS 2022</text:p>
          </table:table-cell>
          <table:table-cell table:style-name="ce8" table:number-columns-repeated="1010"/>
        </table:table-row>
        <table:table-row table:style-name="ro11">
          <table:table-cell table:style-name="ce9" table:formula="of:=[.A144]+7" office:value-type="date" office:date-value="2022-03-21" calcext:value-type="date">
            <text:p>21/03/22</text:p>
          </table:table-cell>
          <table:table-cell table:style-name="ce9"/>
          <table:table-cell table:style-name="ce9" table:formula="of:=[.A156]+1" office:value-type="date" office:date-value="2022-03-22" calcext:value-type="date">
            <text:p>22/03/22</text:p>
          </table:table-cell>
          <table:table-cell table:style-name="ce26"/>
          <table:table-cell table:style-name="ce9" table:formula="of:=[.C156]+1" office:value-type="date" office:date-value="2022-03-23" calcext:value-type="date">
            <text:p>23/03/22</text:p>
          </table:table-cell>
          <table:table-cell table:style-name="ce26"/>
          <table:table-cell table:style-name="ce9" table:formula="of:=[.E156]+1" office:value-type="date" office:date-value="2022-03-24" calcext:value-type="date">
            <text:p>24/03/22</text:p>
          </table:table-cell>
          <table:table-cell table:style-name="ce26"/>
          <table:table-cell table:style-name="ce9" table:formula="of:=[.G156]+1" office:value-type="date" office:date-value="2022-03-25" calcext:value-type="date">
            <text:p>25/03/22</text:p>
          </table:table-cell>
          <table:table-cell table:style-name="ce26"/>
          <table:table-cell table:style-name="ce9" table:formula="of:=[.I156]+1" office:value-type="date" office:date-value="2022-03-26" calcext:value-type="date">
            <text:p>26/03/22</text:p>
          </table:table-cell>
          <table:table-cell table:style-name="ce26"/>
          <table:table-cell table:style-name="ce9" table:formula="of:=[.K156]+1" office:value-type="date" office:date-value="2022-03-27" calcext:value-type="date">
            <text:p>27/03/22</text:p>
          </table:table-cell>
          <table:table-cell table:style-name="ce32"/>
          <table:table-cell table:style-name="ce26" table:number-columns-repeated="1010"/>
        </table:table-row>
        <table:table-row table:style-name="ro24">
          <table:table-cell table:style-name="ce10" table:formula="of:=TEXT([.A156];&quot;NNN J&quot;)" office:value-type="string" office:string-value="lundi 21" calcext:value-type="string">
            <text:p>lundi 21</text:p>
          </table:table-cell>
          <table:table-cell table:style-name="ce20"/>
          <table:table-cell table:style-name="ce10" table:formula="of:=TEXT([.C156];&quot;NNN J&quot;)" office:value-type="string" office:string-value="mardi 22" calcext:value-type="string">
            <text:p>mardi 22</text:p>
          </table:table-cell>
          <table:table-cell table:style-name="ce20"/>
          <table:table-cell table:style-name="ce10" table:formula="of:=TEXT([.E156];&quot;NNN J&quot;)" office:value-type="string" office:string-value="mercredi 23" calcext:value-type="string">
            <text:p>mercredi 23</text:p>
          </table:table-cell>
          <table:table-cell table:style-name="ce20"/>
          <table:table-cell table:style-name="ce10" table:formula="of:=TEXT([.G156];&quot;NNN J&quot;)" office:value-type="string" office:string-value="jeudi 24" calcext:value-type="string">
            <text:p>jeudi 24</text:p>
          </table:table-cell>
          <table:table-cell table:style-name="ce20"/>
          <table:table-cell table:style-name="ce10" table:formula="of:=TEXT([.I156];&quot;NNN J&quot;)" office:value-type="string" office:string-value="vendredi 25" calcext:value-type="string">
            <text:p>vendredi 25</text:p>
          </table:table-cell>
          <table:table-cell table:style-name="ce20"/>
          <table:table-cell table:style-name="ce10" table:formula="of:=TEXT([.K156];&quot;NNN J&quot;)" office:value-type="string" office:string-value="samedi 26" calcext:value-type="string">
            <text:p>samedi 26</text:p>
          </table:table-cell>
          <table:table-cell table:style-name="ce20"/>
          <table:table-cell table:style-name="ce10" table:formula="of:=TEXT([.M156];&quot;NNN J&quot;)" office:value-type="string" office:string-value="dimanche 27" calcext:value-type="string">
            <text:p>dimanche 27</text:p>
          </table:table-cell>
          <table:table-cell table:style-name="ce20"/>
          <table:table-cell table:style-name="ce40" table:number-columns-repeated="1010"/>
        </table:table-row>
        <table:table-row table:style-name="ro17">
          <table:table-cell table:style-name="ce11" table:formula="of:=IF(ISERROR(MATCH([.A156];[$'Jours fériés'.$D$4:.$D$203];0));&quot;&quot;;INDEX([$'Jours fériés'.$A$4:.$A$203];MATCH([.A156];[$'Jours fériés'.$D$4:.$D$203];0);1))">
            <text:p/>
          </table:table-cell>
          <table:table-cell table:style-name="ce21"/>
          <table:table-cell table:style-name="ce11" table:formula="of:=IF(ISERROR(MATCH([.C156];[$'Jours fériés'.$D$4:.$D$203];0));&quot;&quot;;INDEX([$'Jours fériés'.$A$4:.$A$203];MATCH([.C156];[$'Jours fériés'.$D$4:.$D$203];0);1))">
            <text:p/>
          </table:table-cell>
          <table:table-cell table:style-name="ce21"/>
          <table:table-cell table:style-name="ce11" table:formula="of:=IF(ISERROR(MATCH([.E156];[$'Jours fériés'.$D$4:.$D$203];0));&quot;&quot;;INDEX([$'Jours fériés'.$A$4:.$A$203];MATCH([.E156];[$'Jours fériés'.$D$4:.$D$203];0);1))">
            <text:p/>
          </table:table-cell>
          <table:table-cell table:style-name="ce21"/>
          <table:table-cell table:style-name="ce11" table:formula="of:=IF(ISERROR(MATCH([.G156];[$'Jours fériés'.$D$4:.$D$203];0));&quot;&quot;;INDEX([$'Jours fériés'.$A$4:.$A$203];MATCH([.G156];[$'Jours fériés'.$D$4:.$D$203];0);1))">
            <text:p/>
          </table:table-cell>
          <table:table-cell table:style-name="ce21"/>
          <table:table-cell table:style-name="ce11" table:formula="of:=IF(ISERROR(MATCH([.I156];[$'Jours fériés'.$D$4:.$D$203];0));&quot;&quot;;INDEX([$'Jours fériés'.$A$4:.$A$203];MATCH([.I156];[$'Jours fériés'.$D$4:.$D$203];0);1))">
            <text:p/>
          </table:table-cell>
          <table:table-cell table:style-name="ce21"/>
          <table:table-cell table:style-name="ce11" table:formula="of:=IF(ISERROR(MATCH([.K156];[$'Jours fériés'.$D$4:.$D$203];0));&quot;&quot;;INDEX([$'Jours fériés'.$A$4:.$A$203];MATCH([.K156];[$'Jours fériés'.$D$4:.$D$203];0);1))">
            <text:p/>
          </table:table-cell>
          <table:table-cell table:style-name="ce21"/>
          <table:table-cell table:style-name="ce11" table:formula="of:=IF(ISERROR(MATCH([.M156];[$'Jours fériés'.$D$4:.$D$203];0));&quot;&quot;;INDEX([$'Jours fériés'.$A$4:.$A$203];MATCH([.M156];[$'Jours fériés'.$D$4:.$D$203];0);1))" office:value-type="string" office:string-value="heure d'été +1h" calcext:value-type="string">
            <text:p>heure d'été +1h</text:p>
          </table:table-cell>
          <table:table-cell table:style-name="ce21"/>
          <table:table-cell table:style-name="ce41" table:number-columns-repeated="1010"/>
        </table:table-row>
        <table:table-row table:style-name="ro8">
          <table:table-cell table:style-name="ce12" table:formula="of:=IF(ISERROR(MATCH([.A156];[$Lune.$A$1:.$A$1000];0));&quot;&quot;;INDEX([$Lune.$B$1:.$B$1000];MATCH([.A156];[$Lune.$A$1:.$A$1000];0);1))">
            <text:p/>
          </table:table-cell>
          <table:table-cell table:style-name="ce22"/>
          <table:table-cell table:style-name="ce12" table:formula="of:=IF(ISERROR(MATCH([.C156];[$Lune.$A$1:.$A$1000];0));&quot;&quot;;INDEX([$Lune.$B$1:.$B$1000];MATCH([.C156];[$Lune.$A$1:.$A$1000];0);1))">
            <text:p/>
          </table:table-cell>
          <table:table-cell table:style-name="ce22"/>
          <table:table-cell table:style-name="ce12" table:formula="of:=IF(ISERROR(MATCH([.E156];[$Lune.$A$1:.$A$1000];0));&quot;&quot;;INDEX([$Lune.$B$1:.$B$1000];MATCH([.E156];[$Lune.$A$1:.$A$1000];0);1))">
            <text:p/>
          </table:table-cell>
          <table:table-cell table:style-name="ce22"/>
          <table:table-cell table:style-name="ce12" table:formula="of:=IF(ISERROR(MATCH([.G156];[$Lune.$A$1:.$A$1000];0));&quot;&quot;;INDEX([$Lune.$B$1:.$B$1000];MATCH([.G156];[$Lune.$A$1:.$A$1000];0);1))">
            <text:p/>
          </table:table-cell>
          <table:table-cell table:style-name="ce22"/>
          <table:table-cell table:style-name="ce12" table:formula="of:=IF(ISERROR(MATCH([.I156];[$Lune.$A$1:.$A$1000];0));&quot;&quot;;INDEX([$Lune.$B$1:.$B$1000];MATCH([.I156];[$Lune.$A$1:.$A$1000];0);1))" office:value-type="string" office:string-value="◑" calcext:value-type="string">
            <text:p>◑</text:p>
          </table:table-cell>
          <table:table-cell table:style-name="ce22"/>
          <table:table-cell table:style-name="ce12" table:formula="of:=IF(ISERROR(MATCH([.K156];[$Lune.$A$1:.$A$1000];0));&quot;&quot;;INDEX([$Lune.$B$1:.$B$1000];MATCH([.K156];[$Lune.$A$1:.$A$1000];0);1))">
            <text:p/>
          </table:table-cell>
          <table:table-cell table:style-name="ce22"/>
          <table:table-cell table:style-name="ce12" table:formula="of:=IF(ISERROR(MATCH([.M156];[$Lune.$A$1:.$A$1000];0));&quot;&quot;;INDEX([$Lune.$B$1:.$B$1000];MATCH([.M15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156]);&quot;00&quot;)" office:value-type="string" office:string-value="12" calcext:value-type="string">
            <text:p>12</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169])&lt;&gt;MONTH([.M169]);UPPER(TEXT([.A169];&quot;MMMM&quot;));&quot;&quot;);IF(YEAR([.A169])&lt;&gt;YEAR([.M169]);CONCATENATE(&quot; &quot;;TEXT([.A169];&quot;AAAA&quot;));&quot;&quot;))" office:value-type="string" office:string-value="MARS" calcext:value-type="string">
            <text:p>MARS</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69];&quot;MMMM AAAA&quot;))" office:value-type="string" office:string-value="AVRIL 2022" calcext:value-type="string">
            <text:p>AVRIL 2022</text:p>
          </table:table-cell>
          <table:table-cell table:style-name="ce8" table:number-columns-repeated="1010"/>
        </table:table-row>
        <table:table-row table:style-name="ro11">
          <table:table-cell table:style-name="ce9" table:formula="of:=[.A156]+7" office:value-type="date" office:date-value="2022-03-28" calcext:value-type="date">
            <text:p>28/03/22</text:p>
          </table:table-cell>
          <table:table-cell table:style-name="ce9"/>
          <table:table-cell table:style-name="ce9" table:formula="of:=[.A169]+1" office:value-type="date" office:date-value="2022-03-29" calcext:value-type="date">
            <text:p>29/03/22</text:p>
          </table:table-cell>
          <table:table-cell table:style-name="ce26"/>
          <table:table-cell table:style-name="ce9" table:formula="of:=[.C169]+1" office:value-type="date" office:date-value="2022-03-30" calcext:value-type="date">
            <text:p>30/03/22</text:p>
          </table:table-cell>
          <table:table-cell table:style-name="ce26"/>
          <table:table-cell table:style-name="ce9" table:formula="of:=[.E169]+1" office:value-type="date" office:date-value="2022-03-31" calcext:value-type="date">
            <text:p>31/03/22</text:p>
          </table:table-cell>
          <table:table-cell table:style-name="ce26"/>
          <table:table-cell table:style-name="ce9" table:formula="of:=[.G169]+1" office:value-type="date" office:date-value="2022-04-01" calcext:value-type="date">
            <text:p>01/04/22</text:p>
          </table:table-cell>
          <table:table-cell table:style-name="ce26"/>
          <table:table-cell table:style-name="ce9" table:formula="of:=[.I169]+1" office:value-type="date" office:date-value="2022-04-02" calcext:value-type="date">
            <text:p>02/04/22</text:p>
          </table:table-cell>
          <table:table-cell table:style-name="ce26"/>
          <table:table-cell table:style-name="ce9" table:formula="of:=[.K169]+1" office:value-type="date" office:date-value="2022-04-03" calcext:value-type="date">
            <text:p>03/04/22</text:p>
          </table:table-cell>
          <table:table-cell table:style-name="ce32"/>
          <table:table-cell table:style-name="ce26" table:number-columns-repeated="1010"/>
        </table:table-row>
        <table:table-row table:style-name="ro12">
          <table:table-cell table:style-name="ce10" table:formula="of:=TEXT([.A169];&quot;NNN J&quot;)" office:value-type="string" office:string-value="lundi 28" calcext:value-type="string">
            <text:p>lundi 28</text:p>
          </table:table-cell>
          <table:table-cell table:style-name="ce20"/>
          <table:table-cell table:style-name="ce10" table:formula="of:=TEXT([.C169];&quot;NNN J&quot;)" office:value-type="string" office:string-value="mardi 29" calcext:value-type="string">
            <text:p>mardi 29</text:p>
          </table:table-cell>
          <table:table-cell table:style-name="ce20"/>
          <table:table-cell table:style-name="ce10" table:formula="of:=TEXT([.E169];&quot;NNN J&quot;)" office:value-type="string" office:string-value="mercredi 30" calcext:value-type="string">
            <text:p>mercredi 30</text:p>
          </table:table-cell>
          <table:table-cell table:style-name="ce20"/>
          <table:table-cell table:style-name="ce10" table:formula="of:=TEXT([.G169];&quot;NNN J&quot;)" office:value-type="string" office:string-value="jeudi 31" calcext:value-type="string">
            <text:p>jeudi 31</text:p>
          </table:table-cell>
          <table:table-cell table:style-name="ce20"/>
          <table:table-cell table:style-name="ce10" table:formula="of:=TEXT([.I169];&quot;NNN J&quot;)" office:value-type="string" office:string-value="vendredi 1" calcext:value-type="string">
            <text:p>vendredi 1</text:p>
          </table:table-cell>
          <table:table-cell table:style-name="ce20"/>
          <table:table-cell table:style-name="ce10" table:formula="of:=TEXT([.K169];&quot;NNN J&quot;)" office:value-type="string" office:string-value="samedi 2" calcext:value-type="string">
            <text:p>samedi 2</text:p>
          </table:table-cell>
          <table:table-cell table:style-name="ce20"/>
          <table:table-cell table:style-name="ce10" table:formula="of:=TEXT([.M169];&quot;NNN J&quot;)" office:value-type="string" office:string-value="dimanche 3" calcext:value-type="string">
            <text:p>dimanche 3</text:p>
          </table:table-cell>
          <table:table-cell table:style-name="ce20"/>
          <table:table-cell table:style-name="ce40" table:number-columns-repeated="1010"/>
        </table:table-row>
        <table:table-row table:style-name="ro17">
          <table:table-cell table:style-name="ce11" table:formula="of:=IF(ISERROR(MATCH([.A169];[$'Jours fériés'.$D$4:.$D$203];0));&quot;&quot;;INDEX([$'Jours fériés'.$A$4:.$A$203];MATCH([.A169];[$'Jours fériés'.$D$4:.$D$203];0);1))">
            <text:p/>
          </table:table-cell>
          <table:table-cell table:style-name="ce21"/>
          <table:table-cell table:style-name="ce11" table:formula="of:=IF(ISERROR(MATCH([.C169];[$'Jours fériés'.$D$4:.$D$203];0));&quot;&quot;;INDEX([$'Jours fériés'.$A$4:.$A$203];MATCH([.C169];[$'Jours fériés'.$D$4:.$D$203];0);1))">
            <text:p/>
          </table:table-cell>
          <table:table-cell table:style-name="ce21"/>
          <table:table-cell table:style-name="ce11" table:formula="of:=IF(ISERROR(MATCH([.E169];[$'Jours fériés'.$D$4:.$D$203];0));&quot;&quot;;INDEX([$'Jours fériés'.$A$4:.$A$203];MATCH([.E169];[$'Jours fériés'.$D$4:.$D$203];0);1))">
            <text:p/>
          </table:table-cell>
          <table:table-cell table:style-name="ce21"/>
          <table:table-cell table:style-name="ce11" table:formula="of:=IF(ISERROR(MATCH([.G169];[$'Jours fériés'.$D$4:.$D$203];0));&quot;&quot;;INDEX([$'Jours fériés'.$A$4:.$A$203];MATCH([.G169];[$'Jours fériés'.$D$4:.$D$203];0);1))">
            <text:p/>
          </table:table-cell>
          <table:table-cell table:style-name="ce21"/>
          <table:table-cell table:style-name="ce11" table:formula="of:=IF(ISERROR(MATCH([.I169];[$'Jours fériés'.$D$4:.$D$203];0));&quot;&quot;;INDEX([$'Jours fériés'.$A$4:.$A$203];MATCH([.I169];[$'Jours fériés'.$D$4:.$D$203];0);1))">
            <text:p/>
          </table:table-cell>
          <table:table-cell table:style-name="ce21"/>
          <table:table-cell table:style-name="ce11" table:formula="of:=IF(ISERROR(MATCH([.K169];[$'Jours fériés'.$D$4:.$D$203];0));&quot;&quot;;INDEX([$'Jours fériés'.$A$4:.$A$203];MATCH([.K169];[$'Jours fériés'.$D$4:.$D$203];0);1))">
            <text:p/>
          </table:table-cell>
          <table:table-cell table:style-name="ce21"/>
          <table:table-cell table:style-name="ce11" table:formula="of:=IF(ISERROR(MATCH([.M169];[$'Jours fériés'.$D$4:.$D$203];0));&quot;&quot;;INDEX([$'Jours fériés'.$A$4:.$A$203];MATCH([.M169];[$'Jours fériés'.$D$4:.$D$203];0);1))">
            <text:p/>
          </table:table-cell>
          <table:table-cell table:style-name="ce21"/>
          <table:table-cell table:style-name="ce41" table:number-columns-repeated="1010"/>
        </table:table-row>
        <table:table-row table:style-name="ro8">
          <table:table-cell table:style-name="ce12" table:formula="of:=IF(ISERROR(MATCH([.A169];[$Lune.$A$1:.$A$1000];0));&quot;&quot;;INDEX([$Lune.$B$1:.$B$1000];MATCH([.A169];[$Lune.$A$1:.$A$1000];0);1))">
            <text:p/>
          </table:table-cell>
          <table:table-cell table:style-name="ce22"/>
          <table:table-cell table:style-name="ce12" table:formula="of:=IF(ISERROR(MATCH([.C169];[$Lune.$A$1:.$A$1000];0));&quot;&quot;;INDEX([$Lune.$B$1:.$B$1000];MATCH([.C169];[$Lune.$A$1:.$A$1000];0);1))">
            <text:p/>
          </table:table-cell>
          <table:table-cell table:style-name="ce22"/>
          <table:table-cell table:style-name="ce12" table:formula="of:=IF(ISERROR(MATCH([.E169];[$Lune.$A$1:.$A$1000];0));&quot;&quot;;INDEX([$Lune.$B$1:.$B$1000];MATCH([.E169];[$Lune.$A$1:.$A$1000];0);1))">
            <text:p/>
          </table:table-cell>
          <table:table-cell table:style-name="ce22"/>
          <table:table-cell table:style-name="ce12" table:formula="of:=IF(ISERROR(MATCH([.G169];[$Lune.$A$1:.$A$1000];0));&quot;&quot;;INDEX([$Lune.$B$1:.$B$1000];MATCH([.G169];[$Lune.$A$1:.$A$1000];0);1))">
            <text:p/>
          </table:table-cell>
          <table:table-cell table:style-name="ce22"/>
          <table:table-cell table:style-name="ce12" table:formula="of:=IF(ISERROR(MATCH([.I169];[$Lune.$A$1:.$A$1000];0));&quot;&quot;;INDEX([$Lune.$B$1:.$B$1000];MATCH([.I169];[$Lune.$A$1:.$A$1000];0);1))" office:value-type="string" office:string-value="●" calcext:value-type="string">
            <text:p>●</text:p>
          </table:table-cell>
          <table:table-cell table:style-name="ce22"/>
          <table:table-cell table:style-name="ce12" table:formula="of:=IF(ISERROR(MATCH([.K169];[$Lune.$A$1:.$A$1000];0));&quot;&quot;;INDEX([$Lune.$B$1:.$B$1000];MATCH([.K169];[$Lune.$A$1:.$A$1000];0);1))">
            <text:p/>
          </table:table-cell>
          <table:table-cell table:style-name="ce22"/>
          <table:table-cell table:style-name="ce12" table:formula="of:=IF(ISERROR(MATCH([.M169];[$Lune.$A$1:.$A$1000];0));&quot;&quot;;INDEX([$Lune.$B$1:.$B$1000];MATCH([.M16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169]);&quot;00&quot;)" office:value-type="string" office:string-value="13" calcext:value-type="string">
            <text:p>13</text:p>
          </table:table-cell>
          <table:table-cell table:number-columns-repeated="1010"/>
        </table:table-row>
        <table:table-row table:style-name="ro8">
          <table:table-cell table:style-name="ce8" table:formula="of:=CONCATENATE(IF(MONTH([.A181])&lt;&gt;MONTH([.M181]);UPPER(TEXT([.A181];&quot;MMMM&quot;));&quot;&quot;);IF(YEAR([.A181])&lt;&gt;YEAR([.M181]);CONCATENATE(&quot; &quot;;TEXT([.A18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81];&quot;MMMM AAAA&quot;))" office:value-type="string" office:string-value="AVRIL 2022" calcext:value-type="string">
            <text:p>AVRIL 2022</text:p>
          </table:table-cell>
          <table:table-cell table:style-name="ce8" table:number-columns-repeated="1010"/>
        </table:table-row>
        <table:table-row table:style-name="ro11">
          <table:table-cell table:style-name="ce9" table:formula="of:=[.A169]+7" office:value-type="date" office:date-value="2022-04-04" calcext:value-type="date">
            <text:p>04/04/22</text:p>
          </table:table-cell>
          <table:table-cell table:style-name="ce9"/>
          <table:table-cell table:style-name="ce9" table:formula="of:=[.A181]+1" office:value-type="date" office:date-value="2022-04-05" calcext:value-type="date">
            <text:p>05/04/22</text:p>
          </table:table-cell>
          <table:table-cell table:style-name="ce26"/>
          <table:table-cell table:style-name="ce9" table:formula="of:=[.C181]+1" office:value-type="date" office:date-value="2022-04-06" calcext:value-type="date">
            <text:p>06/04/22</text:p>
          </table:table-cell>
          <table:table-cell table:style-name="ce26"/>
          <table:table-cell table:style-name="ce9" table:formula="of:=[.E181]+1" office:value-type="date" office:date-value="2022-04-07" calcext:value-type="date">
            <text:p>07/04/22</text:p>
          </table:table-cell>
          <table:table-cell table:style-name="ce26"/>
          <table:table-cell table:style-name="ce9" table:formula="of:=[.G181]+1" office:value-type="date" office:date-value="2022-04-08" calcext:value-type="date">
            <text:p>08/04/22</text:p>
          </table:table-cell>
          <table:table-cell table:style-name="ce26"/>
          <table:table-cell table:style-name="ce9" table:formula="of:=[.I181]+1" office:value-type="date" office:date-value="2022-04-09" calcext:value-type="date">
            <text:p>09/04/22</text:p>
          </table:table-cell>
          <table:table-cell table:style-name="ce26"/>
          <table:table-cell table:style-name="ce9" table:formula="of:=[.K181]+1" office:value-type="date" office:date-value="2022-04-10" calcext:value-type="date">
            <text:p>10/04/22</text:p>
          </table:table-cell>
          <table:table-cell table:style-name="ce32"/>
          <table:table-cell table:style-name="ce26" table:number-columns-repeated="1010"/>
        </table:table-row>
        <table:table-row table:style-name="ro12">
          <table:table-cell table:style-name="ce10" table:formula="of:=TEXT([.A181];&quot;NNN J&quot;)" office:value-type="string" office:string-value="lundi 4" calcext:value-type="string">
            <text:p>lundi 4</text:p>
          </table:table-cell>
          <table:table-cell table:style-name="ce20"/>
          <table:table-cell table:style-name="ce10" table:formula="of:=TEXT([.C181];&quot;NNN J&quot;)" office:value-type="string" office:string-value="mardi 5" calcext:value-type="string">
            <text:p>mardi 5</text:p>
          </table:table-cell>
          <table:table-cell table:style-name="ce20"/>
          <table:table-cell table:style-name="ce10" table:formula="of:=TEXT([.E181];&quot;NNN J&quot;)" office:value-type="string" office:string-value="mercredi 6" calcext:value-type="string">
            <text:p>mercredi 6</text:p>
          </table:table-cell>
          <table:table-cell table:style-name="ce20"/>
          <table:table-cell table:style-name="ce10" table:formula="of:=TEXT([.G181];&quot;NNN J&quot;)" office:value-type="string" office:string-value="jeudi 7" calcext:value-type="string">
            <text:p>jeudi 7</text:p>
          </table:table-cell>
          <table:table-cell table:style-name="ce20"/>
          <table:table-cell table:style-name="ce10" table:formula="of:=TEXT([.I181];&quot;NNN J&quot;)" office:value-type="string" office:string-value="vendredi 8" calcext:value-type="string">
            <text:p>vendredi 8</text:p>
          </table:table-cell>
          <table:table-cell table:style-name="ce20"/>
          <table:table-cell table:style-name="ce10" table:formula="of:=TEXT([.K181];&quot;NNN J&quot;)" office:value-type="string" office:string-value="samedi 9" calcext:value-type="string">
            <text:p>samedi 9</text:p>
          </table:table-cell>
          <table:table-cell table:style-name="ce20"/>
          <table:table-cell table:style-name="ce10" table:formula="of:=TEXT([.M181];&quot;NNN J&quot;)" office:value-type="string" office:string-value="dimanche 10" calcext:value-type="string">
            <text:p>dimanche 10</text:p>
          </table:table-cell>
          <table:table-cell table:style-name="ce20"/>
          <table:table-cell table:style-name="ce40" table:number-columns-repeated="1010"/>
        </table:table-row>
        <table:table-row table:style-name="ro17">
          <table:table-cell table:style-name="ce11" table:formula="of:=IF(ISERROR(MATCH([.A181];[$'Jours fériés'.$D$4:.$D$203];0));&quot;&quot;;INDEX([$'Jours fériés'.$A$4:.$A$203];MATCH([.A181];[$'Jours fériés'.$D$4:.$D$203];0);1))">
            <text:p/>
          </table:table-cell>
          <table:table-cell table:style-name="ce21"/>
          <table:table-cell table:style-name="ce11" table:formula="of:=IF(ISERROR(MATCH([.C181];[$'Jours fériés'.$D$4:.$D$203];0));&quot;&quot;;INDEX([$'Jours fériés'.$A$4:.$A$203];MATCH([.C181];[$'Jours fériés'.$D$4:.$D$203];0);1))">
            <text:p/>
          </table:table-cell>
          <table:table-cell table:style-name="ce21"/>
          <table:table-cell table:style-name="ce11" table:formula="of:=IF(ISERROR(MATCH([.E181];[$'Jours fériés'.$D$4:.$D$203];0));&quot;&quot;;INDEX([$'Jours fériés'.$A$4:.$A$203];MATCH([.E181];[$'Jours fériés'.$D$4:.$D$203];0);1))">
            <text:p/>
          </table:table-cell>
          <table:table-cell table:style-name="ce21"/>
          <table:table-cell table:style-name="ce11" table:formula="of:=IF(ISERROR(MATCH([.G181];[$'Jours fériés'.$D$4:.$D$203];0));&quot;&quot;;INDEX([$'Jours fériés'.$A$4:.$A$203];MATCH([.G181];[$'Jours fériés'.$D$4:.$D$203];0);1))">
            <text:p/>
          </table:table-cell>
          <table:table-cell table:style-name="ce21"/>
          <table:table-cell table:style-name="ce11" table:formula="of:=IF(ISERROR(MATCH([.I181];[$'Jours fériés'.$D$4:.$D$203];0));&quot;&quot;;INDEX([$'Jours fériés'.$A$4:.$A$203];MATCH([.I181];[$'Jours fériés'.$D$4:.$D$203];0);1))">
            <text:p/>
          </table:table-cell>
          <table:table-cell table:style-name="ce21"/>
          <table:table-cell table:style-name="ce11" table:formula="of:=IF(ISERROR(MATCH([.K181];[$'Jours fériés'.$D$4:.$D$203];0));&quot;&quot;;INDEX([$'Jours fériés'.$A$4:.$A$203];MATCH([.K181];[$'Jours fériés'.$D$4:.$D$203];0);1))">
            <text:p/>
          </table:table-cell>
          <table:table-cell table:style-name="ce21"/>
          <table:table-cell table:style-name="ce11" table:formula="of:=IF(ISERROR(MATCH([.M181];[$'Jours fériés'.$D$4:.$D$203];0));&quot;&quot;;INDEX([$'Jours fériés'.$A$4:.$A$203];MATCH([.M181];[$'Jours fériés'.$D$4:.$D$203];0);1))">
            <text:p/>
          </table:table-cell>
          <table:table-cell table:style-name="ce21"/>
          <table:table-cell table:style-name="ce41" table:number-columns-repeated="1010"/>
        </table:table-row>
        <table:table-row table:style-name="ro8">
          <table:table-cell table:style-name="ce12" table:formula="of:=IF(ISERROR(MATCH([.A181];[$Lune.$A$1:.$A$1000];0));&quot;&quot;;INDEX([$Lune.$B$1:.$B$1000];MATCH([.A181];[$Lune.$A$1:.$A$1000];0);1))">
            <text:p/>
          </table:table-cell>
          <table:table-cell table:style-name="ce22"/>
          <table:table-cell table:style-name="ce12" table:formula="of:=IF(ISERROR(MATCH([.C181];[$Lune.$A$1:.$A$1000];0));&quot;&quot;;INDEX([$Lune.$B$1:.$B$1000];MATCH([.C181];[$Lune.$A$1:.$A$1000];0);1))">
            <text:p/>
          </table:table-cell>
          <table:table-cell table:style-name="ce22"/>
          <table:table-cell table:style-name="ce12" table:formula="of:=IF(ISERROR(MATCH([.E181];[$Lune.$A$1:.$A$1000];0));&quot;&quot;;INDEX([$Lune.$B$1:.$B$1000];MATCH([.E181];[$Lune.$A$1:.$A$1000];0);1))">
            <text:p/>
          </table:table-cell>
          <table:table-cell table:style-name="ce22"/>
          <table:table-cell table:style-name="ce12" table:formula="of:=IF(ISERROR(MATCH([.G181];[$Lune.$A$1:.$A$1000];0));&quot;&quot;;INDEX([$Lune.$B$1:.$B$1000];MATCH([.G181];[$Lune.$A$1:.$A$1000];0);1))">
            <text:p/>
          </table:table-cell>
          <table:table-cell table:style-name="ce22"/>
          <table:table-cell table:style-name="ce12" table:formula="of:=IF(ISERROR(MATCH([.I181];[$Lune.$A$1:.$A$1000];0));&quot;&quot;;INDEX([$Lune.$B$1:.$B$1000];MATCH([.I181];[$Lune.$A$1:.$A$1000];0);1))">
            <text:p/>
          </table:table-cell>
          <table:table-cell table:style-name="ce22"/>
          <table:table-cell table:style-name="ce12" table:formula="of:=IF(ISERROR(MATCH([.K181];[$Lune.$A$1:.$A$1000];0));&quot;&quot;;INDEX([$Lune.$B$1:.$B$1000];MATCH([.K181];[$Lune.$A$1:.$A$1000];0);1))" office:value-type="string" office:string-value="◐" calcext:value-type="string">
            <text:p>◐</text:p>
          </table:table-cell>
          <table:table-cell table:style-name="ce22"/>
          <table:table-cell table:style-name="ce12" table:formula="of:=IF(ISERROR(MATCH([.M181];[$Lune.$A$1:.$A$1000];0));&quot;&quot;;INDEX([$Lune.$B$1:.$B$1000];MATCH([.M18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181]);&quot;00&quot;)" office:value-type="string" office:string-value="14" calcext:value-type="string">
            <text:p>14</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194])&lt;&gt;MONTH([.M194]);UPPER(TEXT([.A194];&quot;MMMM&quot;));&quot;&quot;);IF(YEAR([.A194])&lt;&gt;YEAR([.M194]);CONCATENATE(&quot; &quot;;TEXT([.A19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194];&quot;MMMM AAAA&quot;))" office:value-type="string" office:string-value="AVRIL 2022" calcext:value-type="string">
            <text:p>AVRIL 2022</text:p>
          </table:table-cell>
          <table:table-cell table:style-name="ce8" table:number-columns-repeated="1010"/>
        </table:table-row>
        <table:table-row table:style-name="ro11">
          <table:table-cell table:style-name="ce9" table:formula="of:=[.A181]+7" office:value-type="date" office:date-value="2022-04-11" calcext:value-type="date">
            <text:p>11/04/22</text:p>
          </table:table-cell>
          <table:table-cell table:style-name="ce9"/>
          <table:table-cell table:style-name="ce9" table:formula="of:=[.A194]+1" office:value-type="date" office:date-value="2022-04-12" calcext:value-type="date">
            <text:p>12/04/22</text:p>
          </table:table-cell>
          <table:table-cell table:style-name="ce26"/>
          <table:table-cell table:style-name="ce9" table:formula="of:=[.C194]+1" office:value-type="date" office:date-value="2022-04-13" calcext:value-type="date">
            <text:p>13/04/22</text:p>
          </table:table-cell>
          <table:table-cell table:style-name="ce26"/>
          <table:table-cell table:style-name="ce9" table:formula="of:=[.E194]+1" office:value-type="date" office:date-value="2022-04-14" calcext:value-type="date">
            <text:p>14/04/22</text:p>
          </table:table-cell>
          <table:table-cell table:style-name="ce26"/>
          <table:table-cell table:style-name="ce9" table:formula="of:=[.G194]+1" office:value-type="date" office:date-value="2022-04-15" calcext:value-type="date">
            <text:p>15/04/22</text:p>
          </table:table-cell>
          <table:table-cell table:style-name="ce26"/>
          <table:table-cell table:style-name="ce9" table:formula="of:=[.I194]+1" office:value-type="date" office:date-value="2022-04-16" calcext:value-type="date">
            <text:p>16/04/22</text:p>
          </table:table-cell>
          <table:table-cell table:style-name="ce26"/>
          <table:table-cell table:style-name="ce9" table:formula="of:=[.K194]+1" office:value-type="date" office:date-value="2022-04-17" calcext:value-type="date">
            <text:p>17/04/22</text:p>
          </table:table-cell>
          <table:table-cell table:style-name="ce32"/>
          <table:table-cell table:style-name="ce26" table:number-columns-repeated="1010"/>
        </table:table-row>
        <table:table-row table:style-name="ro12">
          <table:table-cell table:style-name="ce10" table:formula="of:=TEXT([.A194];&quot;NNN J&quot;)" office:value-type="string" office:string-value="lundi 11" calcext:value-type="string">
            <text:p>lundi 11</text:p>
          </table:table-cell>
          <table:table-cell table:style-name="ce20"/>
          <table:table-cell table:style-name="ce10" table:formula="of:=TEXT([.C194];&quot;NNN J&quot;)" office:value-type="string" office:string-value="mardi 12" calcext:value-type="string">
            <text:p>mardi 12</text:p>
          </table:table-cell>
          <table:table-cell table:style-name="ce20"/>
          <table:table-cell table:style-name="ce10" table:formula="of:=TEXT([.E194];&quot;NNN J&quot;)" office:value-type="string" office:string-value="mercredi 13" calcext:value-type="string">
            <text:p>mercredi 13</text:p>
          </table:table-cell>
          <table:table-cell table:style-name="ce20"/>
          <table:table-cell table:style-name="ce10" table:formula="of:=TEXT([.G194];&quot;NNN J&quot;)" office:value-type="string" office:string-value="jeudi 14" calcext:value-type="string">
            <text:p>jeudi 14</text:p>
          </table:table-cell>
          <table:table-cell table:style-name="ce20"/>
          <table:table-cell table:style-name="ce10" table:formula="of:=TEXT([.I194];&quot;NNN J&quot;)" office:value-type="string" office:string-value="vendredi 15" calcext:value-type="string">
            <text:p>vendredi 15</text:p>
          </table:table-cell>
          <table:table-cell table:style-name="ce20"/>
          <table:table-cell table:style-name="ce10" table:formula="of:=TEXT([.K194];&quot;NNN J&quot;)" office:value-type="string" office:string-value="samedi 16" calcext:value-type="string">
            <text:p>samedi 16</text:p>
          </table:table-cell>
          <table:table-cell table:style-name="ce20"/>
          <table:table-cell table:style-name="ce10" table:formula="of:=TEXT([.M194];&quot;NNN J&quot;)" office:value-type="string" office:string-value="dimanche 17" calcext:value-type="string">
            <text:p>dimanche 17</text:p>
          </table:table-cell>
          <table:table-cell table:style-name="ce20"/>
          <table:table-cell table:style-name="ce40" table:number-columns-repeated="1010"/>
        </table:table-row>
        <table:table-row table:style-name="ro17">
          <table:table-cell table:style-name="ce11" table:formula="of:=IF(ISERROR(MATCH([.A194];[$'Jours fériés'.$D$4:.$D$203];0));&quot;&quot;;INDEX([$'Jours fériés'.$A$4:.$A$203];MATCH([.A194];[$'Jours fériés'.$D$4:.$D$203];0);1))">
            <text:p/>
          </table:table-cell>
          <table:table-cell table:style-name="ce21"/>
          <table:table-cell table:style-name="ce11" table:formula="of:=IF(ISERROR(MATCH([.C194];[$'Jours fériés'.$D$4:.$D$203];0));&quot;&quot;;INDEX([$'Jours fériés'.$A$4:.$A$203];MATCH([.C194];[$'Jours fériés'.$D$4:.$D$203];0);1))">
            <text:p/>
          </table:table-cell>
          <table:table-cell table:style-name="ce21"/>
          <table:table-cell table:style-name="ce11" table:formula="of:=IF(ISERROR(MATCH([.E194];[$'Jours fériés'.$D$4:.$D$203];0));&quot;&quot;;INDEX([$'Jours fériés'.$A$4:.$A$203];MATCH([.E194];[$'Jours fériés'.$D$4:.$D$203];0);1))">
            <text:p/>
          </table:table-cell>
          <table:table-cell table:style-name="ce21"/>
          <table:table-cell table:style-name="ce11" table:formula="of:=IF(ISERROR(MATCH([.G194];[$'Jours fériés'.$D$4:.$D$203];0));&quot;&quot;;INDEX([$'Jours fériés'.$A$4:.$A$203];MATCH([.G194];[$'Jours fériés'.$D$4:.$D$203];0);1))">
            <text:p/>
          </table:table-cell>
          <table:table-cell table:style-name="ce21"/>
          <table:table-cell table:style-name="ce11" table:formula="of:=IF(ISERROR(MATCH([.I194];[$'Jours fériés'.$D$4:.$D$203];0));&quot;&quot;;INDEX([$'Jours fériés'.$A$4:.$A$203];MATCH([.I194];[$'Jours fériés'.$D$4:.$D$203];0);1))">
            <text:p/>
          </table:table-cell>
          <table:table-cell table:style-name="ce21"/>
          <table:table-cell table:style-name="ce11" table:formula="of:=IF(ISERROR(MATCH([.K194];[$'Jours fériés'.$D$4:.$D$203];0));&quot;&quot;;INDEX([$'Jours fériés'.$A$4:.$A$203];MATCH([.K194];[$'Jours fériés'.$D$4:.$D$203];0);1))">
            <text:p/>
          </table:table-cell>
          <table:table-cell table:style-name="ce21"/>
          <table:table-cell table:style-name="ce11" table:formula="of:=IF(ISERROR(MATCH([.M194];[$'Jours fériés'.$D$4:.$D$203];0));&quot;&quot;;INDEX([$'Jours fériés'.$A$4:.$A$203];MATCH([.M194];[$'Jours fériés'.$D$4:.$D$203];0);1))" office:value-type="string" office:string-value="Pâques" calcext:value-type="string">
            <text:p>Pâques</text:p>
          </table:table-cell>
          <table:table-cell table:style-name="ce21"/>
          <table:table-cell table:style-name="ce41" table:number-columns-repeated="1010"/>
        </table:table-row>
        <table:table-row table:style-name="ro8">
          <table:table-cell table:style-name="ce12" table:formula="of:=IF(ISERROR(MATCH([.A194];[$Lune.$A$1:.$A$1000];0));&quot;&quot;;INDEX([$Lune.$B$1:.$B$1000];MATCH([.A194];[$Lune.$A$1:.$A$1000];0);1))">
            <text:p/>
          </table:table-cell>
          <table:table-cell table:style-name="ce22"/>
          <table:table-cell table:style-name="ce12" table:formula="of:=IF(ISERROR(MATCH([.C194];[$Lune.$A$1:.$A$1000];0));&quot;&quot;;INDEX([$Lune.$B$1:.$B$1000];MATCH([.C194];[$Lune.$A$1:.$A$1000];0);1))">
            <text:p/>
          </table:table-cell>
          <table:table-cell table:style-name="ce22"/>
          <table:table-cell table:style-name="ce12" table:formula="of:=IF(ISERROR(MATCH([.E194];[$Lune.$A$1:.$A$1000];0));&quot;&quot;;INDEX([$Lune.$B$1:.$B$1000];MATCH([.E194];[$Lune.$A$1:.$A$1000];0);1))">
            <text:p/>
          </table:table-cell>
          <table:table-cell table:style-name="ce22"/>
          <table:table-cell table:style-name="ce12" table:formula="of:=IF(ISERROR(MATCH([.G194];[$Lune.$A$1:.$A$1000];0));&quot;&quot;;INDEX([$Lune.$B$1:.$B$1000];MATCH([.G194];[$Lune.$A$1:.$A$1000];0);1))">
            <text:p/>
          </table:table-cell>
          <table:table-cell table:style-name="ce22"/>
          <table:table-cell table:style-name="ce12" table:formula="of:=IF(ISERROR(MATCH([.I194];[$Lune.$A$1:.$A$1000];0));&quot;&quot;;INDEX([$Lune.$B$1:.$B$1000];MATCH([.I194];[$Lune.$A$1:.$A$1000];0);1))">
            <text:p/>
          </table:table-cell>
          <table:table-cell table:style-name="ce22"/>
          <table:table-cell table:style-name="ce12" table:formula="of:=IF(ISERROR(MATCH([.K194];[$Lune.$A$1:.$A$1000];0));&quot;&quot;;INDEX([$Lune.$B$1:.$B$1000];MATCH([.K194];[$Lune.$A$1:.$A$1000];0);1))" office:value-type="string" office:string-value="○" calcext:value-type="string">
            <text:p>○</text:p>
          </table:table-cell>
          <table:table-cell table:style-name="ce22"/>
          <table:table-cell table:style-name="ce12" table:formula="of:=IF(ISERROR(MATCH([.M194];[$Lune.$A$1:.$A$1000];0));&quot;&quot;;INDEX([$Lune.$B$1:.$B$1000];MATCH([.M19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194]);&quot;00&quot;)" office:value-type="string" office:string-value="15" calcext:value-type="string">
            <text:p>15</text:p>
          </table:table-cell>
          <table:table-cell table:number-columns-repeated="1010"/>
        </table:table-row>
        <table:table-row table:style-name="ro8">
          <table:table-cell table:style-name="ce8" table:formula="of:=CONCATENATE(IF(MONTH([.A206])&lt;&gt;MONTH([.M206]);UPPER(TEXT([.A206];&quot;MMMM&quot;));&quot;&quot;);IF(YEAR([.A206])&lt;&gt;YEAR([.M206]);CONCATENATE(&quot; &quot;;TEXT([.A20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06];&quot;MMMM AAAA&quot;))" office:value-type="string" office:string-value="AVRIL 2022" calcext:value-type="string">
            <text:p>AVRIL 2022</text:p>
          </table:table-cell>
          <table:table-cell table:style-name="ce8" table:number-columns-repeated="1010"/>
        </table:table-row>
        <table:table-row table:style-name="ro11">
          <table:table-cell table:style-name="ce9" table:formula="of:=[.A194]+7" office:value-type="date" office:date-value="2022-04-18" calcext:value-type="date">
            <text:p>18/04/22</text:p>
          </table:table-cell>
          <table:table-cell table:style-name="ce9"/>
          <table:table-cell table:style-name="ce9" table:formula="of:=[.A206]+1" office:value-type="date" office:date-value="2022-04-19" calcext:value-type="date">
            <text:p>19/04/22</text:p>
          </table:table-cell>
          <table:table-cell table:style-name="ce26"/>
          <table:table-cell table:style-name="ce9" table:formula="of:=[.C206]+1" office:value-type="date" office:date-value="2022-04-20" calcext:value-type="date">
            <text:p>20/04/22</text:p>
          </table:table-cell>
          <table:table-cell table:style-name="ce26"/>
          <table:table-cell table:style-name="ce9" table:formula="of:=[.E206]+1" office:value-type="date" office:date-value="2022-04-21" calcext:value-type="date">
            <text:p>21/04/22</text:p>
          </table:table-cell>
          <table:table-cell table:style-name="ce26"/>
          <table:table-cell table:style-name="ce9" table:formula="of:=[.G206]+1" office:value-type="date" office:date-value="2022-04-22" calcext:value-type="date">
            <text:p>22/04/22</text:p>
          </table:table-cell>
          <table:table-cell table:style-name="ce26"/>
          <table:table-cell table:style-name="ce9" table:formula="of:=[.I206]+1" office:value-type="date" office:date-value="2022-04-23" calcext:value-type="date">
            <text:p>23/04/22</text:p>
          </table:table-cell>
          <table:table-cell table:style-name="ce26"/>
          <table:table-cell table:style-name="ce9" table:formula="of:=[.K206]+1" office:value-type="date" office:date-value="2022-04-24" calcext:value-type="date">
            <text:p>24/04/22</text:p>
          </table:table-cell>
          <table:table-cell table:style-name="ce32"/>
          <table:table-cell table:style-name="ce26" table:number-columns-repeated="1010"/>
        </table:table-row>
        <table:table-row table:style-name="ro12">
          <table:table-cell table:style-name="ce10" table:formula="of:=TEXT([.A206];&quot;NNN J&quot;)" office:value-type="string" office:string-value="lundi 18" calcext:value-type="string">
            <text:p>lundi 18</text:p>
          </table:table-cell>
          <table:table-cell table:style-name="ce20"/>
          <table:table-cell table:style-name="ce10" table:formula="of:=TEXT([.C206];&quot;NNN J&quot;)" office:value-type="string" office:string-value="mardi 19" calcext:value-type="string">
            <text:p>mardi 19</text:p>
          </table:table-cell>
          <table:table-cell table:style-name="ce20"/>
          <table:table-cell table:style-name="ce10" table:formula="of:=TEXT([.E206];&quot;NNN J&quot;)" office:value-type="string" office:string-value="mercredi 20" calcext:value-type="string">
            <text:p>mercredi 20</text:p>
          </table:table-cell>
          <table:table-cell table:style-name="ce20"/>
          <table:table-cell table:style-name="ce10" table:formula="of:=TEXT([.G206];&quot;NNN J&quot;)" office:value-type="string" office:string-value="jeudi 21" calcext:value-type="string">
            <text:p>jeudi 21</text:p>
          </table:table-cell>
          <table:table-cell table:style-name="ce20"/>
          <table:table-cell table:style-name="ce10" table:formula="of:=TEXT([.I206];&quot;NNN J&quot;)" office:value-type="string" office:string-value="vendredi 22" calcext:value-type="string">
            <text:p>vendredi 22</text:p>
          </table:table-cell>
          <table:table-cell table:style-name="ce20"/>
          <table:table-cell table:style-name="ce10" table:formula="of:=TEXT([.K206];&quot;NNN J&quot;)" office:value-type="string" office:string-value="samedi 23" calcext:value-type="string">
            <text:p>samedi 23</text:p>
          </table:table-cell>
          <table:table-cell table:style-name="ce20"/>
          <table:table-cell table:style-name="ce10" table:formula="of:=TEXT([.M206];&quot;NNN J&quot;)" office:value-type="string" office:string-value="dimanche 24" calcext:value-type="string">
            <text:p>dimanche 24</text:p>
          </table:table-cell>
          <table:table-cell table:style-name="ce20"/>
          <table:table-cell table:style-name="ce40" table:number-columns-repeated="1010"/>
        </table:table-row>
        <table:table-row table:style-name="ro17">
          <table:table-cell table:style-name="ce11" table:formula="of:=IF(ISERROR(MATCH([.A206];[$'Jours fériés'.$D$4:.$D$203];0));&quot;&quot;;INDEX([$'Jours fériés'.$A$4:.$A$203];MATCH([.A206];[$'Jours fériés'.$D$4:.$D$203];0);1))" office:value-type="string" office:string-value="férié" calcext:value-type="string">
            <text:p>férié</text:p>
          </table:table-cell>
          <table:table-cell table:style-name="ce21"/>
          <table:table-cell table:style-name="ce11" table:formula="of:=IF(ISERROR(MATCH([.C206];[$'Jours fériés'.$D$4:.$D$203];0));&quot;&quot;;INDEX([$'Jours fériés'.$A$4:.$A$203];MATCH([.C206];[$'Jours fériés'.$D$4:.$D$203];0);1))">
            <text:p/>
          </table:table-cell>
          <table:table-cell table:style-name="ce21"/>
          <table:table-cell table:style-name="ce11" table:formula="of:=IF(ISERROR(MATCH([.E206];[$'Jours fériés'.$D$4:.$D$203];0));&quot;&quot;;INDEX([$'Jours fériés'.$A$4:.$A$203];MATCH([.E206];[$'Jours fériés'.$D$4:.$D$203];0);1))">
            <text:p/>
          </table:table-cell>
          <table:table-cell table:style-name="ce21"/>
          <table:table-cell table:style-name="ce11" table:formula="of:=IF(ISERROR(MATCH([.G206];[$'Jours fériés'.$D$4:.$D$203];0));&quot;&quot;;INDEX([$'Jours fériés'.$A$4:.$A$203];MATCH([.G206];[$'Jours fériés'.$D$4:.$D$203];0);1))">
            <text:p/>
          </table:table-cell>
          <table:table-cell table:style-name="ce21"/>
          <table:table-cell table:style-name="ce11" table:formula="of:=IF(ISERROR(MATCH([.I206];[$'Jours fériés'.$D$4:.$D$203];0));&quot;&quot;;INDEX([$'Jours fériés'.$A$4:.$A$203];MATCH([.I206];[$'Jours fériés'.$D$4:.$D$203];0);1))">
            <text:p/>
          </table:table-cell>
          <table:table-cell table:style-name="ce21"/>
          <table:table-cell table:style-name="ce11" table:formula="of:=IF(ISERROR(MATCH([.K206];[$'Jours fériés'.$D$4:.$D$203];0));&quot;&quot;;INDEX([$'Jours fériés'.$A$4:.$A$203];MATCH([.K206];[$'Jours fériés'.$D$4:.$D$203];0);1))">
            <text:p/>
          </table:table-cell>
          <table:table-cell table:style-name="ce21"/>
          <table:table-cell table:style-name="ce11" table:formula="of:=IF(ISERROR(MATCH([.M206];[$'Jours fériés'.$D$4:.$D$203];0));&quot;&quot;;INDEX([$'Jours fériés'.$A$4:.$A$203];MATCH([.M206];[$'Jours fériés'.$D$4:.$D$203];0);1))">
            <text:p/>
          </table:table-cell>
          <table:table-cell table:style-name="ce21"/>
          <table:table-cell table:style-name="ce41" table:number-columns-repeated="1010"/>
        </table:table-row>
        <table:table-row table:style-name="ro8">
          <table:table-cell table:style-name="ce12" table:formula="of:=IF(ISERROR(MATCH([.A206];[$Lune.$A$1:.$A$1000];0));&quot;&quot;;INDEX([$Lune.$B$1:.$B$1000];MATCH([.A206];[$Lune.$A$1:.$A$1000];0);1))">
            <text:p/>
          </table:table-cell>
          <table:table-cell table:style-name="ce22"/>
          <table:table-cell table:style-name="ce12" table:formula="of:=IF(ISERROR(MATCH([.C206];[$Lune.$A$1:.$A$1000];0));&quot;&quot;;INDEX([$Lune.$B$1:.$B$1000];MATCH([.C206];[$Lune.$A$1:.$A$1000];0);1))">
            <text:p/>
          </table:table-cell>
          <table:table-cell table:style-name="ce22"/>
          <table:table-cell table:style-name="ce12" table:formula="of:=IF(ISERROR(MATCH([.E206];[$Lune.$A$1:.$A$1000];0));&quot;&quot;;INDEX([$Lune.$B$1:.$B$1000];MATCH([.E206];[$Lune.$A$1:.$A$1000];0);1))">
            <text:p/>
          </table:table-cell>
          <table:table-cell table:style-name="ce22"/>
          <table:table-cell table:style-name="ce12" table:formula="of:=IF(ISERROR(MATCH([.G206];[$Lune.$A$1:.$A$1000];0));&quot;&quot;;INDEX([$Lune.$B$1:.$B$1000];MATCH([.G206];[$Lune.$A$1:.$A$1000];0);1))">
            <text:p/>
          </table:table-cell>
          <table:table-cell table:style-name="ce22"/>
          <table:table-cell table:style-name="ce12" table:formula="of:=IF(ISERROR(MATCH([.I206];[$Lune.$A$1:.$A$1000];0));&quot;&quot;;INDEX([$Lune.$B$1:.$B$1000];MATCH([.I206];[$Lune.$A$1:.$A$1000];0);1))">
            <text:p/>
          </table:table-cell>
          <table:table-cell table:style-name="ce22"/>
          <table:table-cell table:style-name="ce12" table:formula="of:=IF(ISERROR(MATCH([.K206];[$Lune.$A$1:.$A$1000];0));&quot;&quot;;INDEX([$Lune.$B$1:.$B$1000];MATCH([.K206];[$Lune.$A$1:.$A$1000];0);1))" office:value-type="string" office:string-value="◑" calcext:value-type="string">
            <text:p>◑</text:p>
          </table:table-cell>
          <table:table-cell table:style-name="ce22"/>
          <table:table-cell table:style-name="ce12" table:formula="of:=IF(ISERROR(MATCH([.M206];[$Lune.$A$1:.$A$1000];0));&quot;&quot;;INDEX([$Lune.$B$1:.$B$1000];MATCH([.M20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206]);&quot;00&quot;)" office:value-type="string" office:string-value="16" calcext:value-type="string">
            <text:p>16</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219])&lt;&gt;MONTH([.M219]);UPPER(TEXT([.A219];&quot;MMMM&quot;));&quot;&quot;);IF(YEAR([.A219])&lt;&gt;YEAR([.M219]);CONCATENATE(&quot; &quot;;TEXT([.A219];&quot;AAAA&quot;));&quot;&quot;))" office:value-type="string" office:string-value="AVRIL" calcext:value-type="string">
            <text:p>AVRIL</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19];&quot;MMMM AAAA&quot;))" office:value-type="string" office:string-value="MAI 2022" calcext:value-type="string">
            <text:p>MAI 2022</text:p>
          </table:table-cell>
          <table:table-cell table:style-name="ce8" table:number-columns-repeated="1010"/>
        </table:table-row>
        <table:table-row table:style-name="ro11">
          <table:table-cell table:style-name="ce9" table:formula="of:=[.A206]+7" office:value-type="date" office:date-value="2022-04-25" calcext:value-type="date">
            <text:p>25/04/22</text:p>
          </table:table-cell>
          <table:table-cell table:style-name="ce9"/>
          <table:table-cell table:style-name="ce9" table:formula="of:=[.A219]+1" office:value-type="date" office:date-value="2022-04-26" calcext:value-type="date">
            <text:p>26/04/22</text:p>
          </table:table-cell>
          <table:table-cell table:style-name="ce26"/>
          <table:table-cell table:style-name="ce9" table:formula="of:=[.C219]+1" office:value-type="date" office:date-value="2022-04-27" calcext:value-type="date">
            <text:p>27/04/22</text:p>
          </table:table-cell>
          <table:table-cell table:style-name="ce26"/>
          <table:table-cell table:style-name="ce9" table:formula="of:=[.E219]+1" office:value-type="date" office:date-value="2022-04-28" calcext:value-type="date">
            <text:p>28/04/22</text:p>
          </table:table-cell>
          <table:table-cell table:style-name="ce26"/>
          <table:table-cell table:style-name="ce9" table:formula="of:=[.G219]+1" office:value-type="date" office:date-value="2022-04-29" calcext:value-type="date">
            <text:p>29/04/22</text:p>
          </table:table-cell>
          <table:table-cell table:style-name="ce26"/>
          <table:table-cell table:style-name="ce9" table:formula="of:=[.I219]+1" office:value-type="date" office:date-value="2022-04-30" calcext:value-type="date">
            <text:p>30/04/22</text:p>
          </table:table-cell>
          <table:table-cell table:style-name="ce26"/>
          <table:table-cell table:style-name="ce9" table:formula="of:=[.K219]+1" office:value-type="date" office:date-value="2022-05-01" calcext:value-type="date">
            <text:p>01/05/22</text:p>
          </table:table-cell>
          <table:table-cell table:style-name="ce32"/>
          <table:table-cell table:style-name="ce26" table:number-columns-repeated="1010"/>
        </table:table-row>
        <table:table-row table:style-name="ro12">
          <table:table-cell table:style-name="ce10" table:formula="of:=TEXT([.A219];&quot;NNN J&quot;)" office:value-type="string" office:string-value="lundi 25" calcext:value-type="string">
            <text:p>lundi 25</text:p>
          </table:table-cell>
          <table:table-cell table:style-name="ce20"/>
          <table:table-cell table:style-name="ce10" table:formula="of:=TEXT([.C219];&quot;NNN J&quot;)" office:value-type="string" office:string-value="mardi 26" calcext:value-type="string">
            <text:p>mardi 26</text:p>
          </table:table-cell>
          <table:table-cell table:style-name="ce20"/>
          <table:table-cell table:style-name="ce10" table:formula="of:=TEXT([.E219];&quot;NNN J&quot;)" office:value-type="string" office:string-value="mercredi 27" calcext:value-type="string">
            <text:p>mercredi 27</text:p>
          </table:table-cell>
          <table:table-cell table:style-name="ce20"/>
          <table:table-cell table:style-name="ce10" table:formula="of:=TEXT([.G219];&quot;NNN J&quot;)" office:value-type="string" office:string-value="jeudi 28" calcext:value-type="string">
            <text:p>jeudi 28</text:p>
          </table:table-cell>
          <table:table-cell table:style-name="ce20"/>
          <table:table-cell table:style-name="ce10" table:formula="of:=TEXT([.I219];&quot;NNN J&quot;)" office:value-type="string" office:string-value="vendredi 29" calcext:value-type="string">
            <text:p>vendredi 29</text:p>
          </table:table-cell>
          <table:table-cell table:style-name="ce20"/>
          <table:table-cell table:style-name="ce10" table:formula="of:=TEXT([.K219];&quot;NNN J&quot;)" office:value-type="string" office:string-value="samedi 30" calcext:value-type="string">
            <text:p>samedi 30</text:p>
          </table:table-cell>
          <table:table-cell table:style-name="ce20"/>
          <table:table-cell table:style-name="ce10" table:formula="of:=TEXT([.M219];&quot;NNN J&quot;)" office:value-type="string" office:string-value="dimanche 1" calcext:value-type="string">
            <text:p>dimanche 1</text:p>
          </table:table-cell>
          <table:table-cell table:style-name="ce20"/>
          <table:table-cell table:style-name="ce40" table:number-columns-repeated="1010"/>
        </table:table-row>
        <table:table-row table:style-name="ro17">
          <table:table-cell table:style-name="ce11" table:formula="of:=IF(ISERROR(MATCH([.A219];[$'Jours fériés'.$D$4:.$D$203];0));&quot;&quot;;INDEX([$'Jours fériés'.$A$4:.$A$203];MATCH([.A219];[$'Jours fériés'.$D$4:.$D$203];0);1))">
            <text:p/>
          </table:table-cell>
          <table:table-cell table:style-name="ce21"/>
          <table:table-cell table:style-name="ce11" table:formula="of:=IF(ISERROR(MATCH([.C219];[$'Jours fériés'.$D$4:.$D$203];0));&quot;&quot;;INDEX([$'Jours fériés'.$A$4:.$A$203];MATCH([.C219];[$'Jours fériés'.$D$4:.$D$203];0);1))">
            <text:p/>
          </table:table-cell>
          <table:table-cell table:style-name="ce21"/>
          <table:table-cell table:style-name="ce11" table:formula="of:=IF(ISERROR(MATCH([.E219];[$'Jours fériés'.$D$4:.$D$203];0));&quot;&quot;;INDEX([$'Jours fériés'.$A$4:.$A$203];MATCH([.E219];[$'Jours fériés'.$D$4:.$D$203];0);1))">
            <text:p/>
          </table:table-cell>
          <table:table-cell table:style-name="ce21"/>
          <table:table-cell table:style-name="ce11" table:formula="of:=IF(ISERROR(MATCH([.G219];[$'Jours fériés'.$D$4:.$D$203];0));&quot;&quot;;INDEX([$'Jours fériés'.$A$4:.$A$203];MATCH([.G219];[$'Jours fériés'.$D$4:.$D$203];0);1))">
            <text:p/>
          </table:table-cell>
          <table:table-cell table:style-name="ce21"/>
          <table:table-cell table:style-name="ce11" table:formula="of:=IF(ISERROR(MATCH([.I219];[$'Jours fériés'.$D$4:.$D$203];0));&quot;&quot;;INDEX([$'Jours fériés'.$A$4:.$A$203];MATCH([.I219];[$'Jours fériés'.$D$4:.$D$203];0);1))">
            <text:p/>
          </table:table-cell>
          <table:table-cell table:style-name="ce21"/>
          <table:table-cell table:style-name="ce11" table:formula="of:=IF(ISERROR(MATCH([.K219];[$'Jours fériés'.$D$4:.$D$203];0));&quot;&quot;;INDEX([$'Jours fériés'.$A$4:.$A$203];MATCH([.K219];[$'Jours fériés'.$D$4:.$D$203];0);1))">
            <text:p/>
          </table:table-cell>
          <table:table-cell table:style-name="ce21"/>
          <table:table-cell table:style-name="ce11" table:formula="of:=IF(ISERROR(MATCH([.M219];[$'Jours fériés'.$D$4:.$D$203];0));&quot;&quot;;INDEX([$'Jours fériés'.$A$4:.$A$203];MATCH([.M219];[$'Jours fériés'.$D$4:.$D$203];0);1))" office:value-type="string" office:string-value="Fête du Travail" calcext:value-type="string">
            <text:p>Fête du Travail</text:p>
          </table:table-cell>
          <table:table-cell table:style-name="ce21"/>
          <table:table-cell table:style-name="ce41" table:number-columns-repeated="1010"/>
        </table:table-row>
        <table:table-row table:style-name="ro8">
          <table:table-cell table:style-name="ce12" table:formula="of:=IF(ISERROR(MATCH([.A219];[$Lune.$A$1:.$A$1000];0));&quot;&quot;;INDEX([$Lune.$B$1:.$B$1000];MATCH([.A219];[$Lune.$A$1:.$A$1000];0);1))">
            <text:p/>
          </table:table-cell>
          <table:table-cell table:style-name="ce22"/>
          <table:table-cell table:style-name="ce12" table:formula="of:=IF(ISERROR(MATCH([.C219];[$Lune.$A$1:.$A$1000];0));&quot;&quot;;INDEX([$Lune.$B$1:.$B$1000];MATCH([.C219];[$Lune.$A$1:.$A$1000];0);1))">
            <text:p/>
          </table:table-cell>
          <table:table-cell table:style-name="ce22"/>
          <table:table-cell table:style-name="ce12" table:formula="of:=IF(ISERROR(MATCH([.E219];[$Lune.$A$1:.$A$1000];0));&quot;&quot;;INDEX([$Lune.$B$1:.$B$1000];MATCH([.E219];[$Lune.$A$1:.$A$1000];0);1))">
            <text:p/>
          </table:table-cell>
          <table:table-cell table:style-name="ce22"/>
          <table:table-cell table:style-name="ce12" table:formula="of:=IF(ISERROR(MATCH([.G219];[$Lune.$A$1:.$A$1000];0));&quot;&quot;;INDEX([$Lune.$B$1:.$B$1000];MATCH([.G219];[$Lune.$A$1:.$A$1000];0);1))">
            <text:p/>
          </table:table-cell>
          <table:table-cell table:style-name="ce22"/>
          <table:table-cell table:style-name="ce12" table:formula="of:=IF(ISERROR(MATCH([.I219];[$Lune.$A$1:.$A$1000];0));&quot;&quot;;INDEX([$Lune.$B$1:.$B$1000];MATCH([.I219];[$Lune.$A$1:.$A$1000];0);1))">
            <text:p/>
          </table:table-cell>
          <table:table-cell table:style-name="ce22"/>
          <table:table-cell table:style-name="ce12" table:formula="of:=IF(ISERROR(MATCH([.K219];[$Lune.$A$1:.$A$1000];0));&quot;&quot;;INDEX([$Lune.$B$1:.$B$1000];MATCH([.K219];[$Lune.$A$1:.$A$1000];0);1))" office:value-type="string" office:string-value="●" calcext:value-type="string">
            <text:p>●</text:p>
          </table:table-cell>
          <table:table-cell table:style-name="ce22"/>
          <table:table-cell table:style-name="ce12" table:formula="of:=IF(ISERROR(MATCH([.M219];[$Lune.$A$1:.$A$1000];0));&quot;&quot;;INDEX([$Lune.$B$1:.$B$1000];MATCH([.M21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219]);&quot;00&quot;)" office:value-type="string" office:string-value="17" calcext:value-type="string">
            <text:p>17</text:p>
          </table:table-cell>
          <table:table-cell table:number-columns-repeated="1010"/>
        </table:table-row>
        <table:table-row table:style-name="ro8">
          <table:table-cell table:style-name="ce8" table:formula="of:=CONCATENATE(IF(MONTH([.A231])&lt;&gt;MONTH([.M231]);UPPER(TEXT([.A231];&quot;MMMM&quot;));&quot;&quot;);IF(YEAR([.A231])&lt;&gt;YEAR([.M231]);CONCATENATE(&quot; &quot;;TEXT([.A23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31];&quot;MMMM AAAA&quot;))" office:value-type="string" office:string-value="MAI 2022" calcext:value-type="string">
            <text:p>MAI 2022</text:p>
          </table:table-cell>
          <table:table-cell table:style-name="ce8" table:number-columns-repeated="1010"/>
        </table:table-row>
        <table:table-row table:style-name="ro11">
          <table:table-cell table:style-name="ce9" table:formula="of:=[.A219]+7" office:value-type="date" office:date-value="2022-05-02" calcext:value-type="date">
            <text:p>02/05/22</text:p>
          </table:table-cell>
          <table:table-cell table:style-name="ce9"/>
          <table:table-cell table:style-name="ce9" table:formula="of:=[.A231]+1" office:value-type="date" office:date-value="2022-05-03" calcext:value-type="date">
            <text:p>03/05/22</text:p>
          </table:table-cell>
          <table:table-cell table:style-name="ce26"/>
          <table:table-cell table:style-name="ce9" table:formula="of:=[.C231]+1" office:value-type="date" office:date-value="2022-05-04" calcext:value-type="date">
            <text:p>04/05/22</text:p>
          </table:table-cell>
          <table:table-cell table:style-name="ce26"/>
          <table:table-cell table:style-name="ce9" table:formula="of:=[.E231]+1" office:value-type="date" office:date-value="2022-05-05" calcext:value-type="date">
            <text:p>05/05/22</text:p>
          </table:table-cell>
          <table:table-cell table:style-name="ce26"/>
          <table:table-cell table:style-name="ce9" table:formula="of:=[.G231]+1" office:value-type="date" office:date-value="2022-05-06" calcext:value-type="date">
            <text:p>06/05/22</text:p>
          </table:table-cell>
          <table:table-cell table:style-name="ce26"/>
          <table:table-cell table:style-name="ce9" table:formula="of:=[.I231]+1" office:value-type="date" office:date-value="2022-05-07" calcext:value-type="date">
            <text:p>07/05/22</text:p>
          </table:table-cell>
          <table:table-cell table:style-name="ce26"/>
          <table:table-cell table:style-name="ce9" table:formula="of:=[.K231]+1" office:value-type="date" office:date-value="2022-05-08" calcext:value-type="date">
            <text:p>08/05/22</text:p>
          </table:table-cell>
          <table:table-cell table:style-name="ce32"/>
          <table:table-cell table:style-name="ce26" table:number-columns-repeated="1010"/>
        </table:table-row>
        <table:table-row table:style-name="ro12">
          <table:table-cell table:style-name="ce10" table:formula="of:=TEXT([.A231];&quot;NNN J&quot;)" office:value-type="string" office:string-value="lundi 2" calcext:value-type="string">
            <text:p>lundi 2</text:p>
          </table:table-cell>
          <table:table-cell table:style-name="ce20"/>
          <table:table-cell table:style-name="ce10" table:formula="of:=TEXT([.C231];&quot;NNN J&quot;)" office:value-type="string" office:string-value="mardi 3" calcext:value-type="string">
            <text:p>mardi 3</text:p>
          </table:table-cell>
          <table:table-cell table:style-name="ce20"/>
          <table:table-cell table:style-name="ce10" table:formula="of:=TEXT([.E231];&quot;NNN J&quot;)" office:value-type="string" office:string-value="mercredi 4" calcext:value-type="string">
            <text:p>mercredi 4</text:p>
          </table:table-cell>
          <table:table-cell table:style-name="ce20"/>
          <table:table-cell table:style-name="ce10" table:formula="of:=TEXT([.G231];&quot;NNN J&quot;)" office:value-type="string" office:string-value="jeudi 5" calcext:value-type="string">
            <text:p>jeudi 5</text:p>
          </table:table-cell>
          <table:table-cell table:style-name="ce20"/>
          <table:table-cell table:style-name="ce10" table:formula="of:=TEXT([.I231];&quot;NNN J&quot;)" office:value-type="string" office:string-value="vendredi 6" calcext:value-type="string">
            <text:p>vendredi 6</text:p>
          </table:table-cell>
          <table:table-cell table:style-name="ce20"/>
          <table:table-cell table:style-name="ce10" table:formula="of:=TEXT([.K231];&quot;NNN J&quot;)" office:value-type="string" office:string-value="samedi 7" calcext:value-type="string">
            <text:p>samedi 7</text:p>
          </table:table-cell>
          <table:table-cell table:style-name="ce20"/>
          <table:table-cell table:style-name="ce10" table:formula="of:=TEXT([.M231];&quot;NNN J&quot;)" office:value-type="string" office:string-value="dimanche 8" calcext:value-type="string">
            <text:p>dimanche 8</text:p>
          </table:table-cell>
          <table:table-cell table:style-name="ce20"/>
          <table:table-cell table:style-name="ce40" table:number-columns-repeated="1010"/>
        </table:table-row>
        <table:table-row table:style-name="ro17">
          <table:table-cell table:style-name="ce11" table:formula="of:=IF(ISERROR(MATCH([.A231];[$'Jours fériés'.$D$4:.$D$203];0));&quot;&quot;;INDEX([$'Jours fériés'.$A$4:.$A$203];MATCH([.A231];[$'Jours fériés'.$D$4:.$D$203];0);1))">
            <text:p/>
          </table:table-cell>
          <table:table-cell table:style-name="ce21"/>
          <table:table-cell table:style-name="ce11" table:formula="of:=IF(ISERROR(MATCH([.C231];[$'Jours fériés'.$D$4:.$D$203];0));&quot;&quot;;INDEX([$'Jours fériés'.$A$4:.$A$203];MATCH([.C231];[$'Jours fériés'.$D$4:.$D$203];0);1))">
            <text:p/>
          </table:table-cell>
          <table:table-cell table:style-name="ce21"/>
          <table:table-cell table:style-name="ce11" table:formula="of:=IF(ISERROR(MATCH([.E231];[$'Jours fériés'.$D$4:.$D$203];0));&quot;&quot;;INDEX([$'Jours fériés'.$A$4:.$A$203];MATCH([.E231];[$'Jours fériés'.$D$4:.$D$203];0);1))">
            <text:p/>
          </table:table-cell>
          <table:table-cell table:style-name="ce21"/>
          <table:table-cell table:style-name="ce11" table:formula="of:=IF(ISERROR(MATCH([.G231];[$'Jours fériés'.$D$4:.$D$203];0));&quot;&quot;;INDEX([$'Jours fériés'.$A$4:.$A$203];MATCH([.G231];[$'Jours fériés'.$D$4:.$D$203];0);1))">
            <text:p/>
          </table:table-cell>
          <table:table-cell table:style-name="ce21"/>
          <table:table-cell table:style-name="ce11" table:formula="of:=IF(ISERROR(MATCH([.I231];[$'Jours fériés'.$D$4:.$D$203];0));&quot;&quot;;INDEX([$'Jours fériés'.$A$4:.$A$203];MATCH([.I231];[$'Jours fériés'.$D$4:.$D$203];0);1))">
            <text:p/>
          </table:table-cell>
          <table:table-cell table:style-name="ce21"/>
          <table:table-cell table:style-name="ce11" table:formula="of:=IF(ISERROR(MATCH([.K231];[$'Jours fériés'.$D$4:.$D$203];0));&quot;&quot;;INDEX([$'Jours fériés'.$A$4:.$A$203];MATCH([.K231];[$'Jours fériés'.$D$4:.$D$203];0);1))">
            <text:p/>
          </table:table-cell>
          <table:table-cell table:style-name="ce21"/>
          <table:table-cell table:style-name="ce11" table:formula="of:=IF(ISERROR(MATCH([.M231];[$'Jours fériés'.$D$4:.$D$203];0));&quot;&quot;;INDEX([$'Jours fériés'.$A$4:.$A$203];MATCH([.M231];[$'Jours fériés'.$D$4:.$D$203];0);1))" office:value-type="string" office:string-value="Victoire 1945" calcext:value-type="string">
            <text:p>Victoire 1945</text:p>
          </table:table-cell>
          <table:table-cell table:style-name="ce21"/>
          <table:table-cell table:style-name="ce41" table:number-columns-repeated="1010"/>
        </table:table-row>
        <table:table-row table:style-name="ro8">
          <table:table-cell table:style-name="ce12" table:formula="of:=IF(ISERROR(MATCH([.A231];[$Lune.$A$1:.$A$1000];0));&quot;&quot;;INDEX([$Lune.$B$1:.$B$1000];MATCH([.A231];[$Lune.$A$1:.$A$1000];0);1))">
            <text:p/>
          </table:table-cell>
          <table:table-cell table:style-name="ce22"/>
          <table:table-cell table:style-name="ce12" table:formula="of:=IF(ISERROR(MATCH([.C231];[$Lune.$A$1:.$A$1000];0));&quot;&quot;;INDEX([$Lune.$B$1:.$B$1000];MATCH([.C231];[$Lune.$A$1:.$A$1000];0);1))">
            <text:p/>
          </table:table-cell>
          <table:table-cell table:style-name="ce22"/>
          <table:table-cell table:style-name="ce12" table:formula="of:=IF(ISERROR(MATCH([.E231];[$Lune.$A$1:.$A$1000];0));&quot;&quot;;INDEX([$Lune.$B$1:.$B$1000];MATCH([.E231];[$Lune.$A$1:.$A$1000];0);1))">
            <text:p/>
          </table:table-cell>
          <table:table-cell table:style-name="ce22"/>
          <table:table-cell table:style-name="ce12" table:formula="of:=IF(ISERROR(MATCH([.G231];[$Lune.$A$1:.$A$1000];0));&quot;&quot;;INDEX([$Lune.$B$1:.$B$1000];MATCH([.G231];[$Lune.$A$1:.$A$1000];0);1))">
            <text:p/>
          </table:table-cell>
          <table:table-cell table:style-name="ce22"/>
          <table:table-cell table:style-name="ce12" table:formula="of:=IF(ISERROR(MATCH([.I231];[$Lune.$A$1:.$A$1000];0));&quot;&quot;;INDEX([$Lune.$B$1:.$B$1000];MATCH([.I231];[$Lune.$A$1:.$A$1000];0);1))">
            <text:p/>
          </table:table-cell>
          <table:table-cell table:style-name="ce22"/>
          <table:table-cell table:style-name="ce12" table:formula="of:=IF(ISERROR(MATCH([.K231];[$Lune.$A$1:.$A$1000];0));&quot;&quot;;INDEX([$Lune.$B$1:.$B$1000];MATCH([.K231];[$Lune.$A$1:.$A$1000];0);1))">
            <text:p/>
          </table:table-cell>
          <table:table-cell table:style-name="ce22"/>
          <table:table-cell table:style-name="ce12" table:formula="of:=IF(ISERROR(MATCH([.M231];[$Lune.$A$1:.$A$1000];0));&quot;&quot;;INDEX([$Lune.$B$1:.$B$1000];MATCH([.M23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231]);&quot;00&quot;)" office:value-type="string" office:string-value="18" calcext:value-type="string">
            <text:p>18</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244])&lt;&gt;MONTH([.M244]);UPPER(TEXT([.A244];&quot;MMMM&quot;));&quot;&quot;);IF(YEAR([.A244])&lt;&gt;YEAR([.M244]);CONCATENATE(&quot; &quot;;TEXT([.A24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44];&quot;MMMM AAAA&quot;))" office:value-type="string" office:string-value="MAI 2022" calcext:value-type="string">
            <text:p>MAI 2022</text:p>
          </table:table-cell>
          <table:table-cell table:style-name="ce8" table:number-columns-repeated="1010"/>
        </table:table-row>
        <table:table-row table:style-name="ro11">
          <table:table-cell table:style-name="ce9" table:formula="of:=[.A231]+7" office:value-type="date" office:date-value="2022-05-09" calcext:value-type="date">
            <text:p>09/05/22</text:p>
          </table:table-cell>
          <table:table-cell table:style-name="ce9"/>
          <table:table-cell table:style-name="ce9" table:formula="of:=[.A244]+1" office:value-type="date" office:date-value="2022-05-10" calcext:value-type="date">
            <text:p>10/05/22</text:p>
          </table:table-cell>
          <table:table-cell table:style-name="ce26"/>
          <table:table-cell table:style-name="ce9" table:formula="of:=[.C244]+1" office:value-type="date" office:date-value="2022-05-11" calcext:value-type="date">
            <text:p>11/05/22</text:p>
          </table:table-cell>
          <table:table-cell table:style-name="ce26"/>
          <table:table-cell table:style-name="ce9" table:formula="of:=[.E244]+1" office:value-type="date" office:date-value="2022-05-12" calcext:value-type="date">
            <text:p>12/05/22</text:p>
          </table:table-cell>
          <table:table-cell table:style-name="ce26"/>
          <table:table-cell table:style-name="ce9" table:formula="of:=[.G244]+1" office:value-type="date" office:date-value="2022-05-13" calcext:value-type="date">
            <text:p>13/05/22</text:p>
          </table:table-cell>
          <table:table-cell table:style-name="ce26"/>
          <table:table-cell table:style-name="ce9" table:formula="of:=[.I244]+1" office:value-type="date" office:date-value="2022-05-14" calcext:value-type="date">
            <text:p>14/05/22</text:p>
          </table:table-cell>
          <table:table-cell table:style-name="ce26"/>
          <table:table-cell table:style-name="ce9" table:formula="of:=[.K244]+1" office:value-type="date" office:date-value="2022-05-15" calcext:value-type="date">
            <text:p>15/05/22</text:p>
          </table:table-cell>
          <table:table-cell table:style-name="ce32"/>
          <table:table-cell table:style-name="ce26" table:number-columns-repeated="1010"/>
        </table:table-row>
        <table:table-row table:style-name="ro12">
          <table:table-cell table:style-name="ce10" table:formula="of:=TEXT([.A244];&quot;NNN J&quot;)" office:value-type="string" office:string-value="lundi 9" calcext:value-type="string">
            <text:p>lundi 9</text:p>
          </table:table-cell>
          <table:table-cell table:style-name="ce20"/>
          <table:table-cell table:style-name="ce10" table:formula="of:=TEXT([.C244];&quot;NNN J&quot;)" office:value-type="string" office:string-value="mardi 10" calcext:value-type="string">
            <text:p>mardi 10</text:p>
          </table:table-cell>
          <table:table-cell table:style-name="ce20"/>
          <table:table-cell table:style-name="ce10" table:formula="of:=TEXT([.E244];&quot;NNN J&quot;)" office:value-type="string" office:string-value="mercredi 11" calcext:value-type="string">
            <text:p>mercredi 11</text:p>
          </table:table-cell>
          <table:table-cell table:style-name="ce20"/>
          <table:table-cell table:style-name="ce10" table:formula="of:=TEXT([.G244];&quot;NNN J&quot;)" office:value-type="string" office:string-value="jeudi 12" calcext:value-type="string">
            <text:p>jeudi 12</text:p>
          </table:table-cell>
          <table:table-cell table:style-name="ce20"/>
          <table:table-cell table:style-name="ce10" table:formula="of:=TEXT([.I244];&quot;NNN J&quot;)" office:value-type="string" office:string-value="vendredi 13" calcext:value-type="string">
            <text:p>vendredi 13</text:p>
          </table:table-cell>
          <table:table-cell table:style-name="ce20"/>
          <table:table-cell table:style-name="ce10" table:formula="of:=TEXT([.K244];&quot;NNN J&quot;)" office:value-type="string" office:string-value="samedi 14" calcext:value-type="string">
            <text:p>samedi 14</text:p>
          </table:table-cell>
          <table:table-cell table:style-name="ce20"/>
          <table:table-cell table:style-name="ce10" table:formula="of:=TEXT([.M244];&quot;NNN J&quot;)" office:value-type="string" office:string-value="dimanche 15" calcext:value-type="string">
            <text:p>dimanche 15</text:p>
          </table:table-cell>
          <table:table-cell table:style-name="ce20"/>
          <table:table-cell table:style-name="ce40" table:number-columns-repeated="1010"/>
        </table:table-row>
        <table:table-row table:style-name="ro17">
          <table:table-cell table:style-name="ce11" table:formula="of:=IF(ISERROR(MATCH([.A244];[$'Jours fériés'.$D$4:.$D$203];0));&quot;&quot;;INDEX([$'Jours fériés'.$A$4:.$A$203];MATCH([.A244];[$'Jours fériés'.$D$4:.$D$203];0);1))">
            <text:p/>
          </table:table-cell>
          <table:table-cell table:style-name="ce21"/>
          <table:table-cell table:style-name="ce11" table:formula="of:=IF(ISERROR(MATCH([.C244];[$'Jours fériés'.$D$4:.$D$203];0));&quot;&quot;;INDEX([$'Jours fériés'.$A$4:.$A$203];MATCH([.C244];[$'Jours fériés'.$D$4:.$D$203];0);1))">
            <text:p/>
          </table:table-cell>
          <table:table-cell table:style-name="ce21"/>
          <table:table-cell table:style-name="ce11" table:formula="of:=IF(ISERROR(MATCH([.E244];[$'Jours fériés'.$D$4:.$D$203];0));&quot;&quot;;INDEX([$'Jours fériés'.$A$4:.$A$203];MATCH([.E244];[$'Jours fériés'.$D$4:.$D$203];0);1))">
            <text:p/>
          </table:table-cell>
          <table:table-cell table:style-name="ce21"/>
          <table:table-cell table:style-name="ce11" table:formula="of:=IF(ISERROR(MATCH([.G244];[$'Jours fériés'.$D$4:.$D$203];0));&quot;&quot;;INDEX([$'Jours fériés'.$A$4:.$A$203];MATCH([.G244];[$'Jours fériés'.$D$4:.$D$203];0);1))">
            <text:p/>
          </table:table-cell>
          <table:table-cell table:style-name="ce21"/>
          <table:table-cell table:style-name="ce11" table:formula="of:=IF(ISERROR(MATCH([.I244];[$'Jours fériés'.$D$4:.$D$203];0));&quot;&quot;;INDEX([$'Jours fériés'.$A$4:.$A$203];MATCH([.I244];[$'Jours fériés'.$D$4:.$D$203];0);1))">
            <text:p/>
          </table:table-cell>
          <table:table-cell table:style-name="ce21"/>
          <table:table-cell table:style-name="ce11" table:formula="of:=IF(ISERROR(MATCH([.K244];[$'Jours fériés'.$D$4:.$D$203];0));&quot;&quot;;INDEX([$'Jours fériés'.$A$4:.$A$203];MATCH([.K244];[$'Jours fériés'.$D$4:.$D$203];0);1))">
            <text:p/>
          </table:table-cell>
          <table:table-cell table:style-name="ce21"/>
          <table:table-cell table:style-name="ce11" table:formula="of:=IF(ISERROR(MATCH([.M244];[$'Jours fériés'.$D$4:.$D$203];0));&quot;&quot;;INDEX([$'Jours fériés'.$A$4:.$A$203];MATCH([.M244];[$'Jours fériés'.$D$4:.$D$203];0);1))">
            <text:p/>
          </table:table-cell>
          <table:table-cell table:style-name="ce21"/>
          <table:table-cell table:style-name="ce41" table:number-columns-repeated="1010"/>
        </table:table-row>
        <table:table-row table:style-name="ro8">
          <table:table-cell table:style-name="ce12" table:formula="of:=IF(ISERROR(MATCH([.A244];[$Lune.$A$1:.$A$1000];0));&quot;&quot;;INDEX([$Lune.$B$1:.$B$1000];MATCH([.A244];[$Lune.$A$1:.$A$1000];0);1))" office:value-type="string" office:string-value="◐" calcext:value-type="string">
            <text:p>◐</text:p>
          </table:table-cell>
          <table:table-cell table:style-name="ce22"/>
          <table:table-cell table:style-name="ce12" table:formula="of:=IF(ISERROR(MATCH([.C244];[$Lune.$A$1:.$A$1000];0));&quot;&quot;;INDEX([$Lune.$B$1:.$B$1000];MATCH([.C244];[$Lune.$A$1:.$A$1000];0);1))">
            <text:p/>
          </table:table-cell>
          <table:table-cell table:style-name="ce22"/>
          <table:table-cell table:style-name="ce12" table:formula="of:=IF(ISERROR(MATCH([.E244];[$Lune.$A$1:.$A$1000];0));&quot;&quot;;INDEX([$Lune.$B$1:.$B$1000];MATCH([.E244];[$Lune.$A$1:.$A$1000];0);1))">
            <text:p/>
          </table:table-cell>
          <table:table-cell table:style-name="ce22"/>
          <table:table-cell table:style-name="ce12" table:formula="of:=IF(ISERROR(MATCH([.G244];[$Lune.$A$1:.$A$1000];0));&quot;&quot;;INDEX([$Lune.$B$1:.$B$1000];MATCH([.G244];[$Lune.$A$1:.$A$1000];0);1))">
            <text:p/>
          </table:table-cell>
          <table:table-cell table:style-name="ce22"/>
          <table:table-cell table:style-name="ce12" table:formula="of:=IF(ISERROR(MATCH([.I244];[$Lune.$A$1:.$A$1000];0));&quot;&quot;;INDEX([$Lune.$B$1:.$B$1000];MATCH([.I244];[$Lune.$A$1:.$A$1000];0);1))">
            <text:p/>
          </table:table-cell>
          <table:table-cell table:style-name="ce22"/>
          <table:table-cell table:style-name="ce12" table:formula="of:=IF(ISERROR(MATCH([.K244];[$Lune.$A$1:.$A$1000];0));&quot;&quot;;INDEX([$Lune.$B$1:.$B$1000];MATCH([.K244];[$Lune.$A$1:.$A$1000];0);1))">
            <text:p/>
          </table:table-cell>
          <table:table-cell table:style-name="ce22"/>
          <table:table-cell table:style-name="ce12" table:formula="of:=IF(ISERROR(MATCH([.M244];[$Lune.$A$1:.$A$1000];0));&quot;&quot;;INDEX([$Lune.$B$1:.$B$1000];MATCH([.M24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244]);&quot;00&quot;)" office:value-type="string" office:string-value="19" calcext:value-type="string">
            <text:p>19</text:p>
          </table:table-cell>
          <table:table-cell table:number-columns-repeated="1010"/>
        </table:table-row>
        <table:table-row table:style-name="ro8">
          <table:table-cell table:style-name="ce8" table:formula="of:=CONCATENATE(IF(MONTH([.A256])&lt;&gt;MONTH([.M256]);UPPER(TEXT([.A256];&quot;MMMM&quot;));&quot;&quot;);IF(YEAR([.A256])&lt;&gt;YEAR([.M256]);CONCATENATE(&quot; &quot;;TEXT([.A25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56];&quot;MMMM AAAA&quot;))" office:value-type="string" office:string-value="MAI 2022" calcext:value-type="string">
            <text:p>MAI 2022</text:p>
          </table:table-cell>
          <table:table-cell table:style-name="ce8" table:number-columns-repeated="1010"/>
        </table:table-row>
        <table:table-row table:style-name="ro11">
          <table:table-cell table:style-name="ce9" table:formula="of:=[.A244]+7" office:value-type="date" office:date-value="2022-05-16" calcext:value-type="date">
            <text:p>16/05/22</text:p>
          </table:table-cell>
          <table:table-cell table:style-name="ce9"/>
          <table:table-cell table:style-name="ce9" table:formula="of:=[.A256]+1" office:value-type="date" office:date-value="2022-05-17" calcext:value-type="date">
            <text:p>17/05/22</text:p>
          </table:table-cell>
          <table:table-cell table:style-name="ce26"/>
          <table:table-cell table:style-name="ce9" table:formula="of:=[.C256]+1" office:value-type="date" office:date-value="2022-05-18" calcext:value-type="date">
            <text:p>18/05/22</text:p>
          </table:table-cell>
          <table:table-cell table:style-name="ce26"/>
          <table:table-cell table:style-name="ce9" table:formula="of:=[.E256]+1" office:value-type="date" office:date-value="2022-05-19" calcext:value-type="date">
            <text:p>19/05/22</text:p>
          </table:table-cell>
          <table:table-cell table:style-name="ce26"/>
          <table:table-cell table:style-name="ce9" table:formula="of:=[.G256]+1" office:value-type="date" office:date-value="2022-05-20" calcext:value-type="date">
            <text:p>20/05/22</text:p>
          </table:table-cell>
          <table:table-cell table:style-name="ce26"/>
          <table:table-cell table:style-name="ce9" table:formula="of:=[.I256]+1" office:value-type="date" office:date-value="2022-05-21" calcext:value-type="date">
            <text:p>21/05/22</text:p>
          </table:table-cell>
          <table:table-cell table:style-name="ce26"/>
          <table:table-cell table:style-name="ce9" table:formula="of:=[.K256]+1" office:value-type="date" office:date-value="2022-05-22" calcext:value-type="date">
            <text:p>22/05/22</text:p>
          </table:table-cell>
          <table:table-cell table:style-name="ce32"/>
          <table:table-cell table:style-name="ce26" table:number-columns-repeated="1010"/>
        </table:table-row>
        <table:table-row table:style-name="ro12">
          <table:table-cell table:style-name="ce10" table:formula="of:=TEXT([.A256];&quot;NNN J&quot;)" office:value-type="string" office:string-value="lundi 16" calcext:value-type="string">
            <text:p>lundi 16</text:p>
          </table:table-cell>
          <table:table-cell table:style-name="ce20"/>
          <table:table-cell table:style-name="ce10" table:formula="of:=TEXT([.C256];&quot;NNN J&quot;)" office:value-type="string" office:string-value="mardi 17" calcext:value-type="string">
            <text:p>mardi 17</text:p>
          </table:table-cell>
          <table:table-cell table:style-name="ce20"/>
          <table:table-cell table:style-name="ce10" table:formula="of:=TEXT([.E256];&quot;NNN J&quot;)" office:value-type="string" office:string-value="mercredi 18" calcext:value-type="string">
            <text:p>mercredi 18</text:p>
          </table:table-cell>
          <table:table-cell table:style-name="ce20"/>
          <table:table-cell table:style-name="ce10" table:formula="of:=TEXT([.G256];&quot;NNN J&quot;)" office:value-type="string" office:string-value="jeudi 19" calcext:value-type="string">
            <text:p>jeudi 19</text:p>
          </table:table-cell>
          <table:table-cell table:style-name="ce20"/>
          <table:table-cell table:style-name="ce10" table:formula="of:=TEXT([.I256];&quot;NNN J&quot;)" office:value-type="string" office:string-value="vendredi 20" calcext:value-type="string">
            <text:p>vendredi 20</text:p>
          </table:table-cell>
          <table:table-cell table:style-name="ce20"/>
          <table:table-cell table:style-name="ce10" table:formula="of:=TEXT([.K256];&quot;NNN J&quot;)" office:value-type="string" office:string-value="samedi 21" calcext:value-type="string">
            <text:p>samedi 21</text:p>
          </table:table-cell>
          <table:table-cell table:style-name="ce20"/>
          <table:table-cell table:style-name="ce10" table:formula="of:=TEXT([.M256];&quot;NNN J&quot;)" office:value-type="string" office:string-value="dimanche 22" calcext:value-type="string">
            <text:p>dimanche 22</text:p>
          </table:table-cell>
          <table:table-cell table:style-name="ce20"/>
          <table:table-cell table:style-name="ce40" table:number-columns-repeated="1010"/>
        </table:table-row>
        <table:table-row table:style-name="ro17">
          <table:table-cell table:style-name="ce11" table:formula="of:=IF(ISERROR(MATCH([.A256];[$'Jours fériés'.$D$4:.$D$203];0));&quot;&quot;;INDEX([$'Jours fériés'.$A$4:.$A$203];MATCH([.A256];[$'Jours fériés'.$D$4:.$D$203];0);1))">
            <text:p/>
          </table:table-cell>
          <table:table-cell table:style-name="ce21"/>
          <table:table-cell table:style-name="ce11" table:formula="of:=IF(ISERROR(MATCH([.C256];[$'Jours fériés'.$D$4:.$D$203];0));&quot;&quot;;INDEX([$'Jours fériés'.$A$4:.$A$203];MATCH([.C256];[$'Jours fériés'.$D$4:.$D$203];0);1))">
            <text:p/>
          </table:table-cell>
          <table:table-cell table:style-name="ce21"/>
          <table:table-cell table:style-name="ce11" table:formula="of:=IF(ISERROR(MATCH([.E256];[$'Jours fériés'.$D$4:.$D$203];0));&quot;&quot;;INDEX([$'Jours fériés'.$A$4:.$A$203];MATCH([.E256];[$'Jours fériés'.$D$4:.$D$203];0);1))">
            <text:p/>
          </table:table-cell>
          <table:table-cell table:style-name="ce21"/>
          <table:table-cell table:style-name="ce11" table:formula="of:=IF(ISERROR(MATCH([.G256];[$'Jours fériés'.$D$4:.$D$203];0));&quot;&quot;;INDEX([$'Jours fériés'.$A$4:.$A$203];MATCH([.G256];[$'Jours fériés'.$D$4:.$D$203];0);1))">
            <text:p/>
          </table:table-cell>
          <table:table-cell table:style-name="ce21"/>
          <table:table-cell table:style-name="ce11" table:formula="of:=IF(ISERROR(MATCH([.I256];[$'Jours fériés'.$D$4:.$D$203];0));&quot;&quot;;INDEX([$'Jours fériés'.$A$4:.$A$203];MATCH([.I256];[$'Jours fériés'.$D$4:.$D$203];0);1))">
            <text:p/>
          </table:table-cell>
          <table:table-cell table:style-name="ce21"/>
          <table:table-cell table:style-name="ce11" table:formula="of:=IF(ISERROR(MATCH([.K256];[$'Jours fériés'.$D$4:.$D$203];0));&quot;&quot;;INDEX([$'Jours fériés'.$A$4:.$A$203];MATCH([.K256];[$'Jours fériés'.$D$4:.$D$203];0);1))">
            <text:p/>
          </table:table-cell>
          <table:table-cell table:style-name="ce21"/>
          <table:table-cell table:style-name="ce11" table:formula="of:=IF(ISERROR(MATCH([.M256];[$'Jours fériés'.$D$4:.$D$203];0));&quot;&quot;;INDEX([$'Jours fériés'.$A$4:.$A$203];MATCH([.M256];[$'Jours fériés'.$D$4:.$D$203];0);1))">
            <text:p/>
          </table:table-cell>
          <table:table-cell table:style-name="ce21"/>
          <table:table-cell table:style-name="ce41" table:number-columns-repeated="1010"/>
        </table:table-row>
        <table:table-row table:style-name="ro8">
          <table:table-cell table:style-name="ce12" table:formula="of:=IF(ISERROR(MATCH([.A256];[$Lune.$A$1:.$A$1000];0));&quot;&quot;;INDEX([$Lune.$B$1:.$B$1000];MATCH([.A256];[$Lune.$A$1:.$A$1000];0);1))" office:value-type="string" office:string-value="○" calcext:value-type="string">
            <text:p>○</text:p>
          </table:table-cell>
          <table:table-cell table:style-name="ce22"/>
          <table:table-cell table:style-name="ce12" table:formula="of:=IF(ISERROR(MATCH([.C256];[$Lune.$A$1:.$A$1000];0));&quot;&quot;;INDEX([$Lune.$B$1:.$B$1000];MATCH([.C256];[$Lune.$A$1:.$A$1000];0);1))">
            <text:p/>
          </table:table-cell>
          <table:table-cell table:style-name="ce22"/>
          <table:table-cell table:style-name="ce12" table:formula="of:=IF(ISERROR(MATCH([.E256];[$Lune.$A$1:.$A$1000];0));&quot;&quot;;INDEX([$Lune.$B$1:.$B$1000];MATCH([.E256];[$Lune.$A$1:.$A$1000];0);1))">
            <text:p/>
          </table:table-cell>
          <table:table-cell table:style-name="ce22"/>
          <table:table-cell table:style-name="ce12" table:formula="of:=IF(ISERROR(MATCH([.G256];[$Lune.$A$1:.$A$1000];0));&quot;&quot;;INDEX([$Lune.$B$1:.$B$1000];MATCH([.G256];[$Lune.$A$1:.$A$1000];0);1))">
            <text:p/>
          </table:table-cell>
          <table:table-cell table:style-name="ce22"/>
          <table:table-cell table:style-name="ce12" table:formula="of:=IF(ISERROR(MATCH([.I256];[$Lune.$A$1:.$A$1000];0));&quot;&quot;;INDEX([$Lune.$B$1:.$B$1000];MATCH([.I256];[$Lune.$A$1:.$A$1000];0);1))">
            <text:p/>
          </table:table-cell>
          <table:table-cell table:style-name="ce22"/>
          <table:table-cell table:style-name="ce12" table:formula="of:=IF(ISERROR(MATCH([.K256];[$Lune.$A$1:.$A$1000];0));&quot;&quot;;INDEX([$Lune.$B$1:.$B$1000];MATCH([.K256];[$Lune.$A$1:.$A$1000];0);1))">
            <text:p/>
          </table:table-cell>
          <table:table-cell table:style-name="ce22"/>
          <table:table-cell table:style-name="ce12" table:formula="of:=IF(ISERROR(MATCH([.M256];[$Lune.$A$1:.$A$1000];0));&quot;&quot;;INDEX([$Lune.$B$1:.$B$1000];MATCH([.M256];[$Lune.$A$1:.$A$1000];0);1))" office:value-type="string" office:string-value="◑" calcext:value-type="string">
            <text:p>◑</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256]);&quot;00&quot;)" office:value-type="string" office:string-value="20" calcext:value-type="string">
            <text:p>20</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269])&lt;&gt;MONTH([.M269]);UPPER(TEXT([.A269];&quot;MMMM&quot;));&quot;&quot;);IF(YEAR([.A269])&lt;&gt;YEAR([.M269]);CONCATENATE(&quot; &quot;;TEXT([.A26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69];&quot;MMMM AAAA&quot;))" office:value-type="string" office:string-value="MAI 2022" calcext:value-type="string">
            <text:p>MAI 2022</text:p>
          </table:table-cell>
          <table:table-cell table:style-name="ce8" table:number-columns-repeated="1010"/>
        </table:table-row>
        <table:table-row table:style-name="ro11">
          <table:table-cell table:style-name="ce9" table:formula="of:=[.A256]+7" office:value-type="date" office:date-value="2022-05-23" calcext:value-type="date">
            <text:p>23/05/22</text:p>
          </table:table-cell>
          <table:table-cell table:style-name="ce9"/>
          <table:table-cell table:style-name="ce9" table:formula="of:=[.A269]+1" office:value-type="date" office:date-value="2022-05-24" calcext:value-type="date">
            <text:p>24/05/22</text:p>
          </table:table-cell>
          <table:table-cell table:style-name="ce26"/>
          <table:table-cell table:style-name="ce9" table:formula="of:=[.C269]+1" office:value-type="date" office:date-value="2022-05-25" calcext:value-type="date">
            <text:p>25/05/22</text:p>
          </table:table-cell>
          <table:table-cell table:style-name="ce26"/>
          <table:table-cell table:style-name="ce9" table:formula="of:=[.E269]+1" office:value-type="date" office:date-value="2022-05-26" calcext:value-type="date">
            <text:p>26/05/22</text:p>
          </table:table-cell>
          <table:table-cell table:style-name="ce26"/>
          <table:table-cell table:style-name="ce9" table:formula="of:=[.G269]+1" office:value-type="date" office:date-value="2022-05-27" calcext:value-type="date">
            <text:p>27/05/22</text:p>
          </table:table-cell>
          <table:table-cell table:style-name="ce26"/>
          <table:table-cell table:style-name="ce9" table:formula="of:=[.I269]+1" office:value-type="date" office:date-value="2022-05-28" calcext:value-type="date">
            <text:p>28/05/22</text:p>
          </table:table-cell>
          <table:table-cell table:style-name="ce26"/>
          <table:table-cell table:style-name="ce9" table:formula="of:=[.K269]+1" office:value-type="date" office:date-value="2022-05-29" calcext:value-type="date">
            <text:p>29/05/22</text:p>
          </table:table-cell>
          <table:table-cell table:style-name="ce32"/>
          <table:table-cell table:style-name="ce26" table:number-columns-repeated="1010"/>
        </table:table-row>
        <table:table-row table:style-name="ro12">
          <table:table-cell table:style-name="ce10" table:formula="of:=TEXT([.A269];&quot;NNN J&quot;)" office:value-type="string" office:string-value="lundi 23" calcext:value-type="string">
            <text:p>lundi 23</text:p>
          </table:table-cell>
          <table:table-cell table:style-name="ce20"/>
          <table:table-cell table:style-name="ce10" table:formula="of:=TEXT([.C269];&quot;NNN J&quot;)" office:value-type="string" office:string-value="mardi 24" calcext:value-type="string">
            <text:p>mardi 24</text:p>
          </table:table-cell>
          <table:table-cell table:style-name="ce20"/>
          <table:table-cell table:style-name="ce10" table:formula="of:=TEXT([.E269];&quot;NNN J&quot;)" office:value-type="string" office:string-value="mercredi 25" calcext:value-type="string">
            <text:p>mercredi 25</text:p>
          </table:table-cell>
          <table:table-cell table:style-name="ce20"/>
          <table:table-cell table:style-name="ce10" table:formula="of:=TEXT([.G269];&quot;NNN J&quot;)" office:value-type="string" office:string-value="jeudi 26" calcext:value-type="string">
            <text:p>jeudi 26</text:p>
          </table:table-cell>
          <table:table-cell table:style-name="ce20"/>
          <table:table-cell table:style-name="ce10" table:formula="of:=TEXT([.I269];&quot;NNN J&quot;)" office:value-type="string" office:string-value="vendredi 27" calcext:value-type="string">
            <text:p>vendredi 27</text:p>
          </table:table-cell>
          <table:table-cell table:style-name="ce20"/>
          <table:table-cell table:style-name="ce10" table:formula="of:=TEXT([.K269];&quot;NNN J&quot;)" office:value-type="string" office:string-value="samedi 28" calcext:value-type="string">
            <text:p>samedi 28</text:p>
          </table:table-cell>
          <table:table-cell table:style-name="ce20"/>
          <table:table-cell table:style-name="ce10" table:formula="of:=TEXT([.M269];&quot;NNN J&quot;)" office:value-type="string" office:string-value="dimanche 29" calcext:value-type="string">
            <text:p>dimanche 29</text:p>
          </table:table-cell>
          <table:table-cell table:style-name="ce20"/>
          <table:table-cell table:style-name="ce40" table:number-columns-repeated="1010"/>
        </table:table-row>
        <table:table-row table:style-name="ro17">
          <table:table-cell table:style-name="ce11" table:formula="of:=IF(ISERROR(MATCH([.A269];[$'Jours fériés'.$D$4:.$D$203];0));&quot;&quot;;INDEX([$'Jours fériés'.$A$4:.$A$203];MATCH([.A269];[$'Jours fériés'.$D$4:.$D$203];0);1))">
            <text:p/>
          </table:table-cell>
          <table:table-cell table:style-name="ce21"/>
          <table:table-cell table:style-name="ce11" table:formula="of:=IF(ISERROR(MATCH([.C269];[$'Jours fériés'.$D$4:.$D$203];0));&quot;&quot;;INDEX([$'Jours fériés'.$A$4:.$A$203];MATCH([.C269];[$'Jours fériés'.$D$4:.$D$203];0);1))">
            <text:p/>
          </table:table-cell>
          <table:table-cell table:style-name="ce21"/>
          <table:table-cell table:style-name="ce11" table:formula="of:=IF(ISERROR(MATCH([.E269];[$'Jours fériés'.$D$4:.$D$203];0));&quot;&quot;;INDEX([$'Jours fériés'.$A$4:.$A$203];MATCH([.E269];[$'Jours fériés'.$D$4:.$D$203];0);1))">
            <text:p/>
          </table:table-cell>
          <table:table-cell table:style-name="ce21"/>
          <table:table-cell table:style-name="ce11" table:formula="of:=IF(ISERROR(MATCH([.G269];[$'Jours fériés'.$D$4:.$D$203];0));&quot;&quot;;INDEX([$'Jours fériés'.$A$4:.$A$203];MATCH([.G269];[$'Jours fériés'.$D$4:.$D$203];0);1))" office:value-type="string" office:string-value="Ascension" calcext:value-type="string">
            <text:p>Ascension</text:p>
          </table:table-cell>
          <table:table-cell table:style-name="ce21"/>
          <table:table-cell table:style-name="ce11" table:formula="of:=IF(ISERROR(MATCH([.I269];[$'Jours fériés'.$D$4:.$D$203];0));&quot;&quot;;INDEX([$'Jours fériés'.$A$4:.$A$203];MATCH([.I269];[$'Jours fériés'.$D$4:.$D$203];0);1))">
            <text:p/>
          </table:table-cell>
          <table:table-cell table:style-name="ce21"/>
          <table:table-cell table:style-name="ce11" table:formula="of:=IF(ISERROR(MATCH([.K269];[$'Jours fériés'.$D$4:.$D$203];0));&quot;&quot;;INDEX([$'Jours fériés'.$A$4:.$A$203];MATCH([.K269];[$'Jours fériés'.$D$4:.$D$203];0);1))">
            <text:p/>
          </table:table-cell>
          <table:table-cell table:style-name="ce21"/>
          <table:table-cell table:style-name="ce11" table:formula="of:=IF(ISERROR(MATCH([.M269];[$'Jours fériés'.$D$4:.$D$203];0));&quot;&quot;;INDEX([$'Jours fériés'.$A$4:.$A$203];MATCH([.M269];[$'Jours fériés'.$D$4:.$D$203];0);1))" office:value-type="string" office:string-value="Fête des mères" calcext:value-type="string">
            <text:p>Fête des mères</text:p>
          </table:table-cell>
          <table:table-cell table:style-name="ce21"/>
          <table:table-cell table:style-name="ce41" table:number-columns-repeated="1010"/>
        </table:table-row>
        <table:table-row table:style-name="ro8">
          <table:table-cell table:style-name="ce12" table:formula="of:=IF(ISERROR(MATCH([.A269];[$Lune.$A$1:.$A$1000];0));&quot;&quot;;INDEX([$Lune.$B$1:.$B$1000];MATCH([.A269];[$Lune.$A$1:.$A$1000];0);1))">
            <text:p/>
          </table:table-cell>
          <table:table-cell table:style-name="ce22"/>
          <table:table-cell table:style-name="ce12" table:formula="of:=IF(ISERROR(MATCH([.C269];[$Lune.$A$1:.$A$1000];0));&quot;&quot;;INDEX([$Lune.$B$1:.$B$1000];MATCH([.C269];[$Lune.$A$1:.$A$1000];0);1))">
            <text:p/>
          </table:table-cell>
          <table:table-cell table:style-name="ce22"/>
          <table:table-cell table:style-name="ce12" table:formula="of:=IF(ISERROR(MATCH([.E269];[$Lune.$A$1:.$A$1000];0));&quot;&quot;;INDEX([$Lune.$B$1:.$B$1000];MATCH([.E269];[$Lune.$A$1:.$A$1000];0);1))">
            <text:p/>
          </table:table-cell>
          <table:table-cell table:style-name="ce22"/>
          <table:table-cell table:style-name="ce12" table:formula="of:=IF(ISERROR(MATCH([.G269];[$Lune.$A$1:.$A$1000];0));&quot;&quot;;INDEX([$Lune.$B$1:.$B$1000];MATCH([.G269];[$Lune.$A$1:.$A$1000];0);1))">
            <text:p/>
          </table:table-cell>
          <table:table-cell table:style-name="ce22"/>
          <table:table-cell table:style-name="ce12" table:formula="of:=IF(ISERROR(MATCH([.I269];[$Lune.$A$1:.$A$1000];0));&quot;&quot;;INDEX([$Lune.$B$1:.$B$1000];MATCH([.I269];[$Lune.$A$1:.$A$1000];0);1))">
            <text:p/>
          </table:table-cell>
          <table:table-cell table:style-name="ce22"/>
          <table:table-cell table:style-name="ce12" table:formula="of:=IF(ISERROR(MATCH([.K269];[$Lune.$A$1:.$A$1000];0));&quot;&quot;;INDEX([$Lune.$B$1:.$B$1000];MATCH([.K269];[$Lune.$A$1:.$A$1000];0);1))">
            <text:p/>
          </table:table-cell>
          <table:table-cell table:style-name="ce22"/>
          <table:table-cell table:style-name="ce12" table:formula="of:=IF(ISERROR(MATCH([.M269];[$Lune.$A$1:.$A$1000];0));&quot;&quot;;INDEX([$Lune.$B$1:.$B$1000];MATCH([.M26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269]);&quot;00&quot;)" office:value-type="string" office:string-value="21" calcext:value-type="string">
            <text:p>21</text:p>
          </table:table-cell>
          <table:table-cell table:number-columns-repeated="1010"/>
        </table:table-row>
        <table:table-row table:style-name="ro8">
          <table:table-cell table:style-name="ce8" table:formula="of:=CONCATENATE(IF(MONTH([.A281])&lt;&gt;MONTH([.M281]);UPPER(TEXT([.A281];&quot;MMMM&quot;));&quot;&quot;);IF(YEAR([.A281])&lt;&gt;YEAR([.M281]);CONCATENATE(&quot; &quot;;TEXT([.A281];&quot;AAAA&quot;));&quot;&quot;))" office:value-type="string" office:string-value="MAI" calcext:value-type="string">
            <text:p>MAI</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81];&quot;MMMM AAAA&quot;))" office:value-type="string" office:string-value="JUIN 2022" calcext:value-type="string">
            <text:p>JUIN 2022</text:p>
          </table:table-cell>
          <table:table-cell table:style-name="ce8" table:number-columns-repeated="1010"/>
        </table:table-row>
        <table:table-row table:style-name="ro11">
          <table:table-cell table:style-name="ce9" table:formula="of:=[.A269]+7" office:value-type="date" office:date-value="2022-05-30" calcext:value-type="date">
            <text:p>30/05/22</text:p>
          </table:table-cell>
          <table:table-cell table:style-name="ce9"/>
          <table:table-cell table:style-name="ce9" table:formula="of:=[.A281]+1" office:value-type="date" office:date-value="2022-05-31" calcext:value-type="date">
            <text:p>31/05/22</text:p>
          </table:table-cell>
          <table:table-cell table:style-name="ce26"/>
          <table:table-cell table:style-name="ce9" table:formula="of:=[.C281]+1" office:value-type="date" office:date-value="2022-06-01" calcext:value-type="date">
            <text:p>01/06/22</text:p>
          </table:table-cell>
          <table:table-cell table:style-name="ce26"/>
          <table:table-cell table:style-name="ce9" table:formula="of:=[.E281]+1" office:value-type="date" office:date-value="2022-06-02" calcext:value-type="date">
            <text:p>02/06/22</text:p>
          </table:table-cell>
          <table:table-cell table:style-name="ce26"/>
          <table:table-cell table:style-name="ce9" table:formula="of:=[.G281]+1" office:value-type="date" office:date-value="2022-06-03" calcext:value-type="date">
            <text:p>03/06/22</text:p>
          </table:table-cell>
          <table:table-cell table:style-name="ce26"/>
          <table:table-cell table:style-name="ce9" table:formula="of:=[.I281]+1" office:value-type="date" office:date-value="2022-06-04" calcext:value-type="date">
            <text:p>04/06/22</text:p>
          </table:table-cell>
          <table:table-cell table:style-name="ce26"/>
          <table:table-cell table:style-name="ce9" table:formula="of:=[.K281]+1" office:value-type="date" office:date-value="2022-06-05" calcext:value-type="date">
            <text:p>05/06/22</text:p>
          </table:table-cell>
          <table:table-cell table:style-name="ce32"/>
          <table:table-cell table:style-name="ce26" table:number-columns-repeated="1010"/>
        </table:table-row>
        <table:table-row table:style-name="ro12">
          <table:table-cell table:style-name="ce10" table:formula="of:=TEXT([.A281];&quot;NNN J&quot;)" office:value-type="string" office:string-value="lundi 30" calcext:value-type="string">
            <text:p>lundi 30</text:p>
          </table:table-cell>
          <table:table-cell table:style-name="ce20"/>
          <table:table-cell table:style-name="ce10" table:formula="of:=TEXT([.C281];&quot;NNN J&quot;)" office:value-type="string" office:string-value="mardi 31" calcext:value-type="string">
            <text:p>mardi 31</text:p>
          </table:table-cell>
          <table:table-cell table:style-name="ce20"/>
          <table:table-cell table:style-name="ce10" table:formula="of:=TEXT([.E281];&quot;NNN J&quot;)" office:value-type="string" office:string-value="mercredi 1" calcext:value-type="string">
            <text:p>mercredi 1</text:p>
          </table:table-cell>
          <table:table-cell table:style-name="ce20"/>
          <table:table-cell table:style-name="ce10" table:formula="of:=TEXT([.G281];&quot;NNN J&quot;)" office:value-type="string" office:string-value="jeudi 2" calcext:value-type="string">
            <text:p>jeudi 2</text:p>
          </table:table-cell>
          <table:table-cell table:style-name="ce20"/>
          <table:table-cell table:style-name="ce10" table:formula="of:=TEXT([.I281];&quot;NNN J&quot;)" office:value-type="string" office:string-value="vendredi 3" calcext:value-type="string">
            <text:p>vendredi 3</text:p>
          </table:table-cell>
          <table:table-cell table:style-name="ce20"/>
          <table:table-cell table:style-name="ce10" table:formula="of:=TEXT([.K281];&quot;NNN J&quot;)" office:value-type="string" office:string-value="samedi 4" calcext:value-type="string">
            <text:p>samedi 4</text:p>
          </table:table-cell>
          <table:table-cell table:style-name="ce20"/>
          <table:table-cell table:style-name="ce10" table:formula="of:=TEXT([.M281];&quot;NNN J&quot;)" office:value-type="string" office:string-value="dimanche 5" calcext:value-type="string">
            <text:p>dimanche 5</text:p>
          </table:table-cell>
          <table:table-cell table:style-name="ce20"/>
          <table:table-cell table:style-name="ce40" table:number-columns-repeated="1010"/>
        </table:table-row>
        <table:table-row table:style-name="ro17">
          <table:table-cell table:style-name="ce11" table:formula="of:=IF(ISERROR(MATCH([.A281];[$'Jours fériés'.$D$4:.$D$203];0));&quot;&quot;;INDEX([$'Jours fériés'.$A$4:.$A$203];MATCH([.A281];[$'Jours fériés'.$D$4:.$D$203];0);1))">
            <text:p/>
          </table:table-cell>
          <table:table-cell table:style-name="ce21"/>
          <table:table-cell table:style-name="ce11" table:formula="of:=IF(ISERROR(MATCH([.C281];[$'Jours fériés'.$D$4:.$D$203];0));&quot;&quot;;INDEX([$'Jours fériés'.$A$4:.$A$203];MATCH([.C281];[$'Jours fériés'.$D$4:.$D$203];0);1))">
            <text:p/>
          </table:table-cell>
          <table:table-cell table:style-name="ce21"/>
          <table:table-cell table:style-name="ce11" table:formula="of:=IF(ISERROR(MATCH([.E281];[$'Jours fériés'.$D$4:.$D$203];0));&quot;&quot;;INDEX([$'Jours fériés'.$A$4:.$A$203];MATCH([.E281];[$'Jours fériés'.$D$4:.$D$203];0);1))">
            <text:p/>
          </table:table-cell>
          <table:table-cell table:style-name="ce21"/>
          <table:table-cell table:style-name="ce11" table:formula="of:=IF(ISERROR(MATCH([.G281];[$'Jours fériés'.$D$4:.$D$203];0));&quot;&quot;;INDEX([$'Jours fériés'.$A$4:.$A$203];MATCH([.G281];[$'Jours fériés'.$D$4:.$D$203];0);1))">
            <text:p/>
          </table:table-cell>
          <table:table-cell table:style-name="ce21"/>
          <table:table-cell table:style-name="ce11" table:formula="of:=IF(ISERROR(MATCH([.I281];[$'Jours fériés'.$D$4:.$D$203];0));&quot;&quot;;INDEX([$'Jours fériés'.$A$4:.$A$203];MATCH([.I281];[$'Jours fériés'.$D$4:.$D$203];0);1))">
            <text:p/>
          </table:table-cell>
          <table:table-cell table:style-name="ce21"/>
          <table:table-cell table:style-name="ce11" table:formula="of:=IF(ISERROR(MATCH([.K281];[$'Jours fériés'.$D$4:.$D$203];0));&quot;&quot;;INDEX([$'Jours fériés'.$A$4:.$A$203];MATCH([.K281];[$'Jours fériés'.$D$4:.$D$203];0);1))">
            <text:p/>
          </table:table-cell>
          <table:table-cell table:style-name="ce21"/>
          <table:table-cell table:style-name="ce11" table:formula="of:=IF(ISERROR(MATCH([.M281];[$'Jours fériés'.$D$4:.$D$203];0));&quot;&quot;;INDEX([$'Jours fériés'.$A$4:.$A$203];MATCH([.M281];[$'Jours fériés'.$D$4:.$D$203];0);1))" office:value-type="string" office:string-value="Pentecôte" calcext:value-type="string">
            <text:p>Pentecôte</text:p>
          </table:table-cell>
          <table:table-cell table:style-name="ce21"/>
          <table:table-cell table:style-name="ce41" table:number-columns-repeated="1010"/>
        </table:table-row>
        <table:table-row table:style-name="ro8">
          <table:table-cell table:style-name="ce12" table:formula="of:=IF(ISERROR(MATCH([.A281];[$Lune.$A$1:.$A$1000];0));&quot;&quot;;INDEX([$Lune.$B$1:.$B$1000];MATCH([.A281];[$Lune.$A$1:.$A$1000];0);1))" office:value-type="string" office:string-value="●" calcext:value-type="string">
            <text:p>●</text:p>
          </table:table-cell>
          <table:table-cell table:style-name="ce22"/>
          <table:table-cell table:style-name="ce12" table:formula="of:=IF(ISERROR(MATCH([.C281];[$Lune.$A$1:.$A$1000];0));&quot;&quot;;INDEX([$Lune.$B$1:.$B$1000];MATCH([.C281];[$Lune.$A$1:.$A$1000];0);1))">
            <text:p/>
          </table:table-cell>
          <table:table-cell table:style-name="ce22"/>
          <table:table-cell table:style-name="ce12" table:formula="of:=IF(ISERROR(MATCH([.E281];[$Lune.$A$1:.$A$1000];0));&quot;&quot;;INDEX([$Lune.$B$1:.$B$1000];MATCH([.E281];[$Lune.$A$1:.$A$1000];0);1))">
            <text:p/>
          </table:table-cell>
          <table:table-cell table:style-name="ce22"/>
          <table:table-cell table:style-name="ce12" table:formula="of:=IF(ISERROR(MATCH([.G281];[$Lune.$A$1:.$A$1000];0));&quot;&quot;;INDEX([$Lune.$B$1:.$B$1000];MATCH([.G281];[$Lune.$A$1:.$A$1000];0);1))">
            <text:p/>
          </table:table-cell>
          <table:table-cell table:style-name="ce22"/>
          <table:table-cell table:style-name="ce12" table:formula="of:=IF(ISERROR(MATCH([.I281];[$Lune.$A$1:.$A$1000];0));&quot;&quot;;INDEX([$Lune.$B$1:.$B$1000];MATCH([.I281];[$Lune.$A$1:.$A$1000];0);1))">
            <text:p/>
          </table:table-cell>
          <table:table-cell table:style-name="ce22"/>
          <table:table-cell table:style-name="ce12" table:formula="of:=IF(ISERROR(MATCH([.K281];[$Lune.$A$1:.$A$1000];0));&quot;&quot;;INDEX([$Lune.$B$1:.$B$1000];MATCH([.K281];[$Lune.$A$1:.$A$1000];0);1))">
            <text:p/>
          </table:table-cell>
          <table:table-cell table:style-name="ce22"/>
          <table:table-cell table:style-name="ce12" table:formula="of:=IF(ISERROR(MATCH([.M281];[$Lune.$A$1:.$A$1000];0));&quot;&quot;;INDEX([$Lune.$B$1:.$B$1000];MATCH([.M28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281]);&quot;00&quot;)" office:value-type="string" office:string-value="22" calcext:value-type="string">
            <text:p>22</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294])&lt;&gt;MONTH([.M294]);UPPER(TEXT([.A294];&quot;MMMM&quot;));&quot;&quot;);IF(YEAR([.A294])&lt;&gt;YEAR([.M294]);CONCATENATE(&quot; &quot;;TEXT([.A29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294];&quot;MMMM AAAA&quot;))" office:value-type="string" office:string-value="JUIN 2022" calcext:value-type="string">
            <text:p>JUIN 2022</text:p>
          </table:table-cell>
          <table:table-cell table:style-name="ce8" table:number-columns-repeated="1010"/>
        </table:table-row>
        <table:table-row table:style-name="ro11">
          <table:table-cell table:style-name="ce9" table:formula="of:=[.A281]+7" office:value-type="date" office:date-value="2022-06-06" calcext:value-type="date">
            <text:p>06/06/22</text:p>
          </table:table-cell>
          <table:table-cell table:style-name="ce9"/>
          <table:table-cell table:style-name="ce9" table:formula="of:=[.A294]+1" office:value-type="date" office:date-value="2022-06-07" calcext:value-type="date">
            <text:p>07/06/22</text:p>
          </table:table-cell>
          <table:table-cell table:style-name="ce26"/>
          <table:table-cell table:style-name="ce9" table:formula="of:=[.C294]+1" office:value-type="date" office:date-value="2022-06-08" calcext:value-type="date">
            <text:p>08/06/22</text:p>
          </table:table-cell>
          <table:table-cell table:style-name="ce26"/>
          <table:table-cell table:style-name="ce9" table:formula="of:=[.E294]+1" office:value-type="date" office:date-value="2022-06-09" calcext:value-type="date">
            <text:p>09/06/22</text:p>
          </table:table-cell>
          <table:table-cell table:style-name="ce26"/>
          <table:table-cell table:style-name="ce9" table:formula="of:=[.G294]+1" office:value-type="date" office:date-value="2022-06-10" calcext:value-type="date">
            <text:p>10/06/22</text:p>
          </table:table-cell>
          <table:table-cell table:style-name="ce26"/>
          <table:table-cell table:style-name="ce9" table:formula="of:=[.I294]+1" office:value-type="date" office:date-value="2022-06-11" calcext:value-type="date">
            <text:p>11/06/22</text:p>
          </table:table-cell>
          <table:table-cell table:style-name="ce26"/>
          <table:table-cell table:style-name="ce9" table:formula="of:=[.K294]+1" office:value-type="date" office:date-value="2022-06-12" calcext:value-type="date">
            <text:p>12/06/22</text:p>
          </table:table-cell>
          <table:table-cell table:style-name="ce32"/>
          <table:table-cell table:style-name="ce26" table:number-columns-repeated="1010"/>
        </table:table-row>
        <table:table-row table:style-name="ro12">
          <table:table-cell table:style-name="ce10" table:formula="of:=TEXT([.A294];&quot;NNN J&quot;)" office:value-type="string" office:string-value="lundi 6" calcext:value-type="string">
            <text:p>lundi 6</text:p>
          </table:table-cell>
          <table:table-cell table:style-name="ce20"/>
          <table:table-cell table:style-name="ce10" table:formula="of:=TEXT([.C294];&quot;NNN J&quot;)" office:value-type="string" office:string-value="mardi 7" calcext:value-type="string">
            <text:p>mardi 7</text:p>
          </table:table-cell>
          <table:table-cell table:style-name="ce20"/>
          <table:table-cell table:style-name="ce10" table:formula="of:=TEXT([.E294];&quot;NNN J&quot;)" office:value-type="string" office:string-value="mercredi 8" calcext:value-type="string">
            <text:p>mercredi 8</text:p>
          </table:table-cell>
          <table:table-cell table:style-name="ce20"/>
          <table:table-cell table:style-name="ce10" table:formula="of:=TEXT([.G294];&quot;NNN J&quot;)" office:value-type="string" office:string-value="jeudi 9" calcext:value-type="string">
            <text:p>jeudi 9</text:p>
          </table:table-cell>
          <table:table-cell table:style-name="ce20"/>
          <table:table-cell table:style-name="ce10" table:formula="of:=TEXT([.I294];&quot;NNN J&quot;)" office:value-type="string" office:string-value="vendredi 10" calcext:value-type="string">
            <text:p>vendredi 10</text:p>
          </table:table-cell>
          <table:table-cell table:style-name="ce20"/>
          <table:table-cell table:style-name="ce10" table:formula="of:=TEXT([.K294];&quot;NNN J&quot;)" office:value-type="string" office:string-value="samedi 11" calcext:value-type="string">
            <text:p>samedi 11</text:p>
          </table:table-cell>
          <table:table-cell table:style-name="ce20"/>
          <table:table-cell table:style-name="ce10" table:formula="of:=TEXT([.M294];&quot;NNN J&quot;)" office:value-type="string" office:string-value="dimanche 12" calcext:value-type="string">
            <text:p>dimanche 12</text:p>
          </table:table-cell>
          <table:table-cell table:style-name="ce20"/>
          <table:table-cell table:style-name="ce40" table:number-columns-repeated="1010"/>
        </table:table-row>
        <table:table-row table:style-name="ro17">
          <table:table-cell table:style-name="ce11" table:formula="of:=IF(ISERROR(MATCH([.A294];[$'Jours fériés'.$D$4:.$D$203];0));&quot;&quot;;INDEX([$'Jours fériés'.$A$4:.$A$203];MATCH([.A294];[$'Jours fériés'.$D$4:.$D$203];0);1))" office:value-type="string" office:string-value="férié" calcext:value-type="string">
            <text:p>férié</text:p>
          </table:table-cell>
          <table:table-cell table:style-name="ce21"/>
          <table:table-cell table:style-name="ce11" table:formula="of:=IF(ISERROR(MATCH([.C294];[$'Jours fériés'.$D$4:.$D$203];0));&quot;&quot;;INDEX([$'Jours fériés'.$A$4:.$A$203];MATCH([.C294];[$'Jours fériés'.$D$4:.$D$203];0);1))">
            <text:p/>
          </table:table-cell>
          <table:table-cell table:style-name="ce21"/>
          <table:table-cell table:style-name="ce11" table:formula="of:=IF(ISERROR(MATCH([.E294];[$'Jours fériés'.$D$4:.$D$203];0));&quot;&quot;;INDEX([$'Jours fériés'.$A$4:.$A$203];MATCH([.E294];[$'Jours fériés'.$D$4:.$D$203];0);1))">
            <text:p/>
          </table:table-cell>
          <table:table-cell table:style-name="ce21"/>
          <table:table-cell table:style-name="ce11" table:formula="of:=IF(ISERROR(MATCH([.G294];[$'Jours fériés'.$D$4:.$D$203];0));&quot;&quot;;INDEX([$'Jours fériés'.$A$4:.$A$203];MATCH([.G294];[$'Jours fériés'.$D$4:.$D$203];0);1))">
            <text:p/>
          </table:table-cell>
          <table:table-cell table:style-name="ce21"/>
          <table:table-cell table:style-name="ce11" table:formula="of:=IF(ISERROR(MATCH([.I294];[$'Jours fériés'.$D$4:.$D$203];0));&quot;&quot;;INDEX([$'Jours fériés'.$A$4:.$A$203];MATCH([.I294];[$'Jours fériés'.$D$4:.$D$203];0);1))">
            <text:p/>
          </table:table-cell>
          <table:table-cell table:style-name="ce21"/>
          <table:table-cell table:style-name="ce11" table:formula="of:=IF(ISERROR(MATCH([.K294];[$'Jours fériés'.$D$4:.$D$203];0));&quot;&quot;;INDEX([$'Jours fériés'.$A$4:.$A$203];MATCH([.K294];[$'Jours fériés'.$D$4:.$D$203];0);1))">
            <text:p/>
          </table:table-cell>
          <table:table-cell table:style-name="ce21"/>
          <table:table-cell table:style-name="ce11" table:formula="of:=IF(ISERROR(MATCH([.M294];[$'Jours fériés'.$D$4:.$D$203];0));&quot;&quot;;INDEX([$'Jours fériés'.$A$4:.$A$203];MATCH([.M294];[$'Jours fériés'.$D$4:.$D$203];0);1))">
            <text:p/>
          </table:table-cell>
          <table:table-cell table:style-name="ce21"/>
          <table:table-cell table:style-name="ce41" table:number-columns-repeated="1010"/>
        </table:table-row>
        <table:table-row table:style-name="ro8">
          <table:table-cell table:style-name="ce12" table:formula="of:=IF(ISERROR(MATCH([.A294];[$Lune.$A$1:.$A$1000];0));&quot;&quot;;INDEX([$Lune.$B$1:.$B$1000];MATCH([.A294];[$Lune.$A$1:.$A$1000];0);1))">
            <text:p/>
          </table:table-cell>
          <table:table-cell table:style-name="ce22"/>
          <table:table-cell table:style-name="ce12" table:formula="of:=IF(ISERROR(MATCH([.C294];[$Lune.$A$1:.$A$1000];0));&quot;&quot;;INDEX([$Lune.$B$1:.$B$1000];MATCH([.C294];[$Lune.$A$1:.$A$1000];0);1))" office:value-type="string" office:string-value="◐" calcext:value-type="string">
            <text:p>◐</text:p>
          </table:table-cell>
          <table:table-cell table:style-name="ce22"/>
          <table:table-cell table:style-name="ce12" table:formula="of:=IF(ISERROR(MATCH([.E294];[$Lune.$A$1:.$A$1000];0));&quot;&quot;;INDEX([$Lune.$B$1:.$B$1000];MATCH([.E294];[$Lune.$A$1:.$A$1000];0);1))">
            <text:p/>
          </table:table-cell>
          <table:table-cell table:style-name="ce22"/>
          <table:table-cell table:style-name="ce12" table:formula="of:=IF(ISERROR(MATCH([.G294];[$Lune.$A$1:.$A$1000];0));&quot;&quot;;INDEX([$Lune.$B$1:.$B$1000];MATCH([.G294];[$Lune.$A$1:.$A$1000];0);1))">
            <text:p/>
          </table:table-cell>
          <table:table-cell table:style-name="ce22"/>
          <table:table-cell table:style-name="ce12" table:formula="of:=IF(ISERROR(MATCH([.I294];[$Lune.$A$1:.$A$1000];0));&quot;&quot;;INDEX([$Lune.$B$1:.$B$1000];MATCH([.I294];[$Lune.$A$1:.$A$1000];0);1))">
            <text:p/>
          </table:table-cell>
          <table:table-cell table:style-name="ce22"/>
          <table:table-cell table:style-name="ce12" table:formula="of:=IF(ISERROR(MATCH([.K294];[$Lune.$A$1:.$A$1000];0));&quot;&quot;;INDEX([$Lune.$B$1:.$B$1000];MATCH([.K294];[$Lune.$A$1:.$A$1000];0);1))">
            <text:p/>
          </table:table-cell>
          <table:table-cell table:style-name="ce22"/>
          <table:table-cell table:style-name="ce12" table:formula="of:=IF(ISERROR(MATCH([.M294];[$Lune.$A$1:.$A$1000];0));&quot;&quot;;INDEX([$Lune.$B$1:.$B$1000];MATCH([.M29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294]);&quot;00&quot;)" office:value-type="string" office:string-value="23" calcext:value-type="string">
            <text:p>23</text:p>
          </table:table-cell>
          <table:table-cell table:number-columns-repeated="1010"/>
        </table:table-row>
        <table:table-row table:style-name="ro8">
          <table:table-cell table:style-name="ce8" table:formula="of:=CONCATENATE(IF(MONTH([.A306])&lt;&gt;MONTH([.M306]);UPPER(TEXT([.A306];&quot;MMMM&quot;));&quot;&quot;);IF(YEAR([.A306])&lt;&gt;YEAR([.M306]);CONCATENATE(&quot; &quot;;TEXT([.A30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06];&quot;MMMM AAAA&quot;))" office:value-type="string" office:string-value="JUIN 2022" calcext:value-type="string">
            <text:p>JUIN 2022</text:p>
          </table:table-cell>
          <table:table-cell table:style-name="ce8" table:number-columns-repeated="1010"/>
        </table:table-row>
        <table:table-row table:style-name="ro11">
          <table:table-cell table:style-name="ce9" table:formula="of:=[.A294]+7" office:value-type="date" office:date-value="2022-06-13" calcext:value-type="date">
            <text:p>13/06/22</text:p>
          </table:table-cell>
          <table:table-cell table:style-name="ce9"/>
          <table:table-cell table:style-name="ce9" table:formula="of:=[.A306]+1" office:value-type="date" office:date-value="2022-06-14" calcext:value-type="date">
            <text:p>14/06/22</text:p>
          </table:table-cell>
          <table:table-cell table:style-name="ce26"/>
          <table:table-cell table:style-name="ce9" table:formula="of:=[.C306]+1" office:value-type="date" office:date-value="2022-06-15" calcext:value-type="date">
            <text:p>15/06/22</text:p>
          </table:table-cell>
          <table:table-cell table:style-name="ce26"/>
          <table:table-cell table:style-name="ce9" table:formula="of:=[.E306]+1" office:value-type="date" office:date-value="2022-06-16" calcext:value-type="date">
            <text:p>16/06/22</text:p>
          </table:table-cell>
          <table:table-cell table:style-name="ce26"/>
          <table:table-cell table:style-name="ce9" table:formula="of:=[.G306]+1" office:value-type="date" office:date-value="2022-06-17" calcext:value-type="date">
            <text:p>17/06/22</text:p>
          </table:table-cell>
          <table:table-cell table:style-name="ce26"/>
          <table:table-cell table:style-name="ce9" table:formula="of:=[.I306]+1" office:value-type="date" office:date-value="2022-06-18" calcext:value-type="date">
            <text:p>18/06/22</text:p>
          </table:table-cell>
          <table:table-cell table:style-name="ce26"/>
          <table:table-cell table:style-name="ce9" table:formula="of:=[.K306]+1" office:value-type="date" office:date-value="2022-06-19" calcext:value-type="date">
            <text:p>19/06/22</text:p>
          </table:table-cell>
          <table:table-cell table:style-name="ce32"/>
          <table:table-cell table:style-name="ce26" table:number-columns-repeated="1010"/>
        </table:table-row>
        <table:table-row table:style-name="ro12">
          <table:table-cell table:style-name="ce10" table:formula="of:=TEXT([.A306];&quot;NNN J&quot;)" office:value-type="string" office:string-value="lundi 13" calcext:value-type="string">
            <text:p>lundi 13</text:p>
          </table:table-cell>
          <table:table-cell table:style-name="ce20"/>
          <table:table-cell table:style-name="ce10" table:formula="of:=TEXT([.C306];&quot;NNN J&quot;)" office:value-type="string" office:string-value="mardi 14" calcext:value-type="string">
            <text:p>mardi 14</text:p>
          </table:table-cell>
          <table:table-cell table:style-name="ce20"/>
          <table:table-cell table:style-name="ce10" table:formula="of:=TEXT([.E306];&quot;NNN J&quot;)" office:value-type="string" office:string-value="mercredi 15" calcext:value-type="string">
            <text:p>mercredi 15</text:p>
          </table:table-cell>
          <table:table-cell table:style-name="ce20"/>
          <table:table-cell table:style-name="ce10" table:formula="of:=TEXT([.G306];&quot;NNN J&quot;)" office:value-type="string" office:string-value="jeudi 16" calcext:value-type="string">
            <text:p>jeudi 16</text:p>
          </table:table-cell>
          <table:table-cell table:style-name="ce20"/>
          <table:table-cell table:style-name="ce10" table:formula="of:=TEXT([.I306];&quot;NNN J&quot;)" office:value-type="string" office:string-value="vendredi 17" calcext:value-type="string">
            <text:p>vendredi 17</text:p>
          </table:table-cell>
          <table:table-cell table:style-name="ce20"/>
          <table:table-cell table:style-name="ce10" table:formula="of:=TEXT([.K306];&quot;NNN J&quot;)" office:value-type="string" office:string-value="samedi 18" calcext:value-type="string">
            <text:p>samedi 18</text:p>
          </table:table-cell>
          <table:table-cell table:style-name="ce20"/>
          <table:table-cell table:style-name="ce10" table:formula="of:=TEXT([.M306];&quot;NNN J&quot;)" office:value-type="string" office:string-value="dimanche 19" calcext:value-type="string">
            <text:p>dimanche 19</text:p>
          </table:table-cell>
          <table:table-cell table:style-name="ce20"/>
          <table:table-cell table:style-name="ce40" table:number-columns-repeated="1010"/>
        </table:table-row>
        <table:table-row table:style-name="ro17">
          <table:table-cell table:style-name="ce11" table:formula="of:=IF(ISERROR(MATCH([.A306];[$'Jours fériés'.$D$4:.$D$203];0));&quot;&quot;;INDEX([$'Jours fériés'.$A$4:.$A$203];MATCH([.A306];[$'Jours fériés'.$D$4:.$D$203];0);1))">
            <text:p/>
          </table:table-cell>
          <table:table-cell table:style-name="ce21"/>
          <table:table-cell table:style-name="ce11" table:formula="of:=IF(ISERROR(MATCH([.C306];[$'Jours fériés'.$D$4:.$D$203];0));&quot;&quot;;INDEX([$'Jours fériés'.$A$4:.$A$203];MATCH([.C306];[$'Jours fériés'.$D$4:.$D$203];0);1))">
            <text:p/>
          </table:table-cell>
          <table:table-cell table:style-name="ce21"/>
          <table:table-cell table:style-name="ce11" table:formula="of:=IF(ISERROR(MATCH([.E306];[$'Jours fériés'.$D$4:.$D$203];0));&quot;&quot;;INDEX([$'Jours fériés'.$A$4:.$A$203];MATCH([.E306];[$'Jours fériés'.$D$4:.$D$203];0);1))">
            <text:p/>
          </table:table-cell>
          <table:table-cell table:style-name="ce21"/>
          <table:table-cell table:style-name="ce11" table:formula="of:=IF(ISERROR(MATCH([.G306];[$'Jours fériés'.$D$4:.$D$203];0));&quot;&quot;;INDEX([$'Jours fériés'.$A$4:.$A$203];MATCH([.G306];[$'Jours fériés'.$D$4:.$D$203];0);1))">
            <text:p/>
          </table:table-cell>
          <table:table-cell table:style-name="ce21"/>
          <table:table-cell table:style-name="ce11" table:formula="of:=IF(ISERROR(MATCH([.I306];[$'Jours fériés'.$D$4:.$D$203];0));&quot;&quot;;INDEX([$'Jours fériés'.$A$4:.$A$203];MATCH([.I306];[$'Jours fériés'.$D$4:.$D$203];0);1))">
            <text:p/>
          </table:table-cell>
          <table:table-cell table:style-name="ce21"/>
          <table:table-cell table:style-name="ce11" table:formula="of:=IF(ISERROR(MATCH([.K306];[$'Jours fériés'.$D$4:.$D$203];0));&quot;&quot;;INDEX([$'Jours fériés'.$A$4:.$A$203];MATCH([.K306];[$'Jours fériés'.$D$4:.$D$203];0);1))">
            <text:p/>
          </table:table-cell>
          <table:table-cell table:style-name="ce21"/>
          <table:table-cell table:style-name="ce11" table:formula="of:=IF(ISERROR(MATCH([.M306];[$'Jours fériés'.$D$4:.$D$203];0));&quot;&quot;;INDEX([$'Jours fériés'.$A$4:.$A$203];MATCH([.M306];[$'Jours fériés'.$D$4:.$D$203];0);1))">
            <text:p/>
          </table:table-cell>
          <table:table-cell table:style-name="ce21"/>
          <table:table-cell table:style-name="ce41" table:number-columns-repeated="1010"/>
        </table:table-row>
        <table:table-row table:style-name="ro8">
          <table:table-cell table:style-name="ce12" table:formula="of:=IF(ISERROR(MATCH([.A306];[$Lune.$A$1:.$A$1000];0));&quot;&quot;;INDEX([$Lune.$B$1:.$B$1000];MATCH([.A306];[$Lune.$A$1:.$A$1000];0);1))">
            <text:p/>
          </table:table-cell>
          <table:table-cell table:style-name="ce22"/>
          <table:table-cell table:style-name="ce12" table:formula="of:=IF(ISERROR(MATCH([.C306];[$Lune.$A$1:.$A$1000];0));&quot;&quot;;INDEX([$Lune.$B$1:.$B$1000];MATCH([.C306];[$Lune.$A$1:.$A$1000];0);1))" office:value-type="string" office:string-value="○" calcext:value-type="string">
            <text:p>○</text:p>
          </table:table-cell>
          <table:table-cell table:style-name="ce22"/>
          <table:table-cell table:style-name="ce12" table:formula="of:=IF(ISERROR(MATCH([.E306];[$Lune.$A$1:.$A$1000];0));&quot;&quot;;INDEX([$Lune.$B$1:.$B$1000];MATCH([.E306];[$Lune.$A$1:.$A$1000];0);1))">
            <text:p/>
          </table:table-cell>
          <table:table-cell table:style-name="ce22"/>
          <table:table-cell table:style-name="ce12" table:formula="of:=IF(ISERROR(MATCH([.G306];[$Lune.$A$1:.$A$1000];0));&quot;&quot;;INDEX([$Lune.$B$1:.$B$1000];MATCH([.G306];[$Lune.$A$1:.$A$1000];0);1))">
            <text:p/>
          </table:table-cell>
          <table:table-cell table:style-name="ce22"/>
          <table:table-cell table:style-name="ce12" table:formula="of:=IF(ISERROR(MATCH([.I306];[$Lune.$A$1:.$A$1000];0));&quot;&quot;;INDEX([$Lune.$B$1:.$B$1000];MATCH([.I306];[$Lune.$A$1:.$A$1000];0);1))">
            <text:p/>
          </table:table-cell>
          <table:table-cell table:style-name="ce22"/>
          <table:table-cell table:style-name="ce12" table:formula="of:=IF(ISERROR(MATCH([.K306];[$Lune.$A$1:.$A$1000];0));&quot;&quot;;INDEX([$Lune.$B$1:.$B$1000];MATCH([.K306];[$Lune.$A$1:.$A$1000];0);1))">
            <text:p/>
          </table:table-cell>
          <table:table-cell table:style-name="ce22"/>
          <table:table-cell table:style-name="ce12" table:formula="of:=IF(ISERROR(MATCH([.M306];[$Lune.$A$1:.$A$1000];0));&quot;&quot;;INDEX([$Lune.$B$1:.$B$1000];MATCH([.M30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306]);&quot;00&quot;)" office:value-type="string" office:string-value="24" calcext:value-type="string">
            <text:p>24</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319])&lt;&gt;MONTH([.M319]);UPPER(TEXT([.A319];&quot;MMMM&quot;));&quot;&quot;);IF(YEAR([.A319])&lt;&gt;YEAR([.M319]);CONCATENATE(&quot; &quot;;TEXT([.A31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19];&quot;MMMM AAAA&quot;))" office:value-type="string" office:string-value="JUIN 2022" calcext:value-type="string">
            <text:p>JUIN 2022</text:p>
          </table:table-cell>
          <table:table-cell table:style-name="ce8" table:number-columns-repeated="1010"/>
        </table:table-row>
        <table:table-row table:style-name="ro11">
          <table:table-cell table:style-name="ce9" table:formula="of:=[.A306]+7" office:value-type="date" office:date-value="2022-06-20" calcext:value-type="date">
            <text:p>20/06/22</text:p>
          </table:table-cell>
          <table:table-cell table:style-name="ce9"/>
          <table:table-cell table:style-name="ce9" table:formula="of:=[.A319]+1" office:value-type="date" office:date-value="2022-06-21" calcext:value-type="date">
            <text:p>21/06/22</text:p>
          </table:table-cell>
          <table:table-cell table:style-name="ce26"/>
          <table:table-cell table:style-name="ce9" table:formula="of:=[.C319]+1" office:value-type="date" office:date-value="2022-06-22" calcext:value-type="date">
            <text:p>22/06/22</text:p>
          </table:table-cell>
          <table:table-cell table:style-name="ce26"/>
          <table:table-cell table:style-name="ce9" table:formula="of:=[.E319]+1" office:value-type="date" office:date-value="2022-06-23" calcext:value-type="date">
            <text:p>23/06/22</text:p>
          </table:table-cell>
          <table:table-cell table:style-name="ce26"/>
          <table:table-cell table:style-name="ce9" table:formula="of:=[.G319]+1" office:value-type="date" office:date-value="2022-06-24" calcext:value-type="date">
            <text:p>24/06/22</text:p>
          </table:table-cell>
          <table:table-cell table:style-name="ce26"/>
          <table:table-cell table:style-name="ce9" table:formula="of:=[.I319]+1" office:value-type="date" office:date-value="2022-06-25" calcext:value-type="date">
            <text:p>25/06/22</text:p>
          </table:table-cell>
          <table:table-cell table:style-name="ce26"/>
          <table:table-cell table:style-name="ce9" table:formula="of:=[.K319]+1" office:value-type="date" office:date-value="2022-06-26" calcext:value-type="date">
            <text:p>26/06/22</text:p>
          </table:table-cell>
          <table:table-cell table:style-name="ce32"/>
          <table:table-cell table:style-name="ce26" table:number-columns-repeated="1010"/>
        </table:table-row>
        <table:table-row table:style-name="ro12">
          <table:table-cell table:style-name="ce10" table:formula="of:=TEXT([.A319];&quot;NNN J&quot;)" office:value-type="string" office:string-value="lundi 20" calcext:value-type="string">
            <text:p>lundi 20</text:p>
          </table:table-cell>
          <table:table-cell table:style-name="ce20"/>
          <table:table-cell table:style-name="ce10" table:formula="of:=TEXT([.C319];&quot;NNN J&quot;)" office:value-type="string" office:string-value="mardi 21" calcext:value-type="string">
            <text:p>mardi 21</text:p>
          </table:table-cell>
          <table:table-cell table:style-name="ce20"/>
          <table:table-cell table:style-name="ce10" table:formula="of:=TEXT([.E319];&quot;NNN J&quot;)" office:value-type="string" office:string-value="mercredi 22" calcext:value-type="string">
            <text:p>mercredi 22</text:p>
          </table:table-cell>
          <table:table-cell table:style-name="ce20"/>
          <table:table-cell table:style-name="ce10" table:formula="of:=TEXT([.G319];&quot;NNN J&quot;)" office:value-type="string" office:string-value="jeudi 23" calcext:value-type="string">
            <text:p>jeudi 23</text:p>
          </table:table-cell>
          <table:table-cell table:style-name="ce20"/>
          <table:table-cell table:style-name="ce10" table:formula="of:=TEXT([.I319];&quot;NNN J&quot;)" office:value-type="string" office:string-value="vendredi 24" calcext:value-type="string">
            <text:p>vendredi 24</text:p>
          </table:table-cell>
          <table:table-cell table:style-name="ce20"/>
          <table:table-cell table:style-name="ce10" table:formula="of:=TEXT([.K319];&quot;NNN J&quot;)" office:value-type="string" office:string-value="samedi 25" calcext:value-type="string">
            <text:p>samedi 25</text:p>
          </table:table-cell>
          <table:table-cell table:style-name="ce20"/>
          <table:table-cell table:style-name="ce10" table:formula="of:=TEXT([.M319];&quot;NNN J&quot;)" office:value-type="string" office:string-value="dimanche 26" calcext:value-type="string">
            <text:p>dimanche 26</text:p>
          </table:table-cell>
          <table:table-cell table:style-name="ce20"/>
          <table:table-cell table:style-name="ce40" table:number-columns-repeated="1010"/>
        </table:table-row>
        <table:table-row table:style-name="ro17">
          <table:table-cell table:style-name="ce11" table:formula="of:=IF(ISERROR(MATCH([.A319];[$'Jours fériés'.$D$4:.$D$203];0));&quot;&quot;;INDEX([$'Jours fériés'.$A$4:.$A$203];MATCH([.A319];[$'Jours fériés'.$D$4:.$D$203];0);1))">
            <text:p/>
          </table:table-cell>
          <table:table-cell table:style-name="ce21"/>
          <table:table-cell table:style-name="ce11" table:formula="of:=IF(ISERROR(MATCH([.C319];[$'Jours fériés'.$D$4:.$D$203];0));&quot;&quot;;INDEX([$'Jours fériés'.$A$4:.$A$203];MATCH([.C319];[$'Jours fériés'.$D$4:.$D$203];0);1))">
            <text:p/>
          </table:table-cell>
          <table:table-cell table:style-name="ce21"/>
          <table:table-cell table:style-name="ce11" table:formula="of:=IF(ISERROR(MATCH([.E319];[$'Jours fériés'.$D$4:.$D$203];0));&quot;&quot;;INDEX([$'Jours fériés'.$A$4:.$A$203];MATCH([.E319];[$'Jours fériés'.$D$4:.$D$203];0);1))">
            <text:p/>
          </table:table-cell>
          <table:table-cell table:style-name="ce21"/>
          <table:table-cell table:style-name="ce11" table:formula="of:=IF(ISERROR(MATCH([.G319];[$'Jours fériés'.$D$4:.$D$203];0));&quot;&quot;;INDEX([$'Jours fériés'.$A$4:.$A$203];MATCH([.G319];[$'Jours fériés'.$D$4:.$D$203];0);1))">
            <text:p/>
          </table:table-cell>
          <table:table-cell table:style-name="ce21"/>
          <table:table-cell table:style-name="ce11" table:formula="of:=IF(ISERROR(MATCH([.I319];[$'Jours fériés'.$D$4:.$D$203];0));&quot;&quot;;INDEX([$'Jours fériés'.$A$4:.$A$203];MATCH([.I319];[$'Jours fériés'.$D$4:.$D$203];0);1))">
            <text:p/>
          </table:table-cell>
          <table:table-cell table:style-name="ce21"/>
          <table:table-cell table:style-name="ce11" table:formula="of:=IF(ISERROR(MATCH([.K319];[$'Jours fériés'.$D$4:.$D$203];0));&quot;&quot;;INDEX([$'Jours fériés'.$A$4:.$A$203];MATCH([.K319];[$'Jours fériés'.$D$4:.$D$203];0);1))">
            <text:p/>
          </table:table-cell>
          <table:table-cell table:style-name="ce21"/>
          <table:table-cell table:style-name="ce11" table:formula="of:=IF(ISERROR(MATCH([.M319];[$'Jours fériés'.$D$4:.$D$203];0));&quot;&quot;;INDEX([$'Jours fériés'.$A$4:.$A$203];MATCH([.M319];[$'Jours fériés'.$D$4:.$D$203];0);1))">
            <text:p/>
          </table:table-cell>
          <table:table-cell table:style-name="ce21"/>
          <table:table-cell table:style-name="ce41" table:number-columns-repeated="1010"/>
        </table:table-row>
        <table:table-row table:style-name="ro8">
          <table:table-cell table:style-name="ce12" table:formula="of:=IF(ISERROR(MATCH([.A319];[$Lune.$A$1:.$A$1000];0));&quot;&quot;;INDEX([$Lune.$B$1:.$B$1000];MATCH([.A319];[$Lune.$A$1:.$A$1000];0);1))">
            <text:p/>
          </table:table-cell>
          <table:table-cell table:style-name="ce22"/>
          <table:table-cell table:style-name="ce12" table:formula="of:=IF(ISERROR(MATCH([.C319];[$Lune.$A$1:.$A$1000];0));&quot;&quot;;INDEX([$Lune.$B$1:.$B$1000];MATCH([.C319];[$Lune.$A$1:.$A$1000];0);1))" office:value-type="string" office:string-value="◑" calcext:value-type="string">
            <text:p>◑</text:p>
          </table:table-cell>
          <table:table-cell table:style-name="ce22"/>
          <table:table-cell table:style-name="ce12" table:formula="of:=IF(ISERROR(MATCH([.E319];[$Lune.$A$1:.$A$1000];0));&quot;&quot;;INDEX([$Lune.$B$1:.$B$1000];MATCH([.E319];[$Lune.$A$1:.$A$1000];0);1))">
            <text:p/>
          </table:table-cell>
          <table:table-cell table:style-name="ce22"/>
          <table:table-cell table:style-name="ce12" table:formula="of:=IF(ISERROR(MATCH([.G319];[$Lune.$A$1:.$A$1000];0));&quot;&quot;;INDEX([$Lune.$B$1:.$B$1000];MATCH([.G319];[$Lune.$A$1:.$A$1000];0);1))">
            <text:p/>
          </table:table-cell>
          <table:table-cell table:style-name="ce22"/>
          <table:table-cell table:style-name="ce12" table:formula="of:=IF(ISERROR(MATCH([.I319];[$Lune.$A$1:.$A$1000];0));&quot;&quot;;INDEX([$Lune.$B$1:.$B$1000];MATCH([.I319];[$Lune.$A$1:.$A$1000];0);1))">
            <text:p/>
          </table:table-cell>
          <table:table-cell table:style-name="ce22"/>
          <table:table-cell table:style-name="ce12" table:formula="of:=IF(ISERROR(MATCH([.K319];[$Lune.$A$1:.$A$1000];0));&quot;&quot;;INDEX([$Lune.$B$1:.$B$1000];MATCH([.K319];[$Lune.$A$1:.$A$1000];0);1))">
            <text:p/>
          </table:table-cell>
          <table:table-cell table:style-name="ce22"/>
          <table:table-cell table:style-name="ce12" table:formula="of:=IF(ISERROR(MATCH([.M319];[$Lune.$A$1:.$A$1000];0));&quot;&quot;;INDEX([$Lune.$B$1:.$B$1000];MATCH([.M31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319]);&quot;00&quot;)" office:value-type="string" office:string-value="25" calcext:value-type="string">
            <text:p>25</text:p>
          </table:table-cell>
          <table:table-cell table:number-columns-repeated="1010"/>
        </table:table-row>
        <table:table-row table:style-name="ro8">
          <table:table-cell table:style-name="ce8" table:formula="of:=CONCATENATE(IF(MONTH([.A331])&lt;&gt;MONTH([.M331]);UPPER(TEXT([.A331];&quot;MMMM&quot;));&quot;&quot;);IF(YEAR([.A331])&lt;&gt;YEAR([.M331]);CONCATENATE(&quot; &quot;;TEXT([.A331];&quot;AAAA&quot;));&quot;&quot;))" office:value-type="string" office:string-value="JUIN" calcext:value-type="string">
            <text:p>JUIN</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31];&quot;MMMM AAAA&quot;))" office:value-type="string" office:string-value="JUILLET 2022" calcext:value-type="string">
            <text:p>JUILLET 2022</text:p>
          </table:table-cell>
          <table:table-cell table:style-name="ce8" table:number-columns-repeated="1010"/>
        </table:table-row>
        <table:table-row table:style-name="ro11">
          <table:table-cell table:style-name="ce9" table:formula="of:=[.A319]+7" office:value-type="date" office:date-value="2022-06-27" calcext:value-type="date">
            <text:p>27/06/22</text:p>
          </table:table-cell>
          <table:table-cell table:style-name="ce9"/>
          <table:table-cell table:style-name="ce9" table:formula="of:=[.A331]+1" office:value-type="date" office:date-value="2022-06-28" calcext:value-type="date">
            <text:p>28/06/22</text:p>
          </table:table-cell>
          <table:table-cell table:style-name="ce26"/>
          <table:table-cell table:style-name="ce9" table:formula="of:=[.C331]+1" office:value-type="date" office:date-value="2022-06-29" calcext:value-type="date">
            <text:p>29/06/22</text:p>
          </table:table-cell>
          <table:table-cell table:style-name="ce26"/>
          <table:table-cell table:style-name="ce9" table:formula="of:=[.E331]+1" office:value-type="date" office:date-value="2022-06-30" calcext:value-type="date">
            <text:p>30/06/22</text:p>
          </table:table-cell>
          <table:table-cell table:style-name="ce26"/>
          <table:table-cell table:style-name="ce9" table:formula="of:=[.G331]+1" office:value-type="date" office:date-value="2022-07-01" calcext:value-type="date">
            <text:p>01/07/22</text:p>
          </table:table-cell>
          <table:table-cell table:style-name="ce26"/>
          <table:table-cell table:style-name="ce9" table:formula="of:=[.I331]+1" office:value-type="date" office:date-value="2022-07-02" calcext:value-type="date">
            <text:p>02/07/22</text:p>
          </table:table-cell>
          <table:table-cell table:style-name="ce26"/>
          <table:table-cell table:style-name="ce9" table:formula="of:=[.K331]+1" office:value-type="date" office:date-value="2022-07-03" calcext:value-type="date">
            <text:p>03/07/22</text:p>
          </table:table-cell>
          <table:table-cell table:style-name="ce32"/>
          <table:table-cell table:style-name="ce26" table:number-columns-repeated="1010"/>
        </table:table-row>
        <table:table-row table:style-name="ro12">
          <table:table-cell table:style-name="ce10" table:formula="of:=TEXT([.A331];&quot;NNN J&quot;)" office:value-type="string" office:string-value="lundi 27" calcext:value-type="string">
            <text:p>lundi 27</text:p>
          </table:table-cell>
          <table:table-cell table:style-name="ce20"/>
          <table:table-cell table:style-name="ce10" table:formula="of:=TEXT([.C331];&quot;NNN J&quot;)" office:value-type="string" office:string-value="mardi 28" calcext:value-type="string">
            <text:p>mardi 28</text:p>
          </table:table-cell>
          <table:table-cell table:style-name="ce20"/>
          <table:table-cell table:style-name="ce10" table:formula="of:=TEXT([.E331];&quot;NNN J&quot;)" office:value-type="string" office:string-value="mercredi 29" calcext:value-type="string">
            <text:p>mercredi 29</text:p>
          </table:table-cell>
          <table:table-cell table:style-name="ce20"/>
          <table:table-cell table:style-name="ce10" table:formula="of:=TEXT([.G331];&quot;NNN J&quot;)" office:value-type="string" office:string-value="jeudi 30" calcext:value-type="string">
            <text:p>jeudi 30</text:p>
          </table:table-cell>
          <table:table-cell table:style-name="ce20"/>
          <table:table-cell table:style-name="ce10" table:formula="of:=TEXT([.I331];&quot;NNN J&quot;)" office:value-type="string" office:string-value="vendredi 1" calcext:value-type="string">
            <text:p>vendredi 1</text:p>
          </table:table-cell>
          <table:table-cell table:style-name="ce20"/>
          <table:table-cell table:style-name="ce10" table:formula="of:=TEXT([.K331];&quot;NNN J&quot;)" office:value-type="string" office:string-value="samedi 2" calcext:value-type="string">
            <text:p>samedi 2</text:p>
          </table:table-cell>
          <table:table-cell table:style-name="ce20"/>
          <table:table-cell table:style-name="ce10" table:formula="of:=TEXT([.M331];&quot;NNN J&quot;)" office:value-type="string" office:string-value="dimanche 3" calcext:value-type="string">
            <text:p>dimanche 3</text:p>
          </table:table-cell>
          <table:table-cell table:style-name="ce20"/>
          <table:table-cell table:style-name="ce40" table:number-columns-repeated="1010"/>
        </table:table-row>
        <table:table-row table:style-name="ro17">
          <table:table-cell table:style-name="ce11" table:formula="of:=IF(ISERROR(MATCH([.A331];[$'Jours fériés'.$D$4:.$D$203];0));&quot;&quot;;INDEX([$'Jours fériés'.$A$4:.$A$203];MATCH([.A331];[$'Jours fériés'.$D$4:.$D$203];0);1))">
            <text:p/>
          </table:table-cell>
          <table:table-cell table:style-name="ce21"/>
          <table:table-cell table:style-name="ce11" table:formula="of:=IF(ISERROR(MATCH([.C331];[$'Jours fériés'.$D$4:.$D$203];0));&quot;&quot;;INDEX([$'Jours fériés'.$A$4:.$A$203];MATCH([.C331];[$'Jours fériés'.$D$4:.$D$203];0);1))">
            <text:p/>
          </table:table-cell>
          <table:table-cell table:style-name="ce21"/>
          <table:table-cell table:style-name="ce11" table:formula="of:=IF(ISERROR(MATCH([.E331];[$'Jours fériés'.$D$4:.$D$203];0));&quot;&quot;;INDEX([$'Jours fériés'.$A$4:.$A$203];MATCH([.E331];[$'Jours fériés'.$D$4:.$D$203];0);1))">
            <text:p/>
          </table:table-cell>
          <table:table-cell table:style-name="ce21"/>
          <table:table-cell table:style-name="ce11" table:formula="of:=IF(ISERROR(MATCH([.G331];[$'Jours fériés'.$D$4:.$D$203];0));&quot;&quot;;INDEX([$'Jours fériés'.$A$4:.$A$203];MATCH([.G331];[$'Jours fériés'.$D$4:.$D$203];0);1))">
            <text:p/>
          </table:table-cell>
          <table:table-cell table:style-name="ce21"/>
          <table:table-cell table:style-name="ce11" table:formula="of:=IF(ISERROR(MATCH([.I331];[$'Jours fériés'.$D$4:.$D$203];0));&quot;&quot;;INDEX([$'Jours fériés'.$A$4:.$A$203];MATCH([.I331];[$'Jours fériés'.$D$4:.$D$203];0);1))">
            <text:p/>
          </table:table-cell>
          <table:table-cell table:style-name="ce21"/>
          <table:table-cell table:style-name="ce11" table:formula="of:=IF(ISERROR(MATCH([.K331];[$'Jours fériés'.$D$4:.$D$203];0));&quot;&quot;;INDEX([$'Jours fériés'.$A$4:.$A$203];MATCH([.K331];[$'Jours fériés'.$D$4:.$D$203];0);1))">
            <text:p/>
          </table:table-cell>
          <table:table-cell table:style-name="ce21"/>
          <table:table-cell table:style-name="ce11" table:formula="of:=IF(ISERROR(MATCH([.M331];[$'Jours fériés'.$D$4:.$D$203];0));&quot;&quot;;INDEX([$'Jours fériés'.$A$4:.$A$203];MATCH([.M331];[$'Jours fériés'.$D$4:.$D$203];0);1))">
            <text:p/>
          </table:table-cell>
          <table:table-cell table:style-name="ce21"/>
          <table:table-cell table:style-name="ce41" table:number-columns-repeated="1010"/>
        </table:table-row>
        <table:table-row table:style-name="ro8">
          <table:table-cell table:style-name="ce12" table:formula="of:=IF(ISERROR(MATCH([.A331];[$Lune.$A$1:.$A$1000];0));&quot;&quot;;INDEX([$Lune.$B$1:.$B$1000];MATCH([.A331];[$Lune.$A$1:.$A$1000];0);1))">
            <text:p/>
          </table:table-cell>
          <table:table-cell table:style-name="ce22"/>
          <table:table-cell table:style-name="ce12" table:formula="of:=IF(ISERROR(MATCH([.C331];[$Lune.$A$1:.$A$1000];0));&quot;&quot;;INDEX([$Lune.$B$1:.$B$1000];MATCH([.C331];[$Lune.$A$1:.$A$1000];0);1))">
            <text:p/>
          </table:table-cell>
          <table:table-cell table:style-name="ce22"/>
          <table:table-cell table:style-name="ce12" table:formula="of:=IF(ISERROR(MATCH([.E331];[$Lune.$A$1:.$A$1000];0));&quot;&quot;;INDEX([$Lune.$B$1:.$B$1000];MATCH([.E331];[$Lune.$A$1:.$A$1000];0);1))" office:value-type="string" office:string-value="●" calcext:value-type="string">
            <text:p>●</text:p>
          </table:table-cell>
          <table:table-cell table:style-name="ce22"/>
          <table:table-cell table:style-name="ce12" table:formula="of:=IF(ISERROR(MATCH([.G331];[$Lune.$A$1:.$A$1000];0));&quot;&quot;;INDEX([$Lune.$B$1:.$B$1000];MATCH([.G331];[$Lune.$A$1:.$A$1000];0);1))">
            <text:p/>
          </table:table-cell>
          <table:table-cell table:style-name="ce22"/>
          <table:table-cell table:style-name="ce12" table:formula="of:=IF(ISERROR(MATCH([.I331];[$Lune.$A$1:.$A$1000];0));&quot;&quot;;INDEX([$Lune.$B$1:.$B$1000];MATCH([.I331];[$Lune.$A$1:.$A$1000];0);1))">
            <text:p/>
          </table:table-cell>
          <table:table-cell table:style-name="ce22"/>
          <table:table-cell table:style-name="ce12" table:formula="of:=IF(ISERROR(MATCH([.K331];[$Lune.$A$1:.$A$1000];0));&quot;&quot;;INDEX([$Lune.$B$1:.$B$1000];MATCH([.K331];[$Lune.$A$1:.$A$1000];0);1))">
            <text:p/>
          </table:table-cell>
          <table:table-cell table:style-name="ce22"/>
          <table:table-cell table:style-name="ce12" table:formula="of:=IF(ISERROR(MATCH([.M331];[$Lune.$A$1:.$A$1000];0));&quot;&quot;;INDEX([$Lune.$B$1:.$B$1000];MATCH([.M33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331]);&quot;00&quot;)" office:value-type="string" office:string-value="26" calcext:value-type="string">
            <text:p>26</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344])&lt;&gt;MONTH([.M344]);UPPER(TEXT([.A344];&quot;MMMM&quot;));&quot;&quot;);IF(YEAR([.A344])&lt;&gt;YEAR([.M344]);CONCATENATE(&quot; &quot;;TEXT([.A34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44];&quot;MMMM AAAA&quot;))" office:value-type="string" office:string-value="JUILLET 2022" calcext:value-type="string">
            <text:p>JUILLET 2022</text:p>
          </table:table-cell>
          <table:table-cell table:style-name="ce8" table:number-columns-repeated="1010"/>
        </table:table-row>
        <table:table-row table:style-name="ro11">
          <table:table-cell table:style-name="ce9" table:formula="of:=[.A331]+7" office:value-type="date" office:date-value="2022-07-04" calcext:value-type="date">
            <text:p>04/07/22</text:p>
          </table:table-cell>
          <table:table-cell table:style-name="ce9"/>
          <table:table-cell table:style-name="ce9" table:formula="of:=[.A344]+1" office:value-type="date" office:date-value="2022-07-05" calcext:value-type="date">
            <text:p>05/07/22</text:p>
          </table:table-cell>
          <table:table-cell table:style-name="ce26"/>
          <table:table-cell table:style-name="ce9" table:formula="of:=[.C344]+1" office:value-type="date" office:date-value="2022-07-06" calcext:value-type="date">
            <text:p>06/07/22</text:p>
          </table:table-cell>
          <table:table-cell table:style-name="ce26"/>
          <table:table-cell table:style-name="ce9" table:formula="of:=[.E344]+1" office:value-type="date" office:date-value="2022-07-07" calcext:value-type="date">
            <text:p>07/07/22</text:p>
          </table:table-cell>
          <table:table-cell table:style-name="ce26"/>
          <table:table-cell table:style-name="ce9" table:formula="of:=[.G344]+1" office:value-type="date" office:date-value="2022-07-08" calcext:value-type="date">
            <text:p>08/07/22</text:p>
          </table:table-cell>
          <table:table-cell table:style-name="ce26"/>
          <table:table-cell table:style-name="ce9" table:formula="of:=[.I344]+1" office:value-type="date" office:date-value="2022-07-09" calcext:value-type="date">
            <text:p>09/07/22</text:p>
          </table:table-cell>
          <table:table-cell table:style-name="ce26"/>
          <table:table-cell table:style-name="ce9" table:formula="of:=[.K344]+1" office:value-type="date" office:date-value="2022-07-10" calcext:value-type="date">
            <text:p>10/07/22</text:p>
          </table:table-cell>
          <table:table-cell table:style-name="ce32"/>
          <table:table-cell table:style-name="ce26" table:number-columns-repeated="1010"/>
        </table:table-row>
        <table:table-row table:style-name="ro12">
          <table:table-cell table:style-name="ce10" table:formula="of:=TEXT([.A344];&quot;NNN J&quot;)" office:value-type="string" office:string-value="lundi 4" calcext:value-type="string">
            <text:p>lundi 4</text:p>
          </table:table-cell>
          <table:table-cell table:style-name="ce20"/>
          <table:table-cell table:style-name="ce10" table:formula="of:=TEXT([.C344];&quot;NNN J&quot;)" office:value-type="string" office:string-value="mardi 5" calcext:value-type="string">
            <text:p>mardi 5</text:p>
          </table:table-cell>
          <table:table-cell table:style-name="ce20"/>
          <table:table-cell table:style-name="ce10" table:formula="of:=TEXT([.E344];&quot;NNN J&quot;)" office:value-type="string" office:string-value="mercredi 6" calcext:value-type="string">
            <text:p>mercredi 6</text:p>
          </table:table-cell>
          <table:table-cell table:style-name="ce20"/>
          <table:table-cell table:style-name="ce10" table:formula="of:=TEXT([.G344];&quot;NNN J&quot;)" office:value-type="string" office:string-value="jeudi 7" calcext:value-type="string">
            <text:p>jeudi 7</text:p>
          </table:table-cell>
          <table:table-cell table:style-name="ce20"/>
          <table:table-cell table:style-name="ce10" table:formula="of:=TEXT([.I344];&quot;NNN J&quot;)" office:value-type="string" office:string-value="vendredi 8" calcext:value-type="string">
            <text:p>vendredi 8</text:p>
          </table:table-cell>
          <table:table-cell table:style-name="ce20"/>
          <table:table-cell table:style-name="ce10" table:formula="of:=TEXT([.K344];&quot;NNN J&quot;)" office:value-type="string" office:string-value="samedi 9" calcext:value-type="string">
            <text:p>samedi 9</text:p>
          </table:table-cell>
          <table:table-cell table:style-name="ce20"/>
          <table:table-cell table:style-name="ce10" table:formula="of:=TEXT([.M344];&quot;NNN J&quot;)" office:value-type="string" office:string-value="dimanche 10" calcext:value-type="string">
            <text:p>dimanche 10</text:p>
          </table:table-cell>
          <table:table-cell table:style-name="ce20"/>
          <table:table-cell table:style-name="ce40" table:number-columns-repeated="1010"/>
        </table:table-row>
        <table:table-row table:style-name="ro17">
          <table:table-cell table:style-name="ce11" table:formula="of:=IF(ISERROR(MATCH([.A344];[$'Jours fériés'.$D$4:.$D$203];0));&quot;&quot;;INDEX([$'Jours fériés'.$A$4:.$A$203];MATCH([.A344];[$'Jours fériés'.$D$4:.$D$203];0);1))">
            <text:p/>
          </table:table-cell>
          <table:table-cell table:style-name="ce21"/>
          <table:table-cell table:style-name="ce11" table:formula="of:=IF(ISERROR(MATCH([.C344];[$'Jours fériés'.$D$4:.$D$203];0));&quot;&quot;;INDEX([$'Jours fériés'.$A$4:.$A$203];MATCH([.C344];[$'Jours fériés'.$D$4:.$D$203];0);1))">
            <text:p/>
          </table:table-cell>
          <table:table-cell table:style-name="ce21"/>
          <table:table-cell table:style-name="ce11" table:formula="of:=IF(ISERROR(MATCH([.E344];[$'Jours fériés'.$D$4:.$D$203];0));&quot;&quot;;INDEX([$'Jours fériés'.$A$4:.$A$203];MATCH([.E344];[$'Jours fériés'.$D$4:.$D$203];0);1))">
            <text:p/>
          </table:table-cell>
          <table:table-cell table:style-name="ce21"/>
          <table:table-cell table:style-name="ce11" table:formula="of:=IF(ISERROR(MATCH([.G344];[$'Jours fériés'.$D$4:.$D$203];0));&quot;&quot;;INDEX([$'Jours fériés'.$A$4:.$A$203];MATCH([.G344];[$'Jours fériés'.$D$4:.$D$203];0);1))">
            <text:p/>
          </table:table-cell>
          <table:table-cell table:style-name="ce21"/>
          <table:table-cell table:style-name="ce11" table:formula="of:=IF(ISERROR(MATCH([.I344];[$'Jours fériés'.$D$4:.$D$203];0));&quot;&quot;;INDEX([$'Jours fériés'.$A$4:.$A$203];MATCH([.I344];[$'Jours fériés'.$D$4:.$D$203];0);1))">
            <text:p/>
          </table:table-cell>
          <table:table-cell table:style-name="ce21"/>
          <table:table-cell table:style-name="ce11" table:formula="of:=IF(ISERROR(MATCH([.K344];[$'Jours fériés'.$D$4:.$D$203];0));&quot;&quot;;INDEX([$'Jours fériés'.$A$4:.$A$203];MATCH([.K344];[$'Jours fériés'.$D$4:.$D$203];0);1))">
            <text:p/>
          </table:table-cell>
          <table:table-cell table:style-name="ce21"/>
          <table:table-cell table:style-name="ce11" table:formula="of:=IF(ISERROR(MATCH([.M344];[$'Jours fériés'.$D$4:.$D$203];0));&quot;&quot;;INDEX([$'Jours fériés'.$A$4:.$A$203];MATCH([.M344];[$'Jours fériés'.$D$4:.$D$203];0);1))">
            <text:p/>
          </table:table-cell>
          <table:table-cell table:style-name="ce21"/>
          <table:table-cell table:style-name="ce41" table:number-columns-repeated="1010"/>
        </table:table-row>
        <table:table-row table:style-name="ro8">
          <table:table-cell table:style-name="ce12" table:formula="of:=IF(ISERROR(MATCH([.A344];[$Lune.$A$1:.$A$1000];0));&quot;&quot;;INDEX([$Lune.$B$1:.$B$1000];MATCH([.A344];[$Lune.$A$1:.$A$1000];0);1))">
            <text:p/>
          </table:table-cell>
          <table:table-cell table:style-name="ce22"/>
          <table:table-cell table:style-name="ce12" table:formula="of:=IF(ISERROR(MATCH([.C344];[$Lune.$A$1:.$A$1000];0));&quot;&quot;;INDEX([$Lune.$B$1:.$B$1000];MATCH([.C344];[$Lune.$A$1:.$A$1000];0);1))">
            <text:p/>
          </table:table-cell>
          <table:table-cell table:style-name="ce22"/>
          <table:table-cell table:style-name="ce12" table:formula="of:=IF(ISERROR(MATCH([.E344];[$Lune.$A$1:.$A$1000];0));&quot;&quot;;INDEX([$Lune.$B$1:.$B$1000];MATCH([.E344];[$Lune.$A$1:.$A$1000];0);1))">
            <text:p/>
          </table:table-cell>
          <table:table-cell table:style-name="ce22"/>
          <table:table-cell table:style-name="ce12" table:formula="of:=IF(ISERROR(MATCH([.G344];[$Lune.$A$1:.$A$1000];0));&quot;&quot;;INDEX([$Lune.$B$1:.$B$1000];MATCH([.G344];[$Lune.$A$1:.$A$1000];0);1))" office:value-type="string" office:string-value="◐" calcext:value-type="string">
            <text:p>◐</text:p>
          </table:table-cell>
          <table:table-cell table:style-name="ce22"/>
          <table:table-cell table:style-name="ce12" table:formula="of:=IF(ISERROR(MATCH([.I344];[$Lune.$A$1:.$A$1000];0));&quot;&quot;;INDEX([$Lune.$B$1:.$B$1000];MATCH([.I344];[$Lune.$A$1:.$A$1000];0);1))">
            <text:p/>
          </table:table-cell>
          <table:table-cell table:style-name="ce22"/>
          <table:table-cell table:style-name="ce12" table:formula="of:=IF(ISERROR(MATCH([.K344];[$Lune.$A$1:.$A$1000];0));&quot;&quot;;INDEX([$Lune.$B$1:.$B$1000];MATCH([.K344];[$Lune.$A$1:.$A$1000];0);1))">
            <text:p/>
          </table:table-cell>
          <table:table-cell table:style-name="ce22"/>
          <table:table-cell table:style-name="ce12" table:formula="of:=IF(ISERROR(MATCH([.M344];[$Lune.$A$1:.$A$1000];0));&quot;&quot;;INDEX([$Lune.$B$1:.$B$1000];MATCH([.M34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344]);&quot;00&quot;)" office:value-type="string" office:string-value="27" calcext:value-type="string">
            <text:p>27</text:p>
          </table:table-cell>
          <table:table-cell table:number-columns-repeated="1010"/>
        </table:table-row>
        <table:table-row table:style-name="ro8">
          <table:table-cell table:style-name="ce8" table:formula="of:=CONCATENATE(IF(MONTH([.A356])&lt;&gt;MONTH([.M356]);UPPER(TEXT([.A356];&quot;MMMM&quot;));&quot;&quot;);IF(YEAR([.A356])&lt;&gt;YEAR([.M356]);CONCATENATE(&quot; &quot;;TEXT([.A35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56];&quot;MMMM AAAA&quot;))" office:value-type="string" office:string-value="JUILLET 2022" calcext:value-type="string">
            <text:p>JUILLET 2022</text:p>
          </table:table-cell>
          <table:table-cell table:style-name="ce8" table:number-columns-repeated="1010"/>
        </table:table-row>
        <table:table-row table:style-name="ro11">
          <table:table-cell table:style-name="ce9" table:formula="of:=[.A344]+7" office:value-type="date" office:date-value="2022-07-11" calcext:value-type="date">
            <text:p>11/07/22</text:p>
          </table:table-cell>
          <table:table-cell table:style-name="ce9"/>
          <table:table-cell table:style-name="ce9" table:formula="of:=[.A356]+1" office:value-type="date" office:date-value="2022-07-12" calcext:value-type="date">
            <text:p>12/07/22</text:p>
          </table:table-cell>
          <table:table-cell table:style-name="ce26"/>
          <table:table-cell table:style-name="ce9" table:formula="of:=[.C356]+1" office:value-type="date" office:date-value="2022-07-13" calcext:value-type="date">
            <text:p>13/07/22</text:p>
          </table:table-cell>
          <table:table-cell table:style-name="ce26"/>
          <table:table-cell table:style-name="ce9" table:formula="of:=[.E356]+1" office:value-type="date" office:date-value="2022-07-14" calcext:value-type="date">
            <text:p>14/07/22</text:p>
          </table:table-cell>
          <table:table-cell table:style-name="ce26"/>
          <table:table-cell table:style-name="ce9" table:formula="of:=[.G356]+1" office:value-type="date" office:date-value="2022-07-15" calcext:value-type="date">
            <text:p>15/07/22</text:p>
          </table:table-cell>
          <table:table-cell table:style-name="ce26"/>
          <table:table-cell table:style-name="ce9" table:formula="of:=[.I356]+1" office:value-type="date" office:date-value="2022-07-16" calcext:value-type="date">
            <text:p>16/07/22</text:p>
          </table:table-cell>
          <table:table-cell table:style-name="ce26"/>
          <table:table-cell table:style-name="ce9" table:formula="of:=[.K356]+1" office:value-type="date" office:date-value="2022-07-17" calcext:value-type="date">
            <text:p>17/07/22</text:p>
          </table:table-cell>
          <table:table-cell table:style-name="ce32"/>
          <table:table-cell table:style-name="ce26" table:number-columns-repeated="1010"/>
        </table:table-row>
        <table:table-row table:style-name="ro12">
          <table:table-cell table:style-name="ce10" table:formula="of:=TEXT([.A356];&quot;NNN J&quot;)" office:value-type="string" office:string-value="lundi 11" calcext:value-type="string">
            <text:p>lundi 11</text:p>
          </table:table-cell>
          <table:table-cell table:style-name="ce20"/>
          <table:table-cell table:style-name="ce10" table:formula="of:=TEXT([.C356];&quot;NNN J&quot;)" office:value-type="string" office:string-value="mardi 12" calcext:value-type="string">
            <text:p>mardi 12</text:p>
          </table:table-cell>
          <table:table-cell table:style-name="ce20"/>
          <table:table-cell table:style-name="ce10" table:formula="of:=TEXT([.E356];&quot;NNN J&quot;)" office:value-type="string" office:string-value="mercredi 13" calcext:value-type="string">
            <text:p>mercredi 13</text:p>
          </table:table-cell>
          <table:table-cell table:style-name="ce20"/>
          <table:table-cell table:style-name="ce10" table:formula="of:=TEXT([.G356];&quot;NNN J&quot;)" office:value-type="string" office:string-value="jeudi 14" calcext:value-type="string">
            <text:p>jeudi 14</text:p>
          </table:table-cell>
          <table:table-cell table:style-name="ce20"/>
          <table:table-cell table:style-name="ce10" table:formula="of:=TEXT([.I356];&quot;NNN J&quot;)" office:value-type="string" office:string-value="vendredi 15" calcext:value-type="string">
            <text:p>vendredi 15</text:p>
          </table:table-cell>
          <table:table-cell table:style-name="ce20"/>
          <table:table-cell table:style-name="ce10" table:formula="of:=TEXT([.K356];&quot;NNN J&quot;)" office:value-type="string" office:string-value="samedi 16" calcext:value-type="string">
            <text:p>samedi 16</text:p>
          </table:table-cell>
          <table:table-cell table:style-name="ce20"/>
          <table:table-cell table:style-name="ce10" table:formula="of:=TEXT([.M356];&quot;NNN J&quot;)" office:value-type="string" office:string-value="dimanche 17" calcext:value-type="string">
            <text:p>dimanche 17</text:p>
          </table:table-cell>
          <table:table-cell table:style-name="ce20"/>
          <table:table-cell table:style-name="ce40" table:number-columns-repeated="1010"/>
        </table:table-row>
        <table:table-row table:style-name="ro17">
          <table:table-cell table:style-name="ce11" table:formula="of:=IF(ISERROR(MATCH([.A356];[$'Jours fériés'.$D$4:.$D$203];0));&quot;&quot;;INDEX([$'Jours fériés'.$A$4:.$A$203];MATCH([.A356];[$'Jours fériés'.$D$4:.$D$203];0);1))">
            <text:p/>
          </table:table-cell>
          <table:table-cell table:style-name="ce21"/>
          <table:table-cell table:style-name="ce11" table:formula="of:=IF(ISERROR(MATCH([.C356];[$'Jours fériés'.$D$4:.$D$203];0));&quot;&quot;;INDEX([$'Jours fériés'.$A$4:.$A$203];MATCH([.C356];[$'Jours fériés'.$D$4:.$D$203];0);1))">
            <text:p/>
          </table:table-cell>
          <table:table-cell table:style-name="ce21"/>
          <table:table-cell table:style-name="ce11" table:formula="of:=IF(ISERROR(MATCH([.E356];[$'Jours fériés'.$D$4:.$D$203];0));&quot;&quot;;INDEX([$'Jours fériés'.$A$4:.$A$203];MATCH([.E356];[$'Jours fériés'.$D$4:.$D$203];0);1))">
            <text:p/>
          </table:table-cell>
          <table:table-cell table:style-name="ce21"/>
          <table:table-cell table:style-name="ce11" table:formula="of:=IF(ISERROR(MATCH([.G356];[$'Jours fériés'.$D$4:.$D$203];0));&quot;&quot;;INDEX([$'Jours fériés'.$A$4:.$A$203];MATCH([.G356];[$'Jours fériés'.$D$4:.$D$203];0);1))" office:value-type="string" office:string-value="Fête nationale" calcext:value-type="string">
            <text:p>Fête nationale</text:p>
          </table:table-cell>
          <table:table-cell table:style-name="ce21"/>
          <table:table-cell table:style-name="ce11" table:formula="of:=IF(ISERROR(MATCH([.I356];[$'Jours fériés'.$D$4:.$D$203];0));&quot;&quot;;INDEX([$'Jours fériés'.$A$4:.$A$203];MATCH([.I356];[$'Jours fériés'.$D$4:.$D$203];0);1))">
            <text:p/>
          </table:table-cell>
          <table:table-cell table:style-name="ce21"/>
          <table:table-cell table:style-name="ce11" table:formula="of:=IF(ISERROR(MATCH([.K356];[$'Jours fériés'.$D$4:.$D$203];0));&quot;&quot;;INDEX([$'Jours fériés'.$A$4:.$A$203];MATCH([.K356];[$'Jours fériés'.$D$4:.$D$203];0);1))">
            <text:p/>
          </table:table-cell>
          <table:table-cell table:style-name="ce21"/>
          <table:table-cell table:style-name="ce11" table:formula="of:=IF(ISERROR(MATCH([.M356];[$'Jours fériés'.$D$4:.$D$203];0));&quot;&quot;;INDEX([$'Jours fériés'.$A$4:.$A$203];MATCH([.M356];[$'Jours fériés'.$D$4:.$D$203];0);1))">
            <text:p/>
          </table:table-cell>
          <table:table-cell table:style-name="ce21"/>
          <table:table-cell table:style-name="ce41" table:number-columns-repeated="1010"/>
        </table:table-row>
        <table:table-row table:style-name="ro8">
          <table:table-cell table:style-name="ce12" table:formula="of:=IF(ISERROR(MATCH([.A356];[$Lune.$A$1:.$A$1000];0));&quot;&quot;;INDEX([$Lune.$B$1:.$B$1000];MATCH([.A356];[$Lune.$A$1:.$A$1000];0);1))">
            <text:p/>
          </table:table-cell>
          <table:table-cell table:style-name="ce22"/>
          <table:table-cell table:style-name="ce12" table:formula="of:=IF(ISERROR(MATCH([.C356];[$Lune.$A$1:.$A$1000];0));&quot;&quot;;INDEX([$Lune.$B$1:.$B$1000];MATCH([.C356];[$Lune.$A$1:.$A$1000];0);1))">
            <text:p/>
          </table:table-cell>
          <table:table-cell table:style-name="ce22"/>
          <table:table-cell table:style-name="ce12" table:formula="of:=IF(ISERROR(MATCH([.E356];[$Lune.$A$1:.$A$1000];0));&quot;&quot;;INDEX([$Lune.$B$1:.$B$1000];MATCH([.E356];[$Lune.$A$1:.$A$1000];0);1))" office:value-type="string" office:string-value="○" calcext:value-type="string">
            <text:p>○</text:p>
          </table:table-cell>
          <table:table-cell table:style-name="ce22"/>
          <table:table-cell table:style-name="ce12" table:formula="of:=IF(ISERROR(MATCH([.G356];[$Lune.$A$1:.$A$1000];0));&quot;&quot;;INDEX([$Lune.$B$1:.$B$1000];MATCH([.G356];[$Lune.$A$1:.$A$1000];0);1))">
            <text:p/>
          </table:table-cell>
          <table:table-cell table:style-name="ce22"/>
          <table:table-cell table:style-name="ce12" table:formula="of:=IF(ISERROR(MATCH([.I356];[$Lune.$A$1:.$A$1000];0));&quot;&quot;;INDEX([$Lune.$B$1:.$B$1000];MATCH([.I356];[$Lune.$A$1:.$A$1000];0);1))">
            <text:p/>
          </table:table-cell>
          <table:table-cell table:style-name="ce22"/>
          <table:table-cell table:style-name="ce12" table:formula="of:=IF(ISERROR(MATCH([.K356];[$Lune.$A$1:.$A$1000];0));&quot;&quot;;INDEX([$Lune.$B$1:.$B$1000];MATCH([.K356];[$Lune.$A$1:.$A$1000];0);1))">
            <text:p/>
          </table:table-cell>
          <table:table-cell table:style-name="ce22"/>
          <table:table-cell table:style-name="ce12" table:formula="of:=IF(ISERROR(MATCH([.M356];[$Lune.$A$1:.$A$1000];0));&quot;&quot;;INDEX([$Lune.$B$1:.$B$1000];MATCH([.M35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356]);&quot;00&quot;)" office:value-type="string" office:string-value="28" calcext:value-type="string">
            <text:p>28</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369])&lt;&gt;MONTH([.M369]);UPPER(TEXT([.A369];&quot;MMMM&quot;));&quot;&quot;);IF(YEAR([.A369])&lt;&gt;YEAR([.M369]);CONCATENATE(&quot; &quot;;TEXT([.A36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69];&quot;MMMM AAAA&quot;))" office:value-type="string" office:string-value="JUILLET 2022" calcext:value-type="string">
            <text:p>JUILLET 2022</text:p>
          </table:table-cell>
          <table:table-cell table:style-name="ce8" table:number-columns-repeated="1010"/>
        </table:table-row>
        <table:table-row table:style-name="ro11">
          <table:table-cell table:style-name="ce9" table:formula="of:=[.A356]+7" office:value-type="date" office:date-value="2022-07-18" calcext:value-type="date">
            <text:p>18/07/22</text:p>
          </table:table-cell>
          <table:table-cell table:style-name="ce9"/>
          <table:table-cell table:style-name="ce9" table:formula="of:=[.A369]+1" office:value-type="date" office:date-value="2022-07-19" calcext:value-type="date">
            <text:p>19/07/22</text:p>
          </table:table-cell>
          <table:table-cell table:style-name="ce26"/>
          <table:table-cell table:style-name="ce9" table:formula="of:=[.C369]+1" office:value-type="date" office:date-value="2022-07-20" calcext:value-type="date">
            <text:p>20/07/22</text:p>
          </table:table-cell>
          <table:table-cell table:style-name="ce26"/>
          <table:table-cell table:style-name="ce9" table:formula="of:=[.E369]+1" office:value-type="date" office:date-value="2022-07-21" calcext:value-type="date">
            <text:p>21/07/22</text:p>
          </table:table-cell>
          <table:table-cell table:style-name="ce26"/>
          <table:table-cell table:style-name="ce9" table:formula="of:=[.G369]+1" office:value-type="date" office:date-value="2022-07-22" calcext:value-type="date">
            <text:p>22/07/22</text:p>
          </table:table-cell>
          <table:table-cell table:style-name="ce26"/>
          <table:table-cell table:style-name="ce9" table:formula="of:=[.I369]+1" office:value-type="date" office:date-value="2022-07-23" calcext:value-type="date">
            <text:p>23/07/22</text:p>
          </table:table-cell>
          <table:table-cell table:style-name="ce26"/>
          <table:table-cell table:style-name="ce9" table:formula="of:=[.K369]+1" office:value-type="date" office:date-value="2022-07-24" calcext:value-type="date">
            <text:p>24/07/22</text:p>
          </table:table-cell>
          <table:table-cell table:style-name="ce32"/>
          <table:table-cell table:style-name="ce26" table:number-columns-repeated="1010"/>
        </table:table-row>
        <table:table-row table:style-name="ro12">
          <table:table-cell table:style-name="ce10" table:formula="of:=TEXT([.A369];&quot;NNN J&quot;)" office:value-type="string" office:string-value="lundi 18" calcext:value-type="string">
            <text:p>lundi 18</text:p>
          </table:table-cell>
          <table:table-cell table:style-name="ce20"/>
          <table:table-cell table:style-name="ce10" table:formula="of:=TEXT([.C369];&quot;NNN J&quot;)" office:value-type="string" office:string-value="mardi 19" calcext:value-type="string">
            <text:p>mardi 19</text:p>
          </table:table-cell>
          <table:table-cell table:style-name="ce20"/>
          <table:table-cell table:style-name="ce10" table:formula="of:=TEXT([.E369];&quot;NNN J&quot;)" office:value-type="string" office:string-value="mercredi 20" calcext:value-type="string">
            <text:p>mercredi 20</text:p>
          </table:table-cell>
          <table:table-cell table:style-name="ce20"/>
          <table:table-cell table:style-name="ce10" table:formula="of:=TEXT([.G369];&quot;NNN J&quot;)" office:value-type="string" office:string-value="jeudi 21" calcext:value-type="string">
            <text:p>jeudi 21</text:p>
          </table:table-cell>
          <table:table-cell table:style-name="ce20"/>
          <table:table-cell table:style-name="ce10" table:formula="of:=TEXT([.I369];&quot;NNN J&quot;)" office:value-type="string" office:string-value="vendredi 22" calcext:value-type="string">
            <text:p>vendredi 22</text:p>
          </table:table-cell>
          <table:table-cell table:style-name="ce20"/>
          <table:table-cell table:style-name="ce10" table:formula="of:=TEXT([.K369];&quot;NNN J&quot;)" office:value-type="string" office:string-value="samedi 23" calcext:value-type="string">
            <text:p>samedi 23</text:p>
          </table:table-cell>
          <table:table-cell table:style-name="ce20"/>
          <table:table-cell table:style-name="ce10" table:formula="of:=TEXT([.M369];&quot;NNN J&quot;)" office:value-type="string" office:string-value="dimanche 24" calcext:value-type="string">
            <text:p>dimanche 24</text:p>
          </table:table-cell>
          <table:table-cell table:style-name="ce20"/>
          <table:table-cell table:style-name="ce40" table:number-columns-repeated="1010"/>
        </table:table-row>
        <table:table-row table:style-name="ro17">
          <table:table-cell table:style-name="ce11" table:formula="of:=IF(ISERROR(MATCH([.A369];[$'Jours fériés'.$D$4:.$D$203];0));&quot;&quot;;INDEX([$'Jours fériés'.$A$4:.$A$203];MATCH([.A369];[$'Jours fériés'.$D$4:.$D$203];0);1))">
            <text:p/>
          </table:table-cell>
          <table:table-cell table:style-name="ce21"/>
          <table:table-cell table:style-name="ce11" table:formula="of:=IF(ISERROR(MATCH([.C369];[$'Jours fériés'.$D$4:.$D$203];0));&quot;&quot;;INDEX([$'Jours fériés'.$A$4:.$A$203];MATCH([.C369];[$'Jours fériés'.$D$4:.$D$203];0);1))">
            <text:p/>
          </table:table-cell>
          <table:table-cell table:style-name="ce21"/>
          <table:table-cell table:style-name="ce11" table:formula="of:=IF(ISERROR(MATCH([.E369];[$'Jours fériés'.$D$4:.$D$203];0));&quot;&quot;;INDEX([$'Jours fériés'.$A$4:.$A$203];MATCH([.E369];[$'Jours fériés'.$D$4:.$D$203];0);1))">
            <text:p/>
          </table:table-cell>
          <table:table-cell table:style-name="ce21"/>
          <table:table-cell table:style-name="ce11" table:formula="of:=IF(ISERROR(MATCH([.G369];[$'Jours fériés'.$D$4:.$D$203];0));&quot;&quot;;INDEX([$'Jours fériés'.$A$4:.$A$203];MATCH([.G369];[$'Jours fériés'.$D$4:.$D$203];0);1))">
            <text:p/>
          </table:table-cell>
          <table:table-cell table:style-name="ce21"/>
          <table:table-cell table:style-name="ce11" table:formula="of:=IF(ISERROR(MATCH([.I369];[$'Jours fériés'.$D$4:.$D$203];0));&quot;&quot;;INDEX([$'Jours fériés'.$A$4:.$A$203];MATCH([.I369];[$'Jours fériés'.$D$4:.$D$203];0);1))">
            <text:p/>
          </table:table-cell>
          <table:table-cell table:style-name="ce21"/>
          <table:table-cell table:style-name="ce11" table:formula="of:=IF(ISERROR(MATCH([.K369];[$'Jours fériés'.$D$4:.$D$203];0));&quot;&quot;;INDEX([$'Jours fériés'.$A$4:.$A$203];MATCH([.K369];[$'Jours fériés'.$D$4:.$D$203];0);1))">
            <text:p/>
          </table:table-cell>
          <table:table-cell table:style-name="ce21"/>
          <table:table-cell table:style-name="ce11" table:formula="of:=IF(ISERROR(MATCH([.M369];[$'Jours fériés'.$D$4:.$D$203];0));&quot;&quot;;INDEX([$'Jours fériés'.$A$4:.$A$203];MATCH([.M369];[$'Jours fériés'.$D$4:.$D$203];0);1))">
            <text:p/>
          </table:table-cell>
          <table:table-cell table:style-name="ce21"/>
          <table:table-cell table:style-name="ce41" table:number-columns-repeated="1010"/>
        </table:table-row>
        <table:table-row table:style-name="ro8">
          <table:table-cell table:style-name="ce12" table:formula="of:=IF(ISERROR(MATCH([.A369];[$Lune.$A$1:.$A$1000];0));&quot;&quot;;INDEX([$Lune.$B$1:.$B$1000];MATCH([.A369];[$Lune.$A$1:.$A$1000];0);1))">
            <text:p/>
          </table:table-cell>
          <table:table-cell table:style-name="ce22"/>
          <table:table-cell table:style-name="ce12" table:formula="of:=IF(ISERROR(MATCH([.C369];[$Lune.$A$1:.$A$1000];0));&quot;&quot;;INDEX([$Lune.$B$1:.$B$1000];MATCH([.C369];[$Lune.$A$1:.$A$1000];0);1))">
            <text:p/>
          </table:table-cell>
          <table:table-cell table:style-name="ce22"/>
          <table:table-cell table:style-name="ce12" table:formula="of:=IF(ISERROR(MATCH([.E369];[$Lune.$A$1:.$A$1000];0));&quot;&quot;;INDEX([$Lune.$B$1:.$B$1000];MATCH([.E369];[$Lune.$A$1:.$A$1000];0);1))" office:value-type="string" office:string-value="◑" calcext:value-type="string">
            <text:p>◑</text:p>
          </table:table-cell>
          <table:table-cell table:style-name="ce22"/>
          <table:table-cell table:style-name="ce12" table:formula="of:=IF(ISERROR(MATCH([.G369];[$Lune.$A$1:.$A$1000];0));&quot;&quot;;INDEX([$Lune.$B$1:.$B$1000];MATCH([.G369];[$Lune.$A$1:.$A$1000];0);1))">
            <text:p/>
          </table:table-cell>
          <table:table-cell table:style-name="ce22"/>
          <table:table-cell table:style-name="ce12" table:formula="of:=IF(ISERROR(MATCH([.I369];[$Lune.$A$1:.$A$1000];0));&quot;&quot;;INDEX([$Lune.$B$1:.$B$1000];MATCH([.I369];[$Lune.$A$1:.$A$1000];0);1))">
            <text:p/>
          </table:table-cell>
          <table:table-cell table:style-name="ce22"/>
          <table:table-cell table:style-name="ce12" table:formula="of:=IF(ISERROR(MATCH([.K369];[$Lune.$A$1:.$A$1000];0));&quot;&quot;;INDEX([$Lune.$B$1:.$B$1000];MATCH([.K369];[$Lune.$A$1:.$A$1000];0);1))">
            <text:p/>
          </table:table-cell>
          <table:table-cell table:style-name="ce22"/>
          <table:table-cell table:style-name="ce12" table:formula="of:=IF(ISERROR(MATCH([.M369];[$Lune.$A$1:.$A$1000];0));&quot;&quot;;INDEX([$Lune.$B$1:.$B$1000];MATCH([.M36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369]);&quot;00&quot;)" office:value-type="string" office:string-value="29" calcext:value-type="string">
            <text:p>29</text:p>
          </table:table-cell>
          <table:table-cell table:number-columns-repeated="1010"/>
        </table:table-row>
        <table:table-row table:style-name="ro8">
          <table:table-cell table:style-name="ce8" table:formula="of:=CONCATENATE(IF(MONTH([.A381])&lt;&gt;MONTH([.M381]);UPPER(TEXT([.A381];&quot;MMMM&quot;));&quot;&quot;);IF(YEAR([.A381])&lt;&gt;YEAR([.M381]);CONCATENATE(&quot; &quot;;TEXT([.A38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81];&quot;MMMM AAAA&quot;))" office:value-type="string" office:string-value="JUILLET 2022" calcext:value-type="string">
            <text:p>JUILLET 2022</text:p>
          </table:table-cell>
          <table:table-cell table:style-name="ce8" table:number-columns-repeated="1010"/>
        </table:table-row>
        <table:table-row table:style-name="ro11">
          <table:table-cell table:style-name="ce9" table:formula="of:=[.A369]+7" office:value-type="date" office:date-value="2022-07-25" calcext:value-type="date">
            <text:p>25/07/22</text:p>
          </table:table-cell>
          <table:table-cell table:style-name="ce9"/>
          <table:table-cell table:style-name="ce9" table:formula="of:=[.A381]+1" office:value-type="date" office:date-value="2022-07-26" calcext:value-type="date">
            <text:p>26/07/22</text:p>
          </table:table-cell>
          <table:table-cell table:style-name="ce26"/>
          <table:table-cell table:style-name="ce9" table:formula="of:=[.C381]+1" office:value-type="date" office:date-value="2022-07-27" calcext:value-type="date">
            <text:p>27/07/22</text:p>
          </table:table-cell>
          <table:table-cell table:style-name="ce26"/>
          <table:table-cell table:style-name="ce9" table:formula="of:=[.E381]+1" office:value-type="date" office:date-value="2022-07-28" calcext:value-type="date">
            <text:p>28/07/22</text:p>
          </table:table-cell>
          <table:table-cell table:style-name="ce26"/>
          <table:table-cell table:style-name="ce9" table:formula="of:=[.G381]+1" office:value-type="date" office:date-value="2022-07-29" calcext:value-type="date">
            <text:p>29/07/22</text:p>
          </table:table-cell>
          <table:table-cell table:style-name="ce26"/>
          <table:table-cell table:style-name="ce9" table:formula="of:=[.I381]+1" office:value-type="date" office:date-value="2022-07-30" calcext:value-type="date">
            <text:p>30/07/22</text:p>
          </table:table-cell>
          <table:table-cell table:style-name="ce26"/>
          <table:table-cell table:style-name="ce9" table:formula="of:=[.K381]+1" office:value-type="date" office:date-value="2022-07-31" calcext:value-type="date">
            <text:p>31/07/22</text:p>
          </table:table-cell>
          <table:table-cell table:style-name="ce32"/>
          <table:table-cell table:style-name="ce26" table:number-columns-repeated="1010"/>
        </table:table-row>
        <table:table-row table:style-name="ro12">
          <table:table-cell table:style-name="ce10" table:formula="of:=TEXT([.A381];&quot;NNN J&quot;)" office:value-type="string" office:string-value="lundi 25" calcext:value-type="string">
            <text:p>lundi 25</text:p>
          </table:table-cell>
          <table:table-cell table:style-name="ce20"/>
          <table:table-cell table:style-name="ce10" table:formula="of:=TEXT([.C381];&quot;NNN J&quot;)" office:value-type="string" office:string-value="mardi 26" calcext:value-type="string">
            <text:p>mardi 26</text:p>
          </table:table-cell>
          <table:table-cell table:style-name="ce20"/>
          <table:table-cell table:style-name="ce10" table:formula="of:=TEXT([.E381];&quot;NNN J&quot;)" office:value-type="string" office:string-value="mercredi 27" calcext:value-type="string">
            <text:p>mercredi 27</text:p>
          </table:table-cell>
          <table:table-cell table:style-name="ce20"/>
          <table:table-cell table:style-name="ce10" table:formula="of:=TEXT([.G381];&quot;NNN J&quot;)" office:value-type="string" office:string-value="jeudi 28" calcext:value-type="string">
            <text:p>jeudi 28</text:p>
          </table:table-cell>
          <table:table-cell table:style-name="ce20"/>
          <table:table-cell table:style-name="ce10" table:formula="of:=TEXT([.I381];&quot;NNN J&quot;)" office:value-type="string" office:string-value="vendredi 29" calcext:value-type="string">
            <text:p>vendredi 29</text:p>
          </table:table-cell>
          <table:table-cell table:style-name="ce20"/>
          <table:table-cell table:style-name="ce10" table:formula="of:=TEXT([.K381];&quot;NNN J&quot;)" office:value-type="string" office:string-value="samedi 30" calcext:value-type="string">
            <text:p>samedi 30</text:p>
          </table:table-cell>
          <table:table-cell table:style-name="ce20"/>
          <table:table-cell table:style-name="ce10" table:formula="of:=TEXT([.M381];&quot;NNN J&quot;)" office:value-type="string" office:string-value="dimanche 31" calcext:value-type="string">
            <text:p>dimanche 31</text:p>
          </table:table-cell>
          <table:table-cell table:style-name="ce20"/>
          <table:table-cell table:style-name="ce40" table:number-columns-repeated="1010"/>
        </table:table-row>
        <table:table-row table:style-name="ro17">
          <table:table-cell table:style-name="ce11" table:formula="of:=IF(ISERROR(MATCH([.A381];[$'Jours fériés'.$D$4:.$D$203];0));&quot;&quot;;INDEX([$'Jours fériés'.$A$4:.$A$203];MATCH([.A381];[$'Jours fériés'.$D$4:.$D$203];0);1))">
            <text:p/>
          </table:table-cell>
          <table:table-cell table:style-name="ce21"/>
          <table:table-cell table:style-name="ce11" table:formula="of:=IF(ISERROR(MATCH([.C381];[$'Jours fériés'.$D$4:.$D$203];0));&quot;&quot;;INDEX([$'Jours fériés'.$A$4:.$A$203];MATCH([.C381];[$'Jours fériés'.$D$4:.$D$203];0);1))">
            <text:p/>
          </table:table-cell>
          <table:table-cell table:style-name="ce21"/>
          <table:table-cell table:style-name="ce11" table:formula="of:=IF(ISERROR(MATCH([.E381];[$'Jours fériés'.$D$4:.$D$203];0));&quot;&quot;;INDEX([$'Jours fériés'.$A$4:.$A$203];MATCH([.E381];[$'Jours fériés'.$D$4:.$D$203];0);1))">
            <text:p/>
          </table:table-cell>
          <table:table-cell table:style-name="ce21"/>
          <table:table-cell table:style-name="ce11" table:formula="of:=IF(ISERROR(MATCH([.G381];[$'Jours fériés'.$D$4:.$D$203];0));&quot;&quot;;INDEX([$'Jours fériés'.$A$4:.$A$203];MATCH([.G381];[$'Jours fériés'.$D$4:.$D$203];0);1))">
            <text:p/>
          </table:table-cell>
          <table:table-cell table:style-name="ce21"/>
          <table:table-cell table:style-name="ce11" table:formula="of:=IF(ISERROR(MATCH([.I381];[$'Jours fériés'.$D$4:.$D$203];0));&quot;&quot;;INDEX([$'Jours fériés'.$A$4:.$A$203];MATCH([.I381];[$'Jours fériés'.$D$4:.$D$203];0);1))">
            <text:p/>
          </table:table-cell>
          <table:table-cell table:style-name="ce21"/>
          <table:table-cell table:style-name="ce11" table:formula="of:=IF(ISERROR(MATCH([.K381];[$'Jours fériés'.$D$4:.$D$203];0));&quot;&quot;;INDEX([$'Jours fériés'.$A$4:.$A$203];MATCH([.K381];[$'Jours fériés'.$D$4:.$D$203];0);1))">
            <text:p/>
          </table:table-cell>
          <table:table-cell table:style-name="ce21"/>
          <table:table-cell table:style-name="ce11" table:formula="of:=IF(ISERROR(MATCH([.M381];[$'Jours fériés'.$D$4:.$D$203];0));&quot;&quot;;INDEX([$'Jours fériés'.$A$4:.$A$203];MATCH([.M381];[$'Jours fériés'.$D$4:.$D$203];0);1))">
            <text:p/>
          </table:table-cell>
          <table:table-cell table:style-name="ce21"/>
          <table:table-cell table:style-name="ce41" table:number-columns-repeated="1010"/>
        </table:table-row>
        <table:table-row table:style-name="ro8">
          <table:table-cell table:style-name="ce12" table:formula="of:=IF(ISERROR(MATCH([.A381];[$Lune.$A$1:.$A$1000];0));&quot;&quot;;INDEX([$Lune.$B$1:.$B$1000];MATCH([.A381];[$Lune.$A$1:.$A$1000];0);1))">
            <text:p/>
          </table:table-cell>
          <table:table-cell table:style-name="ce22"/>
          <table:table-cell table:style-name="ce12" table:formula="of:=IF(ISERROR(MATCH([.C381];[$Lune.$A$1:.$A$1000];0));&quot;&quot;;INDEX([$Lune.$B$1:.$B$1000];MATCH([.C381];[$Lune.$A$1:.$A$1000];0);1))">
            <text:p/>
          </table:table-cell>
          <table:table-cell table:style-name="ce22"/>
          <table:table-cell table:style-name="ce12" table:formula="of:=IF(ISERROR(MATCH([.E381];[$Lune.$A$1:.$A$1000];0));&quot;&quot;;INDEX([$Lune.$B$1:.$B$1000];MATCH([.E381];[$Lune.$A$1:.$A$1000];0);1))">
            <text:p/>
          </table:table-cell>
          <table:table-cell table:style-name="ce22"/>
          <table:table-cell table:style-name="ce12" table:formula="of:=IF(ISERROR(MATCH([.G381];[$Lune.$A$1:.$A$1000];0));&quot;&quot;;INDEX([$Lune.$B$1:.$B$1000];MATCH([.G381];[$Lune.$A$1:.$A$1000];0);1))" office:value-type="string" office:string-value="●" calcext:value-type="string">
            <text:p>●</text:p>
          </table:table-cell>
          <table:table-cell table:style-name="ce22"/>
          <table:table-cell table:style-name="ce12" table:formula="of:=IF(ISERROR(MATCH([.I381];[$Lune.$A$1:.$A$1000];0));&quot;&quot;;INDEX([$Lune.$B$1:.$B$1000];MATCH([.I381];[$Lune.$A$1:.$A$1000];0);1))">
            <text:p/>
          </table:table-cell>
          <table:table-cell table:style-name="ce22"/>
          <table:table-cell table:style-name="ce12" table:formula="of:=IF(ISERROR(MATCH([.K381];[$Lune.$A$1:.$A$1000];0));&quot;&quot;;INDEX([$Lune.$B$1:.$B$1000];MATCH([.K381];[$Lune.$A$1:.$A$1000];0);1))">
            <text:p/>
          </table:table-cell>
          <table:table-cell table:style-name="ce22"/>
          <table:table-cell table:style-name="ce12" table:formula="of:=IF(ISERROR(MATCH([.M381];[$Lune.$A$1:.$A$1000];0));&quot;&quot;;INDEX([$Lune.$B$1:.$B$1000];MATCH([.M38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381]);&quot;00&quot;)" office:value-type="string" office:string-value="30" calcext:value-type="string">
            <text:p>30</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394])&lt;&gt;MONTH([.M394]);UPPER(TEXT([.A394];&quot;MMMM&quot;));&quot;&quot;);IF(YEAR([.A394])&lt;&gt;YEAR([.M394]);CONCATENATE(&quot; &quot;;TEXT([.A39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394];&quot;MMMM AAAA&quot;))" office:value-type="string" office:string-value="AOÛT 2022" calcext:value-type="string">
            <text:p>AOÛT 2022</text:p>
          </table:table-cell>
          <table:table-cell table:style-name="ce8" table:number-columns-repeated="1010"/>
        </table:table-row>
        <table:table-row table:style-name="ro11">
          <table:table-cell table:style-name="ce9" table:formula="of:=[.A381]+7" office:value-type="date" office:date-value="2022-08-01" calcext:value-type="date">
            <text:p>01/08/22</text:p>
          </table:table-cell>
          <table:table-cell table:style-name="ce9"/>
          <table:table-cell table:style-name="ce9" table:formula="of:=[.A394]+1" office:value-type="date" office:date-value="2022-08-02" calcext:value-type="date">
            <text:p>02/08/22</text:p>
          </table:table-cell>
          <table:table-cell table:style-name="ce26"/>
          <table:table-cell table:style-name="ce9" table:formula="of:=[.C394]+1" office:value-type="date" office:date-value="2022-08-03" calcext:value-type="date">
            <text:p>03/08/22</text:p>
          </table:table-cell>
          <table:table-cell table:style-name="ce26"/>
          <table:table-cell table:style-name="ce9" table:formula="of:=[.E394]+1" office:value-type="date" office:date-value="2022-08-04" calcext:value-type="date">
            <text:p>04/08/22</text:p>
          </table:table-cell>
          <table:table-cell table:style-name="ce26"/>
          <table:table-cell table:style-name="ce9" table:formula="of:=[.G394]+1" office:value-type="date" office:date-value="2022-08-05" calcext:value-type="date">
            <text:p>05/08/22</text:p>
          </table:table-cell>
          <table:table-cell table:style-name="ce26"/>
          <table:table-cell table:style-name="ce9" table:formula="of:=[.I394]+1" office:value-type="date" office:date-value="2022-08-06" calcext:value-type="date">
            <text:p>06/08/22</text:p>
          </table:table-cell>
          <table:table-cell table:style-name="ce26"/>
          <table:table-cell table:style-name="ce9" table:formula="of:=[.K394]+1" office:value-type="date" office:date-value="2022-08-07" calcext:value-type="date">
            <text:p>07/08/22</text:p>
          </table:table-cell>
          <table:table-cell table:style-name="ce32"/>
          <table:table-cell table:style-name="ce26" table:number-columns-repeated="1010"/>
        </table:table-row>
        <table:table-row table:style-name="ro12">
          <table:table-cell table:style-name="ce10" table:formula="of:=TEXT([.A394];&quot;NNN J&quot;)" office:value-type="string" office:string-value="lundi 1" calcext:value-type="string">
            <text:p>lundi 1</text:p>
          </table:table-cell>
          <table:table-cell table:style-name="ce20"/>
          <table:table-cell table:style-name="ce10" table:formula="of:=TEXT([.C394];&quot;NNN J&quot;)" office:value-type="string" office:string-value="mardi 2" calcext:value-type="string">
            <text:p>mardi 2</text:p>
          </table:table-cell>
          <table:table-cell table:style-name="ce20"/>
          <table:table-cell table:style-name="ce10" table:formula="of:=TEXT([.E394];&quot;NNN J&quot;)" office:value-type="string" office:string-value="mercredi 3" calcext:value-type="string">
            <text:p>mercredi 3</text:p>
          </table:table-cell>
          <table:table-cell table:style-name="ce20"/>
          <table:table-cell table:style-name="ce10" table:formula="of:=TEXT([.G394];&quot;NNN J&quot;)" office:value-type="string" office:string-value="jeudi 4" calcext:value-type="string">
            <text:p>jeudi 4</text:p>
          </table:table-cell>
          <table:table-cell table:style-name="ce20"/>
          <table:table-cell table:style-name="ce10" table:formula="of:=TEXT([.I394];&quot;NNN J&quot;)" office:value-type="string" office:string-value="vendredi 5" calcext:value-type="string">
            <text:p>vendredi 5</text:p>
          </table:table-cell>
          <table:table-cell table:style-name="ce20"/>
          <table:table-cell table:style-name="ce10" table:formula="of:=TEXT([.K394];&quot;NNN J&quot;)" office:value-type="string" office:string-value="samedi 6" calcext:value-type="string">
            <text:p>samedi 6</text:p>
          </table:table-cell>
          <table:table-cell table:style-name="ce20"/>
          <table:table-cell table:style-name="ce10" table:formula="of:=TEXT([.M394];&quot;NNN J&quot;)" office:value-type="string" office:string-value="dimanche 7" calcext:value-type="string">
            <text:p>dimanche 7</text:p>
          </table:table-cell>
          <table:table-cell table:style-name="ce20"/>
          <table:table-cell table:style-name="ce40" table:number-columns-repeated="1010"/>
        </table:table-row>
        <table:table-row table:style-name="ro17">
          <table:table-cell table:style-name="ce11" table:formula="of:=IF(ISERROR(MATCH([.A394];[$'Jours fériés'.$D$4:.$D$203];0));&quot;&quot;;INDEX([$'Jours fériés'.$A$4:.$A$203];MATCH([.A394];[$'Jours fériés'.$D$4:.$D$203];0);1))">
            <text:p/>
          </table:table-cell>
          <table:table-cell table:style-name="ce21"/>
          <table:table-cell table:style-name="ce11" table:formula="of:=IF(ISERROR(MATCH([.C394];[$'Jours fériés'.$D$4:.$D$203];0));&quot;&quot;;INDEX([$'Jours fériés'.$A$4:.$A$203];MATCH([.C394];[$'Jours fériés'.$D$4:.$D$203];0);1))">
            <text:p/>
          </table:table-cell>
          <table:table-cell table:style-name="ce21"/>
          <table:table-cell table:style-name="ce11" table:formula="of:=IF(ISERROR(MATCH([.E394];[$'Jours fériés'.$D$4:.$D$203];0));&quot;&quot;;INDEX([$'Jours fériés'.$A$4:.$A$203];MATCH([.E394];[$'Jours fériés'.$D$4:.$D$203];0);1))">
            <text:p/>
          </table:table-cell>
          <table:table-cell table:style-name="ce21"/>
          <table:table-cell table:style-name="ce11" table:formula="of:=IF(ISERROR(MATCH([.G394];[$'Jours fériés'.$D$4:.$D$203];0));&quot;&quot;;INDEX([$'Jours fériés'.$A$4:.$A$203];MATCH([.G394];[$'Jours fériés'.$D$4:.$D$203];0);1))">
            <text:p/>
          </table:table-cell>
          <table:table-cell table:style-name="ce21"/>
          <table:table-cell table:style-name="ce11" table:formula="of:=IF(ISERROR(MATCH([.I394];[$'Jours fériés'.$D$4:.$D$203];0));&quot;&quot;;INDEX([$'Jours fériés'.$A$4:.$A$203];MATCH([.I394];[$'Jours fériés'.$D$4:.$D$203];0);1))">
            <text:p/>
          </table:table-cell>
          <table:table-cell table:style-name="ce21"/>
          <table:table-cell table:style-name="ce11" table:formula="of:=IF(ISERROR(MATCH([.K394];[$'Jours fériés'.$D$4:.$D$203];0));&quot;&quot;;INDEX([$'Jours fériés'.$A$4:.$A$203];MATCH([.K394];[$'Jours fériés'.$D$4:.$D$203];0);1))">
            <text:p/>
          </table:table-cell>
          <table:table-cell table:style-name="ce21"/>
          <table:table-cell table:style-name="ce11" table:formula="of:=IF(ISERROR(MATCH([.M394];[$'Jours fériés'.$D$4:.$D$203];0));&quot;&quot;;INDEX([$'Jours fériés'.$A$4:.$A$203];MATCH([.M394];[$'Jours fériés'.$D$4:.$D$203];0);1))">
            <text:p/>
          </table:table-cell>
          <table:table-cell table:style-name="ce21"/>
          <table:table-cell table:style-name="ce41" table:number-columns-repeated="1010"/>
        </table:table-row>
        <table:table-row table:style-name="ro8">
          <table:table-cell table:style-name="ce12" table:formula="of:=IF(ISERROR(MATCH([.A394];[$Lune.$A$1:.$A$1000];0));&quot;&quot;;INDEX([$Lune.$B$1:.$B$1000];MATCH([.A394];[$Lune.$A$1:.$A$1000];0);1))">
            <text:p/>
          </table:table-cell>
          <table:table-cell table:style-name="ce22"/>
          <table:table-cell table:style-name="ce12" table:formula="of:=IF(ISERROR(MATCH([.C394];[$Lune.$A$1:.$A$1000];0));&quot;&quot;;INDEX([$Lune.$B$1:.$B$1000];MATCH([.C394];[$Lune.$A$1:.$A$1000];0);1))">
            <text:p/>
          </table:table-cell>
          <table:table-cell table:style-name="ce22"/>
          <table:table-cell table:style-name="ce12" table:formula="of:=IF(ISERROR(MATCH([.E394];[$Lune.$A$1:.$A$1000];0));&quot;&quot;;INDEX([$Lune.$B$1:.$B$1000];MATCH([.E394];[$Lune.$A$1:.$A$1000];0);1))">
            <text:p/>
          </table:table-cell>
          <table:table-cell table:style-name="ce22"/>
          <table:table-cell table:style-name="ce12" table:formula="of:=IF(ISERROR(MATCH([.G394];[$Lune.$A$1:.$A$1000];0));&quot;&quot;;INDEX([$Lune.$B$1:.$B$1000];MATCH([.G394];[$Lune.$A$1:.$A$1000];0);1))">
            <text:p/>
          </table:table-cell>
          <table:table-cell table:style-name="ce22"/>
          <table:table-cell table:style-name="ce12" table:formula="of:=IF(ISERROR(MATCH([.I394];[$Lune.$A$1:.$A$1000];0));&quot;&quot;;INDEX([$Lune.$B$1:.$B$1000];MATCH([.I394];[$Lune.$A$1:.$A$1000];0);1))" office:value-type="string" office:string-value="◐" calcext:value-type="string">
            <text:p>◐</text:p>
          </table:table-cell>
          <table:table-cell table:style-name="ce22"/>
          <table:table-cell table:style-name="ce12" table:formula="of:=IF(ISERROR(MATCH([.K394];[$Lune.$A$1:.$A$1000];0));&quot;&quot;;INDEX([$Lune.$B$1:.$B$1000];MATCH([.K394];[$Lune.$A$1:.$A$1000];0);1))">
            <text:p/>
          </table:table-cell>
          <table:table-cell table:style-name="ce22"/>
          <table:table-cell table:style-name="ce12" table:formula="of:=IF(ISERROR(MATCH([.M394];[$Lune.$A$1:.$A$1000];0));&quot;&quot;;INDEX([$Lune.$B$1:.$B$1000];MATCH([.M39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394]);&quot;00&quot;)" office:value-type="string" office:string-value="31" calcext:value-type="string">
            <text:p>31</text:p>
          </table:table-cell>
          <table:table-cell table:number-columns-repeated="1010"/>
        </table:table-row>
        <table:table-row table:style-name="ro8">
          <table:table-cell table:style-name="ce8" table:formula="of:=CONCATENATE(IF(MONTH([.A406])&lt;&gt;MONTH([.M406]);UPPER(TEXT([.A406];&quot;MMMM&quot;));&quot;&quot;);IF(YEAR([.A406])&lt;&gt;YEAR([.M406]);CONCATENATE(&quot; &quot;;TEXT([.A40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06];&quot;MMMM AAAA&quot;))" office:value-type="string" office:string-value="AOÛT 2022" calcext:value-type="string">
            <text:p>AOÛT 2022</text:p>
          </table:table-cell>
          <table:table-cell table:style-name="ce8" table:number-columns-repeated="1010"/>
        </table:table-row>
        <table:table-row table:style-name="ro11">
          <table:table-cell table:style-name="ce9" table:formula="of:=[.A394]+7" office:value-type="date" office:date-value="2022-08-08" calcext:value-type="date">
            <text:p>08/08/22</text:p>
          </table:table-cell>
          <table:table-cell table:style-name="ce9"/>
          <table:table-cell table:style-name="ce9" table:formula="of:=[.A406]+1" office:value-type="date" office:date-value="2022-08-09" calcext:value-type="date">
            <text:p>09/08/22</text:p>
          </table:table-cell>
          <table:table-cell table:style-name="ce26"/>
          <table:table-cell table:style-name="ce9" table:formula="of:=[.C406]+1" office:value-type="date" office:date-value="2022-08-10" calcext:value-type="date">
            <text:p>10/08/22</text:p>
          </table:table-cell>
          <table:table-cell table:style-name="ce26"/>
          <table:table-cell table:style-name="ce9" table:formula="of:=[.E406]+1" office:value-type="date" office:date-value="2022-08-11" calcext:value-type="date">
            <text:p>11/08/22</text:p>
          </table:table-cell>
          <table:table-cell table:style-name="ce26"/>
          <table:table-cell table:style-name="ce9" table:formula="of:=[.G406]+1" office:value-type="date" office:date-value="2022-08-12" calcext:value-type="date">
            <text:p>12/08/22</text:p>
          </table:table-cell>
          <table:table-cell table:style-name="ce26"/>
          <table:table-cell table:style-name="ce9" table:formula="of:=[.I406]+1" office:value-type="date" office:date-value="2022-08-13" calcext:value-type="date">
            <text:p>13/08/22</text:p>
          </table:table-cell>
          <table:table-cell table:style-name="ce26"/>
          <table:table-cell table:style-name="ce9" table:formula="of:=[.K406]+1" office:value-type="date" office:date-value="2022-08-14" calcext:value-type="date">
            <text:p>14/08/22</text:p>
          </table:table-cell>
          <table:table-cell table:style-name="ce32"/>
          <table:table-cell table:style-name="ce26" table:number-columns-repeated="1010"/>
        </table:table-row>
        <table:table-row table:style-name="ro12">
          <table:table-cell table:style-name="ce10" table:formula="of:=TEXT([.A406];&quot;NNN J&quot;)" office:value-type="string" office:string-value="lundi 8" calcext:value-type="string">
            <text:p>lundi 8</text:p>
          </table:table-cell>
          <table:table-cell table:style-name="ce20"/>
          <table:table-cell table:style-name="ce10" table:formula="of:=TEXT([.C406];&quot;NNN J&quot;)" office:value-type="string" office:string-value="mardi 9" calcext:value-type="string">
            <text:p>mardi 9</text:p>
          </table:table-cell>
          <table:table-cell table:style-name="ce20"/>
          <table:table-cell table:style-name="ce10" table:formula="of:=TEXT([.E406];&quot;NNN J&quot;)" office:value-type="string" office:string-value="mercredi 10" calcext:value-type="string">
            <text:p>mercredi 10</text:p>
          </table:table-cell>
          <table:table-cell table:style-name="ce20"/>
          <table:table-cell table:style-name="ce10" table:formula="of:=TEXT([.G406];&quot;NNN J&quot;)" office:value-type="string" office:string-value="jeudi 11" calcext:value-type="string">
            <text:p>jeudi 11</text:p>
          </table:table-cell>
          <table:table-cell table:style-name="ce20"/>
          <table:table-cell table:style-name="ce10" table:formula="of:=TEXT([.I406];&quot;NNN J&quot;)" office:value-type="string" office:string-value="vendredi 12" calcext:value-type="string">
            <text:p>vendredi 12</text:p>
          </table:table-cell>
          <table:table-cell table:style-name="ce20"/>
          <table:table-cell table:style-name="ce10" table:formula="of:=TEXT([.K406];&quot;NNN J&quot;)" office:value-type="string" office:string-value="samedi 13" calcext:value-type="string">
            <text:p>samedi 13</text:p>
          </table:table-cell>
          <table:table-cell table:style-name="ce20"/>
          <table:table-cell table:style-name="ce10" table:formula="of:=TEXT([.M406];&quot;NNN J&quot;)" office:value-type="string" office:string-value="dimanche 14" calcext:value-type="string">
            <text:p>dimanche 14</text:p>
          </table:table-cell>
          <table:table-cell table:style-name="ce20"/>
          <table:table-cell table:style-name="ce40" table:number-columns-repeated="1010"/>
        </table:table-row>
        <table:table-row table:style-name="ro17">
          <table:table-cell table:style-name="ce11" table:formula="of:=IF(ISERROR(MATCH([.A406];[$'Jours fériés'.$D$4:.$D$203];0));&quot;&quot;;INDEX([$'Jours fériés'.$A$4:.$A$203];MATCH([.A406];[$'Jours fériés'.$D$4:.$D$203];0);1))">
            <text:p/>
          </table:table-cell>
          <table:table-cell table:style-name="ce21"/>
          <table:table-cell table:style-name="ce11" table:formula="of:=IF(ISERROR(MATCH([.C406];[$'Jours fériés'.$D$4:.$D$203];0));&quot;&quot;;INDEX([$'Jours fériés'.$A$4:.$A$203];MATCH([.C406];[$'Jours fériés'.$D$4:.$D$203];0);1))">
            <text:p/>
          </table:table-cell>
          <table:table-cell table:style-name="ce21"/>
          <table:table-cell table:style-name="ce11" table:formula="of:=IF(ISERROR(MATCH([.E406];[$'Jours fériés'.$D$4:.$D$203];0));&quot;&quot;;INDEX([$'Jours fériés'.$A$4:.$A$203];MATCH([.E406];[$'Jours fériés'.$D$4:.$D$203];0);1))">
            <text:p/>
          </table:table-cell>
          <table:table-cell table:style-name="ce21"/>
          <table:table-cell table:style-name="ce11" table:formula="of:=IF(ISERROR(MATCH([.G406];[$'Jours fériés'.$D$4:.$D$203];0));&quot;&quot;;INDEX([$'Jours fériés'.$A$4:.$A$203];MATCH([.G406];[$'Jours fériés'.$D$4:.$D$203];0);1))">
            <text:p/>
          </table:table-cell>
          <table:table-cell table:style-name="ce21"/>
          <table:table-cell table:style-name="ce11" table:formula="of:=IF(ISERROR(MATCH([.I406];[$'Jours fériés'.$D$4:.$D$203];0));&quot;&quot;;INDEX([$'Jours fériés'.$A$4:.$A$203];MATCH([.I406];[$'Jours fériés'.$D$4:.$D$203];0);1))">
            <text:p/>
          </table:table-cell>
          <table:table-cell table:style-name="ce21"/>
          <table:table-cell table:style-name="ce11" table:formula="of:=IF(ISERROR(MATCH([.K406];[$'Jours fériés'.$D$4:.$D$203];0));&quot;&quot;;INDEX([$'Jours fériés'.$A$4:.$A$203];MATCH([.K406];[$'Jours fériés'.$D$4:.$D$203];0);1))">
            <text:p/>
          </table:table-cell>
          <table:table-cell table:style-name="ce21"/>
          <table:table-cell table:style-name="ce11" table:formula="of:=IF(ISERROR(MATCH([.M406];[$'Jours fériés'.$D$4:.$D$203];0));&quot;&quot;;INDEX([$'Jours fériés'.$A$4:.$A$203];MATCH([.M406];[$'Jours fériés'.$D$4:.$D$203];0);1))">
            <text:p/>
          </table:table-cell>
          <table:table-cell table:style-name="ce21"/>
          <table:table-cell table:style-name="ce41" table:number-columns-repeated="1010"/>
        </table:table-row>
        <table:table-row table:style-name="ro8">
          <table:table-cell table:style-name="ce12" table:formula="of:=IF(ISERROR(MATCH([.A406];[$Lune.$A$1:.$A$1000];0));&quot;&quot;;INDEX([$Lune.$B$1:.$B$1000];MATCH([.A406];[$Lune.$A$1:.$A$1000];0);1))">
            <text:p/>
          </table:table-cell>
          <table:table-cell table:style-name="ce22"/>
          <table:table-cell table:style-name="ce12" table:formula="of:=IF(ISERROR(MATCH([.C406];[$Lune.$A$1:.$A$1000];0));&quot;&quot;;INDEX([$Lune.$B$1:.$B$1000];MATCH([.C406];[$Lune.$A$1:.$A$1000];0);1))">
            <text:p/>
          </table:table-cell>
          <table:table-cell table:style-name="ce22"/>
          <table:table-cell table:style-name="ce12" table:formula="of:=IF(ISERROR(MATCH([.E406];[$Lune.$A$1:.$A$1000];0));&quot;&quot;;INDEX([$Lune.$B$1:.$B$1000];MATCH([.E406];[$Lune.$A$1:.$A$1000];0);1))">
            <text:p/>
          </table:table-cell>
          <table:table-cell table:style-name="ce22"/>
          <table:table-cell table:style-name="ce12" table:formula="of:=IF(ISERROR(MATCH([.G406];[$Lune.$A$1:.$A$1000];0));&quot;&quot;;INDEX([$Lune.$B$1:.$B$1000];MATCH([.G406];[$Lune.$A$1:.$A$1000];0);1))">
            <text:p/>
          </table:table-cell>
          <table:table-cell table:style-name="ce22"/>
          <table:table-cell table:style-name="ce12" table:formula="of:=IF(ISERROR(MATCH([.I406];[$Lune.$A$1:.$A$1000];0));&quot;&quot;;INDEX([$Lune.$B$1:.$B$1000];MATCH([.I406];[$Lune.$A$1:.$A$1000];0);1))" office:value-type="string" office:string-value="○" calcext:value-type="string">
            <text:p>○</text:p>
          </table:table-cell>
          <table:table-cell table:style-name="ce22"/>
          <table:table-cell table:style-name="ce12" table:formula="of:=IF(ISERROR(MATCH([.K406];[$Lune.$A$1:.$A$1000];0));&quot;&quot;;INDEX([$Lune.$B$1:.$B$1000];MATCH([.K406];[$Lune.$A$1:.$A$1000];0);1))">
            <text:p/>
          </table:table-cell>
          <table:table-cell table:style-name="ce22"/>
          <table:table-cell table:style-name="ce12" table:formula="of:=IF(ISERROR(MATCH([.M406];[$Lune.$A$1:.$A$1000];0));&quot;&quot;;INDEX([$Lune.$B$1:.$B$1000];MATCH([.M40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406]);&quot;00&quot;)" office:value-type="string" office:string-value="32" calcext:value-type="string">
            <text:p>32</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419])&lt;&gt;MONTH([.M419]);UPPER(TEXT([.A419];&quot;MMMM&quot;));&quot;&quot;);IF(YEAR([.A419])&lt;&gt;YEAR([.M419]);CONCATENATE(&quot; &quot;;TEXT([.A41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19];&quot;MMMM AAAA&quot;))" office:value-type="string" office:string-value="AOÛT 2022" calcext:value-type="string">
            <text:p>AOÛT 2022</text:p>
          </table:table-cell>
          <table:table-cell table:style-name="ce8" table:number-columns-repeated="1010"/>
        </table:table-row>
        <table:table-row table:style-name="ro11">
          <table:table-cell table:style-name="ce9" table:formula="of:=[.A406]+7" office:value-type="date" office:date-value="2022-08-15" calcext:value-type="date">
            <text:p>15/08/22</text:p>
          </table:table-cell>
          <table:table-cell table:style-name="ce9"/>
          <table:table-cell table:style-name="ce9" table:formula="of:=[.A419]+1" office:value-type="date" office:date-value="2022-08-16" calcext:value-type="date">
            <text:p>16/08/22</text:p>
          </table:table-cell>
          <table:table-cell table:style-name="ce26"/>
          <table:table-cell table:style-name="ce9" table:formula="of:=[.C419]+1" office:value-type="date" office:date-value="2022-08-17" calcext:value-type="date">
            <text:p>17/08/22</text:p>
          </table:table-cell>
          <table:table-cell table:style-name="ce26"/>
          <table:table-cell table:style-name="ce9" table:formula="of:=[.E419]+1" office:value-type="date" office:date-value="2022-08-18" calcext:value-type="date">
            <text:p>18/08/22</text:p>
          </table:table-cell>
          <table:table-cell table:style-name="ce26"/>
          <table:table-cell table:style-name="ce9" table:formula="of:=[.G419]+1" office:value-type="date" office:date-value="2022-08-19" calcext:value-type="date">
            <text:p>19/08/22</text:p>
          </table:table-cell>
          <table:table-cell table:style-name="ce26"/>
          <table:table-cell table:style-name="ce9" table:formula="of:=[.I419]+1" office:value-type="date" office:date-value="2022-08-20" calcext:value-type="date">
            <text:p>20/08/22</text:p>
          </table:table-cell>
          <table:table-cell table:style-name="ce26"/>
          <table:table-cell table:style-name="ce9" table:formula="of:=[.K419]+1" office:value-type="date" office:date-value="2022-08-21" calcext:value-type="date">
            <text:p>21/08/22</text:p>
          </table:table-cell>
          <table:table-cell table:style-name="ce32"/>
          <table:table-cell table:style-name="ce26" table:number-columns-repeated="1010"/>
        </table:table-row>
        <table:table-row table:style-name="ro12">
          <table:table-cell table:style-name="ce10" table:formula="of:=TEXT([.A419];&quot;NNN J&quot;)" office:value-type="string" office:string-value="lundi 15" calcext:value-type="string">
            <text:p>lundi 15</text:p>
          </table:table-cell>
          <table:table-cell table:style-name="ce20"/>
          <table:table-cell table:style-name="ce10" table:formula="of:=TEXT([.C419];&quot;NNN J&quot;)" office:value-type="string" office:string-value="mardi 16" calcext:value-type="string">
            <text:p>mardi 16</text:p>
          </table:table-cell>
          <table:table-cell table:style-name="ce20"/>
          <table:table-cell table:style-name="ce10" table:formula="of:=TEXT([.E419];&quot;NNN J&quot;)" office:value-type="string" office:string-value="mercredi 17" calcext:value-type="string">
            <text:p>mercredi 17</text:p>
          </table:table-cell>
          <table:table-cell table:style-name="ce20"/>
          <table:table-cell table:style-name="ce10" table:formula="of:=TEXT([.G419];&quot;NNN J&quot;)" office:value-type="string" office:string-value="jeudi 18" calcext:value-type="string">
            <text:p>jeudi 18</text:p>
          </table:table-cell>
          <table:table-cell table:style-name="ce20"/>
          <table:table-cell table:style-name="ce10" table:formula="of:=TEXT([.I419];&quot;NNN J&quot;)" office:value-type="string" office:string-value="vendredi 19" calcext:value-type="string">
            <text:p>vendredi 19</text:p>
          </table:table-cell>
          <table:table-cell table:style-name="ce20"/>
          <table:table-cell table:style-name="ce10" table:formula="of:=TEXT([.K419];&quot;NNN J&quot;)" office:value-type="string" office:string-value="samedi 20" calcext:value-type="string">
            <text:p>samedi 20</text:p>
          </table:table-cell>
          <table:table-cell table:style-name="ce20"/>
          <table:table-cell table:style-name="ce10" table:formula="of:=TEXT([.M419];&quot;NNN J&quot;)" office:value-type="string" office:string-value="dimanche 21" calcext:value-type="string">
            <text:p>dimanche 21</text:p>
          </table:table-cell>
          <table:table-cell table:style-name="ce20"/>
          <table:table-cell table:style-name="ce40" table:number-columns-repeated="1010"/>
        </table:table-row>
        <table:table-row table:style-name="ro17">
          <table:table-cell table:style-name="ce11" table:formula="of:=IF(ISERROR(MATCH([.A419];[$'Jours fériés'.$D$4:.$D$203];0));&quot;&quot;;INDEX([$'Jours fériés'.$A$4:.$A$203];MATCH([.A419];[$'Jours fériés'.$D$4:.$D$203];0);1))" office:value-type="string" office:string-value="Assomption" calcext:value-type="string">
            <text:p>Assomption</text:p>
          </table:table-cell>
          <table:table-cell table:style-name="ce21"/>
          <table:table-cell table:style-name="ce11" table:formula="of:=IF(ISERROR(MATCH([.C419];[$'Jours fériés'.$D$4:.$D$203];0));&quot;&quot;;INDEX([$'Jours fériés'.$A$4:.$A$203];MATCH([.C419];[$'Jours fériés'.$D$4:.$D$203];0);1))">
            <text:p/>
          </table:table-cell>
          <table:table-cell table:style-name="ce21"/>
          <table:table-cell table:style-name="ce11" table:formula="of:=IF(ISERROR(MATCH([.E419];[$'Jours fériés'.$D$4:.$D$203];0));&quot;&quot;;INDEX([$'Jours fériés'.$A$4:.$A$203];MATCH([.E419];[$'Jours fériés'.$D$4:.$D$203];0);1))">
            <text:p/>
          </table:table-cell>
          <table:table-cell table:style-name="ce21"/>
          <table:table-cell table:style-name="ce11" table:formula="of:=IF(ISERROR(MATCH([.G419];[$'Jours fériés'.$D$4:.$D$203];0));&quot;&quot;;INDEX([$'Jours fériés'.$A$4:.$A$203];MATCH([.G419];[$'Jours fériés'.$D$4:.$D$203];0);1))">
            <text:p/>
          </table:table-cell>
          <table:table-cell table:style-name="ce21"/>
          <table:table-cell table:style-name="ce11" table:formula="of:=IF(ISERROR(MATCH([.I419];[$'Jours fériés'.$D$4:.$D$203];0));&quot;&quot;;INDEX([$'Jours fériés'.$A$4:.$A$203];MATCH([.I419];[$'Jours fériés'.$D$4:.$D$203];0);1))">
            <text:p/>
          </table:table-cell>
          <table:table-cell table:style-name="ce21"/>
          <table:table-cell table:style-name="ce11" table:formula="of:=IF(ISERROR(MATCH([.K419];[$'Jours fériés'.$D$4:.$D$203];0));&quot;&quot;;INDEX([$'Jours fériés'.$A$4:.$A$203];MATCH([.K419];[$'Jours fériés'.$D$4:.$D$203];0);1))">
            <text:p/>
          </table:table-cell>
          <table:table-cell table:style-name="ce21"/>
          <table:table-cell table:style-name="ce11" table:formula="of:=IF(ISERROR(MATCH([.M419];[$'Jours fériés'.$D$4:.$D$203];0));&quot;&quot;;INDEX([$'Jours fériés'.$A$4:.$A$203];MATCH([.M419];[$'Jours fériés'.$D$4:.$D$203];0);1))">
            <text:p/>
          </table:table-cell>
          <table:table-cell table:style-name="ce21"/>
          <table:table-cell table:style-name="ce41" table:number-columns-repeated="1010"/>
        </table:table-row>
        <table:table-row table:style-name="ro8">
          <table:table-cell table:style-name="ce12" table:formula="of:=IF(ISERROR(MATCH([.A419];[$Lune.$A$1:.$A$1000];0));&quot;&quot;;INDEX([$Lune.$B$1:.$B$1000];MATCH([.A419];[$Lune.$A$1:.$A$1000];0);1))">
            <text:p/>
          </table:table-cell>
          <table:table-cell table:style-name="ce22"/>
          <table:table-cell table:style-name="ce12" table:formula="of:=IF(ISERROR(MATCH([.C419];[$Lune.$A$1:.$A$1000];0));&quot;&quot;;INDEX([$Lune.$B$1:.$B$1000];MATCH([.C419];[$Lune.$A$1:.$A$1000];0);1))">
            <text:p/>
          </table:table-cell>
          <table:table-cell table:style-name="ce22"/>
          <table:table-cell table:style-name="ce12" table:formula="of:=IF(ISERROR(MATCH([.E419];[$Lune.$A$1:.$A$1000];0));&quot;&quot;;INDEX([$Lune.$B$1:.$B$1000];MATCH([.E419];[$Lune.$A$1:.$A$1000];0);1))">
            <text:p/>
          </table:table-cell>
          <table:table-cell table:style-name="ce22"/>
          <table:table-cell table:style-name="ce12" table:formula="of:=IF(ISERROR(MATCH([.G419];[$Lune.$A$1:.$A$1000];0));&quot;&quot;;INDEX([$Lune.$B$1:.$B$1000];MATCH([.G419];[$Lune.$A$1:.$A$1000];0);1))">
            <text:p/>
          </table:table-cell>
          <table:table-cell table:style-name="ce22"/>
          <table:table-cell table:style-name="ce12" table:formula="of:=IF(ISERROR(MATCH([.I419];[$Lune.$A$1:.$A$1000];0));&quot;&quot;;INDEX([$Lune.$B$1:.$B$1000];MATCH([.I419];[$Lune.$A$1:.$A$1000];0);1))" office:value-type="string" office:string-value="◑" calcext:value-type="string">
            <text:p>◑</text:p>
          </table:table-cell>
          <table:table-cell table:style-name="ce22"/>
          <table:table-cell table:style-name="ce12" table:formula="of:=IF(ISERROR(MATCH([.K419];[$Lune.$A$1:.$A$1000];0));&quot;&quot;;INDEX([$Lune.$B$1:.$B$1000];MATCH([.K419];[$Lune.$A$1:.$A$1000];0);1))">
            <text:p/>
          </table:table-cell>
          <table:table-cell table:style-name="ce22"/>
          <table:table-cell table:style-name="ce12" table:formula="of:=IF(ISERROR(MATCH([.M419];[$Lune.$A$1:.$A$1000];0));&quot;&quot;;INDEX([$Lune.$B$1:.$B$1000];MATCH([.M41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419]);&quot;00&quot;)" office:value-type="string" office:string-value="33" calcext:value-type="string">
            <text:p>33</text:p>
          </table:table-cell>
          <table:table-cell table:number-columns-repeated="1010"/>
        </table:table-row>
        <table:table-row table:style-name="ro8">
          <table:table-cell table:style-name="ce8" table:formula="of:=CONCATENATE(IF(MONTH([.A431])&lt;&gt;MONTH([.M431]);UPPER(TEXT([.A431];&quot;MMMM&quot;));&quot;&quot;);IF(YEAR([.A431])&lt;&gt;YEAR([.M431]);CONCATENATE(&quot; &quot;;TEXT([.A43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31];&quot;MMMM AAAA&quot;))" office:value-type="string" office:string-value="AOÛT 2022" calcext:value-type="string">
            <text:p>AOÛT 2022</text:p>
          </table:table-cell>
          <table:table-cell table:style-name="ce8" table:number-columns-repeated="1010"/>
        </table:table-row>
        <table:table-row table:style-name="ro11">
          <table:table-cell table:style-name="ce9" table:formula="of:=[.A419]+7" office:value-type="date" office:date-value="2022-08-22" calcext:value-type="date">
            <text:p>22/08/22</text:p>
          </table:table-cell>
          <table:table-cell table:style-name="ce9"/>
          <table:table-cell table:style-name="ce9" table:formula="of:=[.A431]+1" office:value-type="date" office:date-value="2022-08-23" calcext:value-type="date">
            <text:p>23/08/22</text:p>
          </table:table-cell>
          <table:table-cell table:style-name="ce26"/>
          <table:table-cell table:style-name="ce9" table:formula="of:=[.C431]+1" office:value-type="date" office:date-value="2022-08-24" calcext:value-type="date">
            <text:p>24/08/22</text:p>
          </table:table-cell>
          <table:table-cell table:style-name="ce26"/>
          <table:table-cell table:style-name="ce9" table:formula="of:=[.E431]+1" office:value-type="date" office:date-value="2022-08-25" calcext:value-type="date">
            <text:p>25/08/22</text:p>
          </table:table-cell>
          <table:table-cell table:style-name="ce26"/>
          <table:table-cell table:style-name="ce9" table:formula="of:=[.G431]+1" office:value-type="date" office:date-value="2022-08-26" calcext:value-type="date">
            <text:p>26/08/22</text:p>
          </table:table-cell>
          <table:table-cell table:style-name="ce26"/>
          <table:table-cell table:style-name="ce9" table:formula="of:=[.I431]+1" office:value-type="date" office:date-value="2022-08-27" calcext:value-type="date">
            <text:p>27/08/22</text:p>
          </table:table-cell>
          <table:table-cell table:style-name="ce26"/>
          <table:table-cell table:style-name="ce9" table:formula="of:=[.K431]+1" office:value-type="date" office:date-value="2022-08-28" calcext:value-type="date">
            <text:p>28/08/22</text:p>
          </table:table-cell>
          <table:table-cell table:style-name="ce32"/>
          <table:table-cell table:style-name="ce26" table:number-columns-repeated="1010"/>
        </table:table-row>
        <table:table-row table:style-name="ro12">
          <table:table-cell table:style-name="ce10" table:formula="of:=TEXT([.A431];&quot;NNN J&quot;)" office:value-type="string" office:string-value="lundi 22" calcext:value-type="string">
            <text:p>lundi 22</text:p>
          </table:table-cell>
          <table:table-cell table:style-name="ce20"/>
          <table:table-cell table:style-name="ce10" table:formula="of:=TEXT([.C431];&quot;NNN J&quot;)" office:value-type="string" office:string-value="mardi 23" calcext:value-type="string">
            <text:p>mardi 23</text:p>
          </table:table-cell>
          <table:table-cell table:style-name="ce20"/>
          <table:table-cell table:style-name="ce10" table:formula="of:=TEXT([.E431];&quot;NNN J&quot;)" office:value-type="string" office:string-value="mercredi 24" calcext:value-type="string">
            <text:p>mercredi 24</text:p>
          </table:table-cell>
          <table:table-cell table:style-name="ce20"/>
          <table:table-cell table:style-name="ce10" table:formula="of:=TEXT([.G431];&quot;NNN J&quot;)" office:value-type="string" office:string-value="jeudi 25" calcext:value-type="string">
            <text:p>jeudi 25</text:p>
          </table:table-cell>
          <table:table-cell table:style-name="ce20"/>
          <table:table-cell table:style-name="ce10" table:formula="of:=TEXT([.I431];&quot;NNN J&quot;)" office:value-type="string" office:string-value="vendredi 26" calcext:value-type="string">
            <text:p>vendredi 26</text:p>
          </table:table-cell>
          <table:table-cell table:style-name="ce20"/>
          <table:table-cell table:style-name="ce10" table:formula="of:=TEXT([.K431];&quot;NNN J&quot;)" office:value-type="string" office:string-value="samedi 27" calcext:value-type="string">
            <text:p>samedi 27</text:p>
          </table:table-cell>
          <table:table-cell table:style-name="ce20"/>
          <table:table-cell table:style-name="ce10" table:formula="of:=TEXT([.M431];&quot;NNN J&quot;)" office:value-type="string" office:string-value="dimanche 28" calcext:value-type="string">
            <text:p>dimanche 28</text:p>
          </table:table-cell>
          <table:table-cell table:style-name="ce20"/>
          <table:table-cell table:style-name="ce40" table:number-columns-repeated="1010"/>
        </table:table-row>
        <table:table-row table:style-name="ro17">
          <table:table-cell table:style-name="ce11" table:formula="of:=IF(ISERROR(MATCH([.A431];[$'Jours fériés'.$D$4:.$D$203];0));&quot;&quot;;INDEX([$'Jours fériés'.$A$4:.$A$203];MATCH([.A431];[$'Jours fériés'.$D$4:.$D$203];0);1))">
            <text:p/>
          </table:table-cell>
          <table:table-cell table:style-name="ce21"/>
          <table:table-cell table:style-name="ce11" table:formula="of:=IF(ISERROR(MATCH([.C431];[$'Jours fériés'.$D$4:.$D$203];0));&quot;&quot;;INDEX([$'Jours fériés'.$A$4:.$A$203];MATCH([.C431];[$'Jours fériés'.$D$4:.$D$203];0);1))">
            <text:p/>
          </table:table-cell>
          <table:table-cell table:style-name="ce21"/>
          <table:table-cell table:style-name="ce11" table:formula="of:=IF(ISERROR(MATCH([.E431];[$'Jours fériés'.$D$4:.$D$203];0));&quot;&quot;;INDEX([$'Jours fériés'.$A$4:.$A$203];MATCH([.E431];[$'Jours fériés'.$D$4:.$D$203];0);1))">
            <text:p/>
          </table:table-cell>
          <table:table-cell table:style-name="ce21"/>
          <table:table-cell table:style-name="ce11" table:formula="of:=IF(ISERROR(MATCH([.G431];[$'Jours fériés'.$D$4:.$D$203];0));&quot;&quot;;INDEX([$'Jours fériés'.$A$4:.$A$203];MATCH([.G431];[$'Jours fériés'.$D$4:.$D$203];0);1))">
            <text:p/>
          </table:table-cell>
          <table:table-cell table:style-name="ce21"/>
          <table:table-cell table:style-name="ce11" table:formula="of:=IF(ISERROR(MATCH([.I431];[$'Jours fériés'.$D$4:.$D$203];0));&quot;&quot;;INDEX([$'Jours fériés'.$A$4:.$A$203];MATCH([.I431];[$'Jours fériés'.$D$4:.$D$203];0);1))">
            <text:p/>
          </table:table-cell>
          <table:table-cell table:style-name="ce21"/>
          <table:table-cell table:style-name="ce11" table:formula="of:=IF(ISERROR(MATCH([.K431];[$'Jours fériés'.$D$4:.$D$203];0));&quot;&quot;;INDEX([$'Jours fériés'.$A$4:.$A$203];MATCH([.K431];[$'Jours fériés'.$D$4:.$D$203];0);1))">
            <text:p/>
          </table:table-cell>
          <table:table-cell table:style-name="ce21"/>
          <table:table-cell table:style-name="ce11" table:formula="of:=IF(ISERROR(MATCH([.M431];[$'Jours fériés'.$D$4:.$D$203];0));&quot;&quot;;INDEX([$'Jours fériés'.$A$4:.$A$203];MATCH([.M431];[$'Jours fériés'.$D$4:.$D$203];0);1))">
            <text:p/>
          </table:table-cell>
          <table:table-cell table:style-name="ce21"/>
          <table:table-cell table:style-name="ce41" table:number-columns-repeated="1010"/>
        </table:table-row>
        <table:table-row table:style-name="ro8">
          <table:table-cell table:style-name="ce12" table:formula="of:=IF(ISERROR(MATCH([.A431];[$Lune.$A$1:.$A$1000];0));&quot;&quot;;INDEX([$Lune.$B$1:.$B$1000];MATCH([.A431];[$Lune.$A$1:.$A$1000];0);1))">
            <text:p/>
          </table:table-cell>
          <table:table-cell table:style-name="ce22"/>
          <table:table-cell table:style-name="ce12" table:formula="of:=IF(ISERROR(MATCH([.C431];[$Lune.$A$1:.$A$1000];0));&quot;&quot;;INDEX([$Lune.$B$1:.$B$1000];MATCH([.C431];[$Lune.$A$1:.$A$1000];0);1))">
            <text:p/>
          </table:table-cell>
          <table:table-cell table:style-name="ce22"/>
          <table:table-cell table:style-name="ce12" table:formula="of:=IF(ISERROR(MATCH([.E431];[$Lune.$A$1:.$A$1000];0));&quot;&quot;;INDEX([$Lune.$B$1:.$B$1000];MATCH([.E431];[$Lune.$A$1:.$A$1000];0);1))">
            <text:p/>
          </table:table-cell>
          <table:table-cell table:style-name="ce22"/>
          <table:table-cell table:style-name="ce12" table:formula="of:=IF(ISERROR(MATCH([.G431];[$Lune.$A$1:.$A$1000];0));&quot;&quot;;INDEX([$Lune.$B$1:.$B$1000];MATCH([.G431];[$Lune.$A$1:.$A$1000];0);1))">
            <text:p/>
          </table:table-cell>
          <table:table-cell table:style-name="ce22"/>
          <table:table-cell table:style-name="ce12" table:formula="of:=IF(ISERROR(MATCH([.I431];[$Lune.$A$1:.$A$1000];0));&quot;&quot;;INDEX([$Lune.$B$1:.$B$1000];MATCH([.I431];[$Lune.$A$1:.$A$1000];0);1))">
            <text:p/>
          </table:table-cell>
          <table:table-cell table:style-name="ce22"/>
          <table:table-cell table:style-name="ce12" table:formula="of:=IF(ISERROR(MATCH([.K431];[$Lune.$A$1:.$A$1000];0));&quot;&quot;;INDEX([$Lune.$B$1:.$B$1000];MATCH([.K431];[$Lune.$A$1:.$A$1000];0);1))" office:value-type="string" office:string-value="●" calcext:value-type="string">
            <text:p>●</text:p>
          </table:table-cell>
          <table:table-cell table:style-name="ce22"/>
          <table:table-cell table:style-name="ce12" table:formula="of:=IF(ISERROR(MATCH([.M431];[$Lune.$A$1:.$A$1000];0));&quot;&quot;;INDEX([$Lune.$B$1:.$B$1000];MATCH([.M43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431]);&quot;00&quot;)" office:value-type="string" office:string-value="34" calcext:value-type="string">
            <text:p>34</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444])&lt;&gt;MONTH([.M444]);UPPER(TEXT([.A444];&quot;MMMM&quot;));&quot;&quot;);IF(YEAR([.A444])&lt;&gt;YEAR([.M444]);CONCATENATE(&quot; &quot;;TEXT([.A444];&quot;AAAA&quot;));&quot;&quot;))" office:value-type="string" office:string-value="AOÛT" calcext:value-type="string">
            <text:p>AOÛT</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44];&quot;MMMM AAAA&quot;))" office:value-type="string" office:string-value="SEPTEMBRE 2022" calcext:value-type="string">
            <text:p>SEPTEMBRE 2022</text:p>
          </table:table-cell>
          <table:table-cell table:style-name="ce8" table:number-columns-repeated="1010"/>
        </table:table-row>
        <table:table-row table:style-name="ro11">
          <table:table-cell table:style-name="ce9" table:formula="of:=[.A431]+7" office:value-type="date" office:date-value="2022-08-29" calcext:value-type="date">
            <text:p>29/08/22</text:p>
          </table:table-cell>
          <table:table-cell table:style-name="ce9"/>
          <table:table-cell table:style-name="ce9" table:formula="of:=[.A444]+1" office:value-type="date" office:date-value="2022-08-30" calcext:value-type="date">
            <text:p>30/08/22</text:p>
          </table:table-cell>
          <table:table-cell table:style-name="ce26"/>
          <table:table-cell table:style-name="ce9" table:formula="of:=[.C444]+1" office:value-type="date" office:date-value="2022-08-31" calcext:value-type="date">
            <text:p>31/08/22</text:p>
          </table:table-cell>
          <table:table-cell table:style-name="ce26"/>
          <table:table-cell table:style-name="ce9" table:formula="of:=[.E444]+1" office:value-type="date" office:date-value="2022-09-01" calcext:value-type="date">
            <text:p>01/09/22</text:p>
          </table:table-cell>
          <table:table-cell table:style-name="ce26"/>
          <table:table-cell table:style-name="ce9" table:formula="of:=[.G444]+1" office:value-type="date" office:date-value="2022-09-02" calcext:value-type="date">
            <text:p>02/09/22</text:p>
          </table:table-cell>
          <table:table-cell table:style-name="ce26"/>
          <table:table-cell table:style-name="ce9" table:formula="of:=[.I444]+1" office:value-type="date" office:date-value="2022-09-03" calcext:value-type="date">
            <text:p>03/09/22</text:p>
          </table:table-cell>
          <table:table-cell table:style-name="ce26"/>
          <table:table-cell table:style-name="ce9" table:formula="of:=[.K444]+1" office:value-type="date" office:date-value="2022-09-04" calcext:value-type="date">
            <text:p>04/09/22</text:p>
          </table:table-cell>
          <table:table-cell table:style-name="ce32"/>
          <table:table-cell table:style-name="ce26" table:number-columns-repeated="1010"/>
        </table:table-row>
        <table:table-row table:style-name="ro12">
          <table:table-cell table:style-name="ce10" table:formula="of:=TEXT([.A444];&quot;NNN J&quot;)" office:value-type="string" office:string-value="lundi 29" calcext:value-type="string">
            <text:p>lundi 29</text:p>
          </table:table-cell>
          <table:table-cell table:style-name="ce20"/>
          <table:table-cell table:style-name="ce10" table:formula="of:=TEXT([.C444];&quot;NNN J&quot;)" office:value-type="string" office:string-value="mardi 30" calcext:value-type="string">
            <text:p>mardi 30</text:p>
          </table:table-cell>
          <table:table-cell table:style-name="ce20"/>
          <table:table-cell table:style-name="ce10" table:formula="of:=TEXT([.E444];&quot;NNN J&quot;)" office:value-type="string" office:string-value="mercredi 31" calcext:value-type="string">
            <text:p>mercredi 31</text:p>
          </table:table-cell>
          <table:table-cell table:style-name="ce20"/>
          <table:table-cell table:style-name="ce10" table:formula="of:=TEXT([.G444];&quot;NNN J&quot;)" office:value-type="string" office:string-value="jeudi 1" calcext:value-type="string">
            <text:p>jeudi 1</text:p>
          </table:table-cell>
          <table:table-cell table:style-name="ce20"/>
          <table:table-cell table:style-name="ce10" table:formula="of:=TEXT([.I444];&quot;NNN J&quot;)" office:value-type="string" office:string-value="vendredi 2" calcext:value-type="string">
            <text:p>vendredi 2</text:p>
          </table:table-cell>
          <table:table-cell table:style-name="ce20"/>
          <table:table-cell table:style-name="ce10" table:formula="of:=TEXT([.K444];&quot;NNN J&quot;)" office:value-type="string" office:string-value="samedi 3" calcext:value-type="string">
            <text:p>samedi 3</text:p>
          </table:table-cell>
          <table:table-cell table:style-name="ce20"/>
          <table:table-cell table:style-name="ce10" table:formula="of:=TEXT([.M444];&quot;NNN J&quot;)" office:value-type="string" office:string-value="dimanche 4" calcext:value-type="string">
            <text:p>dimanche 4</text:p>
          </table:table-cell>
          <table:table-cell table:style-name="ce20"/>
          <table:table-cell table:style-name="ce40" table:number-columns-repeated="1010"/>
        </table:table-row>
        <table:table-row table:style-name="ro17">
          <table:table-cell table:style-name="ce11" table:formula="of:=IF(ISERROR(MATCH([.A444];[$'Jours fériés'.$D$4:.$D$203];0));&quot;&quot;;INDEX([$'Jours fériés'.$A$4:.$A$203];MATCH([.A444];[$'Jours fériés'.$D$4:.$D$203];0);1))">
            <text:p/>
          </table:table-cell>
          <table:table-cell table:style-name="ce21"/>
          <table:table-cell table:style-name="ce11" table:formula="of:=IF(ISERROR(MATCH([.C444];[$'Jours fériés'.$D$4:.$D$203];0));&quot;&quot;;INDEX([$'Jours fériés'.$A$4:.$A$203];MATCH([.C444];[$'Jours fériés'.$D$4:.$D$203];0);1))">
            <text:p/>
          </table:table-cell>
          <table:table-cell table:style-name="ce21"/>
          <table:table-cell table:style-name="ce11" table:formula="of:=IF(ISERROR(MATCH([.E444];[$'Jours fériés'.$D$4:.$D$203];0));&quot;&quot;;INDEX([$'Jours fériés'.$A$4:.$A$203];MATCH([.E444];[$'Jours fériés'.$D$4:.$D$203];0);1))">
            <text:p/>
          </table:table-cell>
          <table:table-cell table:style-name="ce21"/>
          <table:table-cell table:style-name="ce11" table:formula="of:=IF(ISERROR(MATCH([.G444];[$'Jours fériés'.$D$4:.$D$203];0));&quot;&quot;;INDEX([$'Jours fériés'.$A$4:.$A$203];MATCH([.G444];[$'Jours fériés'.$D$4:.$D$203];0);1))">
            <text:p/>
          </table:table-cell>
          <table:table-cell table:style-name="ce21"/>
          <table:table-cell table:style-name="ce11" table:formula="of:=IF(ISERROR(MATCH([.I444];[$'Jours fériés'.$D$4:.$D$203];0));&quot;&quot;;INDEX([$'Jours fériés'.$A$4:.$A$203];MATCH([.I444];[$'Jours fériés'.$D$4:.$D$203];0);1))">
            <text:p/>
          </table:table-cell>
          <table:table-cell table:style-name="ce21"/>
          <table:table-cell table:style-name="ce11" table:formula="of:=IF(ISERROR(MATCH([.K444];[$'Jours fériés'.$D$4:.$D$203];0));&quot;&quot;;INDEX([$'Jours fériés'.$A$4:.$A$203];MATCH([.K444];[$'Jours fériés'.$D$4:.$D$203];0);1))">
            <text:p/>
          </table:table-cell>
          <table:table-cell table:style-name="ce21"/>
          <table:table-cell table:style-name="ce11" table:formula="of:=IF(ISERROR(MATCH([.M444];[$'Jours fériés'.$D$4:.$D$203];0));&quot;&quot;;INDEX([$'Jours fériés'.$A$4:.$A$203];MATCH([.M444];[$'Jours fériés'.$D$4:.$D$203];0);1))">
            <text:p/>
          </table:table-cell>
          <table:table-cell table:style-name="ce21"/>
          <table:table-cell table:style-name="ce41" table:number-columns-repeated="1010"/>
        </table:table-row>
        <table:table-row table:style-name="ro8">
          <table:table-cell table:style-name="ce12" table:formula="of:=IF(ISERROR(MATCH([.A444];[$Lune.$A$1:.$A$1000];0));&quot;&quot;;INDEX([$Lune.$B$1:.$B$1000];MATCH([.A444];[$Lune.$A$1:.$A$1000];0);1))">
            <text:p/>
          </table:table-cell>
          <table:table-cell table:style-name="ce22"/>
          <table:table-cell table:style-name="ce12" table:formula="of:=IF(ISERROR(MATCH([.C444];[$Lune.$A$1:.$A$1000];0));&quot;&quot;;INDEX([$Lune.$B$1:.$B$1000];MATCH([.C444];[$Lune.$A$1:.$A$1000];0);1))">
            <text:p/>
          </table:table-cell>
          <table:table-cell table:style-name="ce22"/>
          <table:table-cell table:style-name="ce12" table:formula="of:=IF(ISERROR(MATCH([.E444];[$Lune.$A$1:.$A$1000];0));&quot;&quot;;INDEX([$Lune.$B$1:.$B$1000];MATCH([.E444];[$Lune.$A$1:.$A$1000];0);1))">
            <text:p/>
          </table:table-cell>
          <table:table-cell table:style-name="ce22"/>
          <table:table-cell table:style-name="ce12" table:formula="of:=IF(ISERROR(MATCH([.G444];[$Lune.$A$1:.$A$1000];0));&quot;&quot;;INDEX([$Lune.$B$1:.$B$1000];MATCH([.G444];[$Lune.$A$1:.$A$1000];0);1))">
            <text:p/>
          </table:table-cell>
          <table:table-cell table:style-name="ce22"/>
          <table:table-cell table:style-name="ce12" table:formula="of:=IF(ISERROR(MATCH([.I444];[$Lune.$A$1:.$A$1000];0));&quot;&quot;;INDEX([$Lune.$B$1:.$B$1000];MATCH([.I444];[$Lune.$A$1:.$A$1000];0);1))">
            <text:p/>
          </table:table-cell>
          <table:table-cell table:style-name="ce22"/>
          <table:table-cell table:style-name="ce12" table:formula="of:=IF(ISERROR(MATCH([.K444];[$Lune.$A$1:.$A$1000];0));&quot;&quot;;INDEX([$Lune.$B$1:.$B$1000];MATCH([.K444];[$Lune.$A$1:.$A$1000];0);1))" office:value-type="string" office:string-value="◐" calcext:value-type="string">
            <text:p>◐</text:p>
          </table:table-cell>
          <table:table-cell table:style-name="ce22"/>
          <table:table-cell table:style-name="ce12" table:formula="of:=IF(ISERROR(MATCH([.M444];[$Lune.$A$1:.$A$1000];0));&quot;&quot;;INDEX([$Lune.$B$1:.$B$1000];MATCH([.M44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444]);&quot;00&quot;)" office:value-type="string" office:string-value="35" calcext:value-type="string">
            <text:p>35</text:p>
          </table:table-cell>
          <table:table-cell table:number-columns-repeated="1010"/>
        </table:table-row>
        <table:table-row table:style-name="ro8">
          <table:table-cell table:style-name="ce8" table:formula="of:=CONCATENATE(IF(MONTH([.A456])&lt;&gt;MONTH([.M456]);UPPER(TEXT([.A456];&quot;MMMM&quot;));&quot;&quot;);IF(YEAR([.A456])&lt;&gt;YEAR([.M456]);CONCATENATE(&quot; &quot;;TEXT([.A45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56];&quot;MMMM AAAA&quot;))" office:value-type="string" office:string-value="SEPTEMBRE 2022" calcext:value-type="string">
            <text:p>SEPTEMBRE 2022</text:p>
          </table:table-cell>
          <table:table-cell table:style-name="ce8" table:number-columns-repeated="1010"/>
        </table:table-row>
        <table:table-row table:style-name="ro11">
          <table:table-cell table:style-name="ce9" table:formula="of:=[.A444]+7" office:value-type="date" office:date-value="2022-09-05" calcext:value-type="date">
            <text:p>05/09/22</text:p>
          </table:table-cell>
          <table:table-cell table:style-name="ce9"/>
          <table:table-cell table:style-name="ce9" table:formula="of:=[.A456]+1" office:value-type="date" office:date-value="2022-09-06" calcext:value-type="date">
            <text:p>06/09/22</text:p>
          </table:table-cell>
          <table:table-cell table:style-name="ce26"/>
          <table:table-cell table:style-name="ce9" table:formula="of:=[.C456]+1" office:value-type="date" office:date-value="2022-09-07" calcext:value-type="date">
            <text:p>07/09/22</text:p>
          </table:table-cell>
          <table:table-cell table:style-name="ce26"/>
          <table:table-cell table:style-name="ce9" table:formula="of:=[.E456]+1" office:value-type="date" office:date-value="2022-09-08" calcext:value-type="date">
            <text:p>08/09/22</text:p>
          </table:table-cell>
          <table:table-cell table:style-name="ce26"/>
          <table:table-cell table:style-name="ce9" table:formula="of:=[.G456]+1" office:value-type="date" office:date-value="2022-09-09" calcext:value-type="date">
            <text:p>09/09/22</text:p>
          </table:table-cell>
          <table:table-cell table:style-name="ce26"/>
          <table:table-cell table:style-name="ce9" table:formula="of:=[.I456]+1" office:value-type="date" office:date-value="2022-09-10" calcext:value-type="date">
            <text:p>10/09/22</text:p>
          </table:table-cell>
          <table:table-cell table:style-name="ce26"/>
          <table:table-cell table:style-name="ce9" table:formula="of:=[.K456]+1" office:value-type="date" office:date-value="2022-09-11" calcext:value-type="date">
            <text:p>11/09/22</text:p>
          </table:table-cell>
          <table:table-cell table:style-name="ce32"/>
          <table:table-cell table:style-name="ce26" table:number-columns-repeated="1010"/>
        </table:table-row>
        <table:table-row table:style-name="ro12">
          <table:table-cell table:style-name="ce10" table:formula="of:=TEXT([.A456];&quot;NNN J&quot;)" office:value-type="string" office:string-value="lundi 5" calcext:value-type="string">
            <text:p>lundi 5</text:p>
          </table:table-cell>
          <table:table-cell table:style-name="ce20"/>
          <table:table-cell table:style-name="ce10" table:formula="of:=TEXT([.C456];&quot;NNN J&quot;)" office:value-type="string" office:string-value="mardi 6" calcext:value-type="string">
            <text:p>mardi 6</text:p>
          </table:table-cell>
          <table:table-cell table:style-name="ce20"/>
          <table:table-cell table:style-name="ce10" table:formula="of:=TEXT([.E456];&quot;NNN J&quot;)" office:value-type="string" office:string-value="mercredi 7" calcext:value-type="string">
            <text:p>mercredi 7</text:p>
          </table:table-cell>
          <table:table-cell table:style-name="ce20"/>
          <table:table-cell table:style-name="ce10" table:formula="of:=TEXT([.G456];&quot;NNN J&quot;)" office:value-type="string" office:string-value="jeudi 8" calcext:value-type="string">
            <text:p>jeudi 8</text:p>
          </table:table-cell>
          <table:table-cell table:style-name="ce20"/>
          <table:table-cell table:style-name="ce10" table:formula="of:=TEXT([.I456];&quot;NNN J&quot;)" office:value-type="string" office:string-value="vendredi 9" calcext:value-type="string">
            <text:p>vendredi 9</text:p>
          </table:table-cell>
          <table:table-cell table:style-name="ce20"/>
          <table:table-cell table:style-name="ce10" table:formula="of:=TEXT([.K456];&quot;NNN J&quot;)" office:value-type="string" office:string-value="samedi 10" calcext:value-type="string">
            <text:p>samedi 10</text:p>
          </table:table-cell>
          <table:table-cell table:style-name="ce20"/>
          <table:table-cell table:style-name="ce10" table:formula="of:=TEXT([.M456];&quot;NNN J&quot;)" office:value-type="string" office:string-value="dimanche 11" calcext:value-type="string">
            <text:p>dimanche 11</text:p>
          </table:table-cell>
          <table:table-cell table:style-name="ce20"/>
          <table:table-cell table:style-name="ce40" table:number-columns-repeated="1010"/>
        </table:table-row>
        <table:table-row table:style-name="ro17">
          <table:table-cell table:style-name="ce11" table:formula="of:=IF(ISERROR(MATCH([.A456];[$'Jours fériés'.$D$4:.$D$203];0));&quot;&quot;;INDEX([$'Jours fériés'.$A$4:.$A$203];MATCH([.A456];[$'Jours fériés'.$D$4:.$D$203];0);1))">
            <text:p/>
          </table:table-cell>
          <table:table-cell table:style-name="ce21"/>
          <table:table-cell table:style-name="ce11" table:formula="of:=IF(ISERROR(MATCH([.C456];[$'Jours fériés'.$D$4:.$D$203];0));&quot;&quot;;INDEX([$'Jours fériés'.$A$4:.$A$203];MATCH([.C456];[$'Jours fériés'.$D$4:.$D$203];0);1))">
            <text:p/>
          </table:table-cell>
          <table:table-cell table:style-name="ce21"/>
          <table:table-cell table:style-name="ce11" table:formula="of:=IF(ISERROR(MATCH([.E456];[$'Jours fériés'.$D$4:.$D$203];0));&quot;&quot;;INDEX([$'Jours fériés'.$A$4:.$A$203];MATCH([.E456];[$'Jours fériés'.$D$4:.$D$203];0);1))">
            <text:p/>
          </table:table-cell>
          <table:table-cell table:style-name="ce21"/>
          <table:table-cell table:style-name="ce11" table:formula="of:=IF(ISERROR(MATCH([.G456];[$'Jours fériés'.$D$4:.$D$203];0));&quot;&quot;;INDEX([$'Jours fériés'.$A$4:.$A$203];MATCH([.G456];[$'Jours fériés'.$D$4:.$D$203];0);1))">
            <text:p/>
          </table:table-cell>
          <table:table-cell table:style-name="ce21"/>
          <table:table-cell table:style-name="ce11" table:formula="of:=IF(ISERROR(MATCH([.I456];[$'Jours fériés'.$D$4:.$D$203];0));&quot;&quot;;INDEX([$'Jours fériés'.$A$4:.$A$203];MATCH([.I456];[$'Jours fériés'.$D$4:.$D$203];0);1))">
            <text:p/>
          </table:table-cell>
          <table:table-cell table:style-name="ce21"/>
          <table:table-cell table:style-name="ce11" table:formula="of:=IF(ISERROR(MATCH([.K456];[$'Jours fériés'.$D$4:.$D$203];0));&quot;&quot;;INDEX([$'Jours fériés'.$A$4:.$A$203];MATCH([.K456];[$'Jours fériés'.$D$4:.$D$203];0);1))">
            <text:p/>
          </table:table-cell>
          <table:table-cell table:style-name="ce21"/>
          <table:table-cell table:style-name="ce11" table:formula="of:=IF(ISERROR(MATCH([.M456];[$'Jours fériés'.$D$4:.$D$203];0));&quot;&quot;;INDEX([$'Jours fériés'.$A$4:.$A$203];MATCH([.M456];[$'Jours fériés'.$D$4:.$D$203];0);1))">
            <text:p/>
          </table:table-cell>
          <table:table-cell table:style-name="ce21"/>
          <table:table-cell table:style-name="ce41" table:number-columns-repeated="1010"/>
        </table:table-row>
        <table:table-row table:style-name="ro8">
          <table:table-cell table:style-name="ce12" table:formula="of:=IF(ISERROR(MATCH([.A456];[$Lune.$A$1:.$A$1000];0));&quot;&quot;;INDEX([$Lune.$B$1:.$B$1000];MATCH([.A456];[$Lune.$A$1:.$A$1000];0);1))">
            <text:p/>
          </table:table-cell>
          <table:table-cell table:style-name="ce22"/>
          <table:table-cell table:style-name="ce12" table:formula="of:=IF(ISERROR(MATCH([.C456];[$Lune.$A$1:.$A$1000];0));&quot;&quot;;INDEX([$Lune.$B$1:.$B$1000];MATCH([.C456];[$Lune.$A$1:.$A$1000];0);1))">
            <text:p/>
          </table:table-cell>
          <table:table-cell table:style-name="ce22"/>
          <table:table-cell table:style-name="ce12" table:formula="of:=IF(ISERROR(MATCH([.E456];[$Lune.$A$1:.$A$1000];0));&quot;&quot;;INDEX([$Lune.$B$1:.$B$1000];MATCH([.E456];[$Lune.$A$1:.$A$1000];0);1))">
            <text:p/>
          </table:table-cell>
          <table:table-cell table:style-name="ce22"/>
          <table:table-cell table:style-name="ce12" table:formula="of:=IF(ISERROR(MATCH([.G456];[$Lune.$A$1:.$A$1000];0));&quot;&quot;;INDEX([$Lune.$B$1:.$B$1000];MATCH([.G456];[$Lune.$A$1:.$A$1000];0);1))">
            <text:p/>
          </table:table-cell>
          <table:table-cell table:style-name="ce22"/>
          <table:table-cell table:style-name="ce12" table:formula="of:=IF(ISERROR(MATCH([.I456];[$Lune.$A$1:.$A$1000];0));&quot;&quot;;INDEX([$Lune.$B$1:.$B$1000];MATCH([.I456];[$Lune.$A$1:.$A$1000];0);1))">
            <text:p/>
          </table:table-cell>
          <table:table-cell table:style-name="ce22"/>
          <table:table-cell table:style-name="ce12" table:formula="of:=IF(ISERROR(MATCH([.K456];[$Lune.$A$1:.$A$1000];0));&quot;&quot;;INDEX([$Lune.$B$1:.$B$1000];MATCH([.K456];[$Lune.$A$1:.$A$1000];0);1))" office:value-type="string" office:string-value="○" calcext:value-type="string">
            <text:p>○</text:p>
          </table:table-cell>
          <table:table-cell table:style-name="ce22"/>
          <table:table-cell table:style-name="ce12" table:formula="of:=IF(ISERROR(MATCH([.M456];[$Lune.$A$1:.$A$1000];0));&quot;&quot;;INDEX([$Lune.$B$1:.$B$1000];MATCH([.M45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456]);&quot;00&quot;)" office:value-type="string" office:string-value="36" calcext:value-type="string">
            <text:p>36</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469])&lt;&gt;MONTH([.M469]);UPPER(TEXT([.A469];&quot;MMMM&quot;));&quot;&quot;);IF(YEAR([.A469])&lt;&gt;YEAR([.M469]);CONCATENATE(&quot; &quot;;TEXT([.A46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69];&quot;MMMM AAAA&quot;))" office:value-type="string" office:string-value="SEPTEMBRE 2022" calcext:value-type="string">
            <text:p>SEPTEMBRE 2022</text:p>
          </table:table-cell>
          <table:table-cell table:style-name="ce8" table:number-columns-repeated="1010"/>
        </table:table-row>
        <table:table-row table:style-name="ro11">
          <table:table-cell table:style-name="ce9" table:formula="of:=[.A456]+7" office:value-type="date" office:date-value="2022-09-12" calcext:value-type="date">
            <text:p>12/09/22</text:p>
          </table:table-cell>
          <table:table-cell table:style-name="ce9"/>
          <table:table-cell table:style-name="ce9" table:formula="of:=[.A469]+1" office:value-type="date" office:date-value="2022-09-13" calcext:value-type="date">
            <text:p>13/09/22</text:p>
          </table:table-cell>
          <table:table-cell table:style-name="ce26"/>
          <table:table-cell table:style-name="ce9" table:formula="of:=[.C469]+1" office:value-type="date" office:date-value="2022-09-14" calcext:value-type="date">
            <text:p>14/09/22</text:p>
          </table:table-cell>
          <table:table-cell table:style-name="ce26"/>
          <table:table-cell table:style-name="ce9" table:formula="of:=[.E469]+1" office:value-type="date" office:date-value="2022-09-15" calcext:value-type="date">
            <text:p>15/09/22</text:p>
          </table:table-cell>
          <table:table-cell table:style-name="ce26"/>
          <table:table-cell table:style-name="ce9" table:formula="of:=[.G469]+1" office:value-type="date" office:date-value="2022-09-16" calcext:value-type="date">
            <text:p>16/09/22</text:p>
          </table:table-cell>
          <table:table-cell table:style-name="ce26"/>
          <table:table-cell table:style-name="ce9" table:formula="of:=[.I469]+1" office:value-type="date" office:date-value="2022-09-17" calcext:value-type="date">
            <text:p>17/09/22</text:p>
          </table:table-cell>
          <table:table-cell table:style-name="ce26"/>
          <table:table-cell table:style-name="ce9" table:formula="of:=[.K469]+1" office:value-type="date" office:date-value="2022-09-18" calcext:value-type="date">
            <text:p>18/09/22</text:p>
          </table:table-cell>
          <table:table-cell table:style-name="ce32"/>
          <table:table-cell table:style-name="ce26" table:number-columns-repeated="1010"/>
        </table:table-row>
        <table:table-row table:style-name="ro12">
          <table:table-cell table:style-name="ce10" table:formula="of:=TEXT([.A469];&quot;NNN J&quot;)" office:value-type="string" office:string-value="lundi 12" calcext:value-type="string">
            <text:p>lundi 12</text:p>
          </table:table-cell>
          <table:table-cell table:style-name="ce20"/>
          <table:table-cell table:style-name="ce10" table:formula="of:=TEXT([.C469];&quot;NNN J&quot;)" office:value-type="string" office:string-value="mardi 13" calcext:value-type="string">
            <text:p>mardi 13</text:p>
          </table:table-cell>
          <table:table-cell table:style-name="ce20"/>
          <table:table-cell table:style-name="ce10" table:formula="of:=TEXT([.E469];&quot;NNN J&quot;)" office:value-type="string" office:string-value="mercredi 14" calcext:value-type="string">
            <text:p>mercredi 14</text:p>
          </table:table-cell>
          <table:table-cell table:style-name="ce20"/>
          <table:table-cell table:style-name="ce10" table:formula="of:=TEXT([.G469];&quot;NNN J&quot;)" office:value-type="string" office:string-value="jeudi 15" calcext:value-type="string">
            <text:p>jeudi 15</text:p>
          </table:table-cell>
          <table:table-cell table:style-name="ce20"/>
          <table:table-cell table:style-name="ce10" table:formula="of:=TEXT([.I469];&quot;NNN J&quot;)" office:value-type="string" office:string-value="vendredi 16" calcext:value-type="string">
            <text:p>vendredi 16</text:p>
          </table:table-cell>
          <table:table-cell table:style-name="ce20"/>
          <table:table-cell table:style-name="ce10" table:formula="of:=TEXT([.K469];&quot;NNN J&quot;)" office:value-type="string" office:string-value="samedi 17" calcext:value-type="string">
            <text:p>samedi 17</text:p>
          </table:table-cell>
          <table:table-cell table:style-name="ce20"/>
          <table:table-cell table:style-name="ce10" table:formula="of:=TEXT([.M469];&quot;NNN J&quot;)" office:value-type="string" office:string-value="dimanche 18" calcext:value-type="string">
            <text:p>dimanche 18</text:p>
          </table:table-cell>
          <table:table-cell table:style-name="ce20"/>
          <table:table-cell table:style-name="ce40" table:number-columns-repeated="1010"/>
        </table:table-row>
        <table:table-row table:style-name="ro17">
          <table:table-cell table:style-name="ce11" table:formula="of:=IF(ISERROR(MATCH([.A469];[$'Jours fériés'.$D$4:.$D$203];0));&quot;&quot;;INDEX([$'Jours fériés'.$A$4:.$A$203];MATCH([.A469];[$'Jours fériés'.$D$4:.$D$203];0);1))">
            <text:p/>
          </table:table-cell>
          <table:table-cell table:style-name="ce21"/>
          <table:table-cell table:style-name="ce11" table:formula="of:=IF(ISERROR(MATCH([.C469];[$'Jours fériés'.$D$4:.$D$203];0));&quot;&quot;;INDEX([$'Jours fériés'.$A$4:.$A$203];MATCH([.C469];[$'Jours fériés'.$D$4:.$D$203];0);1))">
            <text:p/>
          </table:table-cell>
          <table:table-cell table:style-name="ce21"/>
          <table:table-cell table:style-name="ce11" table:formula="of:=IF(ISERROR(MATCH([.E469];[$'Jours fériés'.$D$4:.$D$203];0));&quot;&quot;;INDEX([$'Jours fériés'.$A$4:.$A$203];MATCH([.E469];[$'Jours fériés'.$D$4:.$D$203];0);1))">
            <text:p/>
          </table:table-cell>
          <table:table-cell table:style-name="ce21"/>
          <table:table-cell table:style-name="ce11" table:formula="of:=IF(ISERROR(MATCH([.G469];[$'Jours fériés'.$D$4:.$D$203];0));&quot;&quot;;INDEX([$'Jours fériés'.$A$4:.$A$203];MATCH([.G469];[$'Jours fériés'.$D$4:.$D$203];0);1))">
            <text:p/>
          </table:table-cell>
          <table:table-cell table:style-name="ce21"/>
          <table:table-cell table:style-name="ce11" table:formula="of:=IF(ISERROR(MATCH([.I469];[$'Jours fériés'.$D$4:.$D$203];0));&quot;&quot;;INDEX([$'Jours fériés'.$A$4:.$A$203];MATCH([.I469];[$'Jours fériés'.$D$4:.$D$203];0);1))">
            <text:p/>
          </table:table-cell>
          <table:table-cell table:style-name="ce21"/>
          <table:table-cell table:style-name="ce11" table:formula="of:=IF(ISERROR(MATCH([.K469];[$'Jours fériés'.$D$4:.$D$203];0));&quot;&quot;;INDEX([$'Jours fériés'.$A$4:.$A$203];MATCH([.K469];[$'Jours fériés'.$D$4:.$D$203];0);1))">
            <text:p/>
          </table:table-cell>
          <table:table-cell table:style-name="ce21"/>
          <table:table-cell table:style-name="ce11" table:formula="of:=IF(ISERROR(MATCH([.M469];[$'Jours fériés'.$D$4:.$D$203];0));&quot;&quot;;INDEX([$'Jours fériés'.$A$4:.$A$203];MATCH([.M469];[$'Jours fériés'.$D$4:.$D$203];0);1))">
            <text:p/>
          </table:table-cell>
          <table:table-cell table:style-name="ce21"/>
          <table:table-cell table:style-name="ce41" table:number-columns-repeated="1010"/>
        </table:table-row>
        <table:table-row table:style-name="ro8">
          <table:table-cell table:style-name="ce12" table:formula="of:=IF(ISERROR(MATCH([.A469];[$Lune.$A$1:.$A$1000];0));&quot;&quot;;INDEX([$Lune.$B$1:.$B$1000];MATCH([.A469];[$Lune.$A$1:.$A$1000];0);1))">
            <text:p/>
          </table:table-cell>
          <table:table-cell table:style-name="ce22"/>
          <table:table-cell table:style-name="ce12" table:formula="of:=IF(ISERROR(MATCH([.C469];[$Lune.$A$1:.$A$1000];0));&quot;&quot;;INDEX([$Lune.$B$1:.$B$1000];MATCH([.C469];[$Lune.$A$1:.$A$1000];0);1))">
            <text:p/>
          </table:table-cell>
          <table:table-cell table:style-name="ce22"/>
          <table:table-cell table:style-name="ce12" table:formula="of:=IF(ISERROR(MATCH([.E469];[$Lune.$A$1:.$A$1000];0));&quot;&quot;;INDEX([$Lune.$B$1:.$B$1000];MATCH([.E469];[$Lune.$A$1:.$A$1000];0);1))">
            <text:p/>
          </table:table-cell>
          <table:table-cell table:style-name="ce22"/>
          <table:table-cell table:style-name="ce12" table:formula="of:=IF(ISERROR(MATCH([.G469];[$Lune.$A$1:.$A$1000];0));&quot;&quot;;INDEX([$Lune.$B$1:.$B$1000];MATCH([.G469];[$Lune.$A$1:.$A$1000];0);1))">
            <text:p/>
          </table:table-cell>
          <table:table-cell table:style-name="ce22"/>
          <table:table-cell table:style-name="ce12" table:formula="of:=IF(ISERROR(MATCH([.I469];[$Lune.$A$1:.$A$1000];0));&quot;&quot;;INDEX([$Lune.$B$1:.$B$1000];MATCH([.I469];[$Lune.$A$1:.$A$1000];0);1))">
            <text:p/>
          </table:table-cell>
          <table:table-cell table:style-name="ce22"/>
          <table:table-cell table:style-name="ce12" table:formula="of:=IF(ISERROR(MATCH([.K469];[$Lune.$A$1:.$A$1000];0));&quot;&quot;;INDEX([$Lune.$B$1:.$B$1000];MATCH([.K469];[$Lune.$A$1:.$A$1000];0);1))" office:value-type="string" office:string-value="◑" calcext:value-type="string">
            <text:p>◑</text:p>
          </table:table-cell>
          <table:table-cell table:style-name="ce22"/>
          <table:table-cell table:style-name="ce12" table:formula="of:=IF(ISERROR(MATCH([.M469];[$Lune.$A$1:.$A$1000];0));&quot;&quot;;INDEX([$Lune.$B$1:.$B$1000];MATCH([.M46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469]);&quot;00&quot;)" office:value-type="string" office:string-value="37" calcext:value-type="string">
            <text:p>37</text:p>
          </table:table-cell>
          <table:table-cell table:number-columns-repeated="1010"/>
        </table:table-row>
        <table:table-row table:style-name="ro8">
          <table:table-cell table:style-name="ce8" table:formula="of:=CONCATENATE(IF(MONTH([.A481])&lt;&gt;MONTH([.M481]);UPPER(TEXT([.A481];&quot;MMMM&quot;));&quot;&quot;);IF(YEAR([.A481])&lt;&gt;YEAR([.M481]);CONCATENATE(&quot; &quot;;TEXT([.A48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81];&quot;MMMM AAAA&quot;))" office:value-type="string" office:string-value="SEPTEMBRE 2022" calcext:value-type="string">
            <text:p>SEPTEMBRE 2022</text:p>
          </table:table-cell>
          <table:table-cell table:style-name="ce8" table:number-columns-repeated="1010"/>
        </table:table-row>
        <table:table-row table:style-name="ro11">
          <table:table-cell table:style-name="ce9" table:formula="of:=[.A469]+7" office:value-type="date" office:date-value="2022-09-19" calcext:value-type="date">
            <text:p>19/09/22</text:p>
          </table:table-cell>
          <table:table-cell table:style-name="ce9"/>
          <table:table-cell table:style-name="ce9" table:formula="of:=[.A481]+1" office:value-type="date" office:date-value="2022-09-20" calcext:value-type="date">
            <text:p>20/09/22</text:p>
          </table:table-cell>
          <table:table-cell table:style-name="ce26"/>
          <table:table-cell table:style-name="ce9" table:formula="of:=[.C481]+1" office:value-type="date" office:date-value="2022-09-21" calcext:value-type="date">
            <text:p>21/09/22</text:p>
          </table:table-cell>
          <table:table-cell table:style-name="ce26"/>
          <table:table-cell table:style-name="ce9" table:formula="of:=[.E481]+1" office:value-type="date" office:date-value="2022-09-22" calcext:value-type="date">
            <text:p>22/09/22</text:p>
          </table:table-cell>
          <table:table-cell table:style-name="ce26"/>
          <table:table-cell table:style-name="ce9" table:formula="of:=[.G481]+1" office:value-type="date" office:date-value="2022-09-23" calcext:value-type="date">
            <text:p>23/09/22</text:p>
          </table:table-cell>
          <table:table-cell table:style-name="ce26"/>
          <table:table-cell table:style-name="ce9" table:formula="of:=[.I481]+1" office:value-type="date" office:date-value="2022-09-24" calcext:value-type="date">
            <text:p>24/09/22</text:p>
          </table:table-cell>
          <table:table-cell table:style-name="ce26"/>
          <table:table-cell table:style-name="ce9" table:formula="of:=[.K481]+1" office:value-type="date" office:date-value="2022-09-25" calcext:value-type="date">
            <text:p>25/09/22</text:p>
          </table:table-cell>
          <table:table-cell table:style-name="ce32"/>
          <table:table-cell table:style-name="ce26" table:number-columns-repeated="1010"/>
        </table:table-row>
        <table:table-row table:style-name="ro12">
          <table:table-cell table:style-name="ce10" table:formula="of:=TEXT([.A481];&quot;NNN J&quot;)" office:value-type="string" office:string-value="lundi 19" calcext:value-type="string">
            <text:p>lundi 19</text:p>
          </table:table-cell>
          <table:table-cell table:style-name="ce20"/>
          <table:table-cell table:style-name="ce10" table:formula="of:=TEXT([.C481];&quot;NNN J&quot;)" office:value-type="string" office:string-value="mardi 20" calcext:value-type="string">
            <text:p>mardi 20</text:p>
          </table:table-cell>
          <table:table-cell table:style-name="ce20"/>
          <table:table-cell table:style-name="ce10" table:formula="of:=TEXT([.E481];&quot;NNN J&quot;)" office:value-type="string" office:string-value="mercredi 21" calcext:value-type="string">
            <text:p>mercredi 21</text:p>
          </table:table-cell>
          <table:table-cell table:style-name="ce20"/>
          <table:table-cell table:style-name="ce10" table:formula="of:=TEXT([.G481];&quot;NNN J&quot;)" office:value-type="string" office:string-value="jeudi 22" calcext:value-type="string">
            <text:p>jeudi 22</text:p>
          </table:table-cell>
          <table:table-cell table:style-name="ce20"/>
          <table:table-cell table:style-name="ce10" table:formula="of:=TEXT([.I481];&quot;NNN J&quot;)" office:value-type="string" office:string-value="vendredi 23" calcext:value-type="string">
            <text:p>vendredi 23</text:p>
          </table:table-cell>
          <table:table-cell table:style-name="ce20"/>
          <table:table-cell table:style-name="ce10" table:formula="of:=TEXT([.K481];&quot;NNN J&quot;)" office:value-type="string" office:string-value="samedi 24" calcext:value-type="string">
            <text:p>samedi 24</text:p>
          </table:table-cell>
          <table:table-cell table:style-name="ce20"/>
          <table:table-cell table:style-name="ce10" table:formula="of:=TEXT([.M481];&quot;NNN J&quot;)" office:value-type="string" office:string-value="dimanche 25" calcext:value-type="string">
            <text:p>dimanche 25</text:p>
          </table:table-cell>
          <table:table-cell table:style-name="ce20"/>
          <table:table-cell table:style-name="ce40" table:number-columns-repeated="1010"/>
        </table:table-row>
        <table:table-row table:style-name="ro17">
          <table:table-cell table:style-name="ce11" table:formula="of:=IF(ISERROR(MATCH([.A481];[$'Jours fériés'.$D$4:.$D$203];0));&quot;&quot;;INDEX([$'Jours fériés'.$A$4:.$A$203];MATCH([.A481];[$'Jours fériés'.$D$4:.$D$203];0);1))">
            <text:p/>
          </table:table-cell>
          <table:table-cell table:style-name="ce21"/>
          <table:table-cell table:style-name="ce11" table:formula="of:=IF(ISERROR(MATCH([.C481];[$'Jours fériés'.$D$4:.$D$203];0));&quot;&quot;;INDEX([$'Jours fériés'.$A$4:.$A$203];MATCH([.C481];[$'Jours fériés'.$D$4:.$D$203];0);1))">
            <text:p/>
          </table:table-cell>
          <table:table-cell table:style-name="ce21"/>
          <table:table-cell table:style-name="ce11" table:formula="of:=IF(ISERROR(MATCH([.E481];[$'Jours fériés'.$D$4:.$D$203];0));&quot;&quot;;INDEX([$'Jours fériés'.$A$4:.$A$203];MATCH([.E481];[$'Jours fériés'.$D$4:.$D$203];0);1))">
            <text:p/>
          </table:table-cell>
          <table:table-cell table:style-name="ce21"/>
          <table:table-cell table:style-name="ce11" table:formula="of:=IF(ISERROR(MATCH([.G481];[$'Jours fériés'.$D$4:.$D$203];0));&quot;&quot;;INDEX([$'Jours fériés'.$A$4:.$A$203];MATCH([.G481];[$'Jours fériés'.$D$4:.$D$203];0);1))">
            <text:p/>
          </table:table-cell>
          <table:table-cell table:style-name="ce21"/>
          <table:table-cell table:style-name="ce11" table:formula="of:=IF(ISERROR(MATCH([.I481];[$'Jours fériés'.$D$4:.$D$203];0));&quot;&quot;;INDEX([$'Jours fériés'.$A$4:.$A$203];MATCH([.I481];[$'Jours fériés'.$D$4:.$D$203];0);1))">
            <text:p/>
          </table:table-cell>
          <table:table-cell table:style-name="ce21"/>
          <table:table-cell table:style-name="ce11" table:formula="of:=IF(ISERROR(MATCH([.K481];[$'Jours fériés'.$D$4:.$D$203];0));&quot;&quot;;INDEX([$'Jours fériés'.$A$4:.$A$203];MATCH([.K481];[$'Jours fériés'.$D$4:.$D$203];0);1))">
            <text:p/>
          </table:table-cell>
          <table:table-cell table:style-name="ce21"/>
          <table:table-cell table:style-name="ce11" table:formula="of:=IF(ISERROR(MATCH([.M481];[$'Jours fériés'.$D$4:.$D$203];0));&quot;&quot;;INDEX([$'Jours fériés'.$A$4:.$A$203];MATCH([.M481];[$'Jours fériés'.$D$4:.$D$203];0);1))">
            <text:p/>
          </table:table-cell>
          <table:table-cell table:style-name="ce21"/>
          <table:table-cell table:style-name="ce41" table:number-columns-repeated="1010"/>
        </table:table-row>
        <table:table-row table:style-name="ro8">
          <table:table-cell table:style-name="ce12" table:formula="of:=IF(ISERROR(MATCH([.A481];[$Lune.$A$1:.$A$1000];0));&quot;&quot;;INDEX([$Lune.$B$1:.$B$1000];MATCH([.A481];[$Lune.$A$1:.$A$1000];0);1))">
            <text:p/>
          </table:table-cell>
          <table:table-cell table:style-name="ce22"/>
          <table:table-cell table:style-name="ce12" table:formula="of:=IF(ISERROR(MATCH([.C481];[$Lune.$A$1:.$A$1000];0));&quot;&quot;;INDEX([$Lune.$B$1:.$B$1000];MATCH([.C481];[$Lune.$A$1:.$A$1000];0);1))">
            <text:p/>
          </table:table-cell>
          <table:table-cell table:style-name="ce22"/>
          <table:table-cell table:style-name="ce12" table:formula="of:=IF(ISERROR(MATCH([.E481];[$Lune.$A$1:.$A$1000];0));&quot;&quot;;INDEX([$Lune.$B$1:.$B$1000];MATCH([.E481];[$Lune.$A$1:.$A$1000];0);1))">
            <text:p/>
          </table:table-cell>
          <table:table-cell table:style-name="ce22"/>
          <table:table-cell table:style-name="ce12" table:formula="of:=IF(ISERROR(MATCH([.G481];[$Lune.$A$1:.$A$1000];0));&quot;&quot;;INDEX([$Lune.$B$1:.$B$1000];MATCH([.G481];[$Lune.$A$1:.$A$1000];0);1))">
            <text:p/>
          </table:table-cell>
          <table:table-cell table:style-name="ce22"/>
          <table:table-cell table:style-name="ce12" table:formula="of:=IF(ISERROR(MATCH([.I481];[$Lune.$A$1:.$A$1000];0));&quot;&quot;;INDEX([$Lune.$B$1:.$B$1000];MATCH([.I481];[$Lune.$A$1:.$A$1000];0);1))">
            <text:p/>
          </table:table-cell>
          <table:table-cell table:style-name="ce22"/>
          <table:table-cell table:style-name="ce12" table:formula="of:=IF(ISERROR(MATCH([.K481];[$Lune.$A$1:.$A$1000];0));&quot;&quot;;INDEX([$Lune.$B$1:.$B$1000];MATCH([.K481];[$Lune.$A$1:.$A$1000];0);1))">
            <text:p/>
          </table:table-cell>
          <table:table-cell table:style-name="ce22"/>
          <table:table-cell table:style-name="ce12" table:formula="of:=IF(ISERROR(MATCH([.M481];[$Lune.$A$1:.$A$1000];0));&quot;&quot;;INDEX([$Lune.$B$1:.$B$1000];MATCH([.M481];[$Lune.$A$1:.$A$1000];0);1))" office:value-type="string" office:string-value="●" calcext:value-type="string">
            <text:p>●</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481]);&quot;00&quot;)" office:value-type="string" office:string-value="38" calcext:value-type="string">
            <text:p>38</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494])&lt;&gt;MONTH([.M494]);UPPER(TEXT([.A494];&quot;MMMM&quot;));&quot;&quot;);IF(YEAR([.A494])&lt;&gt;YEAR([.M494]);CONCATENATE(&quot; &quot;;TEXT([.A494];&quot;AAAA&quot;));&quot;&quot;))" office:value-type="string" office:string-value="SEPTEMBRE" calcext:value-type="string">
            <text:p>SEPTEMBRE</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494];&quot;MMMM AAAA&quot;))" office:value-type="string" office:string-value="OCTOBRE 2022" calcext:value-type="string">
            <text:p>OCTOBRE 2022</text:p>
          </table:table-cell>
          <table:table-cell table:style-name="ce8" table:number-columns-repeated="1010"/>
        </table:table-row>
        <table:table-row table:style-name="ro11">
          <table:table-cell table:style-name="ce9" table:formula="of:=[.A481]+7" office:value-type="date" office:date-value="2022-09-26" calcext:value-type="date">
            <text:p>26/09/22</text:p>
          </table:table-cell>
          <table:table-cell table:style-name="ce9"/>
          <table:table-cell table:style-name="ce9" table:formula="of:=[.A494]+1" office:value-type="date" office:date-value="2022-09-27" calcext:value-type="date">
            <text:p>27/09/22</text:p>
          </table:table-cell>
          <table:table-cell table:style-name="ce26"/>
          <table:table-cell table:style-name="ce9" table:formula="of:=[.C494]+1" office:value-type="date" office:date-value="2022-09-28" calcext:value-type="date">
            <text:p>28/09/22</text:p>
          </table:table-cell>
          <table:table-cell table:style-name="ce26"/>
          <table:table-cell table:style-name="ce9" table:formula="of:=[.E494]+1" office:value-type="date" office:date-value="2022-09-29" calcext:value-type="date">
            <text:p>29/09/22</text:p>
          </table:table-cell>
          <table:table-cell table:style-name="ce26"/>
          <table:table-cell table:style-name="ce9" table:formula="of:=[.G494]+1" office:value-type="date" office:date-value="2022-09-30" calcext:value-type="date">
            <text:p>30/09/22</text:p>
          </table:table-cell>
          <table:table-cell table:style-name="ce26"/>
          <table:table-cell table:style-name="ce9" table:formula="of:=[.I494]+1" office:value-type="date" office:date-value="2022-10-01" calcext:value-type="date">
            <text:p>01/10/22</text:p>
          </table:table-cell>
          <table:table-cell table:style-name="ce26"/>
          <table:table-cell table:style-name="ce9" table:formula="of:=[.K494]+1" office:value-type="date" office:date-value="2022-10-02" calcext:value-type="date">
            <text:p>02/10/22</text:p>
          </table:table-cell>
          <table:table-cell table:style-name="ce32"/>
          <table:table-cell table:style-name="ce26" table:number-columns-repeated="1010"/>
        </table:table-row>
        <table:table-row table:style-name="ro12">
          <table:table-cell table:style-name="ce10" table:formula="of:=TEXT([.A494];&quot;NNN J&quot;)" office:value-type="string" office:string-value="lundi 26" calcext:value-type="string">
            <text:p>lundi 26</text:p>
          </table:table-cell>
          <table:table-cell table:style-name="ce20"/>
          <table:table-cell table:style-name="ce10" table:formula="of:=TEXT([.C494];&quot;NNN J&quot;)" office:value-type="string" office:string-value="mardi 27" calcext:value-type="string">
            <text:p>mardi 27</text:p>
          </table:table-cell>
          <table:table-cell table:style-name="ce20"/>
          <table:table-cell table:style-name="ce10" table:formula="of:=TEXT([.E494];&quot;NNN J&quot;)" office:value-type="string" office:string-value="mercredi 28" calcext:value-type="string">
            <text:p>mercredi 28</text:p>
          </table:table-cell>
          <table:table-cell table:style-name="ce20"/>
          <table:table-cell table:style-name="ce10" table:formula="of:=TEXT([.G494];&quot;NNN J&quot;)" office:value-type="string" office:string-value="jeudi 29" calcext:value-type="string">
            <text:p>jeudi 29</text:p>
          </table:table-cell>
          <table:table-cell table:style-name="ce20"/>
          <table:table-cell table:style-name="ce10" table:formula="of:=TEXT([.I494];&quot;NNN J&quot;)" office:value-type="string" office:string-value="vendredi 30" calcext:value-type="string">
            <text:p>vendredi 30</text:p>
          </table:table-cell>
          <table:table-cell table:style-name="ce20"/>
          <table:table-cell table:style-name="ce10" table:formula="of:=TEXT([.K494];&quot;NNN J&quot;)" office:value-type="string" office:string-value="samedi 1" calcext:value-type="string">
            <text:p>samedi 1</text:p>
          </table:table-cell>
          <table:table-cell table:style-name="ce20"/>
          <table:table-cell table:style-name="ce10" table:formula="of:=TEXT([.M494];&quot;NNN J&quot;)" office:value-type="string" office:string-value="dimanche 2" calcext:value-type="string">
            <text:p>dimanche 2</text:p>
          </table:table-cell>
          <table:table-cell table:style-name="ce20"/>
          <table:table-cell table:style-name="ce40" table:number-columns-repeated="1010"/>
        </table:table-row>
        <table:table-row table:style-name="ro17">
          <table:table-cell table:style-name="ce11" table:formula="of:=IF(ISERROR(MATCH([.A494];[$'Jours fériés'.$D$4:.$D$203];0));&quot;&quot;;INDEX([$'Jours fériés'.$A$4:.$A$203];MATCH([.A494];[$'Jours fériés'.$D$4:.$D$203];0);1))">
            <text:p/>
          </table:table-cell>
          <table:table-cell table:style-name="ce21"/>
          <table:table-cell table:style-name="ce11" table:formula="of:=IF(ISERROR(MATCH([.C494];[$'Jours fériés'.$D$4:.$D$203];0));&quot;&quot;;INDEX([$'Jours fériés'.$A$4:.$A$203];MATCH([.C494];[$'Jours fériés'.$D$4:.$D$203];0);1))">
            <text:p/>
          </table:table-cell>
          <table:table-cell table:style-name="ce21"/>
          <table:table-cell table:style-name="ce11" table:formula="of:=IF(ISERROR(MATCH([.E494];[$'Jours fériés'.$D$4:.$D$203];0));&quot;&quot;;INDEX([$'Jours fériés'.$A$4:.$A$203];MATCH([.E494];[$'Jours fériés'.$D$4:.$D$203];0);1))">
            <text:p/>
          </table:table-cell>
          <table:table-cell table:style-name="ce21"/>
          <table:table-cell table:style-name="ce11" table:formula="of:=IF(ISERROR(MATCH([.G494];[$'Jours fériés'.$D$4:.$D$203];0));&quot;&quot;;INDEX([$'Jours fériés'.$A$4:.$A$203];MATCH([.G494];[$'Jours fériés'.$D$4:.$D$203];0);1))">
            <text:p/>
          </table:table-cell>
          <table:table-cell table:style-name="ce21"/>
          <table:table-cell table:style-name="ce11" table:formula="of:=IF(ISERROR(MATCH([.I494];[$'Jours fériés'.$D$4:.$D$203];0));&quot;&quot;;INDEX([$'Jours fériés'.$A$4:.$A$203];MATCH([.I494];[$'Jours fériés'.$D$4:.$D$203];0);1))">
            <text:p/>
          </table:table-cell>
          <table:table-cell table:style-name="ce21"/>
          <table:table-cell table:style-name="ce11" table:formula="of:=IF(ISERROR(MATCH([.K494];[$'Jours fériés'.$D$4:.$D$203];0));&quot;&quot;;INDEX([$'Jours fériés'.$A$4:.$A$203];MATCH([.K494];[$'Jours fériés'.$D$4:.$D$203];0);1))">
            <text:p/>
          </table:table-cell>
          <table:table-cell table:style-name="ce21"/>
          <table:table-cell table:style-name="ce11" table:formula="of:=IF(ISERROR(MATCH([.M494];[$'Jours fériés'.$D$4:.$D$203];0));&quot;&quot;;INDEX([$'Jours fériés'.$A$4:.$A$203];MATCH([.M494];[$'Jours fériés'.$D$4:.$D$203];0);1))">
            <text:p/>
          </table:table-cell>
          <table:table-cell table:style-name="ce21"/>
          <table:table-cell table:style-name="ce41" table:number-columns-repeated="1010"/>
        </table:table-row>
        <table:table-row table:style-name="ro8">
          <table:table-cell table:style-name="ce12" table:formula="of:=IF(ISERROR(MATCH([.A494];[$Lune.$A$1:.$A$1000];0));&quot;&quot;;INDEX([$Lune.$B$1:.$B$1000];MATCH([.A494];[$Lune.$A$1:.$A$1000];0);1))">
            <text:p/>
          </table:table-cell>
          <table:table-cell table:style-name="ce22"/>
          <table:table-cell table:style-name="ce12" table:formula="of:=IF(ISERROR(MATCH([.C494];[$Lune.$A$1:.$A$1000];0));&quot;&quot;;INDEX([$Lune.$B$1:.$B$1000];MATCH([.C494];[$Lune.$A$1:.$A$1000];0);1))">
            <text:p/>
          </table:table-cell>
          <table:table-cell table:style-name="ce22"/>
          <table:table-cell table:style-name="ce12" table:formula="of:=IF(ISERROR(MATCH([.E494];[$Lune.$A$1:.$A$1000];0));&quot;&quot;;INDEX([$Lune.$B$1:.$B$1000];MATCH([.E494];[$Lune.$A$1:.$A$1000];0);1))">
            <text:p/>
          </table:table-cell>
          <table:table-cell table:style-name="ce22"/>
          <table:table-cell table:style-name="ce12" table:formula="of:=IF(ISERROR(MATCH([.G494];[$Lune.$A$1:.$A$1000];0));&quot;&quot;;INDEX([$Lune.$B$1:.$B$1000];MATCH([.G494];[$Lune.$A$1:.$A$1000];0);1))">
            <text:p/>
          </table:table-cell>
          <table:table-cell table:style-name="ce22"/>
          <table:table-cell table:style-name="ce12" table:formula="of:=IF(ISERROR(MATCH([.I494];[$Lune.$A$1:.$A$1000];0));&quot;&quot;;INDEX([$Lune.$B$1:.$B$1000];MATCH([.I494];[$Lune.$A$1:.$A$1000];0);1))">
            <text:p/>
          </table:table-cell>
          <table:table-cell table:style-name="ce22"/>
          <table:table-cell table:style-name="ce12" table:formula="of:=IF(ISERROR(MATCH([.K494];[$Lune.$A$1:.$A$1000];0));&quot;&quot;;INDEX([$Lune.$B$1:.$B$1000];MATCH([.K494];[$Lune.$A$1:.$A$1000];0);1))">
            <text:p/>
          </table:table-cell>
          <table:table-cell table:style-name="ce22"/>
          <table:table-cell table:style-name="ce12" table:formula="of:=IF(ISERROR(MATCH([.M494];[$Lune.$A$1:.$A$1000];0));&quot;&quot;;INDEX([$Lune.$B$1:.$B$1000];MATCH([.M49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494]);&quot;00&quot;)" office:value-type="string" office:string-value="39" calcext:value-type="string">
            <text:p>39</text:p>
          </table:table-cell>
          <table:table-cell table:number-columns-repeated="1010"/>
        </table:table-row>
        <table:table-row table:style-name="ro8">
          <table:table-cell table:style-name="ce8" table:formula="of:=CONCATENATE(IF(MONTH([.A506])&lt;&gt;MONTH([.M506]);UPPER(TEXT([.A506];&quot;MMMM&quot;));&quot;&quot;);IF(YEAR([.A506])&lt;&gt;YEAR([.M506]);CONCATENATE(&quot; &quot;;TEXT([.A506];&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06];&quot;MMMM AAAA&quot;))" office:value-type="string" office:string-value="OCTOBRE 2022" calcext:value-type="string">
            <text:p>OCTOBRE 2022</text:p>
          </table:table-cell>
          <table:table-cell table:style-name="ce8" table:number-columns-repeated="1010"/>
        </table:table-row>
        <table:table-row table:style-name="ro11">
          <table:table-cell table:style-name="ce9" table:formula="of:=[.A494]+7" office:value-type="date" office:date-value="2022-10-03" calcext:value-type="date">
            <text:p>03/10/22</text:p>
          </table:table-cell>
          <table:table-cell table:style-name="ce9"/>
          <table:table-cell table:style-name="ce9" table:formula="of:=[.A506]+1" office:value-type="date" office:date-value="2022-10-04" calcext:value-type="date">
            <text:p>04/10/22</text:p>
          </table:table-cell>
          <table:table-cell table:style-name="ce26"/>
          <table:table-cell table:style-name="ce9" table:formula="of:=[.C506]+1" office:value-type="date" office:date-value="2022-10-05" calcext:value-type="date">
            <text:p>05/10/22</text:p>
          </table:table-cell>
          <table:table-cell table:style-name="ce26"/>
          <table:table-cell table:style-name="ce9" table:formula="of:=[.E506]+1" office:value-type="date" office:date-value="2022-10-06" calcext:value-type="date">
            <text:p>06/10/22</text:p>
          </table:table-cell>
          <table:table-cell table:style-name="ce26"/>
          <table:table-cell table:style-name="ce9" table:formula="of:=[.G506]+1" office:value-type="date" office:date-value="2022-10-07" calcext:value-type="date">
            <text:p>07/10/22</text:p>
          </table:table-cell>
          <table:table-cell table:style-name="ce26"/>
          <table:table-cell table:style-name="ce9" table:formula="of:=[.I506]+1" office:value-type="date" office:date-value="2022-10-08" calcext:value-type="date">
            <text:p>08/10/22</text:p>
          </table:table-cell>
          <table:table-cell table:style-name="ce26"/>
          <table:table-cell table:style-name="ce9" table:formula="of:=[.K506]+1" office:value-type="date" office:date-value="2022-10-09" calcext:value-type="date">
            <text:p>09/10/22</text:p>
          </table:table-cell>
          <table:table-cell table:style-name="ce32"/>
          <table:table-cell table:style-name="ce26" table:number-columns-repeated="1010"/>
        </table:table-row>
        <table:table-row table:style-name="ro12">
          <table:table-cell table:style-name="ce10" table:formula="of:=TEXT([.A506];&quot;NNN J&quot;)" office:value-type="string" office:string-value="lundi 3" calcext:value-type="string">
            <text:p>lundi 3</text:p>
          </table:table-cell>
          <table:table-cell table:style-name="ce20"/>
          <table:table-cell table:style-name="ce10" table:formula="of:=TEXT([.C506];&quot;NNN J&quot;)" office:value-type="string" office:string-value="mardi 4" calcext:value-type="string">
            <text:p>mardi 4</text:p>
          </table:table-cell>
          <table:table-cell table:style-name="ce20"/>
          <table:table-cell table:style-name="ce10" table:formula="of:=TEXT([.E506];&quot;NNN J&quot;)" office:value-type="string" office:string-value="mercredi 5" calcext:value-type="string">
            <text:p>mercredi 5</text:p>
          </table:table-cell>
          <table:table-cell table:style-name="ce20"/>
          <table:table-cell table:style-name="ce10" table:formula="of:=TEXT([.G506];&quot;NNN J&quot;)" office:value-type="string" office:string-value="jeudi 6" calcext:value-type="string">
            <text:p>jeudi 6</text:p>
          </table:table-cell>
          <table:table-cell table:style-name="ce20"/>
          <table:table-cell table:style-name="ce10" table:formula="of:=TEXT([.I506];&quot;NNN J&quot;)" office:value-type="string" office:string-value="vendredi 7" calcext:value-type="string">
            <text:p>vendredi 7</text:p>
          </table:table-cell>
          <table:table-cell table:style-name="ce20"/>
          <table:table-cell table:style-name="ce10" table:formula="of:=TEXT([.K506];&quot;NNN J&quot;)" office:value-type="string" office:string-value="samedi 8" calcext:value-type="string">
            <text:p>samedi 8</text:p>
          </table:table-cell>
          <table:table-cell table:style-name="ce20"/>
          <table:table-cell table:style-name="ce10" table:formula="of:=TEXT([.M506];&quot;NNN J&quot;)" office:value-type="string" office:string-value="dimanche 9" calcext:value-type="string">
            <text:p>dimanche 9</text:p>
          </table:table-cell>
          <table:table-cell table:style-name="ce20"/>
          <table:table-cell table:style-name="ce40" table:number-columns-repeated="1010"/>
        </table:table-row>
        <table:table-row table:style-name="ro17">
          <table:table-cell table:style-name="ce11" table:formula="of:=IF(ISERROR(MATCH([.A506];[$'Jours fériés'.$D$4:.$D$203];0));&quot;&quot;;INDEX([$'Jours fériés'.$A$4:.$A$203];MATCH([.A506];[$'Jours fériés'.$D$4:.$D$203];0);1))">
            <text:p/>
          </table:table-cell>
          <table:table-cell table:style-name="ce21"/>
          <table:table-cell table:style-name="ce11" table:formula="of:=IF(ISERROR(MATCH([.C506];[$'Jours fériés'.$D$4:.$D$203];0));&quot;&quot;;INDEX([$'Jours fériés'.$A$4:.$A$203];MATCH([.C506];[$'Jours fériés'.$D$4:.$D$203];0);1))">
            <text:p/>
          </table:table-cell>
          <table:table-cell table:style-name="ce21"/>
          <table:table-cell table:style-name="ce11" table:formula="of:=IF(ISERROR(MATCH([.E506];[$'Jours fériés'.$D$4:.$D$203];0));&quot;&quot;;INDEX([$'Jours fériés'.$A$4:.$A$203];MATCH([.E506];[$'Jours fériés'.$D$4:.$D$203];0);1))">
            <text:p/>
          </table:table-cell>
          <table:table-cell table:style-name="ce21"/>
          <table:table-cell table:style-name="ce11" table:formula="of:=IF(ISERROR(MATCH([.G506];[$'Jours fériés'.$D$4:.$D$203];0));&quot;&quot;;INDEX([$'Jours fériés'.$A$4:.$A$203];MATCH([.G506];[$'Jours fériés'.$D$4:.$D$203];0);1))">
            <text:p/>
          </table:table-cell>
          <table:table-cell table:style-name="ce21"/>
          <table:table-cell table:style-name="ce11" table:formula="of:=IF(ISERROR(MATCH([.I506];[$'Jours fériés'.$D$4:.$D$203];0));&quot;&quot;;INDEX([$'Jours fériés'.$A$4:.$A$203];MATCH([.I506];[$'Jours fériés'.$D$4:.$D$203];0);1))">
            <text:p/>
          </table:table-cell>
          <table:table-cell table:style-name="ce21"/>
          <table:table-cell table:style-name="ce11" table:formula="of:=IF(ISERROR(MATCH([.K506];[$'Jours fériés'.$D$4:.$D$203];0));&quot;&quot;;INDEX([$'Jours fériés'.$A$4:.$A$203];MATCH([.K506];[$'Jours fériés'.$D$4:.$D$203];0);1))">
            <text:p/>
          </table:table-cell>
          <table:table-cell table:style-name="ce21"/>
          <table:table-cell table:style-name="ce11" table:formula="of:=IF(ISERROR(MATCH([.M506];[$'Jours fériés'.$D$4:.$D$203];0));&quot;&quot;;INDEX([$'Jours fériés'.$A$4:.$A$203];MATCH([.M506];[$'Jours fériés'.$D$4:.$D$203];0);1))">
            <text:p/>
          </table:table-cell>
          <table:table-cell table:style-name="ce21"/>
          <table:table-cell table:style-name="ce41" table:number-columns-repeated="1010"/>
        </table:table-row>
        <table:table-row table:style-name="ro8">
          <table:table-cell table:style-name="ce12" table:formula="of:=IF(ISERROR(MATCH([.A506];[$Lune.$A$1:.$A$1000];0));&quot;&quot;;INDEX([$Lune.$B$1:.$B$1000];MATCH([.A506];[$Lune.$A$1:.$A$1000];0);1))" office:value-type="string" office:string-value="◐" calcext:value-type="string">
            <text:p>◐</text:p>
          </table:table-cell>
          <table:table-cell table:style-name="ce22"/>
          <table:table-cell table:style-name="ce12" table:formula="of:=IF(ISERROR(MATCH([.C506];[$Lune.$A$1:.$A$1000];0));&quot;&quot;;INDEX([$Lune.$B$1:.$B$1000];MATCH([.C506];[$Lune.$A$1:.$A$1000];0);1))">
            <text:p/>
          </table:table-cell>
          <table:table-cell table:style-name="ce22"/>
          <table:table-cell table:style-name="ce12" table:formula="of:=IF(ISERROR(MATCH([.E506];[$Lune.$A$1:.$A$1000];0));&quot;&quot;;INDEX([$Lune.$B$1:.$B$1000];MATCH([.E506];[$Lune.$A$1:.$A$1000];0);1))">
            <text:p/>
          </table:table-cell>
          <table:table-cell table:style-name="ce22"/>
          <table:table-cell table:style-name="ce12" table:formula="of:=IF(ISERROR(MATCH([.G506];[$Lune.$A$1:.$A$1000];0));&quot;&quot;;INDEX([$Lune.$B$1:.$B$1000];MATCH([.G506];[$Lune.$A$1:.$A$1000];0);1))">
            <text:p/>
          </table:table-cell>
          <table:table-cell table:style-name="ce22"/>
          <table:table-cell table:style-name="ce12" table:formula="of:=IF(ISERROR(MATCH([.I506];[$Lune.$A$1:.$A$1000];0));&quot;&quot;;INDEX([$Lune.$B$1:.$B$1000];MATCH([.I506];[$Lune.$A$1:.$A$1000];0);1))">
            <text:p/>
          </table:table-cell>
          <table:table-cell table:style-name="ce22"/>
          <table:table-cell table:style-name="ce12" table:formula="of:=IF(ISERROR(MATCH([.K506];[$Lune.$A$1:.$A$1000];0));&quot;&quot;;INDEX([$Lune.$B$1:.$B$1000];MATCH([.K506];[$Lune.$A$1:.$A$1000];0);1))">
            <text:p/>
          </table:table-cell>
          <table:table-cell table:style-name="ce22"/>
          <table:table-cell table:style-name="ce12" table:formula="of:=IF(ISERROR(MATCH([.M506];[$Lune.$A$1:.$A$1000];0));&quot;&quot;;INDEX([$Lune.$B$1:.$B$1000];MATCH([.M506];[$Lune.$A$1:.$A$1000];0);1))" office:value-type="string" office:string-value="○" calcext:value-type="string">
            <text:p>○</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506]);&quot;00&quot;)" office:value-type="string" office:string-value="40" calcext:value-type="string">
            <text:p>40</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519])&lt;&gt;MONTH([.M519]);UPPER(TEXT([.A519];&quot;MMMM&quot;));&quot;&quot;);IF(YEAR([.A519])&lt;&gt;YEAR([.M519]);CONCATENATE(&quot; &quot;;TEXT([.A51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19];&quot;MMMM AAAA&quot;))" office:value-type="string" office:string-value="OCTOBRE 2022" calcext:value-type="string">
            <text:p>OCTOBRE 2022</text:p>
          </table:table-cell>
          <table:table-cell table:style-name="ce8" table:number-columns-repeated="1010"/>
        </table:table-row>
        <table:table-row table:style-name="ro11">
          <table:table-cell table:style-name="ce9" table:formula="of:=[.A506]+7" office:value-type="date" office:date-value="2022-10-10" calcext:value-type="date">
            <text:p>10/10/22</text:p>
          </table:table-cell>
          <table:table-cell table:style-name="ce9"/>
          <table:table-cell table:style-name="ce9" table:formula="of:=[.A519]+1" office:value-type="date" office:date-value="2022-10-11" calcext:value-type="date">
            <text:p>11/10/22</text:p>
          </table:table-cell>
          <table:table-cell table:style-name="ce26"/>
          <table:table-cell table:style-name="ce9" table:formula="of:=[.C519]+1" office:value-type="date" office:date-value="2022-10-12" calcext:value-type="date">
            <text:p>12/10/22</text:p>
          </table:table-cell>
          <table:table-cell table:style-name="ce26"/>
          <table:table-cell table:style-name="ce9" table:formula="of:=[.E519]+1" office:value-type="date" office:date-value="2022-10-13" calcext:value-type="date">
            <text:p>13/10/22</text:p>
          </table:table-cell>
          <table:table-cell table:style-name="ce26"/>
          <table:table-cell table:style-name="ce9" table:formula="of:=[.G519]+1" office:value-type="date" office:date-value="2022-10-14" calcext:value-type="date">
            <text:p>14/10/22</text:p>
          </table:table-cell>
          <table:table-cell table:style-name="ce26"/>
          <table:table-cell table:style-name="ce9" table:formula="of:=[.I519]+1" office:value-type="date" office:date-value="2022-10-15" calcext:value-type="date">
            <text:p>15/10/22</text:p>
          </table:table-cell>
          <table:table-cell table:style-name="ce26"/>
          <table:table-cell table:style-name="ce9" table:formula="of:=[.K519]+1" office:value-type="date" office:date-value="2022-10-16" calcext:value-type="date">
            <text:p>16/10/22</text:p>
          </table:table-cell>
          <table:table-cell table:style-name="ce32"/>
          <table:table-cell table:style-name="ce26" table:number-columns-repeated="1010"/>
        </table:table-row>
        <table:table-row table:style-name="ro12">
          <table:table-cell table:style-name="ce10" table:formula="of:=TEXT([.A519];&quot;NNN J&quot;)" office:value-type="string" office:string-value="lundi 10" calcext:value-type="string">
            <text:p>lundi 10</text:p>
          </table:table-cell>
          <table:table-cell table:style-name="ce20"/>
          <table:table-cell table:style-name="ce10" table:formula="of:=TEXT([.C519];&quot;NNN J&quot;)" office:value-type="string" office:string-value="mardi 11" calcext:value-type="string">
            <text:p>mardi 11</text:p>
          </table:table-cell>
          <table:table-cell table:style-name="ce20"/>
          <table:table-cell table:style-name="ce10" table:formula="of:=TEXT([.E519];&quot;NNN J&quot;)" office:value-type="string" office:string-value="mercredi 12" calcext:value-type="string">
            <text:p>mercredi 12</text:p>
          </table:table-cell>
          <table:table-cell table:style-name="ce20"/>
          <table:table-cell table:style-name="ce10" table:formula="of:=TEXT([.G519];&quot;NNN J&quot;)" office:value-type="string" office:string-value="jeudi 13" calcext:value-type="string">
            <text:p>jeudi 13</text:p>
          </table:table-cell>
          <table:table-cell table:style-name="ce20"/>
          <table:table-cell table:style-name="ce10" table:formula="of:=TEXT([.I519];&quot;NNN J&quot;)" office:value-type="string" office:string-value="vendredi 14" calcext:value-type="string">
            <text:p>vendredi 14</text:p>
          </table:table-cell>
          <table:table-cell table:style-name="ce20"/>
          <table:table-cell table:style-name="ce10" table:formula="of:=TEXT([.K519];&quot;NNN J&quot;)" office:value-type="string" office:string-value="samedi 15" calcext:value-type="string">
            <text:p>samedi 15</text:p>
          </table:table-cell>
          <table:table-cell table:style-name="ce20"/>
          <table:table-cell table:style-name="ce10" table:formula="of:=TEXT([.M519];&quot;NNN J&quot;)" office:value-type="string" office:string-value="dimanche 16" calcext:value-type="string">
            <text:p>dimanche 16</text:p>
          </table:table-cell>
          <table:table-cell table:style-name="ce20"/>
          <table:table-cell table:style-name="ce40" table:number-columns-repeated="1010"/>
        </table:table-row>
        <table:table-row table:style-name="ro17">
          <table:table-cell table:style-name="ce11" table:formula="of:=IF(ISERROR(MATCH([.A519];[$'Jours fériés'.$D$4:.$D$203];0));&quot;&quot;;INDEX([$'Jours fériés'.$A$4:.$A$203];MATCH([.A519];[$'Jours fériés'.$D$4:.$D$203];0);1))">
            <text:p/>
          </table:table-cell>
          <table:table-cell table:style-name="ce21"/>
          <table:table-cell table:style-name="ce11" table:formula="of:=IF(ISERROR(MATCH([.C519];[$'Jours fériés'.$D$4:.$D$203];0));&quot;&quot;;INDEX([$'Jours fériés'.$A$4:.$A$203];MATCH([.C519];[$'Jours fériés'.$D$4:.$D$203];0);1))">
            <text:p/>
          </table:table-cell>
          <table:table-cell table:style-name="ce21"/>
          <table:table-cell table:style-name="ce11" table:formula="of:=IF(ISERROR(MATCH([.E519];[$'Jours fériés'.$D$4:.$D$203];0));&quot;&quot;;INDEX([$'Jours fériés'.$A$4:.$A$203];MATCH([.E519];[$'Jours fériés'.$D$4:.$D$203];0);1))">
            <text:p/>
          </table:table-cell>
          <table:table-cell table:style-name="ce21"/>
          <table:table-cell table:style-name="ce11" table:formula="of:=IF(ISERROR(MATCH([.G519];[$'Jours fériés'.$D$4:.$D$203];0));&quot;&quot;;INDEX([$'Jours fériés'.$A$4:.$A$203];MATCH([.G519];[$'Jours fériés'.$D$4:.$D$203];0);1))">
            <text:p/>
          </table:table-cell>
          <table:table-cell table:style-name="ce21"/>
          <table:table-cell table:style-name="ce11" table:formula="of:=IF(ISERROR(MATCH([.I519];[$'Jours fériés'.$D$4:.$D$203];0));&quot;&quot;;INDEX([$'Jours fériés'.$A$4:.$A$203];MATCH([.I519];[$'Jours fériés'.$D$4:.$D$203];0);1))">
            <text:p/>
          </table:table-cell>
          <table:table-cell table:style-name="ce21"/>
          <table:table-cell table:style-name="ce11" table:formula="of:=IF(ISERROR(MATCH([.K519];[$'Jours fériés'.$D$4:.$D$203];0));&quot;&quot;;INDEX([$'Jours fériés'.$A$4:.$A$203];MATCH([.K519];[$'Jours fériés'.$D$4:.$D$203];0);1))">
            <text:p/>
          </table:table-cell>
          <table:table-cell table:style-name="ce21"/>
          <table:table-cell table:style-name="ce11" table:formula="of:=IF(ISERROR(MATCH([.M519];[$'Jours fériés'.$D$4:.$D$203];0));&quot;&quot;;INDEX([$'Jours fériés'.$A$4:.$A$203];MATCH([.M519];[$'Jours fériés'.$D$4:.$D$203];0);1))">
            <text:p/>
          </table:table-cell>
          <table:table-cell table:style-name="ce21"/>
          <table:table-cell table:style-name="ce41" table:number-columns-repeated="1010"/>
        </table:table-row>
        <table:table-row table:style-name="ro8">
          <table:table-cell table:style-name="ce12" table:formula="of:=IF(ISERROR(MATCH([.A519];[$Lune.$A$1:.$A$1000];0));&quot;&quot;;INDEX([$Lune.$B$1:.$B$1000];MATCH([.A519];[$Lune.$A$1:.$A$1000];0);1))">
            <text:p/>
          </table:table-cell>
          <table:table-cell table:style-name="ce22"/>
          <table:table-cell table:style-name="ce12" table:formula="of:=IF(ISERROR(MATCH([.C519];[$Lune.$A$1:.$A$1000];0));&quot;&quot;;INDEX([$Lune.$B$1:.$B$1000];MATCH([.C519];[$Lune.$A$1:.$A$1000];0);1))">
            <text:p/>
          </table:table-cell>
          <table:table-cell table:style-name="ce22"/>
          <table:table-cell table:style-name="ce12" table:formula="of:=IF(ISERROR(MATCH([.E519];[$Lune.$A$1:.$A$1000];0));&quot;&quot;;INDEX([$Lune.$B$1:.$B$1000];MATCH([.E519];[$Lune.$A$1:.$A$1000];0);1))">
            <text:p/>
          </table:table-cell>
          <table:table-cell table:style-name="ce22"/>
          <table:table-cell table:style-name="ce12" table:formula="of:=IF(ISERROR(MATCH([.G519];[$Lune.$A$1:.$A$1000];0));&quot;&quot;;INDEX([$Lune.$B$1:.$B$1000];MATCH([.G519];[$Lune.$A$1:.$A$1000];0);1))">
            <text:p/>
          </table:table-cell>
          <table:table-cell table:style-name="ce22"/>
          <table:table-cell table:style-name="ce12" table:formula="of:=IF(ISERROR(MATCH([.I519];[$Lune.$A$1:.$A$1000];0));&quot;&quot;;INDEX([$Lune.$B$1:.$B$1000];MATCH([.I519];[$Lune.$A$1:.$A$1000];0);1))">
            <text:p/>
          </table:table-cell>
          <table:table-cell table:style-name="ce22"/>
          <table:table-cell table:style-name="ce12" table:formula="of:=IF(ISERROR(MATCH([.K519];[$Lune.$A$1:.$A$1000];0));&quot;&quot;;INDEX([$Lune.$B$1:.$B$1000];MATCH([.K519];[$Lune.$A$1:.$A$1000];0);1))">
            <text:p/>
          </table:table-cell>
          <table:table-cell table:style-name="ce22"/>
          <table:table-cell table:style-name="ce12" table:formula="of:=IF(ISERROR(MATCH([.M519];[$Lune.$A$1:.$A$1000];0));&quot;&quot;;INDEX([$Lune.$B$1:.$B$1000];MATCH([.M51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519]);&quot;00&quot;)" office:value-type="string" office:string-value="41" calcext:value-type="string">
            <text:p>41</text:p>
          </table:table-cell>
          <table:table-cell table:number-columns-repeated="1010"/>
        </table:table-row>
        <table:table-row table:style-name="ro8">
          <table:table-cell table:style-name="ce8" table:formula="of:=CONCATENATE(IF(MONTH([.A531])&lt;&gt;MONTH([.M531]);UPPER(TEXT([.A531];&quot;MMMM&quot;));&quot;&quot;);IF(YEAR([.A531])&lt;&gt;YEAR([.M531]);CONCATENATE(&quot; &quot;;TEXT([.A53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31];&quot;MMMM AAAA&quot;))" office:value-type="string" office:string-value="OCTOBRE 2022" calcext:value-type="string">
            <text:p>OCTOBRE 2022</text:p>
          </table:table-cell>
          <table:table-cell table:style-name="ce8" table:number-columns-repeated="1010"/>
        </table:table-row>
        <table:table-row table:style-name="ro11">
          <table:table-cell table:style-name="ce9" table:formula="of:=[.A519]+7" office:value-type="date" office:date-value="2022-10-17" calcext:value-type="date">
            <text:p>17/10/22</text:p>
          </table:table-cell>
          <table:table-cell table:style-name="ce9"/>
          <table:table-cell table:style-name="ce9" table:formula="of:=[.A531]+1" office:value-type="date" office:date-value="2022-10-18" calcext:value-type="date">
            <text:p>18/10/22</text:p>
          </table:table-cell>
          <table:table-cell table:style-name="ce26"/>
          <table:table-cell table:style-name="ce9" table:formula="of:=[.C531]+1" office:value-type="date" office:date-value="2022-10-19" calcext:value-type="date">
            <text:p>19/10/22</text:p>
          </table:table-cell>
          <table:table-cell table:style-name="ce26"/>
          <table:table-cell table:style-name="ce9" table:formula="of:=[.E531]+1" office:value-type="date" office:date-value="2022-10-20" calcext:value-type="date">
            <text:p>20/10/22</text:p>
          </table:table-cell>
          <table:table-cell table:style-name="ce26"/>
          <table:table-cell table:style-name="ce9" table:formula="of:=[.G531]+1" office:value-type="date" office:date-value="2022-10-21" calcext:value-type="date">
            <text:p>21/10/22</text:p>
          </table:table-cell>
          <table:table-cell table:style-name="ce26"/>
          <table:table-cell table:style-name="ce9" table:formula="of:=[.I531]+1" office:value-type="date" office:date-value="2022-10-22" calcext:value-type="date">
            <text:p>22/10/22</text:p>
          </table:table-cell>
          <table:table-cell table:style-name="ce26"/>
          <table:table-cell table:style-name="ce9" table:formula="of:=[.K531]+1" office:value-type="date" office:date-value="2022-10-23" calcext:value-type="date">
            <text:p>23/10/22</text:p>
          </table:table-cell>
          <table:table-cell table:style-name="ce32"/>
          <table:table-cell table:style-name="ce26" table:number-columns-repeated="1010"/>
        </table:table-row>
        <table:table-row table:style-name="ro12">
          <table:table-cell table:style-name="ce10" table:formula="of:=TEXT([.A531];&quot;NNN J&quot;)" office:value-type="string" office:string-value="lundi 17" calcext:value-type="string">
            <text:p>lundi 17</text:p>
          </table:table-cell>
          <table:table-cell table:style-name="ce20"/>
          <table:table-cell table:style-name="ce10" table:formula="of:=TEXT([.C531];&quot;NNN J&quot;)" office:value-type="string" office:string-value="mardi 18" calcext:value-type="string">
            <text:p>mardi 18</text:p>
          </table:table-cell>
          <table:table-cell table:style-name="ce20"/>
          <table:table-cell table:style-name="ce10" table:formula="of:=TEXT([.E531];&quot;NNN J&quot;)" office:value-type="string" office:string-value="mercredi 19" calcext:value-type="string">
            <text:p>mercredi 19</text:p>
          </table:table-cell>
          <table:table-cell table:style-name="ce20"/>
          <table:table-cell table:style-name="ce10" table:formula="of:=TEXT([.G531];&quot;NNN J&quot;)" office:value-type="string" office:string-value="jeudi 20" calcext:value-type="string">
            <text:p>jeudi 20</text:p>
          </table:table-cell>
          <table:table-cell table:style-name="ce20"/>
          <table:table-cell table:style-name="ce10" table:formula="of:=TEXT([.I531];&quot;NNN J&quot;)" office:value-type="string" office:string-value="vendredi 21" calcext:value-type="string">
            <text:p>vendredi 21</text:p>
          </table:table-cell>
          <table:table-cell table:style-name="ce20"/>
          <table:table-cell table:style-name="ce10" table:formula="of:=TEXT([.K531];&quot;NNN J&quot;)" office:value-type="string" office:string-value="samedi 22" calcext:value-type="string">
            <text:p>samedi 22</text:p>
          </table:table-cell>
          <table:table-cell table:style-name="ce20"/>
          <table:table-cell table:style-name="ce10" table:formula="of:=TEXT([.M531];&quot;NNN J&quot;)" office:value-type="string" office:string-value="dimanche 23" calcext:value-type="string">
            <text:p>dimanche 23</text:p>
          </table:table-cell>
          <table:table-cell table:style-name="ce20"/>
          <table:table-cell table:style-name="ce40" table:number-columns-repeated="1010"/>
        </table:table-row>
        <table:table-row table:style-name="ro17">
          <table:table-cell table:style-name="ce11" table:formula="of:=IF(ISERROR(MATCH([.A531];[$'Jours fériés'.$D$4:.$D$203];0));&quot;&quot;;INDEX([$'Jours fériés'.$A$4:.$A$203];MATCH([.A531];[$'Jours fériés'.$D$4:.$D$203];0);1))">
            <text:p/>
          </table:table-cell>
          <table:table-cell table:style-name="ce21"/>
          <table:table-cell table:style-name="ce11" table:formula="of:=IF(ISERROR(MATCH([.C531];[$'Jours fériés'.$D$4:.$D$203];0));&quot;&quot;;INDEX([$'Jours fériés'.$A$4:.$A$203];MATCH([.C531];[$'Jours fériés'.$D$4:.$D$203];0);1))">
            <text:p/>
          </table:table-cell>
          <table:table-cell table:style-name="ce21"/>
          <table:table-cell table:style-name="ce11" table:formula="of:=IF(ISERROR(MATCH([.E531];[$'Jours fériés'.$D$4:.$D$203];0));&quot;&quot;;INDEX([$'Jours fériés'.$A$4:.$A$203];MATCH([.E531];[$'Jours fériés'.$D$4:.$D$203];0);1))">
            <text:p/>
          </table:table-cell>
          <table:table-cell table:style-name="ce21"/>
          <table:table-cell table:style-name="ce11" table:formula="of:=IF(ISERROR(MATCH([.G531];[$'Jours fériés'.$D$4:.$D$203];0));&quot;&quot;;INDEX([$'Jours fériés'.$A$4:.$A$203];MATCH([.G531];[$'Jours fériés'.$D$4:.$D$203];0);1))">
            <text:p/>
          </table:table-cell>
          <table:table-cell table:style-name="ce21"/>
          <table:table-cell table:style-name="ce11" table:formula="of:=IF(ISERROR(MATCH([.I531];[$'Jours fériés'.$D$4:.$D$203];0));&quot;&quot;;INDEX([$'Jours fériés'.$A$4:.$A$203];MATCH([.I531];[$'Jours fériés'.$D$4:.$D$203];0);1))">
            <text:p/>
          </table:table-cell>
          <table:table-cell table:style-name="ce21"/>
          <table:table-cell table:style-name="ce11" table:formula="of:=IF(ISERROR(MATCH([.K531];[$'Jours fériés'.$D$4:.$D$203];0));&quot;&quot;;INDEX([$'Jours fériés'.$A$4:.$A$203];MATCH([.K531];[$'Jours fériés'.$D$4:.$D$203];0);1))">
            <text:p/>
          </table:table-cell>
          <table:table-cell table:style-name="ce21"/>
          <table:table-cell table:style-name="ce11" table:formula="of:=IF(ISERROR(MATCH([.M531];[$'Jours fériés'.$D$4:.$D$203];0));&quot;&quot;;INDEX([$'Jours fériés'.$A$4:.$A$203];MATCH([.M531];[$'Jours fériés'.$D$4:.$D$203];0);1))">
            <text:p/>
          </table:table-cell>
          <table:table-cell table:style-name="ce21"/>
          <table:table-cell table:style-name="ce41" table:number-columns-repeated="1010"/>
        </table:table-row>
        <table:table-row table:style-name="ro8">
          <table:table-cell table:style-name="ce12" table:formula="of:=IF(ISERROR(MATCH([.A531];[$Lune.$A$1:.$A$1000];0));&quot;&quot;;INDEX([$Lune.$B$1:.$B$1000];MATCH([.A531];[$Lune.$A$1:.$A$1000];0);1))" office:value-type="string" office:string-value="◑" calcext:value-type="string">
            <text:p>◑</text:p>
          </table:table-cell>
          <table:table-cell table:style-name="ce22"/>
          <table:table-cell table:style-name="ce12" table:formula="of:=IF(ISERROR(MATCH([.C531];[$Lune.$A$1:.$A$1000];0));&quot;&quot;;INDEX([$Lune.$B$1:.$B$1000];MATCH([.C531];[$Lune.$A$1:.$A$1000];0);1))">
            <text:p/>
          </table:table-cell>
          <table:table-cell table:style-name="ce22"/>
          <table:table-cell table:style-name="ce12" table:formula="of:=IF(ISERROR(MATCH([.E531];[$Lune.$A$1:.$A$1000];0));&quot;&quot;;INDEX([$Lune.$B$1:.$B$1000];MATCH([.E531];[$Lune.$A$1:.$A$1000];0);1))">
            <text:p/>
          </table:table-cell>
          <table:table-cell table:style-name="ce22"/>
          <table:table-cell table:style-name="ce12" table:formula="of:=IF(ISERROR(MATCH([.G531];[$Lune.$A$1:.$A$1000];0));&quot;&quot;;INDEX([$Lune.$B$1:.$B$1000];MATCH([.G531];[$Lune.$A$1:.$A$1000];0);1))">
            <text:p/>
          </table:table-cell>
          <table:table-cell table:style-name="ce22"/>
          <table:table-cell table:style-name="ce12" table:formula="of:=IF(ISERROR(MATCH([.I531];[$Lune.$A$1:.$A$1000];0));&quot;&quot;;INDEX([$Lune.$B$1:.$B$1000];MATCH([.I531];[$Lune.$A$1:.$A$1000];0);1))">
            <text:p/>
          </table:table-cell>
          <table:table-cell table:style-name="ce22"/>
          <table:table-cell table:style-name="ce12" table:formula="of:=IF(ISERROR(MATCH([.K531];[$Lune.$A$1:.$A$1000];0));&quot;&quot;;INDEX([$Lune.$B$1:.$B$1000];MATCH([.K531];[$Lune.$A$1:.$A$1000];0);1))">
            <text:p/>
          </table:table-cell>
          <table:table-cell table:style-name="ce22"/>
          <table:table-cell table:style-name="ce12" table:formula="of:=IF(ISERROR(MATCH([.M531];[$Lune.$A$1:.$A$1000];0));&quot;&quot;;INDEX([$Lune.$B$1:.$B$1000];MATCH([.M53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531]);&quot;00&quot;)" office:value-type="string" office:string-value="42" calcext:value-type="string">
            <text:p>42</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544])&lt;&gt;MONTH([.M544]);UPPER(TEXT([.A544];&quot;MMMM&quot;));&quot;&quot;);IF(YEAR([.A544])&lt;&gt;YEAR([.M544]);CONCATENATE(&quot; &quot;;TEXT([.A54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44];&quot;MMMM AAAA&quot;))" office:value-type="string" office:string-value="OCTOBRE 2022" calcext:value-type="string">
            <text:p>OCTOBRE 2022</text:p>
          </table:table-cell>
          <table:table-cell table:style-name="ce8" table:number-columns-repeated="1010"/>
        </table:table-row>
        <table:table-row table:style-name="ro11">
          <table:table-cell table:style-name="ce9" table:formula="of:=[.A531]+7" office:value-type="date" office:date-value="2022-10-24" calcext:value-type="date">
            <text:p>24/10/22</text:p>
          </table:table-cell>
          <table:table-cell table:style-name="ce9"/>
          <table:table-cell table:style-name="ce9" table:formula="of:=[.A544]+1" office:value-type="date" office:date-value="2022-10-25" calcext:value-type="date">
            <text:p>25/10/22</text:p>
          </table:table-cell>
          <table:table-cell table:style-name="ce26"/>
          <table:table-cell table:style-name="ce9" table:formula="of:=[.C544]+1" office:value-type="date" office:date-value="2022-10-26" calcext:value-type="date">
            <text:p>26/10/22</text:p>
          </table:table-cell>
          <table:table-cell table:style-name="ce26"/>
          <table:table-cell table:style-name="ce9" table:formula="of:=[.E544]+1" office:value-type="date" office:date-value="2022-10-27" calcext:value-type="date">
            <text:p>27/10/22</text:p>
          </table:table-cell>
          <table:table-cell table:style-name="ce26"/>
          <table:table-cell table:style-name="ce9" table:formula="of:=[.G544]+1" office:value-type="date" office:date-value="2022-10-28" calcext:value-type="date">
            <text:p>28/10/22</text:p>
          </table:table-cell>
          <table:table-cell table:style-name="ce26"/>
          <table:table-cell table:style-name="ce9" table:formula="of:=[.I544]+1" office:value-type="date" office:date-value="2022-10-29" calcext:value-type="date">
            <text:p>29/10/22</text:p>
          </table:table-cell>
          <table:table-cell table:style-name="ce26"/>
          <table:table-cell table:style-name="ce9" table:formula="of:=[.K544]+1" office:value-type="date" office:date-value="2022-10-30" calcext:value-type="date">
            <text:p>30/10/22</text:p>
          </table:table-cell>
          <table:table-cell table:style-name="ce32"/>
          <table:table-cell table:style-name="ce26" table:number-columns-repeated="1010"/>
        </table:table-row>
        <table:table-row table:style-name="ro12">
          <table:table-cell table:style-name="ce10" table:formula="of:=TEXT([.A544];&quot;NNN J&quot;)" office:value-type="string" office:string-value="lundi 24" calcext:value-type="string">
            <text:p>lundi 24</text:p>
          </table:table-cell>
          <table:table-cell table:style-name="ce20"/>
          <table:table-cell table:style-name="ce10" table:formula="of:=TEXT([.C544];&quot;NNN J&quot;)" office:value-type="string" office:string-value="mardi 25" calcext:value-type="string">
            <text:p>mardi 25</text:p>
          </table:table-cell>
          <table:table-cell table:style-name="ce20"/>
          <table:table-cell table:style-name="ce10" table:formula="of:=TEXT([.E544];&quot;NNN J&quot;)" office:value-type="string" office:string-value="mercredi 26" calcext:value-type="string">
            <text:p>mercredi 26</text:p>
          </table:table-cell>
          <table:table-cell table:style-name="ce20"/>
          <table:table-cell table:style-name="ce10" table:formula="of:=TEXT([.G544];&quot;NNN J&quot;)" office:value-type="string" office:string-value="jeudi 27" calcext:value-type="string">
            <text:p>jeudi 27</text:p>
          </table:table-cell>
          <table:table-cell table:style-name="ce20"/>
          <table:table-cell table:style-name="ce10" table:formula="of:=TEXT([.I544];&quot;NNN J&quot;)" office:value-type="string" office:string-value="vendredi 28" calcext:value-type="string">
            <text:p>vendredi 28</text:p>
          </table:table-cell>
          <table:table-cell table:style-name="ce20"/>
          <table:table-cell table:style-name="ce10" table:formula="of:=TEXT([.K544];&quot;NNN J&quot;)" office:value-type="string" office:string-value="samedi 29" calcext:value-type="string">
            <text:p>samedi 29</text:p>
          </table:table-cell>
          <table:table-cell table:style-name="ce20"/>
          <table:table-cell table:style-name="ce10" table:formula="of:=TEXT([.M544];&quot;NNN J&quot;)" office:value-type="string" office:string-value="dimanche 30" calcext:value-type="string">
            <text:p>dimanche 30</text:p>
          </table:table-cell>
          <table:table-cell table:style-name="ce20"/>
          <table:table-cell table:style-name="ce40" table:number-columns-repeated="1010"/>
        </table:table-row>
        <table:table-row table:style-name="ro17">
          <table:table-cell table:style-name="ce11" table:formula="of:=IF(ISERROR(MATCH([.A544];[$'Jours fériés'.$D$4:.$D$203];0));&quot;&quot;;INDEX([$'Jours fériés'.$A$4:.$A$203];MATCH([.A544];[$'Jours fériés'.$D$4:.$D$203];0);1))">
            <text:p/>
          </table:table-cell>
          <table:table-cell table:style-name="ce21"/>
          <table:table-cell table:style-name="ce11" table:formula="of:=IF(ISERROR(MATCH([.C544];[$'Jours fériés'.$D$4:.$D$203];0));&quot;&quot;;INDEX([$'Jours fériés'.$A$4:.$A$203];MATCH([.C544];[$'Jours fériés'.$D$4:.$D$203];0);1))">
            <text:p/>
          </table:table-cell>
          <table:table-cell table:style-name="ce21"/>
          <table:table-cell table:style-name="ce11" table:formula="of:=IF(ISERROR(MATCH([.E544];[$'Jours fériés'.$D$4:.$D$203];0));&quot;&quot;;INDEX([$'Jours fériés'.$A$4:.$A$203];MATCH([.E544];[$'Jours fériés'.$D$4:.$D$203];0);1))">
            <text:p/>
          </table:table-cell>
          <table:table-cell table:style-name="ce21"/>
          <table:table-cell table:style-name="ce11" table:formula="of:=IF(ISERROR(MATCH([.G544];[$'Jours fériés'.$D$4:.$D$203];0));&quot;&quot;;INDEX([$'Jours fériés'.$A$4:.$A$203];MATCH([.G544];[$'Jours fériés'.$D$4:.$D$203];0);1))">
            <text:p/>
          </table:table-cell>
          <table:table-cell table:style-name="ce21"/>
          <table:table-cell table:style-name="ce11" table:formula="of:=IF(ISERROR(MATCH([.I544];[$'Jours fériés'.$D$4:.$D$203];0));&quot;&quot;;INDEX([$'Jours fériés'.$A$4:.$A$203];MATCH([.I544];[$'Jours fériés'.$D$4:.$D$203];0);1))">
            <text:p/>
          </table:table-cell>
          <table:table-cell table:style-name="ce21"/>
          <table:table-cell table:style-name="ce11" table:formula="of:=IF(ISERROR(MATCH([.K544];[$'Jours fériés'.$D$4:.$D$203];0));&quot;&quot;;INDEX([$'Jours fériés'.$A$4:.$A$203];MATCH([.K544];[$'Jours fériés'.$D$4:.$D$203];0);1))">
            <text:p/>
          </table:table-cell>
          <table:table-cell table:style-name="ce21"/>
          <table:table-cell table:style-name="ce11" table:formula="of:=IF(ISERROR(MATCH([.M544];[$'Jours fériés'.$D$4:.$D$203];0));&quot;&quot;;INDEX([$'Jours fériés'.$A$4:.$A$203];MATCH([.M544];[$'Jours fériés'.$D$4:.$D$203];0);1))" office:value-type="string" office:string-value="heure d'hiver -1h" calcext:value-type="string">
            <text:p>heure d'hiver -1h</text:p>
          </table:table-cell>
          <table:table-cell table:style-name="ce21"/>
          <table:table-cell table:style-name="ce41" table:number-columns-repeated="1010"/>
        </table:table-row>
        <table:table-row table:style-name="ro8">
          <table:table-cell table:style-name="ce12" table:formula="of:=IF(ISERROR(MATCH([.A544];[$Lune.$A$1:.$A$1000];0));&quot;&quot;;INDEX([$Lune.$B$1:.$B$1000];MATCH([.A544];[$Lune.$A$1:.$A$1000];0);1))">
            <text:p/>
          </table:table-cell>
          <table:table-cell table:style-name="ce22"/>
          <table:table-cell table:style-name="ce12" table:formula="of:=IF(ISERROR(MATCH([.C544];[$Lune.$A$1:.$A$1000];0));&quot;&quot;;INDEX([$Lune.$B$1:.$B$1000];MATCH([.C544];[$Lune.$A$1:.$A$1000];0);1))" office:value-type="string" office:string-value="●" calcext:value-type="string">
            <text:p>●</text:p>
          </table:table-cell>
          <table:table-cell table:style-name="ce22"/>
          <table:table-cell table:style-name="ce12" table:formula="of:=IF(ISERROR(MATCH([.E544];[$Lune.$A$1:.$A$1000];0));&quot;&quot;;INDEX([$Lune.$B$1:.$B$1000];MATCH([.E544];[$Lune.$A$1:.$A$1000];0);1))">
            <text:p/>
          </table:table-cell>
          <table:table-cell table:style-name="ce22"/>
          <table:table-cell table:style-name="ce12" table:formula="of:=IF(ISERROR(MATCH([.G544];[$Lune.$A$1:.$A$1000];0));&quot;&quot;;INDEX([$Lune.$B$1:.$B$1000];MATCH([.G544];[$Lune.$A$1:.$A$1000];0);1))">
            <text:p/>
          </table:table-cell>
          <table:table-cell table:style-name="ce22"/>
          <table:table-cell table:style-name="ce12" table:formula="of:=IF(ISERROR(MATCH([.I544];[$Lune.$A$1:.$A$1000];0));&quot;&quot;;INDEX([$Lune.$B$1:.$B$1000];MATCH([.I544];[$Lune.$A$1:.$A$1000];0);1))">
            <text:p/>
          </table:table-cell>
          <table:table-cell table:style-name="ce22"/>
          <table:table-cell table:style-name="ce12" table:formula="of:=IF(ISERROR(MATCH([.K544];[$Lune.$A$1:.$A$1000];0));&quot;&quot;;INDEX([$Lune.$B$1:.$B$1000];MATCH([.K544];[$Lune.$A$1:.$A$1000];0);1))">
            <text:p/>
          </table:table-cell>
          <table:table-cell table:style-name="ce22"/>
          <table:table-cell table:style-name="ce12" table:formula="of:=IF(ISERROR(MATCH([.M544];[$Lune.$A$1:.$A$1000];0));&quot;&quot;;INDEX([$Lune.$B$1:.$B$1000];MATCH([.M54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544]);&quot;00&quot;)" office:value-type="string" office:string-value="43" calcext:value-type="string">
            <text:p>43</text:p>
          </table:table-cell>
          <table:table-cell table:number-columns-repeated="1010"/>
        </table:table-row>
        <table:table-row table:style-name="ro8">
          <table:table-cell table:style-name="ce8" table:formula="of:=CONCATENATE(IF(MONTH([.A556])&lt;&gt;MONTH([.M556]);UPPER(TEXT([.A556];&quot;MMMM&quot;));&quot;&quot;);IF(YEAR([.A556])&lt;&gt;YEAR([.M556]);CONCATENATE(&quot; &quot;;TEXT([.A556];&quot;AAAA&quot;));&quot;&quot;))" office:value-type="string" office:string-value="OCTOBRE" calcext:value-type="string">
            <text:p>OCTOBRE</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56];&quot;MMMM AAAA&quot;))" office:value-type="string" office:string-value="NOVEMBRE 2022" calcext:value-type="string">
            <text:p>NOVEMBRE 2022</text:p>
          </table:table-cell>
          <table:table-cell table:style-name="ce8" table:number-columns-repeated="1010"/>
        </table:table-row>
        <table:table-row table:style-name="ro11">
          <table:table-cell table:style-name="ce9" table:formula="of:=[.A544]+7" office:value-type="date" office:date-value="2022-10-31" calcext:value-type="date">
            <text:p>31/10/22</text:p>
          </table:table-cell>
          <table:table-cell table:style-name="ce9"/>
          <table:table-cell table:style-name="ce9" table:formula="of:=[.A556]+1" office:value-type="date" office:date-value="2022-11-01" calcext:value-type="date">
            <text:p>01/11/22</text:p>
          </table:table-cell>
          <table:table-cell table:style-name="ce26"/>
          <table:table-cell table:style-name="ce9" table:formula="of:=[.C556]+1" office:value-type="date" office:date-value="2022-11-02" calcext:value-type="date">
            <text:p>02/11/22</text:p>
          </table:table-cell>
          <table:table-cell table:style-name="ce26"/>
          <table:table-cell table:style-name="ce9" table:formula="of:=[.E556]+1" office:value-type="date" office:date-value="2022-11-03" calcext:value-type="date">
            <text:p>03/11/22</text:p>
          </table:table-cell>
          <table:table-cell table:style-name="ce26"/>
          <table:table-cell table:style-name="ce9" table:formula="of:=[.G556]+1" office:value-type="date" office:date-value="2022-11-04" calcext:value-type="date">
            <text:p>04/11/22</text:p>
          </table:table-cell>
          <table:table-cell table:style-name="ce26"/>
          <table:table-cell table:style-name="ce9" table:formula="of:=[.I556]+1" office:value-type="date" office:date-value="2022-11-05" calcext:value-type="date">
            <text:p>05/11/22</text:p>
          </table:table-cell>
          <table:table-cell table:style-name="ce26"/>
          <table:table-cell table:style-name="ce9" table:formula="of:=[.K556]+1" office:value-type="date" office:date-value="2022-11-06" calcext:value-type="date">
            <text:p>06/11/22</text:p>
          </table:table-cell>
          <table:table-cell table:style-name="ce32"/>
          <table:table-cell table:style-name="ce26" table:number-columns-repeated="1010"/>
        </table:table-row>
        <table:table-row table:style-name="ro12">
          <table:table-cell table:style-name="ce10" table:formula="of:=TEXT([.A556];&quot;NNN J&quot;)" office:value-type="string" office:string-value="lundi 31" calcext:value-type="string">
            <text:p>lundi 31</text:p>
          </table:table-cell>
          <table:table-cell table:style-name="ce20"/>
          <table:table-cell table:style-name="ce10" table:formula="of:=TEXT([.C556];&quot;NNN J&quot;)" office:value-type="string" office:string-value="mardi 1" calcext:value-type="string">
            <text:p>mardi 1</text:p>
          </table:table-cell>
          <table:table-cell table:style-name="ce20"/>
          <table:table-cell table:style-name="ce10" table:formula="of:=TEXT([.E556];&quot;NNN J&quot;)" office:value-type="string" office:string-value="mercredi 2" calcext:value-type="string">
            <text:p>mercredi 2</text:p>
          </table:table-cell>
          <table:table-cell table:style-name="ce20"/>
          <table:table-cell table:style-name="ce10" table:formula="of:=TEXT([.G556];&quot;NNN J&quot;)" office:value-type="string" office:string-value="jeudi 3" calcext:value-type="string">
            <text:p>jeudi 3</text:p>
          </table:table-cell>
          <table:table-cell table:style-name="ce20"/>
          <table:table-cell table:style-name="ce10" table:formula="of:=TEXT([.I556];&quot;NNN J&quot;)" office:value-type="string" office:string-value="vendredi 4" calcext:value-type="string">
            <text:p>vendredi 4</text:p>
          </table:table-cell>
          <table:table-cell table:style-name="ce20"/>
          <table:table-cell table:style-name="ce10" table:formula="of:=TEXT([.K556];&quot;NNN J&quot;)" office:value-type="string" office:string-value="samedi 5" calcext:value-type="string">
            <text:p>samedi 5</text:p>
          </table:table-cell>
          <table:table-cell table:style-name="ce20"/>
          <table:table-cell table:style-name="ce10" table:formula="of:=TEXT([.M556];&quot;NNN J&quot;)" office:value-type="string" office:string-value="dimanche 6" calcext:value-type="string">
            <text:p>dimanche 6</text:p>
          </table:table-cell>
          <table:table-cell table:style-name="ce20"/>
          <table:table-cell table:style-name="ce40" table:number-columns-repeated="1010"/>
        </table:table-row>
        <table:table-row table:style-name="ro17">
          <table:table-cell table:style-name="ce11" table:formula="of:=IF(ISERROR(MATCH([.A556];[$'Jours fériés'.$D$4:.$D$203];0));&quot;&quot;;INDEX([$'Jours fériés'.$A$4:.$A$203];MATCH([.A556];[$'Jours fériés'.$D$4:.$D$203];0);1))">
            <text:p/>
          </table:table-cell>
          <table:table-cell table:style-name="ce21"/>
          <table:table-cell table:style-name="ce11" table:formula="of:=IF(ISERROR(MATCH([.C556];[$'Jours fériés'.$D$4:.$D$203];0));&quot;&quot;;INDEX([$'Jours fériés'.$A$4:.$A$203];MATCH([.C556];[$'Jours fériés'.$D$4:.$D$203];0);1))" office:value-type="string" office:string-value="Toussaint" calcext:value-type="string">
            <text:p>Toussaint</text:p>
          </table:table-cell>
          <table:table-cell table:style-name="ce21"/>
          <table:table-cell table:style-name="ce11" table:formula="of:=IF(ISERROR(MATCH([.E556];[$'Jours fériés'.$D$4:.$D$203];0));&quot;&quot;;INDEX([$'Jours fériés'.$A$4:.$A$203];MATCH([.E556];[$'Jours fériés'.$D$4:.$D$203];0);1))">
            <text:p/>
          </table:table-cell>
          <table:table-cell table:style-name="ce21"/>
          <table:table-cell table:style-name="ce11" table:formula="of:=IF(ISERROR(MATCH([.G556];[$'Jours fériés'.$D$4:.$D$203];0));&quot;&quot;;INDEX([$'Jours fériés'.$A$4:.$A$203];MATCH([.G556];[$'Jours fériés'.$D$4:.$D$203];0);1))">
            <text:p/>
          </table:table-cell>
          <table:table-cell table:style-name="ce21"/>
          <table:table-cell table:style-name="ce11" table:formula="of:=IF(ISERROR(MATCH([.I556];[$'Jours fériés'.$D$4:.$D$203];0));&quot;&quot;;INDEX([$'Jours fériés'.$A$4:.$A$203];MATCH([.I556];[$'Jours fériés'.$D$4:.$D$203];0);1))">
            <text:p/>
          </table:table-cell>
          <table:table-cell table:style-name="ce21"/>
          <table:table-cell table:style-name="ce11" table:formula="of:=IF(ISERROR(MATCH([.K556];[$'Jours fériés'.$D$4:.$D$203];0));&quot;&quot;;INDEX([$'Jours fériés'.$A$4:.$A$203];MATCH([.K556];[$'Jours fériés'.$D$4:.$D$203];0);1))">
            <text:p/>
          </table:table-cell>
          <table:table-cell table:style-name="ce21"/>
          <table:table-cell table:style-name="ce11" table:formula="of:=IF(ISERROR(MATCH([.M556];[$'Jours fériés'.$D$4:.$D$203];0));&quot;&quot;;INDEX([$'Jours fériés'.$A$4:.$A$203];MATCH([.M556];[$'Jours fériés'.$D$4:.$D$203];0);1))">
            <text:p/>
          </table:table-cell>
          <table:table-cell table:style-name="ce21"/>
          <table:table-cell table:style-name="ce41" table:number-columns-repeated="1010"/>
        </table:table-row>
        <table:table-row table:style-name="ro8">
          <table:table-cell table:style-name="ce12" table:formula="of:=IF(ISERROR(MATCH([.A556];[$Lune.$A$1:.$A$1000];0));&quot;&quot;;INDEX([$Lune.$B$1:.$B$1000];MATCH([.A556];[$Lune.$A$1:.$A$1000];0);1))">
            <text:p/>
          </table:table-cell>
          <table:table-cell table:style-name="ce22"/>
          <table:table-cell table:style-name="ce12" table:formula="of:=IF(ISERROR(MATCH([.C556];[$Lune.$A$1:.$A$1000];0));&quot;&quot;;INDEX([$Lune.$B$1:.$B$1000];MATCH([.C556];[$Lune.$A$1:.$A$1000];0);1))" office:value-type="string" office:string-value="◐" calcext:value-type="string">
            <text:p>◐</text:p>
          </table:table-cell>
          <table:table-cell table:style-name="ce22"/>
          <table:table-cell table:style-name="ce12" table:formula="of:=IF(ISERROR(MATCH([.E556];[$Lune.$A$1:.$A$1000];0));&quot;&quot;;INDEX([$Lune.$B$1:.$B$1000];MATCH([.E556];[$Lune.$A$1:.$A$1000];0);1))">
            <text:p/>
          </table:table-cell>
          <table:table-cell table:style-name="ce22"/>
          <table:table-cell table:style-name="ce12" table:formula="of:=IF(ISERROR(MATCH([.G556];[$Lune.$A$1:.$A$1000];0));&quot;&quot;;INDEX([$Lune.$B$1:.$B$1000];MATCH([.G556];[$Lune.$A$1:.$A$1000];0);1))">
            <text:p/>
          </table:table-cell>
          <table:table-cell table:style-name="ce22"/>
          <table:table-cell table:style-name="ce12" table:formula="of:=IF(ISERROR(MATCH([.I556];[$Lune.$A$1:.$A$1000];0));&quot;&quot;;INDEX([$Lune.$B$1:.$B$1000];MATCH([.I556];[$Lune.$A$1:.$A$1000];0);1))">
            <text:p/>
          </table:table-cell>
          <table:table-cell table:style-name="ce22"/>
          <table:table-cell table:style-name="ce12" table:formula="of:=IF(ISERROR(MATCH([.K556];[$Lune.$A$1:.$A$1000];0));&quot;&quot;;INDEX([$Lune.$B$1:.$B$1000];MATCH([.K556];[$Lune.$A$1:.$A$1000];0);1))">
            <text:p/>
          </table:table-cell>
          <table:table-cell table:style-name="ce22"/>
          <table:table-cell table:style-name="ce12" table:formula="of:=IF(ISERROR(MATCH([.M556];[$Lune.$A$1:.$A$1000];0));&quot;&quot;;INDEX([$Lune.$B$1:.$B$1000];MATCH([.M55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556]);&quot;00&quot;)" office:value-type="string" office:string-value="44" calcext:value-type="string">
            <text:p>44</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569])&lt;&gt;MONTH([.M569]);UPPER(TEXT([.A569];&quot;MMMM&quot;));&quot;&quot;);IF(YEAR([.A569])&lt;&gt;YEAR([.M569]);CONCATENATE(&quot; &quot;;TEXT([.A56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69];&quot;MMMM AAAA&quot;))" office:value-type="string" office:string-value="NOVEMBRE 2022" calcext:value-type="string">
            <text:p>NOVEMBRE 2022</text:p>
          </table:table-cell>
          <table:table-cell table:style-name="ce8" table:number-columns-repeated="1010"/>
        </table:table-row>
        <table:table-row table:style-name="ro11">
          <table:table-cell table:style-name="ce9" table:formula="of:=[.A556]+7" office:value-type="date" office:date-value="2022-11-07" calcext:value-type="date">
            <text:p>07/11/22</text:p>
          </table:table-cell>
          <table:table-cell table:style-name="ce9"/>
          <table:table-cell table:style-name="ce9" table:formula="of:=[.A569]+1" office:value-type="date" office:date-value="2022-11-08" calcext:value-type="date">
            <text:p>08/11/22</text:p>
          </table:table-cell>
          <table:table-cell table:style-name="ce26"/>
          <table:table-cell table:style-name="ce9" table:formula="of:=[.C569]+1" office:value-type="date" office:date-value="2022-11-09" calcext:value-type="date">
            <text:p>09/11/22</text:p>
          </table:table-cell>
          <table:table-cell table:style-name="ce26"/>
          <table:table-cell table:style-name="ce9" table:formula="of:=[.E569]+1" office:value-type="date" office:date-value="2022-11-10" calcext:value-type="date">
            <text:p>10/11/22</text:p>
          </table:table-cell>
          <table:table-cell table:style-name="ce26"/>
          <table:table-cell table:style-name="ce9" table:formula="of:=[.G569]+1" office:value-type="date" office:date-value="2022-11-11" calcext:value-type="date">
            <text:p>11/11/22</text:p>
          </table:table-cell>
          <table:table-cell table:style-name="ce26"/>
          <table:table-cell table:style-name="ce9" table:formula="of:=[.I569]+1" office:value-type="date" office:date-value="2022-11-12" calcext:value-type="date">
            <text:p>12/11/22</text:p>
          </table:table-cell>
          <table:table-cell table:style-name="ce26"/>
          <table:table-cell table:style-name="ce9" table:formula="of:=[.K569]+1" office:value-type="date" office:date-value="2022-11-13" calcext:value-type="date">
            <text:p>13/11/22</text:p>
          </table:table-cell>
          <table:table-cell table:style-name="ce32"/>
          <table:table-cell table:style-name="ce26" table:number-columns-repeated="1010"/>
        </table:table-row>
        <table:table-row table:style-name="ro12">
          <table:table-cell table:style-name="ce10" table:formula="of:=TEXT([.A569];&quot;NNN J&quot;)" office:value-type="string" office:string-value="lundi 7" calcext:value-type="string">
            <text:p>lundi 7</text:p>
          </table:table-cell>
          <table:table-cell table:style-name="ce20"/>
          <table:table-cell table:style-name="ce10" table:formula="of:=TEXT([.C569];&quot;NNN J&quot;)" office:value-type="string" office:string-value="mardi 8" calcext:value-type="string">
            <text:p>mardi 8</text:p>
          </table:table-cell>
          <table:table-cell table:style-name="ce20"/>
          <table:table-cell table:style-name="ce10" table:formula="of:=TEXT([.E569];&quot;NNN J&quot;)" office:value-type="string" office:string-value="mercredi 9" calcext:value-type="string">
            <text:p>mercredi 9</text:p>
          </table:table-cell>
          <table:table-cell table:style-name="ce20"/>
          <table:table-cell table:style-name="ce10" table:formula="of:=TEXT([.G569];&quot;NNN J&quot;)" office:value-type="string" office:string-value="jeudi 10" calcext:value-type="string">
            <text:p>jeudi 10</text:p>
          </table:table-cell>
          <table:table-cell table:style-name="ce20"/>
          <table:table-cell table:style-name="ce10" table:formula="of:=TEXT([.I569];&quot;NNN J&quot;)" office:value-type="string" office:string-value="vendredi 11" calcext:value-type="string">
            <text:p>vendredi 11</text:p>
          </table:table-cell>
          <table:table-cell table:style-name="ce20"/>
          <table:table-cell table:style-name="ce10" table:formula="of:=TEXT([.K569];&quot;NNN J&quot;)" office:value-type="string" office:string-value="samedi 12" calcext:value-type="string">
            <text:p>samedi 12</text:p>
          </table:table-cell>
          <table:table-cell table:style-name="ce20"/>
          <table:table-cell table:style-name="ce10" table:formula="of:=TEXT([.M569];&quot;NNN J&quot;)" office:value-type="string" office:string-value="dimanche 13" calcext:value-type="string">
            <text:p>dimanche 13</text:p>
          </table:table-cell>
          <table:table-cell table:style-name="ce20"/>
          <table:table-cell table:style-name="ce40" table:number-columns-repeated="1010"/>
        </table:table-row>
        <table:table-row table:style-name="ro17">
          <table:table-cell table:style-name="ce11" table:formula="of:=IF(ISERROR(MATCH([.A569];[$'Jours fériés'.$D$4:.$D$203];0));&quot;&quot;;INDEX([$'Jours fériés'.$A$4:.$A$203];MATCH([.A569];[$'Jours fériés'.$D$4:.$D$203];0);1))">
            <text:p/>
          </table:table-cell>
          <table:table-cell table:style-name="ce21"/>
          <table:table-cell table:style-name="ce11" table:formula="of:=IF(ISERROR(MATCH([.C569];[$'Jours fériés'.$D$4:.$D$203];0));&quot;&quot;;INDEX([$'Jours fériés'.$A$4:.$A$203];MATCH([.C569];[$'Jours fériés'.$D$4:.$D$203];0);1))">
            <text:p/>
          </table:table-cell>
          <table:table-cell table:style-name="ce21"/>
          <table:table-cell table:style-name="ce11" table:formula="of:=IF(ISERROR(MATCH([.E569];[$'Jours fériés'.$D$4:.$D$203];0));&quot;&quot;;INDEX([$'Jours fériés'.$A$4:.$A$203];MATCH([.E569];[$'Jours fériés'.$D$4:.$D$203];0);1))">
            <text:p/>
          </table:table-cell>
          <table:table-cell table:style-name="ce21"/>
          <table:table-cell table:style-name="ce11" table:formula="of:=IF(ISERROR(MATCH([.G569];[$'Jours fériés'.$D$4:.$D$203];0));&quot;&quot;;INDEX([$'Jours fériés'.$A$4:.$A$203];MATCH([.G569];[$'Jours fériés'.$D$4:.$D$203];0);1))">
            <text:p/>
          </table:table-cell>
          <table:table-cell table:style-name="ce21"/>
          <table:table-cell table:style-name="ce11" table:formula="of:=IF(ISERROR(MATCH([.I569];[$'Jours fériés'.$D$4:.$D$203];0));&quot;&quot;;INDEX([$'Jours fériés'.$A$4:.$A$203];MATCH([.I569];[$'Jours fériés'.$D$4:.$D$203];0);1))" office:value-type="string" office:string-value="Armistice 1918" calcext:value-type="string">
            <text:p>Armistice 1918</text:p>
          </table:table-cell>
          <table:table-cell table:style-name="ce21"/>
          <table:table-cell table:style-name="ce11" table:formula="of:=IF(ISERROR(MATCH([.K569];[$'Jours fériés'.$D$4:.$D$203];0));&quot;&quot;;INDEX([$'Jours fériés'.$A$4:.$A$203];MATCH([.K569];[$'Jours fériés'.$D$4:.$D$203];0);1))">
            <text:p/>
          </table:table-cell>
          <table:table-cell table:style-name="ce21"/>
          <table:table-cell table:style-name="ce11" table:formula="of:=IF(ISERROR(MATCH([.M569];[$'Jours fériés'.$D$4:.$D$203];0));&quot;&quot;;INDEX([$'Jours fériés'.$A$4:.$A$203];MATCH([.M569];[$'Jours fériés'.$D$4:.$D$203];0);1))">
            <text:p/>
          </table:table-cell>
          <table:table-cell table:style-name="ce21"/>
          <table:table-cell table:style-name="ce41" table:number-columns-repeated="1010"/>
        </table:table-row>
        <table:table-row table:style-name="ro8">
          <table:table-cell table:style-name="ce12" table:formula="of:=IF(ISERROR(MATCH([.A569];[$Lune.$A$1:.$A$1000];0));&quot;&quot;;INDEX([$Lune.$B$1:.$B$1000];MATCH([.A569];[$Lune.$A$1:.$A$1000];0);1))">
            <text:p/>
          </table:table-cell>
          <table:table-cell table:style-name="ce22"/>
          <table:table-cell table:style-name="ce12" table:formula="of:=IF(ISERROR(MATCH([.C569];[$Lune.$A$1:.$A$1000];0));&quot;&quot;;INDEX([$Lune.$B$1:.$B$1000];MATCH([.C569];[$Lune.$A$1:.$A$1000];0);1))" office:value-type="string" office:string-value="○" calcext:value-type="string">
            <text:p>○</text:p>
          </table:table-cell>
          <table:table-cell table:style-name="ce22"/>
          <table:table-cell table:style-name="ce12" table:formula="of:=IF(ISERROR(MATCH([.E569];[$Lune.$A$1:.$A$1000];0));&quot;&quot;;INDEX([$Lune.$B$1:.$B$1000];MATCH([.E569];[$Lune.$A$1:.$A$1000];0);1))">
            <text:p/>
          </table:table-cell>
          <table:table-cell table:style-name="ce22"/>
          <table:table-cell table:style-name="ce12" table:formula="of:=IF(ISERROR(MATCH([.G569];[$Lune.$A$1:.$A$1000];0));&quot;&quot;;INDEX([$Lune.$B$1:.$B$1000];MATCH([.G569];[$Lune.$A$1:.$A$1000];0);1))">
            <text:p/>
          </table:table-cell>
          <table:table-cell table:style-name="ce22"/>
          <table:table-cell table:style-name="ce12" table:formula="of:=IF(ISERROR(MATCH([.I569];[$Lune.$A$1:.$A$1000];0));&quot;&quot;;INDEX([$Lune.$B$1:.$B$1000];MATCH([.I569];[$Lune.$A$1:.$A$1000];0);1))">
            <text:p/>
          </table:table-cell>
          <table:table-cell table:style-name="ce22"/>
          <table:table-cell table:style-name="ce12" table:formula="of:=IF(ISERROR(MATCH([.K569];[$Lune.$A$1:.$A$1000];0));&quot;&quot;;INDEX([$Lune.$B$1:.$B$1000];MATCH([.K569];[$Lune.$A$1:.$A$1000];0);1))">
            <text:p/>
          </table:table-cell>
          <table:table-cell table:style-name="ce22"/>
          <table:table-cell table:style-name="ce12" table:formula="of:=IF(ISERROR(MATCH([.M569];[$Lune.$A$1:.$A$1000];0));&quot;&quot;;INDEX([$Lune.$B$1:.$B$1000];MATCH([.M56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569]);&quot;00&quot;)" office:value-type="string" office:string-value="45" calcext:value-type="string">
            <text:p>45</text:p>
          </table:table-cell>
          <table:table-cell table:number-columns-repeated="1010"/>
        </table:table-row>
        <table:table-row table:style-name="ro8">
          <table:table-cell table:style-name="ce8" table:formula="of:=CONCATENATE(IF(MONTH([.A581])&lt;&gt;MONTH([.M581]);UPPER(TEXT([.A581];&quot;MMMM&quot;));&quot;&quot;);IF(YEAR([.A581])&lt;&gt;YEAR([.M581]);CONCATENATE(&quot; &quot;;TEXT([.A58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81];&quot;MMMM AAAA&quot;))" office:value-type="string" office:string-value="NOVEMBRE 2022" calcext:value-type="string">
            <text:p>NOVEMBRE 2022</text:p>
          </table:table-cell>
          <table:table-cell table:style-name="ce8" table:number-columns-repeated="1010"/>
        </table:table-row>
        <table:table-row table:style-name="ro11">
          <table:table-cell table:style-name="ce9" table:formula="of:=[.A569]+7" office:value-type="date" office:date-value="2022-11-14" calcext:value-type="date">
            <text:p>14/11/22</text:p>
          </table:table-cell>
          <table:table-cell table:style-name="ce9"/>
          <table:table-cell table:style-name="ce9" table:formula="of:=[.A581]+1" office:value-type="date" office:date-value="2022-11-15" calcext:value-type="date">
            <text:p>15/11/22</text:p>
          </table:table-cell>
          <table:table-cell table:style-name="ce26"/>
          <table:table-cell table:style-name="ce9" table:formula="of:=[.C581]+1" office:value-type="date" office:date-value="2022-11-16" calcext:value-type="date">
            <text:p>16/11/22</text:p>
          </table:table-cell>
          <table:table-cell table:style-name="ce26"/>
          <table:table-cell table:style-name="ce9" table:formula="of:=[.E581]+1" office:value-type="date" office:date-value="2022-11-17" calcext:value-type="date">
            <text:p>17/11/22</text:p>
          </table:table-cell>
          <table:table-cell table:style-name="ce26"/>
          <table:table-cell table:style-name="ce9" table:formula="of:=[.G581]+1" office:value-type="date" office:date-value="2022-11-18" calcext:value-type="date">
            <text:p>18/11/22</text:p>
          </table:table-cell>
          <table:table-cell table:style-name="ce26"/>
          <table:table-cell table:style-name="ce9" table:formula="of:=[.I581]+1" office:value-type="date" office:date-value="2022-11-19" calcext:value-type="date">
            <text:p>19/11/22</text:p>
          </table:table-cell>
          <table:table-cell table:style-name="ce26"/>
          <table:table-cell table:style-name="ce9" table:formula="of:=[.K581]+1" office:value-type="date" office:date-value="2022-11-20" calcext:value-type="date">
            <text:p>20/11/22</text:p>
          </table:table-cell>
          <table:table-cell table:style-name="ce32"/>
          <table:table-cell table:style-name="ce26" table:number-columns-repeated="1010"/>
        </table:table-row>
        <table:table-row table:style-name="ro12">
          <table:table-cell table:style-name="ce10" table:formula="of:=TEXT([.A581];&quot;NNN J&quot;)" office:value-type="string" office:string-value="lundi 14" calcext:value-type="string">
            <text:p>lundi 14</text:p>
          </table:table-cell>
          <table:table-cell table:style-name="ce20"/>
          <table:table-cell table:style-name="ce10" table:formula="of:=TEXT([.C581];&quot;NNN J&quot;)" office:value-type="string" office:string-value="mardi 15" calcext:value-type="string">
            <text:p>mardi 15</text:p>
          </table:table-cell>
          <table:table-cell table:style-name="ce20"/>
          <table:table-cell table:style-name="ce10" table:formula="of:=TEXT([.E581];&quot;NNN J&quot;)" office:value-type="string" office:string-value="mercredi 16" calcext:value-type="string">
            <text:p>mercredi 16</text:p>
          </table:table-cell>
          <table:table-cell table:style-name="ce20"/>
          <table:table-cell table:style-name="ce10" table:formula="of:=TEXT([.G581];&quot;NNN J&quot;)" office:value-type="string" office:string-value="jeudi 17" calcext:value-type="string">
            <text:p>jeudi 17</text:p>
          </table:table-cell>
          <table:table-cell table:style-name="ce20"/>
          <table:table-cell table:style-name="ce10" table:formula="of:=TEXT([.I581];&quot;NNN J&quot;)" office:value-type="string" office:string-value="vendredi 18" calcext:value-type="string">
            <text:p>vendredi 18</text:p>
          </table:table-cell>
          <table:table-cell table:style-name="ce20"/>
          <table:table-cell table:style-name="ce10" table:formula="of:=TEXT([.K581];&quot;NNN J&quot;)" office:value-type="string" office:string-value="samedi 19" calcext:value-type="string">
            <text:p>samedi 19</text:p>
          </table:table-cell>
          <table:table-cell table:style-name="ce20"/>
          <table:table-cell table:style-name="ce10" table:formula="of:=TEXT([.M581];&quot;NNN J&quot;)" office:value-type="string" office:string-value="dimanche 20" calcext:value-type="string">
            <text:p>dimanche 20</text:p>
          </table:table-cell>
          <table:table-cell table:style-name="ce20"/>
          <table:table-cell table:style-name="ce40" table:number-columns-repeated="1010"/>
        </table:table-row>
        <table:table-row table:style-name="ro17">
          <table:table-cell table:style-name="ce11" table:formula="of:=IF(ISERROR(MATCH([.A581];[$'Jours fériés'.$D$4:.$D$203];0));&quot;&quot;;INDEX([$'Jours fériés'.$A$4:.$A$203];MATCH([.A581];[$'Jours fériés'.$D$4:.$D$203];0);1))">
            <text:p/>
          </table:table-cell>
          <table:table-cell table:style-name="ce21"/>
          <table:table-cell table:style-name="ce11" table:formula="of:=IF(ISERROR(MATCH([.C581];[$'Jours fériés'.$D$4:.$D$203];0));&quot;&quot;;INDEX([$'Jours fériés'.$A$4:.$A$203];MATCH([.C581];[$'Jours fériés'.$D$4:.$D$203];0);1))">
            <text:p/>
          </table:table-cell>
          <table:table-cell table:style-name="ce21"/>
          <table:table-cell table:style-name="ce11" table:formula="of:=IF(ISERROR(MATCH([.E581];[$'Jours fériés'.$D$4:.$D$203];0));&quot;&quot;;INDEX([$'Jours fériés'.$A$4:.$A$203];MATCH([.E581];[$'Jours fériés'.$D$4:.$D$203];0);1))">
            <text:p/>
          </table:table-cell>
          <table:table-cell table:style-name="ce21"/>
          <table:table-cell table:style-name="ce11" table:formula="of:=IF(ISERROR(MATCH([.G581];[$'Jours fériés'.$D$4:.$D$203];0));&quot;&quot;;INDEX([$'Jours fériés'.$A$4:.$A$203];MATCH([.G581];[$'Jours fériés'.$D$4:.$D$203];0);1))">
            <text:p/>
          </table:table-cell>
          <table:table-cell table:style-name="ce21"/>
          <table:table-cell table:style-name="ce11" table:formula="of:=IF(ISERROR(MATCH([.I581];[$'Jours fériés'.$D$4:.$D$203];0));&quot;&quot;;INDEX([$'Jours fériés'.$A$4:.$A$203];MATCH([.I581];[$'Jours fériés'.$D$4:.$D$203];0);1))">
            <text:p/>
          </table:table-cell>
          <table:table-cell table:style-name="ce21"/>
          <table:table-cell table:style-name="ce11" table:formula="of:=IF(ISERROR(MATCH([.K581];[$'Jours fériés'.$D$4:.$D$203];0));&quot;&quot;;INDEX([$'Jours fériés'.$A$4:.$A$203];MATCH([.K581];[$'Jours fériés'.$D$4:.$D$203];0);1))">
            <text:p/>
          </table:table-cell>
          <table:table-cell table:style-name="ce21"/>
          <table:table-cell table:style-name="ce11" table:formula="of:=IF(ISERROR(MATCH([.M581];[$'Jours fériés'.$D$4:.$D$203];0));&quot;&quot;;INDEX([$'Jours fériés'.$A$4:.$A$203];MATCH([.M581];[$'Jours fériés'.$D$4:.$D$203];0);1))">
            <text:p/>
          </table:table-cell>
          <table:table-cell table:style-name="ce21"/>
          <table:table-cell table:style-name="ce41" table:number-columns-repeated="1010"/>
        </table:table-row>
        <table:table-row table:style-name="ro8">
          <table:table-cell table:style-name="ce12" table:formula="of:=IF(ISERROR(MATCH([.A581];[$Lune.$A$1:.$A$1000];0));&quot;&quot;;INDEX([$Lune.$B$1:.$B$1000];MATCH([.A581];[$Lune.$A$1:.$A$1000];0);1))">
            <text:p/>
          </table:table-cell>
          <table:table-cell table:style-name="ce22"/>
          <table:table-cell table:style-name="ce12" table:formula="of:=IF(ISERROR(MATCH([.C581];[$Lune.$A$1:.$A$1000];0));&quot;&quot;;INDEX([$Lune.$B$1:.$B$1000];MATCH([.C581];[$Lune.$A$1:.$A$1000];0);1))">
            <text:p/>
          </table:table-cell>
          <table:table-cell table:style-name="ce22"/>
          <table:table-cell table:style-name="ce12" table:formula="of:=IF(ISERROR(MATCH([.E581];[$Lune.$A$1:.$A$1000];0));&quot;&quot;;INDEX([$Lune.$B$1:.$B$1000];MATCH([.E581];[$Lune.$A$1:.$A$1000];0);1))" office:value-type="string" office:string-value="◑" calcext:value-type="string">
            <text:p>◑</text:p>
          </table:table-cell>
          <table:table-cell table:style-name="ce22"/>
          <table:table-cell table:style-name="ce12" table:formula="of:=IF(ISERROR(MATCH([.G581];[$Lune.$A$1:.$A$1000];0));&quot;&quot;;INDEX([$Lune.$B$1:.$B$1000];MATCH([.G581];[$Lune.$A$1:.$A$1000];0);1))">
            <text:p/>
          </table:table-cell>
          <table:table-cell table:style-name="ce22"/>
          <table:table-cell table:style-name="ce12" table:formula="of:=IF(ISERROR(MATCH([.I581];[$Lune.$A$1:.$A$1000];0));&quot;&quot;;INDEX([$Lune.$B$1:.$B$1000];MATCH([.I581];[$Lune.$A$1:.$A$1000];0);1))">
            <text:p/>
          </table:table-cell>
          <table:table-cell table:style-name="ce22"/>
          <table:table-cell table:style-name="ce12" table:formula="of:=IF(ISERROR(MATCH([.K581];[$Lune.$A$1:.$A$1000];0));&quot;&quot;;INDEX([$Lune.$B$1:.$B$1000];MATCH([.K581];[$Lune.$A$1:.$A$1000];0);1))">
            <text:p/>
          </table:table-cell>
          <table:table-cell table:style-name="ce22"/>
          <table:table-cell table:style-name="ce12" table:formula="of:=IF(ISERROR(MATCH([.M581];[$Lune.$A$1:.$A$1000];0));&quot;&quot;;INDEX([$Lune.$B$1:.$B$1000];MATCH([.M58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581]);&quot;00&quot;)" office:value-type="string" office:string-value="46" calcext:value-type="string">
            <text:p>46</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594])&lt;&gt;MONTH([.M594]);UPPER(TEXT([.A594];&quot;MMMM&quot;));&quot;&quot;);IF(YEAR([.A594])&lt;&gt;YEAR([.M594]);CONCATENATE(&quot; &quot;;TEXT([.A59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594];&quot;MMMM AAAA&quot;))" office:value-type="string" office:string-value="NOVEMBRE 2022" calcext:value-type="string">
            <text:p>NOVEMBRE 2022</text:p>
          </table:table-cell>
          <table:table-cell table:style-name="ce8" table:number-columns-repeated="1010"/>
        </table:table-row>
        <table:table-row table:style-name="ro11">
          <table:table-cell table:style-name="ce9" table:formula="of:=[.A581]+7" office:value-type="date" office:date-value="2022-11-21" calcext:value-type="date">
            <text:p>21/11/22</text:p>
          </table:table-cell>
          <table:table-cell table:style-name="ce9"/>
          <table:table-cell table:style-name="ce9" table:formula="of:=[.A594]+1" office:value-type="date" office:date-value="2022-11-22" calcext:value-type="date">
            <text:p>22/11/22</text:p>
          </table:table-cell>
          <table:table-cell table:style-name="ce26"/>
          <table:table-cell table:style-name="ce9" table:formula="of:=[.C594]+1" office:value-type="date" office:date-value="2022-11-23" calcext:value-type="date">
            <text:p>23/11/22</text:p>
          </table:table-cell>
          <table:table-cell table:style-name="ce26"/>
          <table:table-cell table:style-name="ce9" table:formula="of:=[.E594]+1" office:value-type="date" office:date-value="2022-11-24" calcext:value-type="date">
            <text:p>24/11/22</text:p>
          </table:table-cell>
          <table:table-cell table:style-name="ce26"/>
          <table:table-cell table:style-name="ce9" table:formula="of:=[.G594]+1" office:value-type="date" office:date-value="2022-11-25" calcext:value-type="date">
            <text:p>25/11/22</text:p>
          </table:table-cell>
          <table:table-cell table:style-name="ce26"/>
          <table:table-cell table:style-name="ce9" table:formula="of:=[.I594]+1" office:value-type="date" office:date-value="2022-11-26" calcext:value-type="date">
            <text:p>26/11/22</text:p>
          </table:table-cell>
          <table:table-cell table:style-name="ce26"/>
          <table:table-cell table:style-name="ce9" table:formula="of:=[.K594]+1" office:value-type="date" office:date-value="2022-11-27" calcext:value-type="date">
            <text:p>27/11/22</text:p>
          </table:table-cell>
          <table:table-cell table:style-name="ce32"/>
          <table:table-cell table:style-name="ce26" table:number-columns-repeated="1010"/>
        </table:table-row>
        <table:table-row table:style-name="ro12">
          <table:table-cell table:style-name="ce10" table:formula="of:=TEXT([.A594];&quot;NNN J&quot;)" office:value-type="string" office:string-value="lundi 21" calcext:value-type="string">
            <text:p>lundi 21</text:p>
          </table:table-cell>
          <table:table-cell table:style-name="ce20"/>
          <table:table-cell table:style-name="ce10" table:formula="of:=TEXT([.C594];&quot;NNN J&quot;)" office:value-type="string" office:string-value="mardi 22" calcext:value-type="string">
            <text:p>mardi 22</text:p>
          </table:table-cell>
          <table:table-cell table:style-name="ce20"/>
          <table:table-cell table:style-name="ce10" table:formula="of:=TEXT([.E594];&quot;NNN J&quot;)" office:value-type="string" office:string-value="mercredi 23" calcext:value-type="string">
            <text:p>mercredi 23</text:p>
          </table:table-cell>
          <table:table-cell table:style-name="ce20"/>
          <table:table-cell table:style-name="ce10" table:formula="of:=TEXT([.G594];&quot;NNN J&quot;)" office:value-type="string" office:string-value="jeudi 24" calcext:value-type="string">
            <text:p>jeudi 24</text:p>
          </table:table-cell>
          <table:table-cell table:style-name="ce20"/>
          <table:table-cell table:style-name="ce10" table:formula="of:=TEXT([.I594];&quot;NNN J&quot;)" office:value-type="string" office:string-value="vendredi 25" calcext:value-type="string">
            <text:p>vendredi 25</text:p>
          </table:table-cell>
          <table:table-cell table:style-name="ce20"/>
          <table:table-cell table:style-name="ce10" table:formula="of:=TEXT([.K594];&quot;NNN J&quot;)" office:value-type="string" office:string-value="samedi 26" calcext:value-type="string">
            <text:p>samedi 26</text:p>
          </table:table-cell>
          <table:table-cell table:style-name="ce20"/>
          <table:table-cell table:style-name="ce10" table:formula="of:=TEXT([.M594];&quot;NNN J&quot;)" office:value-type="string" office:string-value="dimanche 27" calcext:value-type="string">
            <text:p>dimanche 27</text:p>
          </table:table-cell>
          <table:table-cell table:style-name="ce20"/>
          <table:table-cell table:style-name="ce40" table:number-columns-repeated="1010"/>
        </table:table-row>
        <table:table-row table:style-name="ro17">
          <table:table-cell table:style-name="ce11" table:formula="of:=IF(ISERROR(MATCH([.A594];[$'Jours fériés'.$D$4:.$D$203];0));&quot;&quot;;INDEX([$'Jours fériés'.$A$4:.$A$203];MATCH([.A594];[$'Jours fériés'.$D$4:.$D$203];0);1))">
            <text:p/>
          </table:table-cell>
          <table:table-cell table:style-name="ce21"/>
          <table:table-cell table:style-name="ce11" table:formula="of:=IF(ISERROR(MATCH([.C594];[$'Jours fériés'.$D$4:.$D$203];0));&quot;&quot;;INDEX([$'Jours fériés'.$A$4:.$A$203];MATCH([.C594];[$'Jours fériés'.$D$4:.$D$203];0);1))">
            <text:p/>
          </table:table-cell>
          <table:table-cell table:style-name="ce21"/>
          <table:table-cell table:style-name="ce11" table:formula="of:=IF(ISERROR(MATCH([.E594];[$'Jours fériés'.$D$4:.$D$203];0));&quot;&quot;;INDEX([$'Jours fériés'.$A$4:.$A$203];MATCH([.E594];[$'Jours fériés'.$D$4:.$D$203];0);1))">
            <text:p/>
          </table:table-cell>
          <table:table-cell table:style-name="ce21"/>
          <table:table-cell table:style-name="ce11" table:formula="of:=IF(ISERROR(MATCH([.G594];[$'Jours fériés'.$D$4:.$D$203];0));&quot;&quot;;INDEX([$'Jours fériés'.$A$4:.$A$203];MATCH([.G594];[$'Jours fériés'.$D$4:.$D$203];0);1))">
            <text:p/>
          </table:table-cell>
          <table:table-cell table:style-name="ce21"/>
          <table:table-cell table:style-name="ce11" table:formula="of:=IF(ISERROR(MATCH([.I594];[$'Jours fériés'.$D$4:.$D$203];0));&quot;&quot;;INDEX([$'Jours fériés'.$A$4:.$A$203];MATCH([.I594];[$'Jours fériés'.$D$4:.$D$203];0);1))">
            <text:p/>
          </table:table-cell>
          <table:table-cell table:style-name="ce21"/>
          <table:table-cell table:style-name="ce11" table:formula="of:=IF(ISERROR(MATCH([.K594];[$'Jours fériés'.$D$4:.$D$203];0));&quot;&quot;;INDEX([$'Jours fériés'.$A$4:.$A$203];MATCH([.K594];[$'Jours fériés'.$D$4:.$D$203];0);1))">
            <text:p/>
          </table:table-cell>
          <table:table-cell table:style-name="ce21"/>
          <table:table-cell table:style-name="ce11" table:formula="of:=IF(ISERROR(MATCH([.M594];[$'Jours fériés'.$D$4:.$D$203];0));&quot;&quot;;INDEX([$'Jours fériés'.$A$4:.$A$203];MATCH([.M594];[$'Jours fériés'.$D$4:.$D$203];0);1))">
            <text:p/>
          </table:table-cell>
          <table:table-cell table:style-name="ce21"/>
          <table:table-cell table:style-name="ce41" table:number-columns-repeated="1010"/>
        </table:table-row>
        <table:table-row table:style-name="ro8">
          <table:table-cell table:style-name="ce12" table:formula="of:=IF(ISERROR(MATCH([.A594];[$Lune.$A$1:.$A$1000];0));&quot;&quot;;INDEX([$Lune.$B$1:.$B$1000];MATCH([.A594];[$Lune.$A$1:.$A$1000];0);1))">
            <text:p/>
          </table:table-cell>
          <table:table-cell table:style-name="ce22"/>
          <table:table-cell table:style-name="ce12" table:formula="of:=IF(ISERROR(MATCH([.C594];[$Lune.$A$1:.$A$1000];0));&quot;&quot;;INDEX([$Lune.$B$1:.$B$1000];MATCH([.C594];[$Lune.$A$1:.$A$1000];0);1))">
            <text:p/>
          </table:table-cell>
          <table:table-cell table:style-name="ce22"/>
          <table:table-cell table:style-name="ce12" table:formula="of:=IF(ISERROR(MATCH([.E594];[$Lune.$A$1:.$A$1000];0));&quot;&quot;;INDEX([$Lune.$B$1:.$B$1000];MATCH([.E594];[$Lune.$A$1:.$A$1000];0);1))" office:value-type="string" office:string-value="●" calcext:value-type="string">
            <text:p>●</text:p>
          </table:table-cell>
          <table:table-cell table:style-name="ce22"/>
          <table:table-cell table:style-name="ce12" table:formula="of:=IF(ISERROR(MATCH([.G594];[$Lune.$A$1:.$A$1000];0));&quot;&quot;;INDEX([$Lune.$B$1:.$B$1000];MATCH([.G594];[$Lune.$A$1:.$A$1000];0);1))">
            <text:p/>
          </table:table-cell>
          <table:table-cell table:style-name="ce22"/>
          <table:table-cell table:style-name="ce12" table:formula="of:=IF(ISERROR(MATCH([.I594];[$Lune.$A$1:.$A$1000];0));&quot;&quot;;INDEX([$Lune.$B$1:.$B$1000];MATCH([.I594];[$Lune.$A$1:.$A$1000];0);1))">
            <text:p/>
          </table:table-cell>
          <table:table-cell table:style-name="ce22"/>
          <table:table-cell table:style-name="ce12" table:formula="of:=IF(ISERROR(MATCH([.K594];[$Lune.$A$1:.$A$1000];0));&quot;&quot;;INDEX([$Lune.$B$1:.$B$1000];MATCH([.K594];[$Lune.$A$1:.$A$1000];0);1))">
            <text:p/>
          </table:table-cell>
          <table:table-cell table:style-name="ce22"/>
          <table:table-cell table:style-name="ce12" table:formula="of:=IF(ISERROR(MATCH([.M594];[$Lune.$A$1:.$A$1000];0));&quot;&quot;;INDEX([$Lune.$B$1:.$B$1000];MATCH([.M59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594]);&quot;00&quot;)" office:value-type="string" office:string-value="47" calcext:value-type="string">
            <text:p>47</text:p>
          </table:table-cell>
          <table:table-cell table:number-columns-repeated="1010"/>
        </table:table-row>
        <table:table-row table:style-name="ro8">
          <table:table-cell table:style-name="ce8" table:formula="of:=CONCATENATE(IF(MONTH([.A606])&lt;&gt;MONTH([.M606]);UPPER(TEXT([.A606];&quot;MMMM&quot;));&quot;&quot;);IF(YEAR([.A606])&lt;&gt;YEAR([.M606]);CONCATENATE(&quot; &quot;;TEXT([.A606];&quot;AAAA&quot;));&quot;&quot;))" office:value-type="string" office:string-value="NOVEMBRE" calcext:value-type="string">
            <text:p>NOVEMBRE</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06];&quot;MMMM AAAA&quot;))" office:value-type="string" office:string-value="DÉCEMBRE 2022" calcext:value-type="string">
            <text:p>DÉCEMBRE 2022</text:p>
          </table:table-cell>
          <table:table-cell table:style-name="ce8" table:number-columns-repeated="1010"/>
        </table:table-row>
        <table:table-row table:style-name="ro11">
          <table:table-cell table:style-name="ce9" table:formula="of:=[.A594]+7" office:value-type="date" office:date-value="2022-11-28" calcext:value-type="date">
            <text:p>28/11/22</text:p>
          </table:table-cell>
          <table:table-cell table:style-name="ce9"/>
          <table:table-cell table:style-name="ce9" table:formula="of:=[.A606]+1" office:value-type="date" office:date-value="2022-11-29" calcext:value-type="date">
            <text:p>29/11/22</text:p>
          </table:table-cell>
          <table:table-cell table:style-name="ce26"/>
          <table:table-cell table:style-name="ce9" table:formula="of:=[.C606]+1" office:value-type="date" office:date-value="2022-11-30" calcext:value-type="date">
            <text:p>30/11/22</text:p>
          </table:table-cell>
          <table:table-cell table:style-name="ce26"/>
          <table:table-cell table:style-name="ce9" table:formula="of:=[.E606]+1" office:value-type="date" office:date-value="2022-12-01" calcext:value-type="date">
            <text:p>01/12/22</text:p>
          </table:table-cell>
          <table:table-cell table:style-name="ce26"/>
          <table:table-cell table:style-name="ce9" table:formula="of:=[.G606]+1" office:value-type="date" office:date-value="2022-12-02" calcext:value-type="date">
            <text:p>02/12/22</text:p>
          </table:table-cell>
          <table:table-cell table:style-name="ce26"/>
          <table:table-cell table:style-name="ce9" table:formula="of:=[.I606]+1" office:value-type="date" office:date-value="2022-12-03" calcext:value-type="date">
            <text:p>03/12/22</text:p>
          </table:table-cell>
          <table:table-cell table:style-name="ce26"/>
          <table:table-cell table:style-name="ce9" table:formula="of:=[.K606]+1" office:value-type="date" office:date-value="2022-12-04" calcext:value-type="date">
            <text:p>04/12/22</text:p>
          </table:table-cell>
          <table:table-cell table:style-name="ce32"/>
          <table:table-cell table:style-name="ce26" table:number-columns-repeated="1010"/>
        </table:table-row>
        <table:table-row table:style-name="ro12">
          <table:table-cell table:style-name="ce10" table:formula="of:=TEXT([.A606];&quot;NNN J&quot;)" office:value-type="string" office:string-value="lundi 28" calcext:value-type="string">
            <text:p>lundi 28</text:p>
          </table:table-cell>
          <table:table-cell table:style-name="ce20"/>
          <table:table-cell table:style-name="ce10" table:formula="of:=TEXT([.C606];&quot;NNN J&quot;)" office:value-type="string" office:string-value="mardi 29" calcext:value-type="string">
            <text:p>mardi 29</text:p>
          </table:table-cell>
          <table:table-cell table:style-name="ce20"/>
          <table:table-cell table:style-name="ce10" table:formula="of:=TEXT([.E606];&quot;NNN J&quot;)" office:value-type="string" office:string-value="mercredi 30" calcext:value-type="string">
            <text:p>mercredi 30</text:p>
          </table:table-cell>
          <table:table-cell table:style-name="ce20"/>
          <table:table-cell table:style-name="ce10" table:formula="of:=TEXT([.G606];&quot;NNN J&quot;)" office:value-type="string" office:string-value="jeudi 1" calcext:value-type="string">
            <text:p>jeudi 1</text:p>
          </table:table-cell>
          <table:table-cell table:style-name="ce20"/>
          <table:table-cell table:style-name="ce10" table:formula="of:=TEXT([.I606];&quot;NNN J&quot;)" office:value-type="string" office:string-value="vendredi 2" calcext:value-type="string">
            <text:p>vendredi 2</text:p>
          </table:table-cell>
          <table:table-cell table:style-name="ce20"/>
          <table:table-cell table:style-name="ce10" table:formula="of:=TEXT([.K606];&quot;NNN J&quot;)" office:value-type="string" office:string-value="samedi 3" calcext:value-type="string">
            <text:p>samedi 3</text:p>
          </table:table-cell>
          <table:table-cell table:style-name="ce20"/>
          <table:table-cell table:style-name="ce10" table:formula="of:=TEXT([.M606];&quot;NNN J&quot;)" office:value-type="string" office:string-value="dimanche 4" calcext:value-type="string">
            <text:p>dimanche 4</text:p>
          </table:table-cell>
          <table:table-cell table:style-name="ce20"/>
          <table:table-cell table:style-name="ce40" table:number-columns-repeated="1010"/>
        </table:table-row>
        <table:table-row table:style-name="ro17">
          <table:table-cell table:style-name="ce11" table:formula="of:=IF(ISERROR(MATCH([.A606];[$'Jours fériés'.$D$4:.$D$203];0));&quot;&quot;;INDEX([$'Jours fériés'.$A$4:.$A$203];MATCH([.A606];[$'Jours fériés'.$D$4:.$D$203];0);1))">
            <text:p/>
          </table:table-cell>
          <table:table-cell table:style-name="ce21"/>
          <table:table-cell table:style-name="ce11" table:formula="of:=IF(ISERROR(MATCH([.C606];[$'Jours fériés'.$D$4:.$D$203];0));&quot;&quot;;INDEX([$'Jours fériés'.$A$4:.$A$203];MATCH([.C606];[$'Jours fériés'.$D$4:.$D$203];0);1))">
            <text:p/>
          </table:table-cell>
          <table:table-cell table:style-name="ce21"/>
          <table:table-cell table:style-name="ce11" table:formula="of:=IF(ISERROR(MATCH([.E606];[$'Jours fériés'.$D$4:.$D$203];0));&quot;&quot;;INDEX([$'Jours fériés'.$A$4:.$A$203];MATCH([.E606];[$'Jours fériés'.$D$4:.$D$203];0);1))">
            <text:p/>
          </table:table-cell>
          <table:table-cell table:style-name="ce21"/>
          <table:table-cell table:style-name="ce11" table:formula="of:=IF(ISERROR(MATCH([.G606];[$'Jours fériés'.$D$4:.$D$203];0));&quot;&quot;;INDEX([$'Jours fériés'.$A$4:.$A$203];MATCH([.G606];[$'Jours fériés'.$D$4:.$D$203];0);1))">
            <text:p/>
          </table:table-cell>
          <table:table-cell table:style-name="ce21"/>
          <table:table-cell table:style-name="ce11" table:formula="of:=IF(ISERROR(MATCH([.I606];[$'Jours fériés'.$D$4:.$D$203];0));&quot;&quot;;INDEX([$'Jours fériés'.$A$4:.$A$203];MATCH([.I606];[$'Jours fériés'.$D$4:.$D$203];0);1))">
            <text:p/>
          </table:table-cell>
          <table:table-cell table:style-name="ce21"/>
          <table:table-cell table:style-name="ce11" table:formula="of:=IF(ISERROR(MATCH([.K606];[$'Jours fériés'.$D$4:.$D$203];0));&quot;&quot;;INDEX([$'Jours fériés'.$A$4:.$A$203];MATCH([.K606];[$'Jours fériés'.$D$4:.$D$203];0);1))">
            <text:p/>
          </table:table-cell>
          <table:table-cell table:style-name="ce21"/>
          <table:table-cell table:style-name="ce11" table:formula="of:=IF(ISERROR(MATCH([.M606];[$'Jours fériés'.$D$4:.$D$203];0));&quot;&quot;;INDEX([$'Jours fériés'.$A$4:.$A$203];MATCH([.M606];[$'Jours fériés'.$D$4:.$D$203];0);1))">
            <text:p/>
          </table:table-cell>
          <table:table-cell table:style-name="ce21"/>
          <table:table-cell table:style-name="ce41" table:number-columns-repeated="1010"/>
        </table:table-row>
        <table:table-row table:style-name="ro8">
          <table:table-cell table:style-name="ce12" table:formula="of:=IF(ISERROR(MATCH([.A606];[$Lune.$A$1:.$A$1000];0));&quot;&quot;;INDEX([$Lune.$B$1:.$B$1000];MATCH([.A606];[$Lune.$A$1:.$A$1000];0);1))">
            <text:p/>
          </table:table-cell>
          <table:table-cell table:style-name="ce22"/>
          <table:table-cell table:style-name="ce12" table:formula="of:=IF(ISERROR(MATCH([.C606];[$Lune.$A$1:.$A$1000];0));&quot;&quot;;INDEX([$Lune.$B$1:.$B$1000];MATCH([.C606];[$Lune.$A$1:.$A$1000];0);1))">
            <text:p/>
          </table:table-cell>
          <table:table-cell table:style-name="ce22"/>
          <table:table-cell table:style-name="ce12" table:formula="of:=IF(ISERROR(MATCH([.E606];[$Lune.$A$1:.$A$1000];0));&quot;&quot;;INDEX([$Lune.$B$1:.$B$1000];MATCH([.E606];[$Lune.$A$1:.$A$1000];0);1))" office:value-type="string" office:string-value="◐" calcext:value-type="string">
            <text:p>◐</text:p>
          </table:table-cell>
          <table:table-cell table:style-name="ce22"/>
          <table:table-cell table:style-name="ce12" table:formula="of:=IF(ISERROR(MATCH([.G606];[$Lune.$A$1:.$A$1000];0));&quot;&quot;;INDEX([$Lune.$B$1:.$B$1000];MATCH([.G606];[$Lune.$A$1:.$A$1000];0);1))">
            <text:p/>
          </table:table-cell>
          <table:table-cell table:style-name="ce22"/>
          <table:table-cell table:style-name="ce12" table:formula="of:=IF(ISERROR(MATCH([.I606];[$Lune.$A$1:.$A$1000];0));&quot;&quot;;INDEX([$Lune.$B$1:.$B$1000];MATCH([.I606];[$Lune.$A$1:.$A$1000];0);1))">
            <text:p/>
          </table:table-cell>
          <table:table-cell table:style-name="ce22"/>
          <table:table-cell table:style-name="ce12" table:formula="of:=IF(ISERROR(MATCH([.K606];[$Lune.$A$1:.$A$1000];0));&quot;&quot;;INDEX([$Lune.$B$1:.$B$1000];MATCH([.K606];[$Lune.$A$1:.$A$1000];0);1))">
            <text:p/>
          </table:table-cell>
          <table:table-cell table:style-name="ce22"/>
          <table:table-cell table:style-name="ce12" table:formula="of:=IF(ISERROR(MATCH([.M606];[$Lune.$A$1:.$A$1000];0));&quot;&quot;;INDEX([$Lune.$B$1:.$B$1000];MATCH([.M60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606]);&quot;00&quot;)" office:value-type="string" office:string-value="48" calcext:value-type="string">
            <text:p>48</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619])&lt;&gt;MONTH([.M619]);UPPER(TEXT([.A619];&quot;MMMM&quot;));&quot;&quot;);IF(YEAR([.A619])&lt;&gt;YEAR([.M619]);CONCATENATE(&quot; &quot;;TEXT([.A61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19];&quot;MMMM AAAA&quot;))" office:value-type="string" office:string-value="DÉCEMBRE 2022" calcext:value-type="string">
            <text:p>DÉCEMBRE 2022</text:p>
          </table:table-cell>
          <table:table-cell table:style-name="ce8" table:number-columns-repeated="1010"/>
        </table:table-row>
        <table:table-row table:style-name="ro11">
          <table:table-cell table:style-name="ce9" table:formula="of:=[.A606]+7" office:value-type="date" office:date-value="2022-12-05" calcext:value-type="date">
            <text:p>05/12/22</text:p>
          </table:table-cell>
          <table:table-cell table:style-name="ce9"/>
          <table:table-cell table:style-name="ce9" table:formula="of:=[.A619]+1" office:value-type="date" office:date-value="2022-12-06" calcext:value-type="date">
            <text:p>06/12/22</text:p>
          </table:table-cell>
          <table:table-cell table:style-name="ce26"/>
          <table:table-cell table:style-name="ce9" table:formula="of:=[.C619]+1" office:value-type="date" office:date-value="2022-12-07" calcext:value-type="date">
            <text:p>07/12/22</text:p>
          </table:table-cell>
          <table:table-cell table:style-name="ce26"/>
          <table:table-cell table:style-name="ce9" table:formula="of:=[.E619]+1" office:value-type="date" office:date-value="2022-12-08" calcext:value-type="date">
            <text:p>08/12/22</text:p>
          </table:table-cell>
          <table:table-cell table:style-name="ce26"/>
          <table:table-cell table:style-name="ce9" table:formula="of:=[.G619]+1" office:value-type="date" office:date-value="2022-12-09" calcext:value-type="date">
            <text:p>09/12/22</text:p>
          </table:table-cell>
          <table:table-cell table:style-name="ce26"/>
          <table:table-cell table:style-name="ce9" table:formula="of:=[.I619]+1" office:value-type="date" office:date-value="2022-12-10" calcext:value-type="date">
            <text:p>10/12/22</text:p>
          </table:table-cell>
          <table:table-cell table:style-name="ce26"/>
          <table:table-cell table:style-name="ce9" table:formula="of:=[.K619]+1" office:value-type="date" office:date-value="2022-12-11" calcext:value-type="date">
            <text:p>11/12/22</text:p>
          </table:table-cell>
          <table:table-cell table:style-name="ce32"/>
          <table:table-cell table:style-name="ce26" table:number-columns-repeated="1010"/>
        </table:table-row>
        <table:table-row table:style-name="ro12">
          <table:table-cell table:style-name="ce10" table:formula="of:=TEXT([.A619];&quot;NNN J&quot;)" office:value-type="string" office:string-value="lundi 5" calcext:value-type="string">
            <text:p>lundi 5</text:p>
          </table:table-cell>
          <table:table-cell table:style-name="ce20"/>
          <table:table-cell table:style-name="ce10" table:formula="of:=TEXT([.C619];&quot;NNN J&quot;)" office:value-type="string" office:string-value="mardi 6" calcext:value-type="string">
            <text:p>mardi 6</text:p>
          </table:table-cell>
          <table:table-cell table:style-name="ce20"/>
          <table:table-cell table:style-name="ce10" table:formula="of:=TEXT([.E619];&quot;NNN J&quot;)" office:value-type="string" office:string-value="mercredi 7" calcext:value-type="string">
            <text:p>mercredi 7</text:p>
          </table:table-cell>
          <table:table-cell table:style-name="ce20"/>
          <table:table-cell table:style-name="ce10" table:formula="of:=TEXT([.G619];&quot;NNN J&quot;)" office:value-type="string" office:string-value="jeudi 8" calcext:value-type="string">
            <text:p>jeudi 8</text:p>
          </table:table-cell>
          <table:table-cell table:style-name="ce20"/>
          <table:table-cell table:style-name="ce10" table:formula="of:=TEXT([.I619];&quot;NNN J&quot;)" office:value-type="string" office:string-value="vendredi 9" calcext:value-type="string">
            <text:p>vendredi 9</text:p>
          </table:table-cell>
          <table:table-cell table:style-name="ce20"/>
          <table:table-cell table:style-name="ce10" table:formula="of:=TEXT([.K619];&quot;NNN J&quot;)" office:value-type="string" office:string-value="samedi 10" calcext:value-type="string">
            <text:p>samedi 10</text:p>
          </table:table-cell>
          <table:table-cell table:style-name="ce20"/>
          <table:table-cell table:style-name="ce10" table:formula="of:=TEXT([.M619];&quot;NNN J&quot;)" office:value-type="string" office:string-value="dimanche 11" calcext:value-type="string">
            <text:p>dimanche 11</text:p>
          </table:table-cell>
          <table:table-cell table:style-name="ce20"/>
          <table:table-cell table:style-name="ce40" table:number-columns-repeated="1010"/>
        </table:table-row>
        <table:table-row table:style-name="ro17">
          <table:table-cell table:style-name="ce11" table:formula="of:=IF(ISERROR(MATCH([.A619];[$'Jours fériés'.$D$4:.$D$203];0));&quot;&quot;;INDEX([$'Jours fériés'.$A$4:.$A$203];MATCH([.A619];[$'Jours fériés'.$D$4:.$D$203];0);1))">
            <text:p/>
          </table:table-cell>
          <table:table-cell table:style-name="ce21"/>
          <table:table-cell table:style-name="ce11" table:formula="of:=IF(ISERROR(MATCH([.C619];[$'Jours fériés'.$D$4:.$D$203];0));&quot;&quot;;INDEX([$'Jours fériés'.$A$4:.$A$203];MATCH([.C619];[$'Jours fériés'.$D$4:.$D$203];0);1))">
            <text:p/>
          </table:table-cell>
          <table:table-cell table:style-name="ce21"/>
          <table:table-cell table:style-name="ce11" table:formula="of:=IF(ISERROR(MATCH([.E619];[$'Jours fériés'.$D$4:.$D$203];0));&quot;&quot;;INDEX([$'Jours fériés'.$A$4:.$A$203];MATCH([.E619];[$'Jours fériés'.$D$4:.$D$203];0);1))">
            <text:p/>
          </table:table-cell>
          <table:table-cell table:style-name="ce21"/>
          <table:table-cell table:style-name="ce11" table:formula="of:=IF(ISERROR(MATCH([.G619];[$'Jours fériés'.$D$4:.$D$203];0));&quot;&quot;;INDEX([$'Jours fériés'.$A$4:.$A$203];MATCH([.G619];[$'Jours fériés'.$D$4:.$D$203];0);1))">
            <text:p/>
          </table:table-cell>
          <table:table-cell table:style-name="ce21"/>
          <table:table-cell table:style-name="ce11" table:formula="of:=IF(ISERROR(MATCH([.I619];[$'Jours fériés'.$D$4:.$D$203];0));&quot;&quot;;INDEX([$'Jours fériés'.$A$4:.$A$203];MATCH([.I619];[$'Jours fériés'.$D$4:.$D$203];0);1))">
            <text:p/>
          </table:table-cell>
          <table:table-cell table:style-name="ce21"/>
          <table:table-cell table:style-name="ce11" table:formula="of:=IF(ISERROR(MATCH([.K619];[$'Jours fériés'.$D$4:.$D$203];0));&quot;&quot;;INDEX([$'Jours fériés'.$A$4:.$A$203];MATCH([.K619];[$'Jours fériés'.$D$4:.$D$203];0);1))">
            <text:p/>
          </table:table-cell>
          <table:table-cell table:style-name="ce21"/>
          <table:table-cell table:style-name="ce11" table:formula="of:=IF(ISERROR(MATCH([.M619];[$'Jours fériés'.$D$4:.$D$203];0));&quot;&quot;;INDEX([$'Jours fériés'.$A$4:.$A$203];MATCH([.M619];[$'Jours fériés'.$D$4:.$D$203];0);1))">
            <text:p/>
          </table:table-cell>
          <table:table-cell table:style-name="ce21"/>
          <table:table-cell table:style-name="ce41" table:number-columns-repeated="1010"/>
        </table:table-row>
        <table:table-row table:style-name="ro8">
          <table:table-cell table:style-name="ce12" table:formula="of:=IF(ISERROR(MATCH([.A619];[$Lune.$A$1:.$A$1000];0));&quot;&quot;;INDEX([$Lune.$B$1:.$B$1000];MATCH([.A619];[$Lune.$A$1:.$A$1000];0);1))">
            <text:p/>
          </table:table-cell>
          <table:table-cell table:style-name="ce22"/>
          <table:table-cell table:style-name="ce12" table:formula="of:=IF(ISERROR(MATCH([.C619];[$Lune.$A$1:.$A$1000];0));&quot;&quot;;INDEX([$Lune.$B$1:.$B$1000];MATCH([.C619];[$Lune.$A$1:.$A$1000];0);1))">
            <text:p/>
          </table:table-cell>
          <table:table-cell table:style-name="ce22"/>
          <table:table-cell table:style-name="ce12" table:formula="of:=IF(ISERROR(MATCH([.E619];[$Lune.$A$1:.$A$1000];0));&quot;&quot;;INDEX([$Lune.$B$1:.$B$1000];MATCH([.E619];[$Lune.$A$1:.$A$1000];0);1))">
            <text:p/>
          </table:table-cell>
          <table:table-cell table:style-name="ce22"/>
          <table:table-cell table:style-name="ce12" table:formula="of:=IF(ISERROR(MATCH([.G619];[$Lune.$A$1:.$A$1000];0));&quot;&quot;;INDEX([$Lune.$B$1:.$B$1000];MATCH([.G619];[$Lune.$A$1:.$A$1000];0);1))" office:value-type="string" office:string-value="○" calcext:value-type="string">
            <text:p>○</text:p>
          </table:table-cell>
          <table:table-cell table:style-name="ce22"/>
          <table:table-cell table:style-name="ce12" table:formula="of:=IF(ISERROR(MATCH([.I619];[$Lune.$A$1:.$A$1000];0));&quot;&quot;;INDEX([$Lune.$B$1:.$B$1000];MATCH([.I619];[$Lune.$A$1:.$A$1000];0);1))">
            <text:p/>
          </table:table-cell>
          <table:table-cell table:style-name="ce22"/>
          <table:table-cell table:style-name="ce12" table:formula="of:=IF(ISERROR(MATCH([.K619];[$Lune.$A$1:.$A$1000];0));&quot;&quot;;INDEX([$Lune.$B$1:.$B$1000];MATCH([.K619];[$Lune.$A$1:.$A$1000];0);1))">
            <text:p/>
          </table:table-cell>
          <table:table-cell table:style-name="ce22"/>
          <table:table-cell table:style-name="ce12" table:formula="of:=IF(ISERROR(MATCH([.M619];[$Lune.$A$1:.$A$1000];0));&quot;&quot;;INDEX([$Lune.$B$1:.$B$1000];MATCH([.M61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619]);&quot;00&quot;)" office:value-type="string" office:string-value="49" calcext:value-type="string">
            <text:p>49</text:p>
          </table:table-cell>
          <table:table-cell table:number-columns-repeated="1010"/>
        </table:table-row>
        <table:table-row table:style-name="ro8">
          <table:table-cell table:style-name="ce8" table:formula="of:=CONCATENATE(IF(MONTH([.A631])&lt;&gt;MONTH([.M631]);UPPER(TEXT([.A631];&quot;MMMM&quot;));&quot;&quot;);IF(YEAR([.A631])&lt;&gt;YEAR([.M631]);CONCATENATE(&quot; &quot;;TEXT([.A631];&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31];&quot;MMMM AAAA&quot;))" office:value-type="string" office:string-value="DÉCEMBRE 2022" calcext:value-type="string">
            <text:p>DÉCEMBRE 2022</text:p>
          </table:table-cell>
          <table:table-cell table:style-name="ce8" table:number-columns-repeated="1010"/>
        </table:table-row>
        <table:table-row table:style-name="ro11">
          <table:table-cell table:style-name="ce9" table:formula="of:=[.A619]+7" office:value-type="date" office:date-value="2022-12-12" calcext:value-type="date">
            <text:p>12/12/22</text:p>
          </table:table-cell>
          <table:table-cell table:style-name="ce9"/>
          <table:table-cell table:style-name="ce9" table:formula="of:=[.A631]+1" office:value-type="date" office:date-value="2022-12-13" calcext:value-type="date">
            <text:p>13/12/22</text:p>
          </table:table-cell>
          <table:table-cell table:style-name="ce26"/>
          <table:table-cell table:style-name="ce9" table:formula="of:=[.C631]+1" office:value-type="date" office:date-value="2022-12-14" calcext:value-type="date">
            <text:p>14/12/22</text:p>
          </table:table-cell>
          <table:table-cell table:style-name="ce26"/>
          <table:table-cell table:style-name="ce9" table:formula="of:=[.E631]+1" office:value-type="date" office:date-value="2022-12-15" calcext:value-type="date">
            <text:p>15/12/22</text:p>
          </table:table-cell>
          <table:table-cell table:style-name="ce26"/>
          <table:table-cell table:style-name="ce9" table:formula="of:=[.G631]+1" office:value-type="date" office:date-value="2022-12-16" calcext:value-type="date">
            <text:p>16/12/22</text:p>
          </table:table-cell>
          <table:table-cell table:style-name="ce26"/>
          <table:table-cell table:style-name="ce9" table:formula="of:=[.I631]+1" office:value-type="date" office:date-value="2022-12-17" calcext:value-type="date">
            <text:p>17/12/22</text:p>
          </table:table-cell>
          <table:table-cell table:style-name="ce26"/>
          <table:table-cell table:style-name="ce9" table:formula="of:=[.K631]+1" office:value-type="date" office:date-value="2022-12-18" calcext:value-type="date">
            <text:p>18/12/22</text:p>
          </table:table-cell>
          <table:table-cell table:style-name="ce32"/>
          <table:table-cell table:style-name="ce26" table:number-columns-repeated="1010"/>
        </table:table-row>
        <table:table-row table:style-name="ro12">
          <table:table-cell table:style-name="ce10" table:formula="of:=TEXT([.A631];&quot;NNN J&quot;)" office:value-type="string" office:string-value="lundi 12" calcext:value-type="string">
            <text:p>lundi 12</text:p>
          </table:table-cell>
          <table:table-cell table:style-name="ce20"/>
          <table:table-cell table:style-name="ce10" table:formula="of:=TEXT([.C631];&quot;NNN J&quot;)" office:value-type="string" office:string-value="mardi 13" calcext:value-type="string">
            <text:p>mardi 13</text:p>
          </table:table-cell>
          <table:table-cell table:style-name="ce20"/>
          <table:table-cell table:style-name="ce10" table:formula="of:=TEXT([.E631];&quot;NNN J&quot;)" office:value-type="string" office:string-value="mercredi 14" calcext:value-type="string">
            <text:p>mercredi 14</text:p>
          </table:table-cell>
          <table:table-cell table:style-name="ce20"/>
          <table:table-cell table:style-name="ce10" table:formula="of:=TEXT([.G631];&quot;NNN J&quot;)" office:value-type="string" office:string-value="jeudi 15" calcext:value-type="string">
            <text:p>jeudi 15</text:p>
          </table:table-cell>
          <table:table-cell table:style-name="ce20"/>
          <table:table-cell table:style-name="ce10" table:formula="of:=TEXT([.I631];&quot;NNN J&quot;)" office:value-type="string" office:string-value="vendredi 16" calcext:value-type="string">
            <text:p>vendredi 16</text:p>
          </table:table-cell>
          <table:table-cell table:style-name="ce20"/>
          <table:table-cell table:style-name="ce10" table:formula="of:=TEXT([.K631];&quot;NNN J&quot;)" office:value-type="string" office:string-value="samedi 17" calcext:value-type="string">
            <text:p>samedi 17</text:p>
          </table:table-cell>
          <table:table-cell table:style-name="ce20"/>
          <table:table-cell table:style-name="ce10" table:formula="of:=TEXT([.M631];&quot;NNN J&quot;)" office:value-type="string" office:string-value="dimanche 18" calcext:value-type="string">
            <text:p>dimanche 18</text:p>
          </table:table-cell>
          <table:table-cell table:style-name="ce20"/>
          <table:table-cell table:style-name="ce40" table:number-columns-repeated="1010"/>
        </table:table-row>
        <table:table-row table:style-name="ro17">
          <table:table-cell table:style-name="ce11" table:formula="of:=IF(ISERROR(MATCH([.A631];[$'Jours fériés'.$D$4:.$D$203];0));&quot;&quot;;INDEX([$'Jours fériés'.$A$4:.$A$203];MATCH([.A631];[$'Jours fériés'.$D$4:.$D$203];0);1))">
            <text:p/>
          </table:table-cell>
          <table:table-cell table:style-name="ce21"/>
          <table:table-cell table:style-name="ce11" table:formula="of:=IF(ISERROR(MATCH([.C631];[$'Jours fériés'.$D$4:.$D$203];0));&quot;&quot;;INDEX([$'Jours fériés'.$A$4:.$A$203];MATCH([.C631];[$'Jours fériés'.$D$4:.$D$203];0);1))">
            <text:p/>
          </table:table-cell>
          <table:table-cell table:style-name="ce21"/>
          <table:table-cell table:style-name="ce11" table:formula="of:=IF(ISERROR(MATCH([.E631];[$'Jours fériés'.$D$4:.$D$203];0));&quot;&quot;;INDEX([$'Jours fériés'.$A$4:.$A$203];MATCH([.E631];[$'Jours fériés'.$D$4:.$D$203];0);1))">
            <text:p/>
          </table:table-cell>
          <table:table-cell table:style-name="ce21"/>
          <table:table-cell table:style-name="ce11" table:formula="of:=IF(ISERROR(MATCH([.G631];[$'Jours fériés'.$D$4:.$D$203];0));&quot;&quot;;INDEX([$'Jours fériés'.$A$4:.$A$203];MATCH([.G631];[$'Jours fériés'.$D$4:.$D$203];0);1))">
            <text:p/>
          </table:table-cell>
          <table:table-cell table:style-name="ce21"/>
          <table:table-cell table:style-name="ce11" table:formula="of:=IF(ISERROR(MATCH([.I631];[$'Jours fériés'.$D$4:.$D$203];0));&quot;&quot;;INDEX([$'Jours fériés'.$A$4:.$A$203];MATCH([.I631];[$'Jours fériés'.$D$4:.$D$203];0);1))">
            <text:p/>
          </table:table-cell>
          <table:table-cell table:style-name="ce21"/>
          <table:table-cell table:style-name="ce11" table:formula="of:=IF(ISERROR(MATCH([.K631];[$'Jours fériés'.$D$4:.$D$203];0));&quot;&quot;;INDEX([$'Jours fériés'.$A$4:.$A$203];MATCH([.K631];[$'Jours fériés'.$D$4:.$D$203];0);1))">
            <text:p/>
          </table:table-cell>
          <table:table-cell table:style-name="ce21"/>
          <table:table-cell table:style-name="ce11" table:formula="of:=IF(ISERROR(MATCH([.M631];[$'Jours fériés'.$D$4:.$D$203];0));&quot;&quot;;INDEX([$'Jours fériés'.$A$4:.$A$203];MATCH([.M631];[$'Jours fériés'.$D$4:.$D$203];0);1))">
            <text:p/>
          </table:table-cell>
          <table:table-cell table:style-name="ce21"/>
          <table:table-cell table:style-name="ce41" table:number-columns-repeated="1010"/>
        </table:table-row>
        <table:table-row table:style-name="ro8">
          <table:table-cell table:style-name="ce12" table:formula="of:=IF(ISERROR(MATCH([.A631];[$Lune.$A$1:.$A$1000];0));&quot;&quot;;INDEX([$Lune.$B$1:.$B$1000];MATCH([.A631];[$Lune.$A$1:.$A$1000];0);1))">
            <text:p/>
          </table:table-cell>
          <table:table-cell table:style-name="ce22"/>
          <table:table-cell table:style-name="ce12" table:formula="of:=IF(ISERROR(MATCH([.C631];[$Lune.$A$1:.$A$1000];0));&quot;&quot;;INDEX([$Lune.$B$1:.$B$1000];MATCH([.C631];[$Lune.$A$1:.$A$1000];0);1))">
            <text:p/>
          </table:table-cell>
          <table:table-cell table:style-name="ce22"/>
          <table:table-cell table:style-name="ce12" table:formula="of:=IF(ISERROR(MATCH([.E631];[$Lune.$A$1:.$A$1000];0));&quot;&quot;;INDEX([$Lune.$B$1:.$B$1000];MATCH([.E631];[$Lune.$A$1:.$A$1000];0);1))">
            <text:p/>
          </table:table-cell>
          <table:table-cell table:style-name="ce22"/>
          <table:table-cell table:style-name="ce12" table:formula="of:=IF(ISERROR(MATCH([.G631];[$Lune.$A$1:.$A$1000];0));&quot;&quot;;INDEX([$Lune.$B$1:.$B$1000];MATCH([.G631];[$Lune.$A$1:.$A$1000];0);1))">
            <text:p/>
          </table:table-cell>
          <table:table-cell table:style-name="ce22"/>
          <table:table-cell table:style-name="ce12" table:formula="of:=IF(ISERROR(MATCH([.I631];[$Lune.$A$1:.$A$1000];0));&quot;&quot;;INDEX([$Lune.$B$1:.$B$1000];MATCH([.I631];[$Lune.$A$1:.$A$1000];0);1))" office:value-type="string" office:string-value="◑" calcext:value-type="string">
            <text:p>◑</text:p>
          </table:table-cell>
          <table:table-cell table:style-name="ce22"/>
          <table:table-cell table:style-name="ce12" table:formula="of:=IF(ISERROR(MATCH([.K631];[$Lune.$A$1:.$A$1000];0));&quot;&quot;;INDEX([$Lune.$B$1:.$B$1000];MATCH([.K631];[$Lune.$A$1:.$A$1000];0);1))">
            <text:p/>
          </table:table-cell>
          <table:table-cell table:style-name="ce22"/>
          <table:table-cell table:style-name="ce12" table:formula="of:=IF(ISERROR(MATCH([.M631];[$Lune.$A$1:.$A$1000];0));&quot;&quot;;INDEX([$Lune.$B$1:.$B$1000];MATCH([.M631];[$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631]);&quot;00&quot;)" office:value-type="string" office:string-value="50" calcext:value-type="string">
            <text:p>50</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644])&lt;&gt;MONTH([.M644]);UPPER(TEXT([.A644];&quot;MMMM&quot;));&quot;&quot;);IF(YEAR([.A644])&lt;&gt;YEAR([.M644]);CONCATENATE(&quot; &quot;;TEXT([.A644];&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44];&quot;MMMM AAAA&quot;))" office:value-type="string" office:string-value="DÉCEMBRE 2022" calcext:value-type="string">
            <text:p>DÉCEMBRE 2022</text:p>
          </table:table-cell>
          <table:table-cell table:style-name="ce8" table:number-columns-repeated="1010"/>
        </table:table-row>
        <table:table-row table:style-name="ro11">
          <table:table-cell table:style-name="ce9" table:formula="of:=[.A631]+7" office:value-type="date" office:date-value="2022-12-19" calcext:value-type="date">
            <text:p>19/12/22</text:p>
          </table:table-cell>
          <table:table-cell table:style-name="ce9"/>
          <table:table-cell table:style-name="ce9" table:formula="of:=[.A644]+1" office:value-type="date" office:date-value="2022-12-20" calcext:value-type="date">
            <text:p>20/12/22</text:p>
          </table:table-cell>
          <table:table-cell table:style-name="ce26"/>
          <table:table-cell table:style-name="ce9" table:formula="of:=[.C644]+1" office:value-type="date" office:date-value="2022-12-21" calcext:value-type="date">
            <text:p>21/12/22</text:p>
          </table:table-cell>
          <table:table-cell table:style-name="ce26"/>
          <table:table-cell table:style-name="ce9" table:formula="of:=[.E644]+1" office:value-type="date" office:date-value="2022-12-22" calcext:value-type="date">
            <text:p>22/12/22</text:p>
          </table:table-cell>
          <table:table-cell table:style-name="ce26"/>
          <table:table-cell table:style-name="ce9" table:formula="of:=[.G644]+1" office:value-type="date" office:date-value="2022-12-23" calcext:value-type="date">
            <text:p>23/12/22</text:p>
          </table:table-cell>
          <table:table-cell table:style-name="ce26"/>
          <table:table-cell table:style-name="ce9" table:formula="of:=[.I644]+1" office:value-type="date" office:date-value="2022-12-24" calcext:value-type="date">
            <text:p>24/12/22</text:p>
          </table:table-cell>
          <table:table-cell table:style-name="ce26"/>
          <table:table-cell table:style-name="ce9" table:formula="of:=[.K644]+1" office:value-type="date" office:date-value="2022-12-25" calcext:value-type="date">
            <text:p>25/12/22</text:p>
          </table:table-cell>
          <table:table-cell table:style-name="ce32"/>
          <table:table-cell table:style-name="ce26" table:number-columns-repeated="1010"/>
        </table:table-row>
        <table:table-row table:style-name="ro12">
          <table:table-cell table:style-name="ce10" table:formula="of:=TEXT([.A644];&quot;NNN J&quot;)" office:value-type="string" office:string-value="lundi 19" calcext:value-type="string">
            <text:p>lundi 19</text:p>
          </table:table-cell>
          <table:table-cell table:style-name="ce20"/>
          <table:table-cell table:style-name="ce10" table:formula="of:=TEXT([.C644];&quot;NNN J&quot;)" office:value-type="string" office:string-value="mardi 20" calcext:value-type="string">
            <text:p>mardi 20</text:p>
          </table:table-cell>
          <table:table-cell table:style-name="ce20"/>
          <table:table-cell table:style-name="ce10" table:formula="of:=TEXT([.E644];&quot;NNN J&quot;)" office:value-type="string" office:string-value="mercredi 21" calcext:value-type="string">
            <text:p>mercredi 21</text:p>
          </table:table-cell>
          <table:table-cell table:style-name="ce20"/>
          <table:table-cell table:style-name="ce10" table:formula="of:=TEXT([.G644];&quot;NNN J&quot;)" office:value-type="string" office:string-value="jeudi 22" calcext:value-type="string">
            <text:p>jeudi 22</text:p>
          </table:table-cell>
          <table:table-cell table:style-name="ce20"/>
          <table:table-cell table:style-name="ce10" table:formula="of:=TEXT([.I644];&quot;NNN J&quot;)" office:value-type="string" office:string-value="vendredi 23" calcext:value-type="string">
            <text:p>vendredi 23</text:p>
          </table:table-cell>
          <table:table-cell table:style-name="ce20"/>
          <table:table-cell table:style-name="ce10" table:formula="of:=TEXT([.K644];&quot;NNN J&quot;)" office:value-type="string" office:string-value="samedi 24" calcext:value-type="string">
            <text:p>samedi 24</text:p>
          </table:table-cell>
          <table:table-cell table:style-name="ce20"/>
          <table:table-cell table:style-name="ce10" table:formula="of:=TEXT([.M644];&quot;NNN J&quot;)" office:value-type="string" office:string-value="dimanche 25" calcext:value-type="string">
            <text:p>dimanche 25</text:p>
          </table:table-cell>
          <table:table-cell table:style-name="ce20"/>
          <table:table-cell table:style-name="ce40" table:number-columns-repeated="1010"/>
        </table:table-row>
        <table:table-row table:style-name="ro17">
          <table:table-cell table:style-name="ce11" table:formula="of:=IF(ISERROR(MATCH([.A644];[$'Jours fériés'.$D$4:.$D$203];0));&quot;&quot;;INDEX([$'Jours fériés'.$A$4:.$A$203];MATCH([.A644];[$'Jours fériés'.$D$4:.$D$203];0);1))">
            <text:p/>
          </table:table-cell>
          <table:table-cell table:style-name="ce21"/>
          <table:table-cell table:style-name="ce11" table:formula="of:=IF(ISERROR(MATCH([.C644];[$'Jours fériés'.$D$4:.$D$203];0));&quot;&quot;;INDEX([$'Jours fériés'.$A$4:.$A$203];MATCH([.C644];[$'Jours fériés'.$D$4:.$D$203];0);1))">
            <text:p/>
          </table:table-cell>
          <table:table-cell table:style-name="ce21"/>
          <table:table-cell table:style-name="ce11" table:formula="of:=IF(ISERROR(MATCH([.E644];[$'Jours fériés'.$D$4:.$D$203];0));&quot;&quot;;INDEX([$'Jours fériés'.$A$4:.$A$203];MATCH([.E644];[$'Jours fériés'.$D$4:.$D$203];0);1))">
            <text:p/>
          </table:table-cell>
          <table:table-cell table:style-name="ce21"/>
          <table:table-cell table:style-name="ce11" table:formula="of:=IF(ISERROR(MATCH([.G644];[$'Jours fériés'.$D$4:.$D$203];0));&quot;&quot;;INDEX([$'Jours fériés'.$A$4:.$A$203];MATCH([.G644];[$'Jours fériés'.$D$4:.$D$203];0);1))">
            <text:p/>
          </table:table-cell>
          <table:table-cell table:style-name="ce21"/>
          <table:table-cell table:style-name="ce11" table:formula="of:=IF(ISERROR(MATCH([.I644];[$'Jours fériés'.$D$4:.$D$203];0));&quot;&quot;;INDEX([$'Jours fériés'.$A$4:.$A$203];MATCH([.I644];[$'Jours fériés'.$D$4:.$D$203];0);1))">
            <text:p/>
          </table:table-cell>
          <table:table-cell table:style-name="ce21"/>
          <table:table-cell table:style-name="ce11" table:formula="of:=IF(ISERROR(MATCH([.K644];[$'Jours fériés'.$D$4:.$D$203];0));&quot;&quot;;INDEX([$'Jours fériés'.$A$4:.$A$203];MATCH([.K644];[$'Jours fériés'.$D$4:.$D$203];0);1))">
            <text:p/>
          </table:table-cell>
          <table:table-cell table:style-name="ce21"/>
          <table:table-cell table:style-name="ce11" table:formula="of:=IF(ISERROR(MATCH([.M644];[$'Jours fériés'.$D$4:.$D$203];0));&quot;&quot;;INDEX([$'Jours fériés'.$A$4:.$A$203];MATCH([.M644];[$'Jours fériés'.$D$4:.$D$203];0);1))" office:value-type="string" office:string-value="Noël" calcext:value-type="string">
            <text:p>Noël</text:p>
          </table:table-cell>
          <table:table-cell table:style-name="ce21"/>
          <table:table-cell table:style-name="ce41" table:number-columns-repeated="1010"/>
        </table:table-row>
        <table:table-row table:style-name="ro8">
          <table:table-cell table:style-name="ce12" table:formula="of:=IF(ISERROR(MATCH([.A644];[$Lune.$A$1:.$A$1000];0));&quot;&quot;;INDEX([$Lune.$B$1:.$B$1000];MATCH([.A644];[$Lune.$A$1:.$A$1000];0);1))">
            <text:p/>
          </table:table-cell>
          <table:table-cell table:style-name="ce22"/>
          <table:table-cell table:style-name="ce12" table:formula="of:=IF(ISERROR(MATCH([.C644];[$Lune.$A$1:.$A$1000];0));&quot;&quot;;INDEX([$Lune.$B$1:.$B$1000];MATCH([.C644];[$Lune.$A$1:.$A$1000];0);1))">
            <text:p/>
          </table:table-cell>
          <table:table-cell table:style-name="ce22"/>
          <table:table-cell table:style-name="ce12" table:formula="of:=IF(ISERROR(MATCH([.E644];[$Lune.$A$1:.$A$1000];0));&quot;&quot;;INDEX([$Lune.$B$1:.$B$1000];MATCH([.E644];[$Lune.$A$1:.$A$1000];0);1))">
            <text:p/>
          </table:table-cell>
          <table:table-cell table:style-name="ce22"/>
          <table:table-cell table:style-name="ce12" table:formula="of:=IF(ISERROR(MATCH([.G644];[$Lune.$A$1:.$A$1000];0));&quot;&quot;;INDEX([$Lune.$B$1:.$B$1000];MATCH([.G644];[$Lune.$A$1:.$A$1000];0);1))">
            <text:p/>
          </table:table-cell>
          <table:table-cell table:style-name="ce22"/>
          <table:table-cell table:style-name="ce12" table:formula="of:=IF(ISERROR(MATCH([.I644];[$Lune.$A$1:.$A$1000];0));&quot;&quot;;INDEX([$Lune.$B$1:.$B$1000];MATCH([.I644];[$Lune.$A$1:.$A$1000];0);1))" office:value-type="string" office:string-value="●" calcext:value-type="string">
            <text:p>●</text:p>
          </table:table-cell>
          <table:table-cell table:style-name="ce22"/>
          <table:table-cell table:style-name="ce12" table:formula="of:=IF(ISERROR(MATCH([.K644];[$Lune.$A$1:.$A$1000];0));&quot;&quot;;INDEX([$Lune.$B$1:.$B$1000];MATCH([.K644];[$Lune.$A$1:.$A$1000];0);1))">
            <text:p/>
          </table:table-cell>
          <table:table-cell table:style-name="ce22"/>
          <table:table-cell table:style-name="ce12" table:formula="of:=IF(ISERROR(MATCH([.M644];[$Lune.$A$1:.$A$1000];0));&quot;&quot;;INDEX([$Lune.$B$1:.$B$1000];MATCH([.M644];[$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644]);&quot;00&quot;)" office:value-type="string" office:string-value="51" calcext:value-type="string">
            <text:p>51</text:p>
          </table:table-cell>
          <table:table-cell table:number-columns-repeated="1010"/>
        </table:table-row>
        <table:table-row table:style-name="ro8">
          <table:table-cell table:style-name="ce8" table:formula="of:=CONCATENATE(IF(MONTH([.A656])&lt;&gt;MONTH([.M656]);UPPER(TEXT([.A656];&quot;MMMM&quot;));&quot;&quot;);IF(YEAR([.A656])&lt;&gt;YEAR([.M656]);CONCATENATE(&quot; &quot;;TEXT([.A656];&quot;AAAA&quot;));&quot;&quot;))" office:value-type="string" office:string-value="DÉCEMBRE 2022" calcext:value-type="string">
            <text:p>DÉCEMBRE 2022</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56];&quot;MMMM AAAA&quot;))" office:value-type="string" office:string-value="JANVIER 2023" calcext:value-type="string">
            <text:p>JANVIER 2023</text:p>
          </table:table-cell>
          <table:table-cell table:style-name="ce8" table:number-columns-repeated="1010"/>
        </table:table-row>
        <table:table-row table:style-name="ro11">
          <table:table-cell table:style-name="ce9" table:formula="of:=[.A644]+7" office:value-type="date" office:date-value="2022-12-26" calcext:value-type="date">
            <text:p>26/12/22</text:p>
          </table:table-cell>
          <table:table-cell table:style-name="ce9"/>
          <table:table-cell table:style-name="ce9" table:formula="of:=[.A656]+1" office:value-type="date" office:date-value="2022-12-27" calcext:value-type="date">
            <text:p>27/12/22</text:p>
          </table:table-cell>
          <table:table-cell table:style-name="ce26"/>
          <table:table-cell table:style-name="ce9" table:formula="of:=[.C656]+1" office:value-type="date" office:date-value="2022-12-28" calcext:value-type="date">
            <text:p>28/12/22</text:p>
          </table:table-cell>
          <table:table-cell table:style-name="ce26"/>
          <table:table-cell table:style-name="ce9" table:formula="of:=[.E656]+1" office:value-type="date" office:date-value="2022-12-29" calcext:value-type="date">
            <text:p>29/12/22</text:p>
          </table:table-cell>
          <table:table-cell table:style-name="ce26"/>
          <table:table-cell table:style-name="ce9" table:formula="of:=[.G656]+1" office:value-type="date" office:date-value="2022-12-30" calcext:value-type="date">
            <text:p>30/12/22</text:p>
          </table:table-cell>
          <table:table-cell table:style-name="ce26"/>
          <table:table-cell table:style-name="ce9" table:formula="of:=[.I656]+1" office:value-type="date" office:date-value="2022-12-31" calcext:value-type="date">
            <text:p>31/12/22</text:p>
          </table:table-cell>
          <table:table-cell table:style-name="ce26"/>
          <table:table-cell table:style-name="ce9" table:formula="of:=[.K656]+1" office:value-type="date" office:date-value="2023-01-01" calcext:value-type="date">
            <text:p>01/01/23</text:p>
          </table:table-cell>
          <table:table-cell table:style-name="ce32"/>
          <table:table-cell table:style-name="ce26" table:number-columns-repeated="1010"/>
        </table:table-row>
        <table:table-row table:style-name="ro12">
          <table:table-cell table:style-name="ce10" table:formula="of:=TEXT([.A656];&quot;NNN J&quot;)" office:value-type="string" office:string-value="lundi 26" calcext:value-type="string">
            <text:p>lundi 26</text:p>
          </table:table-cell>
          <table:table-cell table:style-name="ce20"/>
          <table:table-cell table:style-name="ce10" table:formula="of:=TEXT([.C656];&quot;NNN J&quot;)" office:value-type="string" office:string-value="mardi 27" calcext:value-type="string">
            <text:p>mardi 27</text:p>
          </table:table-cell>
          <table:table-cell table:style-name="ce20"/>
          <table:table-cell table:style-name="ce10" table:formula="of:=TEXT([.E656];&quot;NNN J&quot;)" office:value-type="string" office:string-value="mercredi 28" calcext:value-type="string">
            <text:p>mercredi 28</text:p>
          </table:table-cell>
          <table:table-cell table:style-name="ce20"/>
          <table:table-cell table:style-name="ce10" table:formula="of:=TEXT([.G656];&quot;NNN J&quot;)" office:value-type="string" office:string-value="jeudi 29" calcext:value-type="string">
            <text:p>jeudi 29</text:p>
          </table:table-cell>
          <table:table-cell table:style-name="ce20"/>
          <table:table-cell table:style-name="ce10" table:formula="of:=TEXT([.I656];&quot;NNN J&quot;)" office:value-type="string" office:string-value="vendredi 30" calcext:value-type="string">
            <text:p>vendredi 30</text:p>
          </table:table-cell>
          <table:table-cell table:style-name="ce20"/>
          <table:table-cell table:style-name="ce10" table:formula="of:=TEXT([.K656];&quot;NNN J&quot;)" office:value-type="string" office:string-value="samedi 31" calcext:value-type="string">
            <text:p>samedi 31</text:p>
          </table:table-cell>
          <table:table-cell table:style-name="ce20"/>
          <table:table-cell table:style-name="ce10" table:formula="of:=TEXT([.M656];&quot;NNN J&quot;)" office:value-type="string" office:string-value="dimanche 1" calcext:value-type="string">
            <text:p>dimanche 1</text:p>
          </table:table-cell>
          <table:table-cell table:style-name="ce20"/>
          <table:table-cell table:style-name="ce40" table:number-columns-repeated="1010"/>
        </table:table-row>
        <table:table-row table:style-name="ro17">
          <table:table-cell table:style-name="ce11" table:formula="of:=IF(ISERROR(MATCH([.A656];[$'Jours fériés'.$D$4:.$D$203];0));&quot;&quot;;INDEX([$'Jours fériés'.$A$4:.$A$203];MATCH([.A656];[$'Jours fériés'.$D$4:.$D$203];0);1))">
            <text:p/>
          </table:table-cell>
          <table:table-cell table:style-name="ce21"/>
          <table:table-cell table:style-name="ce11" table:formula="of:=IF(ISERROR(MATCH([.C656];[$'Jours fériés'.$D$4:.$D$203];0));&quot;&quot;;INDEX([$'Jours fériés'.$A$4:.$A$203];MATCH([.C656];[$'Jours fériés'.$D$4:.$D$203];0);1))">
            <text:p/>
          </table:table-cell>
          <table:table-cell table:style-name="ce21"/>
          <table:table-cell table:style-name="ce11" table:formula="of:=IF(ISERROR(MATCH([.E656];[$'Jours fériés'.$D$4:.$D$203];0));&quot;&quot;;INDEX([$'Jours fériés'.$A$4:.$A$203];MATCH([.E656];[$'Jours fériés'.$D$4:.$D$203];0);1))">
            <text:p/>
          </table:table-cell>
          <table:table-cell table:style-name="ce21"/>
          <table:table-cell table:style-name="ce11" table:formula="of:=IF(ISERROR(MATCH([.G656];[$'Jours fériés'.$D$4:.$D$203];0));&quot;&quot;;INDEX([$'Jours fériés'.$A$4:.$A$203];MATCH([.G656];[$'Jours fériés'.$D$4:.$D$203];0);1))">
            <text:p/>
          </table:table-cell>
          <table:table-cell table:style-name="ce21"/>
          <table:table-cell table:style-name="ce11" table:formula="of:=IF(ISERROR(MATCH([.I656];[$'Jours fériés'.$D$4:.$D$203];0));&quot;&quot;;INDEX([$'Jours fériés'.$A$4:.$A$203];MATCH([.I656];[$'Jours fériés'.$D$4:.$D$203];0);1))">
            <text:p/>
          </table:table-cell>
          <table:table-cell table:style-name="ce21"/>
          <table:table-cell table:style-name="ce11" table:formula="of:=IF(ISERROR(MATCH([.K656];[$'Jours fériés'.$D$4:.$D$203];0));&quot;&quot;;INDEX([$'Jours fériés'.$A$4:.$A$203];MATCH([.K656];[$'Jours fériés'.$D$4:.$D$203];0);1))">
            <text:p/>
          </table:table-cell>
          <table:table-cell table:style-name="ce21"/>
          <table:table-cell table:style-name="ce11" table:formula="of:=IF(ISERROR(MATCH([.M656];[$'Jours fériés'.$D$4:.$D$203];0));&quot;&quot;;INDEX([$'Jours fériés'.$A$4:.$A$203];MATCH([.M656];[$'Jours fériés'.$D$4:.$D$203];0);1))" office:value-type="string" office:string-value="Jour de l'an" calcext:value-type="string">
            <text:p>Jour de l'an</text:p>
          </table:table-cell>
          <table:table-cell table:style-name="ce21"/>
          <table:table-cell table:style-name="ce41" table:number-columns-repeated="1010"/>
        </table:table-row>
        <table:table-row table:style-name="ro8">
          <table:table-cell table:style-name="ce12" table:formula="of:=IF(ISERROR(MATCH([.A656];[$Lune.$A$1:.$A$1000];0));&quot;&quot;;INDEX([$Lune.$B$1:.$B$1000];MATCH([.A656];[$Lune.$A$1:.$A$1000];0);1))">
            <text:p/>
          </table:table-cell>
          <table:table-cell table:style-name="ce22"/>
          <table:table-cell table:style-name="ce12" table:formula="of:=IF(ISERROR(MATCH([.C656];[$Lune.$A$1:.$A$1000];0));&quot;&quot;;INDEX([$Lune.$B$1:.$B$1000];MATCH([.C656];[$Lune.$A$1:.$A$1000];0);1))">
            <text:p/>
          </table:table-cell>
          <table:table-cell table:style-name="ce22"/>
          <table:table-cell table:style-name="ce12" table:formula="of:=IF(ISERROR(MATCH([.E656];[$Lune.$A$1:.$A$1000];0));&quot;&quot;;INDEX([$Lune.$B$1:.$B$1000];MATCH([.E656];[$Lune.$A$1:.$A$1000];0);1))">
            <text:p/>
          </table:table-cell>
          <table:table-cell table:style-name="ce22"/>
          <table:table-cell table:style-name="ce12" table:formula="of:=IF(ISERROR(MATCH([.G656];[$Lune.$A$1:.$A$1000];0));&quot;&quot;;INDEX([$Lune.$B$1:.$B$1000];MATCH([.G656];[$Lune.$A$1:.$A$1000];0);1))">
            <text:p/>
          </table:table-cell>
          <table:table-cell table:style-name="ce22"/>
          <table:table-cell table:style-name="ce12" table:formula="of:=IF(ISERROR(MATCH([.I656];[$Lune.$A$1:.$A$1000];0));&quot;&quot;;INDEX([$Lune.$B$1:.$B$1000];MATCH([.I656];[$Lune.$A$1:.$A$1000];0);1))" office:value-type="string" office:string-value="◐" calcext:value-type="string">
            <text:p>◐</text:p>
          </table:table-cell>
          <table:table-cell table:style-name="ce22"/>
          <table:table-cell table:style-name="ce12" table:formula="of:=IF(ISERROR(MATCH([.K656];[$Lune.$A$1:.$A$1000];0));&quot;&quot;;INDEX([$Lune.$B$1:.$B$1000];MATCH([.K656];[$Lune.$A$1:.$A$1000];0);1))">
            <text:p/>
          </table:table-cell>
          <table:table-cell table:style-name="ce22"/>
          <table:table-cell table:style-name="ce12" table:formula="of:=IF(ISERROR(MATCH([.M656];[$Lune.$A$1:.$A$1000];0));&quot;&quot;;INDEX([$Lune.$B$1:.$B$1000];MATCH([.M656];[$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4" table:number-columns-repeated="12"/>
          <table:table-cell table:style-name="ce22"/>
          <table:table-cell table:style-name="ce39" table:formula="of:=TEXT(ISOWEEKNUM([.G656]);&quot;00&quot;)" office:value-type="string" office:string-value="52" calcext:value-type="string">
            <text:p>52</text:p>
          </table:table-cell>
          <table:table-cell table:number-columns-repeated="1010"/>
        </table:table-row>
        <table:table-row table:style-name="ro23">
          <table:table-cell table:style-name="Default" table:number-columns-repeated="14"/>
          <table:table-cell table:number-columns-repeated="1010"/>
        </table:table-row>
        <table:table-row table:style-name="ro8">
          <table:table-cell table:style-name="ce8" table:formula="of:=CONCATENATE(IF(MONTH([.A669])&lt;&gt;MONTH([.M669]);UPPER(TEXT([.A669];&quot;MMMM&quot;));&quot;&quot;);IF(YEAR([.A669])&lt;&gt;YEAR([.M669]);CONCATENATE(&quot; &quot;;TEXT([.A669];&quot;AAAA&quot;));&quot;&quot;))">
            <text:p/>
          </table:table-cell>
          <table:table-cell table:style-name="ce19" table:number-columns-repeated="2"/>
          <table:table-cell table:style-name="ce8" table:number-columns-repeated="4"/>
          <table:table-cell table:style-name="ce28"/>
          <table:table-cell table:style-name="ce8" table:number-columns-repeated="5"/>
          <table:table-cell table:style-name="ce31" table:formula="of:=UPPER(TEXT([.M669];&quot;MMMM AAAA&quot;))" office:value-type="string" office:string-value="JANVIER 2023" calcext:value-type="string">
            <text:p>JANVIER 2023</text:p>
          </table:table-cell>
          <table:table-cell table:style-name="ce8" table:number-columns-repeated="1010"/>
        </table:table-row>
        <table:table-row table:style-name="ro11">
          <table:table-cell table:style-name="ce9" table:formula="of:=[.A656]+7" office:value-type="date" office:date-value="2023-01-02" calcext:value-type="date">
            <text:p>02/01/23</text:p>
          </table:table-cell>
          <table:table-cell table:style-name="ce9"/>
          <table:table-cell table:style-name="ce9" table:formula="of:=[.A669]+1" office:value-type="date" office:date-value="2023-01-03" calcext:value-type="date">
            <text:p>03/01/23</text:p>
          </table:table-cell>
          <table:table-cell table:style-name="ce26"/>
          <table:table-cell table:style-name="ce9" table:formula="of:=[.C669]+1" office:value-type="date" office:date-value="2023-01-04" calcext:value-type="date">
            <text:p>04/01/23</text:p>
          </table:table-cell>
          <table:table-cell table:style-name="ce26"/>
          <table:table-cell table:style-name="ce9" table:formula="of:=[.E669]+1" office:value-type="date" office:date-value="2023-01-05" calcext:value-type="date">
            <text:p>05/01/23</text:p>
          </table:table-cell>
          <table:table-cell table:style-name="ce26"/>
          <table:table-cell table:style-name="ce9" table:formula="of:=[.G669]+1" office:value-type="date" office:date-value="2023-01-06" calcext:value-type="date">
            <text:p>06/01/23</text:p>
          </table:table-cell>
          <table:table-cell table:style-name="ce26"/>
          <table:table-cell table:style-name="ce9" table:formula="of:=[.I669]+1" office:value-type="date" office:date-value="2023-01-07" calcext:value-type="date">
            <text:p>07/01/23</text:p>
          </table:table-cell>
          <table:table-cell table:style-name="ce26"/>
          <table:table-cell table:style-name="ce9" table:formula="of:=[.K669]+1" office:value-type="date" office:date-value="2023-01-08" calcext:value-type="date">
            <text:p>08/01/23</text:p>
          </table:table-cell>
          <table:table-cell table:style-name="ce32"/>
          <table:table-cell table:style-name="ce26" table:number-columns-repeated="1010"/>
        </table:table-row>
        <table:table-row table:style-name="ro12">
          <table:table-cell table:style-name="ce10" table:formula="of:=TEXT([.A669];&quot;NNN J&quot;)" office:value-type="string" office:string-value="lundi 2" calcext:value-type="string">
            <text:p>lundi 2</text:p>
          </table:table-cell>
          <table:table-cell table:style-name="ce20"/>
          <table:table-cell table:style-name="ce10" table:formula="of:=TEXT([.C669];&quot;NNN J&quot;)" office:value-type="string" office:string-value="mardi 3" calcext:value-type="string">
            <text:p>mardi 3</text:p>
          </table:table-cell>
          <table:table-cell table:style-name="ce20"/>
          <table:table-cell table:style-name="ce10" table:formula="of:=TEXT([.E669];&quot;NNN J&quot;)" office:value-type="string" office:string-value="mercredi 4" calcext:value-type="string">
            <text:p>mercredi 4</text:p>
          </table:table-cell>
          <table:table-cell table:style-name="ce20"/>
          <table:table-cell table:style-name="ce10" table:formula="of:=TEXT([.G669];&quot;NNN J&quot;)" office:value-type="string" office:string-value="jeudi 5" calcext:value-type="string">
            <text:p>jeudi 5</text:p>
          </table:table-cell>
          <table:table-cell table:style-name="ce20"/>
          <table:table-cell table:style-name="ce10" table:formula="of:=TEXT([.I669];&quot;NNN J&quot;)" office:value-type="string" office:string-value="vendredi 6" calcext:value-type="string">
            <text:p>vendredi 6</text:p>
          </table:table-cell>
          <table:table-cell table:style-name="ce20"/>
          <table:table-cell table:style-name="ce10" table:formula="of:=TEXT([.K669];&quot;NNN J&quot;)" office:value-type="string" office:string-value="samedi 7" calcext:value-type="string">
            <text:p>samedi 7</text:p>
          </table:table-cell>
          <table:table-cell table:style-name="ce20"/>
          <table:table-cell table:style-name="ce10" table:formula="of:=TEXT([.M669];&quot;NNN J&quot;)" office:value-type="string" office:string-value="dimanche 8" calcext:value-type="string">
            <text:p>dimanche 8</text:p>
          </table:table-cell>
          <table:table-cell table:style-name="ce20"/>
          <table:table-cell table:style-name="ce40" table:number-columns-repeated="1010"/>
        </table:table-row>
        <table:table-row table:style-name="ro17">
          <table:table-cell table:style-name="ce11" table:formula="of:=IF(ISERROR(MATCH([.A669];[$'Jours fériés'.$D$4:.$D$203];0));&quot;&quot;;INDEX([$'Jours fériés'.$A$4:.$A$203];MATCH([.A669];[$'Jours fériés'.$D$4:.$D$203];0);1))">
            <text:p/>
          </table:table-cell>
          <table:table-cell table:style-name="ce21"/>
          <table:table-cell table:style-name="ce11" table:formula="of:=IF(ISERROR(MATCH([.C669];[$'Jours fériés'.$D$4:.$D$203];0));&quot;&quot;;INDEX([$'Jours fériés'.$A$4:.$A$203];MATCH([.C669];[$'Jours fériés'.$D$4:.$D$203];0);1))">
            <text:p/>
          </table:table-cell>
          <table:table-cell table:style-name="ce21"/>
          <table:table-cell table:style-name="ce11" table:formula="of:=IF(ISERROR(MATCH([.E669];[$'Jours fériés'.$D$4:.$D$203];0));&quot;&quot;;INDEX([$'Jours fériés'.$A$4:.$A$203];MATCH([.E669];[$'Jours fériés'.$D$4:.$D$203];0);1))">
            <text:p/>
          </table:table-cell>
          <table:table-cell table:style-name="ce21"/>
          <table:table-cell table:style-name="ce11" table:formula="of:=IF(ISERROR(MATCH([.G669];[$'Jours fériés'.$D$4:.$D$203];0));&quot;&quot;;INDEX([$'Jours fériés'.$A$4:.$A$203];MATCH([.G669];[$'Jours fériés'.$D$4:.$D$203];0);1))">
            <text:p/>
          </table:table-cell>
          <table:table-cell table:style-name="ce21"/>
          <table:table-cell table:style-name="ce11" table:formula="of:=IF(ISERROR(MATCH([.I669];[$'Jours fériés'.$D$4:.$D$203];0));&quot;&quot;;INDEX([$'Jours fériés'.$A$4:.$A$203];MATCH([.I669];[$'Jours fériés'.$D$4:.$D$203];0);1))">
            <text:p/>
          </table:table-cell>
          <table:table-cell table:style-name="ce21"/>
          <table:table-cell table:style-name="ce11" table:formula="of:=IF(ISERROR(MATCH([.K669];[$'Jours fériés'.$D$4:.$D$203];0));&quot;&quot;;INDEX([$'Jours fériés'.$A$4:.$A$203];MATCH([.K669];[$'Jours fériés'.$D$4:.$D$203];0);1))">
            <text:p/>
          </table:table-cell>
          <table:table-cell table:style-name="ce21"/>
          <table:table-cell table:style-name="ce11" table:formula="of:=IF(ISERROR(MATCH([.M669];[$'Jours fériés'.$D$4:.$D$203];0));&quot;&quot;;INDEX([$'Jours fériés'.$A$4:.$A$203];MATCH([.M669];[$'Jours fériés'.$D$4:.$D$203];0);1))">
            <text:p/>
          </table:table-cell>
          <table:table-cell table:style-name="ce21"/>
          <table:table-cell table:style-name="ce41" table:number-columns-repeated="1010"/>
        </table:table-row>
        <table:table-row table:style-name="ro8">
          <table:table-cell table:style-name="ce12" table:formula="of:=IF(ISERROR(MATCH([.A669];[$Lune.$A$1:.$A$1000];0));&quot;&quot;;INDEX([$Lune.$B$1:.$B$1000];MATCH([.A669];[$Lune.$A$1:.$A$1000];0);1))">
            <text:p/>
          </table:table-cell>
          <table:table-cell table:style-name="ce22"/>
          <table:table-cell table:style-name="ce12" table:formula="of:=IF(ISERROR(MATCH([.C669];[$Lune.$A$1:.$A$1000];0));&quot;&quot;;INDEX([$Lune.$B$1:.$B$1000];MATCH([.C669];[$Lune.$A$1:.$A$1000];0);1))">
            <text:p/>
          </table:table-cell>
          <table:table-cell table:style-name="ce22"/>
          <table:table-cell table:style-name="ce12" table:formula="of:=IF(ISERROR(MATCH([.E669];[$Lune.$A$1:.$A$1000];0));&quot;&quot;;INDEX([$Lune.$B$1:.$B$1000];MATCH([.E669];[$Lune.$A$1:.$A$1000];0);1))">
            <text:p/>
          </table:table-cell>
          <table:table-cell table:style-name="ce22"/>
          <table:table-cell table:style-name="ce12" table:formula="of:=IF(ISERROR(MATCH([.G669];[$Lune.$A$1:.$A$1000];0));&quot;&quot;;INDEX([$Lune.$B$1:.$B$1000];MATCH([.G669];[$Lune.$A$1:.$A$1000];0);1))">
            <text:p/>
          </table:table-cell>
          <table:table-cell table:style-name="ce22"/>
          <table:table-cell table:style-name="ce12" table:formula="of:=IF(ISERROR(MATCH([.I669];[$Lune.$A$1:.$A$1000];0));&quot;&quot;;INDEX([$Lune.$B$1:.$B$1000];MATCH([.I669];[$Lune.$A$1:.$A$1000];0);1))" office:value-type="string" office:string-value="○" calcext:value-type="string">
            <text:p>○</text:p>
          </table:table-cell>
          <table:table-cell table:style-name="ce22"/>
          <table:table-cell table:style-name="ce12" table:formula="of:=IF(ISERROR(MATCH([.K669];[$Lune.$A$1:.$A$1000];0));&quot;&quot;;INDEX([$Lune.$B$1:.$B$1000];MATCH([.K669];[$Lune.$A$1:.$A$1000];0);1))">
            <text:p/>
          </table:table-cell>
          <table:table-cell table:style-name="ce22"/>
          <table:table-cell table:style-name="ce12" table:formula="of:=IF(ISERROR(MATCH([.M669];[$Lune.$A$1:.$A$1000];0));&quot;&quot;;INDEX([$Lune.$B$1:.$B$1000];MATCH([.M669];[$Lune.$A$1:.$A$1000];0);1))">
            <text:p/>
          </table:table-cell>
          <table:table-cell table:style-name="ce22"/>
          <table:table-cell table:number-columns-repeated="1010"/>
        </table:table-row>
        <table:table-row table:style-name="ro18">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office:value-type="string" calcext:value-type="string">
            <text:p>8h</text:p>
          </table:table-cell>
          <table:table-cell/>
          <table:table-cell table:style-name="ce29"/>
          <table:table-cell table:style-name="ce23"/>
          <table:table-cell table:number-columns-repeated="1010"/>
        </table:table-row>
        <table:table-row table:style-name="ro18">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table-cell office:value-type="string" calcext:value-type="string">
            <text:p>10h</text:p>
          </table:table-cell>
          <table:table-cell table:number-columns-repeated="1013"/>
        </table:table-row>
        <table:table-row table:style-name="ro18">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table-cell office:value-type="string" calcext:value-type="string">
            <text:p>12h</text:p>
          </table:table-cell>
          <table:table-cell table:number-columns-repeated="1013"/>
        </table:table-row>
        <table:table-row table:style-name="ro18">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office:value-type="string" calcext:value-type="string">
            <text:p>14h</text:p>
          </table:table-cell>
          <table:table-cell/>
          <table:table-cell table:style-name="ce29"/>
          <table:table-cell table:style-name="ce38" office:value-type="string" calcext:value-type="string">
            <text:p>notes</text:p>
          </table:table-cell>
          <table:table-cell table:number-columns-repeated="1010"/>
        </table:table-row>
        <table:table-row table:style-name="ro18">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table-cell office:value-type="string" calcext:value-type="string">
            <text:p>16h</text:p>
          </table:table-cell>
          <table:table-cell table:number-columns-repeated="1013"/>
        </table:table-row>
        <table:table-row table:style-name="ro18">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table-cell office:value-type="string" calcext:value-type="string">
            <text:p>18h</text:p>
          </table:table-cell>
          <table:table-cell table:number-columns-repeated="1013"/>
        </table:table-row>
        <table:table-row table:style-name="ro22">
          <table:table-cell table:style-name="ce15" office:value-type="string" calcext:value-type="string">
            <text:p>http://trk.free.fr/calendrier</text:p>
          </table:table-cell>
          <table:table-cell table:style-name="ce14" table:number-columns-repeated="11"/>
          <table:table-cell table:style-name="ce22"/>
          <table:table-cell table:style-name="ce39" table:formula="of:=TEXT(ISOWEEKNUM([.G669]);&quot;00&quot;)" office:value-type="string" office:string-value="01" calcext:value-type="string">
            <text:p>01</text:p>
          </table:table-cell>
          <table:table-cell table:number-columns-repeated="1010"/>
        </table:table-row>
      </table:table>
      <table:table table:name="Aide" table:style-name="ta1" table:print="false">
        <table:table-column table:style-name="co7" table:default-cell-style-name="ce95"/>
        <table:table-row table:style-name="ro1">
          <table:table-cell table:style-name="Default"/>
        </table:table-row>
        <table:table-row table:style-name="ro19">
          <table:table-cell table:style-name="ce93" office:value-type="string" calcext:value-type="string">
            <text:p>Calendrier perpétuel avec jours fériés localisés, changements d'heure et numéros de semaines</text:p>
          </table:table-cell>
        </table:table-row>
        <table:table-row table:style-name="ro20">
          <table:table-cell table:style-name="ce93" office:value-type="string" calcext:value-type="string">
            <text:p>Comment utiliser ce calendrier :</text:p>
          </table:table-cell>
        </table:table-row>
        <table:table-row table:style-name="ro21">
          <table:table-cell table:style-name="ce94" office:value-type="string" calcext:value-type="string">
            <text:p>- changer si nécessaire l'année, le mois de départ et la zone, puis imprimer !</text:p>
          </table:table-cell>
        </table:table-row>
        <table:table-row table:style-name="ro20">
          <table:table-cell office:value-type="string" calcext:value-type="string">
            <text:p>Questions, commentaires, suggestions : <text:a xlink:href="mailto:contact.calendrier@rohmer.fr" xlink:type="simple">contact.calendrier@rohmer.fr</text:a></text:p>
          </table:table-cell>
        </table:table-row>
        <table:table-row table:style-name="ro20">
          <table:table-cell office:value-type="string" calcext:value-type="string">
            <text:p>Téléchargement : http://trk.free.fr/calendrier</text:p>
          </table:table-cell>
        </table:table-row>
        <table:table-row table:style-name="ro20">
          <table:table-cell table:style-name="ce96"/>
        </table:table-row>
        <table:table-row table:style-name="ro20" table:number-rows-repeated="7">
          <table:table-cell/>
        </table:table-row>
        <table:table-row table:style-name="ro20">
          <table:table-cell/>
        </table:table-row>
      </table:table>
      <table:table table:name="Licence" table:style-name="ta1" table:print="false">
        <table:table-column table:style-name="co11" table:default-cell-style-name="ce98"/>
        <table:table-row table:style-name="ro1">
          <table:table-cell table:style-name="ce97" office:value-type="string" calcext:value-type="string">
            <text:p>Appendix</text:p>
          </table:table-cell>
        </table:table-row>
        <table:table-row table:style-name="ro1">
          <table:table-cell table:style-name="ce97" office:value-type="string" calcext:value-type="string">
            <text:p>Public Documentation License Notice</text:p>
          </table:table-cell>
        </table:table-row>
        <table:table-row table:style-name="ro1">
          <table:table-cell/>
        </table:table-row>
        <table:table-row table:style-name="ro13">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8">
          <table:table-cell/>
        </table:table-row>
        <table:table-row table:style-name="ro14">
          <table:table-cell office:value-type="string" calcext:value-type="string">
            <text:p>The Original Documentation is Calendrier perpétuel annuel. The Initial Writer of the Original Documentation is Thomas Rohmer-Kretz. Copyright (C) 2005. All Rights Reserved. (Initial Writer contact: thomas.rohmer@gmail.com).</text:p>
          </table:table-cell>
        </table:table-row>
        <table:table-row table:style-name="ro1">
          <table:table-cell/>
        </table:table-row>
        <table:table-row table:style-name="ro1">
          <table:table-cell office:value-type="string" calcext:value-type="string">
            <text:p>Contributor(s): ______________________________________.</text:p>
          </table:table-cell>
        </table:table-row>
        <table:table-row table:style-name="ro1">
          <table:table-cell/>
        </table:table-row>
        <table:table-row table:style-name="ro15">
          <table:table-cell office:value-type="string" calcext:value-type="string">
            <text:p>Portions created by ______ are Copyright (C)_________[Insert year(s)]. All Rights Reserved. (Contributor contact(s):________________[Insert hyperlink/alias]).</text:p>
          </table:table-cell>
        </table:table-row>
        <table:table-row table:style-name="ro1">
          <table:table-cell/>
        </table:table-row>
        <table:table-row table:style-name="ro16">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8" table:number-rows-repeated="195">
          <table:table-cell/>
        </table:table-row>
        <table:table-row table:style-name="ro1">
          <table:table-cell/>
        </table:table-row>
        <table:table-row table:style-name="ro8" table:number-rows-repeated="65327">
          <table:table-cell/>
        </table:table-row>
        <table:table-row table:style-name="ro8">
          <table:table-cell/>
        </table:table-row>
      </table:table>
      <table:table table:name="Jours fériés" table:style-name="ta1">
        <table:table-column table:style-name="co9" table:default-cell-style-name="Default"/>
        <table:table-column table:style-name="co10" table:default-cell-style-name="Default"/>
        <table:table-column table:style-name="co12" table:number-columns-repeated="2" table:default-cell-style-name="ce58"/>
        <table:table-column table:style-name="co13" table:number-columns-repeated="252" table:default-cell-style-name="ce61"/>
        <table:table-row table:style-name="ro1">
          <table:table-cell table:style-name="ce50" office:value-type="string" calcext:value-type="string">
            <text:p>Année :</text:p>
          </table:table-cell>
          <table:table-cell table:style-name="ce53" table:formula="of:=[semaine.D1]" office:value-type="float" office:value="2022" calcext:value-type="float">
            <text:p>2022</text:p>
          </table:table-cell>
          <table:table-cell table:style-name="ce57" office:value-type="string" calcext:value-type="string">
            <text:p>Pays : </text:p>
          </table:table-cell>
          <table:table-cell table:style-name="ce60" table:formula="of:=[semaine.D3]" office:value-type="string" office:string-value="France" calcext:value-type="string">
            <text:p>France</text:p>
          </table:table-cell>
          <table:table-cell table:number-columns-repeated="252"/>
        </table:table-row>
        <table:table-row table:style-name="ro8">
          <table:table-cell table:number-columns-repeated="256"/>
        </table:table-row>
        <table:table-row table:style-name="ro25">
          <table:table-cell table:style-name="ce51" office:value-type="string" calcext:value-type="string">
            <office:annotation draw:style-name="gr1" draw:text-style-name="P2" svg:width="89.07mm" svg:height="17.81mm" svg:x="28.57mm" svg:y="0.5mm" draw:caption-point-x="12.26mm" draw:caption-point-y="8.64mm">
              <dc:date>1899-12-30T00:00:00</dc:date>
              <text:p text:style-name="P1"><text:span text:style-name="T1">Pour faire apparaître un jour coloré comme jour férié, sans intitulé visible, insérer dans la colonne « intitulé » un caractère blanc autre que l'espace (ou copier l'intitulé du lundi de Pâques en A11)</text:span></text:p>
            </office:annotation>
            <text:p><text:span text:style-name="T2">Intitulé inséré dans</text:span></text:p>
            <text:p><text:span text:style-name="T2">Le calendrier</text:span></text:p>
            <text:p>(commencez par un espace pour ne pas que le jour soit coloré en jour férié)</text:p>
          </table:table-cell>
          <table:table-cell table:style-name="ce54" office:value-type="string" calcext:value-type="string">
            <text:p>Commentaire</text:p>
          </table:table-cell>
          <table:table-cell table:style-name="ce59" office:value-type="string" calcext:value-type="string">
            <text:p>Calcul date</text:p>
          </table:table-cell>
          <table:table-cell table:style-name="ce59" office:value-type="string" calcext:value-type="string">
            <text:p>Jours fériés</text:p>
            <text:p>reportés</text:p>
            <text:p>dans le</text:p>
            <text:p>calendrier</text:p>
          </table:table-cell>
          <table:table-cell table:style-name="ce62" office:value-type="string" calcext:value-type="string">
            <text:p>aucun</text:p>
          </table:table-cell>
          <table:table-cell table:style-name="ce62" office:value-type="string" calcext:value-type="string">
            <text:p>France</text:p>
          </table:table-cell>
          <table:table-cell table:style-name="ce62" office:value-type="string" calcext:value-type="string">
            <text:p>Alsace Moselle</text:p>
          </table:table-cell>
          <table:table-cell table:style-name="ce62" office:value-type="string" calcext:value-type="string">
            <text:p>Réunion</text:p>
          </table:table-cell>
          <table:table-cell table:style-name="ce62" office:value-type="string" calcext:value-type="string">
            <text:p>Martinique</text:p>
          </table:table-cell>
          <table:table-cell table:style-name="ce62" office:value-type="string" calcext:value-type="string">
            <text:p>Guadeloupe</text:p>
          </table:table-cell>
          <table:table-cell table:style-name="ce62" office:value-type="string" calcext:value-type="string">
            <text:p>Guyane française</text:p>
          </table:table-cell>
          <table:table-cell table:style-name="ce62" office:value-type="string" calcext:value-type="string">
            <text:p>Polynésie française</text:p>
          </table:table-cell>
          <table:table-cell table:style-name="ce62" office:value-type="string" calcext:value-type="string">
            <text:p>Nouvelle-Calédonie</text:p>
          </table:table-cell>
          <table:table-cell table:style-name="ce62" office:value-type="string" calcext:value-type="string">
            <text:p>Mayotte</text:p>
          </table:table-cell>
          <table:table-cell table:style-name="ce62" office:value-type="string" calcext:value-type="string">
            <text:p>Saint-Pierre-et-Miquelon</text:p>
          </table:table-cell>
          <table:table-cell table:style-name="ce62" office:value-type="string" calcext:value-type="string">
            <text:p>Belgique</text:p>
          </table:table-cell>
          <table:table-cell table:style-name="ce62" office:value-type="string" calcext:value-type="string">
            <text:p>Luxembourg</text:p>
          </table:table-cell>
          <table:table-cell table:style-name="ce62" office:value-type="string" calcext:value-type="string">
            <text:p>Québec</text:p>
          </table:table-cell>
          <table:table-cell table:style-name="ce62" office:value-type="string" calcext:value-type="string">
            <text:p>Suisse</text:p>
          </table:table-cell>
          <table:table-cell table:style-name="ce62" office:value-type="string" calcext:value-type="string">
            <text:p>Suisse AG</text:p>
          </table:table-cell>
          <table:table-cell table:style-name="ce62" office:value-type="string" calcext:value-type="string">
            <text:p>Suisse AI</text:p>
          </table:table-cell>
          <table:table-cell table:style-name="ce62" office:value-type="string" calcext:value-type="string">
            <text:p>Suisse AR</text:p>
          </table:table-cell>
          <table:table-cell table:style-name="ce62" office:value-type="string" calcext:value-type="string">
            <text:p>Suisse BE</text:p>
          </table:table-cell>
          <table:table-cell table:style-name="ce62" office:value-type="string" calcext:value-type="string">
            <text:p>Suisse BL</text:p>
          </table:table-cell>
          <table:table-cell table:style-name="ce62" office:value-type="string" calcext:value-type="string">
            <text:p>Suisse BS</text:p>
          </table:table-cell>
          <table:table-cell table:style-name="ce62" office:value-type="string" calcext:value-type="string">
            <text:p>Suisse FR</text:p>
          </table:table-cell>
          <table:table-cell table:style-name="ce62" office:value-type="string" calcext:value-type="string">
            <text:p>Suisse GE</text:p>
          </table:table-cell>
          <table:table-cell table:style-name="ce62" office:value-type="string" calcext:value-type="string">
            <text:p>Suisse GL</text:p>
          </table:table-cell>
          <table:table-cell table:style-name="ce62" office:value-type="string" calcext:value-type="string">
            <text:p>Suisse GR</text:p>
          </table:table-cell>
          <table:table-cell table:style-name="ce62" office:value-type="string" calcext:value-type="string">
            <text:p>Suisse JU</text:p>
          </table:table-cell>
          <table:table-cell table:style-name="ce62" office:value-type="string" calcext:value-type="string">
            <text:p>Suisse LU</text:p>
          </table:table-cell>
          <table:table-cell table:style-name="ce62" office:value-type="string" calcext:value-type="string">
            <text:p>Suisse NE</text:p>
          </table:table-cell>
          <table:table-cell table:style-name="ce62" office:value-type="string" calcext:value-type="string">
            <text:p>Suisse NW</text:p>
          </table:table-cell>
          <table:table-cell table:style-name="ce62" office:value-type="string" calcext:value-type="string">
            <text:p>Suisse OW</text:p>
          </table:table-cell>
          <table:table-cell table:style-name="ce62" office:value-type="string" calcext:value-type="string">
            <text:p>Suisse SG</text:p>
          </table:table-cell>
          <table:table-cell table:style-name="ce62" office:value-type="string" calcext:value-type="string">
            <text:p>Suisse SH</text:p>
          </table:table-cell>
          <table:table-cell table:style-name="ce62" office:value-type="string" calcext:value-type="string">
            <text:p>Suisse SO</text:p>
          </table:table-cell>
          <table:table-cell table:style-name="ce62" office:value-type="string" calcext:value-type="string">
            <text:p>Suisse SZ</text:p>
          </table:table-cell>
          <table:table-cell table:style-name="ce62" office:value-type="string" calcext:value-type="string">
            <text:p>Suisse TG</text:p>
          </table:table-cell>
          <table:table-cell table:style-name="ce62" office:value-type="string" calcext:value-type="string">
            <text:p>Suisse TI</text:p>
          </table:table-cell>
          <table:table-cell table:style-name="ce62" office:value-type="string" calcext:value-type="string">
            <text:p>Suisse UR</text:p>
          </table:table-cell>
          <table:table-cell table:style-name="ce62" office:value-type="string" calcext:value-type="string">
            <text:p>Suisse VD</text:p>
          </table:table-cell>
          <table:table-cell table:style-name="ce62" office:value-type="string" calcext:value-type="string">
            <text:p>Suisse VS</text:p>
          </table:table-cell>
          <table:table-cell table:style-name="ce62" office:value-type="string" calcext:value-type="string">
            <text:p>Suisse ZG</text:p>
          </table:table-cell>
          <table:table-cell table:style-name="ce62" office:value-type="string" calcext:value-type="string">
            <text:p>Suisse ZH</text:p>
          </table:table-cell>
          <table:table-cell table:style-name="ce62" table:number-columns-repeated="211"/>
        </table:table-row>
        <table:table-row table:style-name="ro1">
          <table:table-cell office:value-type="string" calcext:value-type="string">
            <text:p>Jour de l'an</text:p>
          </table:table-cell>
          <table:table-cell/>
          <table:table-cell table:formula="of:=DATE([.$B$1];1;1)" office:value-type="date" office:date-value="2022-01-01" calcext:value-type="date">
            <text:p>01/01/22</text:p>
          </table:table-cell>
          <table:table-cell table:formula="of:=IF([.C4]=&quot;&quot;;&quot;&quot;;IF(INDEX([.E4:.IV4];1;MATCH([.$D$1];[.E$3:.IV$3];0))=&quot;&quot;;&quot;&quot;;[.C4]))" office:value-type="date" office:date-value="2022-01-01" calcext:value-type="date">
            <text:p>01/01/22</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211"/>
        </table:table-row>
        <table:table-row table:style-name="ro1">
          <table:table-cell office:value-type="string" calcext:value-type="string">
            <text:p>Vendredi Saint</text:p>
          </table:table-cell>
          <table:table-cell/>
          <table:table-cell table:formula="of:=[.C10]-2" office:value-type="date" office:date-value="2022-04-15" calcext:value-type="date">
            <text:p>15/04/22</text:p>
          </table:table-cell>
          <table:table-cell table:formula="of:=IF([.C5]=&quot;&quot;;&quot;&quot;;IF(INDEX([.E5:.IV5];1;MATCH([.$D$1];[.E$3:.IV$3];0))=&quot;&quot;;&quot;&quot;;[.C5]))">
            <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1"/>
        </table:table-row>
        <table:table-row table:style-name="ro1">
          <table:table-cell office:value-type="string" calcext:value-type="string">
            <text:p>Pâques +1h</text:p>
          </table:table-cell>
          <table:table-cell/>
          <table:table-cell table:formula="of:=IF([.C7]=[.C10];[.C7];&quot;&quot;)">
            <text:p/>
          </table:table-cell>
          <table:table-cell table:formula="of:=IF([.C6]=&quot;&quot;;&quot;&quot;;IF(INDEX([.E6:.IV6];1;MATCH([.$D$1];[.E$3:.IV$3];0))=&quot;&quot;;&quot;&quot;;[.C6]))">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heure d'été +1h</text:p>
          </table:table-cell>
          <table:table-cell/>
          <table:table-cell table:formula="of:=DATE([.$B$1];4;1)-WEEKDAY(DATE([.$B$1];3;31))" office:value-type="date" office:date-value="2022-03-27" calcext:value-type="date">
            <text:p>27/03/22</text:p>
          </table:table-cell>
          <table:table-cell table:formula="of:=IF([.C7]=&quot;&quot;;&quot;&quot;;IF(INDEX([.E7:.IV7];1;MATCH([.$D$1];[.E$3:.IV$3];0))=&quot;&quot;;&quot;&quot;;[.C7]))" office:value-type="date" office:date-value="2022-03-27" calcext:value-type="date">
            <text:p>27/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Pâques +1h</text:p>
          </table:table-cell>
          <table:table-cell office:value-type="string" calcext:value-type="string">
            <text:p>US-Canada</text:p>
          </table:table-cell>
          <table:table-cell table:formula="of:=IF([.C9]=[.C10];[.C9];&quot;&quot;)">
            <text:p/>
          </table:table-cell>
          <table:table-cell table:formula="of:=IF([.C8]=&quot;&quot;;&quot;&quot;;IF(INDEX([.E8:.IV8];1;MATCH([.$D$1];[.E$3:.IV$3];0))=&quot;&quot;;&quot;&quot;;[.C8]))">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1">
          <table:table-cell office:value-type="string" calcext:value-type="string">
            <text:p>heure d'été +1h</text:p>
          </table:table-cell>
          <table:table-cell office:value-type="string" calcext:value-type="string">
            <text:p>US-Canada</text:p>
          </table:table-cell>
          <table:table-cell table:formula="of:=DATE([.$B$1];3;15)-WEEKDAY(DATE([.$B$1];3;7))" office:value-type="date" office:date-value="2022-03-13" calcext:value-type="date">
            <text:p>13/03/22</text:p>
          </table:table-cell>
          <table:table-cell table:formula="of:=IF([.C9]=&quot;&quot;;&quot;&quot;;IF(INDEX([.E9:.IV9];1;MATCH([.$D$1];[.E$3:.IV$3];0))=&quot;&quot;;&quot;&quot;;[.C9]))">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1">
          <table:table-cell office:value-type="string" calcext:value-type="string">
            <text:p>Pâques</text:p>
          </table:table-cell>
          <table:table-cell/>
          <table:table-cell table:formula="of:=ORG.OPENOFFICE.EASTERSUNDAY([.$B$1])" office:value-type="date" office:date-value="2022-04-17" calcext:value-type="date">
            <text:p>17/04/22</text:p>
          </table:table-cell>
          <table:table-cell table:formula="of:=IF([.C10]=&quot;&quot;;&quot;&quot;;IF(INDEX([.E10:.IV10];1;MATCH([.$D$1];[.E$3:.IV$3];0))=&quot;&quot;;&quot;&quot;;[.C10]))" office:value-type="date" office:date-value="2022-04-17" calcext:value-type="date">
            <text:p>17/04/22</text:p>
          </table:table-cell>
          <table:table-cell/>
          <table:table-cell table:number-columns-repeated="40" office:value-type="string" calcext:value-type="string">
            <text:p>x</text:p>
          </table:table-cell>
          <table:table-cell table:number-columns-repeated="211"/>
        </table:table-row>
        <table:table-row table:style-name="ro1">
          <table:table-cell table:style-name="ce52" office:value-type="string" calcext:value-type="string">
            <text:p>férié</text:p>
          </table:table-cell>
          <table:table-cell office:value-type="string" calcext:value-type="string">
            <text:p>Lundi de Pâques</text:p>
          </table:table-cell>
          <table:table-cell table:formula="of:=[.C10]+1" office:value-type="date" office:date-value="2022-04-18" calcext:value-type="date">
            <text:p>18/04/22</text:p>
          </table:table-cell>
          <table:table-cell table:formula="of:=IF([.C11]=&quot;&quot;;&quot;&quot;;IF(INDEX([.E11:.IV11];1;MATCH([.$D$1];[.E$3:.IV$3];0))=&quot;&quot;;&quot;&quot;;[.C11]))" office:value-type="date" office:date-value="2022-04-18" calcext:value-type="date">
            <text:p>18/04/22</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11"/>
        </table:table-row>
        <table:table-row table:style-name="ro1">
          <table:table-cell office:value-type="string" calcext:value-type="string">
            <text:p>Ascension</text:p>
          </table:table-cell>
          <table:table-cell/>
          <table:table-cell table:formula="of:=[.C13]-10" office:value-type="date" office:date-value="2022-05-26" calcext:value-type="date">
            <text:p>26/05/22</text:p>
          </table:table-cell>
          <table:table-cell table:formula="of:=IF([.C12]=&quot;&quot;;&quot;&quot;;IF(INDEX([.E12:.IV12];1;MATCH([.$D$1];[.E$3:.IV$3];0))=&quot;&quot;;&quot;&quot;;[.C12]))" office:value-type="date" office:date-value="2022-05-26" calcext:value-type="date">
            <text:p>26/05/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Pentecôte</text:p>
          </table:table-cell>
          <table:table-cell/>
          <table:table-cell table:formula="of:=[.C10]+49" office:value-type="date" office:date-value="2022-06-05" calcext:value-type="date">
            <text:p>05/06/22</text:p>
          </table:table-cell>
          <table:table-cell table:formula="of:=IF([.C13]=&quot;&quot;;&quot;&quot;;IF(INDEX([.E13:.IV13];1;MATCH([.$D$1];[.E$3:.IV$3];0))=&quot;&quot;;&quot;&quot;;[.C13]))" office:value-type="date" office:date-value="2022-06-05" calcext:value-type="date">
            <text:p>05/06/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table:style-name="ce52" office:value-type="string" calcext:value-type="string">
            <text:p>férié</text:p>
          </table:table-cell>
          <table:table-cell office:value-type="string" calcext:value-type="string">
            <text:p>Lundi de Pentecôte</text:p>
          </table:table-cell>
          <table:table-cell table:formula="of:=[.C13]+1" office:value-type="date" office:date-value="2022-06-06" calcext:value-type="date">
            <text:p>06/06/22</text:p>
          </table:table-cell>
          <table:table-cell table:formula="of:=IF([.C14]=&quot;&quot;;&quot;&quot;;IF(INDEX([.E14:.IV14];1;MATCH([.$D$1];[.E$3:.IV$3];0))=&quot;&quot;;&quot;&quot;;[.C14]))" office:value-type="date" office:date-value="2022-06-06" calcext:value-type="date">
            <text:p>06/06/22</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11"/>
        </table:table-row>
        <table:table-row table:style-name="ro1">
          <table:table-cell office:value-type="string" calcext:value-type="string">
            <text:p>Fête du Travail</text:p>
          </table:table-cell>
          <table:table-cell/>
          <table:table-cell table:formula="of:=DATE([.$B$1];5;1)" office:value-type="date" office:date-value="2022-05-01" calcext:value-type="date">
            <text:p>01/05/22</text:p>
          </table:table-cell>
          <table:table-cell table:formula="of:=IF([.C15]=&quot;&quot;;&quot;&quot;;IF(INDEX([.E15:.IV15];1;MATCH([.$D$1];[.E$3:.IV$3];0))=&quot;&quot;;&quot;&quot;;[.C15]))" office:value-type="date" office:date-value="2022-05-01" calcext:value-type="date">
            <text:p>01/05/22</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211"/>
        </table:table-row>
        <table:table-row table:style-name="ro1">
          <table:table-cell office:value-type="string" calcext:value-type="string">
            <text:p>Victoire 1945</text:p>
          </table:table-cell>
          <table:table-cell/>
          <table:table-cell table:formula="of:=DATE([.$B$1];5;8)" office:value-type="date" office:date-value="2022-05-08" calcext:value-type="date">
            <text:p>08/05/22</text:p>
          </table:table-cell>
          <table:table-cell table:formula="of:=IF([.C16]=&quot;&quot;;&quot;&quot;;IF(INDEX([.E16:.IV16];1;MATCH([.$D$1];[.E$3:.IV$3];0))=&quot;&quot;;&quot;&quot;;[.C16]))" office:value-type="date" office:date-value="2022-05-08" calcext:value-type="date">
            <text:p>08/05/22</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Fête nationale</text:p>
          </table:table-cell>
          <table:table-cell office:value-type="string" calcext:value-type="string">
            <text:p>France</text:p>
          </table:table-cell>
          <table:table-cell table:formula="of:=DATE([.$B$1];7;14)" office:value-type="date" office:date-value="2022-07-14" calcext:value-type="date">
            <text:p>14/07/22</text:p>
          </table:table-cell>
          <table:table-cell table:formula="of:=IF([.C17]=&quot;&quot;;&quot;&quot;;IF(INDEX([.E17:.IV17];1;MATCH([.$D$1];[.E$3:.IV$3];0))=&quot;&quot;;&quot;&quot;;[.C17]))" office:value-type="date" office:date-value="2022-07-14" calcext:value-type="date">
            <text:p>14/07/22</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Assomption</text:p>
          </table:table-cell>
          <table:table-cell/>
          <table:table-cell table:formula="of:=DATE([.$B$1];8;15)" office:value-type="date" office:date-value="2022-08-15" calcext:value-type="date">
            <text:p>15/08/22</text:p>
          </table:table-cell>
          <table:table-cell table:formula="of:=IF([.C18]=&quot;&quot;;&quot;&quot;;IF(INDEX([.E18:.IV18];1;MATCH([.$D$1];[.E$3:.IV$3];0))=&quot;&quot;;&quot;&quot;;[.C18]))" office:value-type="date" office:date-value="2022-08-15" calcext:value-type="date">
            <text:p>15/08/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heure d'hiver -1h</text:p>
          </table:table-cell>
          <table:table-cell/>
          <table:table-cell table:formula="of:=DATE([.$B$1];11;1)-WEEKDAY(DATE([.$B$1];10;31))" office:value-type="date" office:date-value="2022-10-30" calcext:value-type="date">
            <text:p>30/10/22</text:p>
          </table:table-cell>
          <table:table-cell table:formula="of:=IF([.C19]=&quot;&quot;;&quot;&quot;;IF(INDEX([.E19:.IV19];1;MATCH([.$D$1];[.E$3:.IV$3];0))=&quot;&quot;;&quot;&quot;;[.C19]))" office:value-type="date" office:date-value="2022-10-30" calcext:value-type="date">
            <text:p>30/10/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Toussaint</text:p>
          </table:table-cell>
          <table:table-cell/>
          <table:table-cell table:formula="of:=DATE([.$B$1];11;1)" office:value-type="date" office:date-value="2022-11-01" calcext:value-type="date">
            <text:p>01/11/22</text:p>
          </table:table-cell>
          <table:table-cell table:formula="of:=IF([.C20]=&quot;&quot;;&quot;&quot;;IF(INDEX([.E20:.IV20];1;MATCH([.$D$1];[.E$3:.IV$3];0))=&quot;&quot;;&quot;&quot;;[.C20]))" office:value-type="date" office:date-value="2022-11-01" calcext:value-type="date">
            <text:p>01/11/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Armistice 1918</text:p>
          </table:table-cell>
          <table:table-cell/>
          <table:table-cell table:formula="of:=DATE([.$B$1];11;11)" office:value-type="date" office:date-value="2022-11-11" calcext:value-type="date">
            <text:p>11/11/22</text:p>
          </table:table-cell>
          <table:table-cell table:formula="of:=IF([.C21]=&quot;&quot;;&quot;&quot;;IF(INDEX([.E21:.IV21];1;MATCH([.$D$1];[.E$3:.IV$3];0))=&quot;&quot;;&quot;&quot;;[.C21]))" office:value-type="date" office:date-value="2022-11-11" calcext:value-type="date">
            <text:p>11/11/22</text:p>
          </table:table-cell>
          <table:table-cell/>
          <table:table-cell table:number-columns-repeated="11" office:value-type="string" calcext:value-type="string">
            <text:p>x</text:p>
          </table:table-cell>
          <table:table-cell table:number-columns-repeated="240"/>
        </table:table-row>
        <table:table-row table:style-name="ro1">
          <table:table-cell office:value-type="string" calcext:value-type="string">
            <text:p>Noël</text:p>
          </table:table-cell>
          <table:table-cell/>
          <table:table-cell table:formula="of:=DATE([.$B$1];12;25)" office:value-type="date" office:date-value="2022-12-25" calcext:value-type="date">
            <text:p>25/12/22</text:p>
          </table:table-cell>
          <table:table-cell table:formula="of:=IF([.C22]=&quot;&quot;;&quot;&quot;;IF(INDEX([.E22:.IV22];1;MATCH([.$D$1];[.E$3:.IV$3];0))=&quot;&quot;;&quot;&quot;;[.C22]))" office:value-type="date" office:date-value="2022-12-25" calcext:value-type="date">
            <text:p>25/12/22</text:p>
          </table:table-cell>
          <table:table-cell/>
          <table:table-cell table:number-columns-repeated="40" office:value-type="string" calcext:value-type="string">
            <text:p>x</text:p>
          </table:table-cell>
          <table:table-cell table:number-columns-repeated="211"/>
        </table:table-row>
        <table:table-row table:style-name="ro1">
          <table:table-cell office:value-type="string" calcext:value-type="string">
            <text:p>Saint Étienne</text:p>
          </table:table-cell>
          <table:table-cell/>
          <table:table-cell table:formula="of:=[.C22]+1" office:value-type="date" office:date-value="2022-12-26" calcext:value-type="date">
            <text:p>26/12/22</text:p>
          </table:table-cell>
          <table:table-cell table:formula="of:=IF([.C23]=&quot;&quot;;&quot;&quot;;IF(INDEX([.E23:.IV23];1;MATCH([.$D$1];[.E$3:.IV$3];0))=&quot;&quot;;&quot;&quot;;[.C23]))">
            <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211"/>
        </table:table-row>
        <table:table-row table:style-name="ro1">
          <table:table-cell office:value-type="string" calcext:value-type="string">
            <text:p>Abolition esclavage</text:p>
          </table:table-cell>
          <table:table-cell office:value-type="string" calcext:value-type="string">
            <text:p>Réunion</text:p>
          </table:table-cell>
          <table:table-cell table:formula="of:=DATE([.$B$1];12;20)" office:value-type="date" office:date-value="2022-12-20" calcext:value-type="date">
            <text:p>20/12/22</text:p>
          </table:table-cell>
          <table:table-cell table:formula="of:=IF([.C24]=&quot;&quot;;&quot;&quot;;IF(INDEX([.E24:.IV24];1;MATCH([.$D$1];[.E$3:.IV$3];0))=&quot;&quot;;&quot;&quot;;[.C24]))">
            <text:p/>
          </table:table-cell>
          <table:table-cell table:number-columns-repeated="3"/>
          <table:table-cell office:value-type="string" calcext:value-type="string">
            <text:p>x</text:p>
          </table:table-cell>
          <table:table-cell table:number-columns-repeated="248"/>
        </table:table-row>
        <table:table-row table:style-name="ro1">
          <table:table-cell office:value-type="string" calcext:value-type="string">
            <text:p>Fête nationale</text:p>
          </table:table-cell>
          <table:table-cell office:value-type="string" calcext:value-type="string">
            <text:p>Belgique</text:p>
          </table:table-cell>
          <table:table-cell table:formula="of:=DATE([.$B$1];7;21)" office:value-type="date" office:date-value="2022-07-21" calcext:value-type="date">
            <text:p>21/07/22</text:p>
          </table:table-cell>
          <table:table-cell table:formula="of:=IF([.C25]=&quot;&quot;;&quot;&quot;;IF(INDEX([.E25:.IV25];1;MATCH([.$D$1];[.E$3:.IV$3];0))=&quot;&quot;;&quot;&quot;;[.C25]))">
            <text:p/>
          </table:table-cell>
          <table:table-cell table:number-columns-repeated="11"/>
          <table:table-cell office:value-type="string" calcext:value-type="string">
            <text:p>x</text:p>
          </table:table-cell>
          <table:table-cell table:number-columns-repeated="240"/>
        </table:table-row>
        <table:table-row table:style-name="ro1">
          <table:table-cell office:value-type="string" calcext:value-type="string">
            <text:p>Fête nationale</text:p>
          </table:table-cell>
          <table:table-cell office:value-type="string" calcext:value-type="string">
            <text:p>Luxembourg</text:p>
          </table:table-cell>
          <table:table-cell table:formula="of:=DATE([.$B$1];6;23)" office:value-type="date" office:date-value="2022-06-23" calcext:value-type="date">
            <text:p>23/06/22</text:p>
          </table:table-cell>
          <table:table-cell table:formula="of:=IF([.C26]=&quot;&quot;;&quot;&quot;;IF(INDEX([.E26:.IV26];1;MATCH([.$D$1];[.E$3:.IV$3];0))=&quot;&quot;;&quot;&quot;;[.C26]))">
            <text:p/>
          </table:table-cell>
          <table:table-cell table:number-columns-repeated="12"/>
          <table:table-cell office:value-type="string" calcext:value-type="string">
            <text:p>x</text:p>
          </table:table-cell>
          <table:table-cell table:number-columns-repeated="239"/>
        </table:table-row>
        <table:table-row table:style-name="ro1">
          <table:table-cell office:value-type="string" calcext:value-type="string">
            <text:p>Fête nationale</text:p>
          </table:table-cell>
          <table:table-cell office:value-type="string" calcext:value-type="string">
            <text:p>Québec</text:p>
          </table:table-cell>
          <table:table-cell table:formula="of:=DATE([.$B$1];6;24)" office:value-type="date" office:date-value="2022-06-24" calcext:value-type="date">
            <text:p>24/06/22</text:p>
          </table:table-cell>
          <table:table-cell table:formula="of:=IF([.C27]=&quot;&quot;;&quot;&quot;;IF(INDEX([.E27:.IV27];1;MATCH([.$D$1];[.E$3:.IV$3];0))=&quot;&quot;;&quot;&quot;;[.C27]))">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Fête du Travail</text:p>
          </table:table-cell>
          <table:table-cell office:value-type="string" calcext:value-type="string">
            <text:p>US-Canada</text:p>
          </table:table-cell>
          <table:table-cell table:formula="of:=DATE([.$B$1];9;8)-WEEKDAY(DATE([.$B$1];9;6))" office:value-type="date" office:date-value="2022-09-05" calcext:value-type="date">
            <text:p>05/09/22</text:p>
          </table:table-cell>
          <table:table-cell table:formula="of:=IF([.C28]=&quot;&quot;;&quot;&quot;;IF(INDEX([.E28:.IV28];1;MATCH([.$D$1];[.E$3:.IV$3];0))=&quot;&quot;;&quot;&quot;;[.C28]))">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Fête des mères</text:p>
          </table:table-cell>
          <table:table-cell/>
          <table:table-cell table:formula="of:=DATE([.$B$1];6;1)-WEEKDAY(DATE([.$B$1];5;31))" office:value-type="date" office:date-value="2022-05-29" calcext:value-type="date">
            <text:p>29/05/22</text:p>
          </table:table-cell>
          <table:table-cell table:formula="of:=IF([.C29]=&quot;&quot;;&quot;&quot;;IF(INDEX([.E29:.IV29];1;MATCH([.$D$1];[.E$3:.IV$3];0))=&quot;&quot;;&quot;&quot;;[.C29]))" office:value-type="date" office:date-value="2022-05-29" calcext:value-type="date">
            <text:p>29/05/22</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Fête des mères</text:p>
          </table:table-cell>
          <table:table-cell/>
          <table:table-cell table:formula="of:=IF([.C29]=[.C13];[.C29]+7;&quot;&quot;)">
            <text:p/>
          </table:table-cell>
          <table:table-cell table:formula="of:=IF([.C30]=&quot;&quot;;&quot;&quot;;IF(INDEX([.E30:.IV30];1;MATCH([.$D$1];[.E$3:.IV$3];0))=&quot;&quot;;&quot;&quot;;[.C30]))">
            <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Fête des pères</text:p>
          </table:table-cell>
          <table:table-cell/>
          <table:table-cell table:formula="of:=DATE([.$B$1];6;22)-WEEKDAY(DATE([.$B$1];6;7))" office:value-type="date" office:date-value="2022-06-19" calcext:value-type="date">
            <text:p>19/06/22</text:p>
          </table:table-cell>
          <table:table-cell table:formula="of:=IF([.C31]=&quot;&quot;;&quot;&quot;;IF(INDEX([.E31:.IV31];1;MATCH([.$D$1];[.E$3:.IV$3];0))=&quot;&quot;;&quot;&quot;;[.C31]))">
            <text:p/>
          </table:table-cell>
          <table:table-cell table:number-columns-repeated="252"/>
        </table:table-row>
        <table:table-row table:style-name="ro1">
          <table:table-cell office:value-type="string" calcext:value-type="string">
            <text:p>Fête des grand-mères</text:p>
          </table:table-cell>
          <table:table-cell/>
          <table:table-cell table:formula="of:=DATE([.$B$1];3;8)-WEEKDAY(DATE([.$B$1];3;7))" office:value-type="date" office:date-value="2022-03-06" calcext:value-type="date">
            <text:p>06/03/22</text:p>
          </table:table-cell>
          <table:table-cell table:formula="of:=IF([.C32]=&quot;&quot;;&quot;&quot;;IF(INDEX([.E32:.IV32];1;MATCH([.$D$1];[.E$3:.IV$3];0))=&quot;&quot;;&quot;&quot;;[.C32]))">
            <text:p/>
          </table:table-cell>
          <table:table-cell table:number-columns-repeated="252"/>
        </table:table-row>
        <table:table-row table:style-name="ro1">
          <table:table-cell office:value-type="string" calcext:value-type="string">
            <text:p>Épiphanie</text:p>
          </table:table-cell>
          <table:table-cell office:value-type="string" calcext:value-type="string">
            <text:p>2e dim après Noël</text:p>
          </table:table-cell>
          <table:table-cell table:formula="of:=DATE([.$B$1];1;9)-WEEKDAY(DATE([.$B$1];1;8))" office:value-type="date" office:date-value="2022-01-02" calcext:value-type="date">
            <text:p>02/01/22</text:p>
          </table:table-cell>
          <table:table-cell table:formula="of:=IF([.C33]=&quot;&quot;;&quot;&quot;;IF(INDEX([.E33:.IV33];1;MATCH([.$D$1];[.E$3:.IV$3];0))=&quot;&quot;;&quot;&quot;;[.C33]))">
            <text:p/>
          </table:table-cell>
          <table:table-cell table:number-columns-repeated="252"/>
        </table:table-row>
        <table:table-row table:style-name="ro1">
          <table:table-cell office:value-type="string" calcext:value-type="string">
            <text:p>Épiphanie</text:p>
          </table:table-cell>
          <table:table-cell office:value-type="string" calcext:value-type="string">
            <text:p>date fixe 6/1</text:p>
          </table:table-cell>
          <table:table-cell table:formula="of:=DATE([.$B$1];1;6)" office:value-type="date" office:date-value="2022-01-06" calcext:value-type="date">
            <text:p>06/01/22</text:p>
          </table:table-cell>
          <table:table-cell table:formula="of:=IF([.C34]=&quot;&quot;;&quot;&quot;;IF(INDEX([.E34:.IV34];1;MATCH([.$D$1];[.E$3:.IV$3];0))=&quot;&quot;;&quot;&quot;;[.C34]))">
            <text:p/>
          </table:table-cell>
          <table:table-cell table:number-columns-repeated="35"/>
          <table:table-cell office:value-type="string" calcext:value-type="string">
            <text:p>x</text:p>
          </table:table-cell>
          <table:table-cell table:number-columns-repeated="216"/>
        </table:table-row>
        <table:table-row table:style-name="ro1">
          <table:table-cell office:value-type="string" calcext:value-type="string">
            <text:p>Fête-Dieu</text:p>
          </table:table-cell>
          <table:table-cell/>
          <table:table-cell table:formula="of:=[.C10]+60" office:value-type="date" office:date-value="2022-06-16" calcext:value-type="date">
            <text:p>16/06/22</text:p>
          </table:table-cell>
          <table:table-cell table:formula="of:=IF([.C35]=&quot;&quot;;&quot;&quot;;IF(INDEX([.E35:.IV35];1;MATCH([.$D$1];[.E$3:.IV$3];0))=&quot;&quot;;&quot;&quot;;[.C35]))">
            <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Immaculée Conception</text:p>
          </table:table-cell>
          <table:table-cell/>
          <table:table-cell table:formula="of:=DATE([.$B$1];12;8)" office:value-type="date" office:date-value="2022-12-08" calcext:value-type="date">
            <text:p>08/12/22</text:p>
          </table:table-cell>
          <table:table-cell table:formula="of:=IF([.C36]=&quot;&quot;;&quot;&quot;;IF(INDEX([.E36:.IV36];1;MATCH([.$D$1];[.E$3:.IV$3];0))=&quot;&quot;;&quot;&quot;;[.C36]))">
            <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heure d'hiver -1h</text:p>
          </table:table-cell>
          <table:table-cell office:value-type="string" calcext:value-type="string">
            <text:p>US-Canada</text:p>
          </table:table-cell>
          <table:table-cell table:formula="of:=DATE([.$B$1];11;8)-WEEKDAY(DATE([.$B$1];11;7))" office:value-type="date" office:date-value="2022-11-06" calcext:value-type="date">
            <text:p>06/11/22</text:p>
          </table:table-cell>
          <table:table-cell table:formula="of:=IF([.C37]=&quot;&quot;;&quot;&quot;;IF(INDEX([.E37:.IV37];1;MATCH([.$D$1];[.E$3:.IV$3];0))=&quot;&quot;;&quot;&quot;;[.C37]))">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1">
          <table:table-cell office:value-type="string" calcext:value-type="string">
            <text:p><text:s/>Mardi gras</text:p>
          </table:table-cell>
          <table:table-cell/>
          <table:table-cell table:formula="of:=[.C39]-1" office:value-type="date" office:date-value="2022-03-01" calcext:value-type="date">
            <text:p>01/03/22</text:p>
          </table:table-cell>
          <table:table-cell table:formula="of:=IF([.C38]=&quot;&quot;;&quot;&quot;;IF(INDEX([.E38:.IV38];1;MATCH([.$D$1];[.E$3:.IV$3];0))=&quot;&quot;;&quot;&quot;;[.C38]))">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text:s/>Cendres</text:p>
          </table:table-cell>
          <table:table-cell office:value-type="string" calcext:value-type="string">
            <text:p>mercredi des cendres</text:p>
          </table:table-cell>
          <table:table-cell table:formula="of:=[.C10]-46" office:value-type="date" office:date-value="2022-03-02" calcext:value-type="date">
            <text:p>02/03/22</text:p>
          </table:table-cell>
          <table:table-cell table:formula="of:=IF([.C39]=&quot;&quot;;&quot;&quot;;IF(INDEX([.E39:.IV39];1;MATCH([.$D$1];[.E$3:.IV$3];0))=&quot;&quot;;&quot;&quot;;[.C39]))">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text:s/>Mi-Carême</text:p>
          </table:table-cell>
          <table:table-cell/>
          <table:table-cell table:formula="of:=[.C10]-24" office:value-type="date" office:date-value="2022-03-24" calcext:value-type="date">
            <text:p>24/03/22</text:p>
          </table:table-cell>
          <table:table-cell table:formula="of:=IF([.C40]=&quot;&quot;;&quot;&quot;;IF(INDEX([.E40:.IV40];1;MATCH([.$D$1];[.E$3:.IV$3];0))=&quot;&quot;;&quot;&quot;;[.C40]))">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Abolition esclavage</text:p>
          </table:table-cell>
          <table:table-cell office:value-type="string" calcext:value-type="string">
            <text:p>Martinique</text:p>
          </table:table-cell>
          <table:table-cell table:formula="of:=DATE([.$B$1];5;22)" office:value-type="date" office:date-value="2022-05-22" calcext:value-type="date">
            <text:p>22/05/22</text:p>
          </table:table-cell>
          <table:table-cell table:formula="of:=IF([.C41]=&quot;&quot;;&quot;&quot;;IF(INDEX([.E41:.IV41];1;MATCH([.$D$1];[.E$3:.IV$3];0))=&quot;&quot;;&quot;&quot;;[.C41]))">
            <text:p/>
          </table:table-cell>
          <table:table-cell table:number-columns-repeated="4"/>
          <table:table-cell office:value-type="string" calcext:value-type="string">
            <text:p>x</text:p>
          </table:table-cell>
          <table:table-cell table:number-columns-repeated="247"/>
        </table:table-row>
        <table:table-row table:style-name="ro1">
          <table:table-cell office:value-type="string" calcext:value-type="string">
            <text:p>Abolition esclavage</text:p>
          </table:table-cell>
          <table:table-cell office:value-type="string" calcext:value-type="string">
            <text:p>Guadeloupe</text:p>
          </table:table-cell>
          <table:table-cell table:formula="of:=DATE([.$B$1];5;27)" office:value-type="date" office:date-value="2022-05-27" calcext:value-type="date">
            <text:p>27/05/22</text:p>
          </table:table-cell>
          <table:table-cell table:formula="of:=IF([.C42]=&quot;&quot;;&quot;&quot;;IF(INDEX([.E42:.IV42];1;MATCH([.$D$1];[.E$3:.IV$3];0))=&quot;&quot;;&quot;&quot;;[.C42]))">
            <text:p/>
          </table:table-cell>
          <table:table-cell table:number-columns-repeated="5"/>
          <table:table-cell office:value-type="string" calcext:value-type="string">
            <text:p>x</text:p>
          </table:table-cell>
          <table:table-cell table:number-columns-repeated="246"/>
        </table:table-row>
        <table:table-row table:style-name="ro1">
          <table:table-cell office:value-type="string" calcext:value-type="string">
            <text:p>Abolition esclavage</text:p>
          </table:table-cell>
          <table:table-cell office:value-type="string" calcext:value-type="string">
            <text:p>Guyane</text:p>
          </table:table-cell>
          <table:table-cell table:formula="of:=DATE([.$B$1];6;10)" office:value-type="date" office:date-value="2022-06-10" calcext:value-type="date">
            <text:p>10/06/22</text:p>
          </table:table-cell>
          <table:table-cell table:formula="of:=IF([.C43]=&quot;&quot;;&quot;&quot;;IF(INDEX([.E43:.IV43];1;MATCH([.$D$1];[.E$3:.IV$3];0))=&quot;&quot;;&quot;&quot;;[.C43]))">
            <text:p/>
          </table:table-cell>
          <table:table-cell table:number-columns-repeated="6"/>
          <table:table-cell office:value-type="string" calcext:value-type="string">
            <text:p>x</text:p>
          </table:table-cell>
          <table:table-cell table:number-columns-repeated="245"/>
        </table:table-row>
        <table:table-row table:style-name="ro1">
          <table:table-cell office:value-type="string" calcext:value-type="string">
            <text:p>Jour des Défunts</text:p>
          </table:table-cell>
          <table:table-cell/>
          <table:table-cell table:formula="of:=[.C20]+1" office:value-type="date" office:date-value="2022-11-02" calcext:value-type="date">
            <text:p>02/11/22</text:p>
          </table:table-cell>
          <table:table-cell table:formula="of:=IF([.C44]=&quot;&quot;;&quot;&quot;;IF(INDEX([.E44:.IV44];1;MATCH([.$D$1];[.E$3:.IV$3];0))=&quot;&quot;;&quot;&quot;;[.C44]))">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Patriotes</text:p>
          </table:table-cell>
          <table:table-cell office:value-type="string" calcext:value-type="string">
            <text:p>Québec</text:p>
          </table:table-cell>
          <table:table-cell table:formula="of:=DATE([.$B$1];5;25)-WEEKDAY(DATE([.$B$1];5;23))" office:value-type="date" office:date-value="2022-05-23" calcext:value-type="date">
            <text:p>23/05/22</text:p>
          </table:table-cell>
          <table:table-cell table:formula="of:=IF([.C45]=&quot;&quot;;&quot;&quot;;IF(INDEX([.E45:.IV45];1;MATCH([.$D$1];[.E$3:.IV$3];0))=&quot;&quot;;&quot;&quot;;[.C45]))">
            <text:p/>
          </table:table-cell>
          <table:table-cell table:number-columns-repeated="13"/>
          <table:table-cell office:value-type="string" calcext:value-type="string">
            <text:p>x</text:p>
          </table:table-cell>
          <table:table-cell table:number-columns-repeated="238"/>
        </table:table-row>
        <table:table-row table:style-name="ro1">
          <table:table-cell table:style-name="ce52" office:value-type="string" calcext:value-type="string">
            <text:p>férié</text:p>
          </table:table-cell>
          <table:table-cell office:value-type="string" calcext:value-type="string">
            <text:p>Québec</text:p>
          </table:table-cell>
          <table:table-cell table:formula="of:=IF(WEEKDAY([.C27])=1;[.C27]+1;&quot;&quot;)">
            <text:p/>
          </table:table-cell>
          <table:table-cell table:formula="of:=IF([.C46]=&quot;&quot;;&quot;&quot;;IF(INDEX([.E46:.IV46];1;MATCH([.$D$1];[.E$3:.IV$3];0))=&quot;&quot;;&quot;&quot;;[.C46]))">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Fête du Canada</text:p>
          </table:table-cell>
          <table:table-cell office:value-type="string" calcext:value-type="string">
            <text:p>Québec</text:p>
          </table:table-cell>
          <table:table-cell table:formula="of:=DATE([.$B$1];7;1)" office:value-type="date" office:date-value="2022-07-01" calcext:value-type="date">
            <text:p>01/07/22</text:p>
          </table:table-cell>
          <table:table-cell table:formula="of:=IF([.C47]=&quot;&quot;;&quot;&quot;;IF(INDEX([.E47:.IV47];1;MATCH([.$D$1];[.E$3:.IV$3];0))=&quot;&quot;;&quot;&quot;;[.C47]))">
            <text:p/>
          </table:table-cell>
          <table:table-cell table:number-columns-repeated="13"/>
          <table:table-cell office:value-type="string" calcext:value-type="string">
            <text:p>x</text:p>
          </table:table-cell>
          <table:table-cell table:number-columns-repeated="238"/>
        </table:table-row>
        <table:table-row table:style-name="ro1">
          <table:table-cell table:style-name="ce52" office:value-type="string" calcext:value-type="string">
            <text:p>férié</text:p>
          </table:table-cell>
          <table:table-cell office:value-type="string" calcext:value-type="string">
            <text:p>Québec</text:p>
          </table:table-cell>
          <table:table-cell table:formula="of:=IF(WEEKDAY([.C47])=1;[.C47]+1;&quot;&quot;)">
            <text:p/>
          </table:table-cell>
          <table:table-cell table:formula="of:=IF([.C48]=&quot;&quot;;&quot;&quot;;IF(INDEX([.E48:.IV48];1;MATCH([.$D$1];[.E$3:.IV$3];0))=&quot;&quot;;&quot;&quot;;[.C48]))">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Action de grâces</text:p>
          </table:table-cell>
          <table:table-cell office:value-type="string" calcext:value-type="string">
            <text:p>Québec</text:p>
          </table:table-cell>
          <table:table-cell table:formula="of:=DATE([.$B$1];10;15)-WEEKDAY(DATE([.$B$1];10;13))" office:value-type="date" office:date-value="2022-10-10" calcext:value-type="date">
            <text:p>10/10/22</text:p>
          </table:table-cell>
          <table:table-cell table:formula="of:=IF([.C49]=&quot;&quot;;&quot;&quot;;IF(INDEX([.E49:.IV49];1;MATCH([.$D$1];[.E$3:.IV$3];0))=&quot;&quot;;&quot;&quot;;[.C49]))">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Saint Berchtold</text:p>
          </table:table-cell>
          <table:table-cell office:value-type="string" calcext:value-type="string">
            <text:p>Suisse</text:p>
          </table:table-cell>
          <table:table-cell table:formula="of:=DATE([.$B$1];1;2)" office:value-type="date" office:date-value="2022-01-02" calcext:value-type="date">
            <text:p>02/01/22</text:p>
          </table:table-cell>
          <table:table-cell table:formula="of:=IF([.C50]=&quot;&quot;;&quot;&quot;;IF(INDEX([.E50:.IV50];1;MATCH([.$D$1];[.E$3:.IV$3];0))=&quot;&quot;;&quot;&quot;;[.C50]))">
            <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1">
          <table:table-cell office:value-type="string" calcext:value-type="string">
            <text:p>Instauration de la République</text:p>
          </table:table-cell>
          <table:table-cell office:value-type="string" calcext:value-type="string">
            <text:p>Suisse</text:p>
          </table:table-cell>
          <table:table-cell table:formula="of:=DATE([.$B$1];3;1)" office:value-type="date" office:date-value="2022-03-01" calcext:value-type="date">
            <text:p>01/03/22</text:p>
          </table:table-cell>
          <table:table-cell table:formula="of:=IF([.C51]=&quot;&quot;;&quot;&quot;;IF(INDEX([.E51:.IV51];1;MATCH([.$D$1];[.E$3:.IV$3];0))=&quot;&quot;;&quot;&quot;;[.C51]))">
            <text:p/>
          </table:table-cell>
          <table:table-cell table:number-columns-repeated="27"/>
          <table:table-cell office:value-type="string" calcext:value-type="string">
            <text:p>x</text:p>
          </table:table-cell>
          <table:table-cell table:number-columns-repeated="224"/>
        </table:table-row>
        <table:table-row table:style-name="ro1">
          <table:table-cell office:value-type="string" calcext:value-type="string">
            <text:p>Saint Joseph</text:p>
          </table:table-cell>
          <table:table-cell office:value-type="string" calcext:value-type="string">
            <text:p>Suisse</text:p>
          </table:table-cell>
          <table:table-cell table:formula="of:=DATE([.$B$1];3;19)" office:value-type="date" office:date-value="2022-03-19" calcext:value-type="date">
            <text:p>19/03/22</text:p>
          </table:table-cell>
          <table:table-cell table:formula="of:=IF([.C52]=&quot;&quot;;&quot;&quot;;IF(INDEX([.E52:.IV52];1;MATCH([.$D$1];[.E$3:.IV$3];0))=&quot;&quot;;&quot;&quot;;[.C52]))">
            <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1">
          <table:table-cell office:value-type="string" calcext:value-type="string">
            <text:p>Fahrtsfest </text:p>
          </table:table-cell>
          <table:table-cell office:value-type="string" calcext:value-type="string">
            <text:p>Suisse</text:p>
          </table:table-cell>
          <table:table-cell table:formula="of:=DATE([.$B$1];4;8)-WEEKDAY(DATE([.$B$1];4;3))" office:value-type="date" office:date-value="2022-04-07" calcext:value-type="date">
            <text:p>07/04/22</text:p>
          </table:table-cell>
          <table:table-cell table:formula="of:=IF([.C53]=&quot;&quot;;&quot;&quot;;IF(INDEX([.E53:.IV53];1;MATCH([.$D$1];[.E$3:.IV$3];0))=&quot;&quot;;&quot;&quot;;[.C53]))">
            <text:p/>
          </table:table-cell>
          <table:table-cell table:number-columns-repeated="23"/>
          <table:table-cell office:value-type="string" calcext:value-type="string">
            <text:p>x</text:p>
          </table:table-cell>
          <table:table-cell table:number-columns-repeated="228"/>
        </table:table-row>
        <table:table-row table:style-name="ro1">
          <table:table-cell office:value-type="string" calcext:value-type="string">
            <text:p>Fête nationale</text:p>
          </table:table-cell>
          <table:table-cell office:value-type="string" calcext:value-type="string">
            <text:p>Suisse</text:p>
          </table:table-cell>
          <table:table-cell table:formula="of:=DATE([.$B$1];8;1)" office:value-type="date" office:date-value="2022-08-01" calcext:value-type="date">
            <text:p>01/08/22</text:p>
          </table:table-cell>
          <table:table-cell table:formula="of:=IF([.C54]=&quot;&quot;;&quot;&quot;;IF(INDEX([.E54:.IV54];1;MATCH([.$D$1];[.E$3:.IV$3];0))=&quot;&quot;;&quot;&quot;;[.C54]))">
            <text:p/>
          </table:table-cell>
          <table:table-cell table:number-columns-repeated="14"/>
          <table:table-cell table:number-columns-repeated="27" office:value-type="string" calcext:value-type="string">
            <text:p>x</text:p>
          </table:table-cell>
          <table:table-cell table:number-columns-repeated="211"/>
        </table:table-row>
        <table:table-row table:style-name="ro1">
          <table:table-cell office:value-type="string" calcext:value-type="string">
            <text:p>Jeûne fédéral</text:p>
          </table:table-cell>
          <table:table-cell office:value-type="string" calcext:value-type="string">
            <text:p>Suisse</text:p>
          </table:table-cell>
          <table:table-cell table:formula="of:=DATE([.$B$1];9;22)-WEEKDAY(DATE([.$B$1];9;7))" office:value-type="date" office:date-value="2022-09-18" calcext:value-type="date">
            <text:p>18/09/22</text:p>
          </table:table-cell>
          <table:table-cell table:formula="of:=IF([.C55]=&quot;&quot;;&quot;&quot;;IF(INDEX([.E55:.IV55];1;MATCH([.$D$1];[.E$3:.IV$3];0))=&quot;&quot;;&quot;&quot;;[.C55]))">
            <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1">
          <table:table-cell office:value-type="string" calcext:value-type="string">
            <text:p>Jeûne genevois</text:p>
          </table:table-cell>
          <table:table-cell office:value-type="string" calcext:value-type="string">
            <text:p>Suisse</text:p>
          </table:table-cell>
          <table:table-cell table:formula="of:=DATE([.$B$1];9;8)-WEEKDAY(DATE([.$B$1];9;7))+4" office:value-type="date" office:date-value="2022-09-08" calcext:value-type="date">
            <text:p>08/09/22</text:p>
          </table:table-cell>
          <table:table-cell table:formula="of:=IF([.C56]=&quot;&quot;;&quot;&quot;;IF(INDEX([.E56:.IV56];1;MATCH([.$D$1];[.E$3:.IV$3];0))=&quot;&quot;;&quot;&quot;;[.C56]))">
            <text:p/>
          </table:table-cell>
          <table:table-cell table:number-columns-repeated="22"/>
          <table:table-cell office:value-type="string" calcext:value-type="string">
            <text:p>x</text:p>
          </table:table-cell>
          <table:table-cell table:number-columns-repeated="229"/>
        </table:table-row>
        <table:table-row table:style-name="ro1">
          <table:table-cell table:style-name="ce52" office:value-type="string" calcext:value-type="string">
            <text:p>férié</text:p>
          </table:table-cell>
          <table:table-cell office:value-type="string" calcext:value-type="string">
            <text:p>lundi du Jeûne fédéral</text:p>
          </table:table-cell>
          <table:table-cell table:formula="of:=[.C55]+1" office:value-type="date" office:date-value="2022-09-19" calcext:value-type="date">
            <text:p>19/09/22</text:p>
          </table:table-cell>
          <table:table-cell table:formula="of:=IF([.C57]=&quot;&quot;;&quot;&quot;;IF(INDEX([.E57:.IV57];1;MATCH([.$D$1];[.E$3:.IV$3];0))=&quot;&quot;;&quot;&quot;;[.C57]))">
            <text:p/>
          </table:table-cell>
          <table:table-cell table:number-columns-repeated="37"/>
          <table:table-cell office:value-type="string" calcext:value-type="string">
            <text:p>x</text:p>
          </table:table-cell>
          <table:table-cell table:number-columns-repeated="214"/>
        </table:table-row>
        <table:table-row table:style-name="ro1">
          <table:table-cell office:value-type="string" calcext:value-type="string">
            <text:p>St Nicolas de Flüe</text:p>
          </table:table-cell>
          <table:table-cell office:value-type="string" calcext:value-type="string">
            <text:p>Suisse</text:p>
          </table:table-cell>
          <table:table-cell table:formula="of:=DATE([.$B$1];9;25)" office:value-type="date" office:date-value="2022-09-25" calcext:value-type="date">
            <text:p>25/09/22</text:p>
          </table:table-cell>
          <table:table-cell table:formula="of:=IF([.C58]=&quot;&quot;;&quot;&quot;;IF(INDEX([.E58:.IV58];1;MATCH([.$D$1];[.E$3:.IV$3];0))=&quot;&quot;;&quot;&quot;;[.C58]))">
            <text:p/>
          </table:table-cell>
          <table:table-cell table:number-columns-repeated="29"/>
          <table:table-cell office:value-type="string" calcext:value-type="string">
            <text:p>x</text:p>
          </table:table-cell>
          <table:table-cell table:number-columns-repeated="222"/>
        </table:table-row>
        <table:table-row table:style-name="ro1">
          <table:table-cell office:value-type="string" calcext:value-type="string">
            <text:p>Restauration de la République</text:p>
          </table:table-cell>
          <table:table-cell office:value-type="string" calcext:value-type="string">
            <text:p>Suisse</text:p>
          </table:table-cell>
          <table:table-cell table:formula="of:=DATE([.$B$1];12;31)" office:value-type="date" office:date-value="2022-12-31" calcext:value-type="date">
            <text:p>31/12/22</text:p>
          </table:table-cell>
          <table:table-cell table:formula="of:=IF([.C59]=&quot;&quot;;&quot;&quot;;IF(INDEX([.E59:.IV59];1;MATCH([.$D$1];[.E$3:.IV$3];0))=&quot;&quot;;&quot;&quot;;[.C59]))">
            <text:p/>
          </table:table-cell>
          <table:table-cell table:number-columns-repeated="22"/>
          <table:table-cell office:value-type="string" calcext:value-type="string">
            <text:p>x</text:p>
          </table:table-cell>
          <table:table-cell table:number-columns-repeated="229"/>
        </table:table-row>
        <table:table-row table:style-name="ro1">
          <table:table-cell office:value-type="string" calcext:value-type="string">
            <text:p>Arrivée Évangile</text:p>
          </table:table-cell>
          <table:table-cell office:value-type="string" calcext:value-type="string">
            <text:p>Polynésie</text:p>
          </table:table-cell>
          <table:table-cell table:formula="of:=DATE([.$B$1];3;5)" office:value-type="date" office:date-value="2022-03-05" calcext:value-type="date">
            <text:p>05/03/22</text:p>
          </table:table-cell>
          <table:table-cell table:formula="of:=IF([.C60]=&quot;&quot;;&quot;&quot;;IF(INDEX([.E60:.IV60];1;MATCH([.$D$1];[.E$3:.IV$3];0))=&quot;&quot;;&quot;&quot;;[.C60]))">
            <text:p/>
          </table:table-cell>
          <table:table-cell table:number-columns-repeated="7"/>
          <table:table-cell office:value-type="string" calcext:value-type="string">
            <text:p>x</text:p>
          </table:table-cell>
          <table:table-cell table:number-columns-repeated="244"/>
        </table:table-row>
        <table:table-row table:style-name="ro1">
          <table:table-cell office:value-type="string" calcext:value-type="string">
            <text:p>Fête Autonomie</text:p>
          </table:table-cell>
          <table:table-cell office:value-type="string" calcext:value-type="string">
            <text:p>Polynésie</text:p>
          </table:table-cell>
          <table:table-cell table:formula="of:=DATE([.$B$1];6;29)" office:value-type="date" office:date-value="2022-06-29" calcext:value-type="date">
            <text:p>29/06/22</text:p>
          </table:table-cell>
          <table:table-cell table:formula="of:=IF([.C61]=&quot;&quot;;&quot;&quot;;IF(INDEX([.E61:.IV61];1;MATCH([.$D$1];[.E$3:.IV$3];0))=&quot;&quot;;&quot;&quot;;[.C61]))">
            <text:p/>
          </table:table-cell>
          <table:table-cell table:number-columns-repeated="7"/>
          <table:table-cell office:value-type="string" calcext:value-type="string">
            <text:p>x</text:p>
          </table:table-cell>
          <table:table-cell table:number-columns-repeated="244"/>
        </table:table-row>
        <table:table-row table:style-name="ro1">
          <table:table-cell office:value-type="string" calcext:value-type="string">
            <text:p>Fête citoyenneté</text:p>
          </table:table-cell>
          <table:table-cell table:style-name="ce55" office:value-type="string" calcext:value-type="string">
            <text:p>Nouvelle-Calédonie</text:p>
          </table:table-cell>
          <table:table-cell table:formula="of:=DATE([.$B$1];9;24)" office:value-type="date" office:date-value="2022-09-24" calcext:value-type="date">
            <text:p>24/09/22</text:p>
          </table:table-cell>
          <table:table-cell table:formula="of:=IF([.C62]=&quot;&quot;;&quot;&quot;;IF(INDEX([.E62:.IV62];1;MATCH([.$D$1];[.E$3:.IV$3];0))=&quot;&quot;;&quot;&quot;;[.C62]))">
            <text:p/>
          </table:table-cell>
          <table:table-cell table:number-columns-repeated="8"/>
          <table:table-cell office:value-type="string" calcext:value-type="string">
            <text:p>x</text:p>
          </table:table-cell>
          <table:table-cell table:number-columns-repeated="243"/>
        </table:table-row>
        <table:table-row table:style-name="ro1">
          <table:table-cell office:value-type="string" calcext:value-type="string">
            <text:p>Abolition esclavage</text:p>
          </table:table-cell>
          <table:table-cell office:value-type="string" calcext:value-type="string">
            <text:p>Mayotte</text:p>
          </table:table-cell>
          <table:table-cell table:formula="of:=DATE([.$B$1];4;27)" office:value-type="date" office:date-value="2022-04-27" calcext:value-type="date">
            <text:p>27/04/22</text:p>
          </table:table-cell>
          <table:table-cell table:formula="of:=IF([.C63]=&quot;&quot;;&quot;&quot;;IF(INDEX([.E63:.IV63];1;MATCH([.$D$1];[.E$3:.IV$3];0))=&quot;&quot;;&quot;&quot;;[.C63]))">
            <text:p/>
          </table:table-cell>
          <table:table-cell table:number-columns-repeated="9"/>
          <table:table-cell office:value-type="string" calcext:value-type="string">
            <text:p>x</text:p>
          </table:table-cell>
          <table:table-cell table:number-columns-repeated="242"/>
        </table:table-row>
        <table:table-row table:style-name="ro1">
          <table:table-cell office:value-type="string" calcext:value-type="string">
            <text:p>Libération SPM</text:p>
          </table:table-cell>
          <table:table-cell office:value-type="string" calcext:value-type="string">
            <text:p>Saint-Pierre-et-Miquelon</text:p>
          </table:table-cell>
          <table:table-cell table:formula="of:=DATE([.$B$1];12;24)" office:value-type="date" office:date-value="2022-12-24" calcext:value-type="date">
            <text:p>24/12/22</text:p>
          </table:table-cell>
          <table:table-cell table:formula="of:=IF([.C64]=&quot;&quot;;&quot;&quot;;IF(INDEX([.E64:.IV64];1;MATCH([.$D$1];[.E$3:.IV$3];0))=&quot;&quot;;&quot;&quot;;[.C64]))">
            <text:p/>
          </table:table-cell>
          <table:table-cell table:number-columns-repeated="10"/>
          <table:table-cell office:value-type="string" calcext:value-type="string">
            <text:p>x</text:p>
          </table:table-cell>
          <table:table-cell table:number-columns-repeated="241"/>
        </table:table-row>
        <table:table-row table:style-name="ro1">
          <table:table-cell table:number-columns-repeated="3"/>
          <table:table-cell table:formula="of:=IF([.C65]=&quot;&quot;;&quot;&quot;;IF(INDEX([.E65:.IV65];1;MATCH([.$D$1];[.E$3:.IV$3];0))=&quot;&quot;;&quot;&quot;;[.C65]))">
            <text:p/>
          </table:table-cell>
          <table:table-cell table:number-columns-repeated="252"/>
        </table:table-row>
        <table:table-row table:style-name="ro1">
          <table:table-cell table:number-columns-repeated="3"/>
          <table:table-cell table:formula="of:=IF([.C66]=&quot;&quot;;&quot;&quot;;IF(INDEX([.E66:.IV66];1;MATCH([.$D$1];[.E$3:.IV$3];0))=&quot;&quot;;&quot;&quot;;[.C66]))">
            <text:p/>
          </table:table-cell>
          <table:table-cell table:number-columns-repeated="252"/>
        </table:table-row>
        <table:table-row table:style-name="ro1">
          <table:table-cell table:number-columns-repeated="3"/>
          <table:table-cell table:formula="of:=IF([.C67]=&quot;&quot;;&quot;&quot;;IF(INDEX([.E67:.IV67];1;MATCH([.$D$1];[.E$3:.IV$3];0))=&quot;&quot;;&quot;&quot;;[.C67]))">
            <text:p/>
          </table:table-cell>
          <table:table-cell table:number-columns-repeated="252"/>
        </table:table-row>
        <table:table-row table:style-name="ro1">
          <table:table-cell table:number-columns-repeated="3"/>
          <table:table-cell table:formula="of:=IF([.C68]=&quot;&quot;;&quot;&quot;;IF(INDEX([.E68:.IV68];1;MATCH([.$D$1];[.E$3:.IV$3];0))=&quot;&quot;;&quot;&quot;;[.C68]))">
            <text:p/>
          </table:table-cell>
          <table:table-cell table:number-columns-repeated="252"/>
        </table:table-row>
        <table:table-row table:style-name="ro1">
          <table:table-cell table:number-columns-repeated="3"/>
          <table:table-cell table:formula="of:=IF([.C69]=&quot;&quot;;&quot;&quot;;IF(INDEX([.E69:.IV69];1;MATCH([.$D$1];[.E$3:.IV$3];0))=&quot;&quot;;&quot;&quot;;[.C69]))">
            <text:p/>
          </table:table-cell>
          <table:table-cell table:number-columns-repeated="252"/>
        </table:table-row>
        <table:table-row table:style-name="ro1">
          <table:table-cell table:number-columns-repeated="3"/>
          <table:table-cell table:formula="of:=IF([.C70]=&quot;&quot;;&quot;&quot;;IF(INDEX([.E70:.IV70];1;MATCH([.$D$1];[.E$3:.IV$3];0))=&quot;&quot;;&quot;&quot;;[.C70]))">
            <text:p/>
          </table:table-cell>
          <table:table-cell table:number-columns-repeated="252"/>
        </table:table-row>
        <table:table-row table:style-name="ro1">
          <table:table-cell table:number-columns-repeated="3"/>
          <table:table-cell table:formula="of:=IF([.C71]=&quot;&quot;;&quot;&quot;;IF(INDEX([.E71:.IV71];1;MATCH([.$D$1];[.E$3:.IV$3];0))=&quot;&quot;;&quot;&quot;;[.C71]))">
            <text:p/>
          </table:table-cell>
          <table:table-cell table:number-columns-repeated="252"/>
        </table:table-row>
        <table:table-row table:style-name="ro1">
          <table:table-cell table:number-columns-repeated="3"/>
          <table:table-cell table:formula="of:=IF([.C72]=&quot;&quot;;&quot;&quot;;IF(INDEX([.E72:.IV72];1;MATCH([.$D$1];[.E$3:.IV$3];0))=&quot;&quot;;&quot;&quot;;[.C72]))">
            <text:p/>
          </table:table-cell>
          <table:table-cell table:number-columns-repeated="252"/>
        </table:table-row>
        <table:table-row table:style-name="ro1">
          <table:table-cell table:number-columns-repeated="3"/>
          <table:table-cell table:formula="of:=IF([.C73]=&quot;&quot;;&quot;&quot;;IF(INDEX([.E73:.IV73];1;MATCH([.$D$1];[.E$3:.IV$3];0))=&quot;&quot;;&quot;&quot;;[.C73]))">
            <text:p/>
          </table:table-cell>
          <table:table-cell table:number-columns-repeated="252"/>
        </table:table-row>
        <table:table-row table:style-name="ro1">
          <table:table-cell table:number-columns-repeated="3"/>
          <table:table-cell table:formula="of:=IF([.C74]=&quot;&quot;;&quot;&quot;;IF(INDEX([.E74:.IV74];1;MATCH([.$D$1];[.E$3:.IV$3];0))=&quot;&quot;;&quot;&quot;;[.C74]))">
            <text:p/>
          </table:table-cell>
          <table:table-cell table:number-columns-repeated="252"/>
        </table:table-row>
        <table:table-row table:style-name="ro1">
          <table:table-cell table:number-columns-repeated="3"/>
          <table:table-cell table:formula="of:=IF([.C75]=&quot;&quot;;&quot;&quot;;IF(INDEX([.E75:.IV75];1;MATCH([.$D$1];[.E$3:.IV$3];0))=&quot;&quot;;&quot;&quot;;[.C75]))">
            <text:p/>
          </table:table-cell>
          <table:table-cell table:number-columns-repeated="252"/>
        </table:table-row>
        <table:table-row table:style-name="ro1">
          <table:table-cell table:number-columns-repeated="3"/>
          <table:table-cell table:formula="of:=IF([.C76]=&quot;&quot;;&quot;&quot;;IF(INDEX([.E76:.IV76];1;MATCH([.$D$1];[.E$3:.IV$3];0))=&quot;&quot;;&quot;&quot;;[.C76]))">
            <text:p/>
          </table:table-cell>
          <table:table-cell table:number-columns-repeated="252"/>
        </table:table-row>
        <table:table-row table:style-name="ro1">
          <table:table-cell table:number-columns-repeated="3"/>
          <table:table-cell table:formula="of:=IF([.C77]=&quot;&quot;;&quot;&quot;;IF(INDEX([.E77:.IV77];1;MATCH([.$D$1];[.E$3:.IV$3];0))=&quot;&quot;;&quot;&quot;;[.C77]))">
            <text:p/>
          </table:table-cell>
          <table:table-cell table:number-columns-repeated="252"/>
        </table:table-row>
        <table:table-row table:style-name="ro1">
          <table:table-cell table:number-columns-repeated="3"/>
          <table:table-cell table:formula="of:=IF([.C78]=&quot;&quot;;&quot;&quot;;IF(INDEX([.E78:.IV78];1;MATCH([.$D$1];[.E$3:.IV$3];0))=&quot;&quot;;&quot;&quot;;[.C78]))">
            <text:p/>
          </table:table-cell>
          <table:table-cell table:number-columns-repeated="252"/>
        </table:table-row>
        <table:table-row table:style-name="ro1">
          <table:table-cell table:number-columns-repeated="3"/>
          <table:table-cell table:formula="of:=IF([.C79]=&quot;&quot;;&quot;&quot;;IF(INDEX([.E79:.IV79];1;MATCH([.$D$1];[.E$3:.IV$3];0))=&quot;&quot;;&quot;&quot;;[.C79]))">
            <text:p/>
          </table:table-cell>
          <table:table-cell table:number-columns-repeated="252"/>
        </table:table-row>
        <table:table-row table:style-name="ro1">
          <table:table-cell table:number-columns-repeated="3"/>
          <table:table-cell table:formula="of:=IF([.C80]=&quot;&quot;;&quot;&quot;;IF(INDEX([.E80:.IV80];1;MATCH([.$D$1];[.E$3:.IV$3];0))=&quot;&quot;;&quot;&quot;;[.C80]))">
            <text:p/>
          </table:table-cell>
          <table:table-cell table:number-columns-repeated="252"/>
        </table:table-row>
        <table:table-row table:style-name="ro1">
          <table:table-cell table:number-columns-repeated="3"/>
          <table:table-cell table:formula="of:=IF([.C81]=&quot;&quot;;&quot;&quot;;IF(INDEX([.E81:.IV81];1;MATCH([.$D$1];[.E$3:.IV$3];0))=&quot;&quot;;&quot;&quot;;[.C81]))">
            <text:p/>
          </table:table-cell>
          <table:table-cell table:number-columns-repeated="252"/>
        </table:table-row>
        <table:table-row table:style-name="ro1">
          <table:table-cell table:number-columns-repeated="3"/>
          <table:table-cell table:formula="of:=IF([.C82]=&quot;&quot;;&quot;&quot;;IF(INDEX([.E82:.IV82];1;MATCH([.$D$1];[.E$3:.IV$3];0))=&quot;&quot;;&quot;&quot;;[.C82]))">
            <text:p/>
          </table:table-cell>
          <table:table-cell table:number-columns-repeated="252"/>
        </table:table-row>
        <table:table-row table:style-name="ro1">
          <table:table-cell table:number-columns-repeated="3"/>
          <table:table-cell table:formula="of:=IF([.C83]=&quot;&quot;;&quot;&quot;;IF(INDEX([.E83:.IV83];1;MATCH([.$D$1];[.E$3:.IV$3];0))=&quot;&quot;;&quot;&quot;;[.C83]))">
            <text:p/>
          </table:table-cell>
          <table:table-cell table:number-columns-repeated="252"/>
        </table:table-row>
        <table:table-row table:style-name="ro1">
          <table:table-cell table:number-columns-repeated="3"/>
          <table:table-cell table:formula="of:=IF([.C84]=&quot;&quot;;&quot;&quot;;IF(INDEX([.E84:.IV84];1;MATCH([.$D$1];[.E$3:.IV$3];0))=&quot;&quot;;&quot;&quot;;[.C84]))">
            <text:p/>
          </table:table-cell>
          <table:table-cell table:number-columns-repeated="252"/>
        </table:table-row>
        <table:table-row table:style-name="ro1">
          <table:table-cell table:number-columns-repeated="3"/>
          <table:table-cell table:formula="of:=IF([.C85]=&quot;&quot;;&quot;&quot;;IF(INDEX([.E85:.IV85];1;MATCH([.$D$1];[.E$3:.IV$3];0))=&quot;&quot;;&quot;&quot;;[.C85]))">
            <text:p/>
          </table:table-cell>
          <table:table-cell table:number-columns-repeated="252"/>
        </table:table-row>
        <table:table-row table:style-name="ro1">
          <table:table-cell table:number-columns-repeated="3"/>
          <table:table-cell table:formula="of:=IF([.C86]=&quot;&quot;;&quot;&quot;;IF(INDEX([.E86:.IV86];1;MATCH([.$D$1];[.E$3:.IV$3];0))=&quot;&quot;;&quot;&quot;;[.C86]))">
            <text:p/>
          </table:table-cell>
          <table:table-cell table:number-columns-repeated="252"/>
        </table:table-row>
        <table:table-row table:style-name="ro1">
          <table:table-cell table:number-columns-repeated="3"/>
          <table:table-cell table:formula="of:=IF([.C87]=&quot;&quot;;&quot;&quot;;IF(INDEX([.E87:.IV87];1;MATCH([.$D$1];[.E$3:.IV$3];0))=&quot;&quot;;&quot;&quot;;[.C87]))">
            <text:p/>
          </table:table-cell>
          <table:table-cell table:number-columns-repeated="252"/>
        </table:table-row>
        <table:table-row table:style-name="ro1">
          <table:table-cell table:number-columns-repeated="3"/>
          <table:table-cell table:formula="of:=IF([.C88]=&quot;&quot;;&quot;&quot;;IF(INDEX([.E88:.IV88];1;MATCH([.$D$1];[.E$3:.IV$3];0))=&quot;&quot;;&quot;&quot;;[.C88]))">
            <text:p/>
          </table:table-cell>
          <table:table-cell table:number-columns-repeated="252"/>
        </table:table-row>
        <table:table-row table:style-name="ro1">
          <table:table-cell table:number-columns-repeated="3"/>
          <table:table-cell table:formula="of:=IF([.C89]=&quot;&quot;;&quot;&quot;;IF(INDEX([.E89:.IV89];1;MATCH([.$D$1];[.E$3:.IV$3];0))=&quot;&quot;;&quot;&quot;;[.C89]))">
            <text:p/>
          </table:table-cell>
          <table:table-cell table:number-columns-repeated="252"/>
        </table:table-row>
        <table:table-row table:style-name="ro1">
          <table:table-cell table:number-columns-repeated="3"/>
          <table:table-cell table:formula="of:=IF([.C90]=&quot;&quot;;&quot;&quot;;IF(INDEX([.E90:.IV90];1;MATCH([.$D$1];[.E$3:.IV$3];0))=&quot;&quot;;&quot;&quot;;[.C90]))">
            <text:p/>
          </table:table-cell>
          <table:table-cell table:number-columns-repeated="252"/>
        </table:table-row>
        <table:table-row table:style-name="ro1">
          <table:table-cell table:number-columns-repeated="3"/>
          <table:table-cell table:formula="of:=IF([.C91]=&quot;&quot;;&quot;&quot;;IF(INDEX([.E91:.IV91];1;MATCH([.$D$1];[.E$3:.IV$3];0))=&quot;&quot;;&quot;&quot;;[.C91]))">
            <text:p/>
          </table:table-cell>
          <table:table-cell table:number-columns-repeated="252"/>
        </table:table-row>
        <table:table-row table:style-name="ro1">
          <table:table-cell table:number-columns-repeated="3"/>
          <table:table-cell table:formula="of:=IF([.C92]=&quot;&quot;;&quot;&quot;;IF(INDEX([.E92:.IV92];1;MATCH([.$D$1];[.E$3:.IV$3];0))=&quot;&quot;;&quot;&quot;;[.C92]))">
            <text:p/>
          </table:table-cell>
          <table:table-cell table:number-columns-repeated="252"/>
        </table:table-row>
        <table:table-row table:style-name="ro1">
          <table:table-cell table:number-columns-repeated="3"/>
          <table:table-cell table:formula="of:=IF([.C93]=&quot;&quot;;&quot;&quot;;IF(INDEX([.E93:.IV93];1;MATCH([.$D$1];[.E$3:.IV$3];0))=&quot;&quot;;&quot;&quot;;[.C93]))">
            <text:p/>
          </table:table-cell>
          <table:table-cell table:number-columns-repeated="252"/>
        </table:table-row>
        <table:table-row table:style-name="ro1">
          <table:table-cell table:number-columns-repeated="3"/>
          <table:table-cell table:formula="of:=IF([.C94]=&quot;&quot;;&quot;&quot;;IF(INDEX([.E94:.IV94];1;MATCH([.$D$1];[.E$3:.IV$3];0))=&quot;&quot;;&quot;&quot;;[.C94]))">
            <text:p/>
          </table:table-cell>
          <table:table-cell table:number-columns-repeated="252"/>
        </table:table-row>
        <table:table-row table:style-name="ro1">
          <table:table-cell table:number-columns-repeated="3"/>
          <table:table-cell table:formula="of:=IF([.C95]=&quot;&quot;;&quot;&quot;;IF(INDEX([.E95:.IV95];1;MATCH([.$D$1];[.E$3:.IV$3];0))=&quot;&quot;;&quot;&quot;;[.C95]))">
            <text:p/>
          </table:table-cell>
          <table:table-cell table:number-columns-repeated="252"/>
        </table:table-row>
        <table:table-row table:style-name="ro1">
          <table:table-cell table:number-columns-repeated="3"/>
          <table:table-cell table:formula="of:=IF([.C96]=&quot;&quot;;&quot;&quot;;IF(INDEX([.E96:.IV96];1;MATCH([.$D$1];[.E$3:.IV$3];0))=&quot;&quot;;&quot;&quot;;[.C96]))">
            <text:p/>
          </table:table-cell>
          <table:table-cell table:number-columns-repeated="252"/>
        </table:table-row>
        <table:table-row table:style-name="ro1">
          <table:table-cell table:number-columns-repeated="3"/>
          <table:table-cell table:formula="of:=IF([.C97]=&quot;&quot;;&quot;&quot;;IF(INDEX([.E97:.IV97];1;MATCH([.$D$1];[.E$3:.IV$3];0))=&quot;&quot;;&quot;&quot;;[.C97]))">
            <text:p/>
          </table:table-cell>
          <table:table-cell table:number-columns-repeated="252"/>
        </table:table-row>
        <table:table-row table:style-name="ro1">
          <table:table-cell table:number-columns-repeated="3"/>
          <table:table-cell table:formula="of:=IF([.C98]=&quot;&quot;;&quot;&quot;;IF(INDEX([.E98:.IV98];1;MATCH([.$D$1];[.E$3:.IV$3];0))=&quot;&quot;;&quot;&quot;;[.C98]))">
            <text:p/>
          </table:table-cell>
          <table:table-cell table:number-columns-repeated="252"/>
        </table:table-row>
        <table:table-row table:style-name="ro1">
          <table:table-cell table:number-columns-repeated="3"/>
          <table:table-cell table:formula="of:=IF([.C99]=&quot;&quot;;&quot;&quot;;IF(INDEX([.E99:.IV99];1;MATCH([.$D$1];[.E$3:.IV$3];0))=&quot;&quot;;&quot;&quot;;[.C99]))">
            <text:p/>
          </table:table-cell>
          <table:table-cell table:number-columns-repeated="252"/>
        </table:table-row>
        <table:table-row table:style-name="ro1">
          <table:table-cell table:number-columns-repeated="3"/>
          <table:table-cell table:formula="of:=IF([.C100]=&quot;&quot;;&quot;&quot;;IF(INDEX([.E100:.IV100];1;MATCH([.$D$1];[.E$3:.IV$3];0))=&quot;&quot;;&quot;&quot;;[.C100]))">
            <text:p/>
          </table:table-cell>
          <table:table-cell table:number-columns-repeated="252"/>
        </table:table-row>
        <table:table-row table:style-name="ro1">
          <table:table-cell table:number-columns-repeated="3"/>
          <table:table-cell table:formula="of:=IF([.C101]=&quot;&quot;;&quot;&quot;;IF(INDEX([.E101:.IV101];1;MATCH([.$D$1];[.E$3:.IV$3];0))=&quot;&quot;;&quot;&quot;;[.C101]))">
            <text:p/>
          </table:table-cell>
          <table:table-cell table:number-columns-repeated="252"/>
        </table:table-row>
        <table:table-row table:style-name="ro1">
          <table:table-cell table:number-columns-repeated="3"/>
          <table:table-cell table:formula="of:=IF([.C102]=&quot;&quot;;&quot;&quot;;IF(INDEX([.E102:.IV102];1;MATCH([.$D$1];[.E$3:.IV$3];0))=&quot;&quot;;&quot;&quot;;[.C102]))">
            <text:p/>
          </table:table-cell>
          <table:table-cell table:number-columns-repeated="252"/>
        </table:table-row>
        <table:table-row table:style-name="ro1">
          <table:table-cell table:number-columns-repeated="3"/>
          <table:table-cell table:formula="of:=IF([.C103]=&quot;&quot;;&quot;&quot;;IF(INDEX([.E103:.IV103];1;MATCH([.$D$1];[.E$3:.IV$3];0))=&quot;&quot;;&quot;&quot;;[.C103]))">
            <text:p/>
          </table:table-cell>
          <table:table-cell table:number-columns-repeated="252"/>
        </table:table-row>
        <table:table-row table:style-name="ro1">
          <table:table-cell office:value-type="string" calcext:value-type="string">
            <text:p>Jour de l'an</text:p>
          </table:table-cell>
          <table:table-cell/>
          <table:table-cell table:formula="of:=DATE([.$B$1]+1;1;1)" office:value-type="date" office:date-value="2023-01-01" calcext:value-type="date">
            <text:p>01/01/23</text:p>
          </table:table-cell>
          <table:table-cell table:formula="of:=IF([.C104]=&quot;&quot;;&quot;&quot;;IF(INDEX([.E104:.IV104];1;MATCH([.$D$1];[.E$3:.IV$3];0))=&quot;&quot;;&quot;&quot;;[.C104]))" office:value-type="date" office:date-value="2023-01-01" calcext:value-type="date">
            <text:p>01/01/23</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211"/>
        </table:table-row>
        <table:table-row table:style-name="ro1">
          <table:table-cell office:value-type="string" calcext:value-type="string">
            <text:p>Vendredi Saint</text:p>
          </table:table-cell>
          <table:table-cell/>
          <table:table-cell table:formula="of:=[.C110]-2" office:value-type="date" office:date-value="2023-04-07" calcext:value-type="date">
            <text:p>07/04/23</text:p>
          </table:table-cell>
          <table:table-cell table:formula="of:=IF([.C105]=&quot;&quot;;&quot;&quot;;IF(INDEX([.E105:.IV105];1;MATCH([.$D$1];[.E$3:.IV$3];0))=&quot;&quot;;&quot;&quot;;[.C105]))">
            <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1"/>
        </table:table-row>
        <table:table-row table:style-name="ro1">
          <table:table-cell office:value-type="string" calcext:value-type="string">
            <text:p>Pâques +1h</text:p>
          </table:table-cell>
          <table:table-cell/>
          <table:table-cell table:formula="of:=IF([.C107]=[.C110];[.C107];&quot;&quot;)">
            <text:p/>
          </table:table-cell>
          <table:table-cell table:formula="of:=IF([.C106]=&quot;&quot;;&quot;&quot;;IF(INDEX([.E106:.IV106];1;MATCH([.$D$1];[.E$3:.IV$3];0))=&quot;&quot;;&quot;&quot;;[.C106]))">
            <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heure d'été +1h</text:p>
          </table:table-cell>
          <table:table-cell/>
          <table:table-cell table:formula="of:=DATE([.$B$1]+1;4;1)-WEEKDAY(DATE([.$B$1]+1;3;31))" office:value-type="date" office:date-value="2023-03-26" calcext:value-type="date">
            <text:p>26/03/23</text:p>
          </table:table-cell>
          <table:table-cell table:formula="of:=IF([.C107]=&quot;&quot;;&quot;&quot;;IF(INDEX([.E107:.IV107];1;MATCH([.$D$1];[.E$3:.IV$3];0))=&quot;&quot;;&quot;&quot;;[.C107]))" office:value-type="date" office:date-value="2023-03-26" calcext:value-type="date">
            <text:p>26/03/23</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Pâques +1h</text:p>
          </table:table-cell>
          <table:table-cell office:value-type="string" calcext:value-type="string">
            <text:p>US-Canada</text:p>
          </table:table-cell>
          <table:table-cell table:formula="of:=IF([.C109]=[.C110];[.C109];&quot;&quot;)">
            <text:p/>
          </table:table-cell>
          <table:table-cell table:formula="of:=IF([.C108]=&quot;&quot;;&quot;&quot;;IF(INDEX([.E108:.IV108];1;MATCH([.$D$1];[.E$3:.IV$3];0))=&quot;&quot;;&quot;&quot;;[.C108]))">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heure d'été +1h</text:p>
          </table:table-cell>
          <table:table-cell office:value-type="string" calcext:value-type="string">
            <text:p>US-Canada</text:p>
          </table:table-cell>
          <table:table-cell table:formula="of:=DATE([.$B$1]+1;3;15)-WEEKDAY(DATE([.$B$1]+1;3;7))" office:value-type="date" office:date-value="2023-03-12" calcext:value-type="date">
            <text:p>12/03/23</text:p>
          </table:table-cell>
          <table:table-cell table:formula="of:=IF([.C109]=&quot;&quot;;&quot;&quot;;IF(INDEX([.E109:.IV109];1;MATCH([.$D$1];[.E$3:.IV$3];0))=&quot;&quot;;&quot;&quot;;[.C109]))">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Pâques</text:p>
          </table:table-cell>
          <table:table-cell/>
          <table:table-cell table:formula="of:=ORG.OPENOFFICE.EASTERSUNDAY([.$B$1]+1)" office:value-type="date" office:date-value="2023-04-09" calcext:value-type="date">
            <text:p>09/04/23</text:p>
          </table:table-cell>
          <table:table-cell table:formula="of:=IF([.C110]=&quot;&quot;;&quot;&quot;;IF(INDEX([.E110:.IV110];1;MATCH([.$D$1];[.E$3:.IV$3];0))=&quot;&quot;;&quot;&quot;;[.C110]))" office:value-type="date" office:date-value="2023-04-09" calcext:value-type="date">
            <text:p>09/04/23</text:p>
          </table:table-cell>
          <table:table-cell/>
          <table:table-cell table:number-columns-repeated="40" office:value-type="string" calcext:value-type="string">
            <text:p>x</text:p>
          </table:table-cell>
          <table:table-cell table:number-columns-repeated="211"/>
        </table:table-row>
        <table:table-row table:style-name="ro1">
          <table:table-cell table:style-name="ce52" office:value-type="string" calcext:value-type="string">
            <text:p>férié</text:p>
          </table:table-cell>
          <table:table-cell office:value-type="string" calcext:value-type="string">
            <text:p>Lundi de Pâques</text:p>
          </table:table-cell>
          <table:table-cell table:formula="of:=[.C110]+1" office:value-type="date" office:date-value="2023-04-10" calcext:value-type="date">
            <text:p>10/04/23</text:p>
          </table:table-cell>
          <table:table-cell table:formula="of:=IF([.C111]=&quot;&quot;;&quot;&quot;;IF(INDEX([.E111:.IV111];1;MATCH([.$D$1];[.E$3:.IV$3];0))=&quot;&quot;;&quot;&quot;;[.C111]))" office:value-type="date" office:date-value="2023-04-10" calcext:value-type="date">
            <text:p>10/04/23</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11"/>
        </table:table-row>
        <table:table-row table:style-name="ro1">
          <table:table-cell office:value-type="string" calcext:value-type="string">
            <text:p>Ascension</text:p>
          </table:table-cell>
          <table:table-cell/>
          <table:table-cell table:formula="of:=[.C113]-10" office:value-type="date" office:date-value="2023-05-18" calcext:value-type="date">
            <text:p>18/05/23</text:p>
          </table:table-cell>
          <table:table-cell table:formula="of:=IF([.C112]=&quot;&quot;;&quot;&quot;;IF(INDEX([.E112:.IV112];1;MATCH([.$D$1];[.E$3:.IV$3];0))=&quot;&quot;;&quot;&quot;;[.C112]))" office:value-type="date" office:date-value="2023-05-18" calcext:value-type="date">
            <text:p>18/05/23</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Pentecôte</text:p>
          </table:table-cell>
          <table:table-cell/>
          <table:table-cell table:formula="of:=[.C110]+49" office:value-type="date" office:date-value="2023-05-28" calcext:value-type="date">
            <text:p>28/05/23</text:p>
          </table:table-cell>
          <table:table-cell table:formula="of:=IF([.C113]=&quot;&quot;;&quot;&quot;;IF(INDEX([.E113:.IV113];1;MATCH([.$D$1];[.E$3:.IV$3];0))=&quot;&quot;;&quot;&quot;;[.C113]))" office:value-type="date" office:date-value="2023-05-28" calcext:value-type="date">
            <text:p>28/05/23</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table:style-name="ce52" office:value-type="string" calcext:value-type="string">
            <text:p>férié</text:p>
          </table:table-cell>
          <table:table-cell office:value-type="string" calcext:value-type="string">
            <text:p>Lundi de Pentecôte</text:p>
          </table:table-cell>
          <table:table-cell table:formula="of:=[.C113]+1" office:value-type="date" office:date-value="2023-05-29" calcext:value-type="date">
            <text:p>29/05/23</text:p>
          </table:table-cell>
          <table:table-cell table:formula="of:=IF([.C114]=&quot;&quot;;&quot;&quot;;IF(INDEX([.E114:.IV114];1;MATCH([.$D$1];[.E$3:.IV$3];0))=&quot;&quot;;&quot;&quot;;[.C114]))" office:value-type="date" office:date-value="2023-05-29" calcext:value-type="date">
            <text:p>29/05/23</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11"/>
        </table:table-row>
        <table:table-row table:style-name="ro1">
          <table:table-cell office:value-type="string" calcext:value-type="string">
            <text:p>Fête du Travail</text:p>
          </table:table-cell>
          <table:table-cell/>
          <table:table-cell table:formula="of:=DATE([.$B$1]+1;5;1)" office:value-type="date" office:date-value="2023-05-01" calcext:value-type="date">
            <text:p>01/05/23</text:p>
          </table:table-cell>
          <table:table-cell table:formula="of:=IF([.C115]=&quot;&quot;;&quot;&quot;;IF(INDEX([.E115:.IV115];1;MATCH([.$D$1];[.E$3:.IV$3];0))=&quot;&quot;;&quot;&quot;;[.C115]))" office:value-type="date" office:date-value="2023-05-01" calcext:value-type="date">
            <text:p>01/05/23</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211"/>
        </table:table-row>
        <table:table-row table:style-name="ro1">
          <table:table-cell office:value-type="string" calcext:value-type="string">
            <text:p>Victoire 1945</text:p>
          </table:table-cell>
          <table:table-cell/>
          <table:table-cell table:formula="of:=DATE([.$B$1]+1;5;8)" office:value-type="date" office:date-value="2023-05-08" calcext:value-type="date">
            <text:p>08/05/23</text:p>
          </table:table-cell>
          <table:table-cell table:formula="of:=IF([.C116]=&quot;&quot;;&quot;&quot;;IF(INDEX([.E116:.IV116];1;MATCH([.$D$1];[.E$3:.IV$3];0))=&quot;&quot;;&quot;&quot;;[.C116]))" office:value-type="date" office:date-value="2023-05-08" calcext:value-type="date">
            <text:p>08/05/23</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Fête nationale</text:p>
          </table:table-cell>
          <table:table-cell office:value-type="string" calcext:value-type="string">
            <text:p>France</text:p>
          </table:table-cell>
          <table:table-cell table:formula="of:=DATE([.$B$1]+1;7;14)" office:value-type="date" office:date-value="2023-07-14" calcext:value-type="date">
            <text:p>14/07/23</text:p>
          </table:table-cell>
          <table:table-cell table:formula="of:=IF([.C117]=&quot;&quot;;&quot;&quot;;IF(INDEX([.E117:.IV117];1;MATCH([.$D$1];[.E$3:.IV$3];0))=&quot;&quot;;&quot;&quot;;[.C117]))" office:value-type="date" office:date-value="2023-07-14" calcext:value-type="date">
            <text:p>14/07/23</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Assomption</text:p>
          </table:table-cell>
          <table:table-cell/>
          <table:table-cell table:formula="of:=DATE([.$B$1]+1;8;15)" office:value-type="date" office:date-value="2023-08-15" calcext:value-type="date">
            <text:p>15/08/23</text:p>
          </table:table-cell>
          <table:table-cell table:formula="of:=IF([.C118]=&quot;&quot;;&quot;&quot;;IF(INDEX([.E118:.IV118];1;MATCH([.$D$1];[.E$3:.IV$3];0))=&quot;&quot;;&quot;&quot;;[.C118]))" office:value-type="date" office:date-value="2023-08-15" calcext:value-type="date">
            <text:p>15/08/23</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heure d'hiver -1h</text:p>
          </table:table-cell>
          <table:table-cell/>
          <table:table-cell table:formula="of:=DATE([.$B$1]+1;11;1)-WEEKDAY(DATE([.$B$1]+1;10;31))" office:value-type="date" office:date-value="2023-10-29" calcext:value-type="date">
            <text:p>29/10/23</text:p>
          </table:table-cell>
          <table:table-cell table:formula="of:=IF([.C119]=&quot;&quot;;&quot;&quot;;IF(INDEX([.E119:.IV119];1;MATCH([.$D$1];[.E$3:.IV$3];0))=&quot;&quot;;&quot;&quot;;[.C119]))" office:value-type="date" office:date-value="2023-10-29" calcext:value-type="date">
            <text:p>29/10/23</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1">
          <table:table-cell office:value-type="string" calcext:value-type="string">
            <text:p>Toussaint</text:p>
          </table:table-cell>
          <table:table-cell/>
          <table:table-cell table:formula="of:=DATE([.$B$1]+1;11;1)" office:value-type="date" office:date-value="2023-11-01" calcext:value-type="date">
            <text:p>01/11/23</text:p>
          </table:table-cell>
          <table:table-cell table:formula="of:=IF([.C120]=&quot;&quot;;&quot;&quot;;IF(INDEX([.E120:.IV120];1;MATCH([.$D$1];[.E$3:.IV$3];0))=&quot;&quot;;&quot;&quot;;[.C120]))" office:value-type="date" office:date-value="2023-11-01" calcext:value-type="date">
            <text:p>01/11/23</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Armistice 1918</text:p>
          </table:table-cell>
          <table:table-cell/>
          <table:table-cell table:formula="of:=DATE([.$B$1]+1;11;11)" office:value-type="date" office:date-value="2023-11-11" calcext:value-type="date">
            <text:p>11/11/23</text:p>
          </table:table-cell>
          <table:table-cell table:formula="of:=IF([.C121]=&quot;&quot;;&quot;&quot;;IF(INDEX([.E121:.IV121];1;MATCH([.$D$1];[.E$3:.IV$3];0))=&quot;&quot;;&quot;&quot;;[.C121]))" office:value-type="date" office:date-value="2023-11-11" calcext:value-type="date">
            <text:p>11/11/23</text:p>
          </table:table-cell>
          <table:table-cell/>
          <table:table-cell table:number-columns-repeated="11" office:value-type="string" calcext:value-type="string">
            <text:p>x</text:p>
          </table:table-cell>
          <table:table-cell table:number-columns-repeated="240"/>
        </table:table-row>
        <table:table-row table:style-name="ro1">
          <table:table-cell office:value-type="string" calcext:value-type="string">
            <text:p>Noël</text:p>
          </table:table-cell>
          <table:table-cell/>
          <table:table-cell table:formula="of:=DATE([.$B$1]-1;12;25)" office:value-type="date" office:date-value="2021-12-25" calcext:value-type="date">
            <text:p>25/12/21</text:p>
          </table:table-cell>
          <table:table-cell table:formula="of:=IF([.C122]=&quot;&quot;;&quot;&quot;;IF(INDEX([.E122:.IV122];1;MATCH([.$D$1];[.E$3:.IV$3];0))=&quot;&quot;;&quot;&quot;;[.C122]))" office:value-type="date" office:date-value="2021-12-25" calcext:value-type="date">
            <text:p>25/12/21</text:p>
          </table:table-cell>
          <table:table-cell/>
          <table:table-cell table:number-columns-repeated="40" office:value-type="string" calcext:value-type="string">
            <text:p>x</text:p>
          </table:table-cell>
          <table:table-cell table:number-columns-repeated="211"/>
        </table:table-row>
        <table:table-row table:style-name="ro1">
          <table:table-cell office:value-type="string" calcext:value-type="string">
            <text:p>Saint Étienne</text:p>
          </table:table-cell>
          <table:table-cell/>
          <table:table-cell table:formula="of:=[.C122]+1" office:value-type="date" office:date-value="2021-12-26" calcext:value-type="date">
            <text:p>26/12/21</text:p>
          </table:table-cell>
          <table:table-cell table:formula="of:=IF([.C123]=&quot;&quot;;&quot;&quot;;IF(INDEX([.E123:.IV123];1;MATCH([.$D$1];[.E$3:.IV$3];0))=&quot;&quot;;&quot;&quot;;[.C123]))">
            <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211"/>
        </table:table-row>
        <table:table-row table:style-name="ro1">
          <table:table-cell office:value-type="string" calcext:value-type="string">
            <text:p>Abolition esclavage</text:p>
          </table:table-cell>
          <table:table-cell office:value-type="string" calcext:value-type="string">
            <text:p>Réunion</text:p>
          </table:table-cell>
          <table:table-cell table:formula="of:=DATE([.$B$1]-1;12;20)" office:value-type="date" office:date-value="2021-12-20" calcext:value-type="date">
            <text:p>20/12/21</text:p>
          </table:table-cell>
          <table:table-cell table:formula="of:=IF([.C124]=&quot;&quot;;&quot;&quot;;IF(INDEX([.E124:.IV124];1;MATCH([.$D$1];[.E$3:.IV$3];0))=&quot;&quot;;&quot;&quot;;[.C124]))">
            <text:p/>
          </table:table-cell>
          <table:table-cell table:number-columns-repeated="3"/>
          <table:table-cell office:value-type="string" calcext:value-type="string">
            <text:p>x</text:p>
          </table:table-cell>
          <table:table-cell table:number-columns-repeated="248"/>
        </table:table-row>
        <table:table-row table:style-name="ro1">
          <table:table-cell office:value-type="string" calcext:value-type="string">
            <text:p>Fête nationale</text:p>
          </table:table-cell>
          <table:table-cell office:value-type="string" calcext:value-type="string">
            <text:p>Belgique</text:p>
          </table:table-cell>
          <table:table-cell table:formula="of:=DATE([.$B$1]+1;7;21)" office:value-type="date" office:date-value="2023-07-21" calcext:value-type="date">
            <text:p>21/07/23</text:p>
          </table:table-cell>
          <table:table-cell table:formula="of:=IF([.C125]=&quot;&quot;;&quot;&quot;;IF(INDEX([.E125:.IV125];1;MATCH([.$D$1];[.E$3:.IV$3];0))=&quot;&quot;;&quot;&quot;;[.C125]))">
            <text:p/>
          </table:table-cell>
          <table:table-cell table:number-columns-repeated="11"/>
          <table:table-cell office:value-type="string" calcext:value-type="string">
            <text:p>x</text:p>
          </table:table-cell>
          <table:table-cell table:number-columns-repeated="240"/>
        </table:table-row>
        <table:table-row table:style-name="ro1">
          <table:table-cell office:value-type="string" calcext:value-type="string">
            <text:p>Fête nationale</text:p>
          </table:table-cell>
          <table:table-cell office:value-type="string" calcext:value-type="string">
            <text:p>Luxembourg</text:p>
          </table:table-cell>
          <table:table-cell table:formula="of:=DATE([.$B$1]+1;6;23)" office:value-type="date" office:date-value="2023-06-23" calcext:value-type="date">
            <text:p>23/06/23</text:p>
          </table:table-cell>
          <table:table-cell table:formula="of:=IF([.C126]=&quot;&quot;;&quot;&quot;;IF(INDEX([.E126:.IV126];1;MATCH([.$D$1];[.E$3:.IV$3];0))=&quot;&quot;;&quot;&quot;;[.C126]))">
            <text:p/>
          </table:table-cell>
          <table:table-cell table:number-columns-repeated="12"/>
          <table:table-cell office:value-type="string" calcext:value-type="string">
            <text:p>x</text:p>
          </table:table-cell>
          <table:table-cell table:number-columns-repeated="239"/>
        </table:table-row>
        <table:table-row table:style-name="ro1">
          <table:table-cell office:value-type="string" calcext:value-type="string">
            <text:p>Fête nationale</text:p>
          </table:table-cell>
          <table:table-cell office:value-type="string" calcext:value-type="string">
            <text:p>Québec</text:p>
          </table:table-cell>
          <table:table-cell table:formula="of:=DATE([.$B$1]+1;6;24)" office:value-type="date" office:date-value="2023-06-24" calcext:value-type="date">
            <text:p>24/06/23</text:p>
          </table:table-cell>
          <table:table-cell table:formula="of:=IF([.C127]=&quot;&quot;;&quot;&quot;;IF(INDEX([.E127:.IV127];1;MATCH([.$D$1];[.E$3:.IV$3];0))=&quot;&quot;;&quot;&quot;;[.C127]))">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Fête du Travail</text:p>
          </table:table-cell>
          <table:table-cell office:value-type="string" calcext:value-type="string">
            <text:p>US-Canada</text:p>
          </table:table-cell>
          <table:table-cell table:formula="of:=DATE([.$B$1]+1;9;8)-WEEKDAY(DATE([.$B$1]+1;9;6))" office:value-type="date" office:date-value="2023-09-04" calcext:value-type="date">
            <text:p>04/09/23</text:p>
          </table:table-cell>
          <table:table-cell table:formula="of:=IF([.C128]=&quot;&quot;;&quot;&quot;;IF(INDEX([.E128:.IV128];1;MATCH([.$D$1];[.E$3:.IV$3];0))=&quot;&quot;;&quot;&quot;;[.C128]))">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Fête des mères</text:p>
          </table:table-cell>
          <table:table-cell/>
          <table:table-cell table:formula="of:=DATE([.$B$1]+1;6;1)-WEEKDAY(DATE([.$B$1]+1;5;31))" office:value-type="date" office:date-value="2023-05-28" calcext:value-type="date">
            <text:p>28/05/23</text:p>
          </table:table-cell>
          <table:table-cell table:formula="of:=IF([.C129]=&quot;&quot;;&quot;&quot;;IF(INDEX([.E129:.IV129];1;MATCH([.$D$1];[.E$3:.IV$3];0))=&quot;&quot;;&quot;&quot;;[.C129]))" office:value-type="date" office:date-value="2023-05-28" calcext:value-type="date">
            <text:p>28/05/23</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Fête des mères</text:p>
          </table:table-cell>
          <table:table-cell/>
          <table:table-cell table:formula="of:=IF([.C129]=[.C115];[.C129]+7;&quot;&quot;)">
            <text:p/>
          </table:table-cell>
          <table:table-cell table:formula="of:=IF([.C130]=&quot;&quot;;&quot;&quot;;IF(INDEX([.E130:.IV130];1;MATCH([.$D$1];[.E$3:.IV$3];0))=&quot;&quot;;&quot;&quot;;[.C130]))">
            <text:p/>
          </table:table-cell>
          <table:table-cell/>
          <table:table-cell table:number-columns-repeated="10" office:value-type="string" calcext:value-type="string">
            <text:p>x</text:p>
          </table:table-cell>
          <table:table-cell table:number-columns-repeated="241"/>
        </table:table-row>
        <table:table-row table:style-name="ro1">
          <table:table-cell office:value-type="string" calcext:value-type="string">
            <text:p>Fête des pères</text:p>
          </table:table-cell>
          <table:table-cell/>
          <table:table-cell table:formula="of:=DATE([.$B$1]+1;6;22)-WEEKDAY(DATE([.$B$1]+1;6;7))" office:value-type="date" office:date-value="2023-06-18" calcext:value-type="date">
            <text:p>18/06/23</text:p>
          </table:table-cell>
          <table:table-cell table:formula="of:=IF([.C131]=&quot;&quot;;&quot;&quot;;IF(INDEX([.E131:.IV131];1;MATCH([.$D$1];[.E$3:.IV$3];0))=&quot;&quot;;&quot;&quot;;[.C131]))">
            <text:p/>
          </table:table-cell>
          <table:table-cell table:number-columns-repeated="252"/>
        </table:table-row>
        <table:table-row table:style-name="ro1">
          <table:table-cell office:value-type="string" calcext:value-type="string">
            <text:p>Fête des grand-mères</text:p>
          </table:table-cell>
          <table:table-cell/>
          <table:table-cell table:formula="of:=DATE([.$B$1]+1;3;8)-WEEKDAY(DATE([.$B$1]+1;3;7))" office:value-type="date" office:date-value="2023-03-05" calcext:value-type="date">
            <text:p>05/03/23</text:p>
          </table:table-cell>
          <table:table-cell table:formula="of:=IF([.C132]=&quot;&quot;;&quot;&quot;;IF(INDEX([.E132:.IV132];1;MATCH([.$D$1];[.E$3:.IV$3];0))=&quot;&quot;;&quot;&quot;;[.C132]))">
            <text:p/>
          </table:table-cell>
          <table:table-cell table:number-columns-repeated="252"/>
        </table:table-row>
        <table:table-row table:style-name="ro1">
          <table:table-cell office:value-type="string" calcext:value-type="string">
            <text:p>Épiphanie</text:p>
          </table:table-cell>
          <table:table-cell office:value-type="string" calcext:value-type="string">
            <text:p>2e dim après Noël</text:p>
          </table:table-cell>
          <table:table-cell table:formula="of:=DATE([.$B$1]+1;1;9)-WEEKDAY(DATE([.$B$1]+1;1;8))" office:value-type="date" office:date-value="2023-01-08" calcext:value-type="date">
            <text:p>08/01/23</text:p>
          </table:table-cell>
          <table:table-cell table:formula="of:=IF([.C133]=&quot;&quot;;&quot;&quot;;IF(INDEX([.E133:.IV133];1;MATCH([.$D$1];[.E$3:.IV$3];0))=&quot;&quot;;&quot;&quot;;[.C133]))">
            <text:p/>
          </table:table-cell>
          <table:table-cell table:number-columns-repeated="252"/>
        </table:table-row>
        <table:table-row table:style-name="ro1">
          <table:table-cell office:value-type="string" calcext:value-type="string">
            <text:p>Épiphanie</text:p>
          </table:table-cell>
          <table:table-cell office:value-type="string" calcext:value-type="string">
            <text:p>date fixe 6/1</text:p>
          </table:table-cell>
          <table:table-cell table:formula="of:=DATE([.$B$1]+1;1;6)" office:value-type="date" office:date-value="2023-01-06" calcext:value-type="date">
            <text:p>06/01/23</text:p>
          </table:table-cell>
          <table:table-cell table:formula="of:=IF([.C134]=&quot;&quot;;&quot;&quot;;IF(INDEX([.E134:.IV134];1;MATCH([.$D$1];[.E$3:.IV$3];0))=&quot;&quot;;&quot;&quot;;[.C134]))">
            <text:p/>
          </table:table-cell>
          <table:table-cell table:number-columns-repeated="35"/>
          <table:table-cell office:value-type="string" calcext:value-type="string">
            <text:p>x</text:p>
          </table:table-cell>
          <table:table-cell table:number-columns-repeated="216"/>
        </table:table-row>
        <table:table-row table:style-name="ro1">
          <table:table-cell office:value-type="string" calcext:value-type="string">
            <text:p>Fête-Dieu</text:p>
          </table:table-cell>
          <table:table-cell/>
          <table:table-cell table:formula="of:=[.C110]+60" office:value-type="date" office:date-value="2023-06-08" calcext:value-type="date">
            <text:p>08/06/23</text:p>
          </table:table-cell>
          <table:table-cell table:formula="of:=IF([.C135]=&quot;&quot;;&quot;&quot;;IF(INDEX([.E135:.IV135];1;MATCH([.$D$1];[.E$3:.IV$3];0))=&quot;&quot;;&quot;&quot;;[.C135]))">
            <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Immaculée Conception</text:p>
          </table:table-cell>
          <table:table-cell/>
          <table:table-cell table:formula="of:=DATE([.$B$1]-1;12;8)" office:value-type="date" office:date-value="2021-12-08" calcext:value-type="date">
            <text:p>08/12/21</text:p>
          </table:table-cell>
          <table:table-cell table:formula="of:=IF([.C136]=&quot;&quot;;&quot;&quot;;IF(INDEX([.E136:.IV136];1;MATCH([.$D$1];[.E$3:.IV$3];0))=&quot;&quot;;&quot;&quot;;[.C136]))">
            <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1">
          <table:table-cell office:value-type="string" calcext:value-type="string">
            <text:p>heure d'hiver -1h</text:p>
          </table:table-cell>
          <table:table-cell office:value-type="string" calcext:value-type="string">
            <text:p>US-Canada</text:p>
          </table:table-cell>
          <table:table-cell table:formula="of:=DATE([.$B$1]+1;11;8)-WEEKDAY(DATE([.$B$1]+1;11;7))" office:value-type="date" office:date-value="2023-11-05" calcext:value-type="date">
            <text:p>05/11/23</text:p>
          </table:table-cell>
          <table:table-cell table:formula="of:=IF([.C137]=&quot;&quot;;&quot;&quot;;IF(INDEX([.E137:.IV137];1;MATCH([.$D$1];[.E$3:.IV$3];0))=&quot;&quot;;&quot;&quot;;[.C137]))">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text:s/>Mardi gras</text:p>
          </table:table-cell>
          <table:table-cell/>
          <table:table-cell table:formula="of:=[.C139]-1" office:value-type="date" office:date-value="2023-02-21" calcext:value-type="date">
            <text:p>21/02/23</text:p>
          </table:table-cell>
          <table:table-cell table:formula="of:=IF([.C138]=&quot;&quot;;&quot;&quot;;IF(INDEX([.E138:.IV138];1;MATCH([.$D$1];[.E$3:.IV$3];0))=&quot;&quot;;&quot;&quot;;[.C138]))">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text:s/>Cendres</text:p>
          </table:table-cell>
          <table:table-cell office:value-type="string" calcext:value-type="string">
            <text:p>mercredi des cendres</text:p>
          </table:table-cell>
          <table:table-cell table:formula="of:=[.C110]-46" office:value-type="date" office:date-value="2023-02-22" calcext:value-type="date">
            <text:p>22/02/23</text:p>
          </table:table-cell>
          <table:table-cell table:formula="of:=IF([.C139]=&quot;&quot;;&quot;&quot;;IF(INDEX([.E139:.IV139];1;MATCH([.$D$1];[.E$3:.IV$3];0))=&quot;&quot;;&quot;&quot;;[.C139]))">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text:s/>Mi-Carême</text:p>
          </table:table-cell>
          <table:table-cell/>
          <table:table-cell table:formula="of:=[.C110]-24" office:value-type="date" office:date-value="2023-03-16" calcext:value-type="date">
            <text:p>16/03/23</text:p>
          </table:table-cell>
          <table:table-cell table:formula="of:=IF([.C140]=&quot;&quot;;&quot;&quot;;IF(INDEX([.E140:.IV140];1;MATCH([.$D$1];[.E$3:.IV$3];0))=&quot;&quot;;&quot;&quot;;[.C140]))">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Abolition esclavage</text:p>
          </table:table-cell>
          <table:table-cell office:value-type="string" calcext:value-type="string">
            <text:p>Martinique</text:p>
          </table:table-cell>
          <table:table-cell table:formula="of:=DATE([.$B$1]+1;5;22)" office:value-type="date" office:date-value="2023-05-22" calcext:value-type="date">
            <text:p>22/05/23</text:p>
          </table:table-cell>
          <table:table-cell table:formula="of:=IF([.C141]=&quot;&quot;;&quot;&quot;;IF(INDEX([.E141:.IV141];1;MATCH([.$D$1];[.E$3:.IV$3];0))=&quot;&quot;;&quot;&quot;;[.C141]))">
            <text:p/>
          </table:table-cell>
          <table:table-cell table:number-columns-repeated="4"/>
          <table:table-cell office:value-type="string" calcext:value-type="string">
            <text:p>x</text:p>
          </table:table-cell>
          <table:table-cell table:number-columns-repeated="247"/>
        </table:table-row>
        <table:table-row table:style-name="ro1">
          <table:table-cell office:value-type="string" calcext:value-type="string">
            <text:p>Abolition esclavage</text:p>
          </table:table-cell>
          <table:table-cell office:value-type="string" calcext:value-type="string">
            <text:p>Guadeloupe</text:p>
          </table:table-cell>
          <table:table-cell table:formula="of:=DATE([.$B$1]+1;5;27)" office:value-type="date" office:date-value="2023-05-27" calcext:value-type="date">
            <text:p>27/05/23</text:p>
          </table:table-cell>
          <table:table-cell table:formula="of:=IF([.C142]=&quot;&quot;;&quot;&quot;;IF(INDEX([.E142:.IV142];1;MATCH([.$D$1];[.E$3:.IV$3];0))=&quot;&quot;;&quot;&quot;;[.C142]))">
            <text:p/>
          </table:table-cell>
          <table:table-cell table:number-columns-repeated="5"/>
          <table:table-cell office:value-type="string" calcext:value-type="string">
            <text:p>x</text:p>
          </table:table-cell>
          <table:table-cell table:number-columns-repeated="246"/>
        </table:table-row>
        <table:table-row table:style-name="ro1">
          <table:table-cell office:value-type="string" calcext:value-type="string">
            <text:p>Abolition esclavage</text:p>
          </table:table-cell>
          <table:table-cell office:value-type="string" calcext:value-type="string">
            <text:p>Guyane</text:p>
          </table:table-cell>
          <table:table-cell table:formula="of:=DATE([.$B$1]+1;6;10)" office:value-type="date" office:date-value="2023-06-10" calcext:value-type="date">
            <text:p>10/06/23</text:p>
          </table:table-cell>
          <table:table-cell table:formula="of:=IF([.C143]=&quot;&quot;;&quot;&quot;;IF(INDEX([.E143:.IV143];1;MATCH([.$D$1];[.E$3:.IV$3];0))=&quot;&quot;;&quot;&quot;;[.C143]))">
            <text:p/>
          </table:table-cell>
          <table:table-cell table:number-columns-repeated="6"/>
          <table:table-cell office:value-type="string" calcext:value-type="string">
            <text:p>x</text:p>
          </table:table-cell>
          <table:table-cell table:number-columns-repeated="245"/>
        </table:table-row>
        <table:table-row table:style-name="ro1">
          <table:table-cell office:value-type="string" calcext:value-type="string">
            <text:p>Jour des Défunts</text:p>
          </table:table-cell>
          <table:table-cell/>
          <table:table-cell table:formula="of:=[.C120]+1" office:value-type="date" office:date-value="2023-11-02" calcext:value-type="date">
            <text:p>02/11/23</text:p>
          </table:table-cell>
          <table:table-cell table:formula="of:=IF([.C144]=&quot;&quot;;&quot;&quot;;IF(INDEX([.E144:.IV144];1;MATCH([.$D$1];[.E$3:.IV$3];0))=&quot;&quot;;&quot;&quot;;[.C144]))">
            <text:p/>
          </table:table-cell>
          <table:table-cell table:number-columns-repeated="4"/>
          <table:table-cell table:number-columns-repeated="3" office:value-type="string" calcext:value-type="string">
            <text:p>x</text:p>
          </table:table-cell>
          <table:table-cell table:number-columns-repeated="245"/>
        </table:table-row>
        <table:table-row table:style-name="ro1">
          <table:table-cell office:value-type="string" calcext:value-type="string">
            <text:p>Patriotes</text:p>
          </table:table-cell>
          <table:table-cell office:value-type="string" calcext:value-type="string">
            <text:p>Québec</text:p>
          </table:table-cell>
          <table:table-cell table:formula="of:=DATE([.$B$1]+1;5;25)-WEEKDAY(DATE([.$B$1]+1;5;23))" office:value-type="date" office:date-value="2023-05-22" calcext:value-type="date">
            <text:p>22/05/23</text:p>
          </table:table-cell>
          <table:table-cell table:formula="of:=IF([.C145]=&quot;&quot;;&quot;&quot;;IF(INDEX([.E145:.IV145];1;MATCH([.$D$1];[.E$3:.IV$3];0))=&quot;&quot;;&quot;&quot;;[.C145]))">
            <text:p/>
          </table:table-cell>
          <table:table-cell table:number-columns-repeated="13"/>
          <table:table-cell office:value-type="string" calcext:value-type="string">
            <text:p>x</text:p>
          </table:table-cell>
          <table:table-cell table:number-columns-repeated="238"/>
        </table:table-row>
        <table:table-row table:style-name="ro1">
          <table:table-cell table:style-name="ce52" office:value-type="string" calcext:value-type="string">
            <text:p>férié</text:p>
          </table:table-cell>
          <table:table-cell office:value-type="string" calcext:value-type="string">
            <text:p>Québec</text:p>
          </table:table-cell>
          <table:table-cell table:formula="of:=IF(WEEKDAY([.C127])=1;[.C127]+1;&quot;&quot;)">
            <text:p/>
          </table:table-cell>
          <table:table-cell table:formula="of:=IF([.C146]=&quot;&quot;;&quot;&quot;;IF(INDEX([.E146:.IV146];1;MATCH([.$D$1];[.E$3:.IV$3];0))=&quot;&quot;;&quot;&quot;;[.C146]))">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Fête du Canada</text:p>
          </table:table-cell>
          <table:table-cell office:value-type="string" calcext:value-type="string">
            <text:p>Québec</text:p>
          </table:table-cell>
          <table:table-cell table:formula="of:=DATE([.$B$1]+1;7;1)" office:value-type="date" office:date-value="2023-07-01" calcext:value-type="date">
            <text:p>01/07/23</text:p>
          </table:table-cell>
          <table:table-cell table:formula="of:=IF([.C147]=&quot;&quot;;&quot;&quot;;IF(INDEX([.E147:.IV147];1;MATCH([.$D$1];[.E$3:.IV$3];0))=&quot;&quot;;&quot;&quot;;[.C147]))">
            <text:p/>
          </table:table-cell>
          <table:table-cell table:number-columns-repeated="13"/>
          <table:table-cell office:value-type="string" calcext:value-type="string">
            <text:p>x</text:p>
          </table:table-cell>
          <table:table-cell table:number-columns-repeated="238"/>
        </table:table-row>
        <table:table-row table:style-name="ro1">
          <table:table-cell table:style-name="ce52" office:value-type="string" calcext:value-type="string">
            <text:p>férié</text:p>
          </table:table-cell>
          <table:table-cell office:value-type="string" calcext:value-type="string">
            <text:p>Québec</text:p>
          </table:table-cell>
          <table:table-cell table:formula="of:=IF(WEEKDAY([.C147])=1;[.C147]+1;&quot;&quot;)">
            <text:p/>
          </table:table-cell>
          <table:table-cell table:formula="of:=IF([.C148]=&quot;&quot;;&quot;&quot;;IF(INDEX([.E148:.IV148];1;MATCH([.$D$1];[.E$3:.IV$3];0))=&quot;&quot;;&quot;&quot;;[.C148]))">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Action de grâces</text:p>
          </table:table-cell>
          <table:table-cell office:value-type="string" calcext:value-type="string">
            <text:p>Québec</text:p>
          </table:table-cell>
          <table:table-cell table:formula="of:=DATE([.$B$1]+1;10;15)-WEEKDAY(DATE([.$B$1]+1;10;13))" office:value-type="date" office:date-value="2023-10-09" calcext:value-type="date">
            <text:p>09/10/23</text:p>
          </table:table-cell>
          <table:table-cell table:formula="of:=IF([.C149]=&quot;&quot;;&quot;&quot;;IF(INDEX([.E149:.IV149];1;MATCH([.$D$1];[.E$3:.IV$3];0))=&quot;&quot;;&quot;&quot;;[.C149]))">
            <text:p/>
          </table:table-cell>
          <table:table-cell table:number-columns-repeated="13"/>
          <table:table-cell office:value-type="string" calcext:value-type="string">
            <text:p>x</text:p>
          </table:table-cell>
          <table:table-cell table:number-columns-repeated="238"/>
        </table:table-row>
        <table:table-row table:style-name="ro1">
          <table:table-cell office:value-type="string" calcext:value-type="string">
            <text:p>Saint Berchtold</text:p>
          </table:table-cell>
          <table:table-cell office:value-type="string" calcext:value-type="string">
            <text:p>Suisse</text:p>
          </table:table-cell>
          <table:table-cell table:formula="of:=DATE([.$B$1]+1;1;2)" office:value-type="date" office:date-value="2023-01-02" calcext:value-type="date">
            <text:p>02/01/23</text:p>
          </table:table-cell>
          <table:table-cell table:formula="of:=IF([.C150]=&quot;&quot;;&quot;&quot;;IF(INDEX([.E150:.IV150];1;MATCH([.$D$1];[.E$3:.IV$3];0))=&quot;&quot;;&quot;&quot;;[.C150]))">
            <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1">
          <table:table-cell office:value-type="string" calcext:value-type="string">
            <text:p>Instauration de la République</text:p>
          </table:table-cell>
          <table:table-cell office:value-type="string" calcext:value-type="string">
            <text:p>Suisse</text:p>
          </table:table-cell>
          <table:table-cell table:formula="of:=DATE([.$B$1]+1;3;1)" office:value-type="date" office:date-value="2023-03-01" calcext:value-type="date">
            <text:p>01/03/23</text:p>
          </table:table-cell>
          <table:table-cell table:formula="of:=IF([.C151]=&quot;&quot;;&quot;&quot;;IF(INDEX([.E151:.IV151];1;MATCH([.$D$1];[.E$3:.IV$3];0))=&quot;&quot;;&quot;&quot;;[.C151]))">
            <text:p/>
          </table:table-cell>
          <table:table-cell table:number-columns-repeated="27"/>
          <table:table-cell office:value-type="string" calcext:value-type="string">
            <text:p>x</text:p>
          </table:table-cell>
          <table:table-cell table:number-columns-repeated="224"/>
        </table:table-row>
        <table:table-row table:style-name="ro1">
          <table:table-cell office:value-type="string" calcext:value-type="string">
            <text:p>Saint Joseph</text:p>
          </table:table-cell>
          <table:table-cell office:value-type="string" calcext:value-type="string">
            <text:p>Suisse</text:p>
          </table:table-cell>
          <table:table-cell table:formula="of:=DATE([.$B$1]+1;3;19)" office:value-type="date" office:date-value="2023-03-19" calcext:value-type="date">
            <text:p>19/03/23</text:p>
          </table:table-cell>
          <table:table-cell table:formula="of:=IF([.C152]=&quot;&quot;;&quot;&quot;;IF(INDEX([.E152:.IV152];1;MATCH([.$D$1];[.E$3:.IV$3];0))=&quot;&quot;;&quot;&quot;;[.C152]))">
            <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1">
          <table:table-cell office:value-type="string" calcext:value-type="string">
            <text:p>Fahrtsfest </text:p>
          </table:table-cell>
          <table:table-cell office:value-type="string" calcext:value-type="string">
            <text:p>Suisse</text:p>
          </table:table-cell>
          <table:table-cell table:formula="of:=DATE([.$B$1]+1;4;8)-WEEKDAY(DATE([.$B$1]+1;4;3))" office:value-type="date" office:date-value="2023-04-06" calcext:value-type="date">
            <text:p>06/04/23</text:p>
          </table:table-cell>
          <table:table-cell table:formula="of:=IF([.C153]=&quot;&quot;;&quot;&quot;;IF(INDEX([.E153:.IV153];1;MATCH([.$D$1];[.E$3:.IV$3];0))=&quot;&quot;;&quot;&quot;;[.C153]))">
            <text:p/>
          </table:table-cell>
          <table:table-cell table:number-columns-repeated="23"/>
          <table:table-cell office:value-type="string" calcext:value-type="string">
            <text:p>x</text:p>
          </table:table-cell>
          <table:table-cell table:number-columns-repeated="228"/>
        </table:table-row>
        <table:table-row table:style-name="ro1">
          <table:table-cell office:value-type="string" calcext:value-type="string">
            <text:p>Fête nationale</text:p>
          </table:table-cell>
          <table:table-cell office:value-type="string" calcext:value-type="string">
            <text:p>Suisse</text:p>
          </table:table-cell>
          <table:table-cell table:formula="of:=DATE([.$B$1]+1;8;1)" office:value-type="date" office:date-value="2023-08-01" calcext:value-type="date">
            <text:p>01/08/23</text:p>
          </table:table-cell>
          <table:table-cell table:formula="of:=IF([.C154]=&quot;&quot;;&quot;&quot;;IF(INDEX([.E154:.IV154];1;MATCH([.$D$1];[.E$3:.IV$3];0))=&quot;&quot;;&quot;&quot;;[.C154]))">
            <text:p/>
          </table:table-cell>
          <table:table-cell table:number-columns-repeated="14"/>
          <table:table-cell table:number-columns-repeated="27" office:value-type="string" calcext:value-type="string">
            <text:p>x</text:p>
          </table:table-cell>
          <table:table-cell table:number-columns-repeated="211"/>
        </table:table-row>
        <table:table-row table:style-name="ro1">
          <table:table-cell office:value-type="string" calcext:value-type="string">
            <text:p>Jeûne fédéral</text:p>
          </table:table-cell>
          <table:table-cell office:value-type="string" calcext:value-type="string">
            <text:p>Suisse</text:p>
          </table:table-cell>
          <table:table-cell table:formula="of:=DATE([.$B$1]+1;9;22)-WEEKDAY(DATE([.$B$1]+1;9;7))" office:value-type="date" office:date-value="2023-09-17" calcext:value-type="date">
            <text:p>17/09/23</text:p>
          </table:table-cell>
          <table:table-cell table:formula="of:=IF([.C155]=&quot;&quot;;&quot;&quot;;IF(INDEX([.E155:.IV155];1;MATCH([.$D$1];[.E$3:.IV$3];0))=&quot;&quot;;&quot;&quot;;[.C155]))">
            <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1">
          <table:table-cell office:value-type="string" calcext:value-type="string">
            <text:p>Jeûne genevois</text:p>
          </table:table-cell>
          <table:table-cell office:value-type="string" calcext:value-type="string">
            <text:p>Suisse</text:p>
          </table:table-cell>
          <table:table-cell table:formula="of:=DATE([.$B$1]+1;9;8)-WEEKDAY(DATE([.$B$1]+1;9;7))+4" office:value-type="date" office:date-value="2023-09-07" calcext:value-type="date">
            <text:p>07/09/23</text:p>
          </table:table-cell>
          <table:table-cell table:formula="of:=IF([.C156]=&quot;&quot;;&quot;&quot;;IF(INDEX([.E156:.IV156];1;MATCH([.$D$1];[.E$3:.IV$3];0))=&quot;&quot;;&quot;&quot;;[.C156]))">
            <text:p/>
          </table:table-cell>
          <table:table-cell table:number-columns-repeated="22"/>
          <table:table-cell office:value-type="string" calcext:value-type="string">
            <text:p>x</text:p>
          </table:table-cell>
          <table:table-cell table:number-columns-repeated="229"/>
        </table:table-row>
        <table:table-row table:style-name="ro1">
          <table:table-cell table:style-name="ce52" office:value-type="string" calcext:value-type="string">
            <text:p>férié</text:p>
          </table:table-cell>
          <table:table-cell office:value-type="string" calcext:value-type="string">
            <text:p>lundi du Jeûne fédéral</text:p>
          </table:table-cell>
          <table:table-cell table:formula="of:=[.C155]+1" office:value-type="date" office:date-value="2023-09-18" calcext:value-type="date">
            <text:p>18/09/23</text:p>
          </table:table-cell>
          <table:table-cell table:formula="of:=IF([.C157]=&quot;&quot;;&quot;&quot;;IF(INDEX([.E157:.IV157];1;MATCH([.$D$1];[.E$3:.IV$3];0))=&quot;&quot;;&quot;&quot;;[.C157]))">
            <text:p/>
          </table:table-cell>
          <table:table-cell table:number-columns-repeated="37"/>
          <table:table-cell office:value-type="string" calcext:value-type="string">
            <text:p>x</text:p>
          </table:table-cell>
          <table:table-cell table:number-columns-repeated="214"/>
        </table:table-row>
        <table:table-row table:style-name="ro1">
          <table:table-cell office:value-type="string" calcext:value-type="string">
            <text:p>St Nicolas de Flüe</text:p>
          </table:table-cell>
          <table:table-cell office:value-type="string" calcext:value-type="string">
            <text:p>Suisse</text:p>
          </table:table-cell>
          <table:table-cell table:formula="of:=DATE([.$B$1]+1;9;25)" office:value-type="date" office:date-value="2023-09-25" calcext:value-type="date">
            <text:p>25/09/23</text:p>
          </table:table-cell>
          <table:table-cell table:formula="of:=IF([.C158]=&quot;&quot;;&quot;&quot;;IF(INDEX([.E158:.IV158];1;MATCH([.$D$1];[.E$3:.IV$3];0))=&quot;&quot;;&quot;&quot;;[.C158]))">
            <text:p/>
          </table:table-cell>
          <table:table-cell table:number-columns-repeated="29"/>
          <table:table-cell office:value-type="string" calcext:value-type="string">
            <text:p>x</text:p>
          </table:table-cell>
          <table:table-cell table:number-columns-repeated="222"/>
        </table:table-row>
        <table:table-row table:style-name="ro1">
          <table:table-cell office:value-type="string" calcext:value-type="string">
            <text:p>Restauration de la République</text:p>
          </table:table-cell>
          <table:table-cell office:value-type="string" calcext:value-type="string">
            <text:p>Suisse</text:p>
          </table:table-cell>
          <table:table-cell table:formula="of:=DATE([.$B$1]-1;12;31)" office:value-type="date" office:date-value="2021-12-31" calcext:value-type="date">
            <text:p>31/12/21</text:p>
          </table:table-cell>
          <table:table-cell table:formula="of:=IF([.C159]=&quot;&quot;;&quot;&quot;;IF(INDEX([.E159:.IV159];1;MATCH([.$D$1];[.E$3:.IV$3];0))=&quot;&quot;;&quot;&quot;;[.C159]))">
            <text:p/>
          </table:table-cell>
          <table:table-cell table:number-columns-repeated="22"/>
          <table:table-cell office:value-type="string" calcext:value-type="string">
            <text:p>x</text:p>
          </table:table-cell>
          <table:table-cell table:number-columns-repeated="229"/>
        </table:table-row>
        <table:table-row table:style-name="ro1">
          <table:table-cell office:value-type="string" calcext:value-type="string">
            <text:p>Arrivée Évangile</text:p>
          </table:table-cell>
          <table:table-cell office:value-type="string" calcext:value-type="string">
            <text:p>Polynésie</text:p>
          </table:table-cell>
          <table:table-cell table:formula="of:=DATE([.$B$1]+1;3;5)" office:value-type="date" office:date-value="2023-03-05" calcext:value-type="date">
            <text:p>05/03/23</text:p>
          </table:table-cell>
          <table:table-cell table:formula="of:=IF([.C160]=&quot;&quot;;&quot;&quot;;IF(INDEX([.E160:.IV160];1;MATCH([.$D$1];[.E$3:.IV$3];0))=&quot;&quot;;&quot;&quot;;[.C160]))">
            <text:p/>
          </table:table-cell>
          <table:table-cell table:number-columns-repeated="7"/>
          <table:table-cell office:value-type="string" calcext:value-type="string">
            <text:p>x</text:p>
          </table:table-cell>
          <table:table-cell table:number-columns-repeated="244"/>
        </table:table-row>
        <table:table-row table:style-name="ro1">
          <table:table-cell office:value-type="string" calcext:value-type="string">
            <text:p>Fête Autonomie</text:p>
          </table:table-cell>
          <table:table-cell office:value-type="string" calcext:value-type="string">
            <text:p>Polynésie</text:p>
          </table:table-cell>
          <table:table-cell table:formula="of:=DATE([.$B$1]+1;6;29)" office:value-type="date" office:date-value="2023-06-29" calcext:value-type="date">
            <text:p>29/06/23</text:p>
          </table:table-cell>
          <table:table-cell table:formula="of:=IF([.C161]=&quot;&quot;;&quot;&quot;;IF(INDEX([.E161:.IV161];1;MATCH([.$D$1];[.E$3:.IV$3];0))=&quot;&quot;;&quot;&quot;;[.C161]))">
            <text:p/>
          </table:table-cell>
          <table:table-cell table:number-columns-repeated="7"/>
          <table:table-cell office:value-type="string" calcext:value-type="string">
            <text:p>x</text:p>
          </table:table-cell>
          <table:table-cell table:number-columns-repeated="244"/>
        </table:table-row>
        <table:table-row table:style-name="ro1">
          <table:table-cell office:value-type="string" calcext:value-type="string">
            <text:p>Fête citoyenneté</text:p>
          </table:table-cell>
          <table:table-cell table:style-name="ce55" office:value-type="string" calcext:value-type="string">
            <text:p>Nouvelle-Calédonie</text:p>
          </table:table-cell>
          <table:table-cell table:formula="of:=DATE([.$B$1]+1;9;24)" office:value-type="date" office:date-value="2023-09-24" calcext:value-type="date">
            <text:p>24/09/23</text:p>
          </table:table-cell>
          <table:table-cell table:formula="of:=IF([.C162]=&quot;&quot;;&quot;&quot;;IF(INDEX([.E162:.IV162];1;MATCH([.$D$1];[.E$3:.IV$3];0))=&quot;&quot;;&quot;&quot;;[.C162]))">
            <text:p/>
          </table:table-cell>
          <table:table-cell table:number-columns-repeated="8"/>
          <table:table-cell office:value-type="string" calcext:value-type="string">
            <text:p>x</text:p>
          </table:table-cell>
          <table:table-cell table:number-columns-repeated="243"/>
        </table:table-row>
        <table:table-row table:style-name="ro1">
          <table:table-cell office:value-type="string" calcext:value-type="string">
            <text:p>Abolition esclavage</text:p>
          </table:table-cell>
          <table:table-cell office:value-type="string" calcext:value-type="string">
            <text:p>Mayotte</text:p>
          </table:table-cell>
          <table:table-cell table:formula="of:=DATE([.$B$1]+1;4;27)" office:value-type="date" office:date-value="2023-04-27" calcext:value-type="date">
            <text:p>27/04/23</text:p>
          </table:table-cell>
          <table:table-cell table:formula="of:=IF([.C163]=&quot;&quot;;&quot;&quot;;IF(INDEX([.E163:.IV163];1;MATCH([.$D$1];[.E$3:.IV$3];0))=&quot;&quot;;&quot;&quot;;[.C163]))">
            <text:p/>
          </table:table-cell>
          <table:table-cell table:number-columns-repeated="9"/>
          <table:table-cell office:value-type="string" calcext:value-type="string">
            <text:p>x</text:p>
          </table:table-cell>
          <table:table-cell table:number-columns-repeated="242"/>
        </table:table-row>
        <table:table-row table:style-name="ro1">
          <table:table-cell office:value-type="string" calcext:value-type="string">
            <text:p>Libération SPM</text:p>
          </table:table-cell>
          <table:table-cell office:value-type="string" calcext:value-type="string">
            <text:p>Saint-Pierre-et-Miquelon</text:p>
          </table:table-cell>
          <table:table-cell table:formula="of:=DATE([.$B$1]-1;12;24)" office:value-type="date" office:date-value="2021-12-24" calcext:value-type="date">
            <text:p>24/12/21</text:p>
          </table:table-cell>
          <table:table-cell table:formula="of:=IF([.C164]=&quot;&quot;;&quot;&quot;;IF(INDEX([.E164:.IV164];1;MATCH([.$D$1];[.E$3:.IV$3];0))=&quot;&quot;;&quot;&quot;;[.C164]))">
            <text:p/>
          </table:table-cell>
          <table:table-cell table:number-columns-repeated="10"/>
          <table:table-cell office:value-type="string" calcext:value-type="string">
            <text:p>x</text:p>
          </table:table-cell>
          <table:table-cell table:number-columns-repeated="241"/>
        </table:table-row>
        <table:table-row table:style-name="ro1">
          <table:table-cell table:number-columns-repeated="3"/>
          <table:table-cell table:formula="of:=IF([.C165]=&quot;&quot;;&quot;&quot;;IF(INDEX([.E165:.IV165];1;MATCH([.$D$1];[.E$3:.IV$3];0))=&quot;&quot;;&quot;&quot;;[.C165]))">
            <text:p/>
          </table:table-cell>
          <table:table-cell table:number-columns-repeated="252"/>
        </table:table-row>
        <table:table-row table:style-name="ro1">
          <table:table-cell table:number-columns-repeated="3"/>
          <table:table-cell table:formula="of:=IF([.C166]=&quot;&quot;;&quot;&quot;;IF(INDEX([.E166:.IV166];1;MATCH([.$D$1];[.E$3:.IV$3];0))=&quot;&quot;;&quot;&quot;;[.C166]))">
            <text:p/>
          </table:table-cell>
          <table:table-cell table:number-columns-repeated="252"/>
        </table:table-row>
        <table:table-row table:style-name="ro1">
          <table:table-cell table:number-columns-repeated="3"/>
          <table:table-cell table:formula="of:=IF([.C167]=&quot;&quot;;&quot;&quot;;IF(INDEX([.E167:.IV167];1;MATCH([.$D$1];[.E$3:.IV$3];0))=&quot;&quot;;&quot;&quot;;[.C167]))">
            <text:p/>
          </table:table-cell>
          <table:table-cell table:number-columns-repeated="252"/>
        </table:table-row>
        <table:table-row table:style-name="ro1">
          <table:table-cell table:number-columns-repeated="3"/>
          <table:table-cell table:formula="of:=IF([.C168]=&quot;&quot;;&quot;&quot;;IF(INDEX([.E168:.IV168];1;MATCH([.$D$1];[.E$3:.IV$3];0))=&quot;&quot;;&quot;&quot;;[.C168]))">
            <text:p/>
          </table:table-cell>
          <table:table-cell table:number-columns-repeated="252"/>
        </table:table-row>
        <table:table-row table:style-name="ro1">
          <table:table-cell table:number-columns-repeated="3"/>
          <table:table-cell table:formula="of:=IF([.C169]=&quot;&quot;;&quot;&quot;;IF(INDEX([.E169:.IV169];1;MATCH([.$D$1];[.E$3:.IV$3];0))=&quot;&quot;;&quot;&quot;;[.C169]))">
            <text:p/>
          </table:table-cell>
          <table:table-cell table:number-columns-repeated="252"/>
        </table:table-row>
        <table:table-row table:style-name="ro1">
          <table:table-cell table:number-columns-repeated="3"/>
          <table:table-cell table:formula="of:=IF([.C170]=&quot;&quot;;&quot;&quot;;IF(INDEX([.E170:.IV170];1;MATCH([.$D$1];[.E$3:.IV$3];0))=&quot;&quot;;&quot;&quot;;[.C170]))">
            <text:p/>
          </table:table-cell>
          <table:table-cell table:number-columns-repeated="252"/>
        </table:table-row>
        <table:table-row table:style-name="ro1">
          <table:table-cell table:number-columns-repeated="3"/>
          <table:table-cell table:formula="of:=IF([.C171]=&quot;&quot;;&quot;&quot;;IF(INDEX([.E171:.IV171];1;MATCH([.$D$1];[.E$3:.IV$3];0))=&quot;&quot;;&quot;&quot;;[.C171]))">
            <text:p/>
          </table:table-cell>
          <table:table-cell table:number-columns-repeated="252"/>
        </table:table-row>
        <table:table-row table:style-name="ro1">
          <table:table-cell table:number-columns-repeated="3"/>
          <table:table-cell table:formula="of:=IF([.C172]=&quot;&quot;;&quot;&quot;;IF(INDEX([.E172:.IV172];1;MATCH([.$D$1];[.E$3:.IV$3];0))=&quot;&quot;;&quot;&quot;;[.C172]))">
            <text:p/>
          </table:table-cell>
          <table:table-cell table:number-columns-repeated="252"/>
        </table:table-row>
        <table:table-row table:style-name="ro1">
          <table:table-cell table:number-columns-repeated="3"/>
          <table:table-cell table:formula="of:=IF([.C173]=&quot;&quot;;&quot;&quot;;IF(INDEX([.E173:.IV173];1;MATCH([.$D$1];[.E$3:.IV$3];0))=&quot;&quot;;&quot;&quot;;[.C173]))">
            <text:p/>
          </table:table-cell>
          <table:table-cell table:number-columns-repeated="252"/>
        </table:table-row>
        <table:table-row table:style-name="ro1">
          <table:table-cell table:number-columns-repeated="3"/>
          <table:table-cell table:formula="of:=IF([.C174]=&quot;&quot;;&quot;&quot;;IF(INDEX([.E174:.IV174];1;MATCH([.$D$1];[.E$3:.IV$3];0))=&quot;&quot;;&quot;&quot;;[.C174]))">
            <text:p/>
          </table:table-cell>
          <table:table-cell table:number-columns-repeated="252"/>
        </table:table-row>
        <table:table-row table:style-name="ro1">
          <table:table-cell table:number-columns-repeated="3"/>
          <table:table-cell table:formula="of:=IF([.C175]=&quot;&quot;;&quot;&quot;;IF(INDEX([.E175:.IV175];1;MATCH([.$D$1];[.E$3:.IV$3];0))=&quot;&quot;;&quot;&quot;;[.C175]))">
            <text:p/>
          </table:table-cell>
          <table:table-cell table:number-columns-repeated="252"/>
        </table:table-row>
        <table:table-row table:style-name="ro1">
          <table:table-cell table:number-columns-repeated="3"/>
          <table:table-cell table:formula="of:=IF([.C176]=&quot;&quot;;&quot;&quot;;IF(INDEX([.E176:.IV176];1;MATCH([.$D$1];[.E$3:.IV$3];0))=&quot;&quot;;&quot;&quot;;[.C176]))">
            <text:p/>
          </table:table-cell>
          <table:table-cell table:number-columns-repeated="252"/>
        </table:table-row>
        <table:table-row table:style-name="ro1">
          <table:table-cell table:number-columns-repeated="3"/>
          <table:table-cell table:formula="of:=IF([.C177]=&quot;&quot;;&quot;&quot;;IF(INDEX([.E177:.IV177];1;MATCH([.$D$1];[.E$3:.IV$3];0))=&quot;&quot;;&quot;&quot;;[.C177]))">
            <text:p/>
          </table:table-cell>
          <table:table-cell table:number-columns-repeated="252"/>
        </table:table-row>
        <table:table-row table:style-name="ro1">
          <table:table-cell table:number-columns-repeated="3"/>
          <table:table-cell table:formula="of:=IF([.C178]=&quot;&quot;;&quot;&quot;;IF(INDEX([.E178:.IV178];1;MATCH([.$D$1];[.E$3:.IV$3];0))=&quot;&quot;;&quot;&quot;;[.C178]))">
            <text:p/>
          </table:table-cell>
          <table:table-cell table:number-columns-repeated="252"/>
        </table:table-row>
        <table:table-row table:style-name="ro1">
          <table:table-cell table:number-columns-repeated="3"/>
          <table:table-cell table:formula="of:=IF([.C179]=&quot;&quot;;&quot;&quot;;IF(INDEX([.E179:.IV179];1;MATCH([.$D$1];[.E$3:.IV$3];0))=&quot;&quot;;&quot;&quot;;[.C179]))">
            <text:p/>
          </table:table-cell>
          <table:table-cell table:number-columns-repeated="252"/>
        </table:table-row>
        <table:table-row table:style-name="ro1">
          <table:table-cell table:number-columns-repeated="3"/>
          <table:table-cell table:formula="of:=IF([.C180]=&quot;&quot;;&quot;&quot;;IF(INDEX([.E180:.IV180];1;MATCH([.$D$1];[.E$3:.IV$3];0))=&quot;&quot;;&quot;&quot;;[.C180]))">
            <text:p/>
          </table:table-cell>
          <table:table-cell table:number-columns-repeated="252"/>
        </table:table-row>
        <table:table-row table:style-name="ro8">
          <table:table-cell table:number-columns-repeated="3"/>
          <table:table-cell table:formula="of:=IF([.C181]=&quot;&quot;;&quot;&quot;;IF(INDEX([.E181:.IV181];1;MATCH([.$D$1];[.E$3:.IV$3];0))=&quot;&quot;;&quot;&quot;;[.C181]))">
            <text:p/>
          </table:table-cell>
          <table:table-cell table:number-columns-repeated="252"/>
        </table:table-row>
        <table:table-row table:style-name="ro8">
          <table:table-cell table:number-columns-repeated="3"/>
          <table:table-cell table:formula="of:=IF([.C182]=&quot;&quot;;&quot;&quot;;IF(INDEX([.E182:.IV182];1;MATCH([.$D$1];[.E$3:.IV$3];0))=&quot;&quot;;&quot;&quot;;[.C182]))">
            <text:p/>
          </table:table-cell>
          <table:table-cell table:number-columns-repeated="252"/>
        </table:table-row>
        <table:table-row table:style-name="ro8">
          <table:table-cell table:number-columns-repeated="3"/>
          <table:table-cell table:formula="of:=IF([.C183]=&quot;&quot;;&quot;&quot;;IF(INDEX([.E183:.IV183];1;MATCH([.$D$1];[.E$3:.IV$3];0))=&quot;&quot;;&quot;&quot;;[.C183]))">
            <text:p/>
          </table:table-cell>
          <table:table-cell table:number-columns-repeated="252"/>
        </table:table-row>
        <table:table-row table:style-name="ro8">
          <table:table-cell table:number-columns-repeated="3"/>
          <table:table-cell table:formula="of:=IF([.C184]=&quot;&quot;;&quot;&quot;;IF(INDEX([.E184:.IV184];1;MATCH([.$D$1];[.E$3:.IV$3];0))=&quot;&quot;;&quot;&quot;;[.C184]))">
            <text:p/>
          </table:table-cell>
          <table:table-cell table:number-columns-repeated="252"/>
        </table:table-row>
        <table:table-row table:style-name="ro8">
          <table:table-cell table:number-columns-repeated="3"/>
          <table:table-cell table:formula="of:=IF([.C185]=&quot;&quot;;&quot;&quot;;IF(INDEX([.E185:.IV185];1;MATCH([.$D$1];[.E$3:.IV$3];0))=&quot;&quot;;&quot;&quot;;[.C185]))">
            <text:p/>
          </table:table-cell>
          <table:table-cell table:number-columns-repeated="252"/>
        </table:table-row>
        <table:table-row table:style-name="ro8">
          <table:table-cell table:number-columns-repeated="3"/>
          <table:table-cell table:formula="of:=IF([.C186]=&quot;&quot;;&quot;&quot;;IF(INDEX([.E186:.IV186];1;MATCH([.$D$1];[.E$3:.IV$3];0))=&quot;&quot;;&quot;&quot;;[.C186]))">
            <text:p/>
          </table:table-cell>
          <table:table-cell table:number-columns-repeated="252"/>
        </table:table-row>
        <table:table-row table:style-name="ro8">
          <table:table-cell table:number-columns-repeated="3"/>
          <table:table-cell table:formula="of:=IF([.C187]=&quot;&quot;;&quot;&quot;;IF(INDEX([.E187:.IV187];1;MATCH([.$D$1];[.E$3:.IV$3];0))=&quot;&quot;;&quot;&quot;;[.C187]))">
            <text:p/>
          </table:table-cell>
          <table:table-cell table:number-columns-repeated="252"/>
        </table:table-row>
        <table:table-row table:style-name="ro8">
          <table:table-cell table:number-columns-repeated="3"/>
          <table:table-cell table:formula="of:=IF([.C188]=&quot;&quot;;&quot;&quot;;IF(INDEX([.E188:.IV188];1;MATCH([.$D$1];[.E$3:.IV$3];0))=&quot;&quot;;&quot;&quot;;[.C188]))">
            <text:p/>
          </table:table-cell>
          <table:table-cell table:number-columns-repeated="252"/>
        </table:table-row>
        <table:table-row table:style-name="ro8">
          <table:table-cell table:number-columns-repeated="3"/>
          <table:table-cell table:formula="of:=IF([.C189]=&quot;&quot;;&quot;&quot;;IF(INDEX([.E189:.IV189];1;MATCH([.$D$1];[.E$3:.IV$3];0))=&quot;&quot;;&quot;&quot;;[.C189]))">
            <text:p/>
          </table:table-cell>
          <table:table-cell table:number-columns-repeated="252"/>
        </table:table-row>
        <table:table-row table:style-name="ro8">
          <table:table-cell table:number-columns-repeated="3"/>
          <table:table-cell table:formula="of:=IF([.C190]=&quot;&quot;;&quot;&quot;;IF(INDEX([.E190:.IV190];1;MATCH([.$D$1];[.E$3:.IV$3];0))=&quot;&quot;;&quot;&quot;;[.C190]))">
            <text:p/>
          </table:table-cell>
          <table:table-cell table:number-columns-repeated="252"/>
        </table:table-row>
        <table:table-row table:style-name="ro8">
          <table:table-cell table:number-columns-repeated="3"/>
          <table:table-cell table:formula="of:=IF([.C191]=&quot;&quot;;&quot;&quot;;IF(INDEX([.E191:.IV191];1;MATCH([.$D$1];[.E$3:.IV$3];0))=&quot;&quot;;&quot;&quot;;[.C191]))">
            <text:p/>
          </table:table-cell>
          <table:table-cell table:number-columns-repeated="252"/>
        </table:table-row>
        <table:table-row table:style-name="ro8">
          <table:table-cell table:number-columns-repeated="3"/>
          <table:table-cell table:formula="of:=IF([.C192]=&quot;&quot;;&quot;&quot;;IF(INDEX([.E192:.IV192];1;MATCH([.$D$1];[.E$3:.IV$3];0))=&quot;&quot;;&quot;&quot;;[.C192]))">
            <text:p/>
          </table:table-cell>
          <table:table-cell table:number-columns-repeated="252"/>
        </table:table-row>
        <table:table-row table:style-name="ro8">
          <table:table-cell table:number-columns-repeated="3"/>
          <table:table-cell table:formula="of:=IF([.C193]=&quot;&quot;;&quot;&quot;;IF(INDEX([.E193:.IV193];1;MATCH([.$D$1];[.E$3:.IV$3];0))=&quot;&quot;;&quot;&quot;;[.C193]))">
            <text:p/>
          </table:table-cell>
          <table:table-cell table:number-columns-repeated="252"/>
        </table:table-row>
        <table:table-row table:style-name="ro8">
          <table:table-cell table:number-columns-repeated="3"/>
          <table:table-cell table:formula="of:=IF([.C194]=&quot;&quot;;&quot;&quot;;IF(INDEX([.E194:.IV194];1;MATCH([.$D$1];[.E$3:.IV$3];0))=&quot;&quot;;&quot;&quot;;[.C194]))">
            <text:p/>
          </table:table-cell>
          <table:table-cell table:number-columns-repeated="252"/>
        </table:table-row>
        <table:table-row table:style-name="ro8">
          <table:table-cell table:number-columns-repeated="3"/>
          <table:table-cell table:formula="of:=IF([.C195]=&quot;&quot;;&quot;&quot;;IF(INDEX([.E195:.IV195];1;MATCH([.$D$1];[.E$3:.IV$3];0))=&quot;&quot;;&quot;&quot;;[.C195]))">
            <text:p/>
          </table:table-cell>
          <table:table-cell table:number-columns-repeated="252"/>
        </table:table-row>
        <table:table-row table:style-name="ro8">
          <table:table-cell table:number-columns-repeated="3"/>
          <table:table-cell table:formula="of:=IF([.C196]=&quot;&quot;;&quot;&quot;;IF(INDEX([.E196:.IV196];1;MATCH([.$D$1];[.E$3:.IV$3];0))=&quot;&quot;;&quot;&quot;;[.C196]))">
            <text:p/>
          </table:table-cell>
          <table:table-cell table:number-columns-repeated="252"/>
        </table:table-row>
        <table:table-row table:style-name="ro8">
          <table:table-cell table:number-columns-repeated="3"/>
          <table:table-cell table:formula="of:=IF([.C197]=&quot;&quot;;&quot;&quot;;IF(INDEX([.E197:.IV197];1;MATCH([.$D$1];[.E$3:.IV$3];0))=&quot;&quot;;&quot;&quot;;[.C197]))">
            <text:p/>
          </table:table-cell>
          <table:table-cell table:number-columns-repeated="252"/>
        </table:table-row>
        <table:table-row table:style-name="ro8">
          <table:table-cell table:number-columns-repeated="3"/>
          <table:table-cell table:formula="of:=IF([.C198]=&quot;&quot;;&quot;&quot;;IF(INDEX([.E198:.IV198];1;MATCH([.$D$1];[.E$3:.IV$3];0))=&quot;&quot;;&quot;&quot;;[.C198]))">
            <text:p/>
          </table:table-cell>
          <table:table-cell table:number-columns-repeated="252"/>
        </table:table-row>
        <table:table-row table:style-name="ro8">
          <table:table-cell table:number-columns-repeated="3"/>
          <table:table-cell table:formula="of:=IF([.C199]=&quot;&quot;;&quot;&quot;;IF(INDEX([.E199:.IV199];1;MATCH([.$D$1];[.E$3:.IV$3];0))=&quot;&quot;;&quot;&quot;;[.C199]))">
            <text:p/>
          </table:table-cell>
          <table:table-cell table:number-columns-repeated="252"/>
        </table:table-row>
        <table:table-row table:style-name="ro8">
          <table:table-cell table:number-columns-repeated="3"/>
          <table:table-cell table:formula="of:=IF([.C200]=&quot;&quot;;&quot;&quot;;IF(INDEX([.E200:.IV200];1;MATCH([.$D$1];[.E$3:.IV$3];0))=&quot;&quot;;&quot;&quot;;[.C200]))">
            <text:p/>
          </table:table-cell>
          <table:table-cell table:number-columns-repeated="252"/>
        </table:table-row>
        <table:table-row table:style-name="ro8">
          <table:table-cell table:number-columns-repeated="3"/>
          <table:table-cell table:formula="of:=IF([.C201]=&quot;&quot;;&quot;&quot;;IF(INDEX([.E201:.IV201];1;MATCH([.$D$1];[.E$3:.IV$3];0))=&quot;&quot;;&quot;&quot;;[.C201]))">
            <text:p/>
          </table:table-cell>
          <table:table-cell table:number-columns-repeated="252"/>
        </table:table-row>
        <table:table-row table:style-name="ro8">
          <table:table-cell table:number-columns-repeated="3"/>
          <table:table-cell table:formula="of:=IF([.C202]=&quot;&quot;;&quot;&quot;;IF(INDEX([.E202:.IV202];1;MATCH([.$D$1];[.E$3:.IV$3];0))=&quot;&quot;;&quot;&quot;;[.C202]))">
            <text:p/>
          </table:table-cell>
          <table:table-cell table:number-columns-repeated="252"/>
        </table:table-row>
        <table:table-row table:style-name="ro8">
          <table:table-cell table:number-columns-repeated="3"/>
          <table:table-cell table:formula="of:=IF([.C203]=&quot;&quot;;&quot;&quot;;IF(INDEX([.E203:.IV203];1;MATCH([.$D$1];[.E$3:.IV$3];0))=&quot;&quot;;&quot;&quot;;[.C203]))">
            <text:p/>
          </table:table-cell>
          <table:table-cell table:number-columns-repeated="252"/>
        </table:table-row>
        <table:table-row table:style-name="ro8" table:number-rows-repeated="65332">
          <table:table-cell table:number-columns-repeated="256"/>
        </table:table-row>
        <table:table-row table:style-name="ro8">
          <table:table-cell table:number-columns-repeated="256"/>
        </table:table-row>
      </table:table>
      <table:table table:name="Lune" table:style-name="ta1">
        <table:table-column table:style-name="co3" table:default-cell-style-name="ce111"/>
        <table:table-column table:style-name="co16" table:default-cell-style-name="Default"/>
        <table:table-column table:style-name="co3" table:default-cell-style-name="Default"/>
        <table:table-row table:style-name="ro8">
          <table:table-cell office:value-type="date" office:date-value="2012-01-01" calcext:value-type="date">
            <text:p>01/01/2012</text:p>
          </table:table-cell>
          <table:table-cell office:value-type="string" calcext:value-type="string">
            <text:p>◐</text:p>
          </table:table-cell>
          <table:table-cell office:value-type="string" calcext:value-type="string">
            <text:p>pour faire disparaître les phases de la une du calendrier, effacer la colonne A ci-contre</text:p>
          </table:table-cell>
        </table:table-row>
        <table:table-row table:style-name="ro8">
          <table:table-cell office:value-type="date" office:date-value="2012-01-09" calcext:value-type="date">
            <text:p>09/01/2012</text:p>
          </table:table-cell>
          <table:table-cell office:value-type="string" calcext:value-type="string">
            <text:p>○</text:p>
          </table:table-cell>
          <table:table-cell/>
        </table:table-row>
        <table:table-row table:style-name="ro8">
          <table:table-cell office:value-type="date" office:date-value="2012-01-16" calcext:value-type="date">
            <text:p>16/01/2012</text:p>
          </table:table-cell>
          <table:table-cell office:value-type="string" calcext:value-type="string">
            <text:p>◑</text:p>
          </table:table-cell>
          <table:table-cell/>
        </table:table-row>
        <table:table-row table:style-name="ro8">
          <table:table-cell office:value-type="date" office:date-value="2012-01-23" calcext:value-type="date">
            <text:p>23/01/2012</text:p>
          </table:table-cell>
          <table:table-cell office:value-type="string" calcext:value-type="string">
            <text:p>●</text:p>
          </table:table-cell>
          <table:table-cell/>
        </table:table-row>
        <table:table-row table:style-name="ro8">
          <table:table-cell office:value-type="date" office:date-value="2012-01-31" calcext:value-type="date">
            <text:p>31/01/2012</text:p>
          </table:table-cell>
          <table:table-cell office:value-type="string" calcext:value-type="string">
            <text:p>◐</text:p>
          </table:table-cell>
          <table:table-cell/>
        </table:table-row>
        <table:table-row table:style-name="ro8">
          <table:table-cell office:value-type="date" office:date-value="2012-02-07" calcext:value-type="date">
            <text:p>07/02/2012</text:p>
          </table:table-cell>
          <table:table-cell office:value-type="string" calcext:value-type="string">
            <text:p>○</text:p>
          </table:table-cell>
          <table:table-cell/>
        </table:table-row>
        <table:table-row table:style-name="ro8">
          <table:table-cell office:value-type="date" office:date-value="2012-02-14" calcext:value-type="date">
            <text:p>14/02/2012</text:p>
          </table:table-cell>
          <table:table-cell office:value-type="string" calcext:value-type="string">
            <text:p>◑</text:p>
          </table:table-cell>
          <table:table-cell/>
        </table:table-row>
        <table:table-row table:style-name="ro8">
          <table:table-cell office:value-type="date" office:date-value="2012-02-21" calcext:value-type="date">
            <text:p>21/02/2012</text:p>
          </table:table-cell>
          <table:table-cell office:value-type="string" calcext:value-type="string">
            <text:p>●</text:p>
          </table:table-cell>
          <table:table-cell/>
        </table:table-row>
        <table:table-row table:style-name="ro8">
          <table:table-cell office:value-type="date" office:date-value="2012-03-01" calcext:value-type="date">
            <text:p>01/03/2012</text:p>
          </table:table-cell>
          <table:table-cell office:value-type="string" calcext:value-type="string">
            <text:p>◐</text:p>
          </table:table-cell>
          <table:table-cell/>
        </table:table-row>
        <table:table-row table:style-name="ro8">
          <table:table-cell office:value-type="date" office:date-value="2012-03-08" calcext:value-type="date">
            <text:p>08/03/2012</text:p>
          </table:table-cell>
          <table:table-cell office:value-type="string" calcext:value-type="string">
            <text:p>○</text:p>
          </table:table-cell>
          <table:table-cell/>
        </table:table-row>
        <table:table-row table:style-name="ro8">
          <table:table-cell office:value-type="date" office:date-value="2012-03-15" calcext:value-type="date">
            <text:p>15/03/2012</text:p>
          </table:table-cell>
          <table:table-cell office:value-type="string" calcext:value-type="string">
            <text:p>◑</text:p>
          </table:table-cell>
          <table:table-cell/>
        </table:table-row>
        <table:table-row table:style-name="ro8">
          <table:table-cell office:value-type="date" office:date-value="2012-03-22" calcext:value-type="date">
            <text:p>22/03/2012</text:p>
          </table:table-cell>
          <table:table-cell office:value-type="string" calcext:value-type="string">
            <text:p>●</text:p>
          </table:table-cell>
          <table:table-cell/>
        </table:table-row>
        <table:table-row table:style-name="ro8">
          <table:table-cell office:value-type="date" office:date-value="2012-03-30" calcext:value-type="date">
            <text:p>30/03/2012</text:p>
          </table:table-cell>
          <table:table-cell office:value-type="string" calcext:value-type="string">
            <text:p>◐</text:p>
          </table:table-cell>
          <table:table-cell/>
        </table:table-row>
        <table:table-row table:style-name="ro8">
          <table:table-cell office:value-type="date" office:date-value="2012-04-06" calcext:value-type="date">
            <text:p>06/04/2012</text:p>
          </table:table-cell>
          <table:table-cell office:value-type="string" calcext:value-type="string">
            <text:p>○</text:p>
          </table:table-cell>
          <table:table-cell/>
        </table:table-row>
        <table:table-row table:style-name="ro8">
          <table:table-cell office:value-type="date" office:date-value="2012-04-13" calcext:value-type="date">
            <text:p>13/04/2012</text:p>
          </table:table-cell>
          <table:table-cell office:value-type="string" calcext:value-type="string">
            <text:p>◑</text:p>
          </table:table-cell>
          <table:table-cell/>
        </table:table-row>
        <table:table-row table:style-name="ro8">
          <table:table-cell office:value-type="date" office:date-value="2012-04-21" calcext:value-type="date">
            <text:p>21/04/2012</text:p>
          </table:table-cell>
          <table:table-cell office:value-type="string" calcext:value-type="string">
            <text:p>●</text:p>
          </table:table-cell>
          <table:table-cell/>
        </table:table-row>
        <table:table-row table:style-name="ro8">
          <table:table-cell office:value-type="date" office:date-value="2012-04-29" calcext:value-type="date">
            <text:p>29/04/2012</text:p>
          </table:table-cell>
          <table:table-cell office:value-type="string" calcext:value-type="string">
            <text:p>◐</text:p>
          </table:table-cell>
          <table:table-cell/>
        </table:table-row>
        <table:table-row table:style-name="ro8">
          <table:table-cell office:value-type="date" office:date-value="2012-05-06" calcext:value-type="date">
            <text:p>06/05/2012</text:p>
          </table:table-cell>
          <table:table-cell office:value-type="string" calcext:value-type="string">
            <text:p>○</text:p>
          </table:table-cell>
          <table:table-cell/>
        </table:table-row>
        <table:table-row table:style-name="ro8">
          <table:table-cell office:value-type="date" office:date-value="2012-05-12" calcext:value-type="date">
            <text:p>12/05/2012</text:p>
          </table:table-cell>
          <table:table-cell office:value-type="string" calcext:value-type="string">
            <text:p>◑</text:p>
          </table:table-cell>
          <table:table-cell/>
        </table:table-row>
        <table:table-row table:style-name="ro8">
          <table:table-cell office:value-type="date" office:date-value="2012-05-20" calcext:value-type="date">
            <text:p>20/05/2012</text:p>
          </table:table-cell>
          <table:table-cell office:value-type="string" calcext:value-type="string">
            <text:p>●</text:p>
          </table:table-cell>
          <table:table-cell/>
        </table:table-row>
        <table:table-row table:style-name="ro8">
          <table:table-cell office:value-type="date" office:date-value="2012-05-28" calcext:value-type="date">
            <text:p>28/05/2012</text:p>
          </table:table-cell>
          <table:table-cell office:value-type="string" calcext:value-type="string">
            <text:p>◐</text:p>
          </table:table-cell>
          <table:table-cell/>
        </table:table-row>
        <table:table-row table:style-name="ro8">
          <table:table-cell office:value-type="date" office:date-value="2012-06-04" calcext:value-type="date">
            <text:p>04/06/2012</text:p>
          </table:table-cell>
          <table:table-cell office:value-type="string" calcext:value-type="string">
            <text:p>○</text:p>
          </table:table-cell>
          <table:table-cell/>
        </table:table-row>
        <table:table-row table:style-name="ro8">
          <table:table-cell office:value-type="date" office:date-value="2012-06-11" calcext:value-type="date">
            <text:p>11/06/2012</text:p>
          </table:table-cell>
          <table:table-cell office:value-type="string" calcext:value-type="string">
            <text:p>◑</text:p>
          </table:table-cell>
          <table:table-cell/>
        </table:table-row>
        <table:table-row table:style-name="ro8">
          <table:table-cell office:value-type="date" office:date-value="2012-06-19" calcext:value-type="date">
            <text:p>19/06/2012</text:p>
          </table:table-cell>
          <table:table-cell office:value-type="string" calcext:value-type="string">
            <text:p>●</text:p>
          </table:table-cell>
          <table:table-cell/>
        </table:table-row>
        <table:table-row table:style-name="ro8">
          <table:table-cell office:value-type="date" office:date-value="2012-06-27" calcext:value-type="date">
            <text:p>27/06/2012</text:p>
          </table:table-cell>
          <table:table-cell office:value-type="string" calcext:value-type="string">
            <text:p>◐</text:p>
          </table:table-cell>
          <table:table-cell/>
        </table:table-row>
        <table:table-row table:style-name="ro8">
          <table:table-cell office:value-type="date" office:date-value="2012-07-03" calcext:value-type="date">
            <text:p>03/07/2012</text:p>
          </table:table-cell>
          <table:table-cell office:value-type="string" calcext:value-type="string">
            <text:p>○</text:p>
          </table:table-cell>
          <table:table-cell/>
        </table:table-row>
        <table:table-row table:style-name="ro8">
          <table:table-cell office:value-type="date" office:date-value="2012-07-11" calcext:value-type="date">
            <text:p>11/07/2012</text:p>
          </table:table-cell>
          <table:table-cell office:value-type="string" calcext:value-type="string">
            <text:p>◑</text:p>
          </table:table-cell>
          <table:table-cell/>
        </table:table-row>
        <table:table-row table:style-name="ro8">
          <table:table-cell office:value-type="date" office:date-value="2012-07-19" calcext:value-type="date">
            <text:p>19/07/2012</text:p>
          </table:table-cell>
          <table:table-cell office:value-type="string" calcext:value-type="string">
            <text:p>●</text:p>
          </table:table-cell>
          <table:table-cell/>
        </table:table-row>
        <table:table-row table:style-name="ro8">
          <table:table-cell office:value-type="date" office:date-value="2012-07-26" calcext:value-type="date">
            <text:p>26/07/2012</text:p>
          </table:table-cell>
          <table:table-cell office:value-type="string" calcext:value-type="string">
            <text:p>◐</text:p>
          </table:table-cell>
          <table:table-cell/>
        </table:table-row>
        <table:table-row table:style-name="ro8">
          <table:table-cell office:value-type="date" office:date-value="2012-08-02" calcext:value-type="date">
            <text:p>02/08/2012</text:p>
          </table:table-cell>
          <table:table-cell office:value-type="string" calcext:value-type="string">
            <text:p>○</text:p>
          </table:table-cell>
          <table:table-cell/>
        </table:table-row>
        <table:table-row table:style-name="ro8">
          <table:table-cell office:value-type="date" office:date-value="2012-08-09" calcext:value-type="date">
            <text:p>09/08/2012</text:p>
          </table:table-cell>
          <table:table-cell office:value-type="string" calcext:value-type="string">
            <text:p>◑</text:p>
          </table:table-cell>
          <table:table-cell/>
        </table:table-row>
        <table:table-row table:style-name="ro8">
          <table:table-cell office:value-type="date" office:date-value="2012-08-17" calcext:value-type="date">
            <text:p>17/08/2012</text:p>
          </table:table-cell>
          <table:table-cell office:value-type="string" calcext:value-type="string">
            <text:p>●</text:p>
          </table:table-cell>
          <table:table-cell/>
        </table:table-row>
        <table:table-row table:style-name="ro8">
          <table:table-cell office:value-type="date" office:date-value="2012-08-24" calcext:value-type="date">
            <text:p>24/08/2012</text:p>
          </table:table-cell>
          <table:table-cell office:value-type="string" calcext:value-type="string">
            <text:p>◐</text:p>
          </table:table-cell>
          <table:table-cell/>
        </table:table-row>
        <table:table-row table:style-name="ro8">
          <table:table-cell office:value-type="date" office:date-value="2012-08-31" calcext:value-type="date">
            <text:p>31/08/2012</text:p>
          </table:table-cell>
          <table:table-cell office:value-type="string" calcext:value-type="string">
            <text:p>○</text:p>
          </table:table-cell>
          <table:table-cell/>
        </table:table-row>
        <table:table-row table:style-name="ro8">
          <table:table-cell office:value-type="date" office:date-value="2012-09-08" calcext:value-type="date">
            <text:p>08/09/2012</text:p>
          </table:table-cell>
          <table:table-cell office:value-type="string" calcext:value-type="string">
            <text:p>◑</text:p>
          </table:table-cell>
          <table:table-cell/>
        </table:table-row>
        <table:table-row table:style-name="ro8">
          <table:table-cell office:value-type="date" office:date-value="2012-09-16" calcext:value-type="date">
            <text:p>16/09/2012</text:p>
          </table:table-cell>
          <table:table-cell office:value-type="string" calcext:value-type="string">
            <text:p>●</text:p>
          </table:table-cell>
          <table:table-cell/>
        </table:table-row>
        <table:table-row table:style-name="ro8">
          <table:table-cell office:value-type="date" office:date-value="2012-09-22" calcext:value-type="date">
            <text:p>22/09/2012</text:p>
          </table:table-cell>
          <table:table-cell office:value-type="string" calcext:value-type="string">
            <text:p>◐</text:p>
          </table:table-cell>
          <table:table-cell/>
        </table:table-row>
        <table:table-row table:style-name="ro8">
          <table:table-cell office:value-type="date" office:date-value="2012-09-30" calcext:value-type="date">
            <text:p>30/09/2012</text:p>
          </table:table-cell>
          <table:table-cell office:value-type="string" calcext:value-type="string">
            <text:p>○</text:p>
          </table:table-cell>
          <table:table-cell/>
        </table:table-row>
        <table:table-row table:style-name="ro8">
          <table:table-cell office:value-type="date" office:date-value="2012-10-08" calcext:value-type="date">
            <text:p>08/10/2012</text:p>
          </table:table-cell>
          <table:table-cell office:value-type="string" calcext:value-type="string">
            <text:p>◑</text:p>
          </table:table-cell>
          <table:table-cell/>
        </table:table-row>
        <table:table-row table:style-name="ro8">
          <table:table-cell office:value-type="date" office:date-value="2012-10-15" calcext:value-type="date">
            <text:p>15/10/2012</text:p>
          </table:table-cell>
          <table:table-cell office:value-type="string" calcext:value-type="string">
            <text:p>●</text:p>
          </table:table-cell>
          <table:table-cell/>
        </table:table-row>
        <table:table-row table:style-name="ro8">
          <table:table-cell office:value-type="date" office:date-value="2012-10-22" calcext:value-type="date">
            <text:p>22/10/2012</text:p>
          </table:table-cell>
          <table:table-cell office:value-type="string" calcext:value-type="string">
            <text:p>◐</text:p>
          </table:table-cell>
          <table:table-cell/>
        </table:table-row>
        <table:table-row table:style-name="ro8">
          <table:table-cell office:value-type="date" office:date-value="2012-10-29" calcext:value-type="date">
            <text:p>29/10/2012</text:p>
          </table:table-cell>
          <table:table-cell office:value-type="string" calcext:value-type="string">
            <text:p>○</text:p>
          </table:table-cell>
          <table:table-cell/>
        </table:table-row>
        <table:table-row table:style-name="ro8">
          <table:table-cell office:value-type="date" office:date-value="2012-11-07" calcext:value-type="date">
            <text:p>07/11/2012</text:p>
          </table:table-cell>
          <table:table-cell office:value-type="string" calcext:value-type="string">
            <text:p>◑</text:p>
          </table:table-cell>
          <table:table-cell/>
        </table:table-row>
        <table:table-row table:style-name="ro8">
          <table:table-cell office:value-type="date" office:date-value="2012-11-13" calcext:value-type="date">
            <text:p>13/11/2012</text:p>
          </table:table-cell>
          <table:table-cell office:value-type="string" calcext:value-type="string">
            <text:p>●</text:p>
          </table:table-cell>
          <table:table-cell/>
        </table:table-row>
        <table:table-row table:style-name="ro8">
          <table:table-cell office:value-type="date" office:date-value="2012-11-20" calcext:value-type="date">
            <text:p>20/11/2012</text:p>
          </table:table-cell>
          <table:table-cell office:value-type="string" calcext:value-type="string">
            <text:p>◐</text:p>
          </table:table-cell>
          <table:table-cell/>
        </table:table-row>
        <table:table-row table:style-name="ro8">
          <table:table-cell office:value-type="date" office:date-value="2012-11-28" calcext:value-type="date">
            <text:p>28/11/2012</text:p>
          </table:table-cell>
          <table:table-cell office:value-type="string" calcext:value-type="string">
            <text:p>○</text:p>
          </table:table-cell>
          <table:table-cell/>
        </table:table-row>
        <table:table-row table:style-name="ro8">
          <table:table-cell office:value-type="date" office:date-value="2012-12-06" calcext:value-type="date">
            <text:p>06/12/2012</text:p>
          </table:table-cell>
          <table:table-cell office:value-type="string" calcext:value-type="string">
            <text:p>◑</text:p>
          </table:table-cell>
          <table:table-cell/>
        </table:table-row>
        <table:table-row table:style-name="ro8">
          <table:table-cell office:value-type="date" office:date-value="2012-12-13" calcext:value-type="date">
            <text:p>13/12/2012</text:p>
          </table:table-cell>
          <table:table-cell office:value-type="string" calcext:value-type="string">
            <text:p>●</text:p>
          </table:table-cell>
          <table:table-cell/>
        </table:table-row>
        <table:table-row table:style-name="ro8">
          <table:table-cell office:value-type="date" office:date-value="2012-12-20" calcext:value-type="date">
            <text:p>20/12/2012</text:p>
          </table:table-cell>
          <table:table-cell office:value-type="string" calcext:value-type="string">
            <text:p>◐</text:p>
          </table:table-cell>
          <table:table-cell/>
        </table:table-row>
        <table:table-row table:style-name="ro8">
          <table:table-cell office:value-type="date" office:date-value="2012-12-28" calcext:value-type="date">
            <text:p>28/12/2012</text:p>
          </table:table-cell>
          <table:table-cell office:value-type="string" calcext:value-type="string">
            <text:p>○</text:p>
          </table:table-cell>
          <table:table-cell/>
        </table:table-row>
        <table:table-row table:style-name="ro8">
          <table:table-cell office:value-type="date" office:date-value="2013-01-05" calcext:value-type="date">
            <text:p>05/01/2013</text:p>
          </table:table-cell>
          <table:table-cell office:value-type="string" calcext:value-type="string">
            <text:p>◑</text:p>
          </table:table-cell>
          <table:table-cell/>
        </table:table-row>
        <table:table-row table:style-name="ro8">
          <table:table-cell office:value-type="date" office:date-value="2013-01-11" calcext:value-type="date">
            <text:p>11/01/2013</text:p>
          </table:table-cell>
          <table:table-cell office:value-type="string" calcext:value-type="string">
            <text:p>●</text:p>
          </table:table-cell>
          <table:table-cell/>
        </table:table-row>
        <table:table-row table:style-name="ro8">
          <table:table-cell office:value-type="date" office:date-value="2013-01-18" calcext:value-type="date">
            <text:p>18/01/2013</text:p>
          </table:table-cell>
          <table:table-cell office:value-type="string" calcext:value-type="string">
            <text:p>◐</text:p>
          </table:table-cell>
          <table:table-cell/>
        </table:table-row>
        <table:table-row table:style-name="ro8">
          <table:table-cell office:value-type="date" office:date-value="2013-01-27" calcext:value-type="date">
            <text:p>27/01/2013</text:p>
          </table:table-cell>
          <table:table-cell office:value-type="string" calcext:value-type="string">
            <text:p>○</text:p>
          </table:table-cell>
          <table:table-cell/>
        </table:table-row>
        <table:table-row table:style-name="ro8">
          <table:table-cell office:value-type="date" office:date-value="2013-02-03" calcext:value-type="date">
            <text:p>03/02/2013</text:p>
          </table:table-cell>
          <table:table-cell office:value-type="string" calcext:value-type="string">
            <text:p>◑</text:p>
          </table:table-cell>
          <table:table-cell/>
        </table:table-row>
        <table:table-row table:style-name="ro8">
          <table:table-cell office:value-type="date" office:date-value="2013-02-10" calcext:value-type="date">
            <text:p>10/02/2013</text:p>
          </table:table-cell>
          <table:table-cell office:value-type="string" calcext:value-type="string">
            <text:p>●</text:p>
          </table:table-cell>
          <table:table-cell/>
        </table:table-row>
        <table:table-row table:style-name="ro8">
          <table:table-cell office:value-type="date" office:date-value="2013-02-17" calcext:value-type="date">
            <text:p>17/02/2013</text:p>
          </table:table-cell>
          <table:table-cell office:value-type="string" calcext:value-type="string">
            <text:p>◐</text:p>
          </table:table-cell>
          <table:table-cell/>
        </table:table-row>
        <table:table-row table:style-name="ro8">
          <table:table-cell office:value-type="date" office:date-value="2013-02-25" calcext:value-type="date">
            <text:p>25/02/2013</text:p>
          </table:table-cell>
          <table:table-cell office:value-type="string" calcext:value-type="string">
            <text:p>○</text:p>
          </table:table-cell>
          <table:table-cell/>
        </table:table-row>
        <table:table-row table:style-name="ro8">
          <table:table-cell office:value-type="date" office:date-value="2013-03-04" calcext:value-type="date">
            <text:p>04/03/2013</text:p>
          </table:table-cell>
          <table:table-cell office:value-type="string" calcext:value-type="string">
            <text:p>◑</text:p>
          </table:table-cell>
          <table:table-cell/>
        </table:table-row>
        <table:table-row table:style-name="ro8">
          <table:table-cell office:value-type="date" office:date-value="2013-03-11" calcext:value-type="date">
            <text:p>11/03/2013</text:p>
          </table:table-cell>
          <table:table-cell office:value-type="string" calcext:value-type="string">
            <text:p>●</text:p>
          </table:table-cell>
          <table:table-cell/>
        </table:table-row>
        <table:table-row table:style-name="ro8">
          <table:table-cell office:value-type="date" office:date-value="2013-03-19" calcext:value-type="date">
            <text:p>19/03/2013</text:p>
          </table:table-cell>
          <table:table-cell office:value-type="string" calcext:value-type="string">
            <text:p>◐</text:p>
          </table:table-cell>
          <table:table-cell/>
        </table:table-row>
        <table:table-row table:style-name="ro8">
          <table:table-cell office:value-type="date" office:date-value="2013-03-27" calcext:value-type="date">
            <text:p>27/03/2013</text:p>
          </table:table-cell>
          <table:table-cell office:value-type="string" calcext:value-type="string">
            <text:p>○</text:p>
          </table:table-cell>
          <table:table-cell/>
        </table:table-row>
        <table:table-row table:style-name="ro8">
          <table:table-cell office:value-type="date" office:date-value="2013-04-03" calcext:value-type="date">
            <text:p>03/04/2013</text:p>
          </table:table-cell>
          <table:table-cell office:value-type="string" calcext:value-type="string">
            <text:p>◑</text:p>
          </table:table-cell>
          <table:table-cell/>
        </table:table-row>
        <table:table-row table:style-name="ro8">
          <table:table-cell office:value-type="date" office:date-value="2013-04-10" calcext:value-type="date">
            <text:p>10/04/2013</text:p>
          </table:table-cell>
          <table:table-cell office:value-type="string" calcext:value-type="string">
            <text:p>●</text:p>
          </table:table-cell>
          <table:table-cell/>
        </table:table-row>
        <table:table-row table:style-name="ro8">
          <table:table-cell office:value-type="date" office:date-value="2013-04-18" calcext:value-type="date">
            <text:p>18/04/2013</text:p>
          </table:table-cell>
          <table:table-cell office:value-type="string" calcext:value-type="string">
            <text:p>◐</text:p>
          </table:table-cell>
          <table:table-cell/>
        </table:table-row>
        <table:table-row table:style-name="ro8">
          <table:table-cell office:value-type="date" office:date-value="2013-04-25" calcext:value-type="date">
            <text:p>25/04/2013</text:p>
          </table:table-cell>
          <table:table-cell office:value-type="string" calcext:value-type="string">
            <text:p>○</text:p>
          </table:table-cell>
          <table:table-cell/>
        </table:table-row>
        <table:table-row table:style-name="ro8">
          <table:table-cell office:value-type="date" office:date-value="2013-05-02" calcext:value-type="date">
            <text:p>02/05/2013</text:p>
          </table:table-cell>
          <table:table-cell office:value-type="string" calcext:value-type="string">
            <text:p>◑</text:p>
          </table:table-cell>
          <table:table-cell/>
        </table:table-row>
        <table:table-row table:style-name="ro8">
          <table:table-cell office:value-type="date" office:date-value="2013-05-10" calcext:value-type="date">
            <text:p>10/05/2013</text:p>
          </table:table-cell>
          <table:table-cell office:value-type="string" calcext:value-type="string">
            <text:p>●</text:p>
          </table:table-cell>
          <table:table-cell/>
        </table:table-row>
        <table:table-row table:style-name="ro8">
          <table:table-cell office:value-type="date" office:date-value="2013-05-18" calcext:value-type="date">
            <text:p>18/05/2013</text:p>
          </table:table-cell>
          <table:table-cell office:value-type="string" calcext:value-type="string">
            <text:p>◐</text:p>
          </table:table-cell>
          <table:table-cell/>
        </table:table-row>
        <table:table-row table:style-name="ro8">
          <table:table-cell office:value-type="date" office:date-value="2013-05-25" calcext:value-type="date">
            <text:p>25/05/2013</text:p>
          </table:table-cell>
          <table:table-cell office:value-type="string" calcext:value-type="string">
            <text:p>○</text:p>
          </table:table-cell>
          <table:table-cell/>
        </table:table-row>
        <table:table-row table:style-name="ro8">
          <table:table-cell office:value-type="date" office:date-value="2013-05-31" calcext:value-type="date">
            <text:p>31/05/2013</text:p>
          </table:table-cell>
          <table:table-cell office:value-type="string" calcext:value-type="string">
            <text:p>◑</text:p>
          </table:table-cell>
          <table:table-cell/>
        </table:table-row>
        <table:table-row table:style-name="ro8">
          <table:table-cell office:value-type="date" office:date-value="2013-06-08" calcext:value-type="date">
            <text:p>08/06/2013</text:p>
          </table:table-cell>
          <table:table-cell office:value-type="string" calcext:value-type="string">
            <text:p>●</text:p>
          </table:table-cell>
          <table:table-cell/>
        </table:table-row>
        <table:table-row table:style-name="ro8">
          <table:table-cell office:value-type="date" office:date-value="2013-06-16" calcext:value-type="date">
            <text:p>16/06/2013</text:p>
          </table:table-cell>
          <table:table-cell office:value-type="string" calcext:value-type="string">
            <text:p>◐</text:p>
          </table:table-cell>
          <table:table-cell/>
        </table:table-row>
        <table:table-row table:style-name="ro8">
          <table:table-cell office:value-type="date" office:date-value="2013-06-23" calcext:value-type="date">
            <text:p>23/06/2013</text:p>
          </table:table-cell>
          <table:table-cell office:value-type="string" calcext:value-type="string">
            <text:p>○</text:p>
          </table:table-cell>
          <table:table-cell/>
        </table:table-row>
        <table:table-row table:style-name="ro8">
          <table:table-cell office:value-type="date" office:date-value="2013-06-30" calcext:value-type="date">
            <text:p>30/06/2013</text:p>
          </table:table-cell>
          <table:table-cell office:value-type="string" calcext:value-type="string">
            <text:p>◑</text:p>
          </table:table-cell>
          <table:table-cell/>
        </table:table-row>
        <table:table-row table:style-name="ro8">
          <table:table-cell office:value-type="date" office:date-value="2013-07-08" calcext:value-type="date">
            <text:p>08/07/2013</text:p>
          </table:table-cell>
          <table:table-cell office:value-type="string" calcext:value-type="string">
            <text:p>●</text:p>
          </table:table-cell>
          <table:table-cell/>
        </table:table-row>
        <table:table-row table:style-name="ro8">
          <table:table-cell office:value-type="date" office:date-value="2013-07-16" calcext:value-type="date">
            <text:p>16/07/2013</text:p>
          </table:table-cell>
          <table:table-cell office:value-type="string" calcext:value-type="string">
            <text:p>◐</text:p>
          </table:table-cell>
          <table:table-cell/>
        </table:table-row>
        <table:table-row table:style-name="ro8">
          <table:table-cell office:value-type="date" office:date-value="2013-07-22" calcext:value-type="date">
            <text:p>22/07/2013</text:p>
          </table:table-cell>
          <table:table-cell office:value-type="string" calcext:value-type="string">
            <text:p>○</text:p>
          </table:table-cell>
          <table:table-cell/>
        </table:table-row>
        <table:table-row table:style-name="ro8">
          <table:table-cell office:value-type="date" office:date-value="2013-07-29" calcext:value-type="date">
            <text:p>29/07/2013</text:p>
          </table:table-cell>
          <table:table-cell office:value-type="string" calcext:value-type="string">
            <text:p>◑</text:p>
          </table:table-cell>
          <table:table-cell/>
        </table:table-row>
        <table:table-row table:style-name="ro8">
          <table:table-cell office:value-type="date" office:date-value="2013-08-06" calcext:value-type="date">
            <text:p>06/08/2013</text:p>
          </table:table-cell>
          <table:table-cell office:value-type="string" calcext:value-type="string">
            <text:p>●</text:p>
          </table:table-cell>
          <table:table-cell/>
        </table:table-row>
        <table:table-row table:style-name="ro8">
          <table:table-cell office:value-type="date" office:date-value="2013-08-14" calcext:value-type="date">
            <text:p>14/08/2013</text:p>
          </table:table-cell>
          <table:table-cell office:value-type="string" calcext:value-type="string">
            <text:p>◐</text:p>
          </table:table-cell>
          <table:table-cell/>
        </table:table-row>
        <table:table-row table:style-name="ro8">
          <table:table-cell office:value-type="date" office:date-value="2013-08-21" calcext:value-type="date">
            <text:p>21/08/2013</text:p>
          </table:table-cell>
          <table:table-cell office:value-type="string" calcext:value-type="string">
            <text:p>○</text:p>
          </table:table-cell>
          <table:table-cell/>
        </table:table-row>
        <table:table-row table:style-name="ro8">
          <table:table-cell office:value-type="date" office:date-value="2013-08-28" calcext:value-type="date">
            <text:p>28/08/2013</text:p>
          </table:table-cell>
          <table:table-cell office:value-type="string" calcext:value-type="string">
            <text:p>◑</text:p>
          </table:table-cell>
          <table:table-cell/>
        </table:table-row>
        <table:table-row table:style-name="ro8">
          <table:table-cell office:value-type="date" office:date-value="2013-09-05" calcext:value-type="date">
            <text:p>05/09/2013</text:p>
          </table:table-cell>
          <table:table-cell office:value-type="string" calcext:value-type="string">
            <text:p>●</text:p>
          </table:table-cell>
          <table:table-cell/>
        </table:table-row>
        <table:table-row table:style-name="ro8">
          <table:table-cell office:value-type="date" office:date-value="2013-09-12" calcext:value-type="date">
            <text:p>12/09/2013</text:p>
          </table:table-cell>
          <table:table-cell office:value-type="string" calcext:value-type="string">
            <text:p>◐</text:p>
          </table:table-cell>
          <table:table-cell/>
        </table:table-row>
        <table:table-row table:style-name="ro8">
          <table:table-cell office:value-type="date" office:date-value="2013-09-19" calcext:value-type="date">
            <text:p>19/09/2013</text:p>
          </table:table-cell>
          <table:table-cell office:value-type="string" calcext:value-type="string">
            <text:p>○</text:p>
          </table:table-cell>
          <table:table-cell/>
        </table:table-row>
        <table:table-row table:style-name="ro8">
          <table:table-cell office:value-type="date" office:date-value="2013-09-27" calcext:value-type="date">
            <text:p>27/09/2013</text:p>
          </table:table-cell>
          <table:table-cell office:value-type="string" calcext:value-type="string">
            <text:p>◑</text:p>
          </table:table-cell>
          <table:table-cell/>
        </table:table-row>
        <table:table-row table:style-name="ro8">
          <table:table-cell office:value-type="date" office:date-value="2013-10-05" calcext:value-type="date">
            <text:p>05/10/2013</text:p>
          </table:table-cell>
          <table:table-cell office:value-type="string" calcext:value-type="string">
            <text:p>●</text:p>
          </table:table-cell>
          <table:table-cell/>
        </table:table-row>
        <table:table-row table:style-name="ro8">
          <table:table-cell office:value-type="date" office:date-value="2013-10-11" calcext:value-type="date">
            <text:p>11/10/2013</text:p>
          </table:table-cell>
          <table:table-cell office:value-type="string" calcext:value-type="string">
            <text:p>◐</text:p>
          </table:table-cell>
          <table:table-cell/>
        </table:table-row>
        <table:table-row table:style-name="ro8">
          <table:table-cell office:value-type="date" office:date-value="2013-10-18" calcext:value-type="date">
            <text:p>18/10/2013</text:p>
          </table:table-cell>
          <table:table-cell office:value-type="string" calcext:value-type="string">
            <text:p>○</text:p>
          </table:table-cell>
          <table:table-cell/>
        </table:table-row>
        <table:table-row table:style-name="ro8">
          <table:table-cell office:value-type="date" office:date-value="2013-10-26" calcext:value-type="date">
            <text:p>26/10/2013</text:p>
          </table:table-cell>
          <table:table-cell office:value-type="string" calcext:value-type="string">
            <text:p>◑</text:p>
          </table:table-cell>
          <table:table-cell/>
        </table:table-row>
        <table:table-row table:style-name="ro8">
          <table:table-cell office:value-type="date" office:date-value="2013-11-03" calcext:value-type="date">
            <text:p>03/11/2013</text:p>
          </table:table-cell>
          <table:table-cell office:value-type="string" calcext:value-type="string">
            <text:p>●</text:p>
          </table:table-cell>
          <table:table-cell/>
        </table:table-row>
        <table:table-row table:style-name="ro8">
          <table:table-cell office:value-type="date" office:date-value="2013-11-10" calcext:value-type="date">
            <text:p>10/11/2013</text:p>
          </table:table-cell>
          <table:table-cell office:value-type="string" calcext:value-type="string">
            <text:p>◐</text:p>
          </table:table-cell>
          <table:table-cell/>
        </table:table-row>
        <table:table-row table:style-name="ro8">
          <table:table-cell office:value-type="date" office:date-value="2013-11-17" calcext:value-type="date">
            <text:p>17/11/2013</text:p>
          </table:table-cell>
          <table:table-cell office:value-type="string" calcext:value-type="string">
            <text:p>○</text:p>
          </table:table-cell>
          <table:table-cell/>
        </table:table-row>
        <table:table-row table:style-name="ro8">
          <table:table-cell office:value-type="date" office:date-value="2013-11-25" calcext:value-type="date">
            <text:p>25/11/2013</text:p>
          </table:table-cell>
          <table:table-cell office:value-type="string" calcext:value-type="string">
            <text:p>◑</text:p>
          </table:table-cell>
          <table:table-cell/>
        </table:table-row>
        <table:table-row table:style-name="ro8">
          <table:table-cell office:value-type="date" office:date-value="2013-12-03" calcext:value-type="date">
            <text:p>03/12/2013</text:p>
          </table:table-cell>
          <table:table-cell office:value-type="string" calcext:value-type="string">
            <text:p>●</text:p>
          </table:table-cell>
          <table:table-cell/>
        </table:table-row>
        <table:table-row table:style-name="ro8">
          <table:table-cell office:value-type="date" office:date-value="2013-12-09" calcext:value-type="date">
            <text:p>09/12/2013</text:p>
          </table:table-cell>
          <table:table-cell office:value-type="string" calcext:value-type="string">
            <text:p>◐</text:p>
          </table:table-cell>
          <table:table-cell/>
        </table:table-row>
        <table:table-row table:style-name="ro8">
          <table:table-cell office:value-type="date" office:date-value="2013-12-17" calcext:value-type="date">
            <text:p>17/12/2013</text:p>
          </table:table-cell>
          <table:table-cell office:value-type="string" calcext:value-type="string">
            <text:p>○</text:p>
          </table:table-cell>
          <table:table-cell/>
        </table:table-row>
        <table:table-row table:style-name="ro8">
          <table:table-cell office:value-type="date" office:date-value="2013-12-25" calcext:value-type="date">
            <text:p>25/12/2013</text:p>
          </table:table-cell>
          <table:table-cell office:value-type="string" calcext:value-type="string">
            <text:p>◑</text:p>
          </table:table-cell>
          <table:table-cell/>
        </table:table-row>
        <table:table-row table:style-name="ro8">
          <table:table-cell office:value-type="date" office:date-value="2014-01-01" calcext:value-type="date">
            <text:p>01/01/2014</text:p>
          </table:table-cell>
          <table:table-cell office:value-type="string" calcext:value-type="string">
            <text:p>●</text:p>
          </table:table-cell>
          <table:table-cell/>
        </table:table-row>
        <table:table-row table:style-name="ro8">
          <table:table-cell office:value-type="date" office:date-value="2014-01-08" calcext:value-type="date">
            <text:p>08/01/2014</text:p>
          </table:table-cell>
          <table:table-cell office:value-type="string" calcext:value-type="string">
            <text:p>◐</text:p>
          </table:table-cell>
          <table:table-cell/>
        </table:table-row>
        <table:table-row table:style-name="ro8">
          <table:table-cell office:value-type="date" office:date-value="2014-01-16" calcext:value-type="date">
            <text:p>16/01/2014</text:p>
          </table:table-cell>
          <table:table-cell office:value-type="string" calcext:value-type="string">
            <text:p>○</text:p>
          </table:table-cell>
          <table:table-cell/>
        </table:table-row>
        <table:table-row table:style-name="ro8">
          <table:table-cell office:value-type="date" office:date-value="2014-01-24" calcext:value-type="date">
            <text:p>24/01/2014</text:p>
          </table:table-cell>
          <table:table-cell office:value-type="string" calcext:value-type="string">
            <text:p>◑</text:p>
          </table:table-cell>
          <table:table-cell/>
        </table:table-row>
        <table:table-row table:style-name="ro8">
          <table:table-cell office:value-type="date" office:date-value="2014-01-30" calcext:value-type="date">
            <text:p>30/01/2014</text:p>
          </table:table-cell>
          <table:table-cell office:value-type="string" calcext:value-type="string">
            <text:p>●</text:p>
          </table:table-cell>
          <table:table-cell/>
        </table:table-row>
        <table:table-row table:style-name="ro8">
          <table:table-cell office:value-type="date" office:date-value="2014-02-06" calcext:value-type="date">
            <text:p>06/02/2014</text:p>
          </table:table-cell>
          <table:table-cell office:value-type="string" calcext:value-type="string">
            <text:p>◐</text:p>
          </table:table-cell>
          <table:table-cell/>
        </table:table-row>
        <table:table-row table:style-name="ro8">
          <table:table-cell office:value-type="date" office:date-value="2014-02-14" calcext:value-type="date">
            <text:p>14/02/2014</text:p>
          </table:table-cell>
          <table:table-cell office:value-type="string" calcext:value-type="string">
            <text:p>○</text:p>
          </table:table-cell>
          <table:table-cell/>
        </table:table-row>
        <table:table-row table:style-name="ro8">
          <table:table-cell office:value-type="date" office:date-value="2014-02-22" calcext:value-type="date">
            <text:p>22/02/2014</text:p>
          </table:table-cell>
          <table:table-cell office:value-type="string" calcext:value-type="string">
            <text:p>◑</text:p>
          </table:table-cell>
          <table:table-cell/>
        </table:table-row>
        <table:table-row table:style-name="ro8">
          <table:table-cell office:value-type="date" office:date-value="2014-03-01" calcext:value-type="date">
            <text:p>01/03/2014</text:p>
          </table:table-cell>
          <table:table-cell office:value-type="string" calcext:value-type="string">
            <text:p>●</text:p>
          </table:table-cell>
          <table:table-cell/>
        </table:table-row>
        <table:table-row table:style-name="ro8">
          <table:table-cell office:value-type="date" office:date-value="2014-03-08" calcext:value-type="date">
            <text:p>08/03/2014</text:p>
          </table:table-cell>
          <table:table-cell office:value-type="string" calcext:value-type="string">
            <text:p>◐</text:p>
          </table:table-cell>
          <table:table-cell/>
        </table:table-row>
        <table:table-row table:style-name="ro8">
          <table:table-cell office:value-type="date" office:date-value="2014-03-16" calcext:value-type="date">
            <text:p>16/03/2014</text:p>
          </table:table-cell>
          <table:table-cell office:value-type="string" calcext:value-type="string">
            <text:p>○</text:p>
          </table:table-cell>
          <table:table-cell/>
        </table:table-row>
        <table:table-row table:style-name="ro8">
          <table:table-cell office:value-type="date" office:date-value="2014-03-24" calcext:value-type="date">
            <text:p>24/03/2014</text:p>
          </table:table-cell>
          <table:table-cell office:value-type="string" calcext:value-type="string">
            <text:p>◑</text:p>
          </table:table-cell>
          <table:table-cell/>
        </table:table-row>
        <table:table-row table:style-name="ro8">
          <table:table-cell office:value-type="date" office:date-value="2014-03-30" calcext:value-type="date">
            <text:p>30/03/2014</text:p>
          </table:table-cell>
          <table:table-cell office:value-type="string" calcext:value-type="string">
            <text:p>●</text:p>
          </table:table-cell>
          <table:table-cell/>
        </table:table-row>
        <table:table-row table:style-name="ro8">
          <table:table-cell office:value-type="date" office:date-value="2014-04-07" calcext:value-type="date">
            <text:p>07/04/2014</text:p>
          </table:table-cell>
          <table:table-cell office:value-type="string" calcext:value-type="string">
            <text:p>◐</text:p>
          </table:table-cell>
          <table:table-cell/>
        </table:table-row>
        <table:table-row table:style-name="ro8">
          <table:table-cell office:value-type="date" office:date-value="2014-04-15" calcext:value-type="date">
            <text:p>15/04/2014</text:p>
          </table:table-cell>
          <table:table-cell office:value-type="string" calcext:value-type="string">
            <text:p>○</text:p>
          </table:table-cell>
          <table:table-cell/>
        </table:table-row>
        <table:table-row table:style-name="ro8">
          <table:table-cell office:value-type="date" office:date-value="2014-04-22" calcext:value-type="date">
            <text:p>22/04/2014</text:p>
          </table:table-cell>
          <table:table-cell office:value-type="string" calcext:value-type="string">
            <text:p>◑</text:p>
          </table:table-cell>
          <table:table-cell/>
        </table:table-row>
        <table:table-row table:style-name="ro8">
          <table:table-cell office:value-type="date" office:date-value="2014-04-29" calcext:value-type="date">
            <text:p>29/04/2014</text:p>
          </table:table-cell>
          <table:table-cell office:value-type="string" calcext:value-type="string">
            <text:p>●</text:p>
          </table:table-cell>
          <table:table-cell/>
        </table:table-row>
        <table:table-row table:style-name="ro8">
          <table:table-cell office:value-type="date" office:date-value="2014-05-07" calcext:value-type="date">
            <text:p>07/05/2014</text:p>
          </table:table-cell>
          <table:table-cell office:value-type="string" calcext:value-type="string">
            <text:p>◐</text:p>
          </table:table-cell>
          <table:table-cell/>
        </table:table-row>
        <table:table-row table:style-name="ro8">
          <table:table-cell office:value-type="date" office:date-value="2014-05-14" calcext:value-type="date">
            <text:p>14/05/2014</text:p>
          </table:table-cell>
          <table:table-cell office:value-type="string" calcext:value-type="string">
            <text:p>○</text:p>
          </table:table-cell>
          <table:table-cell/>
        </table:table-row>
        <table:table-row table:style-name="ro8">
          <table:table-cell office:value-type="date" office:date-value="2014-05-21" calcext:value-type="date">
            <text:p>21/05/2014</text:p>
          </table:table-cell>
          <table:table-cell office:value-type="string" calcext:value-type="string">
            <text:p>◑</text:p>
          </table:table-cell>
          <table:table-cell/>
        </table:table-row>
        <table:table-row table:style-name="ro8">
          <table:table-cell office:value-type="date" office:date-value="2014-05-28" calcext:value-type="date">
            <text:p>28/05/2014</text:p>
          </table:table-cell>
          <table:table-cell office:value-type="string" calcext:value-type="string">
            <text:p>●</text:p>
          </table:table-cell>
          <table:table-cell/>
        </table:table-row>
        <table:table-row table:style-name="ro8">
          <table:table-cell office:value-type="date" office:date-value="2014-06-05" calcext:value-type="date">
            <text:p>05/06/2014</text:p>
          </table:table-cell>
          <table:table-cell office:value-type="string" calcext:value-type="string">
            <text:p>◐</text:p>
          </table:table-cell>
          <table:table-cell/>
        </table:table-row>
        <table:table-row table:style-name="ro8">
          <table:table-cell office:value-type="date" office:date-value="2014-06-13" calcext:value-type="date">
            <text:p>13/06/2014</text:p>
          </table:table-cell>
          <table:table-cell office:value-type="string" calcext:value-type="string">
            <text:p>○</text:p>
          </table:table-cell>
          <table:table-cell/>
        </table:table-row>
        <table:table-row table:style-name="ro8">
          <table:table-cell office:value-type="date" office:date-value="2014-06-19" calcext:value-type="date">
            <text:p>19/06/2014</text:p>
          </table:table-cell>
          <table:table-cell office:value-type="string" calcext:value-type="string">
            <text:p>◑</text:p>
          </table:table-cell>
          <table:table-cell/>
        </table:table-row>
        <table:table-row table:style-name="ro8">
          <table:table-cell office:value-type="date" office:date-value="2014-06-27" calcext:value-type="date">
            <text:p>27/06/2014</text:p>
          </table:table-cell>
          <table:table-cell office:value-type="string" calcext:value-type="string">
            <text:p>●</text:p>
          </table:table-cell>
          <table:table-cell/>
        </table:table-row>
        <table:table-row table:style-name="ro8">
          <table:table-cell office:value-type="date" office:date-value="2014-07-05" calcext:value-type="date">
            <text:p>05/07/2014</text:p>
          </table:table-cell>
          <table:table-cell office:value-type="string" calcext:value-type="string">
            <text:p>◐</text:p>
          </table:table-cell>
          <table:table-cell/>
        </table:table-row>
        <table:table-row table:style-name="ro8">
          <table:table-cell office:value-type="date" office:date-value="2014-07-12" calcext:value-type="date">
            <text:p>12/07/2014</text:p>
          </table:table-cell>
          <table:table-cell office:value-type="string" calcext:value-type="string">
            <text:p>○</text:p>
          </table:table-cell>
          <table:table-cell/>
        </table:table-row>
        <table:table-row table:style-name="ro8">
          <table:table-cell office:value-type="date" office:date-value="2014-07-19" calcext:value-type="date">
            <text:p>19/07/2014</text:p>
          </table:table-cell>
          <table:table-cell office:value-type="string" calcext:value-type="string">
            <text:p>◑</text:p>
          </table:table-cell>
          <table:table-cell/>
        </table:table-row>
        <table:table-row table:style-name="ro8">
          <table:table-cell office:value-type="date" office:date-value="2014-07-26" calcext:value-type="date">
            <text:p>26/07/2014</text:p>
          </table:table-cell>
          <table:table-cell office:value-type="string" calcext:value-type="string">
            <text:p>●</text:p>
          </table:table-cell>
          <table:table-cell/>
        </table:table-row>
        <table:table-row table:style-name="ro8">
          <table:table-cell office:value-type="date" office:date-value="2014-08-04" calcext:value-type="date">
            <text:p>04/08/2014</text:p>
          </table:table-cell>
          <table:table-cell office:value-type="string" calcext:value-type="string">
            <text:p>◐</text:p>
          </table:table-cell>
          <table:table-cell/>
        </table:table-row>
        <table:table-row table:style-name="ro8">
          <table:table-cell office:value-type="date" office:date-value="2014-08-10" calcext:value-type="date">
            <text:p>10/08/2014</text:p>
          </table:table-cell>
          <table:table-cell office:value-type="string" calcext:value-type="string">
            <text:p>○</text:p>
          </table:table-cell>
          <table:table-cell/>
        </table:table-row>
        <table:table-row table:style-name="ro8">
          <table:table-cell office:value-type="date" office:date-value="2014-08-17" calcext:value-type="date">
            <text:p>17/08/2014</text:p>
          </table:table-cell>
          <table:table-cell office:value-type="string" calcext:value-type="string">
            <text:p>◑</text:p>
          </table:table-cell>
          <table:table-cell/>
        </table:table-row>
        <table:table-row table:style-name="ro8">
          <table:table-cell office:value-type="date" office:date-value="2014-08-25" calcext:value-type="date">
            <text:p>25/08/2014</text:p>
          </table:table-cell>
          <table:table-cell office:value-type="string" calcext:value-type="string">
            <text:p>●</text:p>
          </table:table-cell>
          <table:table-cell/>
        </table:table-row>
        <table:table-row table:style-name="ro8">
          <table:table-cell office:value-type="date" office:date-value="2014-09-02" calcext:value-type="date">
            <text:p>02/09/2014</text:p>
          </table:table-cell>
          <table:table-cell office:value-type="string" calcext:value-type="string">
            <text:p>◐</text:p>
          </table:table-cell>
          <table:table-cell/>
        </table:table-row>
        <table:table-row table:style-name="ro8">
          <table:table-cell office:value-type="date" office:date-value="2014-09-09" calcext:value-type="date">
            <text:p>09/09/2014</text:p>
          </table:table-cell>
          <table:table-cell office:value-type="string" calcext:value-type="string">
            <text:p>○</text:p>
          </table:table-cell>
          <table:table-cell/>
        </table:table-row>
        <table:table-row table:style-name="ro8">
          <table:table-cell office:value-type="date" office:date-value="2014-09-16" calcext:value-type="date">
            <text:p>16/09/2014</text:p>
          </table:table-cell>
          <table:table-cell office:value-type="string" calcext:value-type="string">
            <text:p>◑</text:p>
          </table:table-cell>
          <table:table-cell/>
        </table:table-row>
        <table:table-row table:style-name="ro8">
          <table:table-cell office:value-type="date" office:date-value="2014-09-24" calcext:value-type="date">
            <text:p>24/09/2014</text:p>
          </table:table-cell>
          <table:table-cell office:value-type="string" calcext:value-type="string">
            <text:p>●</text:p>
          </table:table-cell>
          <table:table-cell/>
        </table:table-row>
        <table:table-row table:style-name="ro8">
          <table:table-cell office:value-type="date" office:date-value="2014-10-01" calcext:value-type="date">
            <text:p>01/10/2014</text:p>
          </table:table-cell>
          <table:table-cell office:value-type="string" calcext:value-type="string">
            <text:p>◐</text:p>
          </table:table-cell>
          <table:table-cell/>
        </table:table-row>
        <table:table-row table:style-name="ro8">
          <table:table-cell office:value-type="date" office:date-value="2014-10-08" calcext:value-type="date">
            <text:p>08/10/2014</text:p>
          </table:table-cell>
          <table:table-cell office:value-type="string" calcext:value-type="string">
            <text:p>○</text:p>
          </table:table-cell>
          <table:table-cell/>
        </table:table-row>
        <table:table-row table:style-name="ro8">
          <table:table-cell office:value-type="date" office:date-value="2014-10-15" calcext:value-type="date">
            <text:p>15/10/2014</text:p>
          </table:table-cell>
          <table:table-cell office:value-type="string" calcext:value-type="string">
            <text:p>◑</text:p>
          </table:table-cell>
          <table:table-cell/>
        </table:table-row>
        <table:table-row table:style-name="ro8">
          <table:table-cell office:value-type="date" office:date-value="2014-10-23" calcext:value-type="date">
            <text:p>23/10/2014</text:p>
          </table:table-cell>
          <table:table-cell office:value-type="string" calcext:value-type="string">
            <text:p>●</text:p>
          </table:table-cell>
          <table:table-cell/>
        </table:table-row>
        <table:table-row table:style-name="ro8">
          <table:table-cell office:value-type="date" office:date-value="2014-10-31" calcext:value-type="date">
            <text:p>31/10/2014</text:p>
          </table:table-cell>
          <table:table-cell office:value-type="string" calcext:value-type="string">
            <text:p>◐</text:p>
          </table:table-cell>
          <table:table-cell/>
        </table:table-row>
        <table:table-row table:style-name="ro8">
          <table:table-cell office:value-type="date" office:date-value="2014-11-06" calcext:value-type="date">
            <text:p>06/11/2014</text:p>
          </table:table-cell>
          <table:table-cell office:value-type="string" calcext:value-type="string">
            <text:p>○</text:p>
          </table:table-cell>
          <table:table-cell/>
        </table:table-row>
        <table:table-row table:style-name="ro8">
          <table:table-cell office:value-type="date" office:date-value="2014-11-14" calcext:value-type="date">
            <text:p>14/11/2014</text:p>
          </table:table-cell>
          <table:table-cell office:value-type="string" calcext:value-type="string">
            <text:p>◑</text:p>
          </table:table-cell>
          <table:table-cell/>
        </table:table-row>
        <table:table-row table:style-name="ro8">
          <table:table-cell office:value-type="date" office:date-value="2014-11-22" calcext:value-type="date">
            <text:p>22/11/2014</text:p>
          </table:table-cell>
          <table:table-cell office:value-type="string" calcext:value-type="string">
            <text:p>●</text:p>
          </table:table-cell>
          <table:table-cell/>
        </table:table-row>
        <table:table-row table:style-name="ro8">
          <table:table-cell office:value-type="date" office:date-value="2014-11-29" calcext:value-type="date">
            <text:p>29/11/2014</text:p>
          </table:table-cell>
          <table:table-cell office:value-type="string" calcext:value-type="string">
            <text:p>◐</text:p>
          </table:table-cell>
          <table:table-cell/>
        </table:table-row>
        <table:table-row table:style-name="ro8">
          <table:table-cell office:value-type="date" office:date-value="2014-12-06" calcext:value-type="date">
            <text:p>06/12/2014</text:p>
          </table:table-cell>
          <table:table-cell office:value-type="string" calcext:value-type="string">
            <text:p>○</text:p>
          </table:table-cell>
          <table:table-cell/>
        </table:table-row>
        <table:table-row table:style-name="ro8">
          <table:table-cell office:value-type="date" office:date-value="2014-12-14" calcext:value-type="date">
            <text:p>14/12/2014</text:p>
          </table:table-cell>
          <table:table-cell office:value-type="string" calcext:value-type="string">
            <text:p>◑</text:p>
          </table:table-cell>
          <table:table-cell/>
        </table:table-row>
        <table:table-row table:style-name="ro8">
          <table:table-cell office:value-type="date" office:date-value="2014-12-22" calcext:value-type="date">
            <text:p>22/12/2014</text:p>
          </table:table-cell>
          <table:table-cell office:value-type="string" calcext:value-type="string">
            <text:p>●</text:p>
          </table:table-cell>
          <table:table-cell/>
        </table:table-row>
        <table:table-row table:style-name="ro8">
          <table:table-cell office:value-type="date" office:date-value="2014-12-28" calcext:value-type="date">
            <text:p>28/12/2014</text:p>
          </table:table-cell>
          <table:table-cell office:value-type="string" calcext:value-type="string">
            <text:p>◐</text:p>
          </table:table-cell>
          <table:table-cell/>
        </table:table-row>
        <table:table-row table:style-name="ro8">
          <table:table-cell office:value-type="date" office:date-value="2015-01-05" calcext:value-type="date">
            <text:p>05/01/2015</text:p>
          </table:table-cell>
          <table:table-cell office:value-type="string" calcext:value-type="string">
            <text:p>○</text:p>
          </table:table-cell>
          <table:table-cell/>
        </table:table-row>
        <table:table-row table:style-name="ro8">
          <table:table-cell office:value-type="date" office:date-value="2015-01-13" calcext:value-type="date">
            <text:p>13/01/2015</text:p>
          </table:table-cell>
          <table:table-cell office:value-type="string" calcext:value-type="string">
            <text:p>◑</text:p>
          </table:table-cell>
          <table:table-cell/>
        </table:table-row>
        <table:table-row table:style-name="ro8">
          <table:table-cell office:value-type="date" office:date-value="2015-01-20" calcext:value-type="date">
            <text:p>20/01/2015</text:p>
          </table:table-cell>
          <table:table-cell office:value-type="string" calcext:value-type="string">
            <text:p>●</text:p>
          </table:table-cell>
          <table:table-cell/>
        </table:table-row>
        <table:table-row table:style-name="ro8">
          <table:table-cell office:value-type="date" office:date-value="2015-01-27" calcext:value-type="date">
            <text:p>27/01/2015</text:p>
          </table:table-cell>
          <table:table-cell office:value-type="string" calcext:value-type="string">
            <text:p>◐</text:p>
          </table:table-cell>
          <table:table-cell/>
        </table:table-row>
        <table:table-row table:style-name="ro8">
          <table:table-cell office:value-type="date" office:date-value="2015-02-03" calcext:value-type="date">
            <text:p>03/02/2015</text:p>
          </table:table-cell>
          <table:table-cell office:value-type="string" calcext:value-type="string">
            <text:p>○</text:p>
          </table:table-cell>
          <table:table-cell/>
        </table:table-row>
        <table:table-row table:style-name="ro8">
          <table:table-cell office:value-type="date" office:date-value="2015-02-12" calcext:value-type="date">
            <text:p>12/02/2015</text:p>
          </table:table-cell>
          <table:table-cell office:value-type="string" calcext:value-type="string">
            <text:p>◑</text:p>
          </table:table-cell>
          <table:table-cell/>
        </table:table-row>
        <table:table-row table:style-name="ro8">
          <table:table-cell office:value-type="date" office:date-value="2015-02-18" calcext:value-type="date">
            <text:p>18/02/2015</text:p>
          </table:table-cell>
          <table:table-cell office:value-type="string" calcext:value-type="string">
            <text:p>●</text:p>
          </table:table-cell>
          <table:table-cell/>
        </table:table-row>
        <table:table-row table:style-name="ro8">
          <table:table-cell office:value-type="date" office:date-value="2015-02-25" calcext:value-type="date">
            <text:p>25/02/2015</text:p>
          </table:table-cell>
          <table:table-cell office:value-type="string" calcext:value-type="string">
            <text:p>◐</text:p>
          </table:table-cell>
          <table:table-cell/>
        </table:table-row>
        <table:table-row table:style-name="ro8">
          <table:table-cell office:value-type="date" office:date-value="2015-03-05" calcext:value-type="date">
            <text:p>05/03/2015</text:p>
          </table:table-cell>
          <table:table-cell office:value-type="string" calcext:value-type="string">
            <text:p>○</text:p>
          </table:table-cell>
          <table:table-cell/>
        </table:table-row>
        <table:table-row table:style-name="ro8">
          <table:table-cell office:value-type="date" office:date-value="2015-03-13" calcext:value-type="date">
            <text:p>13/03/2015</text:p>
          </table:table-cell>
          <table:table-cell office:value-type="string" calcext:value-type="string">
            <text:p>◑</text:p>
          </table:table-cell>
          <table:table-cell/>
        </table:table-row>
        <table:table-row table:style-name="ro8">
          <table:table-cell office:value-type="date" office:date-value="2015-03-20" calcext:value-type="date">
            <text:p>20/03/2015</text:p>
          </table:table-cell>
          <table:table-cell office:value-type="string" calcext:value-type="string">
            <text:p>●</text:p>
          </table:table-cell>
          <table:table-cell/>
        </table:table-row>
        <table:table-row table:style-name="ro8">
          <table:table-cell office:value-type="date" office:date-value="2015-03-27" calcext:value-type="date">
            <text:p>27/03/2015</text:p>
          </table:table-cell>
          <table:table-cell office:value-type="string" calcext:value-type="string">
            <text:p>◐</text:p>
          </table:table-cell>
          <table:table-cell/>
        </table:table-row>
        <table:table-row table:style-name="ro8">
          <table:table-cell office:value-type="date" office:date-value="2015-04-04" calcext:value-type="date">
            <text:p>04/04/2015</text:p>
          </table:table-cell>
          <table:table-cell office:value-type="string" calcext:value-type="string">
            <text:p>○</text:p>
          </table:table-cell>
          <table:table-cell/>
        </table:table-row>
        <table:table-row table:style-name="ro8">
          <table:table-cell office:value-type="date" office:date-value="2015-04-12" calcext:value-type="date">
            <text:p>12/04/2015</text:p>
          </table:table-cell>
          <table:table-cell office:value-type="string" calcext:value-type="string">
            <text:p>◑</text:p>
          </table:table-cell>
          <table:table-cell/>
        </table:table-row>
        <table:table-row table:style-name="ro8">
          <table:table-cell office:value-type="date" office:date-value="2015-04-18" calcext:value-type="date">
            <text:p>18/04/2015</text:p>
          </table:table-cell>
          <table:table-cell office:value-type="string" calcext:value-type="string">
            <text:p>●</text:p>
          </table:table-cell>
          <table:table-cell/>
        </table:table-row>
        <table:table-row table:style-name="ro8">
          <table:table-cell office:value-type="date" office:date-value="2015-04-25" calcext:value-type="date">
            <text:p>25/04/2015</text:p>
          </table:table-cell>
          <table:table-cell office:value-type="string" calcext:value-type="string">
            <text:p>◐</text:p>
          </table:table-cell>
          <table:table-cell/>
        </table:table-row>
        <table:table-row table:style-name="ro8">
          <table:table-cell office:value-type="date" office:date-value="2015-05-04" calcext:value-type="date">
            <text:p>04/05/2015</text:p>
          </table:table-cell>
          <table:table-cell office:value-type="string" calcext:value-type="string">
            <text:p>○</text:p>
          </table:table-cell>
          <table:table-cell/>
        </table:table-row>
        <table:table-row table:style-name="ro8">
          <table:table-cell office:value-type="date" office:date-value="2015-05-11" calcext:value-type="date">
            <text:p>11/05/2015</text:p>
          </table:table-cell>
          <table:table-cell office:value-type="string" calcext:value-type="string">
            <text:p>◑</text:p>
          </table:table-cell>
          <table:table-cell/>
        </table:table-row>
        <table:table-row table:style-name="ro8">
          <table:table-cell office:value-type="date" office:date-value="2015-05-18" calcext:value-type="date">
            <text:p>18/05/2015</text:p>
          </table:table-cell>
          <table:table-cell office:value-type="string" calcext:value-type="string">
            <text:p>●</text:p>
          </table:table-cell>
          <table:table-cell/>
        </table:table-row>
        <table:table-row table:style-name="ro8">
          <table:table-cell office:value-type="date" office:date-value="2015-05-25" calcext:value-type="date">
            <text:p>25/05/2015</text:p>
          </table:table-cell>
          <table:table-cell office:value-type="string" calcext:value-type="string">
            <text:p>◐</text:p>
          </table:table-cell>
          <table:table-cell/>
        </table:table-row>
        <table:table-row table:style-name="ro8">
          <table:table-cell office:value-type="date" office:date-value="2015-06-02" calcext:value-type="date">
            <text:p>02/06/2015</text:p>
          </table:table-cell>
          <table:table-cell office:value-type="string" calcext:value-type="string">
            <text:p>○</text:p>
          </table:table-cell>
          <table:table-cell/>
        </table:table-row>
        <table:table-row table:style-name="ro8">
          <table:table-cell office:value-type="date" office:date-value="2015-06-09" calcext:value-type="date">
            <text:p>09/06/2015</text:p>
          </table:table-cell>
          <table:table-cell office:value-type="string" calcext:value-type="string">
            <text:p>◑</text:p>
          </table:table-cell>
          <table:table-cell/>
        </table:table-row>
        <table:table-row table:style-name="ro8">
          <table:table-cell office:value-type="date" office:date-value="2015-06-16" calcext:value-type="date">
            <text:p>16/06/2015</text:p>
          </table:table-cell>
          <table:table-cell office:value-type="string" calcext:value-type="string">
            <text:p>●</text:p>
          </table:table-cell>
          <table:table-cell/>
        </table:table-row>
        <table:table-row table:style-name="ro8">
          <table:table-cell office:value-type="date" office:date-value="2015-06-24" calcext:value-type="date">
            <text:p>24/06/2015</text:p>
          </table:table-cell>
          <table:table-cell office:value-type="string" calcext:value-type="string">
            <text:p>◐</text:p>
          </table:table-cell>
          <table:table-cell/>
        </table:table-row>
        <table:table-row table:style-name="ro8">
          <table:table-cell office:value-type="date" office:date-value="2015-07-02" calcext:value-type="date">
            <text:p>02/07/2015</text:p>
          </table:table-cell>
          <table:table-cell office:value-type="string" calcext:value-type="string">
            <text:p>○</text:p>
          </table:table-cell>
          <table:table-cell/>
        </table:table-row>
        <table:table-row table:style-name="ro8">
          <table:table-cell office:value-type="date" office:date-value="2015-07-08" calcext:value-type="date">
            <text:p>08/07/2015</text:p>
          </table:table-cell>
          <table:table-cell office:value-type="string" calcext:value-type="string">
            <text:p>◑</text:p>
          </table:table-cell>
          <table:table-cell/>
        </table:table-row>
        <table:table-row table:style-name="ro8">
          <table:table-cell office:value-type="date" office:date-value="2015-07-16" calcext:value-type="date">
            <text:p>16/07/2015</text:p>
          </table:table-cell>
          <table:table-cell office:value-type="string" calcext:value-type="string">
            <text:p>●</text:p>
          </table:table-cell>
          <table:table-cell/>
        </table:table-row>
        <table:table-row table:style-name="ro8">
          <table:table-cell office:value-type="date" office:date-value="2015-07-24" calcext:value-type="date">
            <text:p>24/07/2015</text:p>
          </table:table-cell>
          <table:table-cell office:value-type="string" calcext:value-type="string">
            <text:p>◐</text:p>
          </table:table-cell>
          <table:table-cell/>
        </table:table-row>
        <table:table-row table:style-name="ro8">
          <table:table-cell office:value-type="date" office:date-value="2015-07-31" calcext:value-type="date">
            <text:p>31/07/2015</text:p>
          </table:table-cell>
          <table:table-cell office:value-type="string" calcext:value-type="string">
            <text:p>○</text:p>
          </table:table-cell>
          <table:table-cell/>
        </table:table-row>
        <table:table-row table:style-name="ro8">
          <table:table-cell office:value-type="date" office:date-value="2015-08-07" calcext:value-type="date">
            <text:p>07/08/2015</text:p>
          </table:table-cell>
          <table:table-cell office:value-type="string" calcext:value-type="string">
            <text:p>◑</text:p>
          </table:table-cell>
          <table:table-cell/>
        </table:table-row>
        <table:table-row table:style-name="ro8">
          <table:table-cell office:value-type="date" office:date-value="2015-08-14" calcext:value-type="date">
            <text:p>14/08/2015</text:p>
          </table:table-cell>
          <table:table-cell office:value-type="string" calcext:value-type="string">
            <text:p>●</text:p>
          </table:table-cell>
          <table:table-cell/>
        </table:table-row>
        <table:table-row table:style-name="ro8">
          <table:table-cell office:value-type="date" office:date-value="2015-08-22" calcext:value-type="date">
            <text:p>22/08/2015</text:p>
          </table:table-cell>
          <table:table-cell office:value-type="string" calcext:value-type="string">
            <text:p>◐</text:p>
          </table:table-cell>
          <table:table-cell/>
        </table:table-row>
        <table:table-row table:style-name="ro8">
          <table:table-cell office:value-type="date" office:date-value="2015-08-29" calcext:value-type="date">
            <text:p>29/08/2015</text:p>
          </table:table-cell>
          <table:table-cell office:value-type="string" calcext:value-type="string">
            <text:p>○</text:p>
          </table:table-cell>
          <table:table-cell/>
        </table:table-row>
        <table:table-row table:style-name="ro8">
          <table:table-cell office:value-type="date" office:date-value="2015-09-05" calcext:value-type="date">
            <text:p>05/09/2015</text:p>
          </table:table-cell>
          <table:table-cell office:value-type="string" calcext:value-type="string">
            <text:p>◑</text:p>
          </table:table-cell>
          <table:table-cell/>
        </table:table-row>
        <table:table-row table:style-name="ro8">
          <table:table-cell office:value-type="date" office:date-value="2015-09-13" calcext:value-type="date">
            <text:p>13/09/2015</text:p>
          </table:table-cell>
          <table:table-cell office:value-type="string" calcext:value-type="string">
            <text:p>●</text:p>
          </table:table-cell>
          <table:table-cell/>
        </table:table-row>
        <table:table-row table:style-name="ro8">
          <table:table-cell office:value-type="date" office:date-value="2015-09-21" calcext:value-type="date">
            <text:p>21/09/2015</text:p>
          </table:table-cell>
          <table:table-cell office:value-type="string" calcext:value-type="string">
            <text:p>◐</text:p>
          </table:table-cell>
          <table:table-cell/>
        </table:table-row>
        <table:table-row table:style-name="ro8">
          <table:table-cell office:value-type="date" office:date-value="2015-09-28" calcext:value-type="date">
            <text:p>28/09/2015</text:p>
          </table:table-cell>
          <table:table-cell office:value-type="string" calcext:value-type="string">
            <text:p>○</text:p>
          </table:table-cell>
          <table:table-cell/>
        </table:table-row>
        <table:table-row table:style-name="ro8">
          <table:table-cell office:value-type="date" office:date-value="2015-10-04" calcext:value-type="date">
            <text:p>04/10/2015</text:p>
          </table:table-cell>
          <table:table-cell office:value-type="string" calcext:value-type="string">
            <text:p>◑</text:p>
          </table:table-cell>
          <table:table-cell/>
        </table:table-row>
        <table:table-row table:style-name="ro8">
          <table:table-cell office:value-type="date" office:date-value="2015-10-13" calcext:value-type="date">
            <text:p>13/10/2015</text:p>
          </table:table-cell>
          <table:table-cell office:value-type="string" calcext:value-type="string">
            <text:p>●</text:p>
          </table:table-cell>
          <table:table-cell/>
        </table:table-row>
        <table:table-row table:style-name="ro8">
          <table:table-cell office:value-type="date" office:date-value="2015-10-20" calcext:value-type="date">
            <text:p>20/10/2015</text:p>
          </table:table-cell>
          <table:table-cell office:value-type="string" calcext:value-type="string">
            <text:p>◐</text:p>
          </table:table-cell>
          <table:table-cell/>
        </table:table-row>
        <table:table-row table:style-name="ro8">
          <table:table-cell office:value-type="date" office:date-value="2015-10-27" calcext:value-type="date">
            <text:p>27/10/2015</text:p>
          </table:table-cell>
          <table:table-cell office:value-type="string" calcext:value-type="string">
            <text:p>○</text:p>
          </table:table-cell>
          <table:table-cell/>
        </table:table-row>
        <table:table-row table:style-name="ro8">
          <table:table-cell office:value-type="date" office:date-value="2015-11-03" calcext:value-type="date">
            <text:p>03/11/2015</text:p>
          </table:table-cell>
          <table:table-cell office:value-type="string" calcext:value-type="string">
            <text:p>◑</text:p>
          </table:table-cell>
          <table:table-cell/>
        </table:table-row>
        <table:table-row table:style-name="ro8">
          <table:table-cell office:value-type="date" office:date-value="2015-11-11" calcext:value-type="date">
            <text:p>11/11/2015</text:p>
          </table:table-cell>
          <table:table-cell office:value-type="string" calcext:value-type="string">
            <text:p>●</text:p>
          </table:table-cell>
          <table:table-cell/>
        </table:table-row>
        <table:table-row table:style-name="ro8">
          <table:table-cell office:value-type="date" office:date-value="2015-11-19" calcext:value-type="date">
            <text:p>19/11/2015</text:p>
          </table:table-cell>
          <table:table-cell office:value-type="string" calcext:value-type="string">
            <text:p>◐</text:p>
          </table:table-cell>
          <table:table-cell/>
        </table:table-row>
        <table:table-row table:style-name="ro8">
          <table:table-cell office:value-type="date" office:date-value="2015-11-25" calcext:value-type="date">
            <text:p>25/11/2015</text:p>
          </table:table-cell>
          <table:table-cell office:value-type="string" calcext:value-type="string">
            <text:p>○</text:p>
          </table:table-cell>
          <table:table-cell/>
        </table:table-row>
        <table:table-row table:style-name="ro8">
          <table:table-cell office:value-type="date" office:date-value="2015-12-03" calcext:value-type="date">
            <text:p>03/12/2015</text:p>
          </table:table-cell>
          <table:table-cell office:value-type="string" calcext:value-type="string">
            <text:p>◑</text:p>
          </table:table-cell>
          <table:table-cell/>
        </table:table-row>
        <table:table-row table:style-name="ro8">
          <table:table-cell office:value-type="date" office:date-value="2015-12-11" calcext:value-type="date">
            <text:p>11/12/2015</text:p>
          </table:table-cell>
          <table:table-cell office:value-type="string" calcext:value-type="string">
            <text:p>●</text:p>
          </table:table-cell>
          <table:table-cell/>
        </table:table-row>
        <table:table-row table:style-name="ro8">
          <table:table-cell office:value-type="date" office:date-value="2015-12-18" calcext:value-type="date">
            <text:p>18/12/2015</text:p>
          </table:table-cell>
          <table:table-cell office:value-type="string" calcext:value-type="string">
            <text:p>◐</text:p>
          </table:table-cell>
          <table:table-cell/>
        </table:table-row>
        <table:table-row table:style-name="ro8">
          <table:table-cell office:value-type="date" office:date-value="2015-12-25" calcext:value-type="date">
            <text:p>25/12/2015</text:p>
          </table:table-cell>
          <table:table-cell office:value-type="string" calcext:value-type="string">
            <text:p>○</text:p>
          </table:table-cell>
          <table:table-cell/>
        </table:table-row>
        <table:table-row table:style-name="ro8">
          <table:table-cell office:value-type="date" office:date-value="2016-01-02" calcext:value-type="date">
            <text:p>02/01/2016</text:p>
          </table:table-cell>
          <table:table-cell office:value-type="string" calcext:value-type="string">
            <text:p>◑</text:p>
          </table:table-cell>
          <table:table-cell/>
        </table:table-row>
        <table:table-row table:style-name="ro8">
          <table:table-cell office:value-type="date" office:date-value="2016-01-10" calcext:value-type="date">
            <text:p>10/01/2016</text:p>
          </table:table-cell>
          <table:table-cell office:value-type="string" calcext:value-type="string">
            <text:p>●</text:p>
          </table:table-cell>
          <table:table-cell/>
        </table:table-row>
        <table:table-row table:style-name="ro8">
          <table:table-cell office:value-type="date" office:date-value="2016-01-16" calcext:value-type="date">
            <text:p>16/01/2016</text:p>
          </table:table-cell>
          <table:table-cell office:value-type="string" calcext:value-type="string">
            <text:p>◐</text:p>
          </table:table-cell>
          <table:table-cell/>
        </table:table-row>
        <table:table-row table:style-name="ro8">
          <table:table-cell office:value-type="date" office:date-value="2016-01-24" calcext:value-type="date">
            <text:p>24/01/2016</text:p>
          </table:table-cell>
          <table:table-cell office:value-type="string" calcext:value-type="string">
            <text:p>○</text:p>
          </table:table-cell>
          <table:table-cell/>
        </table:table-row>
        <table:table-row table:style-name="ro8">
          <table:table-cell office:value-type="date" office:date-value="2016-02-01" calcext:value-type="date">
            <text:p>01/02/2016</text:p>
          </table:table-cell>
          <table:table-cell office:value-type="string" calcext:value-type="string">
            <text:p>◑</text:p>
          </table:table-cell>
          <table:table-cell/>
        </table:table-row>
        <table:table-row table:style-name="ro8">
          <table:table-cell office:value-type="date" office:date-value="2016-02-08" calcext:value-type="date">
            <text:p>08/02/2016</text:p>
          </table:table-cell>
          <table:table-cell office:value-type="string" calcext:value-type="string">
            <text:p>●</text:p>
          </table:table-cell>
          <table:table-cell/>
        </table:table-row>
        <table:table-row table:style-name="ro8">
          <table:table-cell office:value-type="date" office:date-value="2016-02-15" calcext:value-type="date">
            <text:p>15/02/2016</text:p>
          </table:table-cell>
          <table:table-cell office:value-type="string" calcext:value-type="string">
            <text:p>◐</text:p>
          </table:table-cell>
          <table:table-cell/>
        </table:table-row>
        <table:table-row table:style-name="ro8">
          <table:table-cell office:value-type="date" office:date-value="2016-02-22" calcext:value-type="date">
            <text:p>22/02/2016</text:p>
          </table:table-cell>
          <table:table-cell office:value-type="string" calcext:value-type="string">
            <text:p>○</text:p>
          </table:table-cell>
          <table:table-cell/>
        </table:table-row>
        <table:table-row table:style-name="ro8">
          <table:table-cell office:value-type="date" office:date-value="2016-03-01" calcext:value-type="date">
            <text:p>01/03/2016</text:p>
          </table:table-cell>
          <table:table-cell office:value-type="string" calcext:value-type="string">
            <text:p>◑</text:p>
          </table:table-cell>
          <table:table-cell/>
        </table:table-row>
        <table:table-row table:style-name="ro8">
          <table:table-cell office:value-type="date" office:date-value="2016-03-09" calcext:value-type="date">
            <text:p>09/03/2016</text:p>
          </table:table-cell>
          <table:table-cell office:value-type="string" calcext:value-type="string">
            <text:p>●</text:p>
          </table:table-cell>
          <table:table-cell/>
        </table:table-row>
        <table:table-row table:style-name="ro8">
          <table:table-cell office:value-type="date" office:date-value="2016-03-15" calcext:value-type="date">
            <text:p>15/03/2016</text:p>
          </table:table-cell>
          <table:table-cell office:value-type="string" calcext:value-type="string">
            <text:p>◐</text:p>
          </table:table-cell>
          <table:table-cell/>
        </table:table-row>
        <table:table-row table:style-name="ro8">
          <table:table-cell office:value-type="date" office:date-value="2016-03-23" calcext:value-type="date">
            <text:p>23/03/2016</text:p>
          </table:table-cell>
          <table:table-cell office:value-type="string" calcext:value-type="string">
            <text:p>○</text:p>
          </table:table-cell>
          <table:table-cell/>
        </table:table-row>
        <table:table-row table:style-name="ro8">
          <table:table-cell office:value-type="date" office:date-value="2016-03-31" calcext:value-type="date">
            <text:p>31/03/2016</text:p>
          </table:table-cell>
          <table:table-cell office:value-type="string" calcext:value-type="string">
            <text:p>◑</text:p>
          </table:table-cell>
          <table:table-cell/>
        </table:table-row>
        <table:table-row table:style-name="ro8">
          <table:table-cell office:value-type="date" office:date-value="2016-04-07" calcext:value-type="date">
            <text:p>07/04/2016</text:p>
          </table:table-cell>
          <table:table-cell office:value-type="string" calcext:value-type="string">
            <text:p>●</text:p>
          </table:table-cell>
          <table:table-cell/>
        </table:table-row>
        <table:table-row table:style-name="ro8">
          <table:table-cell office:value-type="date" office:date-value="2016-04-14" calcext:value-type="date">
            <text:p>14/04/2016</text:p>
          </table:table-cell>
          <table:table-cell office:value-type="string" calcext:value-type="string">
            <text:p>◐</text:p>
          </table:table-cell>
          <table:table-cell/>
        </table:table-row>
        <table:table-row table:style-name="ro8">
          <table:table-cell office:value-type="date" office:date-value="2016-04-22" calcext:value-type="date">
            <text:p>22/04/2016</text:p>
          </table:table-cell>
          <table:table-cell office:value-type="string" calcext:value-type="string">
            <text:p>○</text:p>
          </table:table-cell>
          <table:table-cell/>
        </table:table-row>
        <table:table-row table:style-name="ro8">
          <table:table-cell office:value-type="date" office:date-value="2016-04-30" calcext:value-type="date">
            <text:p>30/04/2016</text:p>
          </table:table-cell>
          <table:table-cell office:value-type="string" calcext:value-type="string">
            <text:p>◑</text:p>
          </table:table-cell>
          <table:table-cell/>
        </table:table-row>
        <table:table-row table:style-name="ro8">
          <table:table-cell office:value-type="date" office:date-value="2016-05-06" calcext:value-type="date">
            <text:p>06/05/2016</text:p>
          </table:table-cell>
          <table:table-cell office:value-type="string" calcext:value-type="string">
            <text:p>●</text:p>
          </table:table-cell>
          <table:table-cell/>
        </table:table-row>
        <table:table-row table:style-name="ro8">
          <table:table-cell office:value-type="date" office:date-value="2016-05-13" calcext:value-type="date">
            <text:p>13/05/2016</text:p>
          </table:table-cell>
          <table:table-cell office:value-type="string" calcext:value-type="string">
            <text:p>◐</text:p>
          </table:table-cell>
          <table:table-cell/>
        </table:table-row>
        <table:table-row table:style-name="ro8">
          <table:table-cell office:value-type="date" office:date-value="2016-05-21" calcext:value-type="date">
            <text:p>21/05/2016</text:p>
          </table:table-cell>
          <table:table-cell office:value-type="string" calcext:value-type="string">
            <text:p>○</text:p>
          </table:table-cell>
          <table:table-cell/>
        </table:table-row>
        <table:table-row table:style-name="ro8">
          <table:table-cell office:value-type="date" office:date-value="2016-05-29" calcext:value-type="date">
            <text:p>29/05/2016</text:p>
          </table:table-cell>
          <table:table-cell office:value-type="string" calcext:value-type="string">
            <text:p>◑</text:p>
          </table:table-cell>
          <table:table-cell/>
        </table:table-row>
        <table:table-row table:style-name="ro8">
          <table:table-cell office:value-type="date" office:date-value="2016-06-05" calcext:value-type="date">
            <text:p>05/06/2016</text:p>
          </table:table-cell>
          <table:table-cell office:value-type="string" calcext:value-type="string">
            <text:p>●</text:p>
          </table:table-cell>
          <table:table-cell/>
        </table:table-row>
        <table:table-row table:style-name="ro8">
          <table:table-cell office:value-type="date" office:date-value="2016-06-12" calcext:value-type="date">
            <text:p>12/06/2016</text:p>
          </table:table-cell>
          <table:table-cell office:value-type="string" calcext:value-type="string">
            <text:p>◐</text:p>
          </table:table-cell>
          <table:table-cell/>
        </table:table-row>
        <table:table-row table:style-name="ro8">
          <table:table-cell office:value-type="date" office:date-value="2016-06-20" calcext:value-type="date">
            <text:p>20/06/2016</text:p>
          </table:table-cell>
          <table:table-cell office:value-type="string" calcext:value-type="string">
            <text:p>○</text:p>
          </table:table-cell>
          <table:table-cell/>
        </table:table-row>
        <table:table-row table:style-name="ro8">
          <table:table-cell office:value-type="date" office:date-value="2016-06-27" calcext:value-type="date">
            <text:p>27/06/2016</text:p>
          </table:table-cell>
          <table:table-cell office:value-type="string" calcext:value-type="string">
            <text:p>◑</text:p>
          </table:table-cell>
          <table:table-cell/>
        </table:table-row>
        <table:table-row table:style-name="ro8">
          <table:table-cell office:value-type="date" office:date-value="2016-07-04" calcext:value-type="date">
            <text:p>04/07/2016</text:p>
          </table:table-cell>
          <table:table-cell office:value-type="string" calcext:value-type="string">
            <text:p>●</text:p>
          </table:table-cell>
          <table:table-cell/>
        </table:table-row>
        <table:table-row table:style-name="ro8">
          <table:table-cell office:value-type="date" office:date-value="2016-07-12" calcext:value-type="date">
            <text:p>12/07/2016</text:p>
          </table:table-cell>
          <table:table-cell office:value-type="string" calcext:value-type="string">
            <text:p>◐</text:p>
          </table:table-cell>
          <table:table-cell/>
        </table:table-row>
        <table:table-row table:style-name="ro8">
          <table:table-cell office:value-type="date" office:date-value="2016-07-19" calcext:value-type="date">
            <text:p>19/07/2016</text:p>
          </table:table-cell>
          <table:table-cell office:value-type="string" calcext:value-type="string">
            <text:p>○</text:p>
          </table:table-cell>
          <table:table-cell/>
        </table:table-row>
        <table:table-row table:style-name="ro8">
          <table:table-cell office:value-type="date" office:date-value="2016-07-26" calcext:value-type="date">
            <text:p>26/07/2016</text:p>
          </table:table-cell>
          <table:table-cell office:value-type="string" calcext:value-type="string">
            <text:p>◑</text:p>
          </table:table-cell>
          <table:table-cell/>
        </table:table-row>
        <table:table-row table:style-name="ro8">
          <table:table-cell office:value-type="date" office:date-value="2016-08-02" calcext:value-type="date">
            <text:p>02/08/2016</text:p>
          </table:table-cell>
          <table:table-cell office:value-type="string" calcext:value-type="string">
            <text:p>●</text:p>
          </table:table-cell>
          <table:table-cell/>
        </table:table-row>
        <table:table-row table:style-name="ro8">
          <table:table-cell office:value-type="date" office:date-value="2016-08-10" calcext:value-type="date">
            <text:p>10/08/2016</text:p>
          </table:table-cell>
          <table:table-cell office:value-type="string" calcext:value-type="string">
            <text:p>◐</text:p>
          </table:table-cell>
          <table:table-cell/>
        </table:table-row>
        <table:table-row table:style-name="ro8">
          <table:table-cell office:value-type="date" office:date-value="2016-08-18" calcext:value-type="date">
            <text:p>18/08/2016</text:p>
          </table:table-cell>
          <table:table-cell office:value-type="string" calcext:value-type="string">
            <text:p>○</text:p>
          </table:table-cell>
          <table:table-cell/>
        </table:table-row>
        <table:table-row table:style-name="ro8">
          <table:table-cell office:value-type="date" office:date-value="2016-08-25" calcext:value-type="date">
            <text:p>25/08/2016</text:p>
          </table:table-cell>
          <table:table-cell office:value-type="string" calcext:value-type="string">
            <text:p>◑</text:p>
          </table:table-cell>
          <table:table-cell/>
        </table:table-row>
        <table:table-row table:style-name="ro8">
          <table:table-cell office:value-type="date" office:date-value="2016-09-01" calcext:value-type="date">
            <text:p>01/09/2016</text:p>
          </table:table-cell>
          <table:table-cell office:value-type="string" calcext:value-type="string">
            <text:p>●</text:p>
          </table:table-cell>
          <table:table-cell/>
        </table:table-row>
        <table:table-row table:style-name="ro8">
          <table:table-cell office:value-type="date" office:date-value="2016-09-09" calcext:value-type="date">
            <text:p>09/09/2016</text:p>
          </table:table-cell>
          <table:table-cell office:value-type="string" calcext:value-type="string">
            <text:p>◐</text:p>
          </table:table-cell>
          <table:table-cell/>
        </table:table-row>
        <table:table-row table:style-name="ro8">
          <table:table-cell office:value-type="date" office:date-value="2016-09-16" calcext:value-type="date">
            <text:p>16/09/2016</text:p>
          </table:table-cell>
          <table:table-cell office:value-type="string" calcext:value-type="string">
            <text:p>○</text:p>
          </table:table-cell>
          <table:table-cell/>
        </table:table-row>
        <table:table-row table:style-name="ro8">
          <table:table-cell office:value-type="date" office:date-value="2016-09-23" calcext:value-type="date">
            <text:p>23/09/2016</text:p>
          </table:table-cell>
          <table:table-cell office:value-type="string" calcext:value-type="string">
            <text:p>◑</text:p>
          </table:table-cell>
          <table:table-cell/>
        </table:table-row>
        <table:table-row table:style-name="ro8">
          <table:table-cell office:value-type="date" office:date-value="2016-10-01" calcext:value-type="date">
            <text:p>01/10/2016</text:p>
          </table:table-cell>
          <table:table-cell office:value-type="string" calcext:value-type="string">
            <text:p>●</text:p>
          </table:table-cell>
          <table:table-cell/>
        </table:table-row>
        <table:table-row table:style-name="ro8">
          <table:table-cell office:value-type="date" office:date-value="2016-10-09" calcext:value-type="date">
            <text:p>09/10/2016</text:p>
          </table:table-cell>
          <table:table-cell office:value-type="string" calcext:value-type="string">
            <text:p>◐</text:p>
          </table:table-cell>
          <table:table-cell/>
        </table:table-row>
        <table:table-row table:style-name="ro8">
          <table:table-cell office:value-type="date" office:date-value="2016-10-16" calcext:value-type="date">
            <text:p>16/10/2016</text:p>
          </table:table-cell>
          <table:table-cell office:value-type="string" calcext:value-type="string">
            <text:p>○</text:p>
          </table:table-cell>
          <table:table-cell/>
        </table:table-row>
        <table:table-row table:style-name="ro8">
          <table:table-cell office:value-type="date" office:date-value="2016-10-22" calcext:value-type="date">
            <text:p>22/10/2016</text:p>
          </table:table-cell>
          <table:table-cell office:value-type="string" calcext:value-type="string">
            <text:p>◑</text:p>
          </table:table-cell>
          <table:table-cell/>
        </table:table-row>
        <table:table-row table:style-name="ro8">
          <table:table-cell office:value-type="date" office:date-value="2016-10-30" calcext:value-type="date">
            <text:p>30/10/2016</text:p>
          </table:table-cell>
          <table:table-cell office:value-type="string" calcext:value-type="string">
            <text:p>●</text:p>
          </table:table-cell>
          <table:table-cell/>
        </table:table-row>
        <table:table-row table:style-name="ro8">
          <table:table-cell office:value-type="date" office:date-value="2016-11-07" calcext:value-type="date">
            <text:p>07/11/2016</text:p>
          </table:table-cell>
          <table:table-cell office:value-type="string" calcext:value-type="string">
            <text:p>◐</text:p>
          </table:table-cell>
          <table:table-cell/>
        </table:table-row>
        <table:table-row table:style-name="ro8">
          <table:table-cell office:value-type="date" office:date-value="2016-11-14" calcext:value-type="date">
            <text:p>14/11/2016</text:p>
          </table:table-cell>
          <table:table-cell office:value-type="string" calcext:value-type="string">
            <text:p>○</text:p>
          </table:table-cell>
          <table:table-cell/>
        </table:table-row>
        <table:table-row table:style-name="ro8">
          <table:table-cell office:value-type="date" office:date-value="2016-11-21" calcext:value-type="date">
            <text:p>21/11/2016</text:p>
          </table:table-cell>
          <table:table-cell office:value-type="string" calcext:value-type="string">
            <text:p>◑</text:p>
          </table:table-cell>
          <table:table-cell/>
        </table:table-row>
        <table:table-row table:style-name="ro8">
          <table:table-cell office:value-type="date" office:date-value="2016-11-29" calcext:value-type="date">
            <text:p>29/11/2016</text:p>
          </table:table-cell>
          <table:table-cell office:value-type="string" calcext:value-type="string">
            <text:p>●</text:p>
          </table:table-cell>
          <table:table-cell/>
        </table:table-row>
        <table:table-row table:style-name="ro8">
          <table:table-cell office:value-type="date" office:date-value="2016-12-07" calcext:value-type="date">
            <text:p>07/12/2016</text:p>
          </table:table-cell>
          <table:table-cell office:value-type="string" calcext:value-type="string">
            <text:p>◐</text:p>
          </table:table-cell>
          <table:table-cell/>
        </table:table-row>
        <table:table-row table:style-name="ro8">
          <table:table-cell office:value-type="date" office:date-value="2016-12-14" calcext:value-type="date">
            <text:p>14/12/2016</text:p>
          </table:table-cell>
          <table:table-cell office:value-type="string" calcext:value-type="string">
            <text:p>○</text:p>
          </table:table-cell>
          <table:table-cell/>
        </table:table-row>
        <table:table-row table:style-name="ro8">
          <table:table-cell office:value-type="date" office:date-value="2016-12-21" calcext:value-type="date">
            <text:p>21/12/2016</text:p>
          </table:table-cell>
          <table:table-cell office:value-type="string" calcext:value-type="string">
            <text:p>◑</text:p>
          </table:table-cell>
          <table:table-cell/>
        </table:table-row>
        <table:table-row table:style-name="ro8">
          <table:table-cell office:value-type="date" office:date-value="2016-12-29" calcext:value-type="date">
            <text:p>29/12/2016</text:p>
          </table:table-cell>
          <table:table-cell office:value-type="string" calcext:value-type="string">
            <text:p>●</text:p>
          </table:table-cell>
          <table:table-cell/>
        </table:table-row>
        <table:table-row table:style-name="ro8">
          <table:table-cell office:value-type="date" office:date-value="2017-01-05" calcext:value-type="date">
            <text:p>05/01/2017</text:p>
          </table:table-cell>
          <table:table-cell office:value-type="string" calcext:value-type="string">
            <text:p>◐</text:p>
          </table:table-cell>
          <table:table-cell/>
        </table:table-row>
        <table:table-row table:style-name="ro8">
          <table:table-cell office:value-type="date" office:date-value="2017-01-12" calcext:value-type="date">
            <text:p>12/01/2017</text:p>
          </table:table-cell>
          <table:table-cell office:value-type="string" calcext:value-type="string">
            <text:p>○</text:p>
          </table:table-cell>
          <table:table-cell/>
        </table:table-row>
        <table:table-row table:style-name="ro8">
          <table:table-cell office:value-type="date" office:date-value="2017-01-19" calcext:value-type="date">
            <text:p>19/01/2017</text:p>
          </table:table-cell>
          <table:table-cell office:value-type="string" calcext:value-type="string">
            <text:p>◑</text:p>
          </table:table-cell>
          <table:table-cell/>
        </table:table-row>
        <table:table-row table:style-name="ro8">
          <table:table-cell office:value-type="date" office:date-value="2017-01-28" calcext:value-type="date">
            <text:p>28/01/2017</text:p>
          </table:table-cell>
          <table:table-cell office:value-type="string" calcext:value-type="string">
            <text:p>●</text:p>
          </table:table-cell>
          <table:table-cell/>
        </table:table-row>
        <table:table-row table:style-name="ro8">
          <table:table-cell office:value-type="date" office:date-value="2017-02-04" calcext:value-type="date">
            <text:p>04/02/2017</text:p>
          </table:table-cell>
          <table:table-cell office:value-type="string" calcext:value-type="string">
            <text:p>◐</text:p>
          </table:table-cell>
          <table:table-cell/>
        </table:table-row>
        <table:table-row table:style-name="ro8">
          <table:table-cell office:value-type="date" office:date-value="2017-02-11" calcext:value-type="date">
            <text:p>11/02/2017</text:p>
          </table:table-cell>
          <table:table-cell office:value-type="string" calcext:value-type="string">
            <text:p>○</text:p>
          </table:table-cell>
          <table:table-cell/>
        </table:table-row>
        <table:table-row table:style-name="ro8">
          <table:table-cell office:value-type="date" office:date-value="2017-02-18" calcext:value-type="date">
            <text:p>18/02/2017</text:p>
          </table:table-cell>
          <table:table-cell office:value-type="string" calcext:value-type="string">
            <text:p>◑</text:p>
          </table:table-cell>
          <table:table-cell/>
        </table:table-row>
        <table:table-row table:style-name="ro8">
          <table:table-cell office:value-type="date" office:date-value="2017-02-26" calcext:value-type="date">
            <text:p>26/02/2017</text:p>
          </table:table-cell>
          <table:table-cell office:value-type="string" calcext:value-type="string">
            <text:p>●</text:p>
          </table:table-cell>
          <table:table-cell/>
        </table:table-row>
        <table:table-row table:style-name="ro8">
          <table:table-cell office:value-type="date" office:date-value="2017-03-05" calcext:value-type="date">
            <text:p>05/03/2017</text:p>
          </table:table-cell>
          <table:table-cell office:value-type="string" calcext:value-type="string">
            <text:p>◐</text:p>
          </table:table-cell>
          <table:table-cell/>
        </table:table-row>
        <table:table-row table:style-name="ro8">
          <table:table-cell office:value-type="date" office:date-value="2017-03-12" calcext:value-type="date">
            <text:p>12/03/2017</text:p>
          </table:table-cell>
          <table:table-cell office:value-type="string" calcext:value-type="string">
            <text:p>○</text:p>
          </table:table-cell>
          <table:table-cell/>
        </table:table-row>
        <table:table-row table:style-name="ro8">
          <table:table-cell office:value-type="date" office:date-value="2017-03-20" calcext:value-type="date">
            <text:p>20/03/2017</text:p>
          </table:table-cell>
          <table:table-cell office:value-type="string" calcext:value-type="string">
            <text:p>◑</text:p>
          </table:table-cell>
          <table:table-cell/>
        </table:table-row>
        <table:table-row table:style-name="ro8">
          <table:table-cell office:value-type="date" office:date-value="2017-03-28" calcext:value-type="date">
            <text:p>28/03/2017</text:p>
          </table:table-cell>
          <table:table-cell office:value-type="string" calcext:value-type="string">
            <text:p>●</text:p>
          </table:table-cell>
          <table:table-cell/>
        </table:table-row>
        <table:table-row table:style-name="ro8">
          <table:table-cell office:value-type="date" office:date-value="2017-04-03" calcext:value-type="date">
            <text:p>03/04/2017</text:p>
          </table:table-cell>
          <table:table-cell office:value-type="string" calcext:value-type="string">
            <text:p>◐</text:p>
          </table:table-cell>
          <table:table-cell/>
        </table:table-row>
        <table:table-row table:style-name="ro8">
          <table:table-cell office:value-type="date" office:date-value="2017-04-11" calcext:value-type="date">
            <text:p>11/04/2017</text:p>
          </table:table-cell>
          <table:table-cell office:value-type="string" calcext:value-type="string">
            <text:p>○</text:p>
          </table:table-cell>
          <table:table-cell/>
        </table:table-row>
        <table:table-row table:style-name="ro8">
          <table:table-cell office:value-type="date" office:date-value="2017-04-19" calcext:value-type="date">
            <text:p>19/04/2017</text:p>
          </table:table-cell>
          <table:table-cell office:value-type="string" calcext:value-type="string">
            <text:p>◑</text:p>
          </table:table-cell>
          <table:table-cell/>
        </table:table-row>
        <table:table-row table:style-name="ro8">
          <table:table-cell office:value-type="date" office:date-value="2017-04-26" calcext:value-type="date">
            <text:p>26/04/2017</text:p>
          </table:table-cell>
          <table:table-cell office:value-type="string" calcext:value-type="string">
            <text:p>●</text:p>
          </table:table-cell>
          <table:table-cell/>
        </table:table-row>
        <table:table-row table:style-name="ro8">
          <table:table-cell office:value-type="date" office:date-value="2017-05-03" calcext:value-type="date">
            <text:p>03/05/2017</text:p>
          </table:table-cell>
          <table:table-cell office:value-type="string" calcext:value-type="string">
            <text:p>◐</text:p>
          </table:table-cell>
          <table:table-cell/>
        </table:table-row>
        <table:table-row table:style-name="ro8">
          <table:table-cell office:value-type="date" office:date-value="2017-05-10" calcext:value-type="date">
            <text:p>10/05/2017</text:p>
          </table:table-cell>
          <table:table-cell office:value-type="string" calcext:value-type="string">
            <text:p>○</text:p>
          </table:table-cell>
          <table:table-cell/>
        </table:table-row>
        <table:table-row table:style-name="ro8">
          <table:table-cell office:value-type="date" office:date-value="2017-05-19" calcext:value-type="date">
            <text:p>19/05/2017</text:p>
          </table:table-cell>
          <table:table-cell office:value-type="string" calcext:value-type="string">
            <text:p>◑</text:p>
          </table:table-cell>
          <table:table-cell/>
        </table:table-row>
        <table:table-row table:style-name="ro8">
          <table:table-cell office:value-type="date" office:date-value="2017-05-25" calcext:value-type="date">
            <text:p>25/05/2017</text:p>
          </table:table-cell>
          <table:table-cell office:value-type="string" calcext:value-type="string">
            <text:p>●</text:p>
          </table:table-cell>
          <table:table-cell/>
        </table:table-row>
        <table:table-row table:style-name="ro8">
          <table:table-cell office:value-type="date" office:date-value="2017-06-01" calcext:value-type="date">
            <text:p>01/06/2017</text:p>
          </table:table-cell>
          <table:table-cell office:value-type="string" calcext:value-type="string">
            <text:p>◐</text:p>
          </table:table-cell>
          <table:table-cell/>
        </table:table-row>
        <table:table-row table:style-name="ro8">
          <table:table-cell office:value-type="date" office:date-value="2017-06-09" calcext:value-type="date">
            <text:p>09/06/2017</text:p>
          </table:table-cell>
          <table:table-cell office:value-type="string" calcext:value-type="string">
            <text:p>○</text:p>
          </table:table-cell>
          <table:table-cell/>
        </table:table-row>
        <table:table-row table:style-name="ro8">
          <table:table-cell office:value-type="date" office:date-value="2017-06-17" calcext:value-type="date">
            <text:p>17/06/2017</text:p>
          </table:table-cell>
          <table:table-cell office:value-type="string" calcext:value-type="string">
            <text:p>◑</text:p>
          </table:table-cell>
          <table:table-cell/>
        </table:table-row>
        <table:table-row table:style-name="ro8">
          <table:table-cell office:value-type="date" office:date-value="2017-06-24" calcext:value-type="date">
            <text:p>24/06/2017</text:p>
          </table:table-cell>
          <table:table-cell office:value-type="string" calcext:value-type="string">
            <text:p>●</text:p>
          </table:table-cell>
          <table:table-cell/>
        </table:table-row>
        <table:table-row table:style-name="ro8">
          <table:table-cell office:value-type="date" office:date-value="2017-07-01" calcext:value-type="date">
            <text:p>01/07/2017</text:p>
          </table:table-cell>
          <table:table-cell office:value-type="string" calcext:value-type="string">
            <text:p>◐</text:p>
          </table:table-cell>
          <table:table-cell/>
        </table:table-row>
        <table:table-row table:style-name="ro8">
          <table:table-cell office:value-type="date" office:date-value="2017-07-09" calcext:value-type="date">
            <text:p>09/07/2017</text:p>
          </table:table-cell>
          <table:table-cell office:value-type="string" calcext:value-type="string">
            <text:p>○</text:p>
          </table:table-cell>
          <table:table-cell/>
        </table:table-row>
        <table:table-row table:style-name="ro8">
          <table:table-cell office:value-type="date" office:date-value="2017-07-16" calcext:value-type="date">
            <text:p>16/07/2017</text:p>
          </table:table-cell>
          <table:table-cell office:value-type="string" calcext:value-type="string">
            <text:p>◑</text:p>
          </table:table-cell>
          <table:table-cell/>
        </table:table-row>
        <table:table-row table:style-name="ro8">
          <table:table-cell office:value-type="date" office:date-value="2017-07-23" calcext:value-type="date">
            <text:p>23/07/2017</text:p>
          </table:table-cell>
          <table:table-cell office:value-type="string" calcext:value-type="string">
            <text:p>●</text:p>
          </table:table-cell>
          <table:table-cell/>
        </table:table-row>
        <table:table-row table:style-name="ro8">
          <table:table-cell office:value-type="date" office:date-value="2017-07-30" calcext:value-type="date">
            <text:p>30/07/2017</text:p>
          </table:table-cell>
          <table:table-cell office:value-type="string" calcext:value-type="string">
            <text:p>◐</text:p>
          </table:table-cell>
          <table:table-cell/>
        </table:table-row>
        <table:table-row table:style-name="ro8">
          <table:table-cell office:value-type="date" office:date-value="2017-08-07" calcext:value-type="date">
            <text:p>07/08/2017</text:p>
          </table:table-cell>
          <table:table-cell office:value-type="string" calcext:value-type="string">
            <text:p>○</text:p>
          </table:table-cell>
          <table:table-cell/>
        </table:table-row>
        <table:table-row table:style-name="ro8">
          <table:table-cell office:value-type="date" office:date-value="2017-08-15" calcext:value-type="date">
            <text:p>15/08/2017</text:p>
          </table:table-cell>
          <table:table-cell office:value-type="string" calcext:value-type="string">
            <text:p>◑</text:p>
          </table:table-cell>
          <table:table-cell/>
        </table:table-row>
        <table:table-row table:style-name="ro8">
          <table:table-cell office:value-type="date" office:date-value="2017-08-21" calcext:value-type="date">
            <text:p>21/08/2017</text:p>
          </table:table-cell>
          <table:table-cell office:value-type="string" calcext:value-type="string">
            <text:p>●</text:p>
          </table:table-cell>
          <table:table-cell/>
        </table:table-row>
        <table:table-row table:style-name="ro8">
          <table:table-cell office:value-type="date" office:date-value="2017-08-29" calcext:value-type="date">
            <text:p>29/08/2017</text:p>
          </table:table-cell>
          <table:table-cell office:value-type="string" calcext:value-type="string">
            <text:p>◐</text:p>
          </table:table-cell>
          <table:table-cell/>
        </table:table-row>
        <table:table-row table:style-name="ro8">
          <table:table-cell office:value-type="date" office:date-value="2017-09-06" calcext:value-type="date">
            <text:p>06/09/2017</text:p>
          </table:table-cell>
          <table:table-cell office:value-type="string" calcext:value-type="string">
            <text:p>○</text:p>
          </table:table-cell>
          <table:table-cell/>
        </table:table-row>
        <table:table-row table:style-name="ro8">
          <table:table-cell office:value-type="date" office:date-value="2017-09-13" calcext:value-type="date">
            <text:p>13/09/2017</text:p>
          </table:table-cell>
          <table:table-cell office:value-type="string" calcext:value-type="string">
            <text:p>◑</text:p>
          </table:table-cell>
          <table:table-cell/>
        </table:table-row>
        <table:table-row table:style-name="ro8">
          <table:table-cell office:value-type="date" office:date-value="2017-09-20" calcext:value-type="date">
            <text:p>20/09/2017</text:p>
          </table:table-cell>
          <table:table-cell office:value-type="string" calcext:value-type="string">
            <text:p>●</text:p>
          </table:table-cell>
          <table:table-cell/>
        </table:table-row>
        <table:table-row table:style-name="ro8">
          <table:table-cell office:value-type="date" office:date-value="2017-09-28" calcext:value-type="date">
            <text:p>28/09/2017</text:p>
          </table:table-cell>
          <table:table-cell office:value-type="string" calcext:value-type="string">
            <text:p>◐</text:p>
          </table:table-cell>
          <table:table-cell/>
        </table:table-row>
        <table:table-row table:style-name="ro8">
          <table:table-cell office:value-type="date" office:date-value="2017-10-05" calcext:value-type="date">
            <text:p>05/10/2017</text:p>
          </table:table-cell>
          <table:table-cell office:value-type="string" calcext:value-type="string">
            <text:p>○</text:p>
          </table:table-cell>
          <table:table-cell/>
        </table:table-row>
        <table:table-row table:style-name="ro8">
          <table:table-cell office:value-type="date" office:date-value="2017-10-12" calcext:value-type="date">
            <text:p>12/10/2017</text:p>
          </table:table-cell>
          <table:table-cell office:value-type="string" calcext:value-type="string">
            <text:p>◑</text:p>
          </table:table-cell>
          <table:table-cell/>
        </table:table-row>
        <table:table-row table:style-name="ro8">
          <table:table-cell office:value-type="date" office:date-value="2017-10-19" calcext:value-type="date">
            <text:p>19/10/2017</text:p>
          </table:table-cell>
          <table:table-cell office:value-type="string" calcext:value-type="string">
            <text:p>●</text:p>
          </table:table-cell>
          <table:table-cell/>
        </table:table-row>
        <table:table-row table:style-name="ro8">
          <table:table-cell office:value-type="date" office:date-value="2017-10-27" calcext:value-type="date">
            <text:p>27/10/2017</text:p>
          </table:table-cell>
          <table:table-cell office:value-type="string" calcext:value-type="string">
            <text:p>◐</text:p>
          </table:table-cell>
          <table:table-cell/>
        </table:table-row>
        <table:table-row table:style-name="ro8">
          <table:table-cell office:value-type="date" office:date-value="2017-11-04" calcext:value-type="date">
            <text:p>04/11/2017</text:p>
          </table:table-cell>
          <table:table-cell office:value-type="string" calcext:value-type="string">
            <text:p>○</text:p>
          </table:table-cell>
          <table:table-cell/>
        </table:table-row>
        <table:table-row table:style-name="ro8">
          <table:table-cell office:value-type="date" office:date-value="2017-11-10" calcext:value-type="date">
            <text:p>10/11/2017</text:p>
          </table:table-cell>
          <table:table-cell office:value-type="string" calcext:value-type="string">
            <text:p>◑</text:p>
          </table:table-cell>
          <table:table-cell/>
        </table:table-row>
        <table:table-row table:style-name="ro8">
          <table:table-cell office:value-type="date" office:date-value="2017-11-18" calcext:value-type="date">
            <text:p>18/11/2017</text:p>
          </table:table-cell>
          <table:table-cell office:value-type="string" calcext:value-type="string">
            <text:p>●</text:p>
          </table:table-cell>
          <table:table-cell/>
        </table:table-row>
        <table:table-row table:style-name="ro8">
          <table:table-cell office:value-type="date" office:date-value="2017-11-26" calcext:value-type="date">
            <text:p>26/11/2017</text:p>
          </table:table-cell>
          <table:table-cell office:value-type="string" calcext:value-type="string">
            <text:p>◐</text:p>
          </table:table-cell>
          <table:table-cell/>
        </table:table-row>
        <table:table-row table:style-name="ro8">
          <table:table-cell office:value-type="date" office:date-value="2017-12-03" calcext:value-type="date">
            <text:p>03/12/2017</text:p>
          </table:table-cell>
          <table:table-cell office:value-type="string" calcext:value-type="string">
            <text:p>○</text:p>
          </table:table-cell>
          <table:table-cell/>
        </table:table-row>
        <table:table-row table:style-name="ro8">
          <table:table-cell office:value-type="date" office:date-value="2017-12-10" calcext:value-type="date">
            <text:p>10/12/2017</text:p>
          </table:table-cell>
          <table:table-cell office:value-type="string" calcext:value-type="string">
            <text:p>◑</text:p>
          </table:table-cell>
          <table:table-cell/>
        </table:table-row>
        <table:table-row table:style-name="ro8">
          <table:table-cell office:value-type="date" office:date-value="2017-12-18" calcext:value-type="date">
            <text:p>18/12/2017</text:p>
          </table:table-cell>
          <table:table-cell office:value-type="string" calcext:value-type="string">
            <text:p>●</text:p>
          </table:table-cell>
          <table:table-cell/>
        </table:table-row>
        <table:table-row table:style-name="ro8">
          <table:table-cell office:value-type="date" office:date-value="2017-12-26" calcext:value-type="date">
            <text:p>26/12/2017</text:p>
          </table:table-cell>
          <table:table-cell office:value-type="string" calcext:value-type="string">
            <text:p>◐</text:p>
          </table:table-cell>
          <table:table-cell/>
        </table:table-row>
        <table:table-row table:style-name="ro8">
          <table:table-cell office:value-type="date" office:date-value="2018-01-02" calcext:value-type="date">
            <text:p>02/01/2018</text:p>
          </table:table-cell>
          <table:table-cell office:value-type="string" calcext:value-type="string">
            <text:p>○</text:p>
          </table:table-cell>
          <table:table-cell/>
        </table:table-row>
        <table:table-row table:style-name="ro8">
          <table:table-cell office:value-type="date" office:date-value="2018-01-08" calcext:value-type="date">
            <text:p>08/01/2018</text:p>
          </table:table-cell>
          <table:table-cell office:value-type="string" calcext:value-type="string">
            <text:p>◑</text:p>
          </table:table-cell>
          <table:table-cell/>
        </table:table-row>
        <table:table-row table:style-name="ro8">
          <table:table-cell office:value-type="date" office:date-value="2018-01-17" calcext:value-type="date">
            <text:p>17/01/2018</text:p>
          </table:table-cell>
          <table:table-cell office:value-type="string" calcext:value-type="string">
            <text:p>●</text:p>
          </table:table-cell>
          <table:table-cell/>
        </table:table-row>
        <table:table-row table:style-name="ro8">
          <table:table-cell office:value-type="date" office:date-value="2018-01-24" calcext:value-type="date">
            <text:p>24/01/2018</text:p>
          </table:table-cell>
          <table:table-cell office:value-type="string" calcext:value-type="string">
            <text:p>◐</text:p>
          </table:table-cell>
          <table:table-cell/>
        </table:table-row>
        <table:table-row table:style-name="ro8">
          <table:table-cell office:value-type="date" office:date-value="2018-01-31" calcext:value-type="date">
            <text:p>31/01/2018</text:p>
          </table:table-cell>
          <table:table-cell office:value-type="string" calcext:value-type="string">
            <text:p>○</text:p>
          </table:table-cell>
          <table:table-cell/>
        </table:table-row>
        <table:table-row table:style-name="ro8">
          <table:table-cell office:value-type="date" office:date-value="2018-02-07" calcext:value-type="date">
            <text:p>07/02/2018</text:p>
          </table:table-cell>
          <table:table-cell office:value-type="string" calcext:value-type="string">
            <text:p>◑</text:p>
          </table:table-cell>
          <table:table-cell/>
        </table:table-row>
        <table:table-row table:style-name="ro8">
          <table:table-cell office:value-type="date" office:date-value="2018-02-15" calcext:value-type="date">
            <text:p>15/02/2018</text:p>
          </table:table-cell>
          <table:table-cell office:value-type="string" calcext:value-type="string">
            <text:p>●</text:p>
          </table:table-cell>
          <table:table-cell/>
        </table:table-row>
        <table:table-row table:style-name="ro8">
          <table:table-cell office:value-type="date" office:date-value="2018-02-23" calcext:value-type="date">
            <text:p>23/02/2018</text:p>
          </table:table-cell>
          <table:table-cell office:value-type="string" calcext:value-type="string">
            <text:p>◐</text:p>
          </table:table-cell>
          <table:table-cell/>
        </table:table-row>
        <table:table-row table:style-name="ro8">
          <table:table-cell office:value-type="date" office:date-value="2018-03-02" calcext:value-type="date">
            <text:p>02/03/2018</text:p>
          </table:table-cell>
          <table:table-cell office:value-type="string" calcext:value-type="string">
            <text:p>○</text:p>
          </table:table-cell>
          <table:table-cell/>
        </table:table-row>
        <table:table-row table:style-name="ro8">
          <table:table-cell office:value-type="date" office:date-value="2018-03-09" calcext:value-type="date">
            <text:p>09/03/2018</text:p>
          </table:table-cell>
          <table:table-cell office:value-type="string" calcext:value-type="string">
            <text:p>◑</text:p>
          </table:table-cell>
          <table:table-cell/>
        </table:table-row>
        <table:table-row table:style-name="ro8">
          <table:table-cell office:value-type="date" office:date-value="2018-03-17" calcext:value-type="date">
            <text:p>17/03/2018</text:p>
          </table:table-cell>
          <table:table-cell office:value-type="string" calcext:value-type="string">
            <text:p>●</text:p>
          </table:table-cell>
          <table:table-cell/>
        </table:table-row>
        <table:table-row table:style-name="ro8">
          <table:table-cell office:value-type="date" office:date-value="2018-03-24" calcext:value-type="date">
            <text:p>24/03/2018</text:p>
          </table:table-cell>
          <table:table-cell office:value-type="string" calcext:value-type="string">
            <text:p>◐</text:p>
          </table:table-cell>
          <table:table-cell/>
        </table:table-row>
        <table:table-row table:style-name="ro8">
          <table:table-cell office:value-type="date" office:date-value="2018-03-31" calcext:value-type="date">
            <text:p>31/03/2018</text:p>
          </table:table-cell>
          <table:table-cell office:value-type="string" calcext:value-type="string">
            <text:p>○</text:p>
          </table:table-cell>
          <table:table-cell/>
        </table:table-row>
        <table:table-row table:style-name="ro8">
          <table:table-cell office:value-type="date" office:date-value="2018-04-08" calcext:value-type="date">
            <text:p>08/04/2018</text:p>
          </table:table-cell>
          <table:table-cell office:value-type="string" calcext:value-type="string">
            <text:p>◑</text:p>
          </table:table-cell>
          <table:table-cell/>
        </table:table-row>
        <table:table-row table:style-name="ro8">
          <table:table-cell office:value-type="date" office:date-value="2018-04-16" calcext:value-type="date">
            <text:p>16/04/2018</text:p>
          </table:table-cell>
          <table:table-cell office:value-type="string" calcext:value-type="string">
            <text:p>●</text:p>
          </table:table-cell>
          <table:table-cell/>
        </table:table-row>
        <table:table-row table:style-name="ro8">
          <table:table-cell office:value-type="date" office:date-value="2018-04-22" calcext:value-type="date">
            <text:p>22/04/2018</text:p>
          </table:table-cell>
          <table:table-cell office:value-type="string" calcext:value-type="string">
            <text:p>◐</text:p>
          </table:table-cell>
          <table:table-cell/>
        </table:table-row>
        <table:table-row table:style-name="ro8">
          <table:table-cell office:value-type="date" office:date-value="2018-04-30" calcext:value-type="date">
            <text:p>30/04/2018</text:p>
          </table:table-cell>
          <table:table-cell office:value-type="string" calcext:value-type="string">
            <text:p>○</text:p>
          </table:table-cell>
          <table:table-cell/>
        </table:table-row>
        <table:table-row table:style-name="ro8">
          <table:table-cell office:value-type="date" office:date-value="2018-05-08" calcext:value-type="date">
            <text:p>08/05/2018</text:p>
          </table:table-cell>
          <table:table-cell office:value-type="string" calcext:value-type="string">
            <text:p>◑</text:p>
          </table:table-cell>
          <table:table-cell/>
        </table:table-row>
        <table:table-row table:style-name="ro8">
          <table:table-cell office:value-type="date" office:date-value="2018-05-15" calcext:value-type="date">
            <text:p>15/05/2018</text:p>
          </table:table-cell>
          <table:table-cell office:value-type="string" calcext:value-type="string">
            <text:p>●</text:p>
          </table:table-cell>
          <table:table-cell/>
        </table:table-row>
        <table:table-row table:style-name="ro8">
          <table:table-cell office:value-type="date" office:date-value="2018-05-22" calcext:value-type="date">
            <text:p>22/05/2018</text:p>
          </table:table-cell>
          <table:table-cell office:value-type="string" calcext:value-type="string">
            <text:p>◐</text:p>
          </table:table-cell>
          <table:table-cell/>
        </table:table-row>
        <table:table-row table:style-name="ro8">
          <table:table-cell office:value-type="date" office:date-value="2018-05-29" calcext:value-type="date">
            <text:p>29/05/2018</text:p>
          </table:table-cell>
          <table:table-cell office:value-type="string" calcext:value-type="string">
            <text:p>○</text:p>
          </table:table-cell>
          <table:table-cell/>
        </table:table-row>
        <table:table-row table:style-name="ro8">
          <table:table-cell office:value-type="date" office:date-value="2018-06-06" calcext:value-type="date">
            <text:p>06/06/2018</text:p>
          </table:table-cell>
          <table:table-cell office:value-type="string" calcext:value-type="string">
            <text:p>◑</text:p>
          </table:table-cell>
          <table:table-cell/>
        </table:table-row>
        <table:table-row table:style-name="ro8">
          <table:table-cell office:value-type="date" office:date-value="2018-06-13" calcext:value-type="date">
            <text:p>13/06/2018</text:p>
          </table:table-cell>
          <table:table-cell office:value-type="string" calcext:value-type="string">
            <text:p>●</text:p>
          </table:table-cell>
          <table:table-cell/>
        </table:table-row>
        <table:table-row table:style-name="ro8">
          <table:table-cell office:value-type="date" office:date-value="2018-06-20" calcext:value-type="date">
            <text:p>20/06/2018</text:p>
          </table:table-cell>
          <table:table-cell office:value-type="string" calcext:value-type="string">
            <text:p>◐</text:p>
          </table:table-cell>
          <table:table-cell/>
        </table:table-row>
        <table:table-row table:style-name="ro8">
          <table:table-cell office:value-type="date" office:date-value="2018-06-28" calcext:value-type="date">
            <text:p>28/06/2018</text:p>
          </table:table-cell>
          <table:table-cell office:value-type="string" calcext:value-type="string">
            <text:p>○</text:p>
          </table:table-cell>
          <table:table-cell/>
        </table:table-row>
        <table:table-row table:style-name="ro8">
          <table:table-cell office:value-type="date" office:date-value="2018-07-06" calcext:value-type="date">
            <text:p>06/07/2018</text:p>
          </table:table-cell>
          <table:table-cell office:value-type="string" calcext:value-type="string">
            <text:p>◑</text:p>
          </table:table-cell>
          <table:table-cell/>
        </table:table-row>
        <table:table-row table:style-name="ro8">
          <table:table-cell office:value-type="date" office:date-value="2018-07-13" calcext:value-type="date">
            <text:p>13/07/2018</text:p>
          </table:table-cell>
          <table:table-cell office:value-type="string" calcext:value-type="string">
            <text:p>●</text:p>
          </table:table-cell>
          <table:table-cell/>
        </table:table-row>
        <table:table-row table:style-name="ro8">
          <table:table-cell office:value-type="date" office:date-value="2018-07-19" calcext:value-type="date">
            <text:p>19/07/2018</text:p>
          </table:table-cell>
          <table:table-cell office:value-type="string" calcext:value-type="string">
            <text:p>◐</text:p>
          </table:table-cell>
          <table:table-cell/>
        </table:table-row>
        <table:table-row table:style-name="ro8">
          <table:table-cell office:value-type="date" office:date-value="2018-07-27" calcext:value-type="date">
            <text:p>27/07/2018</text:p>
          </table:table-cell>
          <table:table-cell office:value-type="string" calcext:value-type="string">
            <text:p>○</text:p>
          </table:table-cell>
          <table:table-cell/>
        </table:table-row>
        <table:table-row table:style-name="ro8">
          <table:table-cell office:value-type="date" office:date-value="2018-08-04" calcext:value-type="date">
            <text:p>04/08/2018</text:p>
          </table:table-cell>
          <table:table-cell office:value-type="string" calcext:value-type="string">
            <text:p>◑</text:p>
          </table:table-cell>
          <table:table-cell/>
        </table:table-row>
        <table:table-row table:style-name="ro8">
          <table:table-cell office:value-type="date" office:date-value="2018-08-11" calcext:value-type="date">
            <text:p>11/08/2018</text:p>
          </table:table-cell>
          <table:table-cell office:value-type="string" calcext:value-type="string">
            <text:p>●</text:p>
          </table:table-cell>
          <table:table-cell/>
        </table:table-row>
        <table:table-row table:style-name="ro8">
          <table:table-cell office:value-type="date" office:date-value="2018-08-18" calcext:value-type="date">
            <text:p>18/08/2018</text:p>
          </table:table-cell>
          <table:table-cell office:value-type="string" calcext:value-type="string">
            <text:p>◐</text:p>
          </table:table-cell>
          <table:table-cell/>
        </table:table-row>
        <table:table-row table:style-name="ro8">
          <table:table-cell office:value-type="date" office:date-value="2018-08-26" calcext:value-type="date">
            <text:p>26/08/2018</text:p>
          </table:table-cell>
          <table:table-cell office:value-type="string" calcext:value-type="string">
            <text:p>○</text:p>
          </table:table-cell>
          <table:table-cell/>
        </table:table-row>
        <table:table-row table:style-name="ro8">
          <table:table-cell office:value-type="date" office:date-value="2018-09-03" calcext:value-type="date">
            <text:p>03/09/2018</text:p>
          </table:table-cell>
          <table:table-cell office:value-type="string" calcext:value-type="string">
            <text:p>◑</text:p>
          </table:table-cell>
          <table:table-cell/>
        </table:table-row>
        <table:table-row table:style-name="ro8">
          <table:table-cell office:value-type="date" office:date-value="2018-09-09" calcext:value-type="date">
            <text:p>09/09/2018</text:p>
          </table:table-cell>
          <table:table-cell office:value-type="string" calcext:value-type="string">
            <text:p>●</text:p>
          </table:table-cell>
          <table:table-cell/>
        </table:table-row>
        <table:table-row table:style-name="ro8">
          <table:table-cell office:value-type="date" office:date-value="2018-09-16" calcext:value-type="date">
            <text:p>16/09/2018</text:p>
          </table:table-cell>
          <table:table-cell office:value-type="string" calcext:value-type="string">
            <text:p>◐</text:p>
          </table:table-cell>
          <table:table-cell/>
        </table:table-row>
        <table:table-row table:style-name="ro8">
          <table:table-cell office:value-type="date" office:date-value="2018-09-25" calcext:value-type="date">
            <text:p>25/09/2018</text:p>
          </table:table-cell>
          <table:table-cell office:value-type="string" calcext:value-type="string">
            <text:p>○</text:p>
          </table:table-cell>
          <table:table-cell/>
        </table:table-row>
        <table:table-row table:style-name="ro8">
          <table:table-cell office:value-type="date" office:date-value="2018-10-02" calcext:value-type="date">
            <text:p>02/10/2018</text:p>
          </table:table-cell>
          <table:table-cell office:value-type="string" calcext:value-type="string">
            <text:p>◑</text:p>
          </table:table-cell>
          <table:table-cell/>
        </table:table-row>
        <table:table-row table:style-name="ro8">
          <table:table-cell office:value-type="date" office:date-value="2018-10-09" calcext:value-type="date">
            <text:p>09/10/2018</text:p>
          </table:table-cell>
          <table:table-cell office:value-type="string" calcext:value-type="string">
            <text:p>●</text:p>
          </table:table-cell>
          <table:table-cell/>
        </table:table-row>
        <table:table-row table:style-name="ro8">
          <table:table-cell office:value-type="date" office:date-value="2018-10-16" calcext:value-type="date">
            <text:p>16/10/2018</text:p>
          </table:table-cell>
          <table:table-cell office:value-type="string" calcext:value-type="string">
            <text:p>◐</text:p>
          </table:table-cell>
          <table:table-cell/>
        </table:table-row>
        <table:table-row table:style-name="ro8">
          <table:table-cell office:value-type="date" office:date-value="2018-10-24" calcext:value-type="date">
            <text:p>24/10/2018</text:p>
          </table:table-cell>
          <table:table-cell office:value-type="string" calcext:value-type="string">
            <text:p>○</text:p>
          </table:table-cell>
          <table:table-cell/>
        </table:table-row>
        <table:table-row table:style-name="ro8">
          <table:table-cell office:value-type="date" office:date-value="2018-10-31" calcext:value-type="date">
            <text:p>31/10/2018</text:p>
          </table:table-cell>
          <table:table-cell office:value-type="string" calcext:value-type="string">
            <text:p>◑</text:p>
          </table:table-cell>
          <table:table-cell/>
        </table:table-row>
        <table:table-row table:style-name="ro8">
          <table:table-cell office:value-type="date" office:date-value="2018-11-07" calcext:value-type="date">
            <text:p>07/11/2018</text:p>
          </table:table-cell>
          <table:table-cell office:value-type="string" calcext:value-type="string">
            <text:p>●</text:p>
          </table:table-cell>
          <table:table-cell/>
        </table:table-row>
        <table:table-row table:style-name="ro8">
          <table:table-cell office:value-type="date" office:date-value="2018-11-15" calcext:value-type="date">
            <text:p>15/11/2018</text:p>
          </table:table-cell>
          <table:table-cell office:value-type="string" calcext:value-type="string">
            <text:p>◐</text:p>
          </table:table-cell>
          <table:table-cell/>
        </table:table-row>
        <table:table-row table:style-name="ro8">
          <table:table-cell office:value-type="date" office:date-value="2018-11-23" calcext:value-type="date">
            <text:p>23/11/2018</text:p>
          </table:table-cell>
          <table:table-cell office:value-type="string" calcext:value-type="string">
            <text:p>○</text:p>
          </table:table-cell>
          <table:table-cell/>
        </table:table-row>
        <table:table-row table:style-name="ro8">
          <table:table-cell office:value-type="date" office:date-value="2018-11-30" calcext:value-type="date">
            <text:p>30/11/2018</text:p>
          </table:table-cell>
          <table:table-cell office:value-type="string" calcext:value-type="string">
            <text:p>◑</text:p>
          </table:table-cell>
          <table:table-cell/>
        </table:table-row>
        <table:table-row table:style-name="ro8">
          <table:table-cell office:value-type="date" office:date-value="2018-12-07" calcext:value-type="date">
            <text:p>07/12/2018</text:p>
          </table:table-cell>
          <table:table-cell office:value-type="string" calcext:value-type="string">
            <text:p>●</text:p>
          </table:table-cell>
          <table:table-cell/>
        </table:table-row>
        <table:table-row table:style-name="ro8">
          <table:table-cell office:value-type="date" office:date-value="2018-12-15" calcext:value-type="date">
            <text:p>15/12/2018</text:p>
          </table:table-cell>
          <table:table-cell office:value-type="string" calcext:value-type="string">
            <text:p>◐</text:p>
          </table:table-cell>
          <table:table-cell/>
        </table:table-row>
        <table:table-row table:style-name="ro8">
          <table:table-cell office:value-type="date" office:date-value="2018-12-22" calcext:value-type="date">
            <text:p>22/12/2018</text:p>
          </table:table-cell>
          <table:table-cell office:value-type="string" calcext:value-type="string">
            <text:p>○</text:p>
          </table:table-cell>
          <table:table-cell/>
        </table:table-row>
        <table:table-row table:style-name="ro8">
          <table:table-cell office:value-type="date" office:date-value="2018-12-29" calcext:value-type="date">
            <text:p>29/12/2018</text:p>
          </table:table-cell>
          <table:table-cell office:value-type="string" calcext:value-type="string">
            <text:p>◑</text:p>
          </table:table-cell>
          <table:table-cell/>
        </table:table-row>
        <table:table-row table:style-name="ro8">
          <table:table-cell office:value-type="date" office:date-value="2019-01-06" calcext:value-type="date">
            <text:p>06/01/2019</text:p>
          </table:table-cell>
          <table:table-cell office:value-type="string" calcext:value-type="string">
            <text:p>●</text:p>
          </table:table-cell>
          <table:table-cell/>
        </table:table-row>
        <table:table-row table:style-name="ro8">
          <table:table-cell office:value-type="date" office:date-value="2019-01-14" calcext:value-type="date">
            <text:p>14/01/2019</text:p>
          </table:table-cell>
          <table:table-cell office:value-type="string" calcext:value-type="string">
            <text:p>◐</text:p>
          </table:table-cell>
          <table:table-cell/>
        </table:table-row>
        <table:table-row table:style-name="ro8">
          <table:table-cell office:value-type="date" office:date-value="2019-01-21" calcext:value-type="date">
            <text:p>21/01/2019</text:p>
          </table:table-cell>
          <table:table-cell office:value-type="string" calcext:value-type="string">
            <text:p>○</text:p>
          </table:table-cell>
          <table:table-cell/>
        </table:table-row>
        <table:table-row table:style-name="ro8">
          <table:table-cell office:value-type="date" office:date-value="2019-01-27" calcext:value-type="date">
            <text:p>27/01/2019</text:p>
          </table:table-cell>
          <table:table-cell office:value-type="string" calcext:value-type="string">
            <text:p>◑</text:p>
          </table:table-cell>
          <table:table-cell/>
        </table:table-row>
        <table:table-row table:style-name="ro8">
          <table:table-cell office:value-type="date" office:date-value="2019-02-04" calcext:value-type="date">
            <text:p>04/02/2019</text:p>
          </table:table-cell>
          <table:table-cell office:value-type="string" calcext:value-type="string">
            <text:p>●</text:p>
          </table:table-cell>
          <table:table-cell/>
        </table:table-row>
        <table:table-row table:style-name="ro8">
          <table:table-cell office:value-type="date" office:date-value="2019-02-12" calcext:value-type="date">
            <text:p>12/02/2019</text:p>
          </table:table-cell>
          <table:table-cell office:value-type="string" calcext:value-type="string">
            <text:p>◐</text:p>
          </table:table-cell>
          <table:table-cell/>
        </table:table-row>
        <table:table-row table:style-name="ro8">
          <table:table-cell office:value-type="date" office:date-value="2019-02-19" calcext:value-type="date">
            <text:p>19/02/2019</text:p>
          </table:table-cell>
          <table:table-cell office:value-type="string" calcext:value-type="string">
            <text:p>○</text:p>
          </table:table-cell>
          <table:table-cell/>
        </table:table-row>
        <table:table-row table:style-name="ro8">
          <table:table-cell office:value-type="date" office:date-value="2019-02-26" calcext:value-type="date">
            <text:p>26/02/2019</text:p>
          </table:table-cell>
          <table:table-cell office:value-type="string" calcext:value-type="string">
            <text:p>◑</text:p>
          </table:table-cell>
          <table:table-cell/>
        </table:table-row>
        <table:table-row table:style-name="ro8">
          <table:table-cell office:value-type="date" office:date-value="2019-03-06" calcext:value-type="date">
            <text:p>06/03/2019</text:p>
          </table:table-cell>
          <table:table-cell office:value-type="string" calcext:value-type="string">
            <text:p>●</text:p>
          </table:table-cell>
          <table:table-cell/>
        </table:table-row>
        <table:table-row table:style-name="ro8">
          <table:table-cell office:value-type="date" office:date-value="2019-03-14" calcext:value-type="date">
            <text:p>14/03/2019</text:p>
          </table:table-cell>
          <table:table-cell office:value-type="string" calcext:value-type="string">
            <text:p>◐</text:p>
          </table:table-cell>
          <table:table-cell/>
        </table:table-row>
        <table:table-row table:style-name="ro8">
          <table:table-cell office:value-type="date" office:date-value="2019-03-21" calcext:value-type="date">
            <text:p>21/03/2019</text:p>
          </table:table-cell>
          <table:table-cell office:value-type="string" calcext:value-type="string">
            <text:p>○</text:p>
          </table:table-cell>
          <table:table-cell/>
        </table:table-row>
        <table:table-row table:style-name="ro8">
          <table:table-cell office:value-type="date" office:date-value="2019-03-28" calcext:value-type="date">
            <text:p>28/03/2019</text:p>
          </table:table-cell>
          <table:table-cell office:value-type="string" calcext:value-type="string">
            <text:p>◑</text:p>
          </table:table-cell>
          <table:table-cell/>
        </table:table-row>
        <table:table-row table:style-name="ro8">
          <table:table-cell office:value-type="date" office:date-value="2019-04-05" calcext:value-type="date">
            <text:p>05/04/2019</text:p>
          </table:table-cell>
          <table:table-cell office:value-type="string" calcext:value-type="string">
            <text:p>●</text:p>
          </table:table-cell>
          <table:table-cell/>
        </table:table-row>
        <table:table-row table:style-name="ro8">
          <table:table-cell office:value-type="date" office:date-value="2019-04-12" calcext:value-type="date">
            <text:p>12/04/2019</text:p>
          </table:table-cell>
          <table:table-cell office:value-type="string" calcext:value-type="string">
            <text:p>◐</text:p>
          </table:table-cell>
          <table:table-cell/>
        </table:table-row>
        <table:table-row table:style-name="ro8">
          <table:table-cell office:value-type="date" office:date-value="2019-04-19" calcext:value-type="date">
            <text:p>19/04/2019</text:p>
          </table:table-cell>
          <table:table-cell office:value-type="string" calcext:value-type="string">
            <text:p>○</text:p>
          </table:table-cell>
          <table:table-cell/>
        </table:table-row>
        <table:table-row table:style-name="ro8">
          <table:table-cell office:value-type="date" office:date-value="2019-04-26" calcext:value-type="date">
            <text:p>26/04/2019</text:p>
          </table:table-cell>
          <table:table-cell office:value-type="string" calcext:value-type="string">
            <text:p>◑</text:p>
          </table:table-cell>
          <table:table-cell/>
        </table:table-row>
        <table:table-row table:style-name="ro8">
          <table:table-cell office:value-type="date" office:date-value="2019-05-04" calcext:value-type="date">
            <text:p>04/05/2019</text:p>
          </table:table-cell>
          <table:table-cell office:value-type="string" calcext:value-type="string">
            <text:p>●</text:p>
          </table:table-cell>
          <table:table-cell/>
        </table:table-row>
        <table:table-row table:style-name="ro8">
          <table:table-cell office:value-type="date" office:date-value="2019-05-12" calcext:value-type="date">
            <text:p>12/05/2019</text:p>
          </table:table-cell>
          <table:table-cell office:value-type="string" calcext:value-type="string">
            <text:p>◐</text:p>
          </table:table-cell>
          <table:table-cell/>
        </table:table-row>
        <table:table-row table:style-name="ro8">
          <table:table-cell office:value-type="date" office:date-value="2019-05-18" calcext:value-type="date">
            <text:p>18/05/2019</text:p>
          </table:table-cell>
          <table:table-cell office:value-type="string" calcext:value-type="string">
            <text:p>○</text:p>
          </table:table-cell>
          <table:table-cell/>
        </table:table-row>
        <table:table-row table:style-name="ro8">
          <table:table-cell office:value-type="date" office:date-value="2019-05-26" calcext:value-type="date">
            <text:p>26/05/2019</text:p>
          </table:table-cell>
          <table:table-cell office:value-type="string" calcext:value-type="string">
            <text:p>◑</text:p>
          </table:table-cell>
          <table:table-cell/>
        </table:table-row>
        <table:table-row table:style-name="ro8">
          <table:table-cell office:value-type="date" office:date-value="2019-06-03" calcext:value-type="date">
            <text:p>03/06/2019</text:p>
          </table:table-cell>
          <table:table-cell office:value-type="string" calcext:value-type="string">
            <text:p>●</text:p>
          </table:table-cell>
          <table:table-cell/>
        </table:table-row>
        <table:table-row table:style-name="ro8">
          <table:table-cell office:value-type="date" office:date-value="2019-06-10" calcext:value-type="date">
            <text:p>10/06/2019</text:p>
          </table:table-cell>
          <table:table-cell office:value-type="string" calcext:value-type="string">
            <text:p>◐</text:p>
          </table:table-cell>
          <table:table-cell/>
        </table:table-row>
        <table:table-row table:style-name="ro8">
          <table:table-cell office:value-type="date" office:date-value="2019-06-17" calcext:value-type="date">
            <text:p>17/06/2019</text:p>
          </table:table-cell>
          <table:table-cell office:value-type="string" calcext:value-type="string">
            <text:p>○</text:p>
          </table:table-cell>
          <table:table-cell/>
        </table:table-row>
        <table:table-row table:style-name="ro8">
          <table:table-cell office:value-type="date" office:date-value="2019-06-25" calcext:value-type="date">
            <text:p>25/06/2019</text:p>
          </table:table-cell>
          <table:table-cell office:value-type="string" calcext:value-type="string">
            <text:p>◑</text:p>
          </table:table-cell>
          <table:table-cell/>
        </table:table-row>
        <table:table-row table:style-name="ro8">
          <table:table-cell office:value-type="date" office:date-value="2019-07-02" calcext:value-type="date">
            <text:p>02/07/2019</text:p>
          </table:table-cell>
          <table:table-cell office:value-type="string" calcext:value-type="string">
            <text:p>●</text:p>
          </table:table-cell>
          <table:table-cell/>
        </table:table-row>
        <table:table-row table:style-name="ro8">
          <table:table-cell office:value-type="date" office:date-value="2019-07-09" calcext:value-type="date">
            <text:p>09/07/2019</text:p>
          </table:table-cell>
          <table:table-cell office:value-type="string" calcext:value-type="string">
            <text:p>◐</text:p>
          </table:table-cell>
          <table:table-cell/>
        </table:table-row>
        <table:table-row table:style-name="ro8">
          <table:table-cell office:value-type="date" office:date-value="2019-07-16" calcext:value-type="date">
            <text:p>16/07/2019</text:p>
          </table:table-cell>
          <table:table-cell office:value-type="string" calcext:value-type="string">
            <text:p>○</text:p>
          </table:table-cell>
          <table:table-cell/>
        </table:table-row>
        <table:table-row table:style-name="ro8">
          <table:table-cell office:value-type="date" office:date-value="2019-07-25" calcext:value-type="date">
            <text:p>25/07/2019</text:p>
          </table:table-cell>
          <table:table-cell office:value-type="string" calcext:value-type="string">
            <text:p>◑</text:p>
          </table:table-cell>
          <table:table-cell/>
        </table:table-row>
        <table:table-row table:style-name="ro8">
          <table:table-cell office:value-type="date" office:date-value="2019-08-01" calcext:value-type="date">
            <text:p>01/08/2019</text:p>
          </table:table-cell>
          <table:table-cell office:value-type="string" calcext:value-type="string">
            <text:p>●</text:p>
          </table:table-cell>
          <table:table-cell/>
        </table:table-row>
        <table:table-row table:style-name="ro8">
          <table:table-cell office:value-type="date" office:date-value="2019-08-07" calcext:value-type="date">
            <text:p>07/08/2019</text:p>
          </table:table-cell>
          <table:table-cell office:value-type="string" calcext:value-type="string">
            <text:p>◐</text:p>
          </table:table-cell>
          <table:table-cell/>
        </table:table-row>
        <table:table-row table:style-name="ro8">
          <table:table-cell office:value-type="date" office:date-value="2019-08-15" calcext:value-type="date">
            <text:p>15/08/2019</text:p>
          </table:table-cell>
          <table:table-cell office:value-type="string" calcext:value-type="string">
            <text:p>○</text:p>
          </table:table-cell>
          <table:table-cell/>
        </table:table-row>
        <table:table-row table:style-name="ro8">
          <table:table-cell office:value-type="date" office:date-value="2019-08-23" calcext:value-type="date">
            <text:p>23/08/2019</text:p>
          </table:table-cell>
          <table:table-cell office:value-type="string" calcext:value-type="string">
            <text:p>◑</text:p>
          </table:table-cell>
          <table:table-cell/>
        </table:table-row>
        <table:table-row table:style-name="ro8">
          <table:table-cell office:value-type="date" office:date-value="2019-08-30" calcext:value-type="date">
            <text:p>30/08/2019</text:p>
          </table:table-cell>
          <table:table-cell office:value-type="string" calcext:value-type="string">
            <text:p>●</text:p>
          </table:table-cell>
          <table:table-cell/>
        </table:table-row>
        <table:table-row table:style-name="ro8">
          <table:table-cell office:value-type="date" office:date-value="2019-09-06" calcext:value-type="date">
            <text:p>06/09/2019</text:p>
          </table:table-cell>
          <table:table-cell office:value-type="string" calcext:value-type="string">
            <text:p>◐</text:p>
          </table:table-cell>
          <table:table-cell/>
        </table:table-row>
        <table:table-row table:style-name="ro8">
          <table:table-cell office:value-type="date" office:date-value="2019-09-14" calcext:value-type="date">
            <text:p>14/09/2019</text:p>
          </table:table-cell>
          <table:table-cell office:value-type="string" calcext:value-type="string">
            <text:p>○</text:p>
          </table:table-cell>
          <table:table-cell/>
        </table:table-row>
        <table:table-row table:style-name="ro8">
          <table:table-cell office:value-type="date" office:date-value="2019-09-22" calcext:value-type="date">
            <text:p>22/09/2019</text:p>
          </table:table-cell>
          <table:table-cell office:value-type="string" calcext:value-type="string">
            <text:p>◑</text:p>
          </table:table-cell>
          <table:table-cell/>
        </table:table-row>
        <table:table-row table:style-name="ro8">
          <table:table-cell office:value-type="date" office:date-value="2019-09-28" calcext:value-type="date">
            <text:p>28/09/2019</text:p>
          </table:table-cell>
          <table:table-cell office:value-type="string" calcext:value-type="string">
            <text:p>●</text:p>
          </table:table-cell>
          <table:table-cell/>
        </table:table-row>
        <table:table-row table:style-name="ro8">
          <table:table-cell office:value-type="date" office:date-value="2019-10-05" calcext:value-type="date">
            <text:p>05/10/2019</text:p>
          </table:table-cell>
          <table:table-cell office:value-type="string" calcext:value-type="string">
            <text:p>◐</text:p>
          </table:table-cell>
          <table:table-cell/>
        </table:table-row>
        <table:table-row table:style-name="ro8">
          <table:table-cell office:value-type="date" office:date-value="2019-10-13" calcext:value-type="date">
            <text:p>13/10/2019</text:p>
          </table:table-cell>
          <table:table-cell office:value-type="string" calcext:value-type="string">
            <text:p>○</text:p>
          </table:table-cell>
          <table:table-cell/>
        </table:table-row>
        <table:table-row table:style-name="ro8">
          <table:table-cell office:value-type="date" office:date-value="2019-10-21" calcext:value-type="date">
            <text:p>21/10/2019</text:p>
          </table:table-cell>
          <table:table-cell office:value-type="string" calcext:value-type="string">
            <text:p>◑</text:p>
          </table:table-cell>
          <table:table-cell/>
        </table:table-row>
        <table:table-row table:style-name="ro8">
          <table:table-cell office:value-type="date" office:date-value="2019-10-28" calcext:value-type="date">
            <text:p>28/10/2019</text:p>
          </table:table-cell>
          <table:table-cell office:value-type="string" calcext:value-type="string">
            <text:p>●</text:p>
          </table:table-cell>
          <table:table-cell/>
        </table:table-row>
        <table:table-row table:style-name="ro8">
          <table:table-cell office:value-type="date" office:date-value="2019-11-04" calcext:value-type="date">
            <text:p>04/11/2019</text:p>
          </table:table-cell>
          <table:table-cell office:value-type="string" calcext:value-type="string">
            <text:p>◐</text:p>
          </table:table-cell>
          <table:table-cell/>
        </table:table-row>
        <table:table-row table:style-name="ro8">
          <table:table-cell office:value-type="date" office:date-value="2019-11-12" calcext:value-type="date">
            <text:p>12/11/2019</text:p>
          </table:table-cell>
          <table:table-cell office:value-type="string" calcext:value-type="string">
            <text:p>○</text:p>
          </table:table-cell>
          <table:table-cell/>
        </table:table-row>
        <table:table-row table:style-name="ro8">
          <table:table-cell office:value-type="date" office:date-value="2019-11-19" calcext:value-type="date">
            <text:p>19/11/2019</text:p>
          </table:table-cell>
          <table:table-cell office:value-type="string" calcext:value-type="string">
            <text:p>◑</text:p>
          </table:table-cell>
          <table:table-cell/>
        </table:table-row>
        <table:table-row table:style-name="ro8">
          <table:table-cell office:value-type="date" office:date-value="2019-11-26" calcext:value-type="date">
            <text:p>26/11/2019</text:p>
          </table:table-cell>
          <table:table-cell office:value-type="string" calcext:value-type="string">
            <text:p>●</text:p>
          </table:table-cell>
          <table:table-cell/>
        </table:table-row>
        <table:table-row table:style-name="ro8">
          <table:table-cell office:value-type="date" office:date-value="2019-12-04" calcext:value-type="date">
            <text:p>04/12/2019</text:p>
          </table:table-cell>
          <table:table-cell office:value-type="string" calcext:value-type="string">
            <text:p>◐</text:p>
          </table:table-cell>
          <table:table-cell/>
        </table:table-row>
        <table:table-row table:style-name="ro8">
          <table:table-cell office:value-type="date" office:date-value="2019-12-12" calcext:value-type="date">
            <text:p>12/12/2019</text:p>
          </table:table-cell>
          <table:table-cell office:value-type="string" calcext:value-type="string">
            <text:p>○</text:p>
          </table:table-cell>
          <table:table-cell/>
        </table:table-row>
        <table:table-row table:style-name="ro8">
          <table:table-cell office:value-type="date" office:date-value="2019-12-19" calcext:value-type="date">
            <text:p>19/12/2019</text:p>
          </table:table-cell>
          <table:table-cell office:value-type="string" calcext:value-type="string">
            <text:p>◑</text:p>
          </table:table-cell>
          <table:table-cell/>
        </table:table-row>
        <table:table-row table:style-name="ro8">
          <table:table-cell office:value-type="date" office:date-value="2019-12-26" calcext:value-type="date">
            <text:p>26/12/2019</text:p>
          </table:table-cell>
          <table:table-cell office:value-type="string" calcext:value-type="string">
            <text:p>●</text:p>
          </table:table-cell>
          <table:table-cell/>
        </table:table-row>
        <table:table-row table:style-name="ro8">
          <table:table-cell office:value-type="date" office:date-value="2020-01-03" calcext:value-type="date">
            <text:p>03/01/2020</text:p>
          </table:table-cell>
          <table:table-cell office:value-type="string" calcext:value-type="string">
            <text:p>◐</text:p>
          </table:table-cell>
          <table:table-cell/>
        </table:table-row>
        <table:table-row table:style-name="ro8">
          <table:table-cell office:value-type="date" office:date-value="2020-01-10" calcext:value-type="date">
            <text:p>10/01/2020</text:p>
          </table:table-cell>
          <table:table-cell office:value-type="string" calcext:value-type="string">
            <text:p>○</text:p>
          </table:table-cell>
          <table:table-cell/>
        </table:table-row>
        <table:table-row table:style-name="ro8">
          <table:table-cell office:value-type="date" office:date-value="2020-01-17" calcext:value-type="date">
            <text:p>17/01/2020</text:p>
          </table:table-cell>
          <table:table-cell office:value-type="string" calcext:value-type="string">
            <text:p>◑</text:p>
          </table:table-cell>
          <table:table-cell/>
        </table:table-row>
        <table:table-row table:style-name="ro8">
          <table:table-cell office:value-type="date" office:date-value="2020-01-24" calcext:value-type="date">
            <text:p>24/01/2020</text:p>
          </table:table-cell>
          <table:table-cell office:value-type="string" calcext:value-type="string">
            <text:p>●</text:p>
          </table:table-cell>
          <table:table-cell/>
        </table:table-row>
        <table:table-row table:style-name="ro8">
          <table:table-cell office:value-type="date" office:date-value="2020-02-02" calcext:value-type="date">
            <text:p>02/02/2020</text:p>
          </table:table-cell>
          <table:table-cell office:value-type="string" calcext:value-type="string">
            <text:p>◐</text:p>
          </table:table-cell>
          <table:table-cell/>
        </table:table-row>
        <table:table-row table:style-name="ro8">
          <table:table-cell office:value-type="date" office:date-value="2020-02-09" calcext:value-type="date">
            <text:p>09/02/2020</text:p>
          </table:table-cell>
          <table:table-cell office:value-type="string" calcext:value-type="string">
            <text:p>○</text:p>
          </table:table-cell>
          <table:table-cell/>
        </table:table-row>
        <table:table-row table:style-name="ro8">
          <table:table-cell office:value-type="date" office:date-value="2020-02-15" calcext:value-type="date">
            <text:p>15/02/2020</text:p>
          </table:table-cell>
          <table:table-cell office:value-type="string" calcext:value-type="string">
            <text:p>◑</text:p>
          </table:table-cell>
          <table:table-cell/>
        </table:table-row>
        <table:table-row table:style-name="ro8">
          <table:table-cell office:value-type="date" office:date-value="2020-02-23" calcext:value-type="date">
            <text:p>23/02/2020</text:p>
          </table:table-cell>
          <table:table-cell office:value-type="string" calcext:value-type="string">
            <text:p>●</text:p>
          </table:table-cell>
          <table:table-cell/>
        </table:table-row>
        <table:table-row table:style-name="ro8">
          <table:table-cell office:value-type="date" office:date-value="2020-03-02" calcext:value-type="date">
            <text:p>02/03/2020</text:p>
          </table:table-cell>
          <table:table-cell office:value-type="string" calcext:value-type="string">
            <text:p>◐</text:p>
          </table:table-cell>
          <table:table-cell/>
        </table:table-row>
        <table:table-row table:style-name="ro8">
          <table:table-cell office:value-type="date" office:date-value="2020-03-09" calcext:value-type="date">
            <text:p>09/03/2020</text:p>
          </table:table-cell>
          <table:table-cell office:value-type="string" calcext:value-type="string">
            <text:p>○</text:p>
          </table:table-cell>
          <table:table-cell/>
        </table:table-row>
        <table:table-row table:style-name="ro8">
          <table:table-cell office:value-type="date" office:date-value="2020-03-16" calcext:value-type="date">
            <text:p>16/03/2020</text:p>
          </table:table-cell>
          <table:table-cell office:value-type="string" calcext:value-type="string">
            <text:p>◑</text:p>
          </table:table-cell>
          <table:table-cell/>
        </table:table-row>
        <table:table-row table:style-name="ro8">
          <table:table-cell office:value-type="date" office:date-value="2020-03-24" calcext:value-type="date">
            <text:p>24/03/2020</text:p>
          </table:table-cell>
          <table:table-cell office:value-type="string" calcext:value-type="string">
            <text:p>●</text:p>
          </table:table-cell>
          <table:table-cell/>
        </table:table-row>
        <table:table-row table:style-name="ro8">
          <table:table-cell office:value-type="date" office:date-value="2020-04-01" calcext:value-type="date">
            <text:p>01/04/2020</text:p>
          </table:table-cell>
          <table:table-cell office:value-type="string" calcext:value-type="string">
            <text:p>◐</text:p>
          </table:table-cell>
          <table:table-cell/>
        </table:table-row>
        <table:table-row table:style-name="ro8">
          <table:table-cell office:value-type="date" office:date-value="2020-04-08" calcext:value-type="date">
            <text:p>08/04/2020</text:p>
          </table:table-cell>
          <table:table-cell office:value-type="string" calcext:value-type="string">
            <text:p>○</text:p>
          </table:table-cell>
          <table:table-cell/>
        </table:table-row>
        <table:table-row table:style-name="ro8">
          <table:table-cell office:value-type="date" office:date-value="2020-04-14" calcext:value-type="date">
            <text:p>14/04/2020</text:p>
          </table:table-cell>
          <table:table-cell office:value-type="string" calcext:value-type="string">
            <text:p>◑</text:p>
          </table:table-cell>
          <table:table-cell/>
        </table:table-row>
        <table:table-row table:style-name="ro8">
          <table:table-cell office:value-type="date" office:date-value="2020-04-23" calcext:value-type="date">
            <text:p>23/04/2020</text:p>
          </table:table-cell>
          <table:table-cell office:value-type="string" calcext:value-type="string">
            <text:p>●</text:p>
          </table:table-cell>
          <table:table-cell/>
        </table:table-row>
        <table:table-row table:style-name="ro8">
          <table:table-cell office:value-type="date" office:date-value="2020-04-30" calcext:value-type="date">
            <text:p>30/04/2020</text:p>
          </table:table-cell>
          <table:table-cell office:value-type="string" calcext:value-type="string">
            <text:p>◐</text:p>
          </table:table-cell>
          <table:table-cell/>
        </table:table-row>
        <table:table-row table:style-name="ro8">
          <table:table-cell office:value-type="date" office:date-value="2020-05-07" calcext:value-type="date">
            <text:p>07/05/2020</text:p>
          </table:table-cell>
          <table:table-cell office:value-type="string" calcext:value-type="string">
            <text:p>○</text:p>
          </table:table-cell>
          <table:table-cell/>
        </table:table-row>
        <table:table-row table:style-name="ro8">
          <table:table-cell office:value-type="date" office:date-value="2020-05-14" calcext:value-type="date">
            <text:p>14/05/2020</text:p>
          </table:table-cell>
          <table:table-cell office:value-type="string" calcext:value-type="string">
            <text:p>◑</text:p>
          </table:table-cell>
          <table:table-cell/>
        </table:table-row>
        <table:table-row table:style-name="ro8">
          <table:table-cell office:value-type="date" office:date-value="2020-05-22" calcext:value-type="date">
            <text:p>22/05/2020</text:p>
          </table:table-cell>
          <table:table-cell office:value-type="string" calcext:value-type="string">
            <text:p>●</text:p>
          </table:table-cell>
          <table:table-cell/>
        </table:table-row>
        <table:table-row table:style-name="ro8">
          <table:table-cell office:value-type="date" office:date-value="2020-05-30" calcext:value-type="date">
            <text:p>30/05/2020</text:p>
          </table:table-cell>
          <table:table-cell office:value-type="string" calcext:value-type="string">
            <text:p>◐</text:p>
          </table:table-cell>
          <table:table-cell/>
        </table:table-row>
        <table:table-row table:style-name="ro8">
          <table:table-cell office:value-type="date" office:date-value="2020-06-05" calcext:value-type="date">
            <text:p>05/06/2020</text:p>
          </table:table-cell>
          <table:table-cell office:value-type="string" calcext:value-type="string">
            <text:p>○</text:p>
          </table:table-cell>
          <table:table-cell/>
        </table:table-row>
        <table:table-row table:style-name="ro8">
          <table:table-cell office:value-type="date" office:date-value="2020-06-13" calcext:value-type="date">
            <text:p>13/06/2020</text:p>
          </table:table-cell>
          <table:table-cell office:value-type="string" calcext:value-type="string">
            <text:p>◑</text:p>
          </table:table-cell>
          <table:table-cell/>
        </table:table-row>
        <table:table-row table:style-name="ro8">
          <table:table-cell office:value-type="date" office:date-value="2020-06-21" calcext:value-type="date">
            <text:p>21/06/2020</text:p>
          </table:table-cell>
          <table:table-cell office:value-type="string" calcext:value-type="string">
            <text:p>●</text:p>
          </table:table-cell>
          <table:table-cell/>
        </table:table-row>
        <table:table-row table:style-name="ro8">
          <table:table-cell office:value-type="date" office:date-value="2020-06-28" calcext:value-type="date">
            <text:p>28/06/2020</text:p>
          </table:table-cell>
          <table:table-cell office:value-type="string" calcext:value-type="string">
            <text:p>◐</text:p>
          </table:table-cell>
          <table:table-cell/>
        </table:table-row>
        <table:table-row table:style-name="ro8">
          <table:table-cell office:value-type="date" office:date-value="2020-07-05" calcext:value-type="date">
            <text:p>05/07/2020</text:p>
          </table:table-cell>
          <table:table-cell office:value-type="string" calcext:value-type="string">
            <text:p>○</text:p>
          </table:table-cell>
          <table:table-cell/>
        </table:table-row>
        <table:table-row table:style-name="ro8">
          <table:table-cell office:value-type="date" office:date-value="2020-07-12" calcext:value-type="date">
            <text:p>12/07/2020</text:p>
          </table:table-cell>
          <table:table-cell office:value-type="string" calcext:value-type="string">
            <text:p>◑</text:p>
          </table:table-cell>
          <table:table-cell/>
        </table:table-row>
        <table:table-row table:style-name="ro8">
          <table:table-cell office:value-type="date" office:date-value="2020-07-20" calcext:value-type="date">
            <text:p>20/07/2020</text:p>
          </table:table-cell>
          <table:table-cell office:value-type="string" calcext:value-type="string">
            <text:p>●</text:p>
          </table:table-cell>
          <table:table-cell/>
        </table:table-row>
        <table:table-row table:style-name="ro8">
          <table:table-cell office:value-type="date" office:date-value="2020-07-27" calcext:value-type="date">
            <text:p>27/07/2020</text:p>
          </table:table-cell>
          <table:table-cell office:value-type="string" calcext:value-type="string">
            <text:p>◐</text:p>
          </table:table-cell>
          <table:table-cell/>
        </table:table-row>
        <table:table-row table:style-name="ro8">
          <table:table-cell office:value-type="date" office:date-value="2020-08-03" calcext:value-type="date">
            <text:p>03/08/2020</text:p>
          </table:table-cell>
          <table:table-cell office:value-type="string" calcext:value-type="string">
            <text:p>○</text:p>
          </table:table-cell>
          <table:table-cell/>
        </table:table-row>
        <table:table-row table:style-name="ro8">
          <table:table-cell office:value-type="date" office:date-value="2020-08-11" calcext:value-type="date">
            <text:p>11/08/2020</text:p>
          </table:table-cell>
          <table:table-cell office:value-type="string" calcext:value-type="string">
            <text:p>◑</text:p>
          </table:table-cell>
          <table:table-cell/>
        </table:table-row>
        <table:table-row table:style-name="ro8">
          <table:table-cell office:value-type="date" office:date-value="2020-08-19" calcext:value-type="date">
            <text:p>19/08/2020</text:p>
          </table:table-cell>
          <table:table-cell office:value-type="string" calcext:value-type="string">
            <text:p>●</text:p>
          </table:table-cell>
          <table:table-cell/>
        </table:table-row>
        <table:table-row table:style-name="ro8">
          <table:table-cell office:value-type="date" office:date-value="2020-08-25" calcext:value-type="date">
            <text:p>25/08/2020</text:p>
          </table:table-cell>
          <table:table-cell office:value-type="string" calcext:value-type="string">
            <text:p>◐</text:p>
          </table:table-cell>
          <table:table-cell/>
        </table:table-row>
        <table:table-row table:style-name="ro8">
          <table:table-cell office:value-type="date" office:date-value="2020-09-02" calcext:value-type="date">
            <text:p>02/09/2020</text:p>
          </table:table-cell>
          <table:table-cell office:value-type="string" calcext:value-type="string">
            <text:p>○</text:p>
          </table:table-cell>
          <table:table-cell/>
        </table:table-row>
        <table:table-row table:style-name="ro8">
          <table:table-cell office:value-type="date" office:date-value="2020-09-10" calcext:value-type="date">
            <text:p>10/09/2020</text:p>
          </table:table-cell>
          <table:table-cell office:value-type="string" calcext:value-type="string">
            <text:p>◑</text:p>
          </table:table-cell>
          <table:table-cell/>
        </table:table-row>
        <table:table-row table:style-name="ro8">
          <table:table-cell office:value-type="date" office:date-value="2020-09-17" calcext:value-type="date">
            <text:p>17/09/2020</text:p>
          </table:table-cell>
          <table:table-cell office:value-type="string" calcext:value-type="string">
            <text:p>●</text:p>
          </table:table-cell>
          <table:table-cell/>
        </table:table-row>
        <table:table-row table:style-name="ro8">
          <table:table-cell office:value-type="date" office:date-value="2020-09-24" calcext:value-type="date">
            <text:p>24/09/2020</text:p>
          </table:table-cell>
          <table:table-cell office:value-type="string" calcext:value-type="string">
            <text:p>◐</text:p>
          </table:table-cell>
          <table:table-cell/>
        </table:table-row>
        <table:table-row table:style-name="ro8">
          <table:table-cell office:value-type="date" office:date-value="2020-10-01" calcext:value-type="date">
            <text:p>01/10/2020</text:p>
          </table:table-cell>
          <table:table-cell office:value-type="string" calcext:value-type="string">
            <text:p>○</text:p>
          </table:table-cell>
          <table:table-cell/>
        </table:table-row>
        <table:table-row table:style-name="ro8">
          <table:table-cell office:value-type="date" office:date-value="2020-10-10" calcext:value-type="date">
            <text:p>10/10/2020</text:p>
          </table:table-cell>
          <table:table-cell office:value-type="string" calcext:value-type="string">
            <text:p>◑</text:p>
          </table:table-cell>
          <table:table-cell/>
        </table:table-row>
        <table:table-row table:style-name="ro8">
          <table:table-cell office:value-type="date" office:date-value="2020-10-16" calcext:value-type="date">
            <text:p>16/10/2020</text:p>
          </table:table-cell>
          <table:table-cell office:value-type="string" calcext:value-type="string">
            <text:p>●</text:p>
          </table:table-cell>
          <table:table-cell/>
        </table:table-row>
        <table:table-row table:style-name="ro8">
          <table:table-cell office:value-type="date" office:date-value="2020-10-23" calcext:value-type="date">
            <text:p>23/10/2020</text:p>
          </table:table-cell>
          <table:table-cell office:value-type="string" calcext:value-type="string">
            <text:p>◐</text:p>
          </table:table-cell>
          <table:table-cell/>
        </table:table-row>
        <table:table-row table:style-name="ro8">
          <table:table-cell office:value-type="date" office:date-value="2020-10-31" calcext:value-type="date">
            <text:p>31/10/2020</text:p>
          </table:table-cell>
          <table:table-cell office:value-type="string" calcext:value-type="string">
            <text:p>○</text:p>
          </table:table-cell>
          <table:table-cell/>
        </table:table-row>
        <table:table-row table:style-name="ro8">
          <table:table-cell office:value-type="date" office:date-value="2020-11-08" calcext:value-type="date">
            <text:p>08/11/2020</text:p>
          </table:table-cell>
          <table:table-cell office:value-type="string" calcext:value-type="string">
            <text:p>◑</text:p>
          </table:table-cell>
          <table:table-cell/>
        </table:table-row>
        <table:table-row table:style-name="ro8">
          <table:table-cell office:value-type="date" office:date-value="2020-11-15" calcext:value-type="date">
            <text:p>15/11/2020</text:p>
          </table:table-cell>
          <table:table-cell office:value-type="string" calcext:value-type="string">
            <text:p>●</text:p>
          </table:table-cell>
          <table:table-cell/>
        </table:table-row>
        <table:table-row table:style-name="ro8">
          <table:table-cell office:value-type="date" office:date-value="2020-11-22" calcext:value-type="date">
            <text:p>22/11/2020</text:p>
          </table:table-cell>
          <table:table-cell office:value-type="string" calcext:value-type="string">
            <text:p>◐</text:p>
          </table:table-cell>
          <table:table-cell/>
        </table:table-row>
        <table:table-row table:style-name="ro8">
          <table:table-cell office:value-type="date" office:date-value="2020-11-30" calcext:value-type="date">
            <text:p>30/11/2020</text:p>
          </table:table-cell>
          <table:table-cell office:value-type="string" calcext:value-type="string">
            <text:p>○</text:p>
          </table:table-cell>
          <table:table-cell/>
        </table:table-row>
        <table:table-row table:style-name="ro8">
          <table:table-cell office:value-type="date" office:date-value="2020-12-08" calcext:value-type="date">
            <text:p>08/12/2020</text:p>
          </table:table-cell>
          <table:table-cell office:value-type="string" calcext:value-type="string">
            <text:p>◑</text:p>
          </table:table-cell>
          <table:table-cell/>
        </table:table-row>
        <table:table-row table:style-name="ro8">
          <table:table-cell office:value-type="date" office:date-value="2020-12-14" calcext:value-type="date">
            <text:p>14/12/2020</text:p>
          </table:table-cell>
          <table:table-cell office:value-type="string" calcext:value-type="string">
            <text:p>●</text:p>
          </table:table-cell>
          <table:table-cell/>
        </table:table-row>
        <table:table-row table:style-name="ro8">
          <table:table-cell office:value-type="date" office:date-value="2020-12-21" calcext:value-type="date">
            <text:p>21/12/2020</text:p>
          </table:table-cell>
          <table:table-cell office:value-type="string" calcext:value-type="string">
            <text:p>◐</text:p>
          </table:table-cell>
          <table:table-cell/>
        </table:table-row>
        <table:table-row table:style-name="ro8">
          <table:table-cell office:value-type="date" office:date-value="2020-12-30" calcext:value-type="date">
            <text:p>30/12/2020</text:p>
          </table:table-cell>
          <table:table-cell office:value-type="string" calcext:value-type="string">
            <text:p>○</text:p>
          </table:table-cell>
          <table:table-cell/>
        </table:table-row>
        <table:table-row table:style-name="ro8">
          <table:table-cell office:value-type="date" office:date-value="2021-01-06" calcext:value-type="date">
            <text:p>06/01/2021</text:p>
          </table:table-cell>
          <table:table-cell office:value-type="string" calcext:value-type="string">
            <text:p>◑</text:p>
          </table:table-cell>
          <table:table-cell/>
        </table:table-row>
        <table:table-row table:style-name="ro8">
          <table:table-cell office:value-type="date" office:date-value="2021-01-13" calcext:value-type="date">
            <text:p>13/01/2021</text:p>
          </table:table-cell>
          <table:table-cell office:value-type="string" calcext:value-type="string">
            <text:p>●</text:p>
          </table:table-cell>
          <table:table-cell/>
        </table:table-row>
        <table:table-row table:style-name="ro8">
          <table:table-cell office:value-type="date" office:date-value="2021-01-20" calcext:value-type="date">
            <text:p>20/01/2021</text:p>
          </table:table-cell>
          <table:table-cell office:value-type="string" calcext:value-type="string">
            <text:p>◐</text:p>
          </table:table-cell>
          <table:table-cell/>
        </table:table-row>
        <table:table-row table:style-name="ro8">
          <table:table-cell office:value-type="date" office:date-value="2021-01-28" calcext:value-type="date">
            <text:p>28/01/2021</text:p>
          </table:table-cell>
          <table:table-cell office:value-type="string" calcext:value-type="string">
            <text:p>○</text:p>
          </table:table-cell>
          <table:table-cell/>
        </table:table-row>
        <table:table-row table:style-name="ro8">
          <table:table-cell office:value-type="date" office:date-value="2021-02-04" calcext:value-type="date">
            <text:p>04/02/2021</text:p>
          </table:table-cell>
          <table:table-cell office:value-type="string" calcext:value-type="string">
            <text:p>◑</text:p>
          </table:table-cell>
          <table:table-cell/>
        </table:table-row>
        <table:table-row table:style-name="ro8">
          <table:table-cell office:value-type="date" office:date-value="2021-02-11" calcext:value-type="date">
            <text:p>11/02/2021</text:p>
          </table:table-cell>
          <table:table-cell office:value-type="string" calcext:value-type="string">
            <text:p>●</text:p>
          </table:table-cell>
          <table:table-cell/>
        </table:table-row>
        <table:table-row table:style-name="ro8">
          <table:table-cell office:value-type="date" office:date-value="2021-02-19" calcext:value-type="date">
            <text:p>19/02/2021</text:p>
          </table:table-cell>
          <table:table-cell office:value-type="string" calcext:value-type="string">
            <text:p>◐</text:p>
          </table:table-cell>
          <table:table-cell/>
        </table:table-row>
        <table:table-row table:style-name="ro8">
          <table:table-cell office:value-type="date" office:date-value="2021-02-27" calcext:value-type="date">
            <text:p>27/02/2021</text:p>
          </table:table-cell>
          <table:table-cell office:value-type="string" calcext:value-type="string">
            <text:p>○</text:p>
          </table:table-cell>
          <table:table-cell/>
        </table:table-row>
        <table:table-row table:style-name="ro8">
          <table:table-cell office:value-type="date" office:date-value="2021-03-06" calcext:value-type="date">
            <text:p>06/03/2021</text:p>
          </table:table-cell>
          <table:table-cell office:value-type="string" calcext:value-type="string">
            <text:p>◑</text:p>
          </table:table-cell>
          <table:table-cell/>
        </table:table-row>
        <table:table-row table:style-name="ro8">
          <table:table-cell office:value-type="date" office:date-value="2021-03-13" calcext:value-type="date">
            <text:p>13/03/2021</text:p>
          </table:table-cell>
          <table:table-cell office:value-type="string" calcext:value-type="string">
            <text:p>●</text:p>
          </table:table-cell>
          <table:table-cell/>
        </table:table-row>
        <table:table-row table:style-name="ro8">
          <table:table-cell office:value-type="date" office:date-value="2021-03-21" calcext:value-type="date">
            <text:p>21/03/2021</text:p>
          </table:table-cell>
          <table:table-cell office:value-type="string" calcext:value-type="string">
            <text:p>◐</text:p>
          </table:table-cell>
          <table:table-cell/>
        </table:table-row>
        <table:table-row table:style-name="ro8">
          <table:table-cell office:value-type="date" office:date-value="2021-03-28" calcext:value-type="date">
            <text:p>28/03/2021</text:p>
          </table:table-cell>
          <table:table-cell office:value-type="string" calcext:value-type="string">
            <text:p>○</text:p>
          </table:table-cell>
          <table:table-cell/>
        </table:table-row>
        <table:table-row table:style-name="ro8">
          <table:table-cell office:value-type="date" office:date-value="2021-04-04" calcext:value-type="date">
            <text:p>04/04/2021</text:p>
          </table:table-cell>
          <table:table-cell office:value-type="string" calcext:value-type="string">
            <text:p>◑</text:p>
          </table:table-cell>
          <table:table-cell/>
        </table:table-row>
        <table:table-row table:style-name="ro8">
          <table:table-cell office:value-type="date" office:date-value="2021-04-12" calcext:value-type="date">
            <text:p>12/04/2021</text:p>
          </table:table-cell>
          <table:table-cell office:value-type="string" calcext:value-type="string">
            <text:p>●</text:p>
          </table:table-cell>
          <table:table-cell/>
        </table:table-row>
        <table:table-row table:style-name="ro8">
          <table:table-cell office:value-type="date" office:date-value="2021-04-20" calcext:value-type="date">
            <text:p>20/04/2021</text:p>
          </table:table-cell>
          <table:table-cell office:value-type="string" calcext:value-type="string">
            <text:p>◐</text:p>
          </table:table-cell>
          <table:table-cell/>
        </table:table-row>
        <table:table-row table:style-name="ro8">
          <table:table-cell office:value-type="date" office:date-value="2021-04-27" calcext:value-type="date">
            <text:p>27/04/2021</text:p>
          </table:table-cell>
          <table:table-cell office:value-type="string" calcext:value-type="string">
            <text:p>○</text:p>
          </table:table-cell>
          <table:table-cell/>
        </table:table-row>
        <table:table-row table:style-name="ro8">
          <table:table-cell office:value-type="date" office:date-value="2021-05-03" calcext:value-type="date">
            <text:p>03/05/2021</text:p>
          </table:table-cell>
          <table:table-cell office:value-type="string" calcext:value-type="string">
            <text:p>◑</text:p>
          </table:table-cell>
          <table:table-cell/>
        </table:table-row>
        <table:table-row table:style-name="ro8">
          <table:table-cell office:value-type="date" office:date-value="2021-05-11" calcext:value-type="date">
            <text:p>11/05/2021</text:p>
          </table:table-cell>
          <table:table-cell office:value-type="string" calcext:value-type="string">
            <text:p>●</text:p>
          </table:table-cell>
          <table:table-cell/>
        </table:table-row>
        <table:table-row table:style-name="ro8">
          <table:table-cell office:value-type="date" office:date-value="2021-05-19" calcext:value-type="date">
            <text:p>19/05/2021</text:p>
          </table:table-cell>
          <table:table-cell office:value-type="string" calcext:value-type="string">
            <text:p>◐</text:p>
          </table:table-cell>
          <table:table-cell/>
        </table:table-row>
        <table:table-row table:style-name="ro8">
          <table:table-cell office:value-type="date" office:date-value="2021-05-26" calcext:value-type="date">
            <text:p>26/05/2021</text:p>
          </table:table-cell>
          <table:table-cell office:value-type="string" calcext:value-type="string">
            <text:p>○</text:p>
          </table:table-cell>
          <table:table-cell/>
        </table:table-row>
        <table:table-row table:style-name="ro8">
          <table:table-cell office:value-type="date" office:date-value="2021-06-02" calcext:value-type="date">
            <text:p>02/06/2021</text:p>
          </table:table-cell>
          <table:table-cell office:value-type="string" calcext:value-type="string">
            <text:p>◑</text:p>
          </table:table-cell>
          <table:table-cell/>
        </table:table-row>
        <table:table-row table:style-name="ro8">
          <table:table-cell office:value-type="date" office:date-value="2021-06-10" calcext:value-type="date">
            <text:p>10/06/2021</text:p>
          </table:table-cell>
          <table:table-cell office:value-type="string" calcext:value-type="string">
            <text:p>●</text:p>
          </table:table-cell>
          <table:table-cell/>
        </table:table-row>
        <table:table-row table:style-name="ro8">
          <table:table-cell office:value-type="date" office:date-value="2021-06-18" calcext:value-type="date">
            <text:p>18/06/2021</text:p>
          </table:table-cell>
          <table:table-cell office:value-type="string" calcext:value-type="string">
            <text:p>◐</text:p>
          </table:table-cell>
          <table:table-cell/>
        </table:table-row>
        <table:table-row table:style-name="ro8">
          <table:table-cell office:value-type="date" office:date-value="2021-06-24" calcext:value-type="date">
            <text:p>24/06/2021</text:p>
          </table:table-cell>
          <table:table-cell office:value-type="string" calcext:value-type="string">
            <text:p>○</text:p>
          </table:table-cell>
          <table:table-cell/>
        </table:table-row>
        <table:table-row table:style-name="ro8">
          <table:table-cell office:value-type="date" office:date-value="2021-07-01" calcext:value-type="date">
            <text:p>01/07/2021</text:p>
          </table:table-cell>
          <table:table-cell office:value-type="string" calcext:value-type="string">
            <text:p>◑</text:p>
          </table:table-cell>
          <table:table-cell/>
        </table:table-row>
        <table:table-row table:style-name="ro8">
          <table:table-cell office:value-type="date" office:date-value="2021-07-10" calcext:value-type="date">
            <text:p>10/07/2021</text:p>
          </table:table-cell>
          <table:table-cell office:value-type="string" calcext:value-type="string">
            <text:p>●</text:p>
          </table:table-cell>
          <table:table-cell/>
        </table:table-row>
        <table:table-row table:style-name="ro8">
          <table:table-cell office:value-type="date" office:date-value="2021-07-17" calcext:value-type="date">
            <text:p>17/07/2021</text:p>
          </table:table-cell>
          <table:table-cell office:value-type="string" calcext:value-type="string">
            <text:p>◐</text:p>
          </table:table-cell>
          <table:table-cell/>
        </table:table-row>
        <table:table-row table:style-name="ro8">
          <table:table-cell office:value-type="date" office:date-value="2021-07-24" calcext:value-type="date">
            <text:p>24/07/2021</text:p>
          </table:table-cell>
          <table:table-cell office:value-type="string" calcext:value-type="string">
            <text:p>○</text:p>
          </table:table-cell>
          <table:table-cell/>
        </table:table-row>
        <table:table-row table:style-name="ro8">
          <table:table-cell office:value-type="date" office:date-value="2021-07-31" calcext:value-type="date">
            <text:p>31/07/2021</text:p>
          </table:table-cell>
          <table:table-cell office:value-type="string" calcext:value-type="string">
            <text:p>◑</text:p>
          </table:table-cell>
          <table:table-cell/>
        </table:table-row>
        <table:table-row table:style-name="ro8">
          <table:table-cell office:value-type="date" office:date-value="2021-08-08" calcext:value-type="date">
            <text:p>08/08/2021</text:p>
          </table:table-cell>
          <table:table-cell office:value-type="string" calcext:value-type="string">
            <text:p>●</text:p>
          </table:table-cell>
          <table:table-cell/>
        </table:table-row>
        <table:table-row table:style-name="ro8">
          <table:table-cell office:value-type="date" office:date-value="2021-08-15" calcext:value-type="date">
            <text:p>15/08/2021</text:p>
          </table:table-cell>
          <table:table-cell office:value-type="string" calcext:value-type="string">
            <text:p>◐</text:p>
          </table:table-cell>
          <table:table-cell/>
        </table:table-row>
        <table:table-row table:style-name="ro8">
          <table:table-cell office:value-type="date" office:date-value="2021-08-22" calcext:value-type="date">
            <text:p>22/08/2021</text:p>
          </table:table-cell>
          <table:table-cell office:value-type="string" calcext:value-type="string">
            <text:p>○</text:p>
          </table:table-cell>
          <table:table-cell/>
        </table:table-row>
        <table:table-row table:style-name="ro8">
          <table:table-cell office:value-type="date" office:date-value="2021-08-30" calcext:value-type="date">
            <text:p>30/08/2021</text:p>
          </table:table-cell>
          <table:table-cell office:value-type="string" calcext:value-type="string">
            <text:p>◑</text:p>
          </table:table-cell>
          <table:table-cell/>
        </table:table-row>
        <table:table-row table:style-name="ro8">
          <table:table-cell office:value-type="date" office:date-value="2021-09-07" calcext:value-type="date">
            <text:p>07/09/2021</text:p>
          </table:table-cell>
          <table:table-cell office:value-type="string" calcext:value-type="string">
            <text:p>●</text:p>
          </table:table-cell>
          <table:table-cell/>
        </table:table-row>
        <table:table-row table:style-name="ro8">
          <table:table-cell office:value-type="date" office:date-value="2021-09-13" calcext:value-type="date">
            <text:p>13/09/2021</text:p>
          </table:table-cell>
          <table:table-cell office:value-type="string" calcext:value-type="string">
            <text:p>◐</text:p>
          </table:table-cell>
          <table:table-cell/>
        </table:table-row>
        <table:table-row table:style-name="ro8">
          <table:table-cell office:value-type="date" office:date-value="2021-09-20" calcext:value-type="date">
            <text:p>20/09/2021</text:p>
          </table:table-cell>
          <table:table-cell office:value-type="string" calcext:value-type="string">
            <text:p>○</text:p>
          </table:table-cell>
          <table:table-cell/>
        </table:table-row>
        <table:table-row table:style-name="ro8">
          <table:table-cell office:value-type="date" office:date-value="2021-09-29" calcext:value-type="date">
            <text:p>29/09/2021</text:p>
          </table:table-cell>
          <table:table-cell office:value-type="string" calcext:value-type="string">
            <text:p>◑</text:p>
          </table:table-cell>
          <table:table-cell/>
        </table:table-row>
        <table:table-row table:style-name="ro8">
          <table:table-cell office:value-type="date" office:date-value="2021-10-06" calcext:value-type="date">
            <text:p>06/10/2021</text:p>
          </table:table-cell>
          <table:table-cell office:value-type="string" calcext:value-type="string">
            <text:p>●</text:p>
          </table:table-cell>
          <table:table-cell/>
        </table:table-row>
        <table:table-row table:style-name="ro8">
          <table:table-cell office:value-type="date" office:date-value="2021-10-13" calcext:value-type="date">
            <text:p>13/10/2021</text:p>
          </table:table-cell>
          <table:table-cell office:value-type="string" calcext:value-type="string">
            <text:p>◐</text:p>
          </table:table-cell>
          <table:table-cell/>
        </table:table-row>
        <table:table-row table:style-name="ro8">
          <table:table-cell office:value-type="date" office:date-value="2021-10-20" calcext:value-type="date">
            <text:p>20/10/2021</text:p>
          </table:table-cell>
          <table:table-cell office:value-type="string" calcext:value-type="string">
            <text:p>○</text:p>
          </table:table-cell>
          <table:table-cell/>
        </table:table-row>
        <table:table-row table:style-name="ro8">
          <table:table-cell office:value-type="date" office:date-value="2021-10-28" calcext:value-type="date">
            <text:p>28/10/2021</text:p>
          </table:table-cell>
          <table:table-cell office:value-type="string" calcext:value-type="string">
            <text:p>◑</text:p>
          </table:table-cell>
          <table:table-cell/>
        </table:table-row>
        <table:table-row table:style-name="ro8">
          <table:table-cell office:value-type="date" office:date-value="2021-11-04" calcext:value-type="date">
            <text:p>04/11/2021</text:p>
          </table:table-cell>
          <table:table-cell office:value-type="string" calcext:value-type="string">
            <text:p>●</text:p>
          </table:table-cell>
          <table:table-cell/>
        </table:table-row>
        <table:table-row table:style-name="ro8">
          <table:table-cell office:value-type="date" office:date-value="2021-11-11" calcext:value-type="date">
            <text:p>11/11/2021</text:p>
          </table:table-cell>
          <table:table-cell office:value-type="string" calcext:value-type="string">
            <text:p>◐</text:p>
          </table:table-cell>
          <table:table-cell/>
        </table:table-row>
        <table:table-row table:style-name="ro8">
          <table:table-cell office:value-type="date" office:date-value="2021-11-19" calcext:value-type="date">
            <text:p>19/11/2021</text:p>
          </table:table-cell>
          <table:table-cell office:value-type="string" calcext:value-type="string">
            <text:p>○</text:p>
          </table:table-cell>
          <table:table-cell/>
        </table:table-row>
        <table:table-row table:style-name="ro8">
          <table:table-cell office:value-type="date" office:date-value="2021-11-27" calcext:value-type="date">
            <text:p>27/11/2021</text:p>
          </table:table-cell>
          <table:table-cell office:value-type="string" calcext:value-type="string">
            <text:p>◑</text:p>
          </table:table-cell>
          <table:table-cell/>
        </table:table-row>
        <table:table-row table:style-name="ro8">
          <table:table-cell office:value-type="date" office:date-value="2021-12-04" calcext:value-type="date">
            <text:p>04/12/2021</text:p>
          </table:table-cell>
          <table:table-cell office:value-type="string" calcext:value-type="string">
            <text:p>●</text:p>
          </table:table-cell>
          <table:table-cell/>
        </table:table-row>
        <table:table-row table:style-name="ro8">
          <table:table-cell office:value-type="date" office:date-value="2021-12-11" calcext:value-type="date">
            <text:p>11/12/2021</text:p>
          </table:table-cell>
          <table:table-cell office:value-type="string" calcext:value-type="string">
            <text:p>◐</text:p>
          </table:table-cell>
          <table:table-cell/>
        </table:table-row>
        <table:table-row table:style-name="ro8">
          <table:table-cell office:value-type="date" office:date-value="2021-12-19" calcext:value-type="date">
            <text:p>19/12/2021</text:p>
          </table:table-cell>
          <table:table-cell office:value-type="string" calcext:value-type="string">
            <text:p>○</text:p>
          </table:table-cell>
          <table:table-cell/>
        </table:table-row>
        <table:table-row table:style-name="ro8">
          <table:table-cell office:value-type="date" office:date-value="2021-12-27" calcext:value-type="date">
            <text:p>27/12/2021</text:p>
          </table:table-cell>
          <table:table-cell office:value-type="string" calcext:value-type="string">
            <text:p>◑</text:p>
          </table:table-cell>
          <table:table-cell/>
        </table:table-row>
        <table:table-row table:style-name="ro8">
          <table:table-cell office:value-type="date" office:date-value="2022-01-02" calcext:value-type="date">
            <text:p>02/01/2022</text:p>
          </table:table-cell>
          <table:table-cell office:value-type="string" calcext:value-type="string">
            <text:p>●</text:p>
          </table:table-cell>
          <table:table-cell/>
        </table:table-row>
        <table:table-row table:style-name="ro8">
          <table:table-cell office:value-type="date" office:date-value="2022-01-09" calcext:value-type="date">
            <text:p>09/01/2022</text:p>
          </table:table-cell>
          <table:table-cell office:value-type="string" calcext:value-type="string">
            <text:p>◐</text:p>
          </table:table-cell>
          <table:table-cell/>
        </table:table-row>
        <table:table-row table:style-name="ro8">
          <table:table-cell office:value-type="date" office:date-value="2022-01-17" calcext:value-type="date">
            <text:p>17/01/2022</text:p>
          </table:table-cell>
          <table:table-cell office:value-type="string" calcext:value-type="string">
            <text:p>○</text:p>
          </table:table-cell>
          <table:table-cell/>
        </table:table-row>
        <table:table-row table:style-name="ro8">
          <table:table-cell office:value-type="date" office:date-value="2022-01-25" calcext:value-type="date">
            <text:p>25/01/2022</text:p>
          </table:table-cell>
          <table:table-cell office:value-type="string" calcext:value-type="string">
            <text:p>◑</text:p>
          </table:table-cell>
          <table:table-cell/>
        </table:table-row>
        <table:table-row table:style-name="ro8">
          <table:table-cell office:value-type="date" office:date-value="2022-02-01" calcext:value-type="date">
            <text:p>01/02/2022</text:p>
          </table:table-cell>
          <table:table-cell office:value-type="string" calcext:value-type="string">
            <text:p>●</text:p>
          </table:table-cell>
          <table:table-cell/>
        </table:table-row>
        <table:table-row table:style-name="ro8">
          <table:table-cell office:value-type="date" office:date-value="2022-02-08" calcext:value-type="date">
            <text:p>08/02/2022</text:p>
          </table:table-cell>
          <table:table-cell office:value-type="string" calcext:value-type="string">
            <text:p>◐</text:p>
          </table:table-cell>
          <table:table-cell/>
        </table:table-row>
        <table:table-row table:style-name="ro8">
          <table:table-cell office:value-type="date" office:date-value="2022-02-16" calcext:value-type="date">
            <text:p>16/02/2022</text:p>
          </table:table-cell>
          <table:table-cell office:value-type="string" calcext:value-type="string">
            <text:p>○</text:p>
          </table:table-cell>
          <table:table-cell/>
        </table:table-row>
        <table:table-row table:style-name="ro8">
          <table:table-cell office:value-type="date" office:date-value="2022-02-23" calcext:value-type="date">
            <text:p>23/02/2022</text:p>
          </table:table-cell>
          <table:table-cell office:value-type="string" calcext:value-type="string">
            <text:p>◑</text:p>
          </table:table-cell>
          <table:table-cell/>
        </table:table-row>
        <table:table-row table:style-name="ro8">
          <table:table-cell office:value-type="date" office:date-value="2022-03-02" calcext:value-type="date">
            <text:p>02/03/2022</text:p>
          </table:table-cell>
          <table:table-cell office:value-type="string" calcext:value-type="string">
            <text:p>●</text:p>
          </table:table-cell>
          <table:table-cell/>
        </table:table-row>
        <table:table-row table:style-name="ro8">
          <table:table-cell office:value-type="date" office:date-value="2022-03-10" calcext:value-type="date">
            <text:p>10/03/2022</text:p>
          </table:table-cell>
          <table:table-cell office:value-type="string" calcext:value-type="string">
            <text:p>◐</text:p>
          </table:table-cell>
          <table:table-cell/>
        </table:table-row>
        <table:table-row table:style-name="ro8">
          <table:table-cell office:value-type="date" office:date-value="2022-03-18" calcext:value-type="date">
            <text:p>18/03/2022</text:p>
          </table:table-cell>
          <table:table-cell office:value-type="string" calcext:value-type="string">
            <text:p>○</text:p>
          </table:table-cell>
          <table:table-cell/>
        </table:table-row>
        <table:table-row table:style-name="ro8">
          <table:table-cell office:value-type="date" office:date-value="2022-03-25" calcext:value-type="date">
            <text:p>25/03/2022</text:p>
          </table:table-cell>
          <table:table-cell office:value-type="string" calcext:value-type="string">
            <text:p>◑</text:p>
          </table:table-cell>
          <table:table-cell/>
        </table:table-row>
        <table:table-row table:style-name="ro8">
          <table:table-cell office:value-type="date" office:date-value="2022-04-01" calcext:value-type="date">
            <text:p>01/04/2022</text:p>
          </table:table-cell>
          <table:table-cell office:value-type="string" calcext:value-type="string">
            <text:p>●</text:p>
          </table:table-cell>
          <table:table-cell/>
        </table:table-row>
        <table:table-row table:style-name="ro8">
          <table:table-cell office:value-type="date" office:date-value="2022-04-09" calcext:value-type="date">
            <text:p>09/04/2022</text:p>
          </table:table-cell>
          <table:table-cell office:value-type="string" calcext:value-type="string">
            <text:p>◐</text:p>
          </table:table-cell>
          <table:table-cell/>
        </table:table-row>
        <table:table-row table:style-name="ro8">
          <table:table-cell office:value-type="date" office:date-value="2022-04-16" calcext:value-type="date">
            <text:p>16/04/2022</text:p>
          </table:table-cell>
          <table:table-cell office:value-type="string" calcext:value-type="string">
            <text:p>○</text:p>
          </table:table-cell>
          <table:table-cell/>
        </table:table-row>
        <table:table-row table:style-name="ro8">
          <table:table-cell office:value-type="date" office:date-value="2022-04-23" calcext:value-type="date">
            <text:p>23/04/2022</text:p>
          </table:table-cell>
          <table:table-cell office:value-type="string" calcext:value-type="string">
            <text:p>◑</text:p>
          </table:table-cell>
          <table:table-cell/>
        </table:table-row>
        <table:table-row table:style-name="ro8">
          <table:table-cell office:value-type="date" office:date-value="2022-04-30" calcext:value-type="date">
            <text:p>30/04/2022</text:p>
          </table:table-cell>
          <table:table-cell office:value-type="string" calcext:value-type="string">
            <text:p>●</text:p>
          </table:table-cell>
          <table:table-cell/>
        </table:table-row>
        <table:table-row table:style-name="ro8">
          <table:table-cell office:value-type="date" office:date-value="2022-05-09" calcext:value-type="date">
            <text:p>09/05/2022</text:p>
          </table:table-cell>
          <table:table-cell office:value-type="string" calcext:value-type="string">
            <text:p>◐</text:p>
          </table:table-cell>
          <table:table-cell/>
        </table:table-row>
        <table:table-row table:style-name="ro8">
          <table:table-cell office:value-type="date" office:date-value="2022-05-16" calcext:value-type="date">
            <text:p>16/05/2022</text:p>
          </table:table-cell>
          <table:table-cell office:value-type="string" calcext:value-type="string">
            <text:p>○</text:p>
          </table:table-cell>
          <table:table-cell/>
        </table:table-row>
        <table:table-row table:style-name="ro8">
          <table:table-cell office:value-type="date" office:date-value="2022-05-22" calcext:value-type="date">
            <text:p>22/05/2022</text:p>
          </table:table-cell>
          <table:table-cell office:value-type="string" calcext:value-type="string">
            <text:p>◑</text:p>
          </table:table-cell>
          <table:table-cell/>
        </table:table-row>
        <table:table-row table:style-name="ro8">
          <table:table-cell office:value-type="date" office:date-value="2022-05-30" calcext:value-type="date">
            <text:p>30/05/2022</text:p>
          </table:table-cell>
          <table:table-cell office:value-type="string" calcext:value-type="string">
            <text:p>●</text:p>
          </table:table-cell>
          <table:table-cell/>
        </table:table-row>
        <table:table-row table:style-name="ro8">
          <table:table-cell office:value-type="date" office:date-value="2022-06-07" calcext:value-type="date">
            <text:p>07/06/2022</text:p>
          </table:table-cell>
          <table:table-cell office:value-type="string" calcext:value-type="string">
            <text:p>◐</text:p>
          </table:table-cell>
          <table:table-cell/>
        </table:table-row>
        <table:table-row table:style-name="ro8">
          <table:table-cell office:value-type="date" office:date-value="2022-06-14" calcext:value-type="date">
            <text:p>14/06/2022</text:p>
          </table:table-cell>
          <table:table-cell office:value-type="string" calcext:value-type="string">
            <text:p>○</text:p>
          </table:table-cell>
          <table:table-cell/>
        </table:table-row>
        <table:table-row table:style-name="ro8">
          <table:table-cell office:value-type="date" office:date-value="2022-06-21" calcext:value-type="date">
            <text:p>21/06/2022</text:p>
          </table:table-cell>
          <table:table-cell office:value-type="string" calcext:value-type="string">
            <text:p>◑</text:p>
          </table:table-cell>
          <table:table-cell/>
        </table:table-row>
        <table:table-row table:style-name="ro8">
          <table:table-cell office:value-type="date" office:date-value="2022-06-29" calcext:value-type="date">
            <text:p>29/06/2022</text:p>
          </table:table-cell>
          <table:table-cell office:value-type="string" calcext:value-type="string">
            <text:p>●</text:p>
          </table:table-cell>
          <table:table-cell/>
        </table:table-row>
        <table:table-row table:style-name="ro8">
          <table:table-cell office:value-type="date" office:date-value="2022-07-07" calcext:value-type="date">
            <text:p>07/07/2022</text:p>
          </table:table-cell>
          <table:table-cell office:value-type="string" calcext:value-type="string">
            <text:p>◐</text:p>
          </table:table-cell>
          <table:table-cell/>
        </table:table-row>
        <table:table-row table:style-name="ro8">
          <table:table-cell office:value-type="date" office:date-value="2022-07-13" calcext:value-type="date">
            <text:p>13/07/2022</text:p>
          </table:table-cell>
          <table:table-cell office:value-type="string" calcext:value-type="string">
            <text:p>○</text:p>
          </table:table-cell>
          <table:table-cell/>
        </table:table-row>
        <table:table-row table:style-name="ro8">
          <table:table-cell office:value-type="date" office:date-value="2022-07-20" calcext:value-type="date">
            <text:p>20/07/2022</text:p>
          </table:table-cell>
          <table:table-cell office:value-type="string" calcext:value-type="string">
            <text:p>◑</text:p>
          </table:table-cell>
          <table:table-cell/>
        </table:table-row>
        <table:table-row table:style-name="ro8">
          <table:table-cell office:value-type="date" office:date-value="2022-07-28" calcext:value-type="date">
            <text:p>28/07/2022</text:p>
          </table:table-cell>
          <table:table-cell office:value-type="string" calcext:value-type="string">
            <text:p>●</text:p>
          </table:table-cell>
          <table:table-cell/>
        </table:table-row>
        <table:table-row table:style-name="ro8">
          <table:table-cell office:value-type="date" office:date-value="2022-08-05" calcext:value-type="date">
            <text:p>05/08/2022</text:p>
          </table:table-cell>
          <table:table-cell office:value-type="string" calcext:value-type="string">
            <text:p>◐</text:p>
          </table:table-cell>
          <table:table-cell/>
        </table:table-row>
        <table:table-row table:style-name="ro8">
          <table:table-cell office:value-type="date" office:date-value="2022-08-12" calcext:value-type="date">
            <text:p>12/08/2022</text:p>
          </table:table-cell>
          <table:table-cell office:value-type="string" calcext:value-type="string">
            <text:p>○</text:p>
          </table:table-cell>
          <table:table-cell/>
        </table:table-row>
        <table:table-row table:style-name="ro8">
          <table:table-cell office:value-type="date" office:date-value="2022-08-19" calcext:value-type="date">
            <text:p>19/08/2022</text:p>
          </table:table-cell>
          <table:table-cell office:value-type="string" calcext:value-type="string">
            <text:p>◑</text:p>
          </table:table-cell>
          <table:table-cell/>
        </table:table-row>
        <table:table-row table:style-name="ro8">
          <table:table-cell office:value-type="date" office:date-value="2022-08-27" calcext:value-type="date">
            <text:p>27/08/2022</text:p>
          </table:table-cell>
          <table:table-cell office:value-type="string" calcext:value-type="string">
            <text:p>●</text:p>
          </table:table-cell>
          <table:table-cell/>
        </table:table-row>
        <table:table-row table:style-name="ro8">
          <table:table-cell office:value-type="date" office:date-value="2022-09-03" calcext:value-type="date">
            <text:p>03/09/2022</text:p>
          </table:table-cell>
          <table:table-cell office:value-type="string" calcext:value-type="string">
            <text:p>◐</text:p>
          </table:table-cell>
          <table:table-cell/>
        </table:table-row>
        <table:table-row table:style-name="ro8">
          <table:table-cell office:value-type="date" office:date-value="2022-09-10" calcext:value-type="date">
            <text:p>10/09/2022</text:p>
          </table:table-cell>
          <table:table-cell office:value-type="string" calcext:value-type="string">
            <text:p>○</text:p>
          </table:table-cell>
          <table:table-cell/>
        </table:table-row>
        <table:table-row table:style-name="ro8">
          <table:table-cell office:value-type="date" office:date-value="2022-09-17" calcext:value-type="date">
            <text:p>17/09/2022</text:p>
          </table:table-cell>
          <table:table-cell office:value-type="string" calcext:value-type="string">
            <text:p>◑</text:p>
          </table:table-cell>
          <table:table-cell/>
        </table:table-row>
        <table:table-row table:style-name="ro8">
          <table:table-cell office:value-type="date" office:date-value="2022-09-25" calcext:value-type="date">
            <text:p>25/09/2022</text:p>
          </table:table-cell>
          <table:table-cell office:value-type="string" calcext:value-type="string">
            <text:p>●</text:p>
          </table:table-cell>
          <table:table-cell/>
        </table:table-row>
        <table:table-row table:style-name="ro8">
          <table:table-cell office:value-type="date" office:date-value="2022-10-03" calcext:value-type="date">
            <text:p>03/10/2022</text:p>
          </table:table-cell>
          <table:table-cell office:value-type="string" calcext:value-type="string">
            <text:p>◐</text:p>
          </table:table-cell>
          <table:table-cell/>
        </table:table-row>
        <table:table-row table:style-name="ro8">
          <table:table-cell office:value-type="date" office:date-value="2022-10-09" calcext:value-type="date">
            <text:p>09/10/2022</text:p>
          </table:table-cell>
          <table:table-cell office:value-type="string" calcext:value-type="string">
            <text:p>○</text:p>
          </table:table-cell>
          <table:table-cell/>
        </table:table-row>
        <table:table-row table:style-name="ro8">
          <table:table-cell office:value-type="date" office:date-value="2022-10-17" calcext:value-type="date">
            <text:p>17/10/2022</text:p>
          </table:table-cell>
          <table:table-cell office:value-type="string" calcext:value-type="string">
            <text:p>◑</text:p>
          </table:table-cell>
          <table:table-cell/>
        </table:table-row>
        <table:table-row table:style-name="ro8">
          <table:table-cell office:value-type="date" office:date-value="2022-10-25" calcext:value-type="date">
            <text:p>25/10/2022</text:p>
          </table:table-cell>
          <table:table-cell office:value-type="string" calcext:value-type="string">
            <text:p>●</text:p>
          </table:table-cell>
          <table:table-cell/>
        </table:table-row>
        <table:table-row table:style-name="ro8">
          <table:table-cell office:value-type="date" office:date-value="2022-11-01" calcext:value-type="date">
            <text:p>01/11/2022</text:p>
          </table:table-cell>
          <table:table-cell office:value-type="string" calcext:value-type="string">
            <text:p>◐</text:p>
          </table:table-cell>
          <table:table-cell/>
        </table:table-row>
        <table:table-row table:style-name="ro8">
          <table:table-cell office:value-type="date" office:date-value="2022-11-08" calcext:value-type="date">
            <text:p>08/11/2022</text:p>
          </table:table-cell>
          <table:table-cell office:value-type="string" calcext:value-type="string">
            <text:p>○</text:p>
          </table:table-cell>
          <table:table-cell/>
        </table:table-row>
        <table:table-row table:style-name="ro8">
          <table:table-cell office:value-type="date" office:date-value="2022-11-16" calcext:value-type="date">
            <text:p>16/11/2022</text:p>
          </table:table-cell>
          <table:table-cell office:value-type="string" calcext:value-type="string">
            <text:p>◑</text:p>
          </table:table-cell>
          <table:table-cell/>
        </table:table-row>
        <table:table-row table:style-name="ro8">
          <table:table-cell office:value-type="date" office:date-value="2022-11-23" calcext:value-type="date">
            <text:p>23/11/2022</text:p>
          </table:table-cell>
          <table:table-cell office:value-type="string" calcext:value-type="string">
            <text:p>●</text:p>
          </table:table-cell>
          <table:table-cell/>
        </table:table-row>
        <table:table-row table:style-name="ro8">
          <table:table-cell office:value-type="date" office:date-value="2022-11-30" calcext:value-type="date">
            <text:p>30/11/2022</text:p>
          </table:table-cell>
          <table:table-cell office:value-type="string" calcext:value-type="string">
            <text:p>◐</text:p>
          </table:table-cell>
          <table:table-cell/>
        </table:table-row>
        <table:table-row table:style-name="ro8">
          <table:table-cell office:value-type="date" office:date-value="2022-12-08" calcext:value-type="date">
            <text:p>08/12/2022</text:p>
          </table:table-cell>
          <table:table-cell office:value-type="string" calcext:value-type="string">
            <text:p>○</text:p>
          </table:table-cell>
          <table:table-cell/>
        </table:table-row>
        <table:table-row table:style-name="ro8">
          <table:table-cell office:value-type="date" office:date-value="2022-12-16" calcext:value-type="date">
            <text:p>16/12/2022</text:p>
          </table:table-cell>
          <table:table-cell office:value-type="string" calcext:value-type="string">
            <text:p>◑</text:p>
          </table:table-cell>
          <table:table-cell/>
        </table:table-row>
        <table:table-row table:style-name="ro8">
          <table:table-cell office:value-type="date" office:date-value="2022-12-23" calcext:value-type="date">
            <text:p>23/12/2022</text:p>
          </table:table-cell>
          <table:table-cell office:value-type="string" calcext:value-type="string">
            <text:p>●</text:p>
          </table:table-cell>
          <table:table-cell/>
        </table:table-row>
        <table:table-row table:style-name="ro8">
          <table:table-cell office:value-type="date" office:date-value="2022-12-30" calcext:value-type="date">
            <text:p>30/12/2022</text:p>
          </table:table-cell>
          <table:table-cell office:value-type="string" calcext:value-type="string">
            <text:p>◐</text:p>
          </table:table-cell>
          <table:table-cell/>
        </table:table-row>
        <table:table-row table:style-name="ro8">
          <table:table-cell office:value-type="date" office:date-value="2023-01-06" calcext:value-type="date">
            <text:p>06/01/2023</text:p>
          </table:table-cell>
          <table:table-cell office:value-type="string" calcext:value-type="string">
            <text:p>○</text:p>
          </table:table-cell>
          <table:table-cell/>
        </table:table-row>
        <table:table-row table:style-name="ro8">
          <table:table-cell office:value-type="date" office:date-value="2023-01-15" calcext:value-type="date">
            <text:p>15/01/2023</text:p>
          </table:table-cell>
          <table:table-cell office:value-type="string" calcext:value-type="string">
            <text:p>◑</text:p>
          </table:table-cell>
          <table:table-cell/>
        </table:table-row>
        <table:table-row table:style-name="ro8">
          <table:table-cell office:value-type="date" office:date-value="2023-01-21" calcext:value-type="date">
            <text:p>21/01/2023</text:p>
          </table:table-cell>
          <table:table-cell office:value-type="string" calcext:value-type="string">
            <text:p>●</text:p>
          </table:table-cell>
          <table:table-cell/>
        </table:table-row>
        <table:table-row table:style-name="ro8">
          <table:table-cell office:value-type="date" office:date-value="2023-01-28" calcext:value-type="date">
            <text:p>28/01/2023</text:p>
          </table:table-cell>
          <table:table-cell office:value-type="string" calcext:value-type="string">
            <text:p>◐</text:p>
          </table:table-cell>
          <table:table-cell/>
        </table:table-row>
        <table:table-row table:style-name="ro8">
          <table:table-cell office:value-type="date" office:date-value="2023-02-05" calcext:value-type="date">
            <text:p>05/02/2023</text:p>
          </table:table-cell>
          <table:table-cell office:value-type="string" calcext:value-type="string">
            <text:p>○</text:p>
          </table:table-cell>
          <table:table-cell/>
        </table:table-row>
        <table:table-row table:style-name="ro8">
          <table:table-cell office:value-type="date" office:date-value="2023-02-13" calcext:value-type="date">
            <text:p>13/02/2023</text:p>
          </table:table-cell>
          <table:table-cell office:value-type="string" calcext:value-type="string">
            <text:p>◑</text:p>
          </table:table-cell>
          <table:table-cell/>
        </table:table-row>
        <table:table-row table:style-name="ro8">
          <table:table-cell office:value-type="date" office:date-value="2023-02-20" calcext:value-type="date">
            <text:p>20/02/2023</text:p>
          </table:table-cell>
          <table:table-cell office:value-type="string" calcext:value-type="string">
            <text:p>●</text:p>
          </table:table-cell>
          <table:table-cell/>
        </table:table-row>
        <table:table-row table:style-name="ro8">
          <table:table-cell office:value-type="date" office:date-value="2023-02-27" calcext:value-type="date">
            <text:p>27/02/2023</text:p>
          </table:table-cell>
          <table:table-cell office:value-type="string" calcext:value-type="string">
            <text:p>◐</text:p>
          </table:table-cell>
          <table:table-cell/>
        </table:table-row>
        <table:table-row table:style-name="ro8">
          <table:table-cell office:value-type="date" office:date-value="2023-03-07" calcext:value-type="date">
            <text:p>07/03/2023</text:p>
          </table:table-cell>
          <table:table-cell office:value-type="string" calcext:value-type="string">
            <text:p>○</text:p>
          </table:table-cell>
          <table:table-cell/>
        </table:table-row>
        <table:table-row table:style-name="ro8">
          <table:table-cell office:value-type="date" office:date-value="2023-03-15" calcext:value-type="date">
            <text:p>15/03/2023</text:p>
          </table:table-cell>
          <table:table-cell office:value-type="string" calcext:value-type="string">
            <text:p>◑</text:p>
          </table:table-cell>
          <table:table-cell/>
        </table:table-row>
        <table:table-row table:style-name="ro8">
          <table:table-cell office:value-type="date" office:date-value="2023-03-21" calcext:value-type="date">
            <text:p>21/03/2023</text:p>
          </table:table-cell>
          <table:table-cell office:value-type="string" calcext:value-type="string">
            <text:p>●</text:p>
          </table:table-cell>
          <table:table-cell/>
        </table:table-row>
        <table:table-row table:style-name="ro8">
          <table:table-cell office:value-type="date" office:date-value="2023-03-29" calcext:value-type="date">
            <text:p>29/03/2023</text:p>
          </table:table-cell>
          <table:table-cell office:value-type="string" calcext:value-type="string">
            <text:p>◐</text:p>
          </table:table-cell>
          <table:table-cell/>
        </table:table-row>
        <table:table-row table:style-name="ro8">
          <table:table-cell office:value-type="date" office:date-value="2023-04-06" calcext:value-type="date">
            <text:p>06/04/2023</text:p>
          </table:table-cell>
          <table:table-cell office:value-type="string" calcext:value-type="string">
            <text:p>○</text:p>
          </table:table-cell>
          <table:table-cell/>
        </table:table-row>
        <table:table-row table:style-name="ro8">
          <table:table-cell office:value-type="date" office:date-value="2023-04-13" calcext:value-type="date">
            <text:p>13/04/2023</text:p>
          </table:table-cell>
          <table:table-cell office:value-type="string" calcext:value-type="string">
            <text:p>◑</text:p>
          </table:table-cell>
          <table:table-cell/>
        </table:table-row>
        <table:table-row table:style-name="ro8">
          <table:table-cell office:value-type="date" office:date-value="2023-04-20" calcext:value-type="date">
            <text:p>20/04/2023</text:p>
          </table:table-cell>
          <table:table-cell office:value-type="string" calcext:value-type="string">
            <text:p>●</text:p>
          </table:table-cell>
          <table:table-cell/>
        </table:table-row>
        <table:table-row table:style-name="ro8">
          <table:table-cell office:value-type="date" office:date-value="2023-04-27" calcext:value-type="date">
            <text:p>27/04/2023</text:p>
          </table:table-cell>
          <table:table-cell office:value-type="string" calcext:value-type="string">
            <text:p>◐</text:p>
          </table:table-cell>
          <table:table-cell/>
        </table:table-row>
        <table:table-row table:style-name="ro8">
          <table:table-cell office:value-type="date" office:date-value="2023-05-05" calcext:value-type="date">
            <text:p>05/05/2023</text:p>
          </table:table-cell>
          <table:table-cell office:value-type="string" calcext:value-type="string">
            <text:p>○</text:p>
          </table:table-cell>
          <table:table-cell/>
        </table:table-row>
        <table:table-row table:style-name="ro8">
          <table:table-cell office:value-type="date" office:date-value="2023-05-12" calcext:value-type="date">
            <text:p>12/05/2023</text:p>
          </table:table-cell>
          <table:table-cell office:value-type="string" calcext:value-type="string">
            <text:p>◑</text:p>
          </table:table-cell>
          <table:table-cell/>
        </table:table-row>
        <table:table-row table:style-name="ro8">
          <table:table-cell office:value-type="date" office:date-value="2023-05-19" calcext:value-type="date">
            <text:p>19/05/2023</text:p>
          </table:table-cell>
          <table:table-cell office:value-type="string" calcext:value-type="string">
            <text:p>●</text:p>
          </table:table-cell>
          <table:table-cell/>
        </table:table-row>
        <table:table-row table:style-name="ro8">
          <table:table-cell office:value-type="date" office:date-value="2023-05-27" calcext:value-type="date">
            <text:p>27/05/2023</text:p>
          </table:table-cell>
          <table:table-cell office:value-type="string" calcext:value-type="string">
            <text:p>◐</text:p>
          </table:table-cell>
          <table:table-cell/>
        </table:table-row>
        <table:table-row table:style-name="ro8">
          <table:table-cell office:value-type="date" office:date-value="2023-06-04" calcext:value-type="date">
            <text:p>04/06/2023</text:p>
          </table:table-cell>
          <table:table-cell office:value-type="string" calcext:value-type="string">
            <text:p>○</text:p>
          </table:table-cell>
          <table:table-cell/>
        </table:table-row>
        <table:table-row table:style-name="ro8">
          <table:table-cell office:value-type="date" office:date-value="2023-06-10" calcext:value-type="date">
            <text:p>10/06/2023</text:p>
          </table:table-cell>
          <table:table-cell office:value-type="string" calcext:value-type="string">
            <text:p>◑</text:p>
          </table:table-cell>
          <table:table-cell/>
        </table:table-row>
        <table:table-row table:style-name="ro8">
          <table:table-cell office:value-type="date" office:date-value="2023-06-18" calcext:value-type="date">
            <text:p>18/06/2023</text:p>
          </table:table-cell>
          <table:table-cell office:value-type="string" calcext:value-type="string">
            <text:p>●</text:p>
          </table:table-cell>
          <table:table-cell/>
        </table:table-row>
        <table:table-row table:style-name="ro8">
          <table:table-cell office:value-type="date" office:date-value="2023-06-26" calcext:value-type="date">
            <text:p>26/06/2023</text:p>
          </table:table-cell>
          <table:table-cell office:value-type="string" calcext:value-type="string">
            <text:p>◐</text:p>
          </table:table-cell>
          <table:table-cell/>
        </table:table-row>
        <table:table-row table:style-name="ro8">
          <table:table-cell office:value-type="date" office:date-value="2023-07-03" calcext:value-type="date">
            <text:p>03/07/2023</text:p>
          </table:table-cell>
          <table:table-cell office:value-type="string" calcext:value-type="string">
            <text:p>○</text:p>
          </table:table-cell>
          <table:table-cell/>
        </table:table-row>
        <table:table-row table:style-name="ro8">
          <table:table-cell office:value-type="date" office:date-value="2023-07-10" calcext:value-type="date">
            <text:p>10/07/2023</text:p>
          </table:table-cell>
          <table:table-cell office:value-type="string" calcext:value-type="string">
            <text:p>◑</text:p>
          </table:table-cell>
          <table:table-cell/>
        </table:table-row>
        <table:table-row table:style-name="ro8">
          <table:table-cell office:value-type="date" office:date-value="2023-07-17" calcext:value-type="date">
            <text:p>17/07/2023</text:p>
          </table:table-cell>
          <table:table-cell office:value-type="string" calcext:value-type="string">
            <text:p>●</text:p>
          </table:table-cell>
          <table:table-cell/>
        </table:table-row>
        <table:table-row table:style-name="ro8">
          <table:table-cell office:value-type="date" office:date-value="2023-07-25" calcext:value-type="date">
            <text:p>25/07/2023</text:p>
          </table:table-cell>
          <table:table-cell office:value-type="string" calcext:value-type="string">
            <text:p>◐</text:p>
          </table:table-cell>
          <table:table-cell/>
        </table:table-row>
        <table:table-row table:style-name="ro8">
          <table:table-cell office:value-type="date" office:date-value="2023-08-01" calcext:value-type="date">
            <text:p>01/08/2023</text:p>
          </table:table-cell>
          <table:table-cell office:value-type="string" calcext:value-type="string">
            <text:p>○</text:p>
          </table:table-cell>
          <table:table-cell/>
        </table:table-row>
        <table:table-row table:style-name="ro8">
          <table:table-cell office:value-type="date" office:date-value="2023-08-08" calcext:value-type="date">
            <text:p>08/08/2023</text:p>
          </table:table-cell>
          <table:table-cell office:value-type="string" calcext:value-type="string">
            <text:p>◑</text:p>
          </table:table-cell>
          <table:table-cell/>
        </table:table-row>
        <table:table-row table:style-name="ro8">
          <table:table-cell office:value-type="date" office:date-value="2023-08-16" calcext:value-type="date">
            <text:p>16/08/2023</text:p>
          </table:table-cell>
          <table:table-cell office:value-type="string" calcext:value-type="string">
            <text:p>●</text:p>
          </table:table-cell>
          <table:table-cell/>
        </table:table-row>
        <table:table-row table:style-name="ro8">
          <table:table-cell office:value-type="date" office:date-value="2023-08-24" calcext:value-type="date">
            <text:p>24/08/2023</text:p>
          </table:table-cell>
          <table:table-cell office:value-type="string" calcext:value-type="string">
            <text:p>◐</text:p>
          </table:table-cell>
          <table:table-cell/>
        </table:table-row>
        <table:table-row table:style-name="ro8">
          <table:table-cell office:value-type="date" office:date-value="2023-08-31" calcext:value-type="date">
            <text:p>31/08/2023</text:p>
          </table:table-cell>
          <table:table-cell office:value-type="string" calcext:value-type="string">
            <text:p>○</text:p>
          </table:table-cell>
          <table:table-cell/>
        </table:table-row>
        <table:table-row table:style-name="ro8">
          <table:table-cell office:value-type="date" office:date-value="2023-09-06" calcext:value-type="date">
            <text:p>06/09/2023</text:p>
          </table:table-cell>
          <table:table-cell office:value-type="string" calcext:value-type="string">
            <text:p>◑</text:p>
          </table:table-cell>
          <table:table-cell/>
        </table:table-row>
        <table:table-row table:style-name="ro8">
          <table:table-cell office:value-type="date" office:date-value="2023-09-15" calcext:value-type="date">
            <text:p>15/09/2023</text:p>
          </table:table-cell>
          <table:table-cell office:value-type="string" calcext:value-type="string">
            <text:p>●</text:p>
          </table:table-cell>
          <table:table-cell/>
        </table:table-row>
        <table:table-row table:style-name="ro8">
          <table:table-cell office:value-type="date" office:date-value="2023-09-22" calcext:value-type="date">
            <text:p>22/09/2023</text:p>
          </table:table-cell>
          <table:table-cell office:value-type="string" calcext:value-type="string">
            <text:p>◐</text:p>
          </table:table-cell>
          <table:table-cell/>
        </table:table-row>
        <table:table-row table:style-name="ro8">
          <table:table-cell office:value-type="date" office:date-value="2023-09-29" calcext:value-type="date">
            <text:p>29/09/2023</text:p>
          </table:table-cell>
          <table:table-cell office:value-type="string" calcext:value-type="string">
            <text:p>○</text:p>
          </table:table-cell>
          <table:table-cell/>
        </table:table-row>
        <table:table-row table:style-name="ro8">
          <table:table-cell office:value-type="date" office:date-value="2023-10-06" calcext:value-type="date">
            <text:p>06/10/2023</text:p>
          </table:table-cell>
          <table:table-cell office:value-type="string" calcext:value-type="string">
            <text:p>◑</text:p>
          </table:table-cell>
          <table:table-cell/>
        </table:table-row>
        <table:table-row table:style-name="ro8">
          <table:table-cell office:value-type="date" office:date-value="2023-10-14" calcext:value-type="date">
            <text:p>14/10/2023</text:p>
          </table:table-cell>
          <table:table-cell office:value-type="string" calcext:value-type="string">
            <text:p>●</text:p>
          </table:table-cell>
          <table:table-cell/>
        </table:table-row>
        <table:table-row table:style-name="ro8">
          <table:table-cell office:value-type="date" office:date-value="2023-10-22" calcext:value-type="date">
            <text:p>22/10/2023</text:p>
          </table:table-cell>
          <table:table-cell office:value-type="string" calcext:value-type="string">
            <text:p>◐</text:p>
          </table:table-cell>
          <table:table-cell/>
        </table:table-row>
        <table:table-row table:style-name="ro8">
          <table:table-cell office:value-type="date" office:date-value="2023-10-28" calcext:value-type="date">
            <text:p>28/10/2023</text:p>
          </table:table-cell>
          <table:table-cell office:value-type="string" calcext:value-type="string">
            <text:p>○</text:p>
          </table:table-cell>
          <table:table-cell/>
        </table:table-row>
        <table:table-row table:style-name="ro8">
          <table:table-cell office:value-type="date" office:date-value="2023-11-05" calcext:value-type="date">
            <text:p>05/11/2023</text:p>
          </table:table-cell>
          <table:table-cell office:value-type="string" calcext:value-type="string">
            <text:p>◑</text:p>
          </table:table-cell>
          <table:table-cell/>
        </table:table-row>
        <table:table-row table:style-name="ro8">
          <table:table-cell office:value-type="date" office:date-value="2023-11-13" calcext:value-type="date">
            <text:p>13/11/2023</text:p>
          </table:table-cell>
          <table:table-cell office:value-type="string" calcext:value-type="string">
            <text:p>●</text:p>
          </table:table-cell>
          <table:table-cell/>
        </table:table-row>
        <table:table-row table:style-name="ro8">
          <table:table-cell office:value-type="date" office:date-value="2023-11-20" calcext:value-type="date">
            <text:p>20/11/2023</text:p>
          </table:table-cell>
          <table:table-cell office:value-type="string" calcext:value-type="string">
            <text:p>◐</text:p>
          </table:table-cell>
          <table:table-cell/>
        </table:table-row>
        <table:table-row table:style-name="ro8">
          <table:table-cell office:value-type="date" office:date-value="2023-11-27" calcext:value-type="date">
            <text:p>27/11/2023</text:p>
          </table:table-cell>
          <table:table-cell office:value-type="string" calcext:value-type="string">
            <text:p>○</text:p>
          </table:table-cell>
          <table:table-cell/>
        </table:table-row>
        <table:table-row table:style-name="ro8">
          <table:table-cell office:value-type="date" office:date-value="2023-12-05" calcext:value-type="date">
            <text:p>05/12/2023</text:p>
          </table:table-cell>
          <table:table-cell office:value-type="string" calcext:value-type="string">
            <text:p>◑</text:p>
          </table:table-cell>
          <table:table-cell/>
        </table:table-row>
        <table:table-row table:style-name="ro8">
          <table:table-cell office:value-type="date" office:date-value="2023-12-12" calcext:value-type="date">
            <text:p>12/12/2023</text:p>
          </table:table-cell>
          <table:table-cell office:value-type="string" calcext:value-type="string">
            <text:p>●</text:p>
          </table:table-cell>
          <table:table-cell/>
        </table:table-row>
        <table:table-row table:style-name="ro8">
          <table:table-cell office:value-type="date" office:date-value="2023-12-19" calcext:value-type="date">
            <text:p>19/12/2023</text:p>
          </table:table-cell>
          <table:table-cell office:value-type="string" calcext:value-type="string">
            <text:p>◐</text:p>
          </table:table-cell>
          <table:table-cell/>
        </table:table-row>
        <table:table-row table:style-name="ro8">
          <table:table-cell office:value-type="date" office:date-value="2023-12-27" calcext:value-type="date">
            <text:p>27/12/2023</text:p>
          </table:table-cell>
          <table:table-cell office:value-type="string" calcext:value-type="string">
            <text:p>○</text:p>
          </table:table-cell>
          <table:table-cell/>
        </table:table-row>
        <table:table-row table:style-name="ro8">
          <table:table-cell office:value-type="date" office:date-value="2024-01-04" calcext:value-type="date">
            <text:p>04/01/2024</text:p>
          </table:table-cell>
          <table:table-cell office:value-type="string" calcext:value-type="string">
            <text:p>◑</text:p>
          </table:table-cell>
          <table:table-cell/>
        </table:table-row>
        <table:table-row table:style-name="ro8">
          <table:table-cell office:value-type="date" office:date-value="2024-01-11" calcext:value-type="date">
            <text:p>11/01/2024</text:p>
          </table:table-cell>
          <table:table-cell office:value-type="string" calcext:value-type="string">
            <text:p>●</text:p>
          </table:table-cell>
          <table:table-cell/>
        </table:table-row>
        <table:table-row table:style-name="ro8">
          <table:table-cell office:value-type="date" office:date-value="2024-01-18" calcext:value-type="date">
            <text:p>18/01/2024</text:p>
          </table:table-cell>
          <table:table-cell office:value-type="string" calcext:value-type="string">
            <text:p>◐</text:p>
          </table:table-cell>
          <table:table-cell/>
        </table:table-row>
        <table:table-row table:style-name="ro8">
          <table:table-cell office:value-type="date" office:date-value="2024-01-25" calcext:value-type="date">
            <text:p>25/01/2024</text:p>
          </table:table-cell>
          <table:table-cell office:value-type="string" calcext:value-type="string">
            <text:p>○</text:p>
          </table:table-cell>
          <table:table-cell/>
        </table:table-row>
        <table:table-row table:style-name="ro8">
          <table:table-cell office:value-type="date" office:date-value="2024-02-02" calcext:value-type="date">
            <text:p>02/02/2024</text:p>
          </table:table-cell>
          <table:table-cell office:value-type="string" calcext:value-type="string">
            <text:p>◑</text:p>
          </table:table-cell>
          <table:table-cell/>
        </table:table-row>
        <table:table-row table:style-name="ro8">
          <table:table-cell office:value-type="date" office:date-value="2024-02-09" calcext:value-type="date">
            <text:p>09/02/2024</text:p>
          </table:table-cell>
          <table:table-cell office:value-type="string" calcext:value-type="string">
            <text:p>●</text:p>
          </table:table-cell>
          <table:table-cell/>
        </table:table-row>
        <table:table-row table:style-name="ro8">
          <table:table-cell office:value-type="date" office:date-value="2024-02-16" calcext:value-type="date">
            <text:p>16/02/2024</text:p>
          </table:table-cell>
          <table:table-cell office:value-type="string" calcext:value-type="string">
            <text:p>◐</text:p>
          </table:table-cell>
          <table:table-cell/>
        </table:table-row>
        <table:table-row table:style-name="ro8">
          <table:table-cell office:value-type="date" office:date-value="2024-02-24" calcext:value-type="date">
            <text:p>24/02/2024</text:p>
          </table:table-cell>
          <table:table-cell office:value-type="string" calcext:value-type="string">
            <text:p>○</text:p>
          </table:table-cell>
          <table:table-cell/>
        </table:table-row>
        <table:table-row table:style-name="ro8">
          <table:table-cell office:value-type="date" office:date-value="2024-03-03" calcext:value-type="date">
            <text:p>03/03/2024</text:p>
          </table:table-cell>
          <table:table-cell office:value-type="string" calcext:value-type="string">
            <text:p>◑</text:p>
          </table:table-cell>
          <table:table-cell/>
        </table:table-row>
        <table:table-row table:style-name="ro8">
          <table:table-cell office:value-type="date" office:date-value="2024-03-10" calcext:value-type="date">
            <text:p>10/03/2024</text:p>
          </table:table-cell>
          <table:table-cell office:value-type="string" calcext:value-type="string">
            <text:p>●</text:p>
          </table:table-cell>
          <table:table-cell/>
        </table:table-row>
        <table:table-row table:style-name="ro8">
          <table:table-cell office:value-type="date" office:date-value="2024-03-17" calcext:value-type="date">
            <text:p>17/03/2024</text:p>
          </table:table-cell>
          <table:table-cell office:value-type="string" calcext:value-type="string">
            <text:p>◐</text:p>
          </table:table-cell>
          <table:table-cell/>
        </table:table-row>
        <table:table-row table:style-name="ro8">
          <table:table-cell office:value-type="date" office:date-value="2024-03-25" calcext:value-type="date">
            <text:p>25/03/2024</text:p>
          </table:table-cell>
          <table:table-cell office:value-type="string" calcext:value-type="string">
            <text:p>○</text:p>
          </table:table-cell>
          <table:table-cell/>
        </table:table-row>
        <table:table-row table:style-name="ro8">
          <table:table-cell office:value-type="date" office:date-value="2024-04-02" calcext:value-type="date">
            <text:p>02/04/2024</text:p>
          </table:table-cell>
          <table:table-cell office:value-type="string" calcext:value-type="string">
            <text:p>◑</text:p>
          </table:table-cell>
          <table:table-cell/>
        </table:table-row>
        <table:table-row table:style-name="ro8">
          <table:table-cell office:value-type="date" office:date-value="2024-04-08" calcext:value-type="date">
            <text:p>08/04/2024</text:p>
          </table:table-cell>
          <table:table-cell office:value-type="string" calcext:value-type="string">
            <text:p>●</text:p>
          </table:table-cell>
          <table:table-cell/>
        </table:table-row>
        <table:table-row table:style-name="ro8">
          <table:table-cell office:value-type="date" office:date-value="2024-04-15" calcext:value-type="date">
            <text:p>15/04/2024</text:p>
          </table:table-cell>
          <table:table-cell office:value-type="string" calcext:value-type="string">
            <text:p>◐</text:p>
          </table:table-cell>
          <table:table-cell/>
        </table:table-row>
        <table:table-row table:style-name="ro8">
          <table:table-cell office:value-type="date" office:date-value="2024-04-23" calcext:value-type="date">
            <text:p>23/04/2024</text:p>
          </table:table-cell>
          <table:table-cell office:value-type="string" calcext:value-type="string">
            <text:p>○</text:p>
          </table:table-cell>
          <table:table-cell/>
        </table:table-row>
        <table:table-row table:style-name="ro8">
          <table:table-cell office:value-type="date" office:date-value="2024-05-01" calcext:value-type="date">
            <text:p>01/05/2024</text:p>
          </table:table-cell>
          <table:table-cell office:value-type="string" calcext:value-type="string">
            <text:p>◑</text:p>
          </table:table-cell>
          <table:table-cell/>
        </table:table-row>
        <table:table-row table:style-name="ro8">
          <table:table-cell office:value-type="date" office:date-value="2024-05-08" calcext:value-type="date">
            <text:p>08/05/2024</text:p>
          </table:table-cell>
          <table:table-cell office:value-type="string" calcext:value-type="string">
            <text:p>●</text:p>
          </table:table-cell>
          <table:table-cell/>
        </table:table-row>
        <table:table-row table:style-name="ro8">
          <table:table-cell office:value-type="date" office:date-value="2024-05-15" calcext:value-type="date">
            <text:p>15/05/2024</text:p>
          </table:table-cell>
          <table:table-cell office:value-type="string" calcext:value-type="string">
            <text:p>◐</text:p>
          </table:table-cell>
          <table:table-cell/>
        </table:table-row>
        <table:table-row table:style-name="ro8">
          <table:table-cell office:value-type="date" office:date-value="2024-05-23" calcext:value-type="date">
            <text:p>23/05/2024</text:p>
          </table:table-cell>
          <table:table-cell office:value-type="string" calcext:value-type="string">
            <text:p>○</text:p>
          </table:table-cell>
          <table:table-cell/>
        </table:table-row>
        <table:table-row table:style-name="ro8">
          <table:table-cell office:value-type="date" office:date-value="2024-05-30" calcext:value-type="date">
            <text:p>30/05/2024</text:p>
          </table:table-cell>
          <table:table-cell office:value-type="string" calcext:value-type="string">
            <text:p>◑</text:p>
          </table:table-cell>
          <table:table-cell/>
        </table:table-row>
        <table:table-row table:style-name="ro8">
          <table:table-cell office:value-type="date" office:date-value="2024-06-06" calcext:value-type="date">
            <text:p>06/06/2024</text:p>
          </table:table-cell>
          <table:table-cell office:value-type="string" calcext:value-type="string">
            <text:p>●</text:p>
          </table:table-cell>
          <table:table-cell/>
        </table:table-row>
        <table:table-row table:style-name="ro8">
          <table:table-cell office:value-type="date" office:date-value="2024-06-14" calcext:value-type="date">
            <text:p>14/06/2024</text:p>
          </table:table-cell>
          <table:table-cell office:value-type="string" calcext:value-type="string">
            <text:p>◐</text:p>
          </table:table-cell>
          <table:table-cell/>
        </table:table-row>
        <table:table-row table:style-name="ro8">
          <table:table-cell office:value-type="date" office:date-value="2024-06-22" calcext:value-type="date">
            <text:p>22/06/2024</text:p>
          </table:table-cell>
          <table:table-cell office:value-type="string" calcext:value-type="string">
            <text:p>○</text:p>
          </table:table-cell>
          <table:table-cell/>
        </table:table-row>
        <table:table-row table:style-name="ro8">
          <table:table-cell office:value-type="date" office:date-value="2024-06-28" calcext:value-type="date">
            <text:p>28/06/2024</text:p>
          </table:table-cell>
          <table:table-cell office:value-type="string" calcext:value-type="string">
            <text:p>◑</text:p>
          </table:table-cell>
          <table:table-cell/>
        </table:table-row>
        <table:table-row table:style-name="ro8">
          <table:table-cell office:value-type="date" office:date-value="2024-07-05" calcext:value-type="date">
            <text:p>05/07/2024</text:p>
          </table:table-cell>
          <table:table-cell office:value-type="string" calcext:value-type="string">
            <text:p>●</text:p>
          </table:table-cell>
          <table:table-cell/>
        </table:table-row>
        <table:table-row table:style-name="ro8">
          <table:table-cell office:value-type="date" office:date-value="2024-07-13" calcext:value-type="date">
            <text:p>13/07/2024</text:p>
          </table:table-cell>
          <table:table-cell office:value-type="string" calcext:value-type="string">
            <text:p>◐</text:p>
          </table:table-cell>
          <table:table-cell/>
        </table:table-row>
        <table:table-row table:style-name="ro8">
          <table:table-cell office:value-type="date" office:date-value="2024-07-21" calcext:value-type="date">
            <text:p>21/07/2024</text:p>
          </table:table-cell>
          <table:table-cell office:value-type="string" calcext:value-type="string">
            <text:p>○</text:p>
          </table:table-cell>
          <table:table-cell/>
        </table:table-row>
        <table:table-row table:style-name="ro8">
          <table:table-cell office:value-type="date" office:date-value="2024-07-28" calcext:value-type="date">
            <text:p>28/07/2024</text:p>
          </table:table-cell>
          <table:table-cell office:value-type="string" calcext:value-type="string">
            <text:p>◑</text:p>
          </table:table-cell>
          <table:table-cell/>
        </table:table-row>
        <table:table-row table:style-name="ro8">
          <table:table-cell office:value-type="date" office:date-value="2024-08-04" calcext:value-type="date">
            <text:p>04/08/2024</text:p>
          </table:table-cell>
          <table:table-cell office:value-type="string" calcext:value-type="string">
            <text:p>●</text:p>
          </table:table-cell>
          <table:table-cell/>
        </table:table-row>
        <table:table-row table:style-name="ro8">
          <table:table-cell office:value-type="date" office:date-value="2024-08-12" calcext:value-type="date">
            <text:p>12/08/2024</text:p>
          </table:table-cell>
          <table:table-cell office:value-type="string" calcext:value-type="string">
            <text:p>◐</text:p>
          </table:table-cell>
          <table:table-cell/>
        </table:table-row>
        <table:table-row table:style-name="ro8">
          <table:table-cell office:value-type="date" office:date-value="2024-08-19" calcext:value-type="date">
            <text:p>19/08/2024</text:p>
          </table:table-cell>
          <table:table-cell office:value-type="string" calcext:value-type="string">
            <text:p>○</text:p>
          </table:table-cell>
          <table:table-cell/>
        </table:table-row>
        <table:table-row table:style-name="ro8">
          <table:table-cell office:value-type="date" office:date-value="2024-08-26" calcext:value-type="date">
            <text:p>26/08/2024</text:p>
          </table:table-cell>
          <table:table-cell office:value-type="string" calcext:value-type="string">
            <text:p>◑</text:p>
          </table:table-cell>
          <table:table-cell/>
        </table:table-row>
        <table:table-row table:style-name="ro8">
          <table:table-cell office:value-type="date" office:date-value="2024-09-03" calcext:value-type="date">
            <text:p>03/09/2024</text:p>
          </table:table-cell>
          <table:table-cell office:value-type="string" calcext:value-type="string">
            <text:p>●</text:p>
          </table:table-cell>
          <table:table-cell/>
        </table:table-row>
        <table:table-row table:style-name="ro8">
          <table:table-cell office:value-type="date" office:date-value="2024-09-11" calcext:value-type="date">
            <text:p>11/09/2024</text:p>
          </table:table-cell>
          <table:table-cell office:value-type="string" calcext:value-type="string">
            <text:p>◐</text:p>
          </table:table-cell>
          <table:table-cell/>
        </table:table-row>
        <table:table-row table:style-name="ro8">
          <table:table-cell office:value-type="date" office:date-value="2024-09-18" calcext:value-type="date">
            <text:p>18/09/2024</text:p>
          </table:table-cell>
          <table:table-cell office:value-type="string" calcext:value-type="string">
            <text:p>○</text:p>
          </table:table-cell>
          <table:table-cell/>
        </table:table-row>
        <table:table-row table:style-name="ro8">
          <table:table-cell office:value-type="date" office:date-value="2024-09-24" calcext:value-type="date">
            <text:p>24/09/2024</text:p>
          </table:table-cell>
          <table:table-cell office:value-type="string" calcext:value-type="string">
            <text:p>◑</text:p>
          </table:table-cell>
          <table:table-cell/>
        </table:table-row>
        <table:table-row table:style-name="ro8">
          <table:table-cell office:value-type="date" office:date-value="2024-10-02" calcext:value-type="date">
            <text:p>02/10/2024</text:p>
          </table:table-cell>
          <table:table-cell office:value-type="string" calcext:value-type="string">
            <text:p>●</text:p>
          </table:table-cell>
          <table:table-cell/>
        </table:table-row>
        <table:table-row table:style-name="ro8">
          <table:table-cell office:value-type="date" office:date-value="2024-10-10" calcext:value-type="date">
            <text:p>10/10/2024</text:p>
          </table:table-cell>
          <table:table-cell office:value-type="string" calcext:value-type="string">
            <text:p>◐</text:p>
          </table:table-cell>
          <table:table-cell/>
        </table:table-row>
        <table:table-row table:style-name="ro8">
          <table:table-cell office:value-type="date" office:date-value="2024-10-17" calcext:value-type="date">
            <text:p>17/10/2024</text:p>
          </table:table-cell>
          <table:table-cell office:value-type="string" calcext:value-type="string">
            <text:p>○</text:p>
          </table:table-cell>
          <table:table-cell/>
        </table:table-row>
        <table:table-row table:style-name="ro8">
          <table:table-cell office:value-type="date" office:date-value="2024-10-24" calcext:value-type="date">
            <text:p>24/10/2024</text:p>
          </table:table-cell>
          <table:table-cell office:value-type="string" calcext:value-type="string">
            <text:p>◑</text:p>
          </table:table-cell>
          <table:table-cell/>
        </table:table-row>
        <table:table-row table:style-name="ro8">
          <table:table-cell office:value-type="date" office:date-value="2024-11-01" calcext:value-type="date">
            <text:p>01/11/2024</text:p>
          </table:table-cell>
          <table:table-cell office:value-type="string" calcext:value-type="string">
            <text:p>●</text:p>
          </table:table-cell>
          <table:table-cell/>
        </table:table-row>
        <table:table-row table:style-name="ro8">
          <table:table-cell office:value-type="date" office:date-value="2024-11-09" calcext:value-type="date">
            <text:p>09/11/2024</text:p>
          </table:table-cell>
          <table:table-cell office:value-type="string" calcext:value-type="string">
            <text:p>◐</text:p>
          </table:table-cell>
          <table:table-cell/>
        </table:table-row>
        <table:table-row table:style-name="ro8">
          <table:table-cell office:value-type="date" office:date-value="2024-11-15" calcext:value-type="date">
            <text:p>15/11/2024</text:p>
          </table:table-cell>
          <table:table-cell office:value-type="string" calcext:value-type="string">
            <text:p>○</text:p>
          </table:table-cell>
          <table:table-cell/>
        </table:table-row>
        <table:table-row table:style-name="ro8">
          <table:table-cell office:value-type="date" office:date-value="2024-11-23" calcext:value-type="date">
            <text:p>23/11/2024</text:p>
          </table:table-cell>
          <table:table-cell office:value-type="string" calcext:value-type="string">
            <text:p>◑</text:p>
          </table:table-cell>
          <table:table-cell/>
        </table:table-row>
        <table:table-row table:style-name="ro8">
          <table:table-cell office:value-type="date" office:date-value="2024-12-01" calcext:value-type="date">
            <text:p>01/12/2024</text:p>
          </table:table-cell>
          <table:table-cell office:value-type="string" calcext:value-type="string">
            <text:p>●</text:p>
          </table:table-cell>
          <table:table-cell/>
        </table:table-row>
        <table:table-row table:style-name="ro8">
          <table:table-cell office:value-type="date" office:date-value="2024-12-08" calcext:value-type="date">
            <text:p>08/12/2024</text:p>
          </table:table-cell>
          <table:table-cell office:value-type="string" calcext:value-type="string">
            <text:p>◐</text:p>
          </table:table-cell>
          <table:table-cell/>
        </table:table-row>
        <table:table-row table:style-name="ro8">
          <table:table-cell office:value-type="date" office:date-value="2024-12-15" calcext:value-type="date">
            <text:p>15/12/2024</text:p>
          </table:table-cell>
          <table:table-cell office:value-type="string" calcext:value-type="string">
            <text:p>○</text:p>
          </table:table-cell>
          <table:table-cell/>
        </table:table-row>
        <table:table-row table:style-name="ro8">
          <table:table-cell office:value-type="date" office:date-value="2024-12-22" calcext:value-type="date">
            <text:p>22/12/2024</text:p>
          </table:table-cell>
          <table:table-cell office:value-type="string" calcext:value-type="string">
            <text:p>◑</text:p>
          </table:table-cell>
          <table:table-cell/>
        </table:table-row>
        <table:table-row table:style-name="ro8">
          <table:table-cell office:value-type="date" office:date-value="2024-12-30" calcext:value-type="date">
            <text:p>30/12/2024</text:p>
          </table:table-cell>
          <table:table-cell office:value-type="string" calcext:value-type="string">
            <text:p>●</text:p>
          </table:table-cell>
          <table:table-cell/>
        </table:table-row>
        <table:table-row table:style-name="ro8">
          <table:table-cell office:value-type="date" office:date-value="2025-01-06" calcext:value-type="date">
            <text:p>06/01/2025</text:p>
          </table:table-cell>
          <table:table-cell office:value-type="string" calcext:value-type="string">
            <text:p>◐</text:p>
          </table:table-cell>
          <table:table-cell/>
        </table:table-row>
        <table:table-row table:style-name="ro8">
          <table:table-cell office:value-type="date" office:date-value="2025-01-13" calcext:value-type="date">
            <text:p>13/01/2025</text:p>
          </table:table-cell>
          <table:table-cell office:value-type="string" calcext:value-type="string">
            <text:p>○</text:p>
          </table:table-cell>
          <table:table-cell/>
        </table:table-row>
        <table:table-row table:style-name="ro8">
          <table:table-cell office:value-type="date" office:date-value="2025-01-21" calcext:value-type="date">
            <text:p>21/01/2025</text:p>
          </table:table-cell>
          <table:table-cell office:value-type="string" calcext:value-type="string">
            <text:p>◑</text:p>
          </table:table-cell>
          <table:table-cell/>
        </table:table-row>
        <table:table-row table:style-name="ro8">
          <table:table-cell office:value-type="date" office:date-value="2025-01-29" calcext:value-type="date">
            <text:p>29/01/2025</text:p>
          </table:table-cell>
          <table:table-cell office:value-type="string" calcext:value-type="string">
            <text:p>●</text:p>
          </table:table-cell>
          <table:table-cell/>
        </table:table-row>
        <table:table-row table:style-name="ro8">
          <table:table-cell office:value-type="date" office:date-value="2025-02-05" calcext:value-type="date">
            <text:p>05/02/2025</text:p>
          </table:table-cell>
          <table:table-cell office:value-type="string" calcext:value-type="string">
            <text:p>◐</text:p>
          </table:table-cell>
          <table:table-cell/>
        </table:table-row>
        <table:table-row table:style-name="ro8">
          <table:table-cell office:value-type="date" office:date-value="2025-02-12" calcext:value-type="date">
            <text:p>12/02/2025</text:p>
          </table:table-cell>
          <table:table-cell office:value-type="string" calcext:value-type="string">
            <text:p>○</text:p>
          </table:table-cell>
          <table:table-cell/>
        </table:table-row>
        <table:table-row table:style-name="ro8">
          <table:table-cell office:value-type="date" office:date-value="2025-02-20" calcext:value-type="date">
            <text:p>20/02/2025</text:p>
          </table:table-cell>
          <table:table-cell office:value-type="string" calcext:value-type="string">
            <text:p>◑</text:p>
          </table:table-cell>
          <table:table-cell/>
        </table:table-row>
        <table:table-row table:style-name="ro8">
          <table:table-cell office:value-type="date" office:date-value="2025-02-28" calcext:value-type="date">
            <text:p>28/02/2025</text:p>
          </table:table-cell>
          <table:table-cell office:value-type="string" calcext:value-type="string">
            <text:p>●</text:p>
          </table:table-cell>
          <table:table-cell/>
        </table:table-row>
        <table:table-row table:style-name="ro8">
          <table:table-cell office:value-type="date" office:date-value="2025-03-06" calcext:value-type="date">
            <text:p>06/03/2025</text:p>
          </table:table-cell>
          <table:table-cell office:value-type="string" calcext:value-type="string">
            <text:p>◐</text:p>
          </table:table-cell>
          <table:table-cell/>
        </table:table-row>
        <table:table-row table:style-name="ro8">
          <table:table-cell office:value-type="date" office:date-value="2025-03-14" calcext:value-type="date">
            <text:p>14/03/2025</text:p>
          </table:table-cell>
          <table:table-cell office:value-type="string" calcext:value-type="string">
            <text:p>○</text:p>
          </table:table-cell>
          <table:table-cell/>
        </table:table-row>
        <table:table-row table:style-name="ro8">
          <table:table-cell office:value-type="date" office:date-value="2025-03-22" calcext:value-type="date">
            <text:p>22/03/2025</text:p>
          </table:table-cell>
          <table:table-cell office:value-type="string" calcext:value-type="string">
            <text:p>◑</text:p>
          </table:table-cell>
          <table:table-cell/>
        </table:table-row>
        <table:table-row table:style-name="ro8">
          <table:table-cell office:value-type="date" office:date-value="2025-03-29" calcext:value-type="date">
            <text:p>29/03/2025</text:p>
          </table:table-cell>
          <table:table-cell office:value-type="string" calcext:value-type="string">
            <text:p>●</text:p>
          </table:table-cell>
          <table:table-cell/>
        </table:table-row>
        <table:table-row table:style-name="ro8">
          <table:table-cell office:value-type="date" office:date-value="2025-04-05" calcext:value-type="date">
            <text:p>05/04/2025</text:p>
          </table:table-cell>
          <table:table-cell office:value-type="string" calcext:value-type="string">
            <text:p>◐</text:p>
          </table:table-cell>
          <table:table-cell/>
        </table:table-row>
        <table:table-row table:style-name="ro8">
          <table:table-cell office:value-type="date" office:date-value="2025-04-13" calcext:value-type="date">
            <text:p>13/04/2025</text:p>
          </table:table-cell>
          <table:table-cell office:value-type="string" calcext:value-type="string">
            <text:p>○</text:p>
          </table:table-cell>
          <table:table-cell/>
        </table:table-row>
        <table:table-row table:style-name="ro8">
          <table:table-cell office:value-type="date" office:date-value="2025-04-21" calcext:value-type="date">
            <text:p>21/04/2025</text:p>
          </table:table-cell>
          <table:table-cell office:value-type="string" calcext:value-type="string">
            <text:p>◑</text:p>
          </table:table-cell>
          <table:table-cell/>
        </table:table-row>
        <table:table-row table:style-name="ro8">
          <table:table-cell office:value-type="date" office:date-value="2025-04-27" calcext:value-type="date">
            <text:p>27/04/2025</text:p>
          </table:table-cell>
          <table:table-cell office:value-type="string" calcext:value-type="string">
            <text:p>●</text:p>
          </table:table-cell>
          <table:table-cell/>
        </table:table-row>
        <table:table-row table:style-name="ro8">
          <table:table-cell office:value-type="date" office:date-value="2025-05-04" calcext:value-type="date">
            <text:p>04/05/2025</text:p>
          </table:table-cell>
          <table:table-cell office:value-type="string" calcext:value-type="string">
            <text:p>◐</text:p>
          </table:table-cell>
          <table:table-cell/>
        </table:table-row>
        <table:table-row table:style-name="ro8">
          <table:table-cell office:value-type="date" office:date-value="2025-05-12" calcext:value-type="date">
            <text:p>12/05/2025</text:p>
          </table:table-cell>
          <table:table-cell office:value-type="string" calcext:value-type="string">
            <text:p>○</text:p>
          </table:table-cell>
          <table:table-cell/>
        </table:table-row>
        <table:table-row table:style-name="ro8">
          <table:table-cell office:value-type="date" office:date-value="2025-05-20" calcext:value-type="date">
            <text:p>20/05/2025</text:p>
          </table:table-cell>
          <table:table-cell office:value-type="string" calcext:value-type="string">
            <text:p>◑</text:p>
          </table:table-cell>
          <table:table-cell/>
        </table:table-row>
        <table:table-row table:style-name="ro8">
          <table:table-cell office:value-type="date" office:date-value="2025-05-27" calcext:value-type="date">
            <text:p>27/05/2025</text:p>
          </table:table-cell>
          <table:table-cell office:value-type="string" calcext:value-type="string">
            <text:p>●</text:p>
          </table:table-cell>
          <table:table-cell/>
        </table:table-row>
        <table:table-row table:style-name="ro8">
          <table:table-cell office:value-type="date" office:date-value="2025-06-03" calcext:value-type="date">
            <text:p>03/06/2025</text:p>
          </table:table-cell>
          <table:table-cell office:value-type="string" calcext:value-type="string">
            <text:p>◐</text:p>
          </table:table-cell>
          <table:table-cell/>
        </table:table-row>
        <table:table-row table:style-name="ro8">
          <table:table-cell office:value-type="date" office:date-value="2025-06-11" calcext:value-type="date">
            <text:p>11/06/2025</text:p>
          </table:table-cell>
          <table:table-cell office:value-type="string" calcext:value-type="string">
            <text:p>○</text:p>
          </table:table-cell>
          <table:table-cell/>
        </table:table-row>
        <table:table-row table:style-name="ro8">
          <table:table-cell office:value-type="date" office:date-value="2025-06-18" calcext:value-type="date">
            <text:p>18/06/2025</text:p>
          </table:table-cell>
          <table:table-cell office:value-type="string" calcext:value-type="string">
            <text:p>◑</text:p>
          </table:table-cell>
          <table:table-cell/>
        </table:table-row>
        <table:table-row table:style-name="ro8">
          <table:table-cell office:value-type="date" office:date-value="2025-06-25" calcext:value-type="date">
            <text:p>25/06/2025</text:p>
          </table:table-cell>
          <table:table-cell office:value-type="string" calcext:value-type="string">
            <text:p>●</text:p>
          </table:table-cell>
          <table:table-cell/>
        </table:table-row>
        <table:table-row table:style-name="ro8">
          <table:table-cell office:value-type="date" office:date-value="2025-07-02" calcext:value-type="date">
            <text:p>02/07/2025</text:p>
          </table:table-cell>
          <table:table-cell office:value-type="string" calcext:value-type="string">
            <text:p>◐</text:p>
          </table:table-cell>
          <table:table-cell/>
        </table:table-row>
        <table:table-row table:style-name="ro8">
          <table:table-cell office:value-type="date" office:date-value="2025-07-10" calcext:value-type="date">
            <text:p>10/07/2025</text:p>
          </table:table-cell>
          <table:table-cell office:value-type="string" calcext:value-type="string">
            <text:p>○</text:p>
          </table:table-cell>
          <table:table-cell/>
        </table:table-row>
        <table:table-row table:style-name="ro8">
          <table:table-cell office:value-type="date" office:date-value="2025-07-18" calcext:value-type="date">
            <text:p>18/07/2025</text:p>
          </table:table-cell>
          <table:table-cell office:value-type="string" calcext:value-type="string">
            <text:p>◑</text:p>
          </table:table-cell>
          <table:table-cell/>
        </table:table-row>
        <table:table-row table:style-name="ro8">
          <table:table-cell office:value-type="date" office:date-value="2025-07-24" calcext:value-type="date">
            <text:p>24/07/2025</text:p>
          </table:table-cell>
          <table:table-cell office:value-type="string" calcext:value-type="string">
            <text:p>●</text:p>
          </table:table-cell>
          <table:table-cell/>
        </table:table-row>
        <table:table-row table:style-name="ro8">
          <table:table-cell office:value-type="date" office:date-value="2025-08-01" calcext:value-type="date">
            <text:p>01/08/2025</text:p>
          </table:table-cell>
          <table:table-cell office:value-type="string" calcext:value-type="string">
            <text:p>◐</text:p>
          </table:table-cell>
          <table:table-cell/>
        </table:table-row>
        <table:table-row table:style-name="ro8">
          <table:table-cell office:value-type="date" office:date-value="2025-08-09" calcext:value-type="date">
            <text:p>09/08/2025</text:p>
          </table:table-cell>
          <table:table-cell office:value-type="string" calcext:value-type="string">
            <text:p>○</text:p>
          </table:table-cell>
          <table:table-cell/>
        </table:table-row>
        <table:table-row table:style-name="ro8">
          <table:table-cell office:value-type="date" office:date-value="2025-08-16" calcext:value-type="date">
            <text:p>16/08/2025</text:p>
          </table:table-cell>
          <table:table-cell office:value-type="string" calcext:value-type="string">
            <text:p>◑</text:p>
          </table:table-cell>
          <table:table-cell/>
        </table:table-row>
        <table:table-row table:style-name="ro8">
          <table:table-cell office:value-type="date" office:date-value="2025-08-23" calcext:value-type="date">
            <text:p>23/08/2025</text:p>
          </table:table-cell>
          <table:table-cell office:value-type="string" calcext:value-type="string">
            <text:p>●</text:p>
          </table:table-cell>
          <table:table-cell/>
        </table:table-row>
        <table:table-row table:style-name="ro8">
          <table:table-cell office:value-type="date" office:date-value="2025-08-31" calcext:value-type="date">
            <text:p>31/08/2025</text:p>
          </table:table-cell>
          <table:table-cell office:value-type="string" calcext:value-type="string">
            <text:p>◐</text:p>
          </table:table-cell>
          <table:table-cell/>
        </table:table-row>
        <table:table-row table:style-name="ro8">
          <table:table-cell office:value-type="date" office:date-value="2025-09-07" calcext:value-type="date">
            <text:p>07/09/2025</text:p>
          </table:table-cell>
          <table:table-cell office:value-type="string" calcext:value-type="string">
            <text:p>○</text:p>
          </table:table-cell>
          <table:table-cell/>
        </table:table-row>
        <table:table-row table:style-name="ro8">
          <table:table-cell office:value-type="date" office:date-value="2025-09-14" calcext:value-type="date">
            <text:p>14/09/2025</text:p>
          </table:table-cell>
          <table:table-cell office:value-type="string" calcext:value-type="string">
            <text:p>◑</text:p>
          </table:table-cell>
          <table:table-cell/>
        </table:table-row>
        <table:table-row table:style-name="ro8">
          <table:table-cell office:value-type="date" office:date-value="2025-09-21" calcext:value-type="date">
            <text:p>21/09/2025</text:p>
          </table:table-cell>
          <table:table-cell office:value-type="string" calcext:value-type="string">
            <text:p>●</text:p>
          </table:table-cell>
          <table:table-cell/>
        </table:table-row>
        <table:table-row table:style-name="ro8">
          <table:table-cell office:value-type="date" office:date-value="2025-09-29" calcext:value-type="date">
            <text:p>29/09/2025</text:p>
          </table:table-cell>
          <table:table-cell office:value-type="string" calcext:value-type="string">
            <text:p>◐</text:p>
          </table:table-cell>
          <table:table-cell/>
        </table:table-row>
        <table:table-row table:style-name="ro8">
          <table:table-cell office:value-type="date" office:date-value="2025-10-07" calcext:value-type="date">
            <text:p>07/10/2025</text:p>
          </table:table-cell>
          <table:table-cell office:value-type="string" calcext:value-type="string">
            <text:p>○</text:p>
          </table:table-cell>
          <table:table-cell/>
        </table:table-row>
        <table:table-row table:style-name="ro8">
          <table:table-cell office:value-type="date" office:date-value="2025-10-13" calcext:value-type="date">
            <text:p>13/10/2025</text:p>
          </table:table-cell>
          <table:table-cell office:value-type="string" calcext:value-type="string">
            <text:p>◑</text:p>
          </table:table-cell>
          <table:table-cell/>
        </table:table-row>
        <table:table-row table:style-name="ro8">
          <table:table-cell office:value-type="date" office:date-value="2025-10-21" calcext:value-type="date">
            <text:p>21/10/2025</text:p>
          </table:table-cell>
          <table:table-cell office:value-type="string" calcext:value-type="string">
            <text:p>●</text:p>
          </table:table-cell>
          <table:table-cell/>
        </table:table-row>
        <table:table-row table:style-name="ro8">
          <table:table-cell office:value-type="date" office:date-value="2025-10-29" calcext:value-type="date">
            <text:p>29/10/2025</text:p>
          </table:table-cell>
          <table:table-cell office:value-type="string" calcext:value-type="string">
            <text:p>◐</text:p>
          </table:table-cell>
          <table:table-cell/>
        </table:table-row>
        <table:table-row table:style-name="ro8">
          <table:table-cell office:value-type="date" office:date-value="2025-11-05" calcext:value-type="date">
            <text:p>05/11/2025</text:p>
          </table:table-cell>
          <table:table-cell office:value-type="string" calcext:value-type="string">
            <text:p>○</text:p>
          </table:table-cell>
          <table:table-cell/>
        </table:table-row>
        <table:table-row table:style-name="ro8">
          <table:table-cell office:value-type="date" office:date-value="2025-11-12" calcext:value-type="date">
            <text:p>12/11/2025</text:p>
          </table:table-cell>
          <table:table-cell office:value-type="string" calcext:value-type="string">
            <text:p>◑</text:p>
          </table:table-cell>
          <table:table-cell/>
        </table:table-row>
        <table:table-row table:style-name="ro8">
          <table:table-cell office:value-type="date" office:date-value="2025-11-20" calcext:value-type="date">
            <text:p>20/11/2025</text:p>
          </table:table-cell>
          <table:table-cell office:value-type="string" calcext:value-type="string">
            <text:p>●</text:p>
          </table:table-cell>
          <table:table-cell/>
        </table:table-row>
        <table:table-row table:style-name="ro8">
          <table:table-cell office:value-type="date" office:date-value="2025-11-28" calcext:value-type="date">
            <text:p>28/11/2025</text:p>
          </table:table-cell>
          <table:table-cell office:value-type="string" calcext:value-type="string">
            <text:p>◐</text:p>
          </table:table-cell>
          <table:table-cell/>
        </table:table-row>
        <table:table-row table:style-name="ro8">
          <table:table-cell office:value-type="date" office:date-value="2025-12-04" calcext:value-type="date">
            <text:p>04/12/2025</text:p>
          </table:table-cell>
          <table:table-cell office:value-type="string" calcext:value-type="string">
            <text:p>○</text:p>
          </table:table-cell>
          <table:table-cell/>
        </table:table-row>
        <table:table-row table:style-name="ro8">
          <table:table-cell office:value-type="date" office:date-value="2025-12-11" calcext:value-type="date">
            <text:p>11/12/2025</text:p>
          </table:table-cell>
          <table:table-cell office:value-type="string" calcext:value-type="string">
            <text:p>◑</text:p>
          </table:table-cell>
          <table:table-cell/>
        </table:table-row>
        <table:table-row table:style-name="ro8">
          <table:table-cell office:value-type="date" office:date-value="2025-12-20" calcext:value-type="date">
            <text:p>20/12/2025</text:p>
          </table:table-cell>
          <table:table-cell office:value-type="string" calcext:value-type="string">
            <text:p>●</text:p>
          </table:table-cell>
          <table:table-cell/>
        </table:table-row>
        <table:table-row table:style-name="ro8">
          <table:table-cell office:value-type="date" office:date-value="2025-12-27" calcext:value-type="date">
            <text:p>27/12/2025</text:p>
          </table:table-cell>
          <table:table-cell office:value-type="string" calcext:value-type="string">
            <text:p>◐</text:p>
          </table:table-cell>
          <table:table-cell/>
        </table:table-row>
        <table:table-row table:style-name="ro8">
          <table:table-cell office:value-type="date" office:date-value="2026-01-03" calcext:value-type="date">
            <text:p>03/01/2026</text:p>
          </table:table-cell>
          <table:table-cell office:value-type="string" calcext:value-type="string">
            <text:p>○</text:p>
          </table:table-cell>
          <table:table-cell/>
        </table:table-row>
        <table:table-row table:style-name="ro8">
          <table:table-cell office:value-type="date" office:date-value="2026-01-10" calcext:value-type="date">
            <text:p>10/01/2026</text:p>
          </table:table-cell>
          <table:table-cell office:value-type="string" calcext:value-type="string">
            <text:p>◑</text:p>
          </table:table-cell>
          <table:table-cell/>
        </table:table-row>
        <table:table-row table:style-name="ro8">
          <table:table-cell office:value-type="date" office:date-value="2026-01-18" calcext:value-type="date">
            <text:p>18/01/2026</text:p>
          </table:table-cell>
          <table:table-cell office:value-type="string" calcext:value-type="string">
            <text:p>●</text:p>
          </table:table-cell>
          <table:table-cell/>
        </table:table-row>
        <table:table-row table:style-name="ro8">
          <table:table-cell office:value-type="date" office:date-value="2026-01-26" calcext:value-type="date">
            <text:p>26/01/2026</text:p>
          </table:table-cell>
          <table:table-cell office:value-type="string" calcext:value-type="string">
            <text:p>◐</text:p>
          </table:table-cell>
          <table:table-cell/>
        </table:table-row>
        <table:table-row table:style-name="ro8">
          <table:table-cell office:value-type="date" office:date-value="2026-02-01" calcext:value-type="date">
            <text:p>01/02/2026</text:p>
          </table:table-cell>
          <table:table-cell office:value-type="string" calcext:value-type="string">
            <text:p>○</text:p>
          </table:table-cell>
          <table:table-cell/>
        </table:table-row>
        <table:table-row table:style-name="ro8">
          <table:table-cell office:value-type="date" office:date-value="2026-02-09" calcext:value-type="date">
            <text:p>09/02/2026</text:p>
          </table:table-cell>
          <table:table-cell office:value-type="string" calcext:value-type="string">
            <text:p>◑</text:p>
          </table:table-cell>
          <table:table-cell/>
        </table:table-row>
        <table:table-row table:style-name="ro8">
          <table:table-cell office:value-type="date" office:date-value="2026-02-17" calcext:value-type="date">
            <text:p>17/02/2026</text:p>
          </table:table-cell>
          <table:table-cell office:value-type="string" calcext:value-type="string">
            <text:p>●</text:p>
          </table:table-cell>
          <table:table-cell/>
        </table:table-row>
        <table:table-row table:style-name="ro8">
          <table:table-cell office:value-type="date" office:date-value="2026-02-24" calcext:value-type="date">
            <text:p>24/02/2026</text:p>
          </table:table-cell>
          <table:table-cell office:value-type="string" calcext:value-type="string">
            <text:p>◐</text:p>
          </table:table-cell>
          <table:table-cell/>
        </table:table-row>
        <table:table-row table:style-name="ro8">
          <table:table-cell office:value-type="date" office:date-value="2026-03-03" calcext:value-type="date">
            <text:p>03/03/2026</text:p>
          </table:table-cell>
          <table:table-cell office:value-type="string" calcext:value-type="string">
            <text:p>○</text:p>
          </table:table-cell>
          <table:table-cell/>
        </table:table-row>
        <table:table-row table:style-name="ro8">
          <table:table-cell office:value-type="date" office:date-value="2026-03-11" calcext:value-type="date">
            <text:p>11/03/2026</text:p>
          </table:table-cell>
          <table:table-cell office:value-type="string" calcext:value-type="string">
            <text:p>◑</text:p>
          </table:table-cell>
          <table:table-cell/>
        </table:table-row>
        <table:table-row table:style-name="ro8">
          <table:table-cell office:value-type="date" office:date-value="2026-03-19" calcext:value-type="date">
            <text:p>19/03/2026</text:p>
          </table:table-cell>
          <table:table-cell office:value-type="string" calcext:value-type="string">
            <text:p>●</text:p>
          </table:table-cell>
          <table:table-cell/>
        </table:table-row>
        <table:table-row table:style-name="ro8">
          <table:table-cell office:value-type="date" office:date-value="2026-03-25" calcext:value-type="date">
            <text:p>25/03/2026</text:p>
          </table:table-cell>
          <table:table-cell office:value-type="string" calcext:value-type="string">
            <text:p>◐</text:p>
          </table:table-cell>
          <table:table-cell/>
        </table:table-row>
        <table:table-row table:style-name="ro8">
          <table:table-cell office:value-type="date" office:date-value="2026-04-02" calcext:value-type="date">
            <text:p>02/04/2026</text:p>
          </table:table-cell>
          <table:table-cell office:value-type="string" calcext:value-type="string">
            <text:p>○</text:p>
          </table:table-cell>
          <table:table-cell/>
        </table:table-row>
        <table:table-row table:style-name="ro8">
          <table:table-cell office:value-type="date" office:date-value="2026-04-10" calcext:value-type="date">
            <text:p>10/04/2026</text:p>
          </table:table-cell>
          <table:table-cell office:value-type="string" calcext:value-type="string">
            <text:p>◑</text:p>
          </table:table-cell>
          <table:table-cell/>
        </table:table-row>
        <table:table-row table:style-name="ro8">
          <table:table-cell office:value-type="date" office:date-value="2026-04-17" calcext:value-type="date">
            <text:p>17/04/2026</text:p>
          </table:table-cell>
          <table:table-cell office:value-type="string" calcext:value-type="string">
            <text:p>●</text:p>
          </table:table-cell>
          <table:table-cell/>
        </table:table-row>
        <table:table-row table:style-name="ro8">
          <table:table-cell office:value-type="date" office:date-value="2026-04-24" calcext:value-type="date">
            <text:p>24/04/2026</text:p>
          </table:table-cell>
          <table:table-cell office:value-type="string" calcext:value-type="string">
            <text:p>◐</text:p>
          </table:table-cell>
          <table:table-cell/>
        </table:table-row>
        <table:table-row table:style-name="ro8">
          <table:table-cell office:value-type="date" office:date-value="2026-05-01" calcext:value-type="date">
            <text:p>01/05/2026</text:p>
          </table:table-cell>
          <table:table-cell office:value-type="string" calcext:value-type="string">
            <text:p>○</text:p>
          </table:table-cell>
          <table:table-cell/>
        </table:table-row>
        <table:table-row table:style-name="ro8">
          <table:table-cell office:value-type="date" office:date-value="2026-05-09" calcext:value-type="date">
            <text:p>09/05/2026</text:p>
          </table:table-cell>
          <table:table-cell office:value-type="string" calcext:value-type="string">
            <text:p>◑</text:p>
          </table:table-cell>
          <table:table-cell/>
        </table:table-row>
        <table:table-row table:style-name="ro8">
          <table:table-cell office:value-type="date" office:date-value="2026-05-16" calcext:value-type="date">
            <text:p>16/05/2026</text:p>
          </table:table-cell>
          <table:table-cell office:value-type="string" calcext:value-type="string">
            <text:p>●</text:p>
          </table:table-cell>
          <table:table-cell/>
        </table:table-row>
        <table:table-row table:style-name="ro8">
          <table:table-cell office:value-type="date" office:date-value="2026-05-23" calcext:value-type="date">
            <text:p>23/05/2026</text:p>
          </table:table-cell>
          <table:table-cell office:value-type="string" calcext:value-type="string">
            <text:p>◐</text:p>
          </table:table-cell>
          <table:table-cell/>
        </table:table-row>
        <table:table-row table:style-name="ro8">
          <table:table-cell office:value-type="date" office:date-value="2026-05-31" calcext:value-type="date">
            <text:p>31/05/2026</text:p>
          </table:table-cell>
          <table:table-cell office:value-type="string" calcext:value-type="string">
            <text:p>○</text:p>
          </table:table-cell>
          <table:table-cell/>
        </table:table-row>
        <table:table-row table:style-name="ro8">
          <table:table-cell office:value-type="date" office:date-value="2026-06-08" calcext:value-type="date">
            <text:p>08/06/2026</text:p>
          </table:table-cell>
          <table:table-cell office:value-type="string" calcext:value-type="string">
            <text:p>◑</text:p>
          </table:table-cell>
          <table:table-cell/>
        </table:table-row>
        <table:table-row table:style-name="ro8">
          <table:table-cell office:value-type="date" office:date-value="2026-06-15" calcext:value-type="date">
            <text:p>15/06/2026</text:p>
          </table:table-cell>
          <table:table-cell office:value-type="string" calcext:value-type="string">
            <text:p>●</text:p>
          </table:table-cell>
          <table:table-cell/>
        </table:table-row>
        <table:table-row table:style-name="ro8">
          <table:table-cell office:value-type="date" office:date-value="2026-06-21" calcext:value-type="date">
            <text:p>21/06/2026</text:p>
          </table:table-cell>
          <table:table-cell office:value-type="string" calcext:value-type="string">
            <text:p>◐</text:p>
          </table:table-cell>
          <table:table-cell/>
        </table:table-row>
        <table:table-row table:style-name="ro8">
          <table:table-cell office:value-type="date" office:date-value="2026-06-29" calcext:value-type="date">
            <text:p>29/06/2026</text:p>
          </table:table-cell>
          <table:table-cell office:value-type="string" calcext:value-type="string">
            <text:p>○</text:p>
          </table:table-cell>
          <table:table-cell/>
        </table:table-row>
        <table:table-row table:style-name="ro8">
          <table:table-cell office:value-type="date" office:date-value="2026-07-07" calcext:value-type="date">
            <text:p>07/07/2026</text:p>
          </table:table-cell>
          <table:table-cell office:value-type="string" calcext:value-type="string">
            <text:p>◑</text:p>
          </table:table-cell>
          <table:table-cell/>
        </table:table-row>
        <table:table-row table:style-name="ro8">
          <table:table-cell office:value-type="date" office:date-value="2026-07-14" calcext:value-type="date">
            <text:p>14/07/2026</text:p>
          </table:table-cell>
          <table:table-cell office:value-type="string" calcext:value-type="string">
            <text:p>●</text:p>
          </table:table-cell>
          <table:table-cell/>
        </table:table-row>
        <table:table-row table:style-name="ro8">
          <table:table-cell office:value-type="date" office:date-value="2026-07-21" calcext:value-type="date">
            <text:p>21/07/2026</text:p>
          </table:table-cell>
          <table:table-cell office:value-type="string" calcext:value-type="string">
            <text:p>◐</text:p>
          </table:table-cell>
          <table:table-cell/>
        </table:table-row>
        <table:table-row table:style-name="ro8">
          <table:table-cell office:value-type="date" office:date-value="2026-07-29" calcext:value-type="date">
            <text:p>29/07/2026</text:p>
          </table:table-cell>
          <table:table-cell office:value-type="string" calcext:value-type="string">
            <text:p>○</text:p>
          </table:table-cell>
          <table:table-cell/>
        </table:table-row>
        <table:table-row table:style-name="ro8">
          <table:table-cell office:value-type="date" office:date-value="2026-08-06" calcext:value-type="date">
            <text:p>06/08/2026</text:p>
          </table:table-cell>
          <table:table-cell office:value-type="string" calcext:value-type="string">
            <text:p>◑</text:p>
          </table:table-cell>
          <table:table-cell/>
        </table:table-row>
        <table:table-row table:style-name="ro8">
          <table:table-cell office:value-type="date" office:date-value="2026-08-12" calcext:value-type="date">
            <text:p>12/08/2026</text:p>
          </table:table-cell>
          <table:table-cell office:value-type="string" calcext:value-type="string">
            <text:p>●</text:p>
          </table:table-cell>
          <table:table-cell/>
        </table:table-row>
        <table:table-row table:style-name="ro8">
          <table:table-cell office:value-type="date" office:date-value="2026-08-20" calcext:value-type="date">
            <text:p>20/08/2026</text:p>
          </table:table-cell>
          <table:table-cell office:value-type="string" calcext:value-type="string">
            <text:p>◐</text:p>
          </table:table-cell>
          <table:table-cell/>
        </table:table-row>
        <table:table-row table:style-name="ro8">
          <table:table-cell office:value-type="date" office:date-value="2026-08-28" calcext:value-type="date">
            <text:p>28/08/2026</text:p>
          </table:table-cell>
          <table:table-cell office:value-type="string" calcext:value-type="string">
            <text:p>○</text:p>
          </table:table-cell>
          <table:table-cell/>
        </table:table-row>
        <table:table-row table:style-name="ro8">
          <table:table-cell office:value-type="date" office:date-value="2026-09-04" calcext:value-type="date">
            <text:p>04/09/2026</text:p>
          </table:table-cell>
          <table:table-cell office:value-type="string" calcext:value-type="string">
            <text:p>◑</text:p>
          </table:table-cell>
          <table:table-cell/>
        </table:table-row>
        <table:table-row table:style-name="ro8">
          <table:table-cell office:value-type="date" office:date-value="2026-09-11" calcext:value-type="date">
            <text:p>11/09/2026</text:p>
          </table:table-cell>
          <table:table-cell office:value-type="string" calcext:value-type="string">
            <text:p>●</text:p>
          </table:table-cell>
          <table:table-cell/>
        </table:table-row>
        <table:table-row table:style-name="ro8">
          <table:table-cell office:value-type="date" office:date-value="2026-09-18" calcext:value-type="date">
            <text:p>18/09/2026</text:p>
          </table:table-cell>
          <table:table-cell office:value-type="string" calcext:value-type="string">
            <text:p>◐</text:p>
          </table:table-cell>
          <table:table-cell/>
        </table:table-row>
        <table:table-row table:style-name="ro8">
          <table:table-cell office:value-type="date" office:date-value="2026-09-26" calcext:value-type="date">
            <text:p>26/09/2026</text:p>
          </table:table-cell>
          <table:table-cell office:value-type="string" calcext:value-type="string">
            <text:p>○</text:p>
          </table:table-cell>
          <table:table-cell/>
        </table:table-row>
        <table:table-row table:style-name="ro8">
          <table:table-cell office:value-type="date" office:date-value="2026-10-03" calcext:value-type="date">
            <text:p>03/10/2026</text:p>
          </table:table-cell>
          <table:table-cell office:value-type="string" calcext:value-type="string">
            <text:p>◑</text:p>
          </table:table-cell>
          <table:table-cell/>
        </table:table-row>
        <table:table-row table:style-name="ro8">
          <table:table-cell office:value-type="date" office:date-value="2026-10-10" calcext:value-type="date">
            <text:p>10/10/2026</text:p>
          </table:table-cell>
          <table:table-cell office:value-type="string" calcext:value-type="string">
            <text:p>●</text:p>
          </table:table-cell>
          <table:table-cell/>
        </table:table-row>
        <table:table-row table:style-name="ro8">
          <table:table-cell office:value-type="date" office:date-value="2026-10-18" calcext:value-type="date">
            <text:p>18/10/2026</text:p>
          </table:table-cell>
          <table:table-cell office:value-type="string" calcext:value-type="string">
            <text:p>◐</text:p>
          </table:table-cell>
          <table:table-cell/>
        </table:table-row>
        <table:table-row table:style-name="ro8">
          <table:table-cell office:value-type="date" office:date-value="2026-10-26" calcext:value-type="date">
            <text:p>26/10/2026</text:p>
          </table:table-cell>
          <table:table-cell office:value-type="string" calcext:value-type="string">
            <text:p>○</text:p>
          </table:table-cell>
          <table:table-cell/>
        </table:table-row>
        <table:table-row table:style-name="ro8">
          <table:table-cell office:value-type="date" office:date-value="2026-11-01" calcext:value-type="date">
            <text:p>01/11/2026</text:p>
          </table:table-cell>
          <table:table-cell office:value-type="string" calcext:value-type="string">
            <text:p>◑</text:p>
          </table:table-cell>
          <table:table-cell/>
        </table:table-row>
        <table:table-row table:style-name="ro8">
          <table:table-cell office:value-type="date" office:date-value="2026-11-09" calcext:value-type="date">
            <text:p>09/11/2026</text:p>
          </table:table-cell>
          <table:table-cell office:value-type="string" calcext:value-type="string">
            <text:p>●</text:p>
          </table:table-cell>
          <table:table-cell/>
        </table:table-row>
        <table:table-row table:style-name="ro8">
          <table:table-cell office:value-type="date" office:date-value="2026-11-17" calcext:value-type="date">
            <text:p>17/11/2026</text:p>
          </table:table-cell>
          <table:table-cell office:value-type="string" calcext:value-type="string">
            <text:p>◐</text:p>
          </table:table-cell>
          <table:table-cell/>
        </table:table-row>
        <table:table-row table:style-name="ro8">
          <table:table-cell office:value-type="date" office:date-value="2026-11-24" calcext:value-type="date">
            <text:p>24/11/2026</text:p>
          </table:table-cell>
          <table:table-cell office:value-type="string" calcext:value-type="string">
            <text:p>○</text:p>
          </table:table-cell>
          <table:table-cell/>
        </table:table-row>
        <table:table-row table:style-name="ro8">
          <table:table-cell office:value-type="date" office:date-value="2026-12-01" calcext:value-type="date">
            <text:p>01/12/2026</text:p>
          </table:table-cell>
          <table:table-cell office:value-type="string" calcext:value-type="string">
            <text:p>◑</text:p>
          </table:table-cell>
          <table:table-cell/>
        </table:table-row>
        <table:table-row table:style-name="ro8">
          <table:table-cell office:value-type="date" office:date-value="2026-12-09" calcext:value-type="date">
            <text:p>09/12/2026</text:p>
          </table:table-cell>
          <table:table-cell office:value-type="string" calcext:value-type="string">
            <text:p>●</text:p>
          </table:table-cell>
          <table:table-cell/>
        </table:table-row>
        <table:table-row table:style-name="ro8">
          <table:table-cell office:value-type="date" office:date-value="2026-12-17" calcext:value-type="date">
            <text:p>17/12/2026</text:p>
          </table:table-cell>
          <table:table-cell office:value-type="string" calcext:value-type="string">
            <text:p>◐</text:p>
          </table:table-cell>
          <table:table-cell/>
        </table:table-row>
        <table:table-row table:style-name="ro8">
          <table:table-cell office:value-type="date" office:date-value="2026-12-24" calcext:value-type="date">
            <text:p>24/12/2026</text:p>
          </table:table-cell>
          <table:table-cell office:value-type="string" calcext:value-type="string">
            <text:p>○</text:p>
          </table:table-cell>
          <table:table-cell/>
        </table:table-row>
        <table:table-row table:style-name="ro8">
          <table:table-cell office:value-type="date" office:date-value="2026-12-30" calcext:value-type="date">
            <text:p>30/12/2026</text:p>
          </table:table-cell>
          <table:table-cell office:value-type="string" calcext:value-type="string">
            <text:p>◑</text:p>
          </table:table-cell>
          <table:table-cell/>
        </table:table-row>
        <table:table-row table:style-name="ro8">
          <table:table-cell office:value-type="date" office:date-value="2027-01-07" calcext:value-type="date">
            <text:p>07/01/2027</text:p>
          </table:table-cell>
          <table:table-cell office:value-type="string" calcext:value-type="string">
            <text:p>●</text:p>
          </table:table-cell>
          <table:table-cell/>
        </table:table-row>
        <table:table-row table:style-name="ro8">
          <table:table-cell office:value-type="date" office:date-value="2027-01-15" calcext:value-type="date">
            <text:p>15/01/2027</text:p>
          </table:table-cell>
          <table:table-cell office:value-type="string" calcext:value-type="string">
            <text:p>◐</text:p>
          </table:table-cell>
          <table:table-cell/>
        </table:table-row>
        <table:table-row table:style-name="ro8">
          <table:table-cell office:value-type="date" office:date-value="2027-01-22" calcext:value-type="date">
            <text:p>22/01/2027</text:p>
          </table:table-cell>
          <table:table-cell office:value-type="string" calcext:value-type="string">
            <text:p>○</text:p>
          </table:table-cell>
          <table:table-cell/>
        </table:table-row>
        <table:table-row table:style-name="ro8">
          <table:table-cell office:value-type="date" office:date-value="2027-01-29" calcext:value-type="date">
            <text:p>29/01/2027</text:p>
          </table:table-cell>
          <table:table-cell office:value-type="string" calcext:value-type="string">
            <text:p>◑</text:p>
          </table:table-cell>
          <table:table-cell/>
        </table:table-row>
        <table:table-row table:style-name="ro8">
          <table:table-cell office:value-type="date" office:date-value="2027-02-06" calcext:value-type="date">
            <text:p>06/02/2027</text:p>
          </table:table-cell>
          <table:table-cell office:value-type="string" calcext:value-type="string">
            <text:p>●</text:p>
          </table:table-cell>
          <table:table-cell/>
        </table:table-row>
        <table:table-row table:style-name="ro8">
          <table:table-cell office:value-type="date" office:date-value="2027-02-14" calcext:value-type="date">
            <text:p>14/02/2027</text:p>
          </table:table-cell>
          <table:table-cell office:value-type="string" calcext:value-type="string">
            <text:p>◐</text:p>
          </table:table-cell>
          <table:table-cell/>
        </table:table-row>
        <table:table-row table:style-name="ro8">
          <table:table-cell office:value-type="date" office:date-value="2027-02-20" calcext:value-type="date">
            <text:p>20/02/2027</text:p>
          </table:table-cell>
          <table:table-cell office:value-type="string" calcext:value-type="string">
            <text:p>○</text:p>
          </table:table-cell>
          <table:table-cell/>
        </table:table-row>
        <table:table-row table:style-name="ro8">
          <table:table-cell office:value-type="date" office:date-value="2027-02-28" calcext:value-type="date">
            <text:p>28/02/2027</text:p>
          </table:table-cell>
          <table:table-cell office:value-type="string" calcext:value-type="string">
            <text:p>◑</text:p>
          </table:table-cell>
          <table:table-cell/>
        </table:table-row>
        <table:table-row table:style-name="ro8">
          <table:table-cell office:value-type="date" office:date-value="2027-03-08" calcext:value-type="date">
            <text:p>08/03/2027</text:p>
          </table:table-cell>
          <table:table-cell office:value-type="string" calcext:value-type="string">
            <text:p>●</text:p>
          </table:table-cell>
          <table:table-cell/>
        </table:table-row>
        <table:table-row table:style-name="ro8">
          <table:table-cell office:value-type="date" office:date-value="2027-03-15" calcext:value-type="date">
            <text:p>15/03/2027</text:p>
          </table:table-cell>
          <table:table-cell office:value-type="string" calcext:value-type="string">
            <text:p>◐</text:p>
          </table:table-cell>
          <table:table-cell/>
        </table:table-row>
        <table:table-row table:style-name="ro8">
          <table:table-cell office:value-type="date" office:date-value="2027-03-22" calcext:value-type="date">
            <text:p>22/03/2027</text:p>
          </table:table-cell>
          <table:table-cell office:value-type="string" calcext:value-type="string">
            <text:p>○</text:p>
          </table:table-cell>
          <table:table-cell/>
        </table:table-row>
        <table:table-row table:style-name="ro8">
          <table:table-cell office:value-type="date" office:date-value="2027-03-30" calcext:value-type="date">
            <text:p>30/03/2027</text:p>
          </table:table-cell>
          <table:table-cell office:value-type="string" calcext:value-type="string">
            <text:p>◑</text:p>
          </table:table-cell>
          <table:table-cell/>
        </table:table-row>
        <table:table-row table:style-name="ro8">
          <table:table-cell office:value-type="date" office:date-value="2027-04-06" calcext:value-type="date">
            <text:p>06/04/2027</text:p>
          </table:table-cell>
          <table:table-cell office:value-type="string" calcext:value-type="string">
            <text:p>●</text:p>
          </table:table-cell>
          <table:table-cell/>
        </table:table-row>
        <table:table-row table:style-name="ro8">
          <table:table-cell office:value-type="date" office:date-value="2027-04-13" calcext:value-type="date">
            <text:p>13/04/2027</text:p>
          </table:table-cell>
          <table:table-cell office:value-type="string" calcext:value-type="string">
            <text:p>◐</text:p>
          </table:table-cell>
          <table:table-cell/>
        </table:table-row>
        <table:table-row table:style-name="ro8">
          <table:table-cell office:value-type="date" office:date-value="2027-04-20" calcext:value-type="date">
            <text:p>20/04/2027</text:p>
          </table:table-cell>
          <table:table-cell office:value-type="string" calcext:value-type="string">
            <text:p>○</text:p>
          </table:table-cell>
          <table:table-cell/>
        </table:table-row>
        <table:table-row table:style-name="ro8">
          <table:table-cell office:value-type="date" office:date-value="2027-04-28" calcext:value-type="date">
            <text:p>28/04/2027</text:p>
          </table:table-cell>
          <table:table-cell office:value-type="string" calcext:value-type="string">
            <text:p>◑</text:p>
          </table:table-cell>
          <table:table-cell/>
        </table:table-row>
        <table:table-row table:style-name="ro8">
          <table:table-cell office:value-type="date" office:date-value="2027-05-06" calcext:value-type="date">
            <text:p>06/05/2027</text:p>
          </table:table-cell>
          <table:table-cell office:value-type="string" calcext:value-type="string">
            <text:p>●</text:p>
          </table:table-cell>
          <table:table-cell/>
        </table:table-row>
        <table:table-row table:style-name="ro8">
          <table:table-cell office:value-type="date" office:date-value="2027-05-13" calcext:value-type="date">
            <text:p>13/05/2027</text:p>
          </table:table-cell>
          <table:table-cell office:value-type="string" calcext:value-type="string">
            <text:p>◐</text:p>
          </table:table-cell>
          <table:table-cell/>
        </table:table-row>
        <table:table-row table:style-name="ro8">
          <table:table-cell office:value-type="date" office:date-value="2027-05-20" calcext:value-type="date">
            <text:p>20/05/2027</text:p>
          </table:table-cell>
          <table:table-cell office:value-type="string" calcext:value-type="string">
            <text:p>○</text:p>
          </table:table-cell>
          <table:table-cell/>
        </table:table-row>
        <table:table-row table:style-name="ro8">
          <table:table-cell office:value-type="date" office:date-value="2027-05-28" calcext:value-type="date">
            <text:p>28/05/2027</text:p>
          </table:table-cell>
          <table:table-cell office:value-type="string" calcext:value-type="string">
            <text:p>◑</text:p>
          </table:table-cell>
          <table:table-cell/>
        </table:table-row>
        <table:table-row table:style-name="ro8">
          <table:table-cell office:value-type="date" office:date-value="2027-06-04" calcext:value-type="date">
            <text:p>04/06/2027</text:p>
          </table:table-cell>
          <table:table-cell office:value-type="string" calcext:value-type="string">
            <text:p>●</text:p>
          </table:table-cell>
          <table:table-cell/>
        </table:table-row>
        <table:table-row table:style-name="ro8">
          <table:table-cell office:value-type="date" office:date-value="2027-06-11" calcext:value-type="date">
            <text:p>11/06/2027</text:p>
          </table:table-cell>
          <table:table-cell office:value-type="string" calcext:value-type="string">
            <text:p>◐</text:p>
          </table:table-cell>
          <table:table-cell/>
        </table:table-row>
        <table:table-row table:style-name="ro8">
          <table:table-cell office:value-type="date" office:date-value="2027-06-19" calcext:value-type="date">
            <text:p>19/06/2027</text:p>
          </table:table-cell>
          <table:table-cell office:value-type="string" calcext:value-type="string">
            <text:p>○</text:p>
          </table:table-cell>
          <table:table-cell/>
        </table:table-row>
        <table:table-row table:style-name="ro8">
          <table:table-cell office:value-type="date" office:date-value="2027-06-27" calcext:value-type="date">
            <text:p>27/06/2027</text:p>
          </table:table-cell>
          <table:table-cell office:value-type="string" calcext:value-type="string">
            <text:p>◑</text:p>
          </table:table-cell>
          <table:table-cell/>
        </table:table-row>
        <table:table-row table:style-name="ro8">
          <table:table-cell office:value-type="date" office:date-value="2027-07-04" calcext:value-type="date">
            <text:p>04/07/2027</text:p>
          </table:table-cell>
          <table:table-cell office:value-type="string" calcext:value-type="string">
            <text:p>●</text:p>
          </table:table-cell>
          <table:table-cell/>
        </table:table-row>
        <table:table-row table:style-name="ro8">
          <table:table-cell office:value-type="date" office:date-value="2027-07-10" calcext:value-type="date">
            <text:p>10/07/2027</text:p>
          </table:table-cell>
          <table:table-cell office:value-type="string" calcext:value-type="string">
            <text:p>◐</text:p>
          </table:table-cell>
          <table:table-cell/>
        </table:table-row>
        <table:table-row table:style-name="ro8">
          <table:table-cell office:value-type="date" office:date-value="2027-07-18" calcext:value-type="date">
            <text:p>18/07/2027</text:p>
          </table:table-cell>
          <table:table-cell office:value-type="string" calcext:value-type="string">
            <text:p>○</text:p>
          </table:table-cell>
          <table:table-cell/>
        </table:table-row>
        <table:table-row table:style-name="ro8">
          <table:table-cell office:value-type="date" office:date-value="2027-07-26" calcext:value-type="date">
            <text:p>26/07/2027</text:p>
          </table:table-cell>
          <table:table-cell office:value-type="string" calcext:value-type="string">
            <text:p>◑</text:p>
          </table:table-cell>
          <table:table-cell/>
        </table:table-row>
        <table:table-row table:style-name="ro8">
          <table:table-cell office:value-type="date" office:date-value="2027-08-02" calcext:value-type="date">
            <text:p>02/08/2027</text:p>
          </table:table-cell>
          <table:table-cell office:value-type="string" calcext:value-type="string">
            <text:p>●</text:p>
          </table:table-cell>
          <table:table-cell/>
        </table:table-row>
        <table:table-row table:style-name="ro8">
          <table:table-cell office:value-type="date" office:date-value="2027-08-09" calcext:value-type="date">
            <text:p>09/08/2027</text:p>
          </table:table-cell>
          <table:table-cell office:value-type="string" calcext:value-type="string">
            <text:p>◐</text:p>
          </table:table-cell>
          <table:table-cell/>
        </table:table-row>
        <table:table-row table:style-name="ro8">
          <table:table-cell office:value-type="date" office:date-value="2027-08-17" calcext:value-type="date">
            <text:p>17/08/2027</text:p>
          </table:table-cell>
          <table:table-cell office:value-type="string" calcext:value-type="string">
            <text:p>○</text:p>
          </table:table-cell>
          <table:table-cell/>
        </table:table-row>
        <table:table-row table:style-name="ro8">
          <table:table-cell office:value-type="date" office:date-value="2027-08-25" calcext:value-type="date">
            <text:p>25/08/2027</text:p>
          </table:table-cell>
          <table:table-cell office:value-type="string" calcext:value-type="string">
            <text:p>◑</text:p>
          </table:table-cell>
          <table:table-cell/>
        </table:table-row>
        <table:table-row table:style-name="ro8">
          <table:table-cell office:value-type="date" office:date-value="2027-08-31" calcext:value-type="date">
            <text:p>31/08/2027</text:p>
          </table:table-cell>
          <table:table-cell office:value-type="string" calcext:value-type="string">
            <text:p>●</text:p>
          </table:table-cell>
          <table:table-cell/>
        </table:table-row>
        <table:table-row table:style-name="ro8">
          <table:table-cell office:value-type="date" office:date-value="2027-09-07" calcext:value-type="date">
            <text:p>07/09/2027</text:p>
          </table:table-cell>
          <table:table-cell office:value-type="string" calcext:value-type="string">
            <text:p>◐</text:p>
          </table:table-cell>
          <table:table-cell/>
        </table:table-row>
        <table:table-row table:style-name="ro8">
          <table:table-cell office:value-type="date" office:date-value="2027-09-15" calcext:value-type="date">
            <text:p>15/09/2027</text:p>
          </table:table-cell>
          <table:table-cell office:value-type="string" calcext:value-type="string">
            <text:p>○</text:p>
          </table:table-cell>
          <table:table-cell/>
        </table:table-row>
        <table:table-row table:style-name="ro8">
          <table:table-cell office:value-type="date" office:date-value="2027-09-23" calcext:value-type="date">
            <text:p>23/09/2027</text:p>
          </table:table-cell>
          <table:table-cell office:value-type="string" calcext:value-type="string">
            <text:p>◑</text:p>
          </table:table-cell>
          <table:table-cell/>
        </table:table-row>
        <table:table-row table:style-name="ro8">
          <table:table-cell office:value-type="date" office:date-value="2027-09-30" calcext:value-type="date">
            <text:p>30/09/2027</text:p>
          </table:table-cell>
          <table:table-cell office:value-type="string" calcext:value-type="string">
            <text:p>●</text:p>
          </table:table-cell>
          <table:table-cell/>
        </table:table-row>
        <table:table-row table:style-name="ro8">
          <table:table-cell office:value-type="date" office:date-value="2027-10-07" calcext:value-type="date">
            <text:p>07/10/2027</text:p>
          </table:table-cell>
          <table:table-cell office:value-type="string" calcext:value-type="string">
            <text:p>◐</text:p>
          </table:table-cell>
          <table:table-cell/>
        </table:table-row>
        <table:table-row table:style-name="ro8">
          <table:table-cell office:value-type="date" office:date-value="2027-10-15" calcext:value-type="date">
            <text:p>15/10/2027</text:p>
          </table:table-cell>
          <table:table-cell office:value-type="string" calcext:value-type="string">
            <text:p>○</text:p>
          </table:table-cell>
          <table:table-cell/>
        </table:table-row>
        <table:table-row table:style-name="ro8">
          <table:table-cell office:value-type="date" office:date-value="2027-10-22" calcext:value-type="date">
            <text:p>22/10/2027</text:p>
          </table:table-cell>
          <table:table-cell office:value-type="string" calcext:value-type="string">
            <text:p>◑</text:p>
          </table:table-cell>
          <table:table-cell/>
        </table:table-row>
        <table:table-row table:style-name="ro8">
          <table:table-cell office:value-type="date" office:date-value="2027-10-29" calcext:value-type="date">
            <text:p>29/10/2027</text:p>
          </table:table-cell>
          <table:table-cell office:value-type="string" calcext:value-type="string">
            <text:p>●</text:p>
          </table:table-cell>
          <table:table-cell/>
        </table:table-row>
        <table:table-row table:style-name="ro8">
          <table:table-cell office:value-type="date" office:date-value="2027-11-06" calcext:value-type="date">
            <text:p>06/11/2027</text:p>
          </table:table-cell>
          <table:table-cell office:value-type="string" calcext:value-type="string">
            <text:p>◐</text:p>
          </table:table-cell>
          <table:table-cell/>
        </table:table-row>
        <table:table-row table:style-name="ro8">
          <table:table-cell office:value-type="date" office:date-value="2027-11-14" calcext:value-type="date">
            <text:p>14/11/2027</text:p>
          </table:table-cell>
          <table:table-cell office:value-type="string" calcext:value-type="string">
            <text:p>○</text:p>
          </table:table-cell>
          <table:table-cell/>
        </table:table-row>
        <table:table-row table:style-name="ro8">
          <table:table-cell office:value-type="date" office:date-value="2027-11-21" calcext:value-type="date">
            <text:p>21/11/2027</text:p>
          </table:table-cell>
          <table:table-cell office:value-type="string" calcext:value-type="string">
            <text:p>◑</text:p>
          </table:table-cell>
          <table:table-cell/>
        </table:table-row>
        <table:table-row table:style-name="ro8">
          <table:table-cell office:value-type="date" office:date-value="2027-11-28" calcext:value-type="date">
            <text:p>28/11/2027</text:p>
          </table:table-cell>
          <table:table-cell office:value-type="string" calcext:value-type="string">
            <text:p>●</text:p>
          </table:table-cell>
          <table:table-cell/>
        </table:table-row>
        <table:table-row table:style-name="ro8">
          <table:table-cell office:value-type="date" office:date-value="2027-12-06" calcext:value-type="date">
            <text:p>06/12/2027</text:p>
          </table:table-cell>
          <table:table-cell office:value-type="string" calcext:value-type="string">
            <text:p>◐</text:p>
          </table:table-cell>
          <table:table-cell/>
        </table:table-row>
        <table:table-row table:style-name="ro8">
          <table:table-cell office:value-type="date" office:date-value="2027-12-13" calcext:value-type="date">
            <text:p>13/12/2027</text:p>
          </table:table-cell>
          <table:table-cell office:value-type="string" calcext:value-type="string">
            <text:p>○</text:p>
          </table:table-cell>
          <table:table-cell/>
        </table:table-row>
        <table:table-row table:style-name="ro8">
          <table:table-cell office:value-type="date" office:date-value="2027-12-20" calcext:value-type="date">
            <text:p>20/12/2027</text:p>
          </table:table-cell>
          <table:table-cell office:value-type="string" calcext:value-type="string">
            <text:p>◑</text:p>
          </table:table-cell>
          <table:table-cell/>
        </table:table-row>
        <table:table-row table:style-name="ro8">
          <table:table-cell office:value-type="date" office:date-value="2027-12-27" calcext:value-type="date">
            <text:p>27/12/2027</text:p>
          </table:table-cell>
          <table:table-cell office:value-type="string" calcext:value-type="string">
            <text:p>●</text:p>
          </table:table-cell>
          <table:table-cell/>
        </table:table-row>
        <table:table-row table:style-name="ro8">
          <table:table-cell office:value-type="date" office:date-value="2028-01-05" calcext:value-type="date">
            <text:p>05/01/2028</text:p>
          </table:table-cell>
          <table:table-cell office:value-type="string" calcext:value-type="string">
            <text:p>◐</text:p>
          </table:table-cell>
          <table:table-cell/>
        </table:table-row>
        <table:table-row table:style-name="ro8">
          <table:table-cell office:value-type="date" office:date-value="2028-01-12" calcext:value-type="date">
            <text:p>12/01/2028</text:p>
          </table:table-cell>
          <table:table-cell office:value-type="string" calcext:value-type="string">
            <text:p>○</text:p>
          </table:table-cell>
          <table:table-cell/>
        </table:table-row>
        <table:table-row table:style-name="ro8">
          <table:table-cell office:value-type="date" office:date-value="2028-01-18" calcext:value-type="date">
            <text:p>18/01/2028</text:p>
          </table:table-cell>
          <table:table-cell office:value-type="string" calcext:value-type="string">
            <text:p>◑</text:p>
          </table:table-cell>
          <table:table-cell/>
        </table:table-row>
        <table:table-row table:style-name="ro8">
          <table:table-cell office:value-type="date" office:date-value="2028-01-26" calcext:value-type="date">
            <text:p>26/01/2028</text:p>
          </table:table-cell>
          <table:table-cell office:value-type="string" calcext:value-type="string">
            <text:p>●</text:p>
          </table:table-cell>
          <table:table-cell/>
        </table:table-row>
        <table:table-row table:style-name="ro8">
          <table:table-cell office:value-type="date" office:date-value="2028-02-03" calcext:value-type="date">
            <text:p>03/02/2028</text:p>
          </table:table-cell>
          <table:table-cell office:value-type="string" calcext:value-type="string">
            <text:p>◐</text:p>
          </table:table-cell>
          <table:table-cell/>
        </table:table-row>
        <table:table-row table:style-name="ro8">
          <table:table-cell office:value-type="date" office:date-value="2028-02-10" calcext:value-type="date">
            <text:p>10/02/2028</text:p>
          </table:table-cell>
          <table:table-cell office:value-type="string" calcext:value-type="string">
            <text:p>○</text:p>
          </table:table-cell>
          <table:table-cell/>
        </table:table-row>
        <table:table-row table:style-name="ro8">
          <table:table-cell office:value-type="date" office:date-value="2028-02-17" calcext:value-type="date">
            <text:p>17/02/2028</text:p>
          </table:table-cell>
          <table:table-cell office:value-type="string" calcext:value-type="string">
            <text:p>◑</text:p>
          </table:table-cell>
          <table:table-cell/>
        </table:table-row>
        <table:table-row table:style-name="ro8">
          <table:table-cell office:value-type="date" office:date-value="2028-02-25" calcext:value-type="date">
            <text:p>25/02/2028</text:p>
          </table:table-cell>
          <table:table-cell office:value-type="string" calcext:value-type="string">
            <text:p>●</text:p>
          </table:table-cell>
          <table:table-cell/>
        </table:table-row>
        <table:table-row table:style-name="ro8">
          <table:table-cell office:value-type="date" office:date-value="2028-03-04" calcext:value-type="date">
            <text:p>04/03/2028</text:p>
          </table:table-cell>
          <table:table-cell office:value-type="string" calcext:value-type="string">
            <text:p>◐</text:p>
          </table:table-cell>
          <table:table-cell/>
        </table:table-row>
        <table:table-row table:style-name="ro8">
          <table:table-cell office:value-type="date" office:date-value="2028-03-11" calcext:value-type="date">
            <text:p>11/03/2028</text:p>
          </table:table-cell>
          <table:table-cell office:value-type="string" calcext:value-type="string">
            <text:p>○</text:p>
          </table:table-cell>
          <table:table-cell/>
        </table:table-row>
        <table:table-row table:style-name="ro8">
          <table:table-cell office:value-type="date" office:date-value="2028-03-17" calcext:value-type="date">
            <text:p>17/03/2028</text:p>
          </table:table-cell>
          <table:table-cell office:value-type="string" calcext:value-type="string">
            <text:p>◑</text:p>
          </table:table-cell>
          <table:table-cell/>
        </table:table-row>
        <table:table-row table:style-name="ro8">
          <table:table-cell office:value-type="date" office:date-value="2028-03-26" calcext:value-type="date">
            <text:p>26/03/2028</text:p>
          </table:table-cell>
          <table:table-cell office:value-type="string" calcext:value-type="string">
            <text:p>●</text:p>
          </table:table-cell>
          <table:table-cell/>
        </table:table-row>
        <table:table-row table:style-name="ro8">
          <table:table-cell office:value-type="date" office:date-value="2028-04-02" calcext:value-type="date">
            <text:p>02/04/2028</text:p>
          </table:table-cell>
          <table:table-cell office:value-type="string" calcext:value-type="string">
            <text:p>◐</text:p>
          </table:table-cell>
          <table:table-cell/>
        </table:table-row>
        <table:table-row table:style-name="ro8">
          <table:table-cell office:value-type="date" office:date-value="2028-04-09" calcext:value-type="date">
            <text:p>09/04/2028</text:p>
          </table:table-cell>
          <table:table-cell office:value-type="string" calcext:value-type="string">
            <text:p>○</text:p>
          </table:table-cell>
          <table:table-cell/>
        </table:table-row>
        <table:table-row table:style-name="ro8">
          <table:table-cell office:value-type="date" office:date-value="2028-04-16" calcext:value-type="date">
            <text:p>16/04/2028</text:p>
          </table:table-cell>
          <table:table-cell office:value-type="string" calcext:value-type="string">
            <text:p>◑</text:p>
          </table:table-cell>
          <table:table-cell/>
        </table:table-row>
        <table:table-row table:style-name="ro8">
          <table:table-cell office:value-type="date" office:date-value="2028-04-24" calcext:value-type="date">
            <text:p>24/04/2028</text:p>
          </table:table-cell>
          <table:table-cell office:value-type="string" calcext:value-type="string">
            <text:p>●</text:p>
          </table:table-cell>
          <table:table-cell/>
        </table:table-row>
        <table:table-row table:style-name="ro8">
          <table:table-cell office:value-type="date" office:date-value="2028-05-02" calcext:value-type="date">
            <text:p>02/05/2028</text:p>
          </table:table-cell>
          <table:table-cell office:value-type="string" calcext:value-type="string">
            <text:p>◐</text:p>
          </table:table-cell>
          <table:table-cell/>
        </table:table-row>
        <table:table-row table:style-name="ro8">
          <table:table-cell office:value-type="date" office:date-value="2028-05-08" calcext:value-type="date">
            <text:p>08/05/2028</text:p>
          </table:table-cell>
          <table:table-cell office:value-type="string" calcext:value-type="string">
            <text:p>○</text:p>
          </table:table-cell>
          <table:table-cell/>
        </table:table-row>
        <table:table-row table:style-name="ro8">
          <table:table-cell office:value-type="date" office:date-value="2028-05-16" calcext:value-type="date">
            <text:p>16/05/2028</text:p>
          </table:table-cell>
          <table:table-cell office:value-type="string" calcext:value-type="string">
            <text:p>◑</text:p>
          </table:table-cell>
          <table:table-cell/>
        </table:table-row>
        <table:table-row table:style-name="ro8">
          <table:table-cell office:value-type="date" office:date-value="2028-05-24" calcext:value-type="date">
            <text:p>24/05/2028</text:p>
          </table:table-cell>
          <table:table-cell office:value-type="string" calcext:value-type="string">
            <text:p>●</text:p>
          </table:table-cell>
          <table:table-cell/>
        </table:table-row>
        <table:table-row table:style-name="ro8">
          <table:table-cell office:value-type="date" office:date-value="2028-05-31" calcext:value-type="date">
            <text:p>31/05/2028</text:p>
          </table:table-cell>
          <table:table-cell office:value-type="string" calcext:value-type="string">
            <text:p>◐</text:p>
          </table:table-cell>
          <table:table-cell/>
        </table:table-row>
        <table:table-row table:style-name="ro8">
          <table:table-cell office:value-type="date" office:date-value="2028-06-07" calcext:value-type="date">
            <text:p>07/06/2028</text:p>
          </table:table-cell>
          <table:table-cell office:value-type="string" calcext:value-type="string">
            <text:p>○</text:p>
          </table:table-cell>
          <table:table-cell/>
        </table:table-row>
        <table:table-row table:style-name="ro8">
          <table:table-cell office:value-type="date" office:date-value="2028-06-15" calcext:value-type="date">
            <text:p>15/06/2028</text:p>
          </table:table-cell>
          <table:table-cell office:value-type="string" calcext:value-type="string">
            <text:p>◑</text:p>
          </table:table-cell>
          <table:table-cell/>
        </table:table-row>
        <table:table-row table:style-name="ro8">
          <table:table-cell office:value-type="date" office:date-value="2028-06-22" calcext:value-type="date">
            <text:p>22/06/2028</text:p>
          </table:table-cell>
          <table:table-cell office:value-type="string" calcext:value-type="string">
            <text:p>●</text:p>
          </table:table-cell>
          <table:table-cell/>
        </table:table-row>
        <table:table-row table:style-name="ro8">
          <table:table-cell office:value-type="date" office:date-value="2028-06-29" calcext:value-type="date">
            <text:p>29/06/2028</text:p>
          </table:table-cell>
          <table:table-cell office:value-type="string" calcext:value-type="string">
            <text:p>◐</text:p>
          </table:table-cell>
          <table:table-cell/>
        </table:table-row>
        <table:table-row table:style-name="ro8">
          <table:table-cell office:value-type="date" office:date-value="2028-07-06" calcext:value-type="date">
            <text:p>06/07/2028</text:p>
          </table:table-cell>
          <table:table-cell office:value-type="string" calcext:value-type="string">
            <text:p>○</text:p>
          </table:table-cell>
          <table:table-cell/>
        </table:table-row>
        <table:table-row table:style-name="ro8">
          <table:table-cell office:value-type="date" office:date-value="2028-07-14" calcext:value-type="date">
            <text:p>14/07/2028</text:p>
          </table:table-cell>
          <table:table-cell office:value-type="string" calcext:value-type="string">
            <text:p>◑</text:p>
          </table:table-cell>
          <table:table-cell/>
        </table:table-row>
        <table:table-row table:style-name="ro8">
          <table:table-cell office:value-type="date" office:date-value="2028-07-22" calcext:value-type="date">
            <text:p>22/07/2028</text:p>
          </table:table-cell>
          <table:table-cell office:value-type="string" calcext:value-type="string">
            <text:p>●</text:p>
          </table:table-cell>
          <table:table-cell/>
        </table:table-row>
        <table:table-row table:style-name="ro8">
          <table:table-cell office:value-type="date" office:date-value="2028-07-28" calcext:value-type="date">
            <text:p>28/07/2028</text:p>
          </table:table-cell>
          <table:table-cell office:value-type="string" calcext:value-type="string">
            <text:p>◐</text:p>
          </table:table-cell>
          <table:table-cell/>
        </table:table-row>
        <table:table-row table:style-name="ro8">
          <table:table-cell office:value-type="date" office:date-value="2028-08-05" calcext:value-type="date">
            <text:p>05/08/2028</text:p>
          </table:table-cell>
          <table:table-cell office:value-type="string" calcext:value-type="string">
            <text:p>○</text:p>
          </table:table-cell>
          <table:table-cell/>
        </table:table-row>
        <table:table-row table:style-name="ro8">
          <table:table-cell office:value-type="date" office:date-value="2028-08-13" calcext:value-type="date">
            <text:p>13/08/2028</text:p>
          </table:table-cell>
          <table:table-cell office:value-type="string" calcext:value-type="string">
            <text:p>◑</text:p>
          </table:table-cell>
          <table:table-cell/>
        </table:table-row>
        <table:table-row table:style-name="ro8">
          <table:table-cell office:value-type="date" office:date-value="2028-08-20" calcext:value-type="date">
            <text:p>20/08/2028</text:p>
          </table:table-cell>
          <table:table-cell office:value-type="string" calcext:value-type="string">
            <text:p>●</text:p>
          </table:table-cell>
          <table:table-cell/>
        </table:table-row>
        <table:table-row table:style-name="ro8">
          <table:table-cell office:value-type="date" office:date-value="2028-08-27" calcext:value-type="date">
            <text:p>27/08/2028</text:p>
          </table:table-cell>
          <table:table-cell office:value-type="string" calcext:value-type="string">
            <text:p>◐</text:p>
          </table:table-cell>
          <table:table-cell/>
        </table:table-row>
        <table:table-row table:style-name="ro8">
          <table:table-cell office:value-type="date" office:date-value="2028-09-03" calcext:value-type="date">
            <text:p>03/09/2028</text:p>
          </table:table-cell>
          <table:table-cell office:value-type="string" calcext:value-type="string">
            <text:p>○</text:p>
          </table:table-cell>
          <table:table-cell/>
        </table:table-row>
        <table:table-row table:style-name="ro8">
          <table:table-cell office:value-type="date" office:date-value="2028-09-12" calcext:value-type="date">
            <text:p>12/09/2028</text:p>
          </table:table-cell>
          <table:table-cell office:value-type="string" calcext:value-type="string">
            <text:p>◑</text:p>
          </table:table-cell>
          <table:table-cell/>
        </table:table-row>
        <table:table-row table:style-name="ro8">
          <table:table-cell office:value-type="date" office:date-value="2028-09-18" calcext:value-type="date">
            <text:p>18/09/2028</text:p>
          </table:table-cell>
          <table:table-cell office:value-type="string" calcext:value-type="string">
            <text:p>●</text:p>
          </table:table-cell>
          <table:table-cell/>
        </table:table-row>
        <table:table-row table:style-name="ro8">
          <table:table-cell office:value-type="date" office:date-value="2028-09-25" calcext:value-type="date">
            <text:p>25/09/2028</text:p>
          </table:table-cell>
          <table:table-cell office:value-type="string" calcext:value-type="string">
            <text:p>◐</text:p>
          </table:table-cell>
          <table:table-cell/>
        </table:table-row>
        <table:table-row table:style-name="ro8">
          <table:table-cell office:value-type="date" office:date-value="2028-10-03" calcext:value-type="date">
            <text:p>03/10/2028</text:p>
          </table:table-cell>
          <table:table-cell office:value-type="string" calcext:value-type="string">
            <text:p>○</text:p>
          </table:table-cell>
          <table:table-cell/>
        </table:table-row>
        <table:table-row table:style-name="ro8">
          <table:table-cell office:value-type="date" office:date-value="2028-10-11" calcext:value-type="date">
            <text:p>11/10/2028</text:p>
          </table:table-cell>
          <table:table-cell office:value-type="string" calcext:value-type="string">
            <text:p>◑</text:p>
          </table:table-cell>
          <table:table-cell/>
        </table:table-row>
        <table:table-row table:style-name="ro8">
          <table:table-cell office:value-type="date" office:date-value="2028-10-18" calcext:value-type="date">
            <text:p>18/10/2028</text:p>
          </table:table-cell>
          <table:table-cell office:value-type="string" calcext:value-type="string">
            <text:p>●</text:p>
          </table:table-cell>
          <table:table-cell/>
        </table:table-row>
        <table:table-row table:style-name="ro8">
          <table:table-cell office:value-type="date" office:date-value="2028-10-25" calcext:value-type="date">
            <text:p>25/10/2028</text:p>
          </table:table-cell>
          <table:table-cell office:value-type="string" calcext:value-type="string">
            <text:p>◐</text:p>
          </table:table-cell>
          <table:table-cell/>
        </table:table-row>
        <table:table-row table:style-name="ro8">
          <table:table-cell office:value-type="date" office:date-value="2028-11-02" calcext:value-type="date">
            <text:p>02/11/2028</text:p>
          </table:table-cell>
          <table:table-cell office:value-type="string" calcext:value-type="string">
            <text:p>○</text:p>
          </table:table-cell>
          <table:table-cell/>
        </table:table-row>
        <table:table-row table:style-name="ro8">
          <table:table-cell office:value-type="date" office:date-value="2028-11-09" calcext:value-type="date">
            <text:p>09/11/2028</text:p>
          </table:table-cell>
          <table:table-cell office:value-type="string" calcext:value-type="string">
            <text:p>◑</text:p>
          </table:table-cell>
          <table:table-cell/>
        </table:table-row>
        <table:table-row table:style-name="ro8">
          <table:table-cell office:value-type="date" office:date-value="2028-11-16" calcext:value-type="date">
            <text:p>16/11/2028</text:p>
          </table:table-cell>
          <table:table-cell office:value-type="string" calcext:value-type="string">
            <text:p>●</text:p>
          </table:table-cell>
          <table:table-cell/>
        </table:table-row>
        <table:table-row table:style-name="ro8">
          <table:table-cell office:value-type="date" office:date-value="2028-11-24" calcext:value-type="date">
            <text:p>24/11/2028</text:p>
          </table:table-cell>
          <table:table-cell office:value-type="string" calcext:value-type="string">
            <text:p>◐</text:p>
          </table:table-cell>
          <table:table-cell/>
        </table:table-row>
        <table:table-row table:style-name="ro8">
          <table:table-cell office:value-type="date" office:date-value="2028-12-02" calcext:value-type="date">
            <text:p>02/12/2028</text:p>
          </table:table-cell>
          <table:table-cell office:value-type="string" calcext:value-type="string">
            <text:p>○</text:p>
          </table:table-cell>
          <table:table-cell/>
        </table:table-row>
        <table:table-row table:style-name="ro8">
          <table:table-cell office:value-type="date" office:date-value="2028-12-09" calcext:value-type="date">
            <text:p>09/12/2028</text:p>
          </table:table-cell>
          <table:table-cell office:value-type="string" calcext:value-type="string">
            <text:p>◑</text:p>
          </table:table-cell>
          <table:table-cell/>
        </table:table-row>
        <table:table-row table:style-name="ro8">
          <table:table-cell office:value-type="date" office:date-value="2028-12-16" calcext:value-type="date">
            <text:p>16/12/2028</text:p>
          </table:table-cell>
          <table:table-cell office:value-type="string" calcext:value-type="string">
            <text:p>●</text:p>
          </table:table-cell>
          <table:table-cell/>
        </table:table-row>
        <table:table-row table:style-name="ro8">
          <table:table-cell office:value-type="date" office:date-value="2028-12-23" calcext:value-type="date">
            <text:p>23/12/2028</text:p>
          </table:table-cell>
          <table:table-cell office:value-type="string" calcext:value-type="string">
            <text:p>◐</text:p>
          </table:table-cell>
          <table:table-cell/>
        </table:table-row>
        <table:table-row table:style-name="ro8">
          <table:table-cell office:value-type="date" office:date-value="2028-12-31" calcext:value-type="date">
            <text:p>31/12/2028</text:p>
          </table:table-cell>
          <table:table-cell office:value-type="string" calcext:value-type="string">
            <text:p>○</text:p>
          </table:table-cell>
          <table:table-cell/>
        </table:table-row>
        <table:table-row table:style-name="ro8">
          <table:table-cell office:value-type="date" office:date-value="2029-01-07" calcext:value-type="date">
            <text:p>07/01/2029</text:p>
          </table:table-cell>
          <table:table-cell office:value-type="string" calcext:value-type="string">
            <text:p>◑</text:p>
          </table:table-cell>
          <table:table-cell/>
        </table:table-row>
        <table:table-row table:style-name="ro8">
          <table:table-cell office:value-type="date" office:date-value="2029-01-14" calcext:value-type="date">
            <text:p>14/01/2029</text:p>
          </table:table-cell>
          <table:table-cell office:value-type="string" calcext:value-type="string">
            <text:p>●</text:p>
          </table:table-cell>
          <table:table-cell/>
        </table:table-row>
        <table:table-row table:style-name="ro8">
          <table:table-cell office:value-type="date" office:date-value="2029-01-22" calcext:value-type="date">
            <text:p>22/01/2029</text:p>
          </table:table-cell>
          <table:table-cell office:value-type="string" calcext:value-type="string">
            <text:p>◐</text:p>
          </table:table-cell>
          <table:table-cell/>
        </table:table-row>
        <table:table-row table:style-name="ro8">
          <table:table-cell office:value-type="date" office:date-value="2029-01-30" calcext:value-type="date">
            <text:p>30/01/2029</text:p>
          </table:table-cell>
          <table:table-cell office:value-type="string" calcext:value-type="string">
            <text:p>○</text:p>
          </table:table-cell>
          <table:table-cell/>
        </table:table-row>
        <table:table-row table:style-name="ro8">
          <table:table-cell office:value-type="date" office:date-value="2029-02-05" calcext:value-type="date">
            <text:p>05/02/2029</text:p>
          </table:table-cell>
          <table:table-cell office:value-type="string" calcext:value-type="string">
            <text:p>◑</text:p>
          </table:table-cell>
          <table:table-cell/>
        </table:table-row>
        <table:table-row table:style-name="ro8">
          <table:table-cell office:value-type="date" office:date-value="2029-02-13" calcext:value-type="date">
            <text:p>13/02/2029</text:p>
          </table:table-cell>
          <table:table-cell office:value-type="string" calcext:value-type="string">
            <text:p>●</text:p>
          </table:table-cell>
          <table:table-cell/>
        </table:table-row>
        <table:table-row table:style-name="ro8">
          <table:table-cell office:value-type="date" office:date-value="2029-02-21" calcext:value-type="date">
            <text:p>21/02/2029</text:p>
          </table:table-cell>
          <table:table-cell office:value-type="string" calcext:value-type="string">
            <text:p>◐</text:p>
          </table:table-cell>
          <table:table-cell/>
        </table:table-row>
        <table:table-row table:style-name="ro8">
          <table:table-cell office:value-type="date" office:date-value="2029-02-28" calcext:value-type="date">
            <text:p>28/02/2029</text:p>
          </table:table-cell>
          <table:table-cell office:value-type="string" calcext:value-type="string">
            <text:p>○</text:p>
          </table:table-cell>
          <table:table-cell/>
        </table:table-row>
        <table:table-row table:style-name="ro8">
          <table:table-cell office:value-type="date" office:date-value="2029-03-07" calcext:value-type="date">
            <text:p>07/03/2029</text:p>
          </table:table-cell>
          <table:table-cell office:value-type="string" calcext:value-type="string">
            <text:p>◑</text:p>
          </table:table-cell>
          <table:table-cell/>
        </table:table-row>
        <table:table-row table:style-name="ro8">
          <table:table-cell office:value-type="date" office:date-value="2029-03-15" calcext:value-type="date">
            <text:p>15/03/2029</text:p>
          </table:table-cell>
          <table:table-cell office:value-type="string" calcext:value-type="string">
            <text:p>●</text:p>
          </table:table-cell>
          <table:table-cell/>
        </table:table-row>
        <table:table-row table:style-name="ro8">
          <table:table-cell office:value-type="date" office:date-value="2029-03-23" calcext:value-type="date">
            <text:p>23/03/2029</text:p>
          </table:table-cell>
          <table:table-cell office:value-type="string" calcext:value-type="string">
            <text:p>◐</text:p>
          </table:table-cell>
          <table:table-cell/>
        </table:table-row>
        <table:table-row table:style-name="ro8">
          <table:table-cell office:value-type="date" office:date-value="2029-03-30" calcext:value-type="date">
            <text:p>30/03/2029</text:p>
          </table:table-cell>
          <table:table-cell office:value-type="string" calcext:value-type="string">
            <text:p>○</text:p>
          </table:table-cell>
          <table:table-cell/>
        </table:table-row>
        <table:table-row table:style-name="ro8">
          <table:table-cell office:value-type="date" office:date-value="2029-04-05" calcext:value-type="date">
            <text:p>05/04/2029</text:p>
          </table:table-cell>
          <table:table-cell office:value-type="string" calcext:value-type="string">
            <text:p>◑</text:p>
          </table:table-cell>
          <table:table-cell/>
        </table:table-row>
        <table:table-row table:style-name="ro8">
          <table:table-cell office:value-type="date" office:date-value="2029-04-13" calcext:value-type="date">
            <text:p>13/04/2029</text:p>
          </table:table-cell>
          <table:table-cell office:value-type="string" calcext:value-type="string">
            <text:p>●</text:p>
          </table:table-cell>
          <table:table-cell/>
        </table:table-row>
        <table:table-row table:style-name="ro8">
          <table:table-cell office:value-type="date" office:date-value="2029-04-21" calcext:value-type="date">
            <text:p>21/04/2029</text:p>
          </table:table-cell>
          <table:table-cell office:value-type="string" calcext:value-type="string">
            <text:p>◐</text:p>
          </table:table-cell>
          <table:table-cell/>
        </table:table-row>
        <table:table-row table:style-name="ro8">
          <table:table-cell office:value-type="date" office:date-value="2029-04-28" calcext:value-type="date">
            <text:p>28/04/2029</text:p>
          </table:table-cell>
          <table:table-cell office:value-type="string" calcext:value-type="string">
            <text:p>○</text:p>
          </table:table-cell>
          <table:table-cell/>
        </table:table-row>
        <table:table-row table:style-name="ro8">
          <table:table-cell office:value-type="date" office:date-value="2029-05-05" calcext:value-type="date">
            <text:p>05/05/2029</text:p>
          </table:table-cell>
          <table:table-cell office:value-type="string" calcext:value-type="string">
            <text:p>◑</text:p>
          </table:table-cell>
          <table:table-cell/>
        </table:table-row>
        <table:table-row table:style-name="ro8">
          <table:table-cell office:value-type="date" office:date-value="2029-05-13" calcext:value-type="date">
            <text:p>13/05/2029</text:p>
          </table:table-cell>
          <table:table-cell office:value-type="string" calcext:value-type="string">
            <text:p>●</text:p>
          </table:table-cell>
          <table:table-cell/>
        </table:table-row>
        <table:table-row table:style-name="ro8">
          <table:table-cell office:value-type="date" office:date-value="2029-05-21" calcext:value-type="date">
            <text:p>21/05/2029</text:p>
          </table:table-cell>
          <table:table-cell office:value-type="string" calcext:value-type="string">
            <text:p>◐</text:p>
          </table:table-cell>
          <table:table-cell/>
        </table:table-row>
        <table:table-row table:style-name="ro8">
          <table:table-cell office:value-type="date" office:date-value="2029-05-27" calcext:value-type="date">
            <text:p>27/05/2029</text:p>
          </table:table-cell>
          <table:table-cell office:value-type="string" calcext:value-type="string">
            <text:p>○</text:p>
          </table:table-cell>
          <table:table-cell/>
        </table:table-row>
        <table:table-row table:style-name="ro8">
          <table:table-cell office:value-type="date" office:date-value="2029-06-04" calcext:value-type="date">
            <text:p>04/06/2029</text:p>
          </table:table-cell>
          <table:table-cell office:value-type="string" calcext:value-type="string">
            <text:p>◑</text:p>
          </table:table-cell>
          <table:table-cell/>
        </table:table-row>
        <table:table-row table:style-name="ro8">
          <table:table-cell office:value-type="date" office:date-value="2029-06-12" calcext:value-type="date">
            <text:p>12/06/2029</text:p>
          </table:table-cell>
          <table:table-cell office:value-type="string" calcext:value-type="string">
            <text:p>●</text:p>
          </table:table-cell>
          <table:table-cell/>
        </table:table-row>
        <table:table-row table:style-name="ro8">
          <table:table-cell office:value-type="date" office:date-value="2029-06-19" calcext:value-type="date">
            <text:p>19/06/2029</text:p>
          </table:table-cell>
          <table:table-cell office:value-type="string" calcext:value-type="string">
            <text:p>◐</text:p>
          </table:table-cell>
          <table:table-cell/>
        </table:table-row>
        <table:table-row table:style-name="ro8">
          <table:table-cell office:value-type="date" office:date-value="2029-06-26" calcext:value-type="date">
            <text:p>26/06/2029</text:p>
          </table:table-cell>
          <table:table-cell office:value-type="string" calcext:value-type="string">
            <text:p>○</text:p>
          </table:table-cell>
          <table:table-cell/>
        </table:table-row>
        <table:table-row table:style-name="ro8">
          <table:table-cell office:value-type="date" office:date-value="2029-07-03" calcext:value-type="date">
            <text:p>03/07/2029</text:p>
          </table:table-cell>
          <table:table-cell office:value-type="string" calcext:value-type="string">
            <text:p>◑</text:p>
          </table:table-cell>
          <table:table-cell/>
        </table:table-row>
        <table:table-row table:style-name="ro8">
          <table:table-cell office:value-type="date" office:date-value="2029-07-11" calcext:value-type="date">
            <text:p>11/07/2029</text:p>
          </table:table-cell>
          <table:table-cell office:value-type="string" calcext:value-type="string">
            <text:p>●</text:p>
          </table:table-cell>
          <table:table-cell/>
        </table:table-row>
        <table:table-row table:style-name="ro8">
          <table:table-cell office:value-type="date" office:date-value="2029-07-18" calcext:value-type="date">
            <text:p>18/07/2029</text:p>
          </table:table-cell>
          <table:table-cell office:value-type="string" calcext:value-type="string">
            <text:p>◐</text:p>
          </table:table-cell>
          <table:table-cell/>
        </table:table-row>
        <table:table-row table:style-name="ro8">
          <table:table-cell office:value-type="date" office:date-value="2029-07-25" calcext:value-type="date">
            <text:p>25/07/2029</text:p>
          </table:table-cell>
          <table:table-cell office:value-type="string" calcext:value-type="string">
            <text:p>○</text:p>
          </table:table-cell>
          <table:table-cell/>
        </table:table-row>
        <table:table-row table:style-name="ro8">
          <table:table-cell office:value-type="date" office:date-value="2029-08-02" calcext:value-type="date">
            <text:p>02/08/2029</text:p>
          </table:table-cell>
          <table:table-cell office:value-type="string" calcext:value-type="string">
            <text:p>◑</text:p>
          </table:table-cell>
          <table:table-cell/>
        </table:table-row>
        <table:table-row table:style-name="ro8">
          <table:table-cell office:value-type="date" office:date-value="2029-08-10" calcext:value-type="date">
            <text:p>10/08/2029</text:p>
          </table:table-cell>
          <table:table-cell office:value-type="string" calcext:value-type="string">
            <text:p>●</text:p>
          </table:table-cell>
          <table:table-cell/>
        </table:table-row>
        <table:table-row table:style-name="ro8">
          <table:table-cell office:value-type="date" office:date-value="2029-08-16" calcext:value-type="date">
            <text:p>16/08/2029</text:p>
          </table:table-cell>
          <table:table-cell office:value-type="string" calcext:value-type="string">
            <text:p>◐</text:p>
          </table:table-cell>
          <table:table-cell/>
        </table:table-row>
        <table:table-row table:style-name="ro8">
          <table:table-cell office:value-type="date" office:date-value="2029-08-24" calcext:value-type="date">
            <text:p>24/08/2029</text:p>
          </table:table-cell>
          <table:table-cell office:value-type="string" calcext:value-type="string">
            <text:p>○</text:p>
          </table:table-cell>
          <table:table-cell/>
        </table:table-row>
        <table:table-row table:style-name="ro8">
          <table:table-cell office:value-type="date" office:date-value="2029-09-01" calcext:value-type="date">
            <text:p>01/09/2029</text:p>
          </table:table-cell>
          <table:table-cell office:value-type="string" calcext:value-type="string">
            <text:p>◑</text:p>
          </table:table-cell>
          <table:table-cell/>
        </table:table-row>
        <table:table-row table:style-name="ro8">
          <table:table-cell office:value-type="date" office:date-value="2029-09-08" calcext:value-type="date">
            <text:p>08/09/2029</text:p>
          </table:table-cell>
          <table:table-cell office:value-type="string" calcext:value-type="string">
            <text:p>●</text:p>
          </table:table-cell>
          <table:table-cell/>
        </table:table-row>
        <table:table-row table:style-name="ro8">
          <table:table-cell office:value-type="date" office:date-value="2029-09-15" calcext:value-type="date">
            <text:p>15/09/2029</text:p>
          </table:table-cell>
          <table:table-cell office:value-type="string" calcext:value-type="string">
            <text:p>◐</text:p>
          </table:table-cell>
          <table:table-cell/>
        </table:table-row>
        <table:table-row table:style-name="ro8">
          <table:table-cell office:value-type="date" office:date-value="2029-09-22" calcext:value-type="date">
            <text:p>22/09/2029</text:p>
          </table:table-cell>
          <table:table-cell office:value-type="string" calcext:value-type="string">
            <text:p>○</text:p>
          </table:table-cell>
          <table:table-cell/>
        </table:table-row>
        <table:table-row table:style-name="ro8">
          <table:table-cell office:value-type="date" office:date-value="2029-09-30" calcext:value-type="date">
            <text:p>30/09/2029</text:p>
          </table:table-cell>
          <table:table-cell office:value-type="string" calcext:value-type="string">
            <text:p>◑</text:p>
          </table:table-cell>
          <table:table-cell/>
        </table:table-row>
        <table:table-row table:style-name="ro8">
          <table:table-cell office:value-type="date" office:date-value="2029-10-07" calcext:value-type="date">
            <text:p>07/10/2029</text:p>
          </table:table-cell>
          <table:table-cell office:value-type="string" calcext:value-type="string">
            <text:p>●</text:p>
          </table:table-cell>
          <table:table-cell/>
        </table:table-row>
        <table:table-row table:style-name="ro8">
          <table:table-cell office:value-type="date" office:date-value="2029-10-14" calcext:value-type="date">
            <text:p>14/10/2029</text:p>
          </table:table-cell>
          <table:table-cell office:value-type="string" calcext:value-type="string">
            <text:p>◐</text:p>
          </table:table-cell>
          <table:table-cell/>
        </table:table-row>
        <table:table-row table:style-name="ro8">
          <table:table-cell office:value-type="date" office:date-value="2029-10-22" calcext:value-type="date">
            <text:p>22/10/2029</text:p>
          </table:table-cell>
          <table:table-cell office:value-type="string" calcext:value-type="string">
            <text:p>○</text:p>
          </table:table-cell>
          <table:table-cell/>
        </table:table-row>
        <table:table-row table:style-name="ro8">
          <table:table-cell office:value-type="date" office:date-value="2029-10-30" calcext:value-type="date">
            <text:p>30/10/2029</text:p>
          </table:table-cell>
          <table:table-cell office:value-type="string" calcext:value-type="string">
            <text:p>◑</text:p>
          </table:table-cell>
          <table:table-cell/>
        </table:table-row>
        <table:table-row table:style-name="ro8">
          <table:table-cell office:value-type="date" office:date-value="2029-11-06" calcext:value-type="date">
            <text:p>06/11/2029</text:p>
          </table:table-cell>
          <table:table-cell office:value-type="string" calcext:value-type="string">
            <text:p>●</text:p>
          </table:table-cell>
          <table:table-cell/>
        </table:table-row>
        <table:table-row table:style-name="ro8">
          <table:table-cell office:value-type="date" office:date-value="2029-11-13" calcext:value-type="date">
            <text:p>13/11/2029</text:p>
          </table:table-cell>
          <table:table-cell office:value-type="string" calcext:value-type="string">
            <text:p>◐</text:p>
          </table:table-cell>
          <table:table-cell/>
        </table:table-row>
        <table:table-row table:style-name="ro8">
          <table:table-cell office:value-type="date" office:date-value="2029-11-21" calcext:value-type="date">
            <text:p>21/11/2029</text:p>
          </table:table-cell>
          <table:table-cell office:value-type="string" calcext:value-type="string">
            <text:p>○</text:p>
          </table:table-cell>
          <table:table-cell/>
        </table:table-row>
        <table:table-row table:style-name="ro8">
          <table:table-cell office:value-type="date" office:date-value="2029-11-28" calcext:value-type="date">
            <text:p>28/11/2029</text:p>
          </table:table-cell>
          <table:table-cell office:value-type="string" calcext:value-type="string">
            <text:p>◑</text:p>
          </table:table-cell>
          <table:table-cell/>
        </table:table-row>
        <table:table-row table:style-name="ro8">
          <table:table-cell office:value-type="date" office:date-value="2029-12-05" calcext:value-type="date">
            <text:p>05/12/2029</text:p>
          </table:table-cell>
          <table:table-cell office:value-type="string" calcext:value-type="string">
            <text:p>●</text:p>
          </table:table-cell>
          <table:table-cell/>
        </table:table-row>
        <table:table-row table:style-name="ro8">
          <table:table-cell office:value-type="date" office:date-value="2029-12-12" calcext:value-type="date">
            <text:p>12/12/2029</text:p>
          </table:table-cell>
          <table:table-cell office:value-type="string" calcext:value-type="string">
            <text:p>◐</text:p>
          </table:table-cell>
          <table:table-cell/>
        </table:table-row>
        <table:table-row table:style-name="ro8">
          <table:table-cell office:value-type="date" office:date-value="2029-12-20" calcext:value-type="date">
            <text:p>20/12/2029</text:p>
          </table:table-cell>
          <table:table-cell office:value-type="string" calcext:value-type="string">
            <text:p>○</text:p>
          </table:table-cell>
          <table:table-cell/>
        </table:table-row>
        <table:table-row table:style-name="ro8">
          <table:table-cell office:value-type="date" office:date-value="2029-12-28" calcext:value-type="date">
            <text:p>28/12/2029</text:p>
          </table:table-cell>
          <table:table-cell office:value-type="string" calcext:value-type="string">
            <text:p>◑</text:p>
          </table:table-cell>
          <table:table-cell/>
        </table:table-row>
        <table:table-row table:style-name="ro8">
          <table:table-cell office:value-type="date" office:date-value="2030-01-04" calcext:value-type="date">
            <text:p>04/01/2030</text:p>
          </table:table-cell>
          <table:table-cell office:value-type="string" calcext:value-type="string">
            <text:p>●</text:p>
          </table:table-cell>
          <table:table-cell/>
        </table:table-row>
        <table:table-row table:style-name="ro8">
          <table:table-cell office:value-type="date" office:date-value="2030-01-11" calcext:value-type="date">
            <text:p>11/01/2030</text:p>
          </table:table-cell>
          <table:table-cell office:value-type="string" calcext:value-type="string">
            <text:p>◐</text:p>
          </table:table-cell>
          <table:table-cell/>
        </table:table-row>
        <table:table-row table:style-name="ro8">
          <table:table-cell office:value-type="date" office:date-value="2030-01-19" calcext:value-type="date">
            <text:p>19/01/2030</text:p>
          </table:table-cell>
          <table:table-cell office:value-type="string" calcext:value-type="string">
            <text:p>○</text:p>
          </table:table-cell>
          <table:table-cell/>
        </table:table-row>
        <table:table-row table:style-name="ro8">
          <table:table-cell office:value-type="date" office:date-value="2030-01-26" calcext:value-type="date">
            <text:p>26/01/2030</text:p>
          </table:table-cell>
          <table:table-cell office:value-type="string" calcext:value-type="string">
            <text:p>◑</text:p>
          </table:table-cell>
          <table:table-cell/>
        </table:table-row>
        <table:table-row table:style-name="ro8">
          <table:table-cell office:value-type="date" office:date-value="2030-02-02" calcext:value-type="date">
            <text:p>02/02/2030</text:p>
          </table:table-cell>
          <table:table-cell office:value-type="string" calcext:value-type="string">
            <text:p>●</text:p>
          </table:table-cell>
          <table:table-cell/>
        </table:table-row>
        <table:table-row table:style-name="ro8">
          <table:table-cell office:value-type="date" office:date-value="2030-02-10" calcext:value-type="date">
            <text:p>10/02/2030</text:p>
          </table:table-cell>
          <table:table-cell office:value-type="string" calcext:value-type="string">
            <text:p>◐</text:p>
          </table:table-cell>
          <table:table-cell/>
        </table:table-row>
        <table:table-row table:style-name="ro8">
          <table:table-cell office:value-type="date" office:date-value="2030-02-18" calcext:value-type="date">
            <text:p>18/02/2030</text:p>
          </table:table-cell>
          <table:table-cell office:value-type="string" calcext:value-type="string">
            <text:p>○</text:p>
          </table:table-cell>
          <table:table-cell/>
        </table:table-row>
        <table:table-row table:style-name="ro8">
          <table:table-cell office:value-type="date" office:date-value="2030-02-25" calcext:value-type="date">
            <text:p>25/02/2030</text:p>
          </table:table-cell>
          <table:table-cell office:value-type="string" calcext:value-type="string">
            <text:p>◑</text:p>
          </table:table-cell>
          <table:table-cell/>
        </table:table-row>
        <table:table-row table:style-name="ro8">
          <table:table-cell office:value-type="date" office:date-value="2030-03-04" calcext:value-type="date">
            <text:p>04/03/2030</text:p>
          </table:table-cell>
          <table:table-cell office:value-type="string" calcext:value-type="string">
            <text:p>●</text:p>
          </table:table-cell>
          <table:table-cell/>
        </table:table-row>
        <table:table-row table:style-name="ro8">
          <table:table-cell office:value-type="date" office:date-value="2030-03-12" calcext:value-type="date">
            <text:p>12/03/2030</text:p>
          </table:table-cell>
          <table:table-cell office:value-type="string" calcext:value-type="string">
            <text:p>◐</text:p>
          </table:table-cell>
          <table:table-cell/>
        </table:table-row>
        <table:table-row table:style-name="ro8">
          <table:table-cell office:value-type="date" office:date-value="2030-03-19" calcext:value-type="date">
            <text:p>19/03/2030</text:p>
          </table:table-cell>
          <table:table-cell office:value-type="string" calcext:value-type="string">
            <text:p>○</text:p>
          </table:table-cell>
          <table:table-cell/>
        </table:table-row>
        <table:table-row table:style-name="ro8">
          <table:table-cell office:value-type="date" office:date-value="2030-03-26" calcext:value-type="date">
            <text:p>26/03/2030</text:p>
          </table:table-cell>
          <table:table-cell office:value-type="string" calcext:value-type="string">
            <text:p>◑</text:p>
          </table:table-cell>
          <table:table-cell/>
        </table:table-row>
        <table:table-row table:style-name="ro8">
          <table:table-cell office:value-type="date" office:date-value="2030-04-02" calcext:value-type="date">
            <text:p>02/04/2030</text:p>
          </table:table-cell>
          <table:table-cell office:value-type="string" calcext:value-type="string">
            <text:p>●</text:p>
          </table:table-cell>
          <table:table-cell/>
        </table:table-row>
        <table:table-row table:style-name="ro8">
          <table:table-cell office:value-type="date" office:date-value="2030-04-11" calcext:value-type="date">
            <text:p>11/04/2030</text:p>
          </table:table-cell>
          <table:table-cell office:value-type="string" calcext:value-type="string">
            <text:p>◐</text:p>
          </table:table-cell>
          <table:table-cell/>
        </table:table-row>
        <table:table-row table:style-name="ro8">
          <table:table-cell office:value-type="date" office:date-value="2030-04-18" calcext:value-type="date">
            <text:p>18/04/2030</text:p>
          </table:table-cell>
          <table:table-cell office:value-type="string" calcext:value-type="string">
            <text:p>○</text:p>
          </table:table-cell>
          <table:table-cell/>
        </table:table-row>
        <table:table-row table:style-name="ro8">
          <table:table-cell office:value-type="date" office:date-value="2030-04-24" calcext:value-type="date">
            <text:p>24/04/2030</text:p>
          </table:table-cell>
          <table:table-cell office:value-type="string" calcext:value-type="string">
            <text:p>◑</text:p>
          </table:table-cell>
          <table:table-cell/>
        </table:table-row>
        <table:table-row table:style-name="ro8">
          <table:table-cell office:value-type="date" office:date-value="2030-05-02" calcext:value-type="date">
            <text:p>02/05/2030</text:p>
          </table:table-cell>
          <table:table-cell office:value-type="string" calcext:value-type="string">
            <text:p>●</text:p>
          </table:table-cell>
          <table:table-cell/>
        </table:table-row>
        <table:table-row table:style-name="ro8">
          <table:table-cell office:value-type="date" office:date-value="2030-05-10" calcext:value-type="date">
            <text:p>10/05/2030</text:p>
          </table:table-cell>
          <table:table-cell office:value-type="string" calcext:value-type="string">
            <text:p>◐</text:p>
          </table:table-cell>
          <table:table-cell/>
        </table:table-row>
        <table:table-row table:style-name="ro8">
          <table:table-cell office:value-type="date" office:date-value="2030-05-17" calcext:value-type="date">
            <text:p>17/05/2030</text:p>
          </table:table-cell>
          <table:table-cell office:value-type="string" calcext:value-type="string">
            <text:p>○</text:p>
          </table:table-cell>
          <table:table-cell/>
        </table:table-row>
        <table:table-row table:style-name="ro8">
          <table:table-cell office:value-type="date" office:date-value="2030-05-24" calcext:value-type="date">
            <text:p>24/05/2030</text:p>
          </table:table-cell>
          <table:table-cell office:value-type="string" calcext:value-type="string">
            <text:p>◑</text:p>
          </table:table-cell>
          <table:table-cell/>
        </table:table-row>
        <table:table-row table:style-name="ro8">
          <table:table-cell office:value-type="date" office:date-value="2030-06-01" calcext:value-type="date">
            <text:p>01/06/2030</text:p>
          </table:table-cell>
          <table:table-cell office:value-type="string" calcext:value-type="string">
            <text:p>●</text:p>
          </table:table-cell>
          <table:table-cell/>
        </table:table-row>
        <table:table-row table:style-name="ro8">
          <table:table-cell office:value-type="date" office:date-value="2030-06-09" calcext:value-type="date">
            <text:p>09/06/2030</text:p>
          </table:table-cell>
          <table:table-cell office:value-type="string" calcext:value-type="string">
            <text:p>◐</text:p>
          </table:table-cell>
          <table:table-cell/>
        </table:table-row>
        <table:table-row table:style-name="ro8">
          <table:table-cell office:value-type="date" office:date-value="2030-06-15" calcext:value-type="date">
            <text:p>15/06/2030</text:p>
          </table:table-cell>
          <table:table-cell office:value-type="string" calcext:value-type="string">
            <text:p>○</text:p>
          </table:table-cell>
          <table:table-cell/>
        </table:table-row>
        <table:table-row table:style-name="ro8">
          <table:table-cell office:value-type="date" office:date-value="2030-06-22" calcext:value-type="date">
            <text:p>22/06/2030</text:p>
          </table:table-cell>
          <table:table-cell office:value-type="string" calcext:value-type="string">
            <text:p>◑</text:p>
          </table:table-cell>
          <table:table-cell/>
        </table:table-row>
        <table:table-row table:style-name="ro8">
          <table:table-cell office:value-type="date" office:date-value="2030-06-30" calcext:value-type="date">
            <text:p>30/06/2030</text:p>
          </table:table-cell>
          <table:table-cell office:value-type="string" calcext:value-type="string">
            <text:p>●</text:p>
          </table:table-cell>
          <table:table-cell/>
        </table:table-row>
        <table:table-row table:style-name="ro8">
          <table:table-cell office:value-type="date" office:date-value="2030-07-08" calcext:value-type="date">
            <text:p>08/07/2030</text:p>
          </table:table-cell>
          <table:table-cell office:value-type="string" calcext:value-type="string">
            <text:p>◐</text:p>
          </table:table-cell>
          <table:table-cell/>
        </table:table-row>
        <table:table-row table:style-name="ro8">
          <table:table-cell office:value-type="date" office:date-value="2030-07-15" calcext:value-type="date">
            <text:p>15/07/2030</text:p>
          </table:table-cell>
          <table:table-cell office:value-type="string" calcext:value-type="string">
            <text:p>○</text:p>
          </table:table-cell>
          <table:table-cell/>
        </table:table-row>
        <table:table-row table:style-name="ro8">
          <table:table-cell office:value-type="date" office:date-value="2030-07-22" calcext:value-type="date">
            <text:p>22/07/2030</text:p>
          </table:table-cell>
          <table:table-cell office:value-type="string" calcext:value-type="string">
            <text:p>◑</text:p>
          </table:table-cell>
          <table:table-cell/>
        </table:table-row>
        <table:table-row table:style-name="ro8">
          <table:table-cell office:value-type="date" office:date-value="2030-07-30" calcext:value-type="date">
            <text:p>30/07/2030</text:p>
          </table:table-cell>
          <table:table-cell office:value-type="string" calcext:value-type="string">
            <text:p>●</text:p>
          </table:table-cell>
          <table:table-cell/>
        </table:table-row>
        <table:table-row table:style-name="ro8">
          <table:table-cell office:value-type="date" office:date-value="2030-08-06" calcext:value-type="date">
            <text:p>06/08/2030</text:p>
          </table:table-cell>
          <table:table-cell office:value-type="string" calcext:value-type="string">
            <text:p>◐</text:p>
          </table:table-cell>
          <table:table-cell/>
        </table:table-row>
        <table:table-row table:style-name="ro8">
          <table:table-cell office:value-type="date" office:date-value="2030-08-13" calcext:value-type="date">
            <text:p>13/08/2030</text:p>
          </table:table-cell>
          <table:table-cell office:value-type="string" calcext:value-type="string">
            <text:p>○</text:p>
          </table:table-cell>
          <table:table-cell/>
        </table:table-row>
        <table:table-row table:style-name="ro8">
          <table:table-cell office:value-type="date" office:date-value="2030-08-21" calcext:value-type="date">
            <text:p>21/08/2030</text:p>
          </table:table-cell>
          <table:table-cell office:value-type="string" calcext:value-type="string">
            <text:p>◑</text:p>
          </table:table-cell>
          <table:table-cell/>
        </table:table-row>
        <table:table-row table:style-name="ro8">
          <table:table-cell office:value-type="date" office:date-value="2030-08-28" calcext:value-type="date">
            <text:p>28/08/2030</text:p>
          </table:table-cell>
          <table:table-cell office:value-type="string" calcext:value-type="string">
            <text:p>●</text:p>
          </table:table-cell>
          <table:table-cell/>
        </table:table-row>
        <table:table-row table:style-name="ro8">
          <table:table-cell office:value-type="date" office:date-value="2030-09-04" calcext:value-type="date">
            <text:p>04/09/2030</text:p>
          </table:table-cell>
          <table:table-cell office:value-type="string" calcext:value-type="string">
            <text:p>◐</text:p>
          </table:table-cell>
          <table:table-cell/>
        </table:table-row>
        <table:table-row table:style-name="ro8">
          <table:table-cell office:value-type="date" office:date-value="2030-09-11" calcext:value-type="date">
            <text:p>11/09/2030</text:p>
          </table:table-cell>
          <table:table-cell office:value-type="string" calcext:value-type="string">
            <text:p>○</text:p>
          </table:table-cell>
          <table:table-cell/>
        </table:table-row>
        <table:table-row table:style-name="ro8">
          <table:table-cell office:value-type="date" office:date-value="2030-09-19" calcext:value-type="date">
            <text:p>19/09/2030</text:p>
          </table:table-cell>
          <table:table-cell office:value-type="string" calcext:value-type="string">
            <text:p>◑</text:p>
          </table:table-cell>
          <table:table-cell/>
        </table:table-row>
        <table:table-row table:style-name="ro8">
          <table:table-cell office:value-type="date" office:date-value="2030-09-27" calcext:value-type="date">
            <text:p>27/09/2030</text:p>
          </table:table-cell>
          <table:table-cell office:value-type="string" calcext:value-type="string">
            <text:p>●</text:p>
          </table:table-cell>
          <table:table-cell/>
        </table:table-row>
        <table:table-row table:style-name="ro8">
          <table:table-cell office:value-type="date" office:date-value="2030-10-04" calcext:value-type="date">
            <text:p>04/10/2030</text:p>
          </table:table-cell>
          <table:table-cell office:value-type="string" calcext:value-type="string">
            <text:p>◐</text:p>
          </table:table-cell>
          <table:table-cell/>
        </table:table-row>
        <table:table-row table:style-name="ro8">
          <table:table-cell office:value-type="date" office:date-value="2030-10-11" calcext:value-type="date">
            <text:p>11/10/2030</text:p>
          </table:table-cell>
          <table:table-cell office:value-type="string" calcext:value-type="string">
            <text:p>○</text:p>
          </table:table-cell>
          <table:table-cell/>
        </table:table-row>
        <table:table-row table:style-name="ro8">
          <table:table-cell office:value-type="date" office:date-value="2030-10-19" calcext:value-type="date">
            <text:p>19/10/2030</text:p>
          </table:table-cell>
          <table:table-cell office:value-type="string" calcext:value-type="string">
            <text:p>◑</text:p>
          </table:table-cell>
          <table:table-cell/>
        </table:table-row>
        <table:table-row table:style-name="ro8">
          <table:table-cell office:value-type="date" office:date-value="2030-10-26" calcext:value-type="date">
            <text:p>26/10/2030</text:p>
          </table:table-cell>
          <table:table-cell office:value-type="string" calcext:value-type="string">
            <text:p>●</text:p>
          </table:table-cell>
          <table:table-cell/>
        </table:table-row>
        <table:table-row table:style-name="ro8">
          <table:table-cell office:value-type="date" office:date-value="2030-11-02" calcext:value-type="date">
            <text:p>02/11/2030</text:p>
          </table:table-cell>
          <table:table-cell office:value-type="string" calcext:value-type="string">
            <text:p>◐</text:p>
          </table:table-cell>
          <table:table-cell/>
        </table:table-row>
        <table:table-row table:style-name="ro8">
          <table:table-cell office:value-type="date" office:date-value="2030-11-10" calcext:value-type="date">
            <text:p>10/11/2030</text:p>
          </table:table-cell>
          <table:table-cell office:value-type="string" calcext:value-type="string">
            <text:p>○</text:p>
          </table:table-cell>
          <table:table-cell/>
        </table:table-row>
        <table:table-row table:style-name="ro8">
          <table:table-cell office:value-type="date" office:date-value="2030-11-18" calcext:value-type="date">
            <text:p>18/11/2030</text:p>
          </table:table-cell>
          <table:table-cell office:value-type="string" calcext:value-type="string">
            <text:p>◑</text:p>
          </table:table-cell>
          <table:table-cell/>
        </table:table-row>
        <table:table-row table:style-name="ro8">
          <table:table-cell office:value-type="date" office:date-value="2030-11-25" calcext:value-type="date">
            <text:p>25/11/2030</text:p>
          </table:table-cell>
          <table:table-cell office:value-type="string" calcext:value-type="string">
            <text:p>●</text:p>
          </table:table-cell>
          <table:table-cell/>
        </table:table-row>
        <table:table-row table:style-name="ro8">
          <table:table-cell office:value-type="date" office:date-value="2030-12-01" calcext:value-type="date">
            <text:p>01/12/2030</text:p>
          </table:table-cell>
          <table:table-cell office:value-type="string" calcext:value-type="string">
            <text:p>◐</text:p>
          </table:table-cell>
          <table:table-cell/>
        </table:table-row>
        <table:table-row table:style-name="ro8">
          <table:table-cell office:value-type="date" office:date-value="2030-12-09" calcext:value-type="date">
            <text:p>09/12/2030</text:p>
          </table:table-cell>
          <table:table-cell office:value-type="string" calcext:value-type="string">
            <text:p>○</text:p>
          </table:table-cell>
          <table:table-cell/>
        </table:table-row>
        <table:table-row table:style-name="ro8">
          <table:table-cell office:value-type="date" office:date-value="2030-12-18" calcext:value-type="date">
            <text:p>18/12/2030</text:p>
          </table:table-cell>
          <table:table-cell office:value-type="string" calcext:value-type="string">
            <text:p>◑</text:p>
          </table:table-cell>
          <table:table-cell/>
        </table:table-row>
        <table:table-row table:style-name="ro8">
          <table:table-cell office:value-type="date" office:date-value="2030-12-24" calcext:value-type="date">
            <text:p>24/12/2030</text:p>
          </table:table-cell>
          <table:table-cell office:value-type="string" calcext:value-type="string">
            <text:p>●</text:p>
          </table:table-cell>
          <table:table-cell/>
        </table:table-row>
        <table:table-row table:style-name="ro8">
          <table:table-cell office:value-type="date" office:date-value="2030-12-31" calcext:value-type="date">
            <text:p>31/12/2030</text:p>
          </table:table-cell>
          <table:table-cell office:value-type="string" calcext:value-type="string">
            <text:p>◐</text:p>
          </table:table-cell>
          <table:table-cell/>
        </table:table-row>
        <table:table-row table:style-name="ro8">
          <table:table-cell office:value-type="date" office:date-value="2031-01-08" calcext:value-type="date">
            <text:p>08/01/2031</text:p>
          </table:table-cell>
          <table:table-cell office:value-type="string" calcext:value-type="string">
            <text:p>○</text:p>
          </table:table-cell>
          <table:table-cell/>
        </table:table-row>
        <table:table-row table:style-name="ro8">
          <table:table-cell office:value-type="date" office:date-value="2031-01-16" calcext:value-type="date">
            <text:p>16/01/2031</text:p>
          </table:table-cell>
          <table:table-cell office:value-type="string" calcext:value-type="string">
            <text:p>◑</text:p>
          </table:table-cell>
          <table:table-cell/>
        </table:table-row>
        <table:table-row table:style-name="ro8">
          <table:table-cell office:value-type="date" office:date-value="2031-01-23" calcext:value-type="date">
            <text:p>23/01/2031</text:p>
          </table:table-cell>
          <table:table-cell office:value-type="string" calcext:value-type="string">
            <text:p>●</text:p>
          </table:table-cell>
          <table:table-cell/>
        </table:table-row>
        <table:table-row table:style-name="ro8">
          <table:table-cell office:value-type="date" office:date-value="2031-01-30" calcext:value-type="date">
            <text:p>30/01/2031</text:p>
          </table:table-cell>
          <table:table-cell office:value-type="string" calcext:value-type="string">
            <text:p>◐</text:p>
          </table:table-cell>
          <table:table-cell/>
        </table:table-row>
        <table:table-row table:style-name="ro8">
          <table:table-cell office:value-type="date" office:date-value="2031-02-07" calcext:value-type="date">
            <text:p>07/02/2031</text:p>
          </table:table-cell>
          <table:table-cell office:value-type="string" calcext:value-type="string">
            <text:p>○</text:p>
          </table:table-cell>
          <table:table-cell/>
        </table:table-row>
        <table:table-row table:style-name="ro8">
          <table:table-cell office:value-type="date" office:date-value="2031-02-14" calcext:value-type="date">
            <text:p>14/02/2031</text:p>
          </table:table-cell>
          <table:table-cell office:value-type="string" calcext:value-type="string">
            <text:p>◑</text:p>
          </table:table-cell>
          <table:table-cell/>
        </table:table-row>
        <table:table-row table:style-name="ro8">
          <table:table-cell office:value-type="date" office:date-value="2031-02-21" calcext:value-type="date">
            <text:p>21/02/2031</text:p>
          </table:table-cell>
          <table:table-cell office:value-type="string" calcext:value-type="string">
            <text:p>●</text:p>
          </table:table-cell>
          <table:table-cell/>
        </table:table-row>
        <table:table-row table:style-name="ro8">
          <table:table-cell office:value-type="date" office:date-value="2031-03-01" calcext:value-type="date">
            <text:p>01/03/2031</text:p>
          </table:table-cell>
          <table:table-cell office:value-type="string" calcext:value-type="string">
            <text:p>◐</text:p>
          </table:table-cell>
          <table:table-cell/>
        </table:table-row>
        <table:table-row table:style-name="ro8">
          <table:table-cell office:value-type="date" office:date-value="2031-03-09" calcext:value-type="date">
            <text:p>09/03/2031</text:p>
          </table:table-cell>
          <table:table-cell office:value-type="string" calcext:value-type="string">
            <text:p>○</text:p>
          </table:table-cell>
          <table:table-cell/>
        </table:table-row>
        <table:table-row table:style-name="ro8">
          <table:table-cell office:value-type="date" office:date-value="2031-03-16" calcext:value-type="date">
            <text:p>16/03/2031</text:p>
          </table:table-cell>
          <table:table-cell office:value-type="string" calcext:value-type="string">
            <text:p>◑</text:p>
          </table:table-cell>
          <table:table-cell/>
        </table:table-row>
        <table:table-row table:style-name="ro8">
          <table:table-cell office:value-type="date" office:date-value="2031-03-23" calcext:value-type="date">
            <text:p>23/03/2031</text:p>
          </table:table-cell>
          <table:table-cell office:value-type="string" calcext:value-type="string">
            <text:p>●</text:p>
          </table:table-cell>
          <table:table-cell/>
        </table:table-row>
        <table:table-row table:style-name="ro8">
          <table:table-cell office:value-type="date" office:date-value="2031-03-31" calcext:value-type="date">
            <text:p>31/03/2031</text:p>
          </table:table-cell>
          <table:table-cell office:value-type="string" calcext:value-type="string">
            <text:p>◐</text:p>
          </table:table-cell>
          <table:table-cell/>
        </table:table-row>
        <table:table-row table:style-name="ro8">
          <table:table-cell office:value-type="date" office:date-value="2031-04-07" calcext:value-type="date">
            <text:p>07/04/2031</text:p>
          </table:table-cell>
          <table:table-cell office:value-type="string" calcext:value-type="string">
            <text:p>○</text:p>
          </table:table-cell>
          <table:table-cell/>
        </table:table-row>
        <table:table-row table:style-name="ro8">
          <table:table-cell office:value-type="date" office:date-value="2031-04-14" calcext:value-type="date">
            <text:p>14/04/2031</text:p>
          </table:table-cell>
          <table:table-cell office:value-type="string" calcext:value-type="string">
            <text:p>◑</text:p>
          </table:table-cell>
          <table:table-cell/>
        </table:table-row>
        <table:table-row table:style-name="ro8">
          <table:table-cell office:value-type="date" office:date-value="2031-04-21" calcext:value-type="date">
            <text:p>21/04/2031</text:p>
          </table:table-cell>
          <table:table-cell office:value-type="string" calcext:value-type="string">
            <text:p>●</text:p>
          </table:table-cell>
          <table:table-cell/>
        </table:table-row>
        <table:table-row table:style-name="ro8">
          <table:table-cell office:value-type="date" office:date-value="2031-04-29" calcext:value-type="date">
            <text:p>29/04/2031</text:p>
          </table:table-cell>
          <table:table-cell office:value-type="string" calcext:value-type="string">
            <text:p>◐</text:p>
          </table:table-cell>
          <table:table-cell/>
        </table:table-row>
        <table:table-row table:style-name="ro8">
          <table:table-cell office:value-type="date" office:date-value="2031-05-07" calcext:value-type="date">
            <text:p>07/05/2031</text:p>
          </table:table-cell>
          <table:table-cell office:value-type="string" calcext:value-type="string">
            <text:p>○</text:p>
          </table:table-cell>
          <table:table-cell/>
        </table:table-row>
        <table:table-row table:style-name="ro8">
          <table:table-cell office:value-type="date" office:date-value="2031-05-13" calcext:value-type="date">
            <text:p>13/05/2031</text:p>
          </table:table-cell>
          <table:table-cell office:value-type="string" calcext:value-type="string">
            <text:p>◑</text:p>
          </table:table-cell>
          <table:table-cell/>
        </table:table-row>
        <table:table-row table:style-name="ro8">
          <table:table-cell office:value-type="date" office:date-value="2031-05-21" calcext:value-type="date">
            <text:p>21/05/2031</text:p>
          </table:table-cell>
          <table:table-cell office:value-type="string" calcext:value-type="string">
            <text:p>●</text:p>
          </table:table-cell>
          <table:table-cell/>
        </table:table-row>
        <table:table-row table:style-name="ro8">
          <table:table-cell office:value-type="date" office:date-value="2031-05-29" calcext:value-type="date">
            <text:p>29/05/2031</text:p>
          </table:table-cell>
          <table:table-cell office:value-type="string" calcext:value-type="string">
            <text:p>◐</text:p>
          </table:table-cell>
          <table:table-cell/>
        </table:table-row>
        <table:table-row table:style-name="ro8">
          <table:table-cell office:value-type="date" office:date-value="2031-06-05" calcext:value-type="date">
            <text:p>05/06/2031</text:p>
          </table:table-cell>
          <table:table-cell office:value-type="string" calcext:value-type="string">
            <text:p>○</text:p>
          </table:table-cell>
          <table:table-cell/>
        </table:table-row>
        <table:table-row table:style-name="ro8">
          <table:table-cell office:value-type="date" office:date-value="2031-06-12" calcext:value-type="date">
            <text:p>12/06/2031</text:p>
          </table:table-cell>
          <table:table-cell office:value-type="string" calcext:value-type="string">
            <text:p>◑</text:p>
          </table:table-cell>
          <table:table-cell/>
        </table:table-row>
        <table:table-row table:style-name="ro8">
          <table:table-cell office:value-type="date" office:date-value="2031-06-19" calcext:value-type="date">
            <text:p>19/06/2031</text:p>
          </table:table-cell>
          <table:table-cell office:value-type="string" calcext:value-type="string">
            <text:p>●</text:p>
          </table:table-cell>
          <table:table-cell/>
        </table:table-row>
        <table:table-row table:style-name="ro8">
          <table:table-cell office:value-type="date" office:date-value="2031-06-28" calcext:value-type="date">
            <text:p>28/06/2031</text:p>
          </table:table-cell>
          <table:table-cell office:value-type="string" calcext:value-type="string">
            <text:p>◐</text:p>
          </table:table-cell>
          <table:table-cell/>
        </table:table-row>
        <table:table-row table:style-name="ro8">
          <table:table-cell office:value-type="date" office:date-value="2031-07-04" calcext:value-type="date">
            <text:p>04/07/2031</text:p>
          </table:table-cell>
          <table:table-cell office:value-type="string" calcext:value-type="string">
            <text:p>○</text:p>
          </table:table-cell>
          <table:table-cell/>
        </table:table-row>
        <table:table-row table:style-name="ro8">
          <table:table-cell office:value-type="date" office:date-value="2031-07-11" calcext:value-type="date">
            <text:p>11/07/2031</text:p>
          </table:table-cell>
          <table:table-cell office:value-type="string" calcext:value-type="string">
            <text:p>◑</text:p>
          </table:table-cell>
          <table:table-cell/>
        </table:table-row>
        <table:table-row table:style-name="ro8">
          <table:table-cell office:value-type="date" office:date-value="2031-07-19" calcext:value-type="date">
            <text:p>19/07/2031</text:p>
          </table:table-cell>
          <table:table-cell office:value-type="string" calcext:value-type="string">
            <text:p>●</text:p>
          </table:table-cell>
          <table:table-cell/>
        </table:table-row>
        <table:table-row table:style-name="ro8">
          <table:table-cell office:value-type="date" office:date-value="2031-07-27" calcext:value-type="date">
            <text:p>27/07/2031</text:p>
          </table:table-cell>
          <table:table-cell office:value-type="string" calcext:value-type="string">
            <text:p>◐</text:p>
          </table:table-cell>
          <table:table-cell/>
        </table:table-row>
        <table:table-row table:style-name="ro8">
          <table:table-cell office:value-type="date" office:date-value="2031-08-03" calcext:value-type="date">
            <text:p>03/08/2031</text:p>
          </table:table-cell>
          <table:table-cell office:value-type="string" calcext:value-type="string">
            <text:p>○</text:p>
          </table:table-cell>
          <table:table-cell/>
        </table:table-row>
        <table:table-row table:style-name="ro8">
          <table:table-cell office:value-type="date" office:date-value="2031-08-10" calcext:value-type="date">
            <text:p>10/08/2031</text:p>
          </table:table-cell>
          <table:table-cell office:value-type="string" calcext:value-type="string">
            <text:p>◑</text:p>
          </table:table-cell>
          <table:table-cell/>
        </table:table-row>
        <table:table-row table:style-name="ro8">
          <table:table-cell office:value-type="date" office:date-value="2031-08-18" calcext:value-type="date">
            <text:p>18/08/2031</text:p>
          </table:table-cell>
          <table:table-cell office:value-type="string" calcext:value-type="string">
            <text:p>●</text:p>
          </table:table-cell>
          <table:table-cell/>
        </table:table-row>
        <table:table-row table:style-name="ro8">
          <table:table-cell office:value-type="date" office:date-value="2031-08-25" calcext:value-type="date">
            <text:p>25/08/2031</text:p>
          </table:table-cell>
          <table:table-cell office:value-type="string" calcext:value-type="string">
            <text:p>◐</text:p>
          </table:table-cell>
          <table:table-cell/>
        </table:table-row>
        <table:table-row table:style-name="ro8">
          <table:table-cell office:value-type="date" office:date-value="2031-09-01" calcext:value-type="date">
            <text:p>01/09/2031</text:p>
          </table:table-cell>
          <table:table-cell office:value-type="string" calcext:value-type="string">
            <text:p>○</text:p>
          </table:table-cell>
          <table:table-cell/>
        </table:table-row>
        <table:table-row table:style-name="ro8">
          <table:table-cell office:value-type="date" office:date-value="2031-09-08" calcext:value-type="date">
            <text:p>08/09/2031</text:p>
          </table:table-cell>
          <table:table-cell office:value-type="string" calcext:value-type="string">
            <text:p>◑</text:p>
          </table:table-cell>
          <table:table-cell/>
        </table:table-row>
        <table:table-row table:style-name="ro8">
          <table:table-cell office:value-type="date" office:date-value="2031-09-16" calcext:value-type="date">
            <text:p>16/09/2031</text:p>
          </table:table-cell>
          <table:table-cell office:value-type="string" calcext:value-type="string">
            <text:p>●</text:p>
          </table:table-cell>
          <table:table-cell/>
        </table:table-row>
        <table:table-row table:style-name="ro8">
          <table:table-cell office:value-type="date" office:date-value="2031-09-24" calcext:value-type="date">
            <text:p>24/09/2031</text:p>
          </table:table-cell>
          <table:table-cell office:value-type="string" calcext:value-type="string">
            <text:p>◐</text:p>
          </table:table-cell>
          <table:table-cell/>
        </table:table-row>
        <table:table-row table:style-name="ro8">
          <table:table-cell office:value-type="date" office:date-value="2031-09-30" calcext:value-type="date">
            <text:p>30/09/2031</text:p>
          </table:table-cell>
          <table:table-cell office:value-type="string" calcext:value-type="string">
            <text:p>○</text:p>
          </table:table-cell>
          <table:table-cell/>
        </table:table-row>
        <table:table-row table:style-name="ro8">
          <table:table-cell office:value-type="date" office:date-value="2031-10-08" calcext:value-type="date">
            <text:p>08/10/2031</text:p>
          </table:table-cell>
          <table:table-cell office:value-type="string" calcext:value-type="string">
            <text:p>◑</text:p>
          </table:table-cell>
          <table:table-cell/>
        </table:table-row>
        <table:table-row table:style-name="ro8">
          <table:table-cell office:value-type="date" office:date-value="2031-10-16" calcext:value-type="date">
            <text:p>16/10/2031</text:p>
          </table:table-cell>
          <table:table-cell office:value-type="string" calcext:value-type="string">
            <text:p>●</text:p>
          </table:table-cell>
          <table:table-cell/>
        </table:table-row>
        <table:table-row table:style-name="ro8">
          <table:table-cell office:value-type="date" office:date-value="2031-10-23" calcext:value-type="date">
            <text:p>23/10/2031</text:p>
          </table:table-cell>
          <table:table-cell office:value-type="string" calcext:value-type="string">
            <text:p>◐</text:p>
          </table:table-cell>
          <table:table-cell/>
        </table:table-row>
        <table:table-row table:style-name="ro8">
          <table:table-cell office:value-type="date" office:date-value="2031-10-30" calcext:value-type="date">
            <text:p>30/10/2031</text:p>
          </table:table-cell>
          <table:table-cell office:value-type="string" calcext:value-type="string">
            <text:p>○</text:p>
          </table:table-cell>
          <table:table-cell/>
        </table:table-row>
        <table:table-row table:style-name="ro8">
          <table:table-cell office:value-type="date" office:date-value="2031-11-07" calcext:value-type="date">
            <text:p>07/11/2031</text:p>
          </table:table-cell>
          <table:table-cell office:value-type="string" calcext:value-type="string">
            <text:p>◑</text:p>
          </table:table-cell>
          <table:table-cell/>
        </table:table-row>
        <table:table-row table:style-name="ro8">
          <table:table-cell office:value-type="date" office:date-value="2031-11-14" calcext:value-type="date">
            <text:p>14/11/2031</text:p>
          </table:table-cell>
          <table:table-cell office:value-type="string" calcext:value-type="string">
            <text:p>●</text:p>
          </table:table-cell>
          <table:table-cell/>
        </table:table-row>
        <table:table-row table:style-name="ro8">
          <table:table-cell office:value-type="date" office:date-value="2031-11-21" calcext:value-type="date">
            <text:p>21/11/2031</text:p>
          </table:table-cell>
          <table:table-cell office:value-type="string" calcext:value-type="string">
            <text:p>◐</text:p>
          </table:table-cell>
          <table:table-cell/>
        </table:table-row>
        <table:table-row table:style-name="ro8">
          <table:table-cell office:value-type="date" office:date-value="2031-11-28" calcext:value-type="date">
            <text:p>28/11/2031</text:p>
          </table:table-cell>
          <table:table-cell office:value-type="string" calcext:value-type="string">
            <text:p>○</text:p>
          </table:table-cell>
          <table:table-cell/>
        </table:table-row>
        <table:table-row table:style-name="ro8">
          <table:table-cell office:value-type="date" office:date-value="2031-12-07" calcext:value-type="date">
            <text:p>07/12/2031</text:p>
          </table:table-cell>
          <table:table-cell office:value-type="string" calcext:value-type="string">
            <text:p>◑</text:p>
          </table:table-cell>
          <table:table-cell/>
        </table:table-row>
        <table:table-row table:style-name="ro8">
          <table:table-cell office:value-type="date" office:date-value="2031-12-14" calcext:value-type="date">
            <text:p>14/12/2031</text:p>
          </table:table-cell>
          <table:table-cell office:value-type="string" calcext:value-type="string">
            <text:p>●</text:p>
          </table:table-cell>
          <table:table-cell/>
        </table:table-row>
        <table:table-row table:style-name="ro8">
          <table:table-cell office:value-type="date" office:date-value="2031-12-21" calcext:value-type="date">
            <text:p>21/12/2031</text:p>
          </table:table-cell>
          <table:table-cell office:value-type="string" calcext:value-type="string">
            <text:p>◐</text:p>
          </table:table-cell>
          <table:table-cell/>
        </table:table-row>
        <table:table-row table:style-name="ro8">
          <table:table-cell office:value-type="date" office:date-value="2031-12-28" calcext:value-type="date">
            <text:p>28/12/2031</text:p>
          </table:table-cell>
          <table:table-cell office:value-type="string" calcext:value-type="string">
            <text:p>○</text:p>
          </table:table-cell>
          <table:table-cell/>
        </table:table-row>
        <table:table-row table:style-name="ro8" table:number-rows-repeated="1047585">
          <table:table-cell table:number-columns-repeated="3"/>
        </table:table-row>
        <table:table-row table:style-name="ro8">
          <table:table-cell table:number-columns-repeated="3"/>
        </table:table-row>
      </table:table>
      <table:table table:name="Historique" table:style-name="ta1" table:print="false">
        <office:forms form:automatic-focus="false" form:apply-design-mode="false"/>
        <table:table-column table:style-name="co14" table:default-cell-style-name="ce66"/>
        <table:table-column table:style-name="co15" table:default-cell-style-name="ce66"/>
        <table:table-column table:style-name="co17" table:default-cell-style-name="ce98"/>
        <table:table-column table:style-name="co3" table:number-columns-repeated="253" table:default-cell-style-name="Default"/>
        <table:table-row table:style-name="ro1">
          <table:table-cell table:style-name="ce64" office:value-type="string" calcext:value-type="string">
            <text:p>version</text:p>
          </table:table-cell>
          <table:table-cell table:style-name="ce67" office:value-type="string" calcext:value-type="string">
            <text:p>date</text:p>
          </table:table-cell>
          <table:table-cell table:style-name="ce97" office:value-type="string" calcext:value-type="string">
            <text:p>commentaire</text:p>
          </table:table-cell>
          <table:table-cell table:style-name="ce70" table:number-columns-repeated="253"/>
        </table:table-row>
        <table:table-row table:style-name="ro1">
          <table:table-cell table:style-name="ce65" office:value-type="string" calcext:value-type="string">
            <text:p>1.0</text:p>
          </table:table-cell>
          <table:table-cell table:style-name="ce68" office:value-type="date" office:date-value="2008-10-15" calcext:value-type="date">
            <text:p>15 oct. 2008</text:p>
          </table:table-cell>
          <table:table-cell office:value-type="string" calcext:value-type="string">
            <text:p>première version</text:p>
          </table:table-cell>
          <table:table-cell table:number-columns-repeated="253"/>
        </table:table-row>
        <table:table-row table:style-name="ro1">
          <table:table-cell table:style-name="ce65" office:value-type="string" calcext:value-type="string">
            <text:p>1.1</text:p>
          </table:table-cell>
          <table:table-cell table:style-name="ce68" office:value-type="date" office:date-value="2013-05-27" calcext:value-type="date">
            <text:p>27 mai 2013</text:p>
          </table:table-cell>
          <table:table-cell office:value-type="string" calcext:value-type="string">
            <text:p>ajout des phases de la lune</text:p>
          </table:table-cell>
          <table:table-cell table:number-columns-repeated="253"/>
        </table:table-row>
        <table:table-row table:style-name="ro1">
          <table:table-cell table:style-name="ce65" office:value-type="string" calcext:value-type="string">
            <text:p>1.2</text:p>
          </table:table-cell>
          <table:table-cell table:style-name="ce68" office:value-type="date" office:date-value="2014-01-27" calcext:value-type="date">
            <text:p>27 janv. 2014</text:p>
          </table:table-cell>
          <table:table-cell office:value-type="string" calcext:value-type="string">
            <text:p>ajout des pages pour imprimer une année complète</text:p>
          </table:table-cell>
          <table:table-cell table:number-columns-repeated="253"/>
        </table:table-row>
        <table:table-row table:style-name="ro1">
          <table:table-cell table:style-name="ce65" office:value-type="string" calcext:value-type="string">
            <text:p>2.0</text:p>
          </table:table-cell>
          <table:table-cell table:style-name="ce68" office:value-type="date" office:date-value="2014-09-19" calcext:value-type="date">
            <text:p>19 sept. 2014</text:p>
          </table:table-cell>
          <table:table-cell office:value-type="string" calcext:value-type="string">
            <text:p>possibilité de choisir la zone géographique pour les jours fériés</text:p>
          </table:table-cell>
          <table:table-cell table:number-columns-repeated="253"/>
        </table:table-row>
        <table:table-row table:style-name="ro26">
          <table:table-cell table:style-name="ce65" office:value-type="string" calcext:value-type="string">
            <text:p>2.1</text:p>
          </table:table-cell>
          <table:table-cell table:style-name="ce68" office:value-type="date" office:date-value="2016-05-24" calcext:value-type="date">
            <text:p>24 mai 2016</text:p>
          </table:table-cell>
          <table:table-cell table:style-name="ce69" office:value-type="string" calcext:value-type="string">
            <text:p>Correction d'un bug dans les jours fériés (concomitance du dimanche de Pentecôte et de la Fête des mères). Ajout de Saint-Pierre-et-Miquelon.</text:p>
          </table:table-cell>
          <table:table-cell table:number-columns-repeated="253"/>
        </table:table-row>
        <table:table-row table:style-name="ro1">
          <table:table-cell table:style-name="ce65"/>
          <table:table-cell table:style-name="ce68" office:value-type="date" office:date-value="2022-02-26" calcext:value-type="date">
            <text:p>26 févr. 2022</text:p>
          </table:table-cell>
          <table:table-cell office:value-type="string" calcext:value-type="string">
            <text:p>Suppression de la liste déroulante pré-remplie pour l’année</text:p>
          </table:table-cell>
          <table:table-cell table:number-columns-repeated="253"/>
        </table:table-row>
        <table:table-row table:style-name="ro1" table:number-rows-repeated="65529">
          <table:table-cell table:style-name="ce65"/>
          <table:table-cell table:style-name="ce68"/>
          <table:table-cell table:number-columns-repeated="254"/>
        </table:table-row>
        <table:table-row table:style-name="ro1" table:number-rows-repeated="983039">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2" svg:font-family="Arial" style:font-adornments="Normal"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date-style style:name="N109">
      <number:day/>
    </number:date-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date-style style:name="N111">
      <number:day number:style="long"/>
    </number:date-style>
    <number:date-style style:name="N112">
      <number:month number:style="long" number:textual="true"/>
      <number:text> </number:text>
      <number:year/>
    </number:date-style>
    <number:date-style style:name="N113">
      <number:month number:style="long" number:textual="true"/>
      <number:text> </number:text>
      <number:year number:style="long"/>
    </number:date-style>
    <number:date-style style:name="N114">
      <number:year number:style="long"/>
    </number:date-style>
    <number:date-style style:name="N116P0" style:volatile="true">
      <style:text-properties fo:color="#ff0000"/>
      <number:day/>
    </number:date-style>
    <number:date-style style:name="N116">
      <number:day/>
      <style:map style:condition="value()&gt;2" style:apply-style-name="N116P0"/>
    </number:date-style>
    <number:date-style style:name="N117P0" style:volatile="true">
      <style:text-properties fo:color="#ff0000"/>
      <number:day/>
    </number:date-style>
    <number:date-style style:name="N117">
      <number:day/>
      <style:map style:condition="value()&lt;2" style:apply-style-name="N117P0"/>
    </number:date-style>
    <number:date-style style:name="N118">
      <number:day-of-week number:style="long"/>
      <number:text>  </number:text>
      <number:day/>
    </number:date-style>
    <number:date-style style:name="N119">
      <number:day-of-week/>
      <number:text> </number:text>
      <number:day/>
    </number:date-style>
    <number:currency-style style:name="N121P0" style:volatile="true">
      <number:number number:decimal-places="2" loext:min-decimal-places="2" number:min-integer-digits="1" number:grouping="true"/>
      <number:text> </number:text>
      <number:currency-symbol number:language="br" number:country="FR">€</number:currency-symbol>
    </number:currency-style>
    <number:currency-style style:name="N121">
      <style:text-properties fo:color="#ff0000"/>
      <number:text>-</number:text>
      <number:number number:decimal-places="2" loext:min-decimal-places="2" number:min-integer-digits="1" number:grouping="true"/>
      <number:text> </number:text>
      <number:currency-symbol number:language="br" number:country="FR">€</number:currency-symbol>
      <style:map style:condition="value()&gt;=0" style:apply-style-name="N121P0"/>
    </number:currency-style>
    <number:currency-style style:name="N123P0" style:volatile="true">
      <number:currency-symbol number:language="en" number:country="GB">£</number:currency-symbol>
      <number:number number:decimal-places="0" loext:min-decimal-places="0" number:min-integer-digits="1" number:grouping="true"/>
    </number:currency-style>
    <number:currency-style style:name="N123">
      <number:text>-</number:text>
      <number:currency-symbol number:language="en" number:country="GB">£</number:currency-symbol>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loext:min-decimal-places="2" number:min-integer-digits="1" number:grouping="true"/>
    </number:currency-style>
    <number:currency-style style:name="N125">
      <number:text>-</number:text>
      <number:currency-symbol number:language="en" number:country="GB">£</number:currency-symbol>
      <number:number number:decimal-places="2" loext:min-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loext:min-decimal-places="0" number:min-integer-digits="1" number:grouping="true"/>
    </number:currency-style>
    <number:currency-style style:name="N126">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loext:min-decimal-places="0"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9P0"/>
    </number:currency-style>
    <number:currency-style style:name="N131P0" style:volatile="true">
      <number:number number:decimal-places="2" loext:min-decimal-places="2" number:min-integer-digits="1" number:grouping="true"/>
      <number:text> </number:text>
      <number:currency-symbol number:language="eo">€</number:currency-symbol>
    </number:currency-style>
    <number:currency-style style:name="N131">
      <style:text-properties fo:color="#ff0000"/>
      <number:text>-</number:text>
      <number:number number:decimal-places="2" loext:min-decimal-places="2" number:min-integer-digits="1" number:grouping="true"/>
      <number:text> </number:text>
      <number:currency-symbol number:language="eo">€</number:currency-symbol>
      <style:map style:condition="value()&gt;=0" style:apply-style-name="N131P0"/>
    </number:currency-style>
    <number:currency-style style:name="N133P0" style:volatile="true">
      <number:number number:decimal-places="0" loext:min-decimal-places="0" number:min-integer-digits="1" number:grouping="true"/>
      <number:text> </number:text>
      <number:currency-symbol number:language="fr" number:country="FR">F</number:currency-symbol>
    </number:currency-style>
    <number:currency-style style:name="N133">
      <number:text>-</number:text>
      <number:number number:decimal-places="0" loext:min-decimal-places="0" number:min-integer-digits="1" number:grouping="true"/>
      <number:text> </number:text>
      <number:currency-symbol number:language="fr" number:country="FR">F</number:currency-symbol>
      <style:map style:condition="value()&gt;=0" style:apply-style-name="N133P0"/>
    </number:currency-style>
    <number:currency-style style:name="N135P0" style:volatile="true">
      <number:number number:decimal-places="2" loext:min-decimal-places="2" number:min-integer-digits="1" number:grouping="true"/>
      <number:text> </number:text>
      <number:currency-symbol number:language="fr" number:country="FR">F</number:currency-symbol>
    </number:currency-style>
    <number:currency-style style:name="N135">
      <number:text>-</number:text>
      <number:number number:decimal-places="2" loext: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loext:min-decimal-places="0" number:min-integer-digits="1" number:grouping="true"/>
      <number:text> </number:text>
      <number:currency-symbol number:language="fr" number:country="FR">F</number:currency-symbol>
    </number:currency-style>
    <number:currency-style style:name="N136">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36P0"/>
    </number:currency-style>
    <number:currency-style style:name="N137P0" style:volatile="true">
      <number:number number:decimal-places="2" loext:min-decimal-places="2" number:min-integer-digits="1" number:grouping="true"/>
      <number:text> </number:text>
      <number:currency-symbol number:language="fr" number:country="FR">F</number:currency-symbol>
    </number:currency-style>
    <number:currency-style style:name="N137">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37P0"/>
    </number:currency-style>
    <number:currency-style style:name="N139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39">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39P0"/>
    </number:currency-style>
    <number:currency-style style:name="N141P0" style:volatile="true">
      <number:number number:decimal-places="2" loext:min-decimal-places="2" number:min-integer-digits="1" number:grouping="true"/>
      <number:text> </number:text>
      <number:currency-symbol number:language="fr" number:country="BE">€</number:currency-symbol>
    </number:currency-style>
    <number:currency-style style:name="N141">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41P0"/>
    </number:currency-style>
    <number:number-style style:name="N143P0" style:volatile="true">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 €</number:text>
      <style:map style:condition="value()&gt;=0" style:apply-style-name="N143P0"/>
    </number:number-style>
    <number:number-style style:name="N144P0" style:volatile="true">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 €</number:text>
      <style:map style:condition="value()&gt;=0" style:apply-style-name="N144P0"/>
    </number:number-style>
    <number:number-style style:name="N146P0" style:volatile="true">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 €</number:text>
      <style:map style:condition="value()&gt;=0" style:apply-style-name="N146P0"/>
    </number:number-style>
    <number:number-style style:name="N147P0" style:volatile="true">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 €</number:text>
      <style:map style:condition="value()&gt;=0" style:apply-style-name="N147P0"/>
    </number:number-style>
    <number:number-style style:name="N151P0" style:volatile="true">
      <number:text> </number:text>
      <number:number number:decimal-places="0" loext:min-decimal-places="0" number:min-integer-digits="1" number:grouping="true"/>
      <number:text>    </number:text>
    </number:number-style>
    <number:number-style style:name="N151P1" style:volatile="true">
      <number:text>-</number:text>
      <number:number number:decimal-places="0" loext:min-decimal-places="0" number:min-integer-digits="1" number:grouping="true"/>
      <number:text>    </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0" loext:min-decimal-places="0" number:min-integer-digits="1" number:grouping="true"/>
      <number:text> € </number:text>
    </number:number-style>
    <number:number-style style:name="N155P1" style:volatile="true">
      <number:text>-</number:text>
      <number:number number:decimal-places="0" loext:min-decimal-places="0" number:min-integer-digits="1" number:grouping="true"/>
      <number:text> € </number:text>
    </number:number-style>
    <number:number-style style:name="N155P2" style:volatile="true">
      <number:text> -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number:text>
      <number:number number:decimal-places="2" loext:min-decimal-places="2" number:min-integer-digits="1" number:grouping="true"/>
      <number:text>    </number:text>
    </number:number-style>
    <number:number-style style:name="N159P2" style:volatile="true">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loext:min-decimal-places="2" number:min-integer-digits="1" number:grouping="true"/>
      <number:text> € </number:text>
    </number:number-style>
    <number:number-style style:name="N163P1" style:volatile="true">
      <number:text>-</number:text>
      <number:number number:decimal-places="2" loext:min-decimal-places="2" number:min-integer-digits="1" number:grouping="true"/>
      <number:text> € </number:text>
    </number:number-style>
    <number:number-style style:name="N163P2" style:volatile="true">
      <number:text>-</number:text>
      <number:number number:decimal-places="0" loext:min-decimal-places="0" number:min-integer-digits="0"/>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loext:min-decimal-places="1" number:min-integer-digits="3"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oré1" style:family="table-cell" style:parent-style-name="Default">
      <style:table-cell-properties fo:background-color="#9999cc"/>
    </style:style>
    <style:style style:name="coloré2" style:family="table-cell" style:parent-style-name="Default">
      <style:table-cell-properties fo:background-color="#ccccff"/>
    </style:style>
    <style:style style:name="Férié_20_petit_20_calendrier" style:display-name="Férié petit calendrier" style:family="table-cell" style:parent-style-name="Default">
      <style:table-cell-properties fo:background-color="transparent"/>
      <style:text-properties fo:color="#800000" fo:font-weight="bold"/>
    </style:style>
    <draw:marker draw:name="Extrémité_20_de_20_ligne_20_1" draw:display-name="Extrémité de ligne 1" svg:viewBox="0 0 20 30" svg:d="M10 0l-10 30h20z"/>
  </office:styles>
  <office:automatic-styles>
    <style:page-layout style:name="Mpm1">
      <style:page-layout-properties fo:page-width="209.99mm" fo:page-height="296.99mm" style:num-format="1" style:print-orientation="portrait" fo:margin-top="4.99mm" fo:margin-bottom="4.99mm" fo:margin-left="4.99mm" fo:margin-right="4.99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 style:data-style-name="N2" text:time-value="14:27:48.4179728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genda semaine perpétuel</dc:title>
    <meta:creation-date>2015-01-30T22:04:28.178597942</meta:creation-date>
    <dc:language>fr-FR</dc:language>
    <meta:editing-cycles>5</meta:editing-cycles>
    <meta:editing-duration>PT13M17S</meta:editing-duration>
    <dc:description>Calendrier perpétuel avec jours fériés pour différents pays francophones. Présentation type Agenda avec 2 semaines par page A4. &lt;a href="http://trk.free.fr/calendrier/"&gt;voir le site&lt;/a&gt;</dc:description>
    <dc:subject>Calendrier perpétuel sous forme d'agenda semaine. Calcule les jours fériés et les changements d'heure pour différentes zones ou pays : France, Alsace Moselle, Réunion, Mayotte, Martinique, Guadeloupe, Guyane, Polynésie, Nouvelle-Calédonie, Belgique, Luxembourg, 26 cantons suisses, Québec. D'autres calendriers et des aperçus sont disponibles &lt;a href="http://trk.free.fr/calendrier/"&gt;sur le site&lt;/a&gt;.</dc:subject>
    <meta:keyword>calendrier</meta:keyword>
    <meta:keyword>perpétuel</meta:keyword>
    <meta:keyword>fériés</meta:keyword>
    <meta:keyword>semaine</meta:keyword>
    <meta:keyword>agenda</meta:keyword>
    <meta:keyword>France</meta:keyword>
    <meta:keyword>Alsace</meta:keyword>
    <meta:keyword>Moselle</meta:keyword>
    <meta:keyword>Réunion</meta:keyword>
    <meta:keyword>Mayotte</meta:keyword>
    <meta:keyword>Martinique</meta:keyword>
    <meta:keyword>Guadeloupe</meta:keyword>
    <meta:keyword>Guyane</meta:keyword>
    <meta:keyword>Polynésie</meta:keyword>
    <meta:keyword>Nouvelle-Calédonie</meta:keyword>
    <meta:keyword>Belgique</meta:keyword>
    <meta:keyword>Luxembourg</meta:keyword>
    <meta:keyword>Suisse</meta:keyword>
    <meta:keyword>Québec</meta:keyword>
    <meta:keyword>phases</meta:keyword>
    <meta:keyword>lune</meta:keyword>
    <meta:keyword>lunaires</meta:keyword>
    <dc:date>2022-02-26T14:35:16.811060978</dc:date>
    <meta:print-date>2022-02-26T14:33:47.130438577</meta:print-date>
    <meta:document-statistic meta:table-count="6" meta:cell-count="7545" meta:object-count="0"/>
    <meta:user-defined meta:name="Info 2"/>
    <meta:user-defined meta:name="Info 3"/>
    <meta:user-defined meta:name="Info 4"/>
    <meta:user-defined meta:name="License">http://www.openoffice.org/licenses/PDL.html</meta:user-defined>
  </office:meta>
</office:document-meta>
</file>